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4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120.61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100.2pt"/>
    </style:style>
    <style:style style:name="co6" style:family="table-column">
      <style:table-column-properties fo:break-before="auto" style:column-width="94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124">
      <style:text-properties fo:font-weight="bold" style:font-weight-asian="bold" style:font-weight-complex="bold"/>
    </style:style>
    <style:style style:name="ce5" style:family="table-cell" style:parent-style-name="Default" style:data-style-name="N124"/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eaned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UTC TIME SEC <text:s/></text:p>
          </table:table-cell>
          <table:table-cell table:style-name="ce1" office:value-type="string" calcext:value-type="string">
            <text:p>CH2 VOLT DC <text:s/></text:p>
          </table:table-cell>
          <table:table-cell table:style-name="ce2" office:value-type="string" calcext:value-type="string">
            <text:p>Converted UTC Time</text:p>
          </table:table-cell>
          <table:table-cell table:style-name="ce4" office:value-type="string" calcext:value-type="string">
            <text:p>Converted Local Time</text:p>
          </table:table-cell>
          <table:table-cell table:style-name="ce1" office:value-type="string" calcext:value-type="string">
            <text:p>Converted Amp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17.4" calcext:value-type="float">
            <text:p>217.4</text:p>
          </table:table-cell>
          <table:table-cell table:style-name="ce6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A</text:p>
          </table:table-cell>
          <table:table-cell table:style-name="ce1" table:number-columns-repeated="1014"/>
        </table:table-row>
        <table:table-row table:style-name="ro1">
          <table:table-cell office:value-type="float" office:value="1475537569.371" calcext:value-type="float">
            <text:p>1475537569.371</text:p>
          </table:table-cell>
          <table:table-cell office:value-type="float" office:value="1.537687" calcext:value-type="float">
            <text:p>1.537687</text:p>
          </table:table-cell>
          <table:table-cell table:formula="of:=([.A2] / 86400) + 25569" office:value-type="date" office:date-value="2016-10-03T23:32:49.371" calcext:value-type="date">
            <text:p>2016-10-03 23:32:49.371</text:p>
          </table:table-cell>
          <table:table-cell table:formula="of:=[.C2]-(4/24)" office:value-type="time" office:time-value="PT1023523H32M49.371000119S" calcext:value-type="time">
            <text:p>19:32:49.371</text:p>
          </table:table-cell>
          <table:table-cell table:formula="of:=[.B2]/[.G$1]" office:value-type="float" office:value="0.00707307727690892" calcext:value-type="float">
            <text:p>0.007073077276909</text:p>
          </table:table-cell>
          <table:table-cell table:formula="of:=[.E2]*1000" office:value-type="float" office:value="7.07307727690892" calcext:value-type="float">
            <text:p>7.07307727690892</text:p>
          </table:table-cell>
          <table:table-cell/>
          <table:table-cell office:value-type="string" calcext:value-type="string">
            <text:p>Max=</text:p>
          </table:table-cell>
          <table:table-cell table:formula="of:=MAX([.E$1:.E$1048576])" office:value-type="float" office:value="0.00940296688132475" calcext:value-type="float">
            <text:p>0.009402966881325</text:p>
          </table:table-cell>
          <table:table-cell table:formula="of:=MAX([.F$1:.F$1048576])" office:value-type="float" office:value="9.40296688132475" calcext:value-type="float">
            <text:p>9.40296688132475</text:p>
          </table:table-cell>
          <table:table-cell table:number-columns-repeated="1014"/>
        </table:table-row>
        <table:table-row table:style-name="ro1">
          <table:table-cell office:value-type="float" office:value="1475537570.67" calcext:value-type="float">
            <text:p>1475537570.67</text:p>
          </table:table-cell>
          <table:table-cell office:value-type="float" office:value="1.538127" calcext:value-type="float">
            <text:p>1.538127</text:p>
          </table:table-cell>
          <table:table-cell table:formula="of:=([.A3] / 86400) + 25569" office:value-type="date" office:date-value="2016-10-03T23:32:50.67" calcext:value-type="date">
            <text:p>2016-10-03 23:32:50.670</text:p>
          </table:table-cell>
          <table:table-cell table:formula="of:=[.C3]-(4/24)" office:value-type="time" office:time-value="PT1023523H32M50.669998974S" calcext:value-type="time">
            <text:p>19:32:50.670</text:p>
          </table:table-cell>
          <table:table-cell table:formula="of:=[.B3]/[.G$1]" office:value-type="float" office:value="0.00707510119595216" calcext:value-type="float">
            <text:p>0.007075101195952</text:p>
          </table:table-cell>
          <table:table-cell table:formula="of:=[.E3]*1000" office:value-type="float" office:value="7.07510119595216" calcext:value-type="float">
            <text:p>7.07510119595216</text:p>
          </table:table-cell>
          <table:table-cell/>
          <table:table-cell office:value-type="string" calcext:value-type="string">
            <text:p>Min=</text:p>
          </table:table-cell>
          <table:table-cell table:formula="of:=MIN([.E$1:.E$1048576])" office:value-type="float" office:value="0.00698670653173873" calcext:value-type="float">
            <text:p>0.006986706531739</text:p>
          </table:table-cell>
          <table:table-cell table:formula="of:=MIN([.F$1:.F$1048576])" office:value-type="float" office:value="6.98670653173873" calcext:value-type="float">
            <text:p>6.98670653173873</text:p>
          </table:table-cell>
          <table:table-cell table:number-columns-repeated="1014"/>
        </table:table-row>
        <table:table-row table:style-name="ro1">
          <table:table-cell office:value-type="float" office:value="1475537571.966" calcext:value-type="float">
            <text:p>1475537571.966</text:p>
          </table:table-cell>
          <table:table-cell office:value-type="float" office:value="1.54518" calcext:value-type="float">
            <text:p>1.54518</text:p>
          </table:table-cell>
          <table:table-cell table:formula="of:=([.A4] / 86400) + 25569" office:value-type="date" office:date-value="2016-10-03T23:32:51.966" calcext:value-type="date">
            <text:p>2016-10-03 23:32:51.966</text:p>
          </table:table-cell>
          <table:table-cell table:formula="of:=[.C4]-(4/24)" office:value-type="time" office:time-value="PT1023523H32M51.965999203S" calcext:value-type="time">
            <text:p>19:32:51.966</text:p>
          </table:table-cell>
          <table:table-cell table:formula="of:=[.B4]/[.G$1]" office:value-type="float" office:value="0.00710754369825207" calcext:value-type="float">
            <text:p>0.007107543698252</text:p>
          </table:table-cell>
          <table:table-cell table:formula="of:=[.E4]*1000" office:value-type="float" office:value="7.10754369825207" calcext:value-type="float">
            <text:p>7.10754369825207</text:p>
          </table:table-cell>
          <table:table-cell/>
          <table:table-cell office:value-type="string" calcext:value-type="string">
            <text:p>Average=</text:p>
          </table:table-cell>
          <table:table-cell table:formula="of:=AVERAGE([.E$1:.E$1048576])" office:value-type="float" office:value="0.00832671624316346" calcext:value-type="float">
            <text:p>0.008326716243163</text:p>
          </table:table-cell>
          <table:table-cell table:formula="of:=AVERAGE([.F$1:.F$1048576])" office:value-type="float" office:value="8.32671624316347" calcext:value-type="float">
            <text:p>8.32671624316347</text:p>
          </table:table-cell>
          <table:table-cell table:number-columns-repeated="1014"/>
        </table:table-row>
        <table:table-row table:style-name="ro1">
          <table:table-cell office:value-type="float" office:value="1475537573.503" calcext:value-type="float">
            <text:p>1475537573.503</text:p>
          </table:table-cell>
          <table:table-cell office:value-type="float" office:value="1.559413" calcext:value-type="float">
            <text:p>1.559413</text:p>
          </table:table-cell>
          <table:table-cell table:formula="of:=([.A5] / 86400) + 25569" office:value-type="date" office:date-value="2016-10-03T23:32:53.503" calcext:value-type="date">
            <text:p>2016-10-03 23:32:53.503</text:p>
          </table:table-cell>
          <table:table-cell table:formula="of:=[.C5]-(4/24)" office:value-type="time" office:time-value="PT1023523H32M53.503000103S" calcext:value-type="time">
            <text:p>19:32:53.503</text:p>
          </table:table-cell>
          <table:table-cell table:formula="of:=[.B5]/[.G$1]" office:value-type="float" office:value="0.00717301287948482" calcext:value-type="float">
            <text:p>0.007173012879485</text:p>
          </table:table-cell>
          <table:table-cell table:formula="of:=[.E5]*1000" office:value-type="float" office:value="7.17301287948482" calcext:value-type="float">
            <text:p>7.17301287948482</text:p>
          </table:table-cell>
          <table:table-cell/>
          <table:table-cell office:value-type="string" calcext:value-type="string">
            <text:p>RMS=</text:p>
          </table:table-cell>
          <table:table-cell table:formula="of:=SQRT(SUMSQ([.E$1:.E$1048576])/COUNT([.E$1:.E$1048576]))" office:value-type="float" office:value="0.00836724940659812" calcext:value-type="float">
            <text:p>0.008367249406598</text:p>
          </table:table-cell>
          <table:table-cell table:formula="of:=SQRT(SUMSQ([.F$1:.F$1048576])/COUNT([.F$1:.F$1048576]))" office:value-type="float" office:value="8.36724940659813" calcext:value-type="float">
            <text:p>8.36724940659813</text:p>
          </table:table-cell>
          <table:table-cell table:number-columns-repeated="1014"/>
        </table:table-row>
        <table:table-row table:style-name="ro1">
          <table:table-cell office:value-type="float" office:value="1475537574.801" calcext:value-type="float">
            <text:p>1475537574.801</text:p>
          </table:table-cell>
          <table:table-cell office:value-type="float" office:value="1.559249" calcext:value-type="float">
            <text:p>1.559249</text:p>
          </table:table-cell>
          <table:table-cell table:formula="of:=([.A6] / 86400) + 25569" office:value-type="date" office:date-value="2016-10-03T23:32:54.801" calcext:value-type="date">
            <text:p>2016-10-03 23:32:54.801</text:p>
          </table:table-cell>
          <table:table-cell table:formula="of:=[.C6]-(4/24)" office:value-type="time" office:time-value="PT1023523H32M54.800999416S" calcext:value-type="time">
            <text:p>19:32:54.801</text:p>
          </table:table-cell>
          <table:table-cell table:formula="of:=[.B6]/[.G$1]" office:value-type="float" office:value="0.00717225850965961" calcext:value-type="float">
            <text:p>0.00717225850966</text:p>
          </table:table-cell>
          <table:table-cell table:formula="of:=[.E6]*1000" office:value-type="float" office:value="7.17225850965961" calcext:value-type="float">
            <text:p>7.17225850965961</text:p>
          </table:table-cell>
          <table:table-cell table:number-columns-repeated="1018"/>
        </table:table-row>
        <table:table-row table:style-name="ro1">
          <table:table-cell office:value-type="float" office:value="1475537576.1" calcext:value-type="float">
            <text:p>1475537576.1</text:p>
          </table:table-cell>
          <table:table-cell office:value-type="float" office:value="1.558992" calcext:value-type="float">
            <text:p>1.558992</text:p>
          </table:table-cell>
          <table:table-cell table:formula="of:=([.A7] / 86400) + 25569" office:value-type="date" office:date-value="2016-10-03T23:32:56.1" calcext:value-type="date">
            <text:p>2016-10-03 23:32:56.100</text:p>
          </table:table-cell>
          <table:table-cell table:formula="of:=[.C7]-(4/24)" office:value-type="time" office:time-value="PT1023523H32M56.09999869S" calcext:value-type="time">
            <text:p>19:32:56.100</text:p>
          </table:table-cell>
          <table:table-cell table:formula="of:=[.B7]/[.G$1]" office:value-type="float" office:value="0.00717107635694572" calcext:value-type="float">
            <text:p>0.007171076356946</text:p>
          </table:table-cell>
          <table:table-cell table:formula="of:=[.E7]*1000" office:value-type="float" office:value="7.17107635694572" calcext:value-type="float">
            <text:p>7.17107635694572</text:p>
          </table:table-cell>
          <table:table-cell/>
          <table:table-cell office:value-type="string" calcext:value-type="string">
            <text:p>Elapsed Time=</text:p>
          </table:table-cell>
          <table:table-cell table:style-name="ce8" table:formula="of:=[.D729]-[.D2]" office:value-type="time" office:time-value="PT00H16M15.593999843S" calcext:value-type="time">
            <text:p>16:15.594</text:p>
          </table:table-cell>
          <table:table-cell table:number-columns-repeated="1015"/>
        </table:table-row>
        <table:table-row table:style-name="ro1">
          <table:table-cell office:value-type="float" office:value="1475537577.465" calcext:value-type="float">
            <text:p>1475537577.465</text:p>
          </table:table-cell>
          <table:table-cell office:value-type="float" office:value="1.7241" calcext:value-type="float">
            <text:p>1.7241</text:p>
          </table:table-cell>
          <table:table-cell table:formula="of:=([.A8] / 86400) + 25569" office:value-type="date" office:date-value="2016-10-03T23:32:57.465" calcext:value-type="date">
            <text:p>2016-10-03 23:32:57.465</text:p>
          </table:table-cell>
          <table:table-cell table:formula="of:=[.C8]-(4/24)" office:value-type="time" office:time-value="PT1023523H32M57.465000004S" calcext:value-type="time">
            <text:p>19:32:57.465</text:p>
          </table:table-cell>
          <table:table-cell table:formula="of:=[.B8]/[.G$1]" office:value-type="float" office:value="0.00793054277828887" calcext:value-type="float">
            <text:p>0.007930542778289</text:p>
          </table:table-cell>
          <table:table-cell table:formula="of:=[.E8]*1000" office:value-type="float" office:value="7.93054277828887" calcext:value-type="float">
            <text:p>7.93054277828887</text:p>
          </table:table-cell>
          <table:table-cell table:number-columns-repeated="1018"/>
        </table:table-row>
        <table:table-row table:style-name="ro1">
          <table:table-cell office:value-type="float" office:value="1475537578.793" calcext:value-type="float">
            <text:p>1475537578.793</text:p>
          </table:table-cell>
          <table:table-cell office:value-type="float" office:value="1.924527" calcext:value-type="float">
            <text:p>1.924527</text:p>
          </table:table-cell>
          <table:table-cell table:formula="of:=([.A9] / 86400) + 25569" office:value-type="date" office:date-value="2016-10-03T23:32:58.793" calcext:value-type="date">
            <text:p>2016-10-03 23:32:58.793</text:p>
          </table:table-cell>
          <table:table-cell table:formula="of:=[.C9]-(4/24)" office:value-type="time" office:time-value="PT1023523H32M58.792998567S" calcext:value-type="time">
            <text:p>19:32:58.793</text:p>
          </table:table-cell>
          <table:table-cell table:formula="of:=[.B9]/[.G$1]" office:value-type="float" office:value="0.00885247010119595" calcext:value-type="float">
            <text:p>0.008852470101196</text:p>
          </table:table-cell>
          <table:table-cell table:formula="of:=[.E9]*1000" office:value-type="float" office:value="8.85247010119595" calcext:value-type="float">
            <text:p>8.85247010119595</text:p>
          </table:table-cell>
          <table:table-cell table:number-columns-repeated="1018"/>
        </table:table-row>
        <table:table-row table:style-name="ro1">
          <table:table-cell office:value-type="float" office:value="1475537580.092" calcext:value-type="float">
            <text:p>1475537580.092</text:p>
          </table:table-cell>
          <table:table-cell office:value-type="float" office:value="1.995348" calcext:value-type="float">
            <text:p>1.995348</text:p>
          </table:table-cell>
          <table:table-cell table:formula="of:=([.A10] / 86400) + 25569" office:value-type="date" office:date-value="2016-10-03T23:33:00.092" calcext:value-type="date">
            <text:p>2016-10-03 23:33:00.092</text:p>
          </table:table-cell>
          <table:table-cell table:formula="of:=[.C10]-(4/24)" office:value-type="time" office:time-value="PT1023523H33M00.092000775S" calcext:value-type="time">
            <text:p>19:33:00.092</text:p>
          </table:table-cell>
          <table:table-cell table:formula="of:=[.B10]/[.G$1]" office:value-type="float" office:value="0.00917823367065317" calcext:value-type="float">
            <text:p>0.009178233670653</text:p>
          </table:table-cell>
          <table:table-cell table:formula="of:=[.E10]*1000" office:value-type="float" office:value="9.17823367065317" calcext:value-type="float">
            <text:p>9.17823367065317</text:p>
          </table:table-cell>
          <table:table-cell table:number-columns-repeated="1018"/>
        </table:table-row>
        <table:table-row table:style-name="ro1">
          <table:table-cell office:value-type="float" office:value="1475537581.395" calcext:value-type="float">
            <text:p>1475537581.395</text:p>
          </table:table-cell>
          <table:table-cell office:value-type="float" office:value="1.994396" calcext:value-type="float">
            <text:p>1.994396</text:p>
          </table:table-cell>
          <table:table-cell table:formula="of:=([.A11] / 86400) + 25569" office:value-type="date" office:date-value="2016-10-03T23:33:01.395001" calcext:value-type="date">
            <text:p>2016-10-03 23:33:01.395</text:p>
          </table:table-cell>
          <table:table-cell table:formula="of:=[.C11]-(4/24)" office:value-type="time" office:time-value="PT1023523H33M01.395000312S" calcext:value-type="time">
            <text:p>19:33:01.395</text:p>
          </table:table-cell>
          <table:table-cell table:formula="of:=[.B11]/[.G$1]" office:value-type="float" office:value="0.00917385464581417" calcext:value-type="float">
            <text:p>0.009173854645814</text:p>
          </table:table-cell>
          <table:table-cell table:formula="of:=[.E11]*1000" office:value-type="float" office:value="9.17385464581417" calcext:value-type="float">
            <text:p>9.17385464581417</text:p>
          </table:table-cell>
          <table:table-cell table:number-columns-repeated="1018"/>
        </table:table-row>
        <table:table-row table:style-name="ro1">
          <table:table-cell office:value-type="float" office:value="1475537582.95" calcext:value-type="float">
            <text:p>1475537582.95</text:p>
          </table:table-cell>
          <table:table-cell office:value-type="float" office:value="1.941362" calcext:value-type="float">
            <text:p>1.941362</text:p>
          </table:table-cell>
          <table:table-cell table:formula="of:=([.A12] / 86400) + 25569" office:value-type="date" office:date-value="2016-10-03T23:33:02.95" calcext:value-type="date">
            <text:p>2016-10-03 23:33:02.950</text:p>
          </table:table-cell>
          <table:table-cell table:formula="of:=[.C12]-(4/24)" office:value-type="time" office:time-value="PT1023523H33M02.949999673S" calcext:value-type="time">
            <text:p>19:33:02.950</text:p>
          </table:table-cell>
          <table:table-cell table:formula="of:=[.B12]/[.G$1]" office:value-type="float" office:value="0.00892990800367985" calcext:value-type="float">
            <text:p>0.00892990800368</text:p>
          </table:table-cell>
          <table:table-cell table:formula="of:=[.E12]*1000" office:value-type="float" office:value="8.92990800367985" calcext:value-type="float">
            <text:p>8.92990800367985</text:p>
          </table:table-cell>
          <table:table-cell table:number-columns-repeated="1018"/>
        </table:table-row>
        <table:table-row table:style-name="ro1">
          <table:table-cell office:value-type="float" office:value="1475537584.248" calcext:value-type="float">
            <text:p>1475537584.248</text:p>
          </table:table-cell>
          <table:table-cell office:value-type="float" office:value="1.840297" calcext:value-type="float">
            <text:p>1.840297</text:p>
          </table:table-cell>
          <table:table-cell table:formula="of:=([.A13] / 86400) + 25569" office:value-type="date" office:date-value="2016-10-03T23:33:04.248003" calcext:value-type="date">
            <text:p>2016-10-03 23:33:04.248</text:p>
          </table:table-cell>
          <table:table-cell table:formula="of:=[.C13]-(4/24)" office:value-type="time" office:time-value="PT1023523H33M04.248001082S" calcext:value-type="time">
            <text:p>19:33:04.248</text:p>
          </table:table-cell>
          <table:table-cell table:formula="of:=[.B13]/[.G$1]" office:value-type="float" office:value="0.00846502759889604" calcext:value-type="float">
            <text:p>0.008465027598896</text:p>
          </table:table-cell>
          <table:table-cell table:formula="of:=[.E13]*1000" office:value-type="float" office:value="8.46502759889604" calcext:value-type="float">
            <text:p>8.46502759889604</text:p>
          </table:table-cell>
          <table:table-cell table:number-columns-repeated="1018"/>
        </table:table-row>
        <table:table-row table:style-name="ro1">
          <table:table-cell office:value-type="float" office:value="1475537585.546" calcext:value-type="float">
            <text:p>1475537585.546</text:p>
          </table:table-cell>
          <table:table-cell office:value-type="float" office:value="1.771583" calcext:value-type="float">
            <text:p>1.771583</text:p>
          </table:table-cell>
          <table:table-cell table:formula="of:=([.A14] / 86400) + 25569" office:value-type="date" office:date-value="2016-10-03T23:33:05.546" calcext:value-type="date">
            <text:p>2016-10-03 23:33:05.546</text:p>
          </table:table-cell>
          <table:table-cell table:formula="of:=[.C14]-(4/24)" office:value-type="time" office:time-value="PT1023523H33M05.545999976S" calcext:value-type="time">
            <text:p>19:33:05.546</text:p>
          </table:table-cell>
          <table:table-cell table:formula="of:=[.B14]/[.G$1]" office:value-type="float" office:value="0.00814895584176633" calcext:value-type="float">
            <text:p>0.008148955841766</text:p>
          </table:table-cell>
          <table:table-cell table:formula="of:=[.E14]*1000" office:value-type="float" office:value="8.14895584176633" calcext:value-type="float">
            <text:p>8.14895584176633</text:p>
          </table:table-cell>
          <table:table-cell table:number-columns-repeated="1018"/>
        </table:table-row>
        <table:table-row table:style-name="ro1">
          <table:table-cell office:value-type="float" office:value="1475537586.908" calcext:value-type="float">
            <text:p>1475537586.908</text:p>
          </table:table-cell>
          <table:table-cell office:value-type="float" office:value="1.771693" calcext:value-type="float">
            <text:p>1.771693</text:p>
          </table:table-cell>
          <table:table-cell table:formula="of:=([.A15] / 86400) + 25569" office:value-type="date" office:date-value="2016-10-03T23:33:06.908001" calcext:value-type="date">
            <text:p>2016-10-03 23:33:06.908</text:p>
          </table:table-cell>
          <table:table-cell table:formula="of:=[.C15]-(4/24)" office:value-type="time" office:time-value="PT1023523H33M06.908000149S" calcext:value-type="time">
            <text:p>19:33:06.908</text:p>
          </table:table-cell>
          <table:table-cell table:formula="of:=[.B15]/[.G$1]" office:value-type="float" office:value="0.00814946182152714" calcext:value-type="float">
            <text:p>0.008149461821527</text:p>
          </table:table-cell>
          <table:table-cell table:formula="of:=[.E15]*1000" office:value-type="float" office:value="8.14946182152714" calcext:value-type="float">
            <text:p>8.14946182152714</text:p>
          </table:table-cell>
          <table:table-cell table:number-columns-repeated="1018"/>
        </table:table-row>
        <table:table-row table:style-name="ro1">
          <table:table-cell office:value-type="float" office:value="1475537588.236" calcext:value-type="float">
            <text:p>1475537588.236</text:p>
          </table:table-cell>
          <table:table-cell office:value-type="float" office:value="1.786916" calcext:value-type="float">
            <text:p>1.786916</text:p>
          </table:table-cell>
          <table:table-cell table:formula="of:=([.A16] / 86400) + 25569" office:value-type="date" office:date-value="2016-10-03T23:33:08.236" calcext:value-type="date">
            <text:p>2016-10-03 23:33:08.236</text:p>
          </table:table-cell>
          <table:table-cell table:formula="of:=[.C16]-(4/24)" office:value-type="time" office:time-value="PT1023523H33M08.236000389S" calcext:value-type="time">
            <text:p>19:33:08.236</text:p>
          </table:table-cell>
          <table:table-cell table:formula="of:=[.B16]/[.G$1]" office:value-type="float" office:value="0.00821948482060717" calcext:value-type="float">
            <text:p>0.008219484820607</text:p>
          </table:table-cell>
          <table:table-cell table:formula="of:=[.E16]*1000" office:value-type="float" office:value="8.21948482060717" calcext:value-type="float">
            <text:p>8.21948482060717</text:p>
          </table:table-cell>
          <table:table-cell table:number-columns-repeated="1018"/>
        </table:table-row>
        <table:table-row table:style-name="ro1">
          <table:table-cell office:value-type="float" office:value="1475537589.533" calcext:value-type="float">
            <text:p>1475537589.533</text:p>
          </table:table-cell>
          <table:table-cell office:value-type="float" office:value="1.866493" calcext:value-type="float">
            <text:p>1.866493</text:p>
          </table:table-cell>
          <table:table-cell table:formula="of:=([.A17] / 86400) + 25569" office:value-type="date" office:date-value="2016-10-03T23:33:09.533" calcext:value-type="date">
            <text:p>2016-10-03 23:33:09.533</text:p>
          </table:table-cell>
          <table:table-cell table:formula="of:=[.C17]-(4/24)" office:value-type="time" office:time-value="PT1023523H33M09.533000579S" calcext:value-type="time">
            <text:p>19:33:09.533</text:p>
          </table:table-cell>
          <table:table-cell table:formula="of:=[.B17]/[.G$1]" office:value-type="float" office:value="0.00858552437902484" calcext:value-type="float">
            <text:p>0.008585524379025</text:p>
          </table:table-cell>
          <table:table-cell table:formula="of:=[.E17]*1000" office:value-type="float" office:value="8.58552437902484" calcext:value-type="float">
            <text:p>8.58552437902484</text:p>
          </table:table-cell>
          <table:table-cell table:number-columns-repeated="1018"/>
        </table:table-row>
        <table:table-row table:style-name="ro1">
          <table:table-cell office:value-type="float" office:value="1475537590.831" calcext:value-type="float">
            <text:p>1475537590.831</text:p>
          </table:table-cell>
          <table:table-cell office:value-type="float" office:value="1.943927" calcext:value-type="float">
            <text:p>1.943927</text:p>
          </table:table-cell>
          <table:table-cell table:formula="of:=([.A18] / 86400) + 25569" office:value-type="date" office:date-value="2016-10-03T23:33:10.831" calcext:value-type="date">
            <text:p>2016-10-03 23:33:10.831</text:p>
          </table:table-cell>
          <table:table-cell table:formula="of:=[.C18]-(4/24)" office:value-type="time" office:time-value="PT1023523H33M10.830999473S" calcext:value-type="time">
            <text:p>19:33:10.831</text:p>
          </table:table-cell>
          <table:table-cell table:formula="of:=[.B18]/[.G$1]" office:value-type="float" office:value="0.00894170653173873" calcext:value-type="float">
            <text:p>0.008941706531739</text:p>
          </table:table-cell>
          <table:table-cell table:formula="of:=[.E18]*1000" office:value-type="float" office:value="8.94170653173873" calcext:value-type="float">
            <text:p>8.94170653173873</text:p>
          </table:table-cell>
          <table:table-cell table:number-columns-repeated="1018"/>
        </table:table-row>
        <table:table-row table:style-name="ro1">
          <table:table-cell office:value-type="float" office:value="1475537592.131" calcext:value-type="float">
            <text:p>1475537592.131</text:p>
          </table:table-cell>
          <table:table-cell office:value-type="float" office:value="1.948177" calcext:value-type="float">
            <text:p>1.948177</text:p>
          </table:table-cell>
          <table:table-cell table:formula="of:=([.A19] / 86400) + 25569" office:value-type="date" office:date-value="2016-10-03T23:33:12.131" calcext:value-type="date">
            <text:p>2016-10-03 23:33:12.131</text:p>
          </table:table-cell>
          <table:table-cell table:formula="of:=[.C19]-(4/24)" office:value-type="time" office:time-value="PT1023523H33M12.131000385S" calcext:value-type="time">
            <text:p>19:33:12.131</text:p>
          </table:table-cell>
          <table:table-cell table:formula="of:=[.B19]/[.G$1]" office:value-type="float" office:value="0.00896125574977001" calcext:value-type="float">
            <text:p>0.00896125574977</text:p>
          </table:table-cell>
          <table:table-cell table:formula="of:=[.E19]*1000" office:value-type="float" office:value="8.96125574977001" calcext:value-type="float">
            <text:p>8.96125574977001</text:p>
          </table:table-cell>
          <table:table-cell table:number-columns-repeated="1018"/>
        </table:table-row>
        <table:table-row table:style-name="ro1">
          <table:table-cell office:value-type="float" office:value="1475537593.686" calcext:value-type="float">
            <text:p>1475537593.686</text:p>
          </table:table-cell>
          <table:table-cell office:value-type="float" office:value="1.947939" calcext:value-type="float">
            <text:p>1.947939</text:p>
          </table:table-cell>
          <table:table-cell table:formula="of:=([.A20] / 86400) + 25569" office:value-type="date" office:date-value="2016-10-03T23:33:13.686" calcext:value-type="date">
            <text:p>2016-10-03 23:33:13.686</text:p>
          </table:table-cell>
          <table:table-cell table:formula="of:=[.C20]-(4/24)" office:value-type="time" office:time-value="PT1023523H33M13.686000165S" calcext:value-type="time">
            <text:p>19:33:13.686</text:p>
          </table:table-cell>
          <table:table-cell table:formula="of:=[.B20]/[.G$1]" office:value-type="float" office:value="0.00896016099356026" calcext:value-type="float">
            <text:p>0.00896016099356</text:p>
          </table:table-cell>
          <table:table-cell table:formula="of:=[.E20]*1000" office:value-type="float" office:value="8.96016099356026" calcext:value-type="float">
            <text:p>8.96016099356026</text:p>
          </table:table-cell>
          <table:table-cell table:number-columns-repeated="1018"/>
        </table:table-row>
        <table:table-row table:style-name="ro1">
          <table:table-cell office:value-type="float" office:value="1475537594.984" calcext:value-type="float">
            <text:p>1475537594.984</text:p>
          </table:table-cell>
          <table:table-cell office:value-type="float" office:value="1.981059" calcext:value-type="float">
            <text:p>1.981059</text:p>
          </table:table-cell>
          <table:table-cell table:formula="of:=([.A21] / 86400) + 25569" office:value-type="date" office:date-value="2016-10-03T23:33:14.984002" calcext:value-type="date">
            <text:p>2016-10-03 23:33:14.984</text:p>
          </table:table-cell>
          <table:table-cell table:formula="of:=[.C21]-(4/24)" office:value-type="time" office:time-value="PT1023523H33M14.983999897S" calcext:value-type="time">
            <text:p>19:33:14.984</text:p>
          </table:table-cell>
          <table:table-cell table:formula="of:=[.B21]/[.G$1]" office:value-type="float" office:value="0.00911250689972401" calcext:value-type="float">
            <text:p>0.009112506899724</text:p>
          </table:table-cell>
          <table:table-cell table:formula="of:=[.E21]*1000" office:value-type="float" office:value="9.11250689972401" calcext:value-type="float">
            <text:p>9.11250689972401</text:p>
          </table:table-cell>
          <table:table-cell table:number-columns-repeated="1018"/>
        </table:table-row>
        <table:table-row table:style-name="ro1">
          <table:table-cell office:value-type="float" office:value="1475537596.281" calcext:value-type="float">
            <text:p>1475537596.281</text:p>
          </table:table-cell>
          <table:table-cell office:value-type="float" office:value="2.017532" calcext:value-type="float">
            <text:p>2.017532</text:p>
          </table:table-cell>
          <table:table-cell table:formula="of:=([.A22] / 86400) + 25569" office:value-type="date" office:date-value="2016-10-03T23:33:16.281001" calcext:value-type="date">
            <text:p>2016-10-03 23:33:16.281</text:p>
          </table:table-cell>
          <table:table-cell table:formula="of:=[.C22]-(4/24)" office:value-type="time" office:time-value="PT1023523H33M16.281000087S" calcext:value-type="time">
            <text:p>19:33:16.281</text:p>
          </table:table-cell>
          <table:table-cell table:formula="of:=[.B22]/[.G$1]" office:value-type="float" office:value="0.00928027598896044" calcext:value-type="float">
            <text:p>0.00928027598896</text:p>
          </table:table-cell>
          <table:table-cell table:formula="of:=[.E22]*1000" office:value-type="float" office:value="9.28027598896044" calcext:value-type="float">
            <text:p>9.28027598896044</text:p>
          </table:table-cell>
          <table:table-cell table:number-columns-repeated="1018"/>
        </table:table-row>
        <table:table-row table:style-name="ro1">
          <table:table-cell office:value-type="float" office:value="1475537597.648" calcext:value-type="float">
            <text:p>1475537597.648</text:p>
          </table:table-cell>
          <table:table-cell office:value-type="float" office:value="2.030172" calcext:value-type="float">
            <text:p>2.030172</text:p>
          </table:table-cell>
          <table:table-cell table:formula="of:=([.A23] / 86400) + 25569" office:value-type="date" office:date-value="2016-10-03T23:33:17.648" calcext:value-type="date">
            <text:p>2016-10-03 23:33:17.648</text:p>
          </table:table-cell>
          <table:table-cell table:formula="of:=[.C23]-(4/24)" office:value-type="time" office:time-value="PT1023523H33M17.648000065S" calcext:value-type="time">
            <text:p>19:33:17.648</text:p>
          </table:table-cell>
          <table:table-cell table:formula="of:=[.B23]/[.G$1]" office:value-type="float" office:value="0.00933841766329347" calcext:value-type="float">
            <text:p>0.009338417663293</text:p>
          </table:table-cell>
          <table:table-cell table:formula="of:=[.E23]*1000" office:value-type="float" office:value="9.33841766329347" calcext:value-type="float">
            <text:p>9.33841766329347</text:p>
          </table:table-cell>
          <table:table-cell table:number-columns-repeated="1018"/>
        </table:table-row>
        <table:table-row table:style-name="ro1">
          <table:table-cell office:value-type="float" office:value="1475537598.976" calcext:value-type="float">
            <text:p>1475537598.976</text:p>
          </table:table-cell>
          <table:table-cell office:value-type="float" office:value="2.030044" calcext:value-type="float">
            <text:p>2.030044</text:p>
          </table:table-cell>
          <table:table-cell table:formula="of:=([.A24] / 86400) + 25569" office:value-type="date" office:date-value="2016-10-03T23:33:18.976" calcext:value-type="date">
            <text:p>2016-10-03 23:33:18.976</text:p>
          </table:table-cell>
          <table:table-cell table:formula="of:=[.C24]-(4/24)" office:value-type="time" office:time-value="PT1023523H33M18.976000305S" calcext:value-type="time">
            <text:p>19:33:18.976</text:p>
          </table:table-cell>
          <table:table-cell table:formula="of:=[.B24]/[.G$1]" office:value-type="float" office:value="0.00933782888684453" calcext:value-type="float">
            <text:p>0.009337828886845</text:p>
          </table:table-cell>
          <table:table-cell table:formula="of:=[.E24]*1000" office:value-type="float" office:value="9.33782888684453" calcext:value-type="float">
            <text:p>9.33782888684453</text:p>
          </table:table-cell>
          <table:table-cell table:number-columns-repeated="1018"/>
        </table:table-row>
        <table:table-row table:style-name="ro1">
          <table:table-cell office:value-type="float" office:value="1475537600.273" calcext:value-type="float">
            <text:p>1475537600.273</text:p>
          </table:table-cell>
          <table:table-cell office:value-type="float" office:value="1.99053" calcext:value-type="float">
            <text:p>1.99053</text:p>
          </table:table-cell>
          <table:table-cell table:formula="of:=([.A25] / 86400) + 25569" office:value-type="date" office:date-value="2016-10-03T23:33:20.273004" calcext:value-type="date">
            <text:p>2016-10-03 23:33:20.273</text:p>
          </table:table-cell>
          <table:table-cell table:formula="of:=[.C25]-(4/24)" office:value-type="time" office:time-value="PT1023523H33M20.273000076S" calcext:value-type="time">
            <text:p>19:33:20.273</text:p>
          </table:table-cell>
          <table:table-cell table:formula="of:=[.B25]/[.G$1]" office:value-type="float" office:value="0.00915607175712971" calcext:value-type="float">
            <text:p>0.00915607175713</text:p>
          </table:table-cell>
          <table:table-cell table:formula="of:=[.E25]*1000" office:value-type="float" office:value="9.15607175712971" calcext:value-type="float">
            <text:p>9.15607175712971</text:p>
          </table:table-cell>
          <table:table-cell table:number-columns-repeated="1018"/>
        </table:table-row>
        <table:table-row table:style-name="ro1">
          <table:table-cell office:value-type="float" office:value="1475537601.57" calcext:value-type="float">
            <text:p>1475537601.57</text:p>
          </table:table-cell>
          <table:table-cell office:value-type="float" office:value="1.904889" calcext:value-type="float">
            <text:p>1.904889</text:p>
          </table:table-cell>
          <table:table-cell table:formula="of:=([.A26] / 86400) + 25569" office:value-type="date" office:date-value="2016-10-03T23:33:21.57" calcext:value-type="date">
            <text:p>2016-10-03 23:33:21.570</text:p>
          </table:table-cell>
          <table:table-cell table:formula="of:=[.C26]-(4/24)" office:value-type="time" office:time-value="PT1023523H33M21.570000267S" calcext:value-type="time">
            <text:p>19:33:21.570</text:p>
          </table:table-cell>
          <table:table-cell table:formula="of:=[.B26]/[.G$1]" office:value-type="float" office:value="0.00876213891444342" calcext:value-type="float">
            <text:p>0.008762138914443</text:p>
          </table:table-cell>
          <table:table-cell table:formula="of:=[.E26]*1000" office:value-type="float" office:value="8.76213891444342" calcext:value-type="float">
            <text:p>8.76213891444342</text:p>
          </table:table-cell>
          <table:table-cell table:number-columns-repeated="1018"/>
        </table:table-row>
        <table:table-row table:style-name="ro1">
          <table:table-cell office:value-type="float" office:value="1475537603.133" calcext:value-type="float">
            <text:p>1475537603.133</text:p>
          </table:table-cell>
          <table:table-cell office:value-type="float" office:value="1.836615" calcext:value-type="float">
            <text:p>1.836615</text:p>
          </table:table-cell>
          <table:table-cell table:formula="of:=([.A27] / 86400) + 25569" office:value-type="date" office:date-value="2016-10-03T23:33:23.133" calcext:value-type="date">
            <text:p>2016-10-03 23:33:23.133</text:p>
          </table:table-cell>
          <table:table-cell table:formula="of:=[.C27]-(4/24)" office:value-type="time" office:time-value="PT1023523H33M23.132999316S" calcext:value-type="time">
            <text:p>19:33:23.133</text:p>
          </table:table-cell>
          <table:table-cell table:formula="of:=[.B27]/[.G$1]" office:value-type="float" office:value="0.00844809107635695" calcext:value-type="float">
            <text:p>0.008448091076357</text:p>
          </table:table-cell>
          <table:table-cell table:formula="of:=[.E27]*1000" office:value-type="float" office:value="8.44809107635695" calcext:value-type="float">
            <text:p>8.44809107635695</text:p>
          </table:table-cell>
          <table:table-cell table:number-columns-repeated="1018"/>
        </table:table-row>
        <table:table-row table:style-name="ro1">
          <table:table-cell office:value-type="float" office:value="1475537604.431" calcext:value-type="float">
            <text:p>1475537604.431</text:p>
          </table:table-cell>
          <table:table-cell office:value-type="float" office:value="1.836761" calcext:value-type="float">
            <text:p>1.836761</text:p>
          </table:table-cell>
          <table:table-cell table:formula="of:=([.A28] / 86400) + 25569" office:value-type="date" office:date-value="2016-10-03T23:33:24.431" calcext:value-type="date">
            <text:p>2016-10-03 23:33:24.431</text:p>
          </table:table-cell>
          <table:table-cell table:formula="of:=[.C28]-(4/24)" office:value-type="time" office:time-value="PT1023523H33M24.431000724S" calcext:value-type="time">
            <text:p>19:33:24.431</text:p>
          </table:table-cell>
          <table:table-cell table:formula="of:=[.B28]/[.G$1]" office:value-type="float" office:value="0.00844876264949402" calcext:value-type="float">
            <text:p>0.008448762649494</text:p>
          </table:table-cell>
          <table:table-cell table:formula="of:=[.E28]*1000" office:value-type="float" office:value="8.44876264949402" calcext:value-type="float">
            <text:p>8.44876264949402</text:p>
          </table:table-cell>
          <table:table-cell table:number-columns-repeated="1018"/>
        </table:table-row>
        <table:table-row table:style-name="ro1">
          <table:table-cell office:value-type="float" office:value="1475537605.686" calcext:value-type="float">
            <text:p>1475537605.686</text:p>
          </table:table-cell>
          <table:table-cell office:value-type="float" office:value="1.821722" calcext:value-type="float">
            <text:p>1.821722</text:p>
          </table:table-cell>
          <table:table-cell table:formula="of:=([.A29] / 86400) + 25569" office:value-type="date" office:date-value="2016-10-03T23:33:25.686001" calcext:value-type="date">
            <text:p>2016-10-03 23:33:25.686</text:p>
          </table:table-cell>
          <table:table-cell table:formula="of:=[.C29]-(4/24)" office:value-type="time" office:time-value="PT1023523H33M25.686000874S" calcext:value-type="time">
            <text:p>19:33:25.686</text:p>
          </table:table-cell>
          <table:table-cell table:formula="of:=[.B29]/[.G$1]" office:value-type="float" office:value="0.00837958601655934" calcext:value-type="float">
            <text:p>0.008379586016559</text:p>
          </table:table-cell>
          <table:table-cell table:formula="of:=[.E29]*1000" office:value-type="float" office:value="8.37958601655934" calcext:value-type="float">
            <text:p>8.37958601655934</text:p>
          </table:table-cell>
          <table:table-cell table:number-columns-repeated="1018"/>
        </table:table-row>
        <table:table-row table:style-name="ro1">
          <table:table-cell office:value-type="float" office:value="1475537607.048" calcext:value-type="float">
            <text:p>1475537607.048</text:p>
          </table:table-cell>
          <table:table-cell office:value-type="float" office:value="1.677497" calcext:value-type="float">
            <text:p>1.677497</text:p>
          </table:table-cell>
          <table:table-cell table:formula="of:=([.A30] / 86400) + 25569" office:value-type="date" office:date-value="2016-10-03T23:33:27.048" calcext:value-type="date">
            <text:p>2016-10-03 23:33:27.048</text:p>
          </table:table-cell>
          <table:table-cell table:formula="of:=[.C30]-(4/24)" office:value-type="time" office:time-value="PT1023523H33M27.048000209S" calcext:value-type="time">
            <text:p>19:33:27.048</text:p>
          </table:table-cell>
          <table:table-cell table:formula="of:=[.B30]/[.G$1]" office:value-type="float" office:value="0.00771617755289788" calcext:value-type="float">
            <text:p>0.007716177552898</text:p>
          </table:table-cell>
          <table:table-cell table:formula="of:=[.E30]*1000" office:value-type="float" office:value="7.71617755289788" calcext:value-type="float">
            <text:p>7.71617755289788</text:p>
          </table:table-cell>
          <table:table-cell table:number-columns-repeated="1018"/>
        </table:table-row>
        <table:table-row table:style-name="ro1">
          <table:table-cell office:value-type="float" office:value="1475537608.376" calcext:value-type="float">
            <text:p>1475537608.376</text:p>
          </table:table-cell>
          <table:table-cell office:value-type="float" office:value="1.545363" calcext:value-type="float">
            <text:p>1.545363</text:p>
          </table:table-cell>
          <table:table-cell table:formula="of:=([.A31] / 86400) + 25569" office:value-type="date" office:date-value="2016-10-03T23:33:28.376004" calcext:value-type="date">
            <text:p>2016-10-03 23:33:28.376</text:p>
          </table:table-cell>
          <table:table-cell table:formula="of:=[.C31]-(4/24)" office:value-type="time" office:time-value="PT1023523H33M28.376000868S" calcext:value-type="time">
            <text:p>19:33:28.376</text:p>
          </table:table-cell>
          <table:table-cell table:formula="of:=[.B31]/[.G$1]" office:value-type="float" office:value="0.00710838546458142" calcext:value-type="float">
            <text:p>0.007108385464581</text:p>
          </table:table-cell>
          <table:table-cell table:formula="of:=[.E31]*1000" office:value-type="float" office:value="7.10838546458142" calcext:value-type="float">
            <text:p>7.10838546458142</text:p>
          </table:table-cell>
          <table:table-cell table:number-columns-repeated="1018"/>
        </table:table-row>
        <table:table-row table:style-name="ro1">
          <table:table-cell office:value-type="float" office:value="1475537609.675" calcext:value-type="float">
            <text:p>1475537609.675</text:p>
          </table:table-cell>
          <table:table-cell office:value-type="float" office:value="1.53809" calcext:value-type="float">
            <text:p>1.53809</text:p>
          </table:table-cell>
          <table:table-cell table:formula="of:=([.A32] / 86400) + 25569" office:value-type="date" office:date-value="2016-10-03T23:33:29.675" calcext:value-type="date">
            <text:p>2016-10-03 23:33:29.675</text:p>
          </table:table-cell>
          <table:table-cell table:formula="of:=[.C32]-(4/24)" office:value-type="time" office:time-value="PT1023523H33M29.675000142S" calcext:value-type="time">
            <text:p>19:33:29.675</text:p>
          </table:table-cell>
          <table:table-cell table:formula="of:=[.B32]/[.G$1]" office:value-type="float" office:value="0.00707493100275989" calcext:value-type="float">
            <text:p>0.00707493100276</text:p>
          </table:table-cell>
          <table:table-cell table:formula="of:=[.E32]*1000" office:value-type="float" office:value="7.07493100275989" calcext:value-type="float">
            <text:p>7.07493100275989</text:p>
          </table:table-cell>
          <table:table-cell table:number-columns-repeated="1018"/>
        </table:table-row>
        <table:table-row table:style-name="ro1">
          <table:table-cell office:value-type="float" office:value="1475537610.972" calcext:value-type="float">
            <text:p>1475537610.972</text:p>
          </table:table-cell>
          <table:table-cell office:value-type="float" office:value="1.537761" calcext:value-type="float">
            <text:p>1.537761</text:p>
          </table:table-cell>
          <table:table-cell table:formula="of:=([.A33] / 86400) + 25569" office:value-type="date" office:date-value="2016-10-03T23:33:30.972" calcext:value-type="date">
            <text:p>2016-10-03 23:33:30.972</text:p>
          </table:table-cell>
          <table:table-cell table:formula="of:=[.C33]-(4/24)" office:value-type="time" office:time-value="PT1023523H33M30.972000752S" calcext:value-type="time">
            <text:p>19:33:30.972</text:p>
          </table:table-cell>
          <table:table-cell table:formula="of:=[.B33]/[.G$1]" office:value-type="float" office:value="0.00707341766329347" calcext:value-type="float">
            <text:p>0.007073417663293</text:p>
          </table:table-cell>
          <table:table-cell table:formula="of:=[.E33]*1000" office:value-type="float" office:value="7.07341766329347" calcext:value-type="float">
            <text:p>7.07341766329347</text:p>
          </table:table-cell>
          <table:table-cell table:number-columns-repeated="1018"/>
        </table:table-row>
        <table:table-row table:style-name="ro1">
          <table:table-cell office:value-type="float" office:value="1475537612.271" calcext:value-type="float">
            <text:p>1475537612.271</text:p>
          </table:table-cell>
          <table:table-cell office:value-type="float" office:value="1.543897" calcext:value-type="float">
            <text:p>1.543897</text:p>
          </table:table-cell>
          <table:table-cell table:formula="of:=([.A34] / 86400) + 25569" office:value-type="date" office:date-value="2016-10-03T23:33:32.271" calcext:value-type="date">
            <text:p>2016-10-03 23:33:32.271</text:p>
          </table:table-cell>
          <table:table-cell table:formula="of:=[.C34]-(4/24)" office:value-type="time" office:time-value="PT1023523H33M32.271000445S" calcext:value-type="time">
            <text:p>19:33:32.271</text:p>
          </table:table-cell>
          <table:table-cell table:formula="of:=[.B34]/[.G$1]" office:value-type="float" office:value="0.00710164213431463" calcext:value-type="float">
            <text:p>0.007101642134315</text:p>
          </table:table-cell>
          <table:table-cell table:formula="of:=[.E34]*1000" office:value-type="float" office:value="7.10164213431463" calcext:value-type="float">
            <text:p>7.10164213431463</text:p>
          </table:table-cell>
          <table:table-cell table:number-columns-repeated="1018"/>
        </table:table-row>
        <table:table-row table:style-name="ro1">
          <table:table-cell office:value-type="float" office:value="1475537613.869" calcext:value-type="float">
            <text:p>1475537613.869</text:p>
          </table:table-cell>
          <table:table-cell office:value-type="float" office:value="1.557765" calcext:value-type="float">
            <text:p>1.557765</text:p>
          </table:table-cell>
          <table:table-cell table:formula="of:=([.A35] / 86400) + 25569" office:value-type="date" office:date-value="2016-10-03T23:33:33.869" calcext:value-type="date">
            <text:p>2016-10-03 23:33:33.869</text:p>
          </table:table-cell>
          <table:table-cell table:formula="of:=[.C35]-(4/24)" office:value-type="time" office:time-value="PT1023523H33M33.869000645S" calcext:value-type="time">
            <text:p>19:33:33.869</text:p>
          </table:table-cell>
          <table:table-cell table:formula="of:=[.B35]/[.G$1]" office:value-type="float" office:value="0.00716543238270469" calcext:value-type="float">
            <text:p>0.007165432382705</text:p>
          </table:table-cell>
          <table:table-cell table:formula="of:=[.E35]*1000" office:value-type="float" office:value="7.16543238270469" calcext:value-type="float">
            <text:p>7.16543238270469</text:p>
          </table:table-cell>
          <table:table-cell table:number-columns-repeated="1018"/>
        </table:table-row>
        <table:table-row table:style-name="ro1">
          <table:table-cell office:value-type="float" office:value="1475537615.166" calcext:value-type="float">
            <text:p>1475537615.166</text:p>
          </table:table-cell>
          <table:table-cell office:value-type="float" office:value="1.558149" calcext:value-type="float">
            <text:p>1.558149</text:p>
          </table:table-cell>
          <table:table-cell table:formula="of:=([.A36] / 86400) + 25569" office:value-type="date" office:date-value="2016-10-03T23:33:35.166" calcext:value-type="date">
            <text:p>2016-10-03 23:33:35.166</text:p>
          </table:table-cell>
          <table:table-cell table:formula="of:=[.C36]-(4/24)" office:value-type="time" office:time-value="PT1023523H33M35.165999997S" calcext:value-type="time">
            <text:p>19:33:35.166</text:p>
          </table:table-cell>
          <table:table-cell table:formula="of:=[.B36]/[.G$1]" office:value-type="float" office:value="0.00716719871205152" calcext:value-type="float">
            <text:p>0.007167198712052</text:p>
          </table:table-cell>
          <table:table-cell table:formula="of:=[.E36]*1000" office:value-type="float" office:value="7.16719871205152" calcext:value-type="float">
            <text:p>7.16719871205152</text:p>
          </table:table-cell>
          <table:table-cell table:number-columns-repeated="1018"/>
        </table:table-row>
        <table:table-row table:style-name="ro1">
          <table:table-cell office:value-type="float" office:value="1475537616.528" calcext:value-type="float">
            <text:p>1475537616.528</text:p>
          </table:table-cell>
          <table:table-cell office:value-type="float" office:value="1.55716" calcext:value-type="float">
            <text:p>1.55716</text:p>
          </table:table-cell>
          <table:table-cell table:formula="of:=([.A37] / 86400) + 25569" office:value-type="date" office:date-value="2016-10-03T23:33:36.528001" calcext:value-type="date">
            <text:p>2016-10-03 23:33:36.528</text:p>
          </table:table-cell>
          <table:table-cell table:formula="of:=[.C37]-(4/24)" office:value-type="time" office:time-value="PT1023523H33M36.528001009S" calcext:value-type="time">
            <text:p>19:33:36.528</text:p>
          </table:table-cell>
          <table:table-cell table:formula="of:=[.B37]/[.G$1]" office:value-type="float" office:value="0.00716264949402024" calcext:value-type="float">
            <text:p>0.00716264949402</text:p>
          </table:table-cell>
          <table:table-cell table:formula="of:=[.E37]*1000" office:value-type="float" office:value="7.16264949402024" calcext:value-type="float">
            <text:p>7.16264949402024</text:p>
          </table:table-cell>
          <table:table-cell table:number-columns-repeated="1018"/>
        </table:table-row>
        <table:table-row table:style-name="ro1">
          <table:table-cell office:value-type="float" office:value="1475537617.856" calcext:value-type="float">
            <text:p>1475537617.856</text:p>
          </table:table-cell>
          <table:table-cell office:value-type="float" office:value="1.716443" calcext:value-type="float">
            <text:p>1.716443</text:p>
          </table:table-cell>
          <table:table-cell table:formula="of:=([.A38] / 86400) + 25569" office:value-type="date" office:date-value="2016-10-03T23:33:37.856" calcext:value-type="date">
            <text:p>2016-10-03 23:33:37.856</text:p>
          </table:table-cell>
          <table:table-cell table:formula="of:=[.C38]-(4/24)" office:value-type="time" office:time-value="PT1023523H33M37.856000829S" calcext:value-type="time">
            <text:p>19:33:37.856</text:p>
          </table:table-cell>
          <table:table-cell table:formula="of:=[.B38]/[.G$1]" office:value-type="float" office:value="0.00789532198712051" calcext:value-type="float">
            <text:p>0.007895321987121</text:p>
          </table:table-cell>
          <table:table-cell table:formula="of:=[.E38]*1000" office:value-type="float" office:value="7.89532198712051" calcext:value-type="float">
            <text:p>7.89532198712051</text:p>
          </table:table-cell>
          <table:table-cell table:number-columns-repeated="1018"/>
        </table:table-row>
        <table:table-row table:style-name="ro1">
          <table:table-cell office:value-type="float" office:value="1475537619.155" calcext:value-type="float">
            <text:p>1475537619.155</text:p>
          </table:table-cell>
          <table:table-cell office:value-type="float" office:value="1.913243" calcext:value-type="float">
            <text:p>1.913243</text:p>
          </table:table-cell>
          <table:table-cell table:formula="of:=([.A39] / 86400) + 25569" office:value-type="date" office:date-value="2016-10-03T23:33:39.155" calcext:value-type="date">
            <text:p>2016-10-03 23:33:39.155</text:p>
          </table:table-cell>
          <table:table-cell table:formula="of:=[.C39]-(4/24)" office:value-type="time" office:time-value="PT1023523H33M39.155000523S" calcext:value-type="time">
            <text:p>19:33:39.155</text:p>
          </table:table-cell>
          <table:table-cell table:formula="of:=[.B39]/[.G$1]" office:value-type="float" office:value="0.0088005657773689" calcext:value-type="float">
            <text:p>0.008800565777369</text:p>
          </table:table-cell>
          <table:table-cell table:formula="of:=[.E39]*1000" office:value-type="float" office:value="8.80056577736891" calcext:value-type="float">
            <text:p>8.80056577736891</text:p>
          </table:table-cell>
          <table:table-cell table:number-columns-repeated="1018"/>
        </table:table-row>
        <table:table-row table:style-name="ro1">
          <table:table-cell office:value-type="float" office:value="1475537620.453" calcext:value-type="float">
            <text:p>1475537620.453</text:p>
          </table:table-cell>
          <table:table-cell office:value-type="float" office:value="1.996997" calcext:value-type="float">
            <text:p>1.996997</text:p>
          </table:table-cell>
          <table:table-cell table:formula="of:=([.A40] / 86400) + 25569" office:value-type="date" office:date-value="2016-10-03T23:33:40.453" calcext:value-type="date">
            <text:p>2016-10-03 23:33:40.453</text:p>
          </table:table-cell>
          <table:table-cell table:formula="of:=[.C40]-(4/24)" office:value-type="time" office:time-value="PT1023523H33M40.452999836S" calcext:value-type="time">
            <text:p>19:33:40.453</text:p>
          </table:table-cell>
          <table:table-cell table:formula="of:=[.B40]/[.G$1]" office:value-type="float" office:value="0.00918581876724931" calcext:value-type="float">
            <text:p>0.009185818767249</text:p>
          </table:table-cell>
          <table:table-cell table:formula="of:=[.E40]*1000" office:value-type="float" office:value="9.18581876724931" calcext:value-type="float">
            <text:p>9.18581876724931</text:p>
          </table:table-cell>
          <table:table-cell table:number-columns-repeated="1018"/>
        </table:table-row>
        <table:table-row table:style-name="ro1">
          <table:table-cell office:value-type="float" office:value="1475537621.751" calcext:value-type="float">
            <text:p>1475537621.751</text:p>
          </table:table-cell>
          <table:table-cell office:value-type="float" office:value="1.995971" calcext:value-type="float">
            <text:p>1.995971</text:p>
          </table:table-cell>
          <table:table-cell table:formula="of:=([.A41] / 86400) + 25569" office:value-type="date" office:date-value="2016-10-03T23:33:41.751" calcext:value-type="date">
            <text:p>2016-10-03 23:33:41.751</text:p>
          </table:table-cell>
          <table:table-cell table:formula="of:=[.C41]-(4/24)" office:value-type="time" office:time-value="PT1023523H33M41.750999987S" calcext:value-type="time">
            <text:p>19:33:41.751</text:p>
          </table:table-cell>
          <table:table-cell table:formula="of:=[.B41]/[.G$1]" office:value-type="float" office:value="0.00918109935602576" calcext:value-type="float">
            <text:p>0.009181099356026</text:p>
          </table:table-cell>
          <table:table-cell table:formula="of:=[.E41]*1000" office:value-type="float" office:value="9.18109935602576" calcext:value-type="float">
            <text:p>9.18109935602576</text:p>
          </table:table-cell>
          <table:table-cell table:number-columns-repeated="1018"/>
        </table:table-row>
        <table:table-row table:style-name="ro1">
          <table:table-cell office:value-type="float" office:value="1475537623.312" calcext:value-type="float">
            <text:p>1475537623.312</text:p>
          </table:table-cell>
          <table:table-cell office:value-type="float" office:value="1.950009" calcext:value-type="float">
            <text:p>1.950009</text:p>
          </table:table-cell>
          <table:table-cell table:formula="of:=([.A42] / 86400) + 25569" office:value-type="date" office:date-value="2016-10-03T23:33:43.312" calcext:value-type="date">
            <text:p>2016-10-03 23:33:43.312</text:p>
          </table:table-cell>
          <table:table-cell table:formula="of:=[.C42]-(4/24)" office:value-type="time" office:time-value="PT1023523H33M43.312000372S" calcext:value-type="time">
            <text:p>19:33:43.312</text:p>
          </table:table-cell>
          <table:table-cell table:formula="of:=[.B42]/[.G$1]" office:value-type="float" office:value="0.00896968261269549" calcext:value-type="float">
            <text:p>0.008969682612696</text:p>
          </table:table-cell>
          <table:table-cell table:formula="of:=[.E42]*1000" office:value-type="float" office:value="8.96968261269549" calcext:value-type="float">
            <text:p>8.96968261269549</text:p>
          </table:table-cell>
          <table:table-cell table:number-columns-repeated="1018"/>
        </table:table-row>
        <table:table-row table:style-name="ro1">
          <table:table-cell office:value-type="float" office:value="1475537624.608" calcext:value-type="float">
            <text:p>1475537624.608</text:p>
          </table:table-cell>
          <table:table-cell office:value-type="float" office:value="1.849511" calcext:value-type="float">
            <text:p>1.849511</text:p>
          </table:table-cell>
          <table:table-cell table:formula="of:=([.A43] / 86400) + 25569" office:value-type="date" office:date-value="2016-10-03T23:33:44.608002" calcext:value-type="date">
            <text:p>2016-10-03 23:33:44.608</text:p>
          </table:table-cell>
          <table:table-cell table:formula="of:=[.C43]-(4/24)" office:value-type="time" office:time-value="PT1023523H33M44.608000182S" calcext:value-type="time">
            <text:p>19:33:44.608</text:p>
          </table:table-cell>
          <table:table-cell table:formula="of:=[.B43]/[.G$1]" office:value-type="float" office:value="0.00850741030358786" calcext:value-type="float">
            <text:p>0.008507410303588</text:p>
          </table:table-cell>
          <table:table-cell table:formula="of:=[.E43]*1000" office:value-type="float" office:value="8.50741030358786" calcext:value-type="float">
            <text:p>8.50741030358786</text:p>
          </table:table-cell>
          <table:table-cell table:number-columns-repeated="1018"/>
        </table:table-row>
        <table:table-row table:style-name="ro1">
          <table:table-cell office:value-type="float" office:value="1475537625.907" calcext:value-type="float">
            <text:p>1475537625.907</text:p>
          </table:table-cell>
          <table:table-cell office:value-type="float" office:value="1.772554" calcext:value-type="float">
            <text:p>1.772554</text:p>
          </table:table-cell>
          <table:table-cell table:formula="of:=([.A44] / 86400) + 25569" office:value-type="date" office:date-value="2016-10-03T23:33:45.907" calcext:value-type="date">
            <text:p>2016-10-03 23:33:45.907</text:p>
          </table:table-cell>
          <table:table-cell table:formula="of:=[.C44]-(4/24)" office:value-type="time" office:time-value="PT1023523H33M45.907000713S" calcext:value-type="time">
            <text:p>19:33:45.907</text:p>
          </table:table-cell>
          <table:table-cell table:formula="of:=[.B44]/[.G$1]" office:value-type="float" office:value="0.00815342226310947" calcext:value-type="float">
            <text:p>0.008153422263109</text:p>
          </table:table-cell>
          <table:table-cell table:formula="of:=[.E44]*1000" office:value-type="float" office:value="8.15342226310948" calcext:value-type="float">
            <text:p>8.15342226310948</text:p>
          </table:table-cell>
          <table:table-cell table:number-columns-repeated="1018"/>
        </table:table-row>
        <table:table-row table:style-name="ro1">
          <table:table-cell office:value-type="float" office:value="1475537627.269" calcext:value-type="float">
            <text:p>1475537627.269</text:p>
          </table:table-cell>
          <table:table-cell office:value-type="float" office:value="1.773854" calcext:value-type="float">
            <text:p>1.773854</text:p>
          </table:table-cell>
          <table:table-cell table:formula="of:=([.A45] / 86400) + 25569" office:value-type="date" office:date-value="2016-10-03T23:33:47.269004" calcext:value-type="date">
            <text:p>2016-10-03 23:33:47.269</text:p>
          </table:table-cell>
          <table:table-cell table:formula="of:=[.C45]-(4/24)" office:value-type="time" office:time-value="PT1023523H33M47.269000886S" calcext:value-type="time">
            <text:p>19:33:47.269</text:p>
          </table:table-cell>
          <table:table-cell table:formula="of:=[.B45]/[.G$1]" office:value-type="float" office:value="0.00815940202391904" calcext:value-type="float">
            <text:p>0.008159402023919</text:p>
          </table:table-cell>
          <table:table-cell table:formula="of:=[.E45]*1000" office:value-type="float" office:value="8.15940202391904" calcext:value-type="float">
            <text:p>8.15940202391904</text:p>
          </table:table-cell>
          <table:table-cell table:number-columns-repeated="1018"/>
        </table:table-row>
        <table:table-row table:style-name="ro1">
          <table:table-cell office:value-type="float" office:value="1475537628.598" calcext:value-type="float">
            <text:p>1475537628.598</text:p>
          </table:table-cell>
          <table:table-cell office:value-type="float" office:value="1.782483" calcext:value-type="float">
            <text:p>1.782483</text:p>
          </table:table-cell>
          <table:table-cell table:formula="of:=([.A46] / 86400) + 25569" office:value-type="date" office:date-value="2016-10-03T23:33:48.598" calcext:value-type="date">
            <text:p>2016-10-03 23:33:48.598</text:p>
          </table:table-cell>
          <table:table-cell table:formula="of:=[.C46]-(4/24)" office:value-type="time" office:time-value="PT1023523H33M48.597999411S" calcext:value-type="time">
            <text:p>19:33:48.598</text:p>
          </table:table-cell>
          <table:table-cell table:formula="of:=[.B46]/[.G$1]" office:value-type="float" office:value="0.00819909383624655" calcext:value-type="float">
            <text:p>0.008199093836247</text:p>
          </table:table-cell>
          <table:table-cell table:formula="of:=[.E46]*1000" office:value-type="float" office:value="8.19909383624655" calcext:value-type="float">
            <text:p>8.19909383624655</text:p>
          </table:table-cell>
          <table:table-cell table:number-columns-repeated="1018"/>
        </table:table-row>
        <table:table-row table:style-name="ro1">
          <table:table-cell office:value-type="float" office:value="1475537629.901" calcext:value-type="float">
            <text:p>1475537629.901</text:p>
          </table:table-cell>
          <table:table-cell office:value-type="float" office:value="1.86239" calcext:value-type="float">
            <text:p>1.86239</text:p>
          </table:table-cell>
          <table:table-cell table:formula="of:=([.A47] / 86400) + 25569" office:value-type="date" office:date-value="2016-10-03T23:33:49.901" calcext:value-type="date">
            <text:p>2016-10-03 23:33:49.901</text:p>
          </table:table-cell>
          <table:table-cell table:formula="of:=[.C47]-(4/24)" office:value-type="time" office:time-value="PT1023523H33M49.901000205S" calcext:value-type="time">
            <text:p>19:33:49.901</text:p>
          </table:table-cell>
          <table:table-cell table:formula="of:=[.B47]/[.G$1]" office:value-type="float" office:value="0.00856665133394664" calcext:value-type="float">
            <text:p>0.008566651333947</text:p>
          </table:table-cell>
          <table:table-cell table:formula="of:=[.E47]*1000" office:value-type="float" office:value="8.56665133394664" calcext:value-type="float">
            <text:p>8.56665133394664</text:p>
          </table:table-cell>
          <table:table-cell table:number-columns-repeated="1018"/>
        </table:table-row>
        <table:table-row table:style-name="ro1">
          <table:table-cell office:value-type="float" office:value="1475537631.2" calcext:value-type="float">
            <text:p>1475537631.2</text:p>
          </table:table-cell>
          <table:table-cell office:value-type="float" office:value="1.941967" calcext:value-type="float">
            <text:p>1.941967</text:p>
          </table:table-cell>
          <table:table-cell table:formula="of:=([.A48] / 86400) + 25569" office:value-type="date" office:date-value="2016-10-03T23:33:51.200001" calcext:value-type="date">
            <text:p>2016-10-03 23:33:51.200</text:p>
          </table:table-cell>
          <table:table-cell table:formula="of:=[.C48]-(4/24)" office:value-type="time" office:time-value="PT1023523H33M51.199999899S" calcext:value-type="time">
            <text:p>19:33:51.200</text:p>
          </table:table-cell>
          <table:table-cell table:formula="of:=[.B48]/[.G$1]" office:value-type="float" office:value="0.00893269089236431" calcext:value-type="float">
            <text:p>0.008932690892364</text:p>
          </table:table-cell>
          <table:table-cell table:formula="of:=[.E48]*1000" office:value-type="float" office:value="8.93269089236431" calcext:value-type="float">
            <text:p>8.93269089236431</text:p>
          </table:table-cell>
          <table:table-cell table:number-columns-repeated="1018"/>
        </table:table-row>
        <table:table-row table:style-name="ro1">
          <table:table-cell office:value-type="float" office:value="1475537632.498" calcext:value-type="float">
            <text:p>1475537632.498</text:p>
          </table:table-cell>
          <table:table-cell office:value-type="float" office:value="1.949441" calcext:value-type="float">
            <text:p>1.949441</text:p>
          </table:table-cell>
          <table:table-cell table:formula="of:=([.A49] / 86400) + 25569" office:value-type="date" office:date-value="2016-10-03T23:33:52.498001" calcext:value-type="date">
            <text:p>2016-10-03 23:33:52.498</text:p>
          </table:table-cell>
          <table:table-cell table:formula="of:=[.C49]-(4/24)" office:value-type="time" office:time-value="PT1023523H33M52.498000888S" calcext:value-type="time">
            <text:p>19:33:52.498</text:p>
          </table:table-cell>
          <table:table-cell table:formula="of:=[.B49]/[.G$1]" office:value-type="float" office:value="0.00896706991720331" calcext:value-type="float">
            <text:p>0.008967069917203</text:p>
          </table:table-cell>
          <table:table-cell table:formula="of:=[.E49]*1000" office:value-type="float" office:value="8.96706991720331" calcext:value-type="float">
            <text:p>8.96706991720331</text:p>
          </table:table-cell>
          <table:table-cell table:number-columns-repeated="1018"/>
        </table:table-row>
        <table:table-row table:style-name="ro1">
          <table:table-cell office:value-type="float" office:value="1475537634.048" calcext:value-type="float">
            <text:p>1475537634.048</text:p>
          </table:table-cell>
          <table:table-cell office:value-type="float" office:value="1.948782" calcext:value-type="float">
            <text:p>1.948782</text:p>
          </table:table-cell>
          <table:table-cell table:formula="of:=([.A50] / 86400) + 25569" office:value-type="date" office:date-value="2016-10-03T23:33:54.048" calcext:value-type="date">
            <text:p>2016-10-03 23:33:54.048</text:p>
          </table:table-cell>
          <table:table-cell table:formula="of:=[.C50]-(4/24)" office:value-type="time" office:time-value="PT1023523H33M54.048000444S" calcext:value-type="time">
            <text:p>19:33:54.048</text:p>
          </table:table-cell>
          <table:table-cell table:formula="of:=[.B50]/[.G$1]" office:value-type="float" office:value="0.00896403863845446" calcext:value-type="float">
            <text:p>0.008964038638454</text:p>
          </table:table-cell>
          <table:table-cell table:formula="of:=[.E50]*1000" office:value-type="float" office:value="8.96403863845446" calcext:value-type="float">
            <text:p>8.96403863845446</text:p>
          </table:table-cell>
          <table:table-cell table:number-columns-repeated="1018"/>
        </table:table-row>
        <table:table-row table:style-name="ro1">
          <table:table-cell office:value-type="float" office:value="1475537635.345" calcext:value-type="float">
            <text:p>1475537635.345</text:p>
          </table:table-cell>
          <table:table-cell office:value-type="float" office:value="1.980198" calcext:value-type="float">
            <text:p>1.980198</text:p>
          </table:table-cell>
          <table:table-cell table:formula="of:=([.A51] / 86400) + 25569" office:value-type="date" office:date-value="2016-10-03T23:33:55.345" calcext:value-type="date">
            <text:p>2016-10-03 23:33:55.345</text:p>
          </table:table-cell>
          <table:table-cell table:formula="of:=[.C51]-(4/24)" office:value-type="time" office:time-value="PT1023523H33M55.345000634S" calcext:value-type="time">
            <text:p>19:33:55.345</text:p>
          </table:table-cell>
          <table:table-cell table:formula="of:=[.B51]/[.G$1]" office:value-type="float" office:value="0.00910854645814167" calcext:value-type="float">
            <text:p>0.009108546458142</text:p>
          </table:table-cell>
          <table:table-cell table:formula="of:=[.E51]*1000" office:value-type="float" office:value="9.10854645814167" calcext:value-type="float">
            <text:p>9.10854645814167</text:p>
          </table:table-cell>
          <table:table-cell table:number-columns-repeated="1018"/>
        </table:table-row>
        <table:table-row table:style-name="ro1">
          <table:table-cell office:value-type="float" office:value="1475537636.706" calcext:value-type="float">
            <text:p>1475537636.706</text:p>
          </table:table-cell>
          <table:table-cell office:value-type="float" office:value="2.018668" calcext:value-type="float">
            <text:p>2.018668</text:p>
          </table:table-cell>
          <table:table-cell table:formula="of:=([.A52] / 86400) + 25569" office:value-type="date" office:date-value="2016-10-03T23:33:56.706" calcext:value-type="date">
            <text:p>2016-10-03 23:33:56.706</text:p>
          </table:table-cell>
          <table:table-cell table:formula="of:=[.C52]-(4/24)" office:value-type="time" office:time-value="PT1023523H33M56.705999589S" calcext:value-type="time">
            <text:p>19:33:56.706</text:p>
          </table:table-cell>
          <table:table-cell table:formula="of:=[.B52]/[.G$1]" office:value-type="float" office:value="0.0092855013799448" calcext:value-type="float">
            <text:p>0.009285501379945</text:p>
          </table:table-cell>
          <table:table-cell table:formula="of:=[.E52]*1000" office:value-type="float" office:value="9.2855013799448" calcext:value-type="float">
            <text:p>9.2855013799448</text:p>
          </table:table-cell>
          <table:table-cell table:number-columns-repeated="1018"/>
        </table:table-row>
        <table:table-row table:style-name="ro1">
          <table:table-cell office:value-type="float" office:value="1475537638.034" calcext:value-type="float">
            <text:p>1475537638.034</text:p>
          </table:table-cell>
          <table:table-cell office:value-type="float" office:value="2.031583" calcext:value-type="float">
            <text:p>2.031583</text:p>
          </table:table-cell>
          <table:table-cell table:formula="of:=([.A53] / 86400) + 25569" office:value-type="date" office:date-value="2016-10-03T23:33:58.034" calcext:value-type="date">
            <text:p>2016-10-03 23:33:58.034</text:p>
          </table:table-cell>
          <table:table-cell table:formula="of:=[.C53]-(4/24)" office:value-type="time" office:time-value="PT1023523H33M58.033999829S" calcext:value-type="time">
            <text:p>19:33:58.034</text:p>
          </table:table-cell>
          <table:table-cell table:formula="of:=[.B53]/[.G$1]" office:value-type="float" office:value="0.00934490800367985" calcext:value-type="float">
            <text:p>0.00934490800368</text:p>
          </table:table-cell>
          <table:table-cell table:formula="of:=[.E53]*1000" office:value-type="float" office:value="9.34490800367985" calcext:value-type="float">
            <text:p>9.34490800367985</text:p>
          </table:table-cell>
          <table:table-cell table:number-columns-repeated="1018"/>
        </table:table-row>
        <table:table-row table:style-name="ro1">
          <table:table-cell office:value-type="float" office:value="1475537639.33" calcext:value-type="float">
            <text:p>1475537639.33</text:p>
          </table:table-cell>
          <table:table-cell office:value-type="float" office:value="2.031271" calcext:value-type="float">
            <text:p>2.031271</text:p>
          </table:table-cell>
          <table:table-cell table:formula="of:=([.A54] / 86400) + 25569" office:value-type="date" office:date-value="2016-10-03T23:33:59.33" calcext:value-type="date">
            <text:p>2016-10-03 23:33:59.330</text:p>
          </table:table-cell>
          <table:table-cell table:formula="of:=[.C54]-(4/24)" office:value-type="time" office:time-value="PT1023523H33M59.330000058S" calcext:value-type="time">
            <text:p>19:33:59.330</text:p>
          </table:table-cell>
          <table:table-cell table:formula="of:=[.B54]/[.G$1]" office:value-type="float" office:value="0.00934347286108556" calcext:value-type="float">
            <text:p>0.009343472861086</text:p>
          </table:table-cell>
          <table:table-cell table:formula="of:=[.E54]*1000" office:value-type="float" office:value="9.34347286108556" calcext:value-type="float">
            <text:p>9.34347286108556</text:p>
          </table:table-cell>
          <table:table-cell table:number-columns-repeated="1018"/>
        </table:table-row>
        <table:table-row table:style-name="ro1">
          <table:table-cell office:value-type="float" office:value="1475537640.628" calcext:value-type="float">
            <text:p>1475537640.628</text:p>
          </table:table-cell>
          <table:table-cell office:value-type="float" office:value="1.999232" calcext:value-type="float">
            <text:p>1.999232</text:p>
          </table:table-cell>
          <table:table-cell table:formula="of:=([.A55] / 86400) + 25569" office:value-type="date" office:date-value="2016-10-03T23:34:00.628" calcext:value-type="date">
            <text:p>2016-10-03 23:34:00.628</text:p>
          </table:table-cell>
          <table:table-cell table:formula="of:=[.C55]-(4/24)" office:value-type="time" office:time-value="PT1023523H34M00.628000628S" calcext:value-type="time">
            <text:p>19:34:00.628</text:p>
          </table:table-cell>
          <table:table-cell table:formula="of:=[.B55]/[.G$1]" office:value-type="float" office:value="0.00919609935602576" calcext:value-type="float">
            <text:p>0.009196099356026</text:p>
          </table:table-cell>
          <table:table-cell table:formula="of:=[.E55]*1000" office:value-type="float" office:value="9.19609935602576" calcext:value-type="float">
            <text:p>9.19609935602576</text:p>
          </table:table-cell>
          <table:table-cell table:number-columns-repeated="1018"/>
        </table:table-row>
        <table:table-row table:style-name="ro1">
          <table:table-cell office:value-type="float" office:value="1475537641.924" calcext:value-type="float">
            <text:p>1475537641.924</text:p>
          </table:table-cell>
          <table:table-cell office:value-type="float" office:value="1.912876" calcext:value-type="float">
            <text:p>1.912876</text:p>
          </table:table-cell>
          <table:table-cell table:formula="of:=([.A56] / 86400) + 25569" office:value-type="date" office:date-value="2016-10-03T23:34:01.924" calcext:value-type="date">
            <text:p>2016-10-03 23:34:01.924</text:p>
          </table:table-cell>
          <table:table-cell table:formula="of:=[.C56]-(4/24)" office:value-type="time" office:time-value="PT1023523H34M01.924000438S" calcext:value-type="time">
            <text:p>19:34:01.924</text:p>
          </table:table-cell>
          <table:table-cell table:formula="of:=[.B56]/[.G$1]" office:value-type="float" office:value="0.0087988776448942" calcext:value-type="float">
            <text:p>0.008798877644894</text:p>
          </table:table-cell>
          <table:table-cell table:formula="of:=[.E56]*1000" office:value-type="float" office:value="8.7988776448942" calcext:value-type="float">
            <text:p>8.7988776448942</text:p>
          </table:table-cell>
          <table:table-cell table:number-columns-repeated="1018"/>
        </table:table-row>
        <table:table-row table:style-name="ro1">
          <table:table-cell office:value-type="float" office:value="1475537643.493" calcext:value-type="float">
            <text:p>1475537643.493</text:p>
          </table:table-cell>
          <table:table-cell office:value-type="float" office:value="1.835333" calcext:value-type="float">
            <text:p>1.835333</text:p>
          </table:table-cell>
          <table:table-cell table:formula="of:=([.A57] / 86400) + 25569" office:value-type="date" office:date-value="2016-10-03T23:34:03.493" calcext:value-type="date">
            <text:p>2016-10-03 23:34:03.493</text:p>
          </table:table-cell>
          <table:table-cell table:formula="of:=[.C57]-(4/24)" office:value-type="time" office:time-value="PT1023523H34M03.492999673S" calcext:value-type="time">
            <text:p>19:34:03.493</text:p>
          </table:table-cell>
          <table:table-cell table:formula="of:=[.B57]/[.G$1]" office:value-type="float" office:value="0.00844219411223551" calcext:value-type="float">
            <text:p>0.008442194112236</text:p>
          </table:table-cell>
          <table:table-cell table:formula="of:=[.E57]*1000" office:value-type="float" office:value="8.44219411223551" calcext:value-type="float">
            <text:p>8.44219411223551</text:p>
          </table:table-cell>
          <table:table-cell table:number-columns-repeated="1018"/>
        </table:table-row>
        <table:table-row table:style-name="ro1">
          <table:table-cell office:value-type="float" office:value="1475537644.79" calcext:value-type="float">
            <text:p>1475537644.79</text:p>
          </table:table-cell>
          <table:table-cell office:value-type="float" office:value="1.83645" calcext:value-type="float">
            <text:p>1.83645</text:p>
          </table:table-cell>
          <table:table-cell table:formula="of:=([.A58] / 86400) + 25569" office:value-type="date" office:date-value="2016-10-03T23:34:04.79" calcext:value-type="date">
            <text:p>2016-10-03 23:34:04.790</text:p>
          </table:table-cell>
          <table:table-cell table:formula="of:=[.C58]-(4/24)" office:value-type="time" office:time-value="PT1023523H34M04.790000282S" calcext:value-type="time">
            <text:p>19:34:04.790</text:p>
          </table:table-cell>
          <table:table-cell table:formula="of:=[.B58]/[.G$1]" office:value-type="float" office:value="0.00844733210671573" calcext:value-type="float">
            <text:p>0.008447332106716</text:p>
          </table:table-cell>
          <table:table-cell table:formula="of:=[.E58]*1000" office:value-type="float" office:value="8.44733210671573" calcext:value-type="float">
            <text:p>8.44733210671573</text:p>
          </table:table-cell>
          <table:table-cell table:number-columns-repeated="1018"/>
        </table:table-row>
        <table:table-row table:style-name="ro1">
          <table:table-cell office:value-type="float" office:value="1475537646.094" calcext:value-type="float">
            <text:p>1475537646.094</text:p>
          </table:table-cell>
          <table:table-cell office:value-type="float" office:value="1.826668" calcext:value-type="float">
            <text:p>1.826668</text:p>
          </table:table-cell>
          <table:table-cell table:formula="of:=([.A59] / 86400) + 25569" office:value-type="date" office:date-value="2016-10-03T23:34:06.094" calcext:value-type="date">
            <text:p>2016-10-03 23:34:06.094</text:p>
          </table:table-cell>
          <table:table-cell table:formula="of:=[.C59]-(4/24)" office:value-type="time" office:time-value="PT1023523H34M06.093998943S" calcext:value-type="time">
            <text:p>19:34:06.094</text:p>
          </table:table-cell>
          <table:table-cell table:formula="of:=[.B59]/[.G$1]" office:value-type="float" office:value="0.00840233670653174" calcext:value-type="float">
            <text:p>0.008402336706532</text:p>
          </table:table-cell>
          <table:table-cell table:formula="of:=[.E59]*1000" office:value-type="float" office:value="8.40233670653174" calcext:value-type="float">
            <text:p>8.40233670653174</text:p>
          </table:table-cell>
          <table:table-cell table:number-columns-repeated="1018"/>
        </table:table-row>
        <table:table-row table:style-name="ro1">
          <table:table-cell office:value-type="float" office:value="1475537647.454" calcext:value-type="float">
            <text:p>1475537647.454</text:p>
          </table:table-cell>
          <table:table-cell office:value-type="float" office:value="1.682791" calcext:value-type="float">
            <text:p>1.682791</text:p>
          </table:table-cell>
          <table:table-cell table:formula="of:=([.A60] / 86400) + 25569" office:value-type="date" office:date-value="2016-10-03T23:34:07.454" calcext:value-type="date">
            <text:p>2016-10-03 23:34:07.454</text:p>
          </table:table-cell>
          <table:table-cell table:formula="of:=[.C60]-(4/24)" office:value-type="time" office:time-value="PT1023523H34M07.453997936S" calcext:value-type="time">
            <text:p>19:34:07.454</text:p>
          </table:table-cell>
          <table:table-cell table:formula="of:=[.B60]/[.G$1]" office:value-type="float" office:value="0.00774052897884085" calcext:value-type="float">
            <text:p>0.007740528978841</text:p>
          </table:table-cell>
          <table:table-cell table:formula="of:=[.E60]*1000" office:value-type="float" office:value="7.74052897884085" calcext:value-type="float">
            <text:p>7.74052897884085</text:p>
          </table:table-cell>
          <table:table-cell table:number-columns-repeated="1018"/>
        </table:table-row>
        <table:table-row table:style-name="ro1">
          <table:table-cell office:value-type="float" office:value="1475537648.783" calcext:value-type="float">
            <text:p>1475537648.783</text:p>
          </table:table-cell>
          <table:table-cell office:value-type="float" office:value="1.547286" calcext:value-type="float">
            <text:p>1.547286</text:p>
          </table:table-cell>
          <table:table-cell table:formula="of:=([.A61] / 86400) + 25569" office:value-type="date" office:date-value="2016-10-03T23:34:08.783" calcext:value-type="date">
            <text:p>2016-10-03 23:34:08.783</text:p>
          </table:table-cell>
          <table:table-cell table:formula="of:=[.C61]-(4/24)" office:value-type="time" office:time-value="PT1023523H34M08.783000652S" calcext:value-type="time">
            <text:p>19:34:08.783</text:p>
          </table:table-cell>
          <table:table-cell table:formula="of:=[.B61]/[.G$1]" office:value-type="float" office:value="0.00711723091076357" calcext:value-type="float">
            <text:p>0.007117230910764</text:p>
          </table:table-cell>
          <table:table-cell table:formula="of:=[.E61]*1000" office:value-type="float" office:value="7.11723091076357" calcext:value-type="float">
            <text:p>7.11723091076357</text:p>
          </table:table-cell>
          <table:table-cell table:number-columns-repeated="1018"/>
        </table:table-row>
        <table:table-row table:style-name="ro1">
          <table:table-cell office:value-type="float" office:value="1475537650.083" calcext:value-type="float">
            <text:p>1475537650.083</text:p>
          </table:table-cell>
          <table:table-cell office:value-type="float" office:value="1.537706" calcext:value-type="float">
            <text:p>1.537706</text:p>
          </table:table-cell>
          <table:table-cell table:formula="of:=([.A62] / 86400) + 25569" office:value-type="date" office:date-value="2016-10-03T23:34:10.082999" calcext:value-type="date">
            <text:p>2016-10-03 23:34:10.083</text:p>
          </table:table-cell>
          <table:table-cell table:formula="of:=[.C62]-(4/24)" office:value-type="time" office:time-value="PT1023523H34M10.082997791S" calcext:value-type="time">
            <text:p>19:34:10.083</text:p>
          </table:table-cell>
          <table:table-cell table:formula="of:=[.B62]/[.G$1]" office:value-type="float" office:value="0.00707316467341306" calcext:value-type="float">
            <text:p>0.007073164673413</text:p>
          </table:table-cell>
          <table:table-cell table:formula="of:=[.E62]*1000" office:value-type="float" office:value="7.07316467341306" calcext:value-type="float">
            <text:p>7.07316467341306</text:p>
          </table:table-cell>
          <table:table-cell table:number-columns-repeated="1018"/>
        </table:table-row>
        <table:table-row table:style-name="ro1">
          <table:table-cell office:value-type="float" office:value="1475537651.381" calcext:value-type="float">
            <text:p>1475537651.381</text:p>
          </table:table-cell>
          <table:table-cell office:value-type="float" office:value="1.537852" calcext:value-type="float">
            <text:p>1.537852</text:p>
          </table:table-cell>
          <table:table-cell table:formula="of:=([.A63] / 86400) + 25569" office:value-type="date" office:date-value="2016-10-03T23:34:11.381" calcext:value-type="date">
            <text:p>2016-10-03 23:34:11.381</text:p>
          </table:table-cell>
          <table:table-cell table:formula="of:=[.C63]-(4/24)" office:value-type="time" office:time-value="PT1023523H34M11.381000038S" calcext:value-type="time">
            <text:p>19:34:11.381</text:p>
          </table:table-cell>
          <table:table-cell table:formula="of:=[.B63]/[.G$1]" office:value-type="float" office:value="0.00707383624655014" calcext:value-type="float">
            <text:p>0.00707383624655</text:p>
          </table:table-cell>
          <table:table-cell table:formula="of:=[.E63]*1000" office:value-type="float" office:value="7.07383624655014" calcext:value-type="float">
            <text:p>7.07383624655014</text:p>
          </table:table-cell>
          <table:table-cell table:number-columns-repeated="1018"/>
        </table:table-row>
        <table:table-row table:style-name="ro1">
          <table:table-cell office:value-type="float" office:value="1475537652.68" calcext:value-type="float">
            <text:p>1475537652.68</text:p>
          </table:table-cell>
          <table:table-cell office:value-type="float" office:value="1.543128" calcext:value-type="float">
            <text:p>1.543128</text:p>
          </table:table-cell>
          <table:table-cell table:formula="of:=([.A64] / 86400) + 25569" office:value-type="date" office:date-value="2016-10-03T23:34:12.68" calcext:value-type="date">
            <text:p>2016-10-03 23:34:12.680</text:p>
          </table:table-cell>
          <table:table-cell table:formula="of:=[.C64]-(4/24)" office:value-type="time" office:time-value="PT1023523H34M12.680000151S" calcext:value-type="time">
            <text:p>19:34:12.680</text:p>
          </table:table-cell>
          <table:table-cell table:formula="of:=[.B64]/[.G$1]" office:value-type="float" office:value="0.00709810487580497" calcext:value-type="float">
            <text:p>0.007098104875805</text:p>
          </table:table-cell>
          <table:table-cell table:formula="of:=[.E64]*1000" office:value-type="float" office:value="7.09810487580497" calcext:value-type="float">
            <text:p>7.09810487580497</text:p>
          </table:table-cell>
          <table:table-cell table:number-columns-repeated="1018"/>
        </table:table-row>
        <table:table-row table:style-name="ro1">
          <table:table-cell office:value-type="float" office:value="1475537654.23" calcext:value-type="float">
            <text:p>1475537654.23</text:p>
          </table:table-cell>
          <table:table-cell office:value-type="float" office:value="1.556281" calcext:value-type="float">
            <text:p>1.556281</text:p>
          </table:table-cell>
          <table:table-cell table:formula="of:=([.A65] / 86400) + 25569" office:value-type="date" office:date-value="2016-10-03T23:34:14.23" calcext:value-type="date">
            <text:p>2016-10-03 23:34:14.230</text:p>
          </table:table-cell>
          <table:table-cell table:formula="of:=[.C65]-(4/24)" office:value-type="time" office:time-value="PT1023523H34M14.229998868S" calcext:value-type="time">
            <text:p>19:34:14.230</text:p>
          </table:table-cell>
          <table:table-cell table:formula="of:=[.B65]/[.G$1]" office:value-type="float" office:value="0.00715860625574977" calcext:value-type="float">
            <text:p>0.00715860625575</text:p>
          </table:table-cell>
          <table:table-cell table:formula="of:=[.E65]*1000" office:value-type="float" office:value="7.15860625574977" calcext:value-type="float">
            <text:p>7.15860625574977</text:p>
          </table:table-cell>
          <table:table-cell table:number-columns-repeated="1018"/>
        </table:table-row>
        <table:table-row table:style-name="ro1">
          <table:table-cell office:value-type="float" office:value="1475537655.526" calcext:value-type="float">
            <text:p>1475537655.526</text:p>
          </table:table-cell>
          <table:table-cell office:value-type="float" office:value="1.55782" calcext:value-type="float">
            <text:p>1.55782</text:p>
          </table:table-cell>
          <table:table-cell table:formula="of:=([.A66] / 86400) + 25569" office:value-type="date" office:date-value="2016-10-03T23:34:15.526" calcext:value-type="date">
            <text:p>2016-10-03 23:34:15.526</text:p>
          </table:table-cell>
          <table:table-cell table:formula="of:=[.C66]-(4/24)" office:value-type="time" office:time-value="PT1023523H34M15.525997002S" calcext:value-type="time">
            <text:p>19:34:15.526</text:p>
          </table:table-cell>
          <table:table-cell table:formula="of:=[.B66]/[.G$1]" office:value-type="float" office:value="0.0071656853725851" calcext:value-type="float">
            <text:p>0.007165685372585</text:p>
          </table:table-cell>
          <table:table-cell table:formula="of:=[.E66]*1000" office:value-type="float" office:value="7.1656853725851" calcext:value-type="float">
            <text:p>7.1656853725851</text:p>
          </table:table-cell>
          <table:table-cell table:number-columns-repeated="1018"/>
        </table:table-row>
        <table:table-row table:style-name="ro1">
          <table:table-cell office:value-type="float" office:value="1475537656.89" calcext:value-type="float">
            <text:p>1475537656.89</text:p>
          </table:table-cell>
          <table:table-cell office:value-type="float" office:value="1.556171" calcext:value-type="float">
            <text:p>1.556171</text:p>
          </table:table-cell>
          <table:table-cell table:formula="of:=([.A67] / 86400) + 25569" office:value-type="date" office:date-value="2016-10-03T23:34:16.89" calcext:value-type="date">
            <text:p>2016-10-03 23:34:16.890</text:p>
          </table:table-cell>
          <table:table-cell table:formula="of:=[.C67]-(4/24)" office:value-type="time" office:time-value="PT1023523H34M16.89000003S" calcext:value-type="time">
            <text:p>19:34:16.890</text:p>
          </table:table-cell>
          <table:table-cell table:formula="of:=[.B67]/[.G$1]" office:value-type="float" office:value="0.00715810027598896" calcext:value-type="float">
            <text:p>0.007158100275989</text:p>
          </table:table-cell>
          <table:table-cell table:formula="of:=[.E67]*1000" office:value-type="float" office:value="7.15810027598896" calcext:value-type="float">
            <text:p>7.15810027598896</text:p>
          </table:table-cell>
          <table:table-cell table:number-columns-repeated="1018"/>
        </table:table-row>
        <table:table-row table:style-name="ro1">
          <table:table-cell office:value-type="float" office:value="1475537658.218" calcext:value-type="float">
            <text:p>1475537658.218</text:p>
          </table:table-cell>
          <table:table-cell office:value-type="float" office:value="1.698362" calcext:value-type="float">
            <text:p>1.698362</text:p>
          </table:table-cell>
          <table:table-cell table:formula="of:=([.A68] / 86400) + 25569" office:value-type="date" office:date-value="2016-10-03T23:34:18.218" calcext:value-type="date">
            <text:p>2016-10-03 23:34:18.218</text:p>
          </table:table-cell>
          <table:table-cell table:formula="of:=[.C68]-(4/24)" office:value-type="time" office:time-value="PT1023523H34M18.217997756S" calcext:value-type="time">
            <text:p>19:34:18.218</text:p>
          </table:table-cell>
          <table:table-cell table:formula="of:=[.B68]/[.G$1]" office:value-type="float" office:value="0.00781215271389144" calcext:value-type="float">
            <text:p>0.007812152713891</text:p>
          </table:table-cell>
          <table:table-cell table:formula="of:=[.E68]*1000" office:value-type="float" office:value="7.81215271389144" calcext:value-type="float">
            <text:p>7.81215271389144</text:p>
          </table:table-cell>
          <table:table-cell table:number-columns-repeated="1018"/>
        </table:table-row>
        <table:table-row table:style-name="ro1">
          <table:table-cell office:value-type="float" office:value="1475537659.516" calcext:value-type="float">
            <text:p>1475537659.516</text:p>
          </table:table-cell>
          <table:table-cell office:value-type="float" office:value="1.89824" calcext:value-type="float">
            <text:p>1.89824</text:p>
          </table:table-cell>
          <table:table-cell table:formula="of:=([.A69] / 86400) + 25569" office:value-type="date" office:date-value="2016-10-03T23:34:19.516" calcext:value-type="date">
            <text:p>2016-10-03 23:34:19.516</text:p>
          </table:table-cell>
          <table:table-cell table:formula="of:=[.C69]-(4/24)" office:value-type="time" office:time-value="PT1023523H34M19.515999164S" calcext:value-type="time">
            <text:p>19:34:19.516</text:p>
          </table:table-cell>
          <table:table-cell table:formula="of:=[.B69]/[.G$1]" office:value-type="float" office:value="0.00873155473781049" calcext:value-type="float">
            <text:p>0.00873155473781</text:p>
          </table:table-cell>
          <table:table-cell table:formula="of:=[.E69]*1000" office:value-type="float" office:value="8.73155473781049" calcext:value-type="float">
            <text:p>8.73155473781049</text:p>
          </table:table-cell>
          <table:table-cell table:number-columns-repeated="1018"/>
        </table:table-row>
        <table:table-row table:style-name="ro1">
          <table:table-cell office:value-type="float" office:value="1475537660.82" calcext:value-type="float">
            <text:p>1475537660.82</text:p>
          </table:table-cell>
          <table:table-cell office:value-type="float" office:value="1.99958" calcext:value-type="float">
            <text:p>1.99958</text:p>
          </table:table-cell>
          <table:table-cell table:formula="of:=([.A70] / 86400) + 25569" office:value-type="date" office:date-value="2016-10-03T23:34:20.82" calcext:value-type="date">
            <text:p>2016-10-03 23:34:20.820</text:p>
          </table:table-cell>
          <table:table-cell table:formula="of:=[.C70]-(4/24)" office:value-type="time" office:time-value="PT1023523H34M20.820000339S" calcext:value-type="time">
            <text:p>19:34:20.820</text:p>
          </table:table-cell>
          <table:table-cell table:formula="of:=[.B70]/[.G$1]" office:value-type="float" office:value="0.00919770009199632" calcext:value-type="float">
            <text:p>0.009197700091996</text:p>
          </table:table-cell>
          <table:table-cell table:formula="of:=[.E70]*1000" office:value-type="float" office:value="9.19770009199632" calcext:value-type="float">
            <text:p>9.19770009199632</text:p>
          </table:table-cell>
          <table:table-cell table:number-columns-repeated="1018"/>
        </table:table-row>
        <table:table-row table:style-name="ro1">
          <table:table-cell office:value-type="float" office:value="1475537662.116" calcext:value-type="float">
            <text:p>1475537662.116</text:p>
          </table:table-cell>
          <table:table-cell office:value-type="float" office:value="1.995128" calcext:value-type="float">
            <text:p>1.995128</text:p>
          </table:table-cell>
          <table:table-cell table:formula="of:=([.A71] / 86400) + 25569" office:value-type="date" office:date-value="2016-10-03T23:34:22.116" calcext:value-type="date">
            <text:p>2016-10-03 23:34:22.116</text:p>
          </table:table-cell>
          <table:table-cell table:formula="of:=[.C71]-(4/24)" office:value-type="time" office:time-value="PT1023523H34M22.116000149S" calcext:value-type="time">
            <text:p>19:34:22.116</text:p>
          </table:table-cell>
          <table:table-cell table:formula="of:=[.B71]/[.G$1]" office:value-type="float" office:value="0.00917722171113155" calcext:value-type="float">
            <text:p>0.009177221711132</text:p>
          </table:table-cell>
          <table:table-cell table:formula="of:=[.E71]*1000" office:value-type="float" office:value="9.17722171113156" calcext:value-type="float">
            <text:p>9.17722171113156</text:p>
          </table:table-cell>
          <table:table-cell table:number-columns-repeated="1018"/>
        </table:table-row>
        <table:table-row table:style-name="ro1">
          <table:table-cell office:value-type="float" office:value="1475537663.673" calcext:value-type="float">
            <text:p>1475537663.673</text:p>
          </table:table-cell>
          <table:table-cell office:value-type="float" office:value="1.959003" calcext:value-type="float">
            <text:p>1.959003</text:p>
          </table:table-cell>
          <table:table-cell table:formula="of:=([.A72] / 86400) + 25569" office:value-type="date" office:date-value="2016-10-03T23:34:23.672999" calcext:value-type="date">
            <text:p>2016-10-03 23:34:23.673</text:p>
          </table:table-cell>
          <table:table-cell table:formula="of:=[.C72]-(4/24)" office:value-type="time" office:time-value="PT1023523H34M23.672997337S" calcext:value-type="time">
            <text:p>19:34:23.673</text:p>
          </table:table-cell>
          <table:table-cell table:formula="of:=[.B72]/[.G$1]" office:value-type="float" office:value="0.00901105335786568" calcext:value-type="float">
            <text:p>0.009011053357866</text:p>
          </table:table-cell>
          <table:table-cell table:formula="of:=[.E72]*1000" office:value-type="float" office:value="9.01105335786568" calcext:value-type="float">
            <text:p>9.01105335786568</text:p>
          </table:table-cell>
          <table:table-cell table:number-columns-repeated="1018"/>
        </table:table-row>
        <table:table-row table:style-name="ro1">
          <table:table-cell office:value-type="float" office:value="1475537664.97" calcext:value-type="float">
            <text:p>1475537664.97</text:p>
          </table:table-cell>
          <table:table-cell office:value-type="float" office:value="1.857425" calcext:value-type="float">
            <text:p>1.857425</text:p>
          </table:table-cell>
          <table:table-cell table:formula="of:=([.A73] / 86400) + 25569" office:value-type="date" office:date-value="2016-10-03T23:34:24.97" calcext:value-type="date">
            <text:p>2016-10-03 23:34:24.970</text:p>
          </table:table-cell>
          <table:table-cell table:formula="of:=[.C73]-(4/24)" office:value-type="time" office:time-value="PT1023523H34M24.970000461S" calcext:value-type="time">
            <text:p>19:34:24.970</text:p>
          </table:table-cell>
          <table:table-cell table:formula="of:=[.B73]/[.G$1]" office:value-type="float" office:value="0.0085438132474701" calcext:value-type="float">
            <text:p>0.00854381324747</text:p>
          </table:table-cell>
          <table:table-cell table:formula="of:=[.E73]*1000" office:value-type="float" office:value="8.5438132474701" calcext:value-type="float">
            <text:p>8.5438132474701</text:p>
          </table:table-cell>
          <table:table-cell table:number-columns-repeated="1018"/>
        </table:table-row>
        <table:table-row table:style-name="ro1">
          <table:table-cell office:value-type="float" office:value="1475537666.269" calcext:value-type="float">
            <text:p>1475537666.269</text:p>
          </table:table-cell>
          <table:table-cell office:value-type="float" office:value="1.769971" calcext:value-type="float">
            <text:p>1.769971</text:p>
          </table:table-cell>
          <table:table-cell table:formula="of:=([.A74] / 86400) + 25569" office:value-type="date" office:date-value="2016-10-03T23:34:26.269" calcext:value-type="date">
            <text:p>2016-10-03 23:34:26.269</text:p>
          </table:table-cell>
          <table:table-cell table:formula="of:=[.C74]-(4/24)" office:value-type="time" office:time-value="PT1023523H34M26.268997639S" calcext:value-type="time">
            <text:p>19:34:26.269</text:p>
          </table:table-cell>
          <table:table-cell table:formula="of:=[.B74]/[.G$1]" office:value-type="float" office:value="0.00814154093836246" calcext:value-type="float">
            <text:p>0.008141540938362</text:p>
          </table:table-cell>
          <table:table-cell table:formula="of:=[.E74]*1000" office:value-type="float" office:value="8.14154093836246" calcext:value-type="float">
            <text:p>8.14154093836246</text:p>
          </table:table-cell>
          <table:table-cell table:number-columns-repeated="1018"/>
        </table:table-row>
        <table:table-row table:style-name="ro1">
          <table:table-cell office:value-type="float" office:value="1475537667.629" calcext:value-type="float">
            <text:p>1475537667.629</text:p>
          </table:table-cell>
          <table:table-cell office:value-type="float" office:value="1.772132" calcext:value-type="float">
            <text:p>1.772132</text:p>
          </table:table-cell>
          <table:table-cell table:formula="of:=([.A75] / 86400) + 25569" office:value-type="date" office:date-value="2016-10-03T23:34:27.629" calcext:value-type="date">
            <text:p>2016-10-03 23:34:27.629</text:p>
          </table:table-cell>
          <table:table-cell table:formula="of:=[.C75]-(4/24)" office:value-type="time" office:time-value="PT1023523H34M27.629000824S" calcext:value-type="time">
            <text:p>19:34:27.629</text:p>
          </table:table-cell>
          <table:table-cell table:formula="of:=[.B75]/[.G$1]" office:value-type="float" office:value="0.00815148114075437" calcext:value-type="float">
            <text:p>0.008151481140754</text:p>
          </table:table-cell>
          <table:table-cell table:formula="of:=[.E75]*1000" office:value-type="float" office:value="8.15148114075437" calcext:value-type="float">
            <text:p>8.15148114075437</text:p>
          </table:table-cell>
          <table:table-cell table:number-columns-repeated="1018"/>
        </table:table-row>
        <table:table-row table:style-name="ro1">
          <table:table-cell office:value-type="float" office:value="1475537668.958" calcext:value-type="float">
            <text:p>1475537668.958</text:p>
          </table:table-cell>
          <table:table-cell office:value-type="float" office:value="1.775833" calcext:value-type="float">
            <text:p>1.775833</text:p>
          </table:table-cell>
          <table:table-cell table:formula="of:=([.A76] / 86400) + 25569" office:value-type="date" office:date-value="2016-10-03T23:34:28.958" calcext:value-type="date">
            <text:p>2016-10-03 23:34:28.958</text:p>
          </table:table-cell>
          <table:table-cell table:formula="of:=[.C76]-(4/24)" office:value-type="time" office:time-value="PT1023523H34M28.957999768S" calcext:value-type="time">
            <text:p>19:34:28.958</text:p>
          </table:table-cell>
          <table:table-cell table:formula="of:=[.B76]/[.G$1]" office:value-type="float" office:value="0.00816850505979761" calcext:value-type="float">
            <text:p>0.008168505059798</text:p>
          </table:table-cell>
          <table:table-cell table:formula="of:=[.E76]*1000" office:value-type="float" office:value="8.16850505979761" calcext:value-type="float">
            <text:p>8.16850505979761</text:p>
          </table:table-cell>
          <table:table-cell table:number-columns-repeated="1018"/>
        </table:table-row>
        <table:table-row table:style-name="ro1">
          <table:table-cell office:value-type="float" office:value="1475537670.256" calcext:value-type="float">
            <text:p>1475537670.256</text:p>
          </table:table-cell>
          <table:table-cell office:value-type="float" office:value="1.853542" calcext:value-type="float">
            <text:p>1.853542</text:p>
          </table:table-cell>
          <table:table-cell table:formula="of:=([.A77] / 86400) + 25569" office:value-type="date" office:date-value="2016-10-03T23:34:30.256" calcext:value-type="date">
            <text:p>2016-10-03 23:34:30.256</text:p>
          </table:table-cell>
          <table:table-cell table:formula="of:=[.C77]-(4/24)" office:value-type="time" office:time-value="PT1023523H34M30.256000757S" calcext:value-type="time">
            <text:p>19:34:30.256</text:p>
          </table:table-cell>
          <table:table-cell table:formula="of:=[.B77]/[.G$1]" office:value-type="float" office:value="0.00852595216191352" calcext:value-type="float">
            <text:p>0.008525952161914</text:p>
          </table:table-cell>
          <table:table-cell table:formula="of:=[.E77]*1000" office:value-type="float" office:value="8.52595216191352" calcext:value-type="float">
            <text:p>8.52595216191352</text:p>
          </table:table-cell>
          <table:table-cell table:number-columns-repeated="1018"/>
        </table:table-row>
        <table:table-row table:style-name="ro1">
          <table:table-cell office:value-type="float" office:value="1475537671.553" calcext:value-type="float">
            <text:p>1475537671.553</text:p>
          </table:table-cell>
          <table:table-cell office:value-type="float" office:value="1.934493" calcext:value-type="float">
            <text:p>1.934493</text:p>
          </table:table-cell>
          <table:table-cell table:formula="of:=([.A78] / 86400) + 25569" office:value-type="date" office:date-value="2016-10-03T23:34:31.553" calcext:value-type="date">
            <text:p>2016-10-03 23:34:31.553</text:p>
          </table:table-cell>
          <table:table-cell table:formula="of:=[.C78]-(4/24)" office:value-type="time" office:time-value="PT1023523H34M31.552996337S" calcext:value-type="time">
            <text:p>19:34:31.553</text:p>
          </table:table-cell>
          <table:table-cell table:formula="of:=[.B78]/[.G$1]" office:value-type="float" office:value="0.0088983118675253" calcext:value-type="float">
            <text:p>0.008898311867525</text:p>
          </table:table-cell>
          <table:table-cell table:formula="of:=[.E78]*1000" office:value-type="float" office:value="8.8983118675253" calcext:value-type="float">
            <text:p>8.8983118675253</text:p>
          </table:table-cell>
          <table:table-cell table:number-columns-repeated="1018"/>
        </table:table-row>
        <table:table-row table:style-name="ro1">
          <table:table-cell office:value-type="float" office:value="1475537672.853" calcext:value-type="float">
            <text:p>1475537672.853</text:p>
          </table:table-cell>
          <table:table-cell office:value-type="float" office:value="1.949514" calcext:value-type="float">
            <text:p>1.949514</text:p>
          </table:table-cell>
          <table:table-cell table:formula="of:=([.A79] / 86400) + 25569" office:value-type="date" office:date-value="2016-10-03T23:34:32.853" calcext:value-type="date">
            <text:p>2016-10-03 23:34:32.853</text:p>
          </table:table-cell>
          <table:table-cell table:formula="of:=[.C79]-(4/24)" office:value-type="time" office:time-value="PT1023523H34M32.852997668S" calcext:value-type="time">
            <text:p>19:34:32.853</text:p>
          </table:table-cell>
          <table:table-cell table:formula="of:=[.B79]/[.G$1]" office:value-type="float" office:value="0.00896740570377185" calcext:value-type="float">
            <text:p>0.008967405703772</text:p>
          </table:table-cell>
          <table:table-cell table:formula="of:=[.E79]*1000" office:value-type="float" office:value="8.96740570377185" calcext:value-type="float">
            <text:p>8.96740570377185</text:p>
          </table:table-cell>
          <table:table-cell table:number-columns-repeated="1018"/>
        </table:table-row>
        <table:table-row table:style-name="ro1">
          <table:table-cell office:value-type="float" office:value="1475537674.408" calcext:value-type="float">
            <text:p>1475537674.408</text:p>
          </table:table-cell>
          <table:table-cell office:value-type="float" office:value="1.947957" calcext:value-type="float">
            <text:p>1.947957</text:p>
          </table:table-cell>
          <table:table-cell table:formula="of:=([.A80] / 86400) + 25569" office:value-type="date" office:date-value="2016-10-03T23:34:34.408" calcext:value-type="date">
            <text:p>2016-10-03 23:34:34.408</text:p>
          </table:table-cell>
          <table:table-cell table:formula="of:=[.C80]-(4/24)" office:value-type="time" office:time-value="PT1023523H34M34.407997448S" calcext:value-type="time">
            <text:p>19:34:34.408</text:p>
          </table:table-cell>
          <table:table-cell table:formula="of:=[.B80]/[.G$1]" office:value-type="float" office:value="0.00896024379024839" calcext:value-type="float">
            <text:p>0.008960243790248</text:p>
          </table:table-cell>
          <table:table-cell table:formula="of:=[.E80]*1000" office:value-type="float" office:value="8.96024379024839" calcext:value-type="float">
            <text:p>8.96024379024839</text:p>
          </table:table-cell>
          <table:table-cell table:number-columns-repeated="1018"/>
        </table:table-row>
        <table:table-row table:style-name="ro1">
          <table:table-cell office:value-type="float" office:value="1475537675.686" calcext:value-type="float">
            <text:p>1475537675.686</text:p>
          </table:table-cell>
          <table:table-cell office:value-type="float" office:value="1.974977" calcext:value-type="float">
            <text:p>1.974977</text:p>
          </table:table-cell>
          <table:table-cell table:formula="of:=([.A81] / 86400) + 25569" office:value-type="date" office:date-value="2016-10-03T23:34:35.686" calcext:value-type="date">
            <text:p>2016-10-03 23:34:35.686</text:p>
          </table:table-cell>
          <table:table-cell table:formula="of:=[.C81]-(4/24)" office:value-type="time" office:time-value="PT1023523H34M35.686000474S" calcext:value-type="time">
            <text:p>19:34:35.686</text:p>
          </table:table-cell>
          <table:table-cell table:formula="of:=[.B81]/[.G$1]" office:value-type="float" office:value="0.00908453081876725" calcext:value-type="float">
            <text:p>0.009084530818767</text:p>
          </table:table-cell>
          <table:table-cell table:formula="of:=[.E81]*1000" office:value-type="float" office:value="9.08453081876725" calcext:value-type="float">
            <text:p>9.08453081876725</text:p>
          </table:table-cell>
          <table:table-cell table:number-columns-repeated="1018"/>
        </table:table-row>
        <table:table-row table:style-name="ro1">
          <table:table-cell office:value-type="float" office:value="1475537677.061" calcext:value-type="float">
            <text:p>1475537677.061</text:p>
          </table:table-cell>
          <table:table-cell office:value-type="float" office:value="2.014638" calcext:value-type="float">
            <text:p>2.014638</text:p>
          </table:table-cell>
          <table:table-cell table:formula="of:=([.A82] / 86400) + 25569" office:value-type="date" office:date-value="2016-10-03T23:34:37.061" calcext:value-type="date">
            <text:p>2016-10-03 23:34:37.061</text:p>
          </table:table-cell>
          <table:table-cell table:formula="of:=[.C82]-(4/24)" office:value-type="time" office:time-value="PT1023523H34M37.060998045S" calcext:value-type="time">
            <text:p>19:34:37.061</text:p>
          </table:table-cell>
          <table:table-cell table:formula="of:=[.B82]/[.G$1]" office:value-type="float" office:value="0.00926696412143514" calcext:value-type="float">
            <text:p>0.009266964121435</text:p>
          </table:table-cell>
          <table:table-cell table:formula="of:=[.E82]*1000" office:value-type="float" office:value="9.26696412143514" calcext:value-type="float">
            <text:p>9.26696412143514</text:p>
          </table:table-cell>
          <table:table-cell table:number-columns-repeated="1018"/>
        </table:table-row>
        <table:table-row table:style-name="ro1">
          <table:table-cell office:value-type="float" office:value="1475537678.388" calcext:value-type="float">
            <text:p>1475537678.388</text:p>
          </table:table-cell>
          <table:table-cell office:value-type="float" office:value="2.031638" calcext:value-type="float">
            <text:p>2.031638</text:p>
          </table:table-cell>
          <table:table-cell table:formula="of:=([.A83] / 86400) + 25569" office:value-type="date" office:date-value="2016-10-03T23:34:38.388" calcext:value-type="date">
            <text:p>2016-10-03 23:34:38.388</text:p>
          </table:table-cell>
          <table:table-cell table:formula="of:=[.C83]-(4/24)" office:value-type="time" office:time-value="PT1023523H34M38.388S" calcext:value-type="time">
            <text:p>19:34:38.388</text:p>
          </table:table-cell>
          <table:table-cell table:formula="of:=[.B83]/[.G$1]" office:value-type="float" office:value="0.00934516099356026" calcext:value-type="float">
            <text:p>0.00934516099356</text:p>
          </table:table-cell>
          <table:table-cell table:formula="of:=[.E83]*1000" office:value-type="float" office:value="9.34516099356026" calcext:value-type="float">
            <text:p>9.34516099356026</text:p>
          </table:table-cell>
          <table:table-cell table:number-columns-repeated="1018"/>
        </table:table-row>
        <table:table-row table:style-name="ro1">
          <table:table-cell office:value-type="float" office:value="1475537679.686" calcext:value-type="float">
            <text:p>1475537679.686</text:p>
          </table:table-cell>
          <table:table-cell office:value-type="float" office:value="2.030411" calcext:value-type="float">
            <text:p>2.030411</text:p>
          </table:table-cell>
          <table:table-cell table:formula="of:=([.A84] / 86400) + 25569" office:value-type="date" office:date-value="2016-10-03T23:34:39.686" calcext:value-type="date">
            <text:p>2016-10-03 23:34:39.686</text:p>
          </table:table-cell>
          <table:table-cell table:formula="of:=[.C84]-(4/24)" office:value-type="time" office:time-value="PT1023523H34M39.68599638S" calcext:value-type="time">
            <text:p>19:34:39.686</text:p>
          </table:table-cell>
          <table:table-cell table:formula="of:=[.B84]/[.G$1]" office:value-type="float" office:value="0.00933951701931923" calcext:value-type="float">
            <text:p>0.009339517019319</text:p>
          </table:table-cell>
          <table:table-cell table:formula="of:=[.E84]*1000" office:value-type="float" office:value="9.33951701931923" calcext:value-type="float">
            <text:p>9.33951701931923</text:p>
          </table:table-cell>
          <table:table-cell table:number-columns-repeated="1018"/>
        </table:table-row>
        <table:table-row table:style-name="ro1">
          <table:table-cell office:value-type="float" office:value="1475537680.984" calcext:value-type="float">
            <text:p>1475537680.984</text:p>
          </table:table-cell>
          <table:table-cell office:value-type="float" office:value="2.00971" calcext:value-type="float">
            <text:p>2.00971</text:p>
          </table:table-cell>
          <table:table-cell table:formula="of:=([.A85] / 86400) + 25569" office:value-type="date" office:date-value="2016-10-03T23:34:40.984" calcext:value-type="date">
            <text:p>2016-10-03 23:34:40.984</text:p>
          </table:table-cell>
          <table:table-cell table:formula="of:=[.C85]-(4/24)" office:value-type="time" office:time-value="PT1023523H34M40.983997788S" calcext:value-type="time">
            <text:p>19:34:40.984</text:p>
          </table:table-cell>
          <table:table-cell table:formula="of:=[.B85]/[.G$1]" office:value-type="float" office:value="0.00924429622815087" calcext:value-type="float">
            <text:p>0.009244296228151</text:p>
          </table:table-cell>
          <table:table-cell table:formula="of:=[.E85]*1000" office:value-type="float" office:value="9.24429622815087" calcext:value-type="float">
            <text:p>9.24429622815087</text:p>
          </table:table-cell>
          <table:table-cell table:number-columns-repeated="1018"/>
        </table:table-row>
        <table:table-row table:style-name="ro1">
          <table:table-cell office:value-type="float" office:value="1475537682.283" calcext:value-type="float">
            <text:p>1475537682.283</text:p>
          </table:table-cell>
          <table:table-cell office:value-type="float" office:value="1.921999" calcext:value-type="float">
            <text:p>1.921999</text:p>
          </table:table-cell>
          <table:table-cell table:formula="of:=([.A86] / 86400) + 25569" office:value-type="date" office:date-value="2016-10-03T23:34:42.283" calcext:value-type="date">
            <text:p>2016-10-03 23:34:42.283</text:p>
          </table:table-cell>
          <table:table-cell table:formula="of:=[.C86]-(4/24)" office:value-type="time" office:time-value="PT1023523H34M42.282997482S" calcext:value-type="time">
            <text:p>19:34:42.283</text:p>
          </table:table-cell>
          <table:table-cell table:formula="of:=[.B86]/[.G$1]" office:value-type="float" office:value="0.00884084176632935" calcext:value-type="float">
            <text:p>0.008840841766329</text:p>
          </table:table-cell>
          <table:table-cell table:formula="of:=[.E86]*1000" office:value-type="float" office:value="8.84084176632935" calcext:value-type="float">
            <text:p>8.84084176632935</text:p>
          </table:table-cell>
          <table:table-cell table:number-columns-repeated="1018"/>
        </table:table-row>
        <table:table-row table:style-name="ro1">
          <table:table-cell office:value-type="float" office:value="1475537683.853" calcext:value-type="float">
            <text:p>1475537683.853</text:p>
          </table:table-cell>
          <table:table-cell office:value-type="float" office:value="1.833263" calcext:value-type="float">
            <text:p>1.833263</text:p>
          </table:table-cell>
          <table:table-cell table:formula="of:=([.A87] / 86400) + 25569" office:value-type="date" office:date-value="2016-10-03T23:34:43.853" calcext:value-type="date">
            <text:p>2016-10-03 23:34:43.853</text:p>
          </table:table-cell>
          <table:table-cell table:formula="of:=[.C87]-(4/24)" office:value-type="time" office:time-value="PT1023523H34M43.85300003S" calcext:value-type="time">
            <text:p>19:34:43.853</text:p>
          </table:table-cell>
          <table:table-cell table:formula="of:=[.B87]/[.G$1]" office:value-type="float" office:value="0.00843267249310028" calcext:value-type="float">
            <text:p>0.0084326724931</text:p>
          </table:table-cell>
          <table:table-cell table:formula="of:=[.E87]*1000" office:value-type="float" office:value="8.43267249310028" calcext:value-type="float">
            <text:p>8.43267249310028</text:p>
          </table:table-cell>
          <table:table-cell table:number-columns-repeated="1018"/>
        </table:table-row>
        <table:table-row table:style-name="ro1">
          <table:table-cell office:value-type="float" office:value="1475537685.151" calcext:value-type="float">
            <text:p>1475537685.151</text:p>
          </table:table-cell>
          <table:table-cell office:value-type="float" office:value="1.835919" calcext:value-type="float">
            <text:p>1.835919</text:p>
          </table:table-cell>
          <table:table-cell table:formula="of:=([.A88] / 86400) + 25569" office:value-type="date" office:date-value="2016-10-03T23:34:45.151" calcext:value-type="date">
            <text:p>2016-10-03 23:34:45.151</text:p>
          </table:table-cell>
          <table:table-cell table:formula="of:=[.C88]-(4/24)" office:value-type="time" office:time-value="PT1023523H34M45.150997248S" calcext:value-type="time">
            <text:p>19:34:45.151</text:p>
          </table:table-cell>
          <table:table-cell table:formula="of:=[.B88]/[.G$1]" office:value-type="float" office:value="0.00844488960441582" calcext:value-type="float">
            <text:p>0.008444889604416</text:p>
          </table:table-cell>
          <table:table-cell table:formula="of:=[.E88]*1000" office:value-type="float" office:value="8.44488960441582" calcext:value-type="float">
            <text:p>8.44488960441582</text:p>
          </table:table-cell>
          <table:table-cell table:number-columns-repeated="1018"/>
        </table:table-row>
        <table:table-row table:style-name="ro1">
          <table:table-cell office:value-type="float" office:value="1475537686.515" calcext:value-type="float">
            <text:p>1475537686.515</text:p>
          </table:table-cell>
          <table:table-cell office:value-type="float" office:value="1.832365" calcext:value-type="float">
            <text:p>1.832365</text:p>
          </table:table-cell>
          <table:table-cell table:formula="of:=([.A89] / 86400) + 25569" office:value-type="date" office:date-value="2016-10-03T23:34:46.515" calcext:value-type="date">
            <text:p>2016-10-03 23:34:46.515</text:p>
          </table:table-cell>
          <table:table-cell table:formula="of:=[.C89]-(4/24)" office:value-type="time" office:time-value="PT1023523H34M46.515000276S" calcext:value-type="time">
            <text:p>19:34:46.515</text:p>
          </table:table-cell>
          <table:table-cell table:formula="of:=[.B89]/[.G$1]" office:value-type="float" office:value="0.00842854185832567" calcext:value-type="float">
            <text:p>0.008428541858326</text:p>
          </table:table-cell>
          <table:table-cell table:formula="of:=[.E89]*1000" office:value-type="float" office:value="8.42854185832567" calcext:value-type="float">
            <text:p>8.42854185832567</text:p>
          </table:table-cell>
          <table:table-cell table:number-columns-repeated="1018"/>
        </table:table-row>
        <table:table-row table:style-name="ro1">
          <table:table-cell office:value-type="float" office:value="1475537687.844" calcext:value-type="float">
            <text:p>1475537687.844</text:p>
          </table:table-cell>
          <table:table-cell office:value-type="float" office:value="1.695798" calcext:value-type="float">
            <text:p>1.695798</text:p>
          </table:table-cell>
          <table:table-cell table:formula="of:=([.A90] / 86400) + 25569" office:value-type="date" office:date-value="2016-10-03T23:34:47.844" calcext:value-type="date">
            <text:p>2016-10-03 23:34:47.844</text:p>
          </table:table-cell>
          <table:table-cell table:formula="of:=[.C90]-(4/24)" office:value-type="time" office:time-value="PT1023523H34M47.84399922S" calcext:value-type="time">
            <text:p>19:34:47.844</text:p>
          </table:table-cell>
          <table:table-cell table:formula="of:=[.B90]/[.G$1]" office:value-type="float" office:value="0.00780035878564857" calcext:value-type="float">
            <text:p>0.007800358785649</text:p>
          </table:table-cell>
          <table:table-cell table:formula="of:=[.E90]*1000" office:value-type="float" office:value="7.80035878564857" calcext:value-type="float">
            <text:p>7.80035878564857</text:p>
          </table:table-cell>
          <table:table-cell table:number-columns-repeated="1018"/>
        </table:table-row>
        <table:table-row table:style-name="ro1">
          <table:table-cell office:value-type="float" office:value="1475537689.141" calcext:value-type="float">
            <text:p>1475537689.141</text:p>
          </table:table-cell>
          <table:table-cell office:value-type="float" office:value="1.558168" calcext:value-type="float">
            <text:p>1.558168</text:p>
          </table:table-cell>
          <table:table-cell table:formula="of:=([.A91] / 86400) + 25569" office:value-type="date" office:date-value="2016-10-03T23:34:49.141" calcext:value-type="date">
            <text:p>2016-10-03 23:34:49.141</text:p>
          </table:table-cell>
          <table:table-cell table:formula="of:=[.C91]-(4/24)" office:value-type="time" office:time-value="PT1023523H34M49.14099941S" calcext:value-type="time">
            <text:p>19:34:49.141</text:p>
          </table:table-cell>
          <table:table-cell table:formula="of:=[.B91]/[.G$1]" office:value-type="float" office:value="0.00716728610855566" calcext:value-type="float">
            <text:p>0.007167286108556</text:p>
          </table:table-cell>
          <table:table-cell table:formula="of:=[.E91]*1000" office:value-type="float" office:value="7.16728610855566" calcext:value-type="float">
            <text:p>7.16728610855566</text:p>
          </table:table-cell>
          <table:table-cell table:number-columns-repeated="1018"/>
        </table:table-row>
        <table:table-row table:style-name="ro1">
          <table:table-cell office:value-type="float" office:value="1475537690.438" calcext:value-type="float">
            <text:p>1475537690.438</text:p>
          </table:table-cell>
          <table:table-cell office:value-type="float" office:value="1.535691" calcext:value-type="float">
            <text:p>1.535691</text:p>
          </table:table-cell>
          <table:table-cell table:formula="of:=([.A92] / 86400) + 25569" office:value-type="date" office:date-value="2016-10-03T23:34:50.438" calcext:value-type="date">
            <text:p>2016-10-03 23:34:50.438</text:p>
          </table:table-cell>
          <table:table-cell table:formula="of:=[.C92]-(4/24)" office:value-type="time" office:time-value="PT1023523H34M50.437997505S" calcext:value-type="time">
            <text:p>19:34:50.438</text:p>
          </table:table-cell>
          <table:table-cell table:formula="of:=[.B92]/[.G$1]" office:value-type="float" office:value="0.00706389604415823" calcext:value-type="float">
            <text:p>0.007063896044158</text:p>
          </table:table-cell>
          <table:table-cell table:formula="of:=[.E92]*1000" office:value-type="float" office:value="7.06389604415823" calcext:value-type="float">
            <text:p>7.06389604415823</text:p>
          </table:table-cell>
          <table:table-cell table:number-columns-repeated="1018"/>
        </table:table-row>
        <table:table-row table:style-name="ro1">
          <table:table-cell office:value-type="float" office:value="1475537691.737" calcext:value-type="float">
            <text:p>1475537691.737</text:p>
          </table:table-cell>
          <table:table-cell office:value-type="float" office:value="1.537284" calcext:value-type="float">
            <text:p>1.537284</text:p>
          </table:table-cell>
          <table:table-cell table:formula="of:=([.A93] / 86400) + 25569" office:value-type="date" office:date-value="2016-10-03T23:34:51.737" calcext:value-type="date">
            <text:p>2016-10-03 23:34:51.737</text:p>
          </table:table-cell>
          <table:table-cell table:formula="of:=[.C93]-(4/24)" office:value-type="time" office:time-value="PT1023523H34M51.736999713S" calcext:value-type="time">
            <text:p>19:34:51.737</text:p>
          </table:table-cell>
          <table:table-cell table:formula="of:=[.B93]/[.G$1]" office:value-type="float" office:value="0.00707122355105796" calcext:value-type="float">
            <text:p>0.007071223551058</text:p>
          </table:table-cell>
          <table:table-cell table:formula="of:=[.E93]*1000" office:value-type="float" office:value="7.07122355105796" calcext:value-type="float">
            <text:p>7.07122355105796</text:p>
          </table:table-cell>
          <table:table-cell table:number-columns-repeated="1018"/>
        </table:table-row>
        <table:table-row table:style-name="ro1">
          <table:table-cell office:value-type="float" office:value="1475537693.039" calcext:value-type="float">
            <text:p>1475537693.039</text:p>
          </table:table-cell>
          <table:table-cell office:value-type="float" office:value="1.541699" calcext:value-type="float">
            <text:p>1.541699</text:p>
          </table:table-cell>
          <table:table-cell table:formula="of:=([.A94] / 86400) + 25569" office:value-type="date" office:date-value="2016-10-03T23:34:53.038999" calcext:value-type="date">
            <text:p>2016-10-03 23:34:53.039</text:p>
          </table:table-cell>
          <table:table-cell table:formula="of:=[.C94]-(4/24)" office:value-type="time" office:time-value="PT1023523H34M53.038997613S" calcext:value-type="time">
            <text:p>19:34:53.039</text:p>
          </table:table-cell>
          <table:table-cell table:formula="of:=[.B94]/[.G$1]" office:value-type="float" office:value="0.00709153173873045" calcext:value-type="float">
            <text:p>0.00709153173873</text:p>
          </table:table-cell>
          <table:table-cell table:formula="of:=[.E94]*1000" office:value-type="float" office:value="7.09153173873045" calcext:value-type="float">
            <text:p>7.09153173873045</text:p>
          </table:table-cell>
          <table:table-cell table:number-columns-repeated="1018"/>
        </table:table-row>
        <table:table-row table:style-name="ro1">
          <table:table-cell office:value-type="float" office:value="1475537694.59" calcext:value-type="float">
            <text:p>1475537694.59</text:p>
          </table:table-cell>
          <table:table-cell office:value-type="float" office:value="1.553753" calcext:value-type="float">
            <text:p>1.553753</text:p>
          </table:table-cell>
          <table:table-cell table:formula="of:=([.A95] / 86400) + 25569" office:value-type="date" office:date-value="2016-10-03T23:34:54.59" calcext:value-type="date">
            <text:p>2016-10-03 23:34:54.590</text:p>
          </table:table-cell>
          <table:table-cell table:formula="of:=[.C95]-(4/24)" office:value-type="time" office:time-value="PT1023523H34M54.589999225S" calcext:value-type="time">
            <text:p>19:34:54.590</text:p>
          </table:table-cell>
          <table:table-cell table:formula="of:=[.B95]/[.G$1]" office:value-type="float" office:value="0.00714697792088316" calcext:value-type="float">
            <text:p>0.007146977920883</text:p>
          </table:table-cell>
          <table:table-cell table:formula="of:=[.E95]*1000" office:value-type="float" office:value="7.14697792088317" calcext:value-type="float">
            <text:p>7.14697792088317</text:p>
          </table:table-cell>
          <table:table-cell table:number-columns-repeated="1018"/>
        </table:table-row>
        <table:table-row table:style-name="ro1">
          <table:table-cell office:value-type="float" office:value="1475537695.888" calcext:value-type="float">
            <text:p>1475537695.888</text:p>
          </table:table-cell>
          <table:table-cell office:value-type="float" office:value="1.556922" calcext:value-type="float">
            <text:p>1.556922</text:p>
          </table:table-cell>
          <table:table-cell table:formula="of:=([.A96] / 86400) + 25569" office:value-type="date" office:date-value="2016-10-03T23:34:55.888" calcext:value-type="date">
            <text:p>2016-10-03 23:34:55.888</text:p>
          </table:table-cell>
          <table:table-cell table:formula="of:=[.C96]-(4/24)" office:value-type="time" office:time-value="PT1023523H34M55.888000634S" calcext:value-type="time">
            <text:p>19:34:55.888</text:p>
          </table:table-cell>
          <table:table-cell table:formula="of:=[.B96]/[.G$1]" office:value-type="float" office:value="0.00716155473781049" calcext:value-type="float">
            <text:p>0.00716155473781</text:p>
          </table:table-cell>
          <table:table-cell table:formula="of:=[.E96]*1000" office:value-type="float" office:value="7.16155473781049" calcext:value-type="float">
            <text:p>7.16155473781049</text:p>
          </table:table-cell>
          <table:table-cell table:number-columns-repeated="1018"/>
        </table:table-row>
        <table:table-row table:style-name="ro1">
          <table:table-cell office:value-type="float" office:value="1475537697.25" calcext:value-type="float">
            <text:p>1475537697.25</text:p>
          </table:table-cell>
          <table:table-cell office:value-type="float" office:value="1.555255" calcext:value-type="float">
            <text:p>1.555255</text:p>
          </table:table-cell>
          <table:table-cell table:formula="of:=([.A97] / 86400) + 25569" office:value-type="date" office:date-value="2016-10-03T23:34:57.25" calcext:value-type="date">
            <text:p>2016-10-03 23:34:57.250</text:p>
          </table:table-cell>
          <table:table-cell table:formula="of:=[.C97]-(4/24)" office:value-type="time" office:time-value="PT1023523H34M57.250000387S" calcext:value-type="time">
            <text:p>19:34:57.250</text:p>
          </table:table-cell>
          <table:table-cell table:formula="of:=[.B97]/[.G$1]" office:value-type="float" office:value="0.00715388684452622" calcext:value-type="float">
            <text:p>0.007153886844526</text:p>
          </table:table-cell>
          <table:table-cell table:formula="of:=[.E97]*1000" office:value-type="float" office:value="7.15388684452622" calcext:value-type="float">
            <text:p>7.15388684452622</text:p>
          </table:table-cell>
          <table:table-cell table:number-columns-repeated="1018"/>
        </table:table-row>
        <table:table-row table:style-name="ro1">
          <table:table-cell office:value-type="float" office:value="1475537698.578" calcext:value-type="float">
            <text:p>1475537698.578</text:p>
          </table:table-cell>
          <table:table-cell office:value-type="float" office:value="1.672753" calcext:value-type="float">
            <text:p>1.672753</text:p>
          </table:table-cell>
          <table:table-cell table:formula="of:=([.A98] / 86400) + 25569" office:value-type="date" office:date-value="2016-10-03T23:34:58.578" calcext:value-type="date">
            <text:p>2016-10-03 23:34:58.578</text:p>
          </table:table-cell>
          <table:table-cell table:formula="of:=[.C98]-(4/24)" office:value-type="time" office:time-value="PT1023523H34M58.577997275S" calcext:value-type="time">
            <text:p>19:34:58.578</text:p>
          </table:table-cell>
          <table:table-cell table:formula="of:=[.B98]/[.G$1]" office:value-type="float" office:value="0.00769435602575897" calcext:value-type="float">
            <text:p>0.007694356025759</text:p>
          </table:table-cell>
          <table:table-cell table:formula="of:=[.E98]*1000" office:value-type="float" office:value="7.69435602575897" calcext:value-type="float">
            <text:p>7.69435602575897</text:p>
          </table:table-cell>
          <table:table-cell table:number-columns-repeated="1018"/>
        </table:table-row>
        <table:table-row table:style-name="ro1">
          <table:table-cell office:value-type="float" office:value="1475537699.874" calcext:value-type="float">
            <text:p>1475537699.874</text:p>
          </table:table-cell>
          <table:table-cell office:value-type="float" office:value="1.876917" calcext:value-type="float">
            <text:p>1.876917</text:p>
          </table:table-cell>
          <table:table-cell table:formula="of:=([.A99] / 86400) + 25569" office:value-type="date" office:date-value="2016-10-03T23:34:59.874" calcext:value-type="date">
            <text:p>2016-10-03 23:34:59.874</text:p>
          </table:table-cell>
          <table:table-cell table:formula="of:=[.C99]-(4/24)" office:value-type="time" office:time-value="PT1023523H34M59.874000438S" calcext:value-type="time">
            <text:p>19:34:59.874</text:p>
          </table:table-cell>
          <table:table-cell table:formula="of:=[.B99]/[.G$1]" office:value-type="float" office:value="0.00863347286108556" calcext:value-type="float">
            <text:p>0.008633472861086</text:p>
          </table:table-cell>
          <table:table-cell table:formula="of:=[.E99]*1000" office:value-type="float" office:value="8.63347286108556" calcext:value-type="float">
            <text:p>8.63347286108556</text:p>
          </table:table-cell>
          <table:table-cell table:number-columns-repeated="1018"/>
        </table:table-row>
        <table:table-row table:style-name="ro1">
          <table:table-cell office:value-type="float" office:value="1475537701.173" calcext:value-type="float">
            <text:p>1475537701.173</text:p>
          </table:table-cell>
          <table:table-cell office:value-type="float" office:value="2.003811" calcext:value-type="float">
            <text:p>2.003811</text:p>
          </table:table-cell>
          <table:table-cell table:formula="of:=([.A100] / 86400) + 25569" office:value-type="date" office:date-value="2016-10-03T23:35:01.173" calcext:value-type="date">
            <text:p>2016-10-03 23:35:01.173</text:p>
          </table:table-cell>
          <table:table-cell table:formula="of:=[.C100]-(4/24)" office:value-type="time" office:time-value="PT1023523H35M01.173000131S" calcext:value-type="time">
            <text:p>19:35:01.173</text:p>
          </table:table-cell>
          <table:table-cell table:formula="of:=[.B100]/[.G$1]" office:value-type="float" office:value="0.00921716191352346" calcext:value-type="float">
            <text:p>0.009217161913523</text:p>
          </table:table-cell>
          <table:table-cell table:formula="of:=[.E100]*1000" office:value-type="float" office:value="9.21716191352346" calcext:value-type="float">
            <text:p>9.21716191352346</text:p>
          </table:table-cell>
          <table:table-cell table:number-columns-repeated="1018"/>
        </table:table-row>
        <table:table-row table:style-name="ro1">
          <table:table-cell office:value-type="float" office:value="1475537702.471" calcext:value-type="float">
            <text:p>1475537702.471</text:p>
          </table:table-cell>
          <table:table-cell office:value-type="float" office:value="1.996777" calcext:value-type="float">
            <text:p>1.996777</text:p>
          </table:table-cell>
          <table:table-cell table:formula="of:=([.A101] / 86400) + 25569" office:value-type="date" office:date-value="2016-10-03T23:35:02.471" calcext:value-type="date">
            <text:p>2016-10-03 23:35:02.471</text:p>
          </table:table-cell>
          <table:table-cell table:formula="of:=[.C101]-(4/24)" office:value-type="time" office:time-value="PT1023523H35M02.470999025S" calcext:value-type="time">
            <text:p>19:35:02.471</text:p>
          </table:table-cell>
          <table:table-cell table:formula="of:=[.B101]/[.G$1]" office:value-type="float" office:value="0.00918480680772769" calcext:value-type="float">
            <text:p>0.009184806807728</text:p>
          </table:table-cell>
          <table:table-cell table:formula="of:=[.E101]*1000" office:value-type="float" office:value="9.18480680772769" calcext:value-type="float">
            <text:p>9.18480680772769</text:p>
          </table:table-cell>
          <table:table-cell table:number-columns-repeated="1018"/>
        </table:table-row>
        <table:table-row table:style-name="ro1">
          <table:table-cell office:value-type="float" office:value="1475537704.033" calcext:value-type="float">
            <text:p>1475537704.033</text:p>
          </table:table-cell>
          <table:table-cell office:value-type="float" office:value="1.970746" calcext:value-type="float">
            <text:p>1.970746</text:p>
          </table:table-cell>
          <table:table-cell table:formula="of:=([.A102] / 86400) + 25569" office:value-type="date" office:date-value="2016-10-03T23:35:04.033" calcext:value-type="date">
            <text:p>2016-10-03 23:35:04.033</text:p>
          </table:table-cell>
          <table:table-cell table:formula="of:=[.C102]-(4/24)" office:value-type="time" office:time-value="PT1023523H35M04.033000208S" calcext:value-type="time">
            <text:p>19:35:04.033</text:p>
          </table:table-cell>
          <table:table-cell table:formula="of:=[.B102]/[.G$1]" office:value-type="float" office:value="0.00906506899724011" calcext:value-type="float">
            <text:p>0.00906506899724</text:p>
          </table:table-cell>
          <table:table-cell table:formula="of:=[.E102]*1000" office:value-type="float" office:value="9.06506899724011" calcext:value-type="float">
            <text:p>9.06506899724011</text:p>
          </table:table-cell>
          <table:table-cell table:number-columns-repeated="1018"/>
        </table:table-row>
        <table:table-row table:style-name="ro1">
          <table:table-cell office:value-type="float" office:value="1475537705.331" calcext:value-type="float">
            <text:p>1475537705.331</text:p>
          </table:table-cell>
          <table:table-cell office:value-type="float" office:value="1.867885" calcext:value-type="float">
            <text:p>1.867885</text:p>
          </table:table-cell>
          <table:table-cell table:formula="of:=([.A103] / 86400) + 25569" office:value-type="date" office:date-value="2016-10-03T23:35:05.331" calcext:value-type="date">
            <text:p>2016-10-03 23:35:05.331</text:p>
          </table:table-cell>
          <table:table-cell table:formula="of:=[.C103]-(4/24)" office:value-type="time" office:time-value="PT1023523H35M05.330999102S" calcext:value-type="time">
            <text:p>19:35:05.331</text:p>
          </table:table-cell>
          <table:table-cell table:formula="of:=[.B103]/[.G$1]" office:value-type="float" office:value="0.00859192732290708" calcext:value-type="float">
            <text:p>0.008591927322907</text:p>
          </table:table-cell>
          <table:table-cell table:formula="of:=[.E103]*1000" office:value-type="float" office:value="8.59192732290708" calcext:value-type="float">
            <text:p>8.59192732290708</text:p>
          </table:table-cell>
          <table:table-cell table:number-columns-repeated="1018"/>
        </table:table-row>
        <table:table-row table:style-name="ro1">
          <table:table-cell office:value-type="float" office:value="1475537706.695" calcext:value-type="float">
            <text:p>1475537706.695</text:p>
          </table:table-cell>
          <table:table-cell office:value-type="float" office:value="1.768634" calcext:value-type="float">
            <text:p>1.768634</text:p>
          </table:table-cell>
          <table:table-cell table:formula="of:=([.A104] / 86400) + 25569" office:value-type="date" office:date-value="2016-10-03T23:35:06.695" calcext:value-type="date">
            <text:p>2016-10-03 23:35:06.695</text:p>
          </table:table-cell>
          <table:table-cell table:formula="of:=[.C104]-(4/24)" office:value-type="time" office:time-value="PT1023523H35M06.695000455S" calcext:value-type="time">
            <text:p>19:35:06.695</text:p>
          </table:table-cell>
          <table:table-cell table:formula="of:=[.B104]/[.G$1]" office:value-type="float" office:value="0.00813539098436062" calcext:value-type="float">
            <text:p>0.008135390984361</text:p>
          </table:table-cell>
          <table:table-cell table:formula="of:=[.E104]*1000" office:value-type="float" office:value="8.13539098436063" calcext:value-type="float">
            <text:p>8.13539098436063</text:p>
          </table:table-cell>
          <table:table-cell table:number-columns-repeated="1018"/>
        </table:table-row>
        <table:table-row table:style-name="ro1">
          <table:table-cell office:value-type="float" office:value="1475537708.021" calcext:value-type="float">
            <text:p>1475537708.021</text:p>
          </table:table-cell>
          <table:table-cell office:value-type="float" office:value="1.770374" calcext:value-type="float">
            <text:p>1.770374</text:p>
          </table:table-cell>
          <table:table-cell table:formula="of:=([.A105] / 86400) + 25569" office:value-type="date" office:date-value="2016-10-03T23:35:08.021" calcext:value-type="date">
            <text:p>2016-10-03 23:35:08.021</text:p>
          </table:table-cell>
          <table:table-cell table:formula="of:=[.C105]-(4/24)" office:value-type="time" office:time-value="PT1023523H35M08.020999515S" calcext:value-type="time">
            <text:p>19:35:08.021</text:p>
          </table:table-cell>
          <table:table-cell table:formula="of:=[.B105]/[.G$1]" office:value-type="float" office:value="0.00814339466421343" calcext:value-type="float">
            <text:p>0.008143394664213</text:p>
          </table:table-cell>
          <table:table-cell table:formula="of:=[.E105]*1000" office:value-type="float" office:value="8.14339466421343" calcext:value-type="float">
            <text:p>8.14339466421343</text:p>
          </table:table-cell>
          <table:table-cell table:number-columns-repeated="1018"/>
        </table:table-row>
        <table:table-row table:style-name="ro1">
          <table:table-cell office:value-type="float" office:value="1475537709.324" calcext:value-type="float">
            <text:p>1475537709.324</text:p>
          </table:table-cell>
          <table:table-cell office:value-type="float" office:value="1.771821" calcext:value-type="float">
            <text:p>1.771821</text:p>
          </table:table-cell>
          <table:table-cell table:formula="of:=([.A106] / 86400) + 25569" office:value-type="date" office:date-value="2016-10-03T23:35:09.324" calcext:value-type="date">
            <text:p>2016-10-03 23:35:09.324</text:p>
          </table:table-cell>
          <table:table-cell table:formula="of:=[.C106]-(4/24)" office:value-type="time" office:time-value="PT1023523H35M09.32400031S" calcext:value-type="time">
            <text:p>19:35:09.324</text:p>
          </table:table-cell>
          <table:table-cell table:formula="of:=[.B106]/[.G$1]" office:value-type="float" office:value="0.00815005059797608" calcext:value-type="float">
            <text:p>0.008150050597976</text:p>
          </table:table-cell>
          <table:table-cell table:formula="of:=[.E106]*1000" office:value-type="float" office:value="8.15005059797608" calcext:value-type="float">
            <text:p>8.15005059797608</text:p>
          </table:table-cell>
          <table:table-cell table:number-columns-repeated="1018"/>
        </table:table-row>
        <table:table-row table:style-name="ro1">
          <table:table-cell office:value-type="float" office:value="1475537710.623" calcext:value-type="float">
            <text:p>1475537710.623</text:p>
          </table:table-cell>
          <table:table-cell office:value-type="float" office:value="1.844437" calcext:value-type="float">
            <text:p>1.844437</text:p>
          </table:table-cell>
          <table:table-cell table:formula="of:=([.A107] / 86400) + 25569" office:value-type="date" office:date-value="2016-10-03T23:35:10.623" calcext:value-type="date">
            <text:p>2016-10-03 23:35:10.623</text:p>
          </table:table-cell>
          <table:table-cell table:formula="of:=[.C107]-(4/24)" office:value-type="time" office:time-value="PT1023523H35M10.622999165S" calcext:value-type="time">
            <text:p>19:35:10.623</text:p>
          </table:table-cell>
          <table:table-cell table:formula="of:=[.B107]/[.G$1]" office:value-type="float" office:value="0.00848407083716651" calcext:value-type="float">
            <text:p>0.008484070837167</text:p>
          </table:table-cell>
          <table:table-cell table:formula="of:=[.E107]*1000" office:value-type="float" office:value="8.48407083716651" calcext:value-type="float">
            <text:p>8.48407083716651</text:p>
          </table:table-cell>
          <table:table-cell table:number-columns-repeated="1018"/>
        </table:table-row>
        <table:table-row table:style-name="ro1">
          <table:table-cell office:value-type="float" office:value="1475537711.92" calcext:value-type="float">
            <text:p>1475537711.92</text:p>
          </table:table-cell>
          <table:table-cell office:value-type="float" office:value="1.926542" calcext:value-type="float">
            <text:p>1.926542</text:p>
          </table:table-cell>
          <table:table-cell table:formula="of:=([.A108] / 86400) + 25569" office:value-type="date" office:date-value="2016-10-03T23:35:11.92" calcext:value-type="date">
            <text:p>2016-10-03 23:35:11.920</text:p>
          </table:table-cell>
          <table:table-cell table:formula="of:=[.C108]-(4/24)" office:value-type="time" office:time-value="PT1023523H35M11.920000194S" calcext:value-type="time">
            <text:p>19:35:11.920</text:p>
          </table:table-cell>
          <table:table-cell table:formula="of:=[.B108]/[.G$1]" office:value-type="float" office:value="0.00886173873045078" calcext:value-type="float">
            <text:p>0.008861738730451</text:p>
          </table:table-cell>
          <table:table-cell table:formula="of:=[.E108]*1000" office:value-type="float" office:value="8.86173873045078" calcext:value-type="float">
            <text:p>8.86173873045078</text:p>
          </table:table-cell>
          <table:table-cell table:number-columns-repeated="1018"/>
        </table:table-row>
        <table:table-row table:style-name="ro1">
          <table:table-cell office:value-type="float" office:value="1475537713.218" calcext:value-type="float">
            <text:p>1475537713.218</text:p>
          </table:table-cell>
          <table:table-cell office:value-type="float" office:value="1.950027" calcext:value-type="float">
            <text:p>1.950027</text:p>
          </table:table-cell>
          <table:table-cell table:formula="of:=([.A109] / 86400) + 25569" office:value-type="date" office:date-value="2016-10-03T23:35:13.218" calcext:value-type="date">
            <text:p>2016-10-03 23:35:13.218</text:p>
          </table:table-cell>
          <table:table-cell table:formula="of:=[.C109]-(4/24)" office:value-type="time" office:time-value="PT1023523H35M13.217998669S" calcext:value-type="time">
            <text:p>19:35:13.218</text:p>
          </table:table-cell>
          <table:table-cell table:formula="of:=[.B109]/[.G$1]" office:value-type="float" office:value="0.00896976540938362" calcext:value-type="float">
            <text:p>0.008969765409384</text:p>
          </table:table-cell>
          <table:table-cell table:formula="of:=[.E109]*1000" office:value-type="float" office:value="8.96976540938362" calcext:value-type="float">
            <text:p>8.96976540938362</text:p>
          </table:table-cell>
          <table:table-cell table:number-columns-repeated="1018"/>
        </table:table-row>
        <table:table-row table:style-name="ro1">
          <table:table-cell office:value-type="float" office:value="1475537714.77" calcext:value-type="float">
            <text:p>1475537714.77</text:p>
          </table:table-cell>
          <table:table-cell office:value-type="float" office:value="1.946968" calcext:value-type="float">
            <text:p>1.946968</text:p>
          </table:table-cell>
          <table:table-cell table:formula="of:=([.A110] / 86400) + 25569" office:value-type="date" office:date-value="2016-10-03T23:35:14.77" calcext:value-type="date">
            <text:p>2016-10-03 23:35:14.770</text:p>
          </table:table-cell>
          <table:table-cell table:formula="of:=[.C110]-(4/24)" office:value-type="time" office:time-value="PT1023523H35M14.769999823S" calcext:value-type="time">
            <text:p>19:35:14.770</text:p>
          </table:table-cell>
          <table:table-cell table:formula="of:=[.B110]/[.G$1]" office:value-type="float" office:value="0.00895569457221711" calcext:value-type="float">
            <text:p>0.008955694572217</text:p>
          </table:table-cell>
          <table:table-cell table:formula="of:=[.E110]*1000" office:value-type="float" office:value="8.95569457221711" calcext:value-type="float">
            <text:p>8.95569457221711</text:p>
          </table:table-cell>
          <table:table-cell table:number-columns-repeated="1018"/>
        </table:table-row>
        <table:table-row table:style-name="ro1">
          <table:table-cell office:value-type="float" office:value="1475537716.066" calcext:value-type="float">
            <text:p>1475537716.066</text:p>
          </table:table-cell>
          <table:table-cell office:value-type="float" office:value="1.97038" calcext:value-type="float">
            <text:p>1.97038</text:p>
          </table:table-cell>
          <table:table-cell table:formula="of:=([.A111] / 86400) + 25569" office:value-type="date" office:date-value="2016-10-03T23:35:16.066" calcext:value-type="date">
            <text:p>2016-10-03 23:35:16.066</text:p>
          </table:table-cell>
          <table:table-cell table:formula="of:=[.C111]-(4/24)" office:value-type="time" office:time-value="PT1023523H35M16.065999633S" calcext:value-type="time">
            <text:p>19:35:16.066</text:p>
          </table:table-cell>
          <table:table-cell table:formula="of:=[.B111]/[.G$1]" office:value-type="float" office:value="0.00906338546458142" calcext:value-type="float">
            <text:p>0.009063385464581</text:p>
          </table:table-cell>
          <table:table-cell table:formula="of:=[.E111]*1000" office:value-type="float" office:value="9.06338546458142" calcext:value-type="float">
            <text:p>9.06338546458142</text:p>
          </table:table-cell>
          <table:table-cell table:number-columns-repeated="1018"/>
        </table:table-row>
        <table:table-row table:style-name="ro1">
          <table:table-cell office:value-type="float" office:value="1475537717.428" calcext:value-type="float">
            <text:p>1475537717.428</text:p>
          </table:table-cell>
          <table:table-cell office:value-type="float" office:value="2.010205" calcext:value-type="float">
            <text:p>2.010205</text:p>
          </table:table-cell>
          <table:table-cell table:formula="of:=([.A112] / 86400) + 25569" office:value-type="date" office:date-value="2016-10-03T23:35:17.428" calcext:value-type="date">
            <text:p>2016-10-03 23:35:17.428</text:p>
          </table:table-cell>
          <table:table-cell table:formula="of:=[.C112]-(4/24)" office:value-type="time" office:time-value="PT1023523H35M17.427999806S" calcext:value-type="time">
            <text:p>19:35:17.428</text:p>
          </table:table-cell>
          <table:table-cell table:formula="of:=[.B112]/[.G$1]" office:value-type="float" office:value="0.00924657313707452" calcext:value-type="float">
            <text:p>0.009246573137075</text:p>
          </table:table-cell>
          <table:table-cell table:formula="of:=[.E112]*1000" office:value-type="float" office:value="9.24657313707452" calcext:value-type="float">
            <text:p>9.24657313707452</text:p>
          </table:table-cell>
          <table:table-cell table:number-columns-repeated="1018"/>
        </table:table-row>
        <table:table-row table:style-name="ro1">
          <table:table-cell office:value-type="float" office:value="1475537718.758" calcext:value-type="float">
            <text:p>1475537718.758</text:p>
          </table:table-cell>
          <table:table-cell office:value-type="float" office:value="2.031491" calcext:value-type="float">
            <text:p>2.031491</text:p>
          </table:table-cell>
          <table:table-cell table:formula="of:=([.A113] / 86400) + 25569" office:value-type="date" office:date-value="2016-10-03T23:35:18.758" calcext:value-type="date">
            <text:p>2016-10-03 23:35:18.758</text:p>
          </table:table-cell>
          <table:table-cell table:formula="of:=[.C113]-(4/24)" office:value-type="time" office:time-value="PT1023523H35M18.757998291S" calcext:value-type="time">
            <text:p>19:35:18.758</text:p>
          </table:table-cell>
          <table:table-cell table:formula="of:=[.B113]/[.G$1]" office:value-type="float" office:value="0.00934448482060717" calcext:value-type="float">
            <text:p>0.009344484820607</text:p>
          </table:table-cell>
          <table:table-cell table:formula="of:=[.E113]*1000" office:value-type="float" office:value="9.34448482060717" calcext:value-type="float">
            <text:p>9.34448482060717</text:p>
          </table:table-cell>
          <table:table-cell table:number-columns-repeated="1018"/>
        </table:table-row>
        <table:table-row table:style-name="ro1">
          <table:table-cell office:value-type="float" office:value="1475537720.057" calcext:value-type="float">
            <text:p>1475537720.057</text:p>
          </table:table-cell>
          <table:table-cell office:value-type="float" office:value="2.029861" calcext:value-type="float">
            <text:p>2.029861</text:p>
          </table:table-cell>
          <table:table-cell table:formula="of:=([.A114] / 86400) + 25569" office:value-type="date" office:date-value="2016-10-03T23:35:20.057001" calcext:value-type="date">
            <text:p>2016-10-03 23:35:20.057</text:p>
          </table:table-cell>
          <table:table-cell table:formula="of:=[.C114]-(4/24)" office:value-type="time" office:time-value="PT1023523H35M20.057000499S" calcext:value-type="time">
            <text:p>19:35:20.057</text:p>
          </table:table-cell>
          <table:table-cell table:formula="of:=[.B114]/[.G$1]" office:value-type="float" office:value="0.00933698712051518" calcext:value-type="float">
            <text:p>0.009336987120515</text:p>
          </table:table-cell>
          <table:table-cell table:formula="of:=[.E114]*1000" office:value-type="float" office:value="9.33698712051518" calcext:value-type="float">
            <text:p>9.33698712051518</text:p>
          </table:table-cell>
          <table:table-cell table:number-columns-repeated="1018"/>
        </table:table-row>
        <table:table-row table:style-name="ro1">
          <table:table-cell office:value-type="float" office:value="1475537721.355" calcext:value-type="float">
            <text:p>1475537721.355</text:p>
          </table:table-cell>
          <table:table-cell office:value-type="float" office:value="2.016653" calcext:value-type="float">
            <text:p>2.016653</text:p>
          </table:table-cell>
          <table:table-cell table:formula="of:=([.A115] / 86400) + 25569" office:value-type="date" office:date-value="2016-10-03T23:35:21.355" calcext:value-type="date">
            <text:p>2016-10-03 23:35:21.355</text:p>
          </table:table-cell>
          <table:table-cell table:formula="of:=[.C115]-(4/24)" office:value-type="time" office:time-value="PT1023523H35M21.354999393S" calcext:value-type="time">
            <text:p>19:35:21.355</text:p>
          </table:table-cell>
          <table:table-cell table:formula="of:=[.B115]/[.G$1]" office:value-type="float" office:value="0.00927623275068997" calcext:value-type="float">
            <text:p>0.00927623275069</text:p>
          </table:table-cell>
          <table:table-cell table:formula="of:=[.E115]*1000" office:value-type="float" office:value="9.27623275068997" calcext:value-type="float">
            <text:p>9.27623275068997</text:p>
          </table:table-cell>
          <table:table-cell table:number-columns-repeated="1018"/>
        </table:table-row>
        <table:table-row table:style-name="ro1">
          <table:table-cell office:value-type="float" office:value="1475537722.653" calcext:value-type="float">
            <text:p>1475537722.653</text:p>
          </table:table-cell>
          <table:table-cell office:value-type="float" office:value="1.92777" calcext:value-type="float">
            <text:p>1.92777</text:p>
          </table:table-cell>
          <table:table-cell table:formula="of:=([.A116] / 86400) + 25569" office:value-type="date" office:date-value="2016-10-03T23:35:22.653" calcext:value-type="date">
            <text:p>2016-10-03 23:35:22.653</text:p>
          </table:table-cell>
          <table:table-cell table:formula="of:=[.C116]-(4/24)" office:value-type="time" office:time-value="PT1023523H35M22.653000802S" calcext:value-type="time">
            <text:p>19:35:22.653</text:p>
          </table:table-cell>
          <table:table-cell table:formula="of:=[.B116]/[.G$1]" office:value-type="float" office:value="0.00886738730450782" calcext:value-type="float">
            <text:p>0.008867387304508</text:p>
          </table:table-cell>
          <table:table-cell table:formula="of:=[.E116]*1000" office:value-type="float" office:value="8.86738730450782" calcext:value-type="float">
            <text:p>8.86738730450782</text:p>
          </table:table-cell>
          <table:table-cell table:number-columns-repeated="1018"/>
        </table:table-row>
        <table:table-row table:style-name="ro1">
          <table:table-cell office:value-type="float" office:value="1475537724.215" calcext:value-type="float">
            <text:p>1475537724.215</text:p>
          </table:table-cell>
          <table:table-cell office:value-type="float" office:value="1.831522" calcext:value-type="float">
            <text:p>1.831522</text:p>
          </table:table-cell>
          <table:table-cell table:formula="of:=([.A117] / 86400) + 25569" office:value-type="date" office:date-value="2016-10-03T23:35:24.215" calcext:value-type="date">
            <text:p>2016-10-03 23:35:24.215</text:p>
          </table:table-cell>
          <table:table-cell table:formula="of:=[.C117]-(4/24)" office:value-type="time" office:time-value="PT1023523H35M24.214999471S" calcext:value-type="time">
            <text:p>19:35:24.215</text:p>
          </table:table-cell>
          <table:table-cell table:formula="of:=[.B117]/[.G$1]" office:value-type="float" office:value="0.00842466421343146" calcext:value-type="float">
            <text:p>0.008424664213431</text:p>
          </table:table-cell>
          <table:table-cell table:formula="of:=[.E117]*1000" office:value-type="float" office:value="8.42466421343146" calcext:value-type="float">
            <text:p>8.42466421343146</text:p>
          </table:table-cell>
          <table:table-cell table:number-columns-repeated="1018"/>
        </table:table-row>
        <table:table-row table:style-name="ro1">
          <table:table-cell office:value-type="float" office:value="1475537725.518" calcext:value-type="float">
            <text:p>1475537725.518</text:p>
          </table:table-cell>
          <table:table-cell office:value-type="float" office:value="1.83416" calcext:value-type="float">
            <text:p>1.83416</text:p>
          </table:table-cell>
          <table:table-cell table:formula="of:=([.A118] / 86400) + 25569" office:value-type="date" office:date-value="2016-10-03T23:35:25.517999" calcext:value-type="date">
            <text:p>2016-10-03 23:35:25.518</text:p>
          </table:table-cell>
          <table:table-cell table:formula="of:=[.C118]-(4/24)" office:value-type="time" office:time-value="PT1023523H35M25.517999846S" calcext:value-type="time">
            <text:p>19:35:25.518</text:p>
          </table:table-cell>
          <table:table-cell table:formula="of:=[.B118]/[.G$1]" office:value-type="float" office:value="0.00843679852805888" calcext:value-type="float">
            <text:p>0.008436798528059</text:p>
          </table:table-cell>
          <table:table-cell table:formula="of:=[.E118]*1000" office:value-type="float" office:value="8.43679852805888" calcext:value-type="float">
            <text:p>8.43679852805888</text:p>
          </table:table-cell>
          <table:table-cell table:number-columns-repeated="1018"/>
        </table:table-row>
        <table:table-row table:style-name="ro1">
          <table:table-cell office:value-type="float" office:value="1475537726.878" calcext:value-type="float">
            <text:p>1475537726.878</text:p>
          </table:table-cell>
          <table:table-cell office:value-type="float" office:value="1.83601" calcext:value-type="float">
            <text:p>1.83601</text:p>
          </table:table-cell>
          <table:table-cell table:formula="of:=([.A119] / 86400) + 25569" office:value-type="date" office:date-value="2016-10-03T23:35:26.878" calcext:value-type="date">
            <text:p>2016-10-03 23:35:26.878</text:p>
          </table:table-cell>
          <table:table-cell table:formula="of:=[.C119]-(4/24)" office:value-type="time" office:time-value="PT1023523H35M26.878000516S" calcext:value-type="time">
            <text:p>19:35:26.878</text:p>
          </table:table-cell>
          <table:table-cell table:formula="of:=[.B119]/[.G$1]" office:value-type="float" office:value="0.00844530818767249" calcext:value-type="float">
            <text:p>0.008445308187672</text:p>
          </table:table-cell>
          <table:table-cell table:formula="of:=[.E119]*1000" office:value-type="float" office:value="8.44530818767249" calcext:value-type="float">
            <text:p>8.44530818767249</text:p>
          </table:table-cell>
          <table:table-cell table:number-columns-repeated="1018"/>
        </table:table-row>
        <table:table-row table:style-name="ro1">
          <table:table-cell office:value-type="float" office:value="1475537728.206" calcext:value-type="float">
            <text:p>1475537728.206</text:p>
          </table:table-cell>
          <table:table-cell office:value-type="float" office:value="1.706936" calcext:value-type="float">
            <text:p>1.706936</text:p>
          </table:table-cell>
          <table:table-cell table:formula="of:=([.A120] / 86400) + 25569" office:value-type="date" office:date-value="2016-10-03T23:35:28.206" calcext:value-type="date">
            <text:p>2016-10-03 23:35:28.206</text:p>
          </table:table-cell>
          <table:table-cell table:formula="of:=[.C120]-(4/24)" office:value-type="time" office:time-value="PT1023523H35M28.206000756S" calcext:value-type="time">
            <text:p>19:35:28.206</text:p>
          </table:table-cell>
          <table:table-cell table:formula="of:=[.B120]/[.G$1]" office:value-type="float" office:value="0.00785159153633855" calcext:value-type="float">
            <text:p>0.007851591536339</text:p>
          </table:table-cell>
          <table:table-cell table:formula="of:=[.E120]*1000" office:value-type="float" office:value="7.85159153633855" calcext:value-type="float">
            <text:p>7.85159153633855</text:p>
          </table:table-cell>
          <table:table-cell table:number-columns-repeated="1018"/>
        </table:table-row>
        <table:table-row table:style-name="ro1">
          <table:table-cell office:value-type="float" office:value="1475537729.504" calcext:value-type="float">
            <text:p>1475537729.504</text:p>
          </table:table-cell>
          <table:table-cell office:value-type="float" office:value="1.566814" calcext:value-type="float">
            <text:p>1.566814</text:p>
          </table:table-cell>
          <table:table-cell table:formula="of:=([.A121] / 86400) + 25569" office:value-type="date" office:date-value="2016-10-03T23:35:29.504" calcext:value-type="date">
            <text:p>2016-10-03 23:35:29.504</text:p>
          </table:table-cell>
          <table:table-cell table:formula="of:=[.C121]-(4/24)" office:value-type="time" office:time-value="PT1023523H35M29.50399965S" calcext:value-type="time">
            <text:p>19:35:29.504</text:p>
          </table:table-cell>
          <table:table-cell table:formula="of:=[.B121]/[.G$1]" office:value-type="float" office:value="0.00720705611775529" calcext:value-type="float">
            <text:p>0.007207056117755</text:p>
          </table:table-cell>
          <table:table-cell table:formula="of:=[.E121]*1000" office:value-type="float" office:value="7.20705611775529" calcext:value-type="float">
            <text:p>7.20705611775529</text:p>
          </table:table-cell>
          <table:table-cell table:number-columns-repeated="1018"/>
        </table:table-row>
        <table:table-row table:style-name="ro1">
          <table:table-cell office:value-type="float" office:value="1475537730.8" calcext:value-type="float">
            <text:p>1475537730.8</text:p>
          </table:table-cell>
          <table:table-cell office:value-type="float" office:value="1.532485" calcext:value-type="float">
            <text:p>1.532485</text:p>
          </table:table-cell>
          <table:table-cell table:formula="of:=([.A122] / 86400) + 25569" office:value-type="date" office:date-value="2016-10-03T23:35:30.8" calcext:value-type="date">
            <text:p>2016-10-03 23:35:30.800</text:p>
          </table:table-cell>
          <table:table-cell table:formula="of:=[.C122]-(4/24)" office:value-type="time" office:time-value="PT1023523H35M30.79999988S" calcext:value-type="time">
            <text:p>19:35:30.800</text:p>
          </table:table-cell>
          <table:table-cell table:formula="of:=[.B122]/[.G$1]" office:value-type="float" office:value="0.00704914903403864" calcext:value-type="float">
            <text:p>0.007049149034039</text:p>
          </table:table-cell>
          <table:table-cell table:formula="of:=[.E122]*1000" office:value-type="float" office:value="7.04914903403864" calcext:value-type="float">
            <text:p>7.04914903403864</text:p>
          </table:table-cell>
          <table:table-cell table:number-columns-repeated="1018"/>
        </table:table-row>
        <table:table-row table:style-name="ro1">
          <table:table-cell office:value-type="float" office:value="1475537732.097" calcext:value-type="float">
            <text:p>1475537732.097</text:p>
          </table:table-cell>
          <table:table-cell office:value-type="float" office:value="1.534976" calcext:value-type="float">
            <text:p>1.534976</text:p>
          </table:table-cell>
          <table:table-cell table:formula="of:=([.A123] / 86400) + 25569" office:value-type="date" office:date-value="2016-10-03T23:35:32.097" calcext:value-type="date">
            <text:p>2016-10-03 23:35:32.097</text:p>
          </table:table-cell>
          <table:table-cell table:formula="of:=[.C123]-(4/24)" office:value-type="time" office:time-value="PT1023523H35M32.09700007S" calcext:value-type="time">
            <text:p>19:35:32.097</text:p>
          </table:table-cell>
          <table:table-cell table:formula="of:=[.B123]/[.G$1]" office:value-type="float" office:value="0.00706060717571297" calcext:value-type="float">
            <text:p>0.007060607175713</text:p>
          </table:table-cell>
          <table:table-cell table:formula="of:=[.E123]*1000" office:value-type="float" office:value="7.06060717571297" calcext:value-type="float">
            <text:p>7.06060717571297</text:p>
          </table:table-cell>
          <table:table-cell table:number-columns-repeated="1018"/>
        </table:table-row>
        <table:table-row table:style-name="ro1">
          <table:table-cell office:value-type="float" office:value="1475537733.395" calcext:value-type="float">
            <text:p>1475537733.395</text:p>
          </table:table-cell>
          <table:table-cell office:value-type="float" office:value="1.540527" calcext:value-type="float">
            <text:p>1.540527</text:p>
          </table:table-cell>
          <table:table-cell table:formula="of:=([.A124] / 86400) + 25569" office:value-type="date" office:date-value="2016-10-03T23:35:33.395" calcext:value-type="date">
            <text:p>2016-10-03 23:35:33.395</text:p>
          </table:table-cell>
          <table:table-cell table:formula="of:=[.C124]-(4/24)" office:value-type="time" office:time-value="PT1023523H35M33.394999383S" calcext:value-type="time">
            <text:p>19:35:33.395</text:p>
          </table:table-cell>
          <table:table-cell table:formula="of:=[.B124]/[.G$1]" office:value-type="float" office:value="0.00708614075436983" calcext:value-type="float">
            <text:p>0.00708614075437</text:p>
          </table:table-cell>
          <table:table-cell table:formula="of:=[.E124]*1000" office:value-type="float" office:value="7.08614075436983" calcext:value-type="float">
            <text:p>7.08614075436983</text:p>
          </table:table-cell>
          <table:table-cell table:number-columns-repeated="1018"/>
        </table:table-row>
        <table:table-row table:style-name="ro1">
          <table:table-cell office:value-type="float" office:value="1475537734.948" calcext:value-type="float">
            <text:p>1475537734.948</text:p>
          </table:table-cell>
          <table:table-cell office:value-type="float" office:value="1.551793" calcext:value-type="float">
            <text:p>1.551793</text:p>
          </table:table-cell>
          <table:table-cell table:formula="of:=([.A125] / 86400) + 25569" office:value-type="date" office:date-value="2016-10-03T23:35:34.948" calcext:value-type="date">
            <text:p>2016-10-03 23:35:34.948</text:p>
          </table:table-cell>
          <table:table-cell table:formula="of:=[.C125]-(4/24)" office:value-type="time" office:time-value="PT1023523H35M34.948000498S" calcext:value-type="time">
            <text:p>19:35:34.948</text:p>
          </table:table-cell>
          <table:table-cell table:formula="of:=[.B125]/[.G$1]" office:value-type="float" office:value="0.00713796228150874" calcext:value-type="float">
            <text:p>0.007137962281509</text:p>
          </table:table-cell>
          <table:table-cell table:formula="of:=[.E125]*1000" office:value-type="float" office:value="7.13796228150874" calcext:value-type="float">
            <text:p>7.13796228150874</text:p>
          </table:table-cell>
          <table:table-cell table:number-columns-repeated="1018"/>
        </table:table-row>
        <table:table-row table:style-name="ro1">
          <table:table-cell office:value-type="float" office:value="1475537736.246" calcext:value-type="float">
            <text:p>1475537736.246</text:p>
          </table:table-cell>
          <table:table-cell office:value-type="float" office:value="1.556446" calcext:value-type="float">
            <text:p>1.556446</text:p>
          </table:table-cell>
          <table:table-cell table:formula="of:=([.A126] / 86400) + 25569" office:value-type="date" office:date-value="2016-10-03T23:35:36.246" calcext:value-type="date">
            <text:p>2016-10-03 23:35:36.246</text:p>
          </table:table-cell>
          <table:table-cell table:formula="of:=[.C126]-(4/24)" office:value-type="time" office:time-value="PT1023523H35M36.24600023S" calcext:value-type="time">
            <text:p>19:35:36.246</text:p>
          </table:table-cell>
          <table:table-cell table:formula="of:=[.B126]/[.G$1]" office:value-type="float" office:value="0.00715936522539098" calcext:value-type="float">
            <text:p>0.007159365225391</text:p>
          </table:table-cell>
          <table:table-cell table:formula="of:=[.E126]*1000" office:value-type="float" office:value="7.15936522539098" calcext:value-type="float">
            <text:p>7.15936522539098</text:p>
          </table:table-cell>
          <table:table-cell table:number-columns-repeated="1018"/>
        </table:table-row>
        <table:table-row table:style-name="ro1">
          <table:table-cell office:value-type="float" office:value="1475537737.608" calcext:value-type="float">
            <text:p>1475537737.608</text:p>
          </table:table-cell>
          <table:table-cell office:value-type="float" office:value="1.554284" calcext:value-type="float">
            <text:p>1.554284</text:p>
          </table:table-cell>
          <table:table-cell table:formula="of:=([.A127] / 86400) + 25569" office:value-type="date" office:date-value="2016-10-03T23:35:37.608" calcext:value-type="date">
            <text:p>2016-10-03 23:35:37.608</text:p>
          </table:table-cell>
          <table:table-cell table:formula="of:=[.C127]-(4/24)" office:value-type="time" office:time-value="PT1023523H35M37.607999146S" calcext:value-type="time">
            <text:p>19:35:37.608</text:p>
          </table:table-cell>
          <table:table-cell table:formula="of:=[.B127]/[.G$1]" office:value-type="float" office:value="0.00714942042318307" calcext:value-type="float">
            <text:p>0.007149420423183</text:p>
          </table:table-cell>
          <table:table-cell table:formula="of:=[.E127]*1000" office:value-type="float" office:value="7.14942042318307" calcext:value-type="float">
            <text:p>7.14942042318307</text:p>
          </table:table-cell>
          <table:table-cell table:number-columns-repeated="1018"/>
        </table:table-row>
        <table:table-row table:style-name="ro1">
          <table:table-cell office:value-type="float" office:value="1475537738.936" calcext:value-type="float">
            <text:p>1475537738.936</text:p>
          </table:table-cell>
          <table:table-cell office:value-type="float" office:value="1.657218" calcext:value-type="float">
            <text:p>1.657218</text:p>
          </table:table-cell>
          <table:table-cell table:formula="of:=([.A128] / 86400) + 25569" office:value-type="date" office:date-value="2016-10-03T23:35:38.936" calcext:value-type="date">
            <text:p>2016-10-03 23:35:38.936</text:p>
          </table:table-cell>
          <table:table-cell table:formula="of:=[.C128]-(4/24)" office:value-type="time" office:time-value="PT1023523H35M38.935999805S" calcext:value-type="time">
            <text:p>19:35:38.936</text:p>
          </table:table-cell>
          <table:table-cell table:formula="of:=[.B128]/[.G$1]" office:value-type="float" office:value="0.00762289788408464" calcext:value-type="float">
            <text:p>0.007622897884085</text:p>
          </table:table-cell>
          <table:table-cell table:formula="of:=[.E128]*1000" office:value-type="float" office:value="7.62289788408464" calcext:value-type="float">
            <text:p>7.62289788408464</text:p>
          </table:table-cell>
          <table:table-cell table:number-columns-repeated="1018"/>
        </table:table-row>
        <table:table-row table:style-name="ro1">
          <table:table-cell office:value-type="float" office:value="1475537740.233" calcext:value-type="float">
            <text:p>1475537740.233</text:p>
          </table:table-cell>
          <table:table-cell office:value-type="float" office:value="1.865687" calcext:value-type="float">
            <text:p>1.865687</text:p>
          </table:table-cell>
          <table:table-cell table:formula="of:=([.A129] / 86400) + 25569" office:value-type="date" office:date-value="2016-10-03T23:35:40.233" calcext:value-type="date">
            <text:p>2016-10-03 23:35:40.233</text:p>
          </table:table-cell>
          <table:table-cell table:formula="of:=[.C129]-(4/24)" office:value-type="time" office:time-value="PT1023523H35M40.232999995S" calcext:value-type="time">
            <text:p>19:35:40.233</text:p>
          </table:table-cell>
          <table:table-cell table:formula="of:=[.B129]/[.G$1]" office:value-type="float" office:value="0.00858181692732291" calcext:value-type="float">
            <text:p>0.008581816927323</text:p>
          </table:table-cell>
          <table:table-cell table:formula="of:=[.E129]*1000" office:value-type="float" office:value="8.58181692732291" calcext:value-type="float">
            <text:p>8.58181692732291</text:p>
          </table:table-cell>
          <table:table-cell table:number-columns-repeated="1018"/>
        </table:table-row>
        <table:table-row table:style-name="ro1">
          <table:table-cell office:value-type="float" office:value="1475537741.536" calcext:value-type="float">
            <text:p>1475537741.536</text:p>
          </table:table-cell>
          <table:table-cell office:value-type="float" office:value="2.008281" calcext:value-type="float">
            <text:p>2.008281</text:p>
          </table:table-cell>
          <table:table-cell table:formula="of:=([.A130] / 86400) + 25569" office:value-type="date" office:date-value="2016-10-03T23:35:41.536001" calcext:value-type="date">
            <text:p>2016-10-03 23:35:41.536</text:p>
          </table:table-cell>
          <table:table-cell table:formula="of:=[.C130]-(4/24)" office:value-type="time" office:time-value="PT1023523H35M41.536000371S" calcext:value-type="time">
            <text:p>19:35:41.536</text:p>
          </table:table-cell>
          <table:table-cell table:formula="of:=[.B130]/[.G$1]" office:value-type="float" office:value="0.00923772309107636" calcext:value-type="float">
            <text:p>0.009237723091076</text:p>
          </table:table-cell>
          <table:table-cell table:formula="of:=[.E130]*1000" office:value-type="float" office:value="9.23772309107636" calcext:value-type="float">
            <text:p>9.23772309107636</text:p>
          </table:table-cell>
          <table:table-cell table:number-columns-repeated="1018"/>
        </table:table-row>
        <table:table-row table:style-name="ro1">
          <table:table-cell office:value-type="float" office:value="1475537742.834" calcext:value-type="float">
            <text:p>1475537742.834</text:p>
          </table:table-cell>
          <table:table-cell office:value-type="float" office:value="1.999342" calcext:value-type="float">
            <text:p>1.999342</text:p>
          </table:table-cell>
          <table:table-cell table:formula="of:=([.A131] / 86400) + 25569" office:value-type="date" office:date-value="2016-10-03T23:35:42.834" calcext:value-type="date">
            <text:p>2016-10-03 23:35:42.834</text:p>
          </table:table-cell>
          <table:table-cell table:formula="of:=[.C131]-(4/24)" office:value-type="time" office:time-value="PT1023523H35M42.833999265S" calcext:value-type="time">
            <text:p>19:35:42.834</text:p>
          </table:table-cell>
          <table:table-cell table:formula="of:=[.B131]/[.G$1]" office:value-type="float" office:value="0.00919660533578657" calcext:value-type="float">
            <text:p>0.009196605335787</text:p>
          </table:table-cell>
          <table:table-cell table:formula="of:=[.E131]*1000" office:value-type="float" office:value="9.19660533578657" calcext:value-type="float">
            <text:p>9.19660533578657</text:p>
          </table:table-cell>
          <table:table-cell table:number-columns-repeated="1018"/>
        </table:table-row>
        <table:table-row table:style-name="ro1">
          <table:table-cell office:value-type="float" office:value="1475537744.393" calcext:value-type="float">
            <text:p>1475537744.393</text:p>
          </table:table-cell>
          <table:table-cell office:value-type="float" office:value="1.97615" calcext:value-type="float">
            <text:p>1.97615</text:p>
          </table:table-cell>
          <table:table-cell table:formula="of:=([.A132] / 86400) + 25569" office:value-type="date" office:date-value="2016-10-03T23:35:44.393" calcext:value-type="date">
            <text:p>2016-10-03 23:35:44.393</text:p>
          </table:table-cell>
          <table:table-cell table:formula="of:=[.C132]-(4/24)" office:value-type="time" office:time-value="PT1023523H35M44.393000565S" calcext:value-type="time">
            <text:p>19:35:44.393</text:p>
          </table:table-cell>
          <table:table-cell table:formula="of:=[.B132]/[.G$1]" office:value-type="float" office:value="0.00908992640294388" calcext:value-type="float">
            <text:p>0.009089926402944</text:p>
          </table:table-cell>
          <table:table-cell table:formula="of:=[.E132]*1000" office:value-type="float" office:value="9.08992640294388" calcext:value-type="float">
            <text:p>9.08992640294388</text:p>
          </table:table-cell>
          <table:table-cell table:number-columns-repeated="1018"/>
        </table:table-row>
        <table:table-row table:style-name="ro1">
          <table:table-cell office:value-type="float" office:value="1475537745.687" calcext:value-type="float">
            <text:p>1475537745.687</text:p>
          </table:table-cell>
          <table:table-cell office:value-type="float" office:value="1.872282" calcext:value-type="float">
            <text:p>1.872282</text:p>
          </table:table-cell>
          <table:table-cell table:formula="of:=([.A133] / 86400) + 25569" office:value-type="date" office:date-value="2016-10-03T23:35:45.687" calcext:value-type="date">
            <text:p>2016-10-03 23:35:45.687</text:p>
          </table:table-cell>
          <table:table-cell table:formula="of:=[.C133]-(4/24)" office:value-type="time" office:time-value="PT1023523H35M45.686998777S" calcext:value-type="time">
            <text:p>19:35:45.687</text:p>
          </table:table-cell>
          <table:table-cell table:formula="of:=[.B133]/[.G$1]" office:value-type="float" office:value="0.00861215271389144" calcext:value-type="float">
            <text:p>0.008612152713891</text:p>
          </table:table-cell>
          <table:table-cell table:formula="of:=[.E133]*1000" office:value-type="float" office:value="8.61215271389144" calcext:value-type="float">
            <text:p>8.61215271389144</text:p>
          </table:table-cell>
          <table:table-cell table:number-columns-repeated="1018"/>
        </table:table-row>
        <table:table-row table:style-name="ro1">
          <table:table-cell office:value-type="float" office:value="1475537747.051" calcext:value-type="float">
            <text:p>1475537747.051</text:p>
          </table:table-cell>
          <table:table-cell office:value-type="float" office:value="1.767992" calcext:value-type="float">
            <text:p>1.767992</text:p>
          </table:table-cell>
          <table:table-cell table:formula="of:=([.A134] / 86400) + 25569" office:value-type="date" office:date-value="2016-10-03T23:35:47.051" calcext:value-type="date">
            <text:p>2016-10-03 23:35:47.051</text:p>
          </table:table-cell>
          <table:table-cell table:formula="of:=[.C134]-(4/24)" office:value-type="time" office:time-value="PT1023523H35M47.051000129S" calcext:value-type="time">
            <text:p>19:35:47.051</text:p>
          </table:table-cell>
          <table:table-cell table:formula="of:=[.B134]/[.G$1]" office:value-type="float" office:value="0.0081324379024839" calcext:value-type="float">
            <text:p>0.008132437902484</text:p>
          </table:table-cell>
          <table:table-cell table:formula="of:=[.E134]*1000" office:value-type="float" office:value="8.1324379024839" calcext:value-type="float">
            <text:p>8.1324379024839</text:p>
          </table:table-cell>
          <table:table-cell table:number-columns-repeated="1018"/>
        </table:table-row>
        <table:table-row table:style-name="ro1">
          <table:table-cell office:value-type="float" office:value="1475537748.38" calcext:value-type="float">
            <text:p>1475537748.38</text:p>
          </table:table-cell>
          <table:table-cell office:value-type="float" office:value="1.766838" calcext:value-type="float">
            <text:p>1.766838</text:p>
          </table:table-cell>
          <table:table-cell table:formula="of:=([.A135] / 86400) + 25569" office:value-type="date" office:date-value="2016-10-03T23:35:48.38" calcext:value-type="date">
            <text:p>2016-10-03 23:35:48.380</text:p>
          </table:table-cell>
          <table:table-cell table:formula="of:=[.C135]-(4/24)" office:value-type="time" office:time-value="PT1023523H35M48.379998654S" calcext:value-type="time">
            <text:p>19:35:48.380</text:p>
          </table:table-cell>
          <table:table-cell table:formula="of:=[.B135]/[.G$1]" office:value-type="float" office:value="0.00812712971481141" calcext:value-type="float">
            <text:p>0.008127129714811</text:p>
          </table:table-cell>
          <table:table-cell table:formula="of:=[.E135]*1000" office:value-type="float" office:value="8.12712971481141" calcext:value-type="float">
            <text:p>8.12712971481141</text:p>
          </table:table-cell>
          <table:table-cell table:number-columns-repeated="1018"/>
        </table:table-row>
        <table:table-row table:style-name="ro1">
          <table:table-cell office:value-type="float" office:value="1475537749.678" calcext:value-type="float">
            <text:p>1475537749.678</text:p>
          </table:table-cell>
          <table:table-cell office:value-type="float" office:value="1.768286" calcext:value-type="float">
            <text:p>1.768286</text:p>
          </table:table-cell>
          <table:table-cell table:formula="of:=([.A136] / 86400) + 25569" office:value-type="date" office:date-value="2016-10-03T23:35:49.678" calcext:value-type="date">
            <text:p>2016-10-03 23:35:49.678</text:p>
          </table:table-cell>
          <table:table-cell table:formula="of:=[.C136]-(4/24)" office:value-type="time" office:time-value="PT1023523H35M49.678000063S" calcext:value-type="time">
            <text:p>19:35:49.678</text:p>
          </table:table-cell>
          <table:table-cell table:formula="of:=[.B136]/[.G$1]" office:value-type="float" office:value="0.00813379024839006" calcext:value-type="float">
            <text:p>0.00813379024839</text:p>
          </table:table-cell>
          <table:table-cell table:formula="of:=[.E136]*1000" office:value-type="float" office:value="8.13379024839006" calcext:value-type="float">
            <text:p>8.13379024839006</text:p>
          </table:table-cell>
          <table:table-cell table:number-columns-repeated="1018"/>
        </table:table-row>
        <table:table-row table:style-name="ro1">
          <table:table-cell office:value-type="float" office:value="1475537750.976" calcext:value-type="float">
            <text:p>1475537750.976</text:p>
          </table:table-cell>
          <table:table-cell office:value-type="float" office:value="1.839253" calcext:value-type="float">
            <text:p>1.839253</text:p>
          </table:table-cell>
          <table:table-cell table:formula="of:=([.A137] / 86400) + 25569" office:value-type="date" office:date-value="2016-10-03T23:35:50.976" calcext:value-type="date">
            <text:p>2016-10-03 23:35:50.976</text:p>
          </table:table-cell>
          <table:table-cell table:formula="of:=[.C137]-(4/24)" office:value-type="time" office:time-value="PT1023523H35M50.97599728S" calcext:value-type="time">
            <text:p>19:35:50.976</text:p>
          </table:table-cell>
          <table:table-cell table:formula="of:=[.B137]/[.G$1]" office:value-type="float" office:value="0.00846022539098436" calcext:value-type="float">
            <text:p>0.008460225390984</text:p>
          </table:table-cell>
          <table:table-cell table:formula="of:=[.E137]*1000" office:value-type="float" office:value="8.46022539098436" calcext:value-type="float">
            <text:p>8.46022539098436</text:p>
          </table:table-cell>
          <table:table-cell table:number-columns-repeated="1018"/>
        </table:table-row>
        <table:table-row table:style-name="ro1">
          <table:table-cell office:value-type="float" office:value="1475537752.273" calcext:value-type="float">
            <text:p>1475537752.273</text:p>
          </table:table-cell>
          <table:table-cell office:value-type="float" office:value="1.922732" calcext:value-type="float">
            <text:p>1.922732</text:p>
          </table:table-cell>
          <table:table-cell table:formula="of:=([.A138] / 86400) + 25569" office:value-type="date" office:date-value="2016-10-03T23:35:52.273" calcext:value-type="date">
            <text:p>2016-10-03 23:35:52.273</text:p>
          </table:table-cell>
          <table:table-cell table:formula="of:=[.C138]-(4/24)" office:value-type="time" office:time-value="PT1023523H35M52.273000404S" calcext:value-type="time">
            <text:p>19:35:52.273</text:p>
          </table:table-cell>
          <table:table-cell table:formula="of:=[.B138]/[.G$1]" office:value-type="float" office:value="0.00884421343146274" calcext:value-type="float">
            <text:p>0.008844213431463</text:p>
          </table:table-cell>
          <table:table-cell table:formula="of:=[.E138]*1000" office:value-type="float" office:value="8.84421343146274" calcext:value-type="float">
            <text:p>8.84421343146274</text:p>
          </table:table-cell>
          <table:table-cell table:number-columns-repeated="1018"/>
        </table:table-row>
        <table:table-row table:style-name="ro1">
          <table:table-cell office:value-type="float" office:value="1475537753.573" calcext:value-type="float">
            <text:p>1475537753.573</text:p>
          </table:table-cell>
          <table:table-cell office:value-type="float" office:value="1.951456" calcext:value-type="float">
            <text:p>1.951456</text:p>
          </table:table-cell>
          <table:table-cell table:formula="of:=([.A139] / 86400) + 25569" office:value-type="date" office:date-value="2016-10-03T23:35:53.573" calcext:value-type="date">
            <text:p>2016-10-03 23:35:53.573</text:p>
          </table:table-cell>
          <table:table-cell table:formula="of:=[.C139]-(4/24)" office:value-type="time" office:time-value="PT1023523H35M53.573000059S" calcext:value-type="time">
            <text:p>19:35:53.573</text:p>
          </table:table-cell>
          <table:table-cell table:formula="of:=[.B139]/[.G$1]" office:value-type="float" office:value="0.00897633854645814" calcext:value-type="float">
            <text:p>0.008976338546458</text:p>
          </table:table-cell>
          <table:table-cell table:formula="of:=[.E139]*1000" office:value-type="float" office:value="8.97633854645814" calcext:value-type="float">
            <text:p>8.97633854645814</text:p>
          </table:table-cell>
          <table:table-cell table:number-columns-repeated="1018"/>
        </table:table-row>
        <table:table-row table:style-name="ro1">
          <table:table-cell office:value-type="float" office:value="1475537755.134" calcext:value-type="float">
            <text:p>1475537755.134</text:p>
          </table:table-cell>
          <table:table-cell office:value-type="float" office:value="1.947609" calcext:value-type="float">
            <text:p>1.947609</text:p>
          </table:table-cell>
          <table:table-cell table:formula="of:=([.A140] / 86400) + 25569" office:value-type="date" office:date-value="2016-10-03T23:35:55.134001" calcext:value-type="date">
            <text:p>2016-10-03 23:35:55.134</text:p>
          </table:table-cell>
          <table:table-cell table:formula="of:=[.C140]-(4/24)" office:value-type="time" office:time-value="PT1023523H35M55.134000443S" calcext:value-type="time">
            <text:p>19:35:55.134</text:p>
          </table:table-cell>
          <table:table-cell table:formula="of:=[.B140]/[.G$1]" office:value-type="float" office:value="0.00895864305427783" calcext:value-type="float">
            <text:p>0.008958643054278</text:p>
          </table:table-cell>
          <table:table-cell table:formula="of:=[.E140]*1000" office:value-type="float" office:value="8.95864305427783" calcext:value-type="float">
            <text:p>8.95864305427783</text:p>
          </table:table-cell>
          <table:table-cell table:number-columns-repeated="1018"/>
        </table:table-row>
        <table:table-row table:style-name="ro1">
          <table:table-cell office:value-type="float" office:value="1475537756.495" calcext:value-type="float">
            <text:p>1475537756.495</text:p>
          </table:table-cell>
          <table:table-cell office:value-type="float" office:value="1.970673" calcext:value-type="float">
            <text:p>1.970673</text:p>
          </table:table-cell>
          <table:table-cell table:formula="of:=([.A141] / 86400) + 25569" office:value-type="date" office:date-value="2016-10-03T23:35:56.495" calcext:value-type="date">
            <text:p>2016-10-03 23:35:56.495</text:p>
          </table:table-cell>
          <table:table-cell table:formula="of:=[.C141]-(4/24)" office:value-type="time" office:time-value="PT1023523H35M56.494999398S" calcext:value-type="time">
            <text:p>19:35:56.495</text:p>
          </table:table-cell>
          <table:table-cell table:formula="of:=[.B141]/[.G$1]" office:value-type="float" office:value="0.00906473321067158" calcext:value-type="float">
            <text:p>0.009064733210672</text:p>
          </table:table-cell>
          <table:table-cell table:formula="of:=[.E141]*1000" office:value-type="float" office:value="9.06473321067158" calcext:value-type="float">
            <text:p>9.06473321067158</text:p>
          </table:table-cell>
          <table:table-cell table:number-columns-repeated="1018"/>
        </table:table-row>
        <table:table-row table:style-name="ro1">
          <table:table-cell office:value-type="float" office:value="1475537757.826" calcext:value-type="float">
            <text:p>1475537757.826</text:p>
          </table:table-cell>
          <table:table-cell office:value-type="float" office:value="2.010333" calcext:value-type="float">
            <text:p>2.010333</text:p>
          </table:table-cell>
          <table:table-cell table:formula="of:=([.A142] / 86400) + 25569" office:value-type="date" office:date-value="2016-10-03T23:35:57.826" calcext:value-type="date">
            <text:p>2016-10-03 23:35:57.826</text:p>
          </table:table-cell>
          <table:table-cell table:formula="of:=[.C142]-(4/24)" office:value-type="time" office:time-value="PT1023523H35M57.82599994S" calcext:value-type="time">
            <text:p>19:35:57.826</text:p>
          </table:table-cell>
          <table:table-cell table:formula="of:=[.B142]/[.G$1]" office:value-type="float" office:value="0.00924716191352346" calcext:value-type="float">
            <text:p>0.009247161913523</text:p>
          </table:table-cell>
          <table:table-cell table:formula="of:=[.E142]*1000" office:value-type="float" office:value="9.24716191352346" calcext:value-type="float">
            <text:p>9.24716191352346</text:p>
          </table:table-cell>
          <table:table-cell table:number-columns-repeated="1018"/>
        </table:table-row>
        <table:table-row table:style-name="ro1">
          <table:table-cell office:value-type="float" office:value="1475537759.125" calcext:value-type="float">
            <text:p>1475537759.125</text:p>
          </table:table-cell>
          <table:table-cell office:value-type="float" office:value="2.032462" calcext:value-type="float">
            <text:p>2.032462</text:p>
          </table:table-cell>
          <table:table-cell table:formula="of:=([.A143] / 86400) + 25569" office:value-type="date" office:date-value="2016-10-03T23:35:59.125" calcext:value-type="date">
            <text:p>2016-10-03 23:35:59.125</text:p>
          </table:table-cell>
          <table:table-cell table:formula="of:=[.C143]-(4/24)" office:value-type="time" office:time-value="PT1023523H35M59.124999214S" calcext:value-type="time">
            <text:p>19:35:59.125</text:p>
          </table:table-cell>
          <table:table-cell table:formula="of:=[.B143]/[.G$1]" office:value-type="float" office:value="0.00934895124195032" calcext:value-type="float">
            <text:p>0.00934895124195</text:p>
          </table:table-cell>
          <table:table-cell table:formula="of:=[.E143]*1000" office:value-type="float" office:value="9.34895124195032" calcext:value-type="float">
            <text:p>9.34895124195032</text:p>
          </table:table-cell>
          <table:table-cell table:number-columns-repeated="1018"/>
        </table:table-row>
        <table:table-row table:style-name="ro1">
          <table:table-cell office:value-type="float" office:value="1475537760.421" calcext:value-type="float">
            <text:p>1475537760.421</text:p>
          </table:table-cell>
          <table:table-cell office:value-type="float" office:value="2.030759" calcext:value-type="float">
            <text:p>2.030759</text:p>
          </table:table-cell>
          <table:table-cell table:formula="of:=([.A144] / 86400) + 25569" office:value-type="date" office:date-value="2016-10-03T23:36:00.421" calcext:value-type="date">
            <text:p>2016-10-03 23:36:00.421</text:p>
          </table:table-cell>
          <table:table-cell table:formula="of:=[.C144]-(4/24)" office:value-type="time" office:time-value="PT1023523H36M00.420999862S" calcext:value-type="time">
            <text:p>19:36:00.421</text:p>
          </table:table-cell>
          <table:table-cell table:formula="of:=[.B144]/[.G$1]" office:value-type="float" office:value="0.00934111775528979" calcext:value-type="float">
            <text:p>0.00934111775529</text:p>
          </table:table-cell>
          <table:table-cell table:formula="of:=[.E144]*1000" office:value-type="float" office:value="9.34111775528979" calcext:value-type="float">
            <text:p>9.34111775528979</text:p>
          </table:table-cell>
          <table:table-cell table:number-columns-repeated="1018"/>
        </table:table-row>
        <table:table-row table:style-name="ro1">
          <table:table-cell office:value-type="float" office:value="1475537761.716" calcext:value-type="float">
            <text:p>1475537761.716</text:p>
          </table:table-cell>
          <table:table-cell office:value-type="float" office:value="2.018998" calcext:value-type="float">
            <text:p>2.018998</text:p>
          </table:table-cell>
          <table:table-cell table:formula="of:=([.A145] / 86400) + 25569" office:value-type="date" office:date-value="2016-10-03T23:36:01.716001" calcext:value-type="date">
            <text:p>2016-10-03 23:36:01.716</text:p>
          </table:table-cell>
          <table:table-cell table:formula="of:=[.C145]-(4/24)" office:value-type="time" office:time-value="PT1023523H36M01.716000969S" calcext:value-type="time">
            <text:p>19:36:01.716</text:p>
          </table:table-cell>
          <table:table-cell table:formula="of:=[.B145]/[.G$1]" office:value-type="float" office:value="0.00928701931922723" calcext:value-type="float">
            <text:p>0.009287019319227</text:p>
          </table:table-cell>
          <table:table-cell table:formula="of:=[.E145]*1000" office:value-type="float" office:value="9.28701931922723" calcext:value-type="float">
            <text:p>9.28701931922723</text:p>
          </table:table-cell>
          <table:table-cell table:number-columns-repeated="1018"/>
        </table:table-row>
        <table:table-row table:style-name="ro1">
          <table:table-cell office:value-type="float" office:value="1475537763.014" calcext:value-type="float">
            <text:p>1475537763.014</text:p>
          </table:table-cell>
          <table:table-cell office:value-type="float" office:value="1.930261" calcext:value-type="float">
            <text:p>1.930261</text:p>
          </table:table-cell>
          <table:table-cell table:formula="of:=([.A146] / 86400) + 25569" office:value-type="date" office:date-value="2016-10-03T23:36:03.014" calcext:value-type="date">
            <text:p>2016-10-03 23:36:03.014</text:p>
          </table:table-cell>
          <table:table-cell table:formula="of:=[.C146]-(4/24)" office:value-type="time" office:time-value="PT1023523H36M03.014000282S" calcext:value-type="time">
            <text:p>19:36:03.014</text:p>
          </table:table-cell>
          <table:table-cell table:formula="of:=[.B146]/[.G$1]" office:value-type="float" office:value="0.00887884544618215" calcext:value-type="float">
            <text:p>0.008878845446182</text:p>
          </table:table-cell>
          <table:table-cell table:formula="of:=[.E146]*1000" office:value-type="float" office:value="8.87884544618215" calcext:value-type="float">
            <text:p>8.87884544618215</text:p>
          </table:table-cell>
          <table:table-cell table:number-columns-repeated="1018"/>
        </table:table-row>
        <table:table-row table:style-name="ro1">
          <table:table-cell office:value-type="float" office:value="1475537764.573" calcext:value-type="float">
            <text:p>1475537764.573</text:p>
          </table:table-cell>
          <table:table-cell office:value-type="float" office:value="1.8309" calcext:value-type="float">
            <text:p>1.8309</text:p>
          </table:table-cell>
          <table:table-cell table:formula="of:=([.A147] / 86400) + 25569" office:value-type="date" office:date-value="2016-10-03T23:36:04.573003" calcext:value-type="date">
            <text:p>2016-10-03 23:36:04.573</text:p>
          </table:table-cell>
          <table:table-cell table:formula="of:=[.C147]-(4/24)" office:value-type="time" office:time-value="PT1023523H36M04.573001163S" calcext:value-type="time">
            <text:p>19:36:04.573</text:p>
          </table:table-cell>
          <table:table-cell table:formula="of:=[.B147]/[.G$1]" office:value-type="float" office:value="0.00842180312787489" calcext:value-type="float">
            <text:p>0.008421803127875</text:p>
          </table:table-cell>
          <table:table-cell table:formula="of:=[.E147]*1000" office:value-type="float" office:value="8.42180312787489" calcext:value-type="float">
            <text:p>8.42180312787489</text:p>
          </table:table-cell>
          <table:table-cell table:number-columns-repeated="1018"/>
        </table:table-row>
        <table:table-row table:style-name="ro1">
          <table:table-cell office:value-type="float" office:value="1475537765.868" calcext:value-type="float">
            <text:p>1475537765.868</text:p>
          </table:table-cell>
          <table:table-cell office:value-type="float" office:value="1.832109" calcext:value-type="float">
            <text:p>1.832109</text:p>
          </table:table-cell>
          <table:table-cell table:formula="of:=([.A148] / 86400) + 25569" office:value-type="date" office:date-value="2016-10-03T23:36:05.868" calcext:value-type="date">
            <text:p>2016-10-03 23:36:05.868</text:p>
          </table:table-cell>
          <table:table-cell table:formula="of:=[.C148]-(4/24)" office:value-type="time" office:time-value="PT1023523H36M05.868000174S" calcext:value-type="time">
            <text:p>19:36:05.868</text:p>
          </table:table-cell>
          <table:table-cell table:formula="of:=[.B148]/[.G$1]" office:value-type="float" office:value="0.00842736430542778" calcext:value-type="float">
            <text:p>0.008427364305428</text:p>
          </table:table-cell>
          <table:table-cell table:formula="of:=[.E148]*1000" office:value-type="float" office:value="8.42736430542778" calcext:value-type="float">
            <text:p>8.42736430542778</text:p>
          </table:table-cell>
          <table:table-cell table:number-columns-repeated="1018"/>
        </table:table-row>
        <table:table-row table:style-name="ro1">
          <table:table-cell office:value-type="float" office:value="1475537767.23" calcext:value-type="float">
            <text:p>1475537767.23</text:p>
          </table:table-cell>
          <table:table-cell office:value-type="float" office:value="1.836157" calcext:value-type="float">
            <text:p>1.836157</text:p>
          </table:table-cell>
          <table:table-cell table:formula="of:=([.A149] / 86400) + 25569" office:value-type="date" office:date-value="2016-10-03T23:36:07.23" calcext:value-type="date">
            <text:p>2016-10-03 23:36:07.230</text:p>
          </table:table-cell>
          <table:table-cell table:formula="of:=[.C149]-(4/24)" office:value-type="time" office:time-value="PT1023523H36M07.229999509S" calcext:value-type="time">
            <text:p>19:36:07.230</text:p>
          </table:table-cell>
          <table:table-cell table:formula="of:=[.B149]/[.G$1]" office:value-type="float" office:value="0.00844598436062558" calcext:value-type="float">
            <text:p>0.008445984360626</text:p>
          </table:table-cell>
          <table:table-cell table:formula="of:=[.E149]*1000" office:value-type="float" office:value="8.44598436062558" calcext:value-type="float">
            <text:p>8.44598436062558</text:p>
          </table:table-cell>
          <table:table-cell table:number-columns-repeated="1018"/>
        </table:table-row>
        <table:table-row table:style-name="ro1">
          <table:table-cell office:value-type="float" office:value="1475537768.558" calcext:value-type="float">
            <text:p>1475537768.558</text:p>
          </table:table-cell>
          <table:table-cell office:value-type="float" office:value="1.711314" calcext:value-type="float">
            <text:p>1.711314</text:p>
          </table:table-cell>
          <table:table-cell table:formula="of:=([.A150] / 86400) + 25569" office:value-type="date" office:date-value="2016-10-03T23:36:08.558001" calcext:value-type="date">
            <text:p>2016-10-03 23:36:08.558</text:p>
          </table:table-cell>
          <table:table-cell table:formula="of:=[.C150]-(4/24)" office:value-type="time" office:time-value="PT1023523H36M08.558000168S" calcext:value-type="time">
            <text:p>19:36:08.558</text:p>
          </table:table-cell>
          <table:table-cell table:formula="of:=[.B150]/[.G$1]" office:value-type="float" office:value="0.00787172953081877" calcext:value-type="float">
            <text:p>0.007871729530819</text:p>
          </table:table-cell>
          <table:table-cell table:formula="of:=[.E150]*1000" office:value-type="float" office:value="7.87172953081877" calcext:value-type="float">
            <text:p>7.87172953081877</text:p>
          </table:table-cell>
          <table:table-cell table:number-columns-repeated="1018"/>
        </table:table-row>
        <table:table-row table:style-name="ro1">
          <table:table-cell office:value-type="float" office:value="1475537769.856" calcext:value-type="float">
            <text:p>1475537769.856</text:p>
          </table:table-cell>
          <table:table-cell office:value-type="float" office:value="1.569892" calcext:value-type="float">
            <text:p>1.569892</text:p>
          </table:table-cell>
          <table:table-cell table:formula="of:=([.A151] / 86400) + 25569" office:value-type="date" office:date-value="2016-10-03T23:36:09.855999" calcext:value-type="date">
            <text:p>2016-10-03 23:36:09.856</text:p>
          </table:table-cell>
          <table:table-cell table:formula="of:=[.C151]-(4/24)" office:value-type="time" office:time-value="PT1023523H36M09.855999481S" calcext:value-type="time">
            <text:p>19:36:09.856</text:p>
          </table:table-cell>
          <table:table-cell table:formula="of:=[.B151]/[.G$1]" office:value-type="float" office:value="0.00722121435142594" calcext:value-type="float">
            <text:p>0.007221214351426</text:p>
          </table:table-cell>
          <table:table-cell table:formula="of:=[.E151]*1000" office:value-type="float" office:value="7.22121435142594" calcext:value-type="float">
            <text:p>7.22121435142594</text:p>
          </table:table-cell>
          <table:table-cell table:number-columns-repeated="1018"/>
        </table:table-row>
        <table:table-row table:style-name="ro1">
          <table:table-cell office:value-type="float" office:value="1475537771.156" calcext:value-type="float">
            <text:p>1475537771.156</text:p>
          </table:table-cell>
          <table:table-cell office:value-type="float" office:value="1.530048" calcext:value-type="float">
            <text:p>1.530048</text:p>
          </table:table-cell>
          <table:table-cell table:formula="of:=([.A152] / 86400) + 25569" office:value-type="date" office:date-value="2016-10-03T23:36:11.156001" calcext:value-type="date">
            <text:p>2016-10-03 23:36:11.156</text:p>
          </table:table-cell>
          <table:table-cell table:formula="of:=[.C152]-(4/24)" office:value-type="time" office:time-value="PT1023523H36M11.155999973S" calcext:value-type="time">
            <text:p>19:36:11.156</text:p>
          </table:table-cell>
          <table:table-cell table:formula="of:=[.B152]/[.G$1]" office:value-type="float" office:value="0.0070379392824287" calcext:value-type="float">
            <text:p>0.007037939282429</text:p>
          </table:table-cell>
          <table:table-cell table:formula="of:=[.E152]*1000" office:value-type="float" office:value="7.0379392824287" calcext:value-type="float">
            <text:p>7.0379392824287</text:p>
          </table:table-cell>
          <table:table-cell table:number-columns-repeated="1018"/>
        </table:table-row>
        <table:table-row table:style-name="ro1">
          <table:table-cell office:value-type="float" office:value="1475537772.453" calcext:value-type="float">
            <text:p>1475537772.453</text:p>
          </table:table-cell>
          <table:table-cell office:value-type="float" office:value="1.533217" calcext:value-type="float">
            <text:p>1.533217</text:p>
          </table:table-cell>
          <table:table-cell table:formula="of:=([.A153] / 86400) + 25569" office:value-type="date" office:date-value="2016-10-03T23:36:12.453002" calcext:value-type="date">
            <text:p>2016-10-03 23:36:12.453</text:p>
          </table:table-cell>
          <table:table-cell table:formula="of:=[.C153]-(4/24)" office:value-type="time" office:time-value="PT1023523H36M12.453000164S" calcext:value-type="time">
            <text:p>19:36:12.453</text:p>
          </table:table-cell>
          <table:table-cell table:formula="of:=[.B153]/[.G$1]" office:value-type="float" office:value="0.00705251609935603" calcext:value-type="float">
            <text:p>0.007052516099356</text:p>
          </table:table-cell>
          <table:table-cell table:formula="of:=[.E153]*1000" office:value-type="float" office:value="7.05251609935603" calcext:value-type="float">
            <text:p>7.05251609935603</text:p>
          </table:table-cell>
          <table:table-cell table:number-columns-repeated="1018"/>
        </table:table-row>
        <table:table-row table:style-name="ro1">
          <table:table-cell office:value-type="float" office:value="1475537773.756" calcext:value-type="float">
            <text:p>1475537773.756</text:p>
          </table:table-cell>
          <table:table-cell office:value-type="float" office:value="1.539592" calcext:value-type="float">
            <text:p>1.539592</text:p>
          </table:table-cell>
          <table:table-cell table:formula="of:=([.A154] / 86400) + 25569" office:value-type="date" office:date-value="2016-10-03T23:36:13.756" calcext:value-type="date">
            <text:p>2016-10-03 23:36:13.756</text:p>
          </table:table-cell>
          <table:table-cell table:formula="of:=[.C154]-(4/24)" office:value-type="time" office:time-value="PT1023523H36M13.75600012S" calcext:value-type="time">
            <text:p>19:36:13.756</text:p>
          </table:table-cell>
          <table:table-cell table:formula="of:=[.B154]/[.G$1]" office:value-type="float" office:value="0.00708183992640294" calcext:value-type="float">
            <text:p>0.007081839926403</text:p>
          </table:table-cell>
          <table:table-cell table:formula="of:=[.E154]*1000" office:value-type="float" office:value="7.08183992640294" calcext:value-type="float">
            <text:p>7.08183992640294</text:p>
          </table:table-cell>
          <table:table-cell table:number-columns-repeated="1018"/>
        </table:table-row>
        <table:table-row table:style-name="ro1">
          <table:table-cell office:value-type="float" office:value="1475537775.305" calcext:value-type="float">
            <text:p>1475537775.305</text:p>
          </table:table-cell>
          <table:table-cell office:value-type="float" office:value="1.551188" calcext:value-type="float">
            <text:p>1.551188</text:p>
          </table:table-cell>
          <table:table-cell table:formula="of:=([.A155] / 86400) + 25569" office:value-type="date" office:date-value="2016-10-03T23:36:15.305" calcext:value-type="date">
            <text:p>2016-10-03 23:36:15.305</text:p>
          </table:table-cell>
          <table:table-cell table:formula="of:=[.C155]-(4/24)" office:value-type="time" office:time-value="PT1023523H36M15.304998457S" calcext:value-type="time">
            <text:p>19:36:15.305</text:p>
          </table:table-cell>
          <table:table-cell table:formula="of:=[.B155]/[.G$1]" office:value-type="float" office:value="0.00713517939282429" calcext:value-type="float">
            <text:p>0.007135179392824</text:p>
          </table:table-cell>
          <table:table-cell table:formula="of:=[.E155]*1000" office:value-type="float" office:value="7.13517939282429" calcext:value-type="float">
            <text:p>7.13517939282429</text:p>
          </table:table-cell>
          <table:table-cell table:number-columns-repeated="1018"/>
        </table:table-row>
        <table:table-row table:style-name="ro1">
          <table:table-cell office:value-type="float" office:value="1475537776.666" calcext:value-type="float">
            <text:p>1475537776.666</text:p>
          </table:table-cell>
          <table:table-cell office:value-type="float" office:value="1.556043" calcext:value-type="float">
            <text:p>1.556043</text:p>
          </table:table-cell>
          <table:table-cell table:formula="of:=([.A156] / 86400) + 25569" office:value-type="date" office:date-value="2016-10-03T23:36:16.666" calcext:value-type="date">
            <text:p>2016-10-03 23:36:16.666</text:p>
          </table:table-cell>
          <table:table-cell table:formula="of:=[.C156]-(4/24)" office:value-type="time" office:time-value="PT1023523H36M16.665999927S" calcext:value-type="time">
            <text:p>19:36:16.666</text:p>
          </table:table-cell>
          <table:table-cell table:formula="of:=[.B156]/[.G$1]" office:value-type="float" office:value="0.00715751149954002" calcext:value-type="float">
            <text:p>0.00715751149954</text:p>
          </table:table-cell>
          <table:table-cell table:formula="of:=[.E156]*1000" office:value-type="float" office:value="7.15751149954002" calcext:value-type="float">
            <text:p>7.15751149954002</text:p>
          </table:table-cell>
          <table:table-cell table:number-columns-repeated="1018"/>
        </table:table-row>
        <table:table-row table:style-name="ro1">
          <table:table-cell office:value-type="float" office:value="1475537777.995" calcext:value-type="float">
            <text:p>1475537777.995</text:p>
          </table:table-cell>
          <table:table-cell office:value-type="float" office:value="1.553313" calcext:value-type="float">
            <text:p>1.553313</text:p>
          </table:table-cell>
          <table:table-cell table:formula="of:=([.A157] / 86400) + 25569" office:value-type="date" office:date-value="2016-10-03T23:36:17.995002" calcext:value-type="date">
            <text:p>2016-10-03 23:36:17.995</text:p>
          </table:table-cell>
          <table:table-cell table:formula="of:=[.C157]-(4/24)" office:value-type="time" office:time-value="PT1023523H36M17.995000128S" calcext:value-type="time">
            <text:p>19:36:17.995</text:p>
          </table:table-cell>
          <table:table-cell table:formula="of:=[.B157]/[.G$1]" office:value-type="float" office:value="0.00714495400183993" calcext:value-type="float">
            <text:p>0.00714495400184</text:p>
          </table:table-cell>
          <table:table-cell table:formula="of:=[.E157]*1000" office:value-type="float" office:value="7.14495400183993" calcext:value-type="float">
            <text:p>7.14495400183993</text:p>
          </table:table-cell>
          <table:table-cell table:number-columns-repeated="1018"/>
        </table:table-row>
        <table:table-row table:style-name="ro1">
          <table:table-cell office:value-type="float" office:value="1475537779.294" calcext:value-type="float">
            <text:p>1475537779.294</text:p>
          </table:table-cell>
          <table:table-cell office:value-type="float" office:value="1.650294" calcext:value-type="float">
            <text:p>1.650294</text:p>
          </table:table-cell>
          <table:table-cell table:formula="of:=([.A158] / 86400) + 25569" office:value-type="date" office:date-value="2016-10-03T23:36:19.294" calcext:value-type="date">
            <text:p>2016-10-03 23:36:19.294</text:p>
          </table:table-cell>
          <table:table-cell table:formula="of:=[.C158]-(4/24)" office:value-type="time" office:time-value="PT1023523H36M19.294000659S" calcext:value-type="time">
            <text:p>19:36:19.294</text:p>
          </table:table-cell>
          <table:table-cell table:formula="of:=[.B158]/[.G$1]" office:value-type="float" office:value="0.00759104875804968" calcext:value-type="float">
            <text:p>0.00759104875805</text:p>
          </table:table-cell>
          <table:table-cell table:formula="of:=[.E158]*1000" office:value-type="float" office:value="7.59104875804968" calcext:value-type="float">
            <text:p>7.59104875804968</text:p>
          </table:table-cell>
          <table:table-cell table:number-columns-repeated="1018"/>
        </table:table-row>
        <table:table-row table:style-name="ro1">
          <table:table-cell office:value-type="float" office:value="1475537780.59" calcext:value-type="float">
            <text:p>1475537780.59</text:p>
          </table:table-cell>
          <table:table-cell office:value-type="float" office:value="1.860338" calcext:value-type="float">
            <text:p>1.860338</text:p>
          </table:table-cell>
          <table:table-cell table:formula="of:=([.A159] / 86400) + 25569" office:value-type="date" office:date-value="2016-10-03T23:36:20.590001" calcext:value-type="date">
            <text:p>2016-10-03 23:36:20.590</text:p>
          </table:table-cell>
          <table:table-cell table:formula="of:=[.C159]-(4/24)" office:value-type="time" office:time-value="PT1023523H36M20.590000888S" calcext:value-type="time">
            <text:p>19:36:20.590</text:p>
          </table:table-cell>
          <table:table-cell table:formula="of:=[.B159]/[.G$1]" office:value-type="float" office:value="0.00855721251149954" calcext:value-type="float">
            <text:p>0.0085572125115</text:p>
          </table:table-cell>
          <table:table-cell table:formula="of:=[.E159]*1000" office:value-type="float" office:value="8.55721251149954" calcext:value-type="float">
            <text:p>8.55721251149954</text:p>
          </table:table-cell>
          <table:table-cell table:number-columns-repeated="1018"/>
        </table:table-row>
        <table:table-row table:style-name="ro1">
          <table:table-cell office:value-type="float" office:value="1475537781.89" calcext:value-type="float">
            <text:p>1475537781.89</text:p>
          </table:table-cell>
          <table:table-cell office:value-type="float" office:value="2.010498" calcext:value-type="float">
            <text:p>2.010498</text:p>
          </table:table-cell>
          <table:table-cell table:formula="of:=([.A160] / 86400) + 25569" office:value-type="date" office:date-value="2016-10-03T23:36:21.890001" calcext:value-type="date">
            <text:p>2016-10-03 23:36:21.890</text:p>
          </table:table-cell>
          <table:table-cell table:formula="of:=[.C160]-(4/24)" office:value-type="time" office:time-value="PT1023523H36M21.890000962S" calcext:value-type="time">
            <text:p>19:36:21.890</text:p>
          </table:table-cell>
          <table:table-cell table:formula="of:=[.B160]/[.G$1]" office:value-type="float" office:value="0.00924792088316467" calcext:value-type="float">
            <text:p>0.009247920883165</text:p>
          </table:table-cell>
          <table:table-cell table:formula="of:=[.E160]*1000" office:value-type="float" office:value="9.24792088316467" calcext:value-type="float">
            <text:p>9.24792088316467</text:p>
          </table:table-cell>
          <table:table-cell table:number-columns-repeated="1018"/>
        </table:table-row>
        <table:table-row table:style-name="ro1">
          <table:table-cell office:value-type="float" office:value="1475537783.186" calcext:value-type="float">
            <text:p>1475537783.186</text:p>
          </table:table-cell>
          <table:table-cell office:value-type="float" office:value="2.004324" calcext:value-type="float">
            <text:p>2.004324</text:p>
          </table:table-cell>
          <table:table-cell table:formula="of:=([.A161] / 86400) + 25569" office:value-type="date" office:date-value="2016-10-03T23:36:23.186" calcext:value-type="date">
            <text:p>2016-10-03 23:36:23.186</text:p>
          </table:table-cell>
          <table:table-cell table:formula="of:=[.C161]-(4/24)" office:value-type="time" office:time-value="PT1023523H36M23.186000772S" calcext:value-type="time">
            <text:p>19:36:23.186</text:p>
          </table:table-cell>
          <table:table-cell table:formula="of:=[.B161]/[.G$1]" office:value-type="float" office:value="0.00921952161913523" calcext:value-type="float">
            <text:p>0.009219521619135</text:p>
          </table:table-cell>
          <table:table-cell table:formula="of:=[.E161]*1000" office:value-type="float" office:value="9.21952161913523" calcext:value-type="float">
            <text:p>9.21952161913523</text:p>
          </table:table-cell>
          <table:table-cell table:number-columns-repeated="1018"/>
        </table:table-row>
        <table:table-row table:style-name="ro1">
          <table:table-cell office:value-type="float" office:value="1475537784.75" calcext:value-type="float">
            <text:p>1475537784.75</text:p>
          </table:table-cell>
          <table:table-cell office:value-type="float" office:value="1.982232" calcext:value-type="float">
            <text:p>1.982232</text:p>
          </table:table-cell>
          <table:table-cell table:formula="of:=([.A162] / 86400) + 25569" office:value-type="date" office:date-value="2016-10-03T23:36:24.75" calcext:value-type="date">
            <text:p>2016-10-03 23:36:24.750</text:p>
          </table:table-cell>
          <table:table-cell table:formula="of:=[.C162]-(4/24)" office:value-type="time" office:time-value="PT1023523H36M24.750000201S" calcext:value-type="time">
            <text:p>19:36:24.750</text:p>
          </table:table-cell>
          <table:table-cell table:formula="of:=[.B162]/[.G$1]" office:value-type="float" office:value="0.00911790248390065" calcext:value-type="float">
            <text:p>0.009117902483901</text:p>
          </table:table-cell>
          <table:table-cell table:formula="of:=[.E162]*1000" office:value-type="float" office:value="9.11790248390065" calcext:value-type="float">
            <text:p>9.11790248390065</text:p>
          </table:table-cell>
          <table:table-cell table:number-columns-repeated="1018"/>
        </table:table-row>
        <table:table-row table:style-name="ro1">
          <table:table-cell office:value-type="float" office:value="1475537786.046" calcext:value-type="float">
            <text:p>1475537786.046</text:p>
          </table:table-cell>
          <table:table-cell office:value-type="float" office:value="1.875488" calcext:value-type="float">
            <text:p>1.875488</text:p>
          </table:table-cell>
          <table:table-cell table:formula="of:=([.A163] / 86400) + 25569" office:value-type="date" office:date-value="2016-10-03T23:36:26.046" calcext:value-type="date">
            <text:p>2016-10-03 23:36:26.046</text:p>
          </table:table-cell>
          <table:table-cell table:formula="of:=[.C163]-(4/24)" office:value-type="time" office:time-value="PT1023523H36M26.046000849S" calcext:value-type="time">
            <text:p>19:36:26.046</text:p>
          </table:table-cell>
          <table:table-cell table:formula="of:=[.B163]/[.G$1]" office:value-type="float" office:value="0.00862689972401104" calcext:value-type="float">
            <text:p>0.008626899724011</text:p>
          </table:table-cell>
          <table:table-cell table:formula="of:=[.E163]*1000" office:value-type="float" office:value="8.62689972401104" calcext:value-type="float">
            <text:p>8.62689972401104</text:p>
          </table:table-cell>
          <table:table-cell table:number-columns-repeated="1018"/>
        </table:table-row>
        <table:table-row table:style-name="ro1">
          <table:table-cell office:value-type="float" office:value="1475537787.411" calcext:value-type="float">
            <text:p>1475537787.411</text:p>
          </table:table-cell>
          <table:table-cell office:value-type="float" office:value="1.768359" calcext:value-type="float">
            <text:p>1.768359</text:p>
          </table:table-cell>
          <table:table-cell table:formula="of:=([.A164] / 86400) + 25569" office:value-type="date" office:date-value="2016-10-03T23:36:27.411" calcext:value-type="date">
            <text:p>2016-10-03 23:36:27.411</text:p>
          </table:table-cell>
          <table:table-cell table:formula="of:=[.C164]-(4/24)" office:value-type="time" office:time-value="PT1023523H36M27.411000486S" calcext:value-type="time">
            <text:p>19:36:27.411</text:p>
          </table:table-cell>
          <table:table-cell table:formula="of:=[.B164]/[.G$1]" office:value-type="float" office:value="0.0081341260349586" calcext:value-type="float">
            <text:p>0.008134126034959</text:p>
          </table:table-cell>
          <table:table-cell table:formula="of:=[.E164]*1000" office:value-type="float" office:value="8.1341260349586" calcext:value-type="float">
            <text:p>8.1341260349586</text:p>
          </table:table-cell>
          <table:table-cell table:number-columns-repeated="1018"/>
        </table:table-row>
        <table:table-row table:style-name="ro1">
          <table:table-cell office:value-type="float" office:value="1475537788.738" calcext:value-type="float">
            <text:p>1475537788.738</text:p>
          </table:table-cell>
          <table:table-cell office:value-type="float" office:value="1.764292" calcext:value-type="float">
            <text:p>1.764292</text:p>
          </table:table-cell>
          <table:table-cell table:formula="of:=([.A165] / 86400) + 25569" office:value-type="date" office:date-value="2016-10-03T23:36:28.738001" calcext:value-type="date">
            <text:p>2016-10-03 23:36:28.738</text:p>
          </table:table-cell>
          <table:table-cell table:formula="of:=[.C165]-(4/24)" office:value-type="time" office:time-value="PT1023523H36M28.738000346S" calcext:value-type="time">
            <text:p>19:36:28.738</text:p>
          </table:table-cell>
          <table:table-cell table:formula="of:=[.B165]/[.G$1]" office:value-type="float" office:value="0.00811541858325667" calcext:value-type="float">
            <text:p>0.008115418583257</text:p>
          </table:table-cell>
          <table:table-cell table:formula="of:=[.E165]*1000" office:value-type="float" office:value="8.11541858325667" calcext:value-type="float">
            <text:p>8.11541858325667</text:p>
          </table:table-cell>
          <table:table-cell table:number-columns-repeated="1018"/>
        </table:table-row>
        <table:table-row table:style-name="ro1">
          <table:table-cell office:value-type="float" office:value="1475537790.04" calcext:value-type="float">
            <text:p>1475537790.04</text:p>
          </table:table-cell>
          <table:table-cell office:value-type="float" office:value="1.766325" calcext:value-type="float">
            <text:p>1.766325</text:p>
          </table:table-cell>
          <table:table-cell table:formula="of:=([.A166] / 86400) + 25569" office:value-type="date" office:date-value="2016-10-03T23:36:30.04" calcext:value-type="date">
            <text:p>2016-10-03 23:36:30.040</text:p>
          </table:table-cell>
          <table:table-cell table:formula="of:=[.C166]-(4/24)" office:value-type="time" office:time-value="PT1023523H36M30.040000342S" calcext:value-type="time">
            <text:p>19:36:30.040</text:p>
          </table:table-cell>
          <table:table-cell table:formula="of:=[.B166]/[.G$1]" office:value-type="float" office:value="0.00812477000919963" calcext:value-type="float">
            <text:p>0.0081247700092</text:p>
          </table:table-cell>
          <table:table-cell table:formula="of:=[.E166]*1000" office:value-type="float" office:value="8.12477000919963" calcext:value-type="float">
            <text:p>8.12477000919963</text:p>
          </table:table-cell>
          <table:table-cell table:number-columns-repeated="1018"/>
        </table:table-row>
        <table:table-row table:style-name="ro1">
          <table:table-cell office:value-type="float" office:value="1475537791.34" calcext:value-type="float">
            <text:p>1475537791.34</text:p>
          </table:table-cell>
          <table:table-cell office:value-type="float" office:value="1.835589" calcext:value-type="float">
            <text:p>1.835589</text:p>
          </table:table-cell>
          <table:table-cell table:formula="of:=([.A167] / 86400) + 25569" office:value-type="date" office:date-value="2016-10-03T23:36:31.34" calcext:value-type="date">
            <text:p>2016-10-03 23:36:31.340</text:p>
          </table:table-cell>
          <table:table-cell table:formula="of:=[.C167]-(4/24)" office:value-type="time" office:time-value="PT1023523H36M31.339999996S" calcext:value-type="time">
            <text:p>19:36:31.340</text:p>
          </table:table-cell>
          <table:table-cell table:formula="of:=[.B167]/[.G$1]" office:value-type="float" office:value="0.00844337166513339" calcext:value-type="float">
            <text:p>0.008443371665133</text:p>
          </table:table-cell>
          <table:table-cell table:formula="of:=[.E167]*1000" office:value-type="float" office:value="8.44337166513339" calcext:value-type="float">
            <text:p>8.44337166513339</text:p>
          </table:table-cell>
          <table:table-cell table:number-columns-repeated="1018"/>
        </table:table-row>
        <table:table-row table:style-name="ro1">
          <table:table-cell office:value-type="float" office:value="1475537792.638" calcext:value-type="float">
            <text:p>1475537792.638</text:p>
          </table:table-cell>
          <table:table-cell office:value-type="float" office:value="1.920314" calcext:value-type="float">
            <text:p>1.920314</text:p>
          </table:table-cell>
          <table:table-cell table:formula="of:=([.A168] / 86400) + 25569" office:value-type="date" office:date-value="2016-10-03T23:36:32.638" calcext:value-type="date">
            <text:p>2016-10-03 23:36:32.638</text:p>
          </table:table-cell>
          <table:table-cell table:formula="of:=[.C168]-(4/24)" office:value-type="time" office:time-value="PT1023523H36M32.637999309S" calcext:value-type="time">
            <text:p>19:36:32.638</text:p>
          </table:table-cell>
          <table:table-cell table:formula="of:=[.B168]/[.G$1]" office:value-type="float" office:value="0.00883309107635695" calcext:value-type="float">
            <text:p>0.008833091076357</text:p>
          </table:table-cell>
          <table:table-cell table:formula="of:=[.E168]*1000" office:value-type="float" office:value="8.83309107635695" calcext:value-type="float">
            <text:p>8.83309107635695</text:p>
          </table:table-cell>
          <table:table-cell table:number-columns-repeated="1018"/>
        </table:table-row>
        <table:table-row table:style-name="ro1">
          <table:table-cell office:value-type="float" office:value="1475537793.936" calcext:value-type="float">
            <text:p>1475537793.936</text:p>
          </table:table-cell>
          <table:table-cell office:value-type="float" office:value="1.952262" calcext:value-type="float">
            <text:p>1.952262</text:p>
          </table:table-cell>
          <table:table-cell table:formula="of:=([.A169] / 86400) + 25569" office:value-type="date" office:date-value="2016-10-03T23:36:33.936002" calcext:value-type="date">
            <text:p>2016-10-03 23:36:33.936</text:p>
          </table:table-cell>
          <table:table-cell table:formula="of:=[.C169]-(4/24)" office:value-type="time" office:time-value="PT1023523H36M33.936000299S" calcext:value-type="time">
            <text:p>19:36:33.936</text:p>
          </table:table-cell>
          <table:table-cell table:formula="of:=[.B169]/[.G$1]" office:value-type="float" office:value="0.00898004599816007" calcext:value-type="float">
            <text:p>0.00898004599816</text:p>
          </table:table-cell>
          <table:table-cell table:formula="of:=[.E169]*1000" office:value-type="float" office:value="8.98004599816007" calcext:value-type="float">
            <text:p>8.98004599816007</text:p>
          </table:table-cell>
          <table:table-cell table:number-columns-repeated="1018"/>
        </table:table-row>
        <table:table-row table:style-name="ro1">
          <table:table-cell office:value-type="float" office:value="1475537795.486" calcext:value-type="float">
            <text:p>1475537795.486</text:p>
          </table:table-cell>
          <table:table-cell office:value-type="float" office:value="1.948745" calcext:value-type="float">
            <text:p>1.948745</text:p>
          </table:table-cell>
          <table:table-cell table:formula="of:=([.A170] / 86400) + 25569" office:value-type="date" office:date-value="2016-10-03T23:36:35.486" calcext:value-type="date">
            <text:p>2016-10-03 23:36:35.486</text:p>
          </table:table-cell>
          <table:table-cell table:formula="of:=[.C170]-(4/24)" office:value-type="time" office:time-value="PT1023523H36M35.486000273S" calcext:value-type="time">
            <text:p>19:36:35.486</text:p>
          </table:table-cell>
          <table:table-cell table:formula="of:=[.B170]/[.G$1]" office:value-type="float" office:value="0.00896386844526219" calcext:value-type="float">
            <text:p>0.008963868445262</text:p>
          </table:table-cell>
          <table:table-cell table:formula="of:=[.E170]*1000" office:value-type="float" office:value="8.96386844526219" calcext:value-type="float">
            <text:p>8.96386844526219</text:p>
          </table:table-cell>
          <table:table-cell table:number-columns-repeated="1018"/>
        </table:table-row>
        <table:table-row table:style-name="ro1">
          <table:table-cell office:value-type="float" office:value="1475537796.848" calcext:value-type="float">
            <text:p>1475537796.848</text:p>
          </table:table-cell>
          <table:table-cell office:value-type="float" office:value="1.969519" calcext:value-type="float">
            <text:p>1.969519</text:p>
          </table:table-cell>
          <table:table-cell table:formula="of:=([.A171] / 86400) + 25569" office:value-type="date" office:date-value="2016-10-03T23:36:36.848001" calcext:value-type="date">
            <text:p>2016-10-03 23:36:36.848</text:p>
          </table:table-cell>
          <table:table-cell table:formula="of:=[.C171]-(4/24)" office:value-type="time" office:time-value="PT1023523H36M36.848000027S" calcext:value-type="time">
            <text:p>19:36:36.848</text:p>
          </table:table-cell>
          <table:table-cell table:formula="of:=[.B171]/[.G$1]" office:value-type="float" office:value="0.00905942502299908" calcext:value-type="float">
            <text:p>0.009059425022999</text:p>
          </table:table-cell>
          <table:table-cell table:formula="of:=[.E171]*1000" office:value-type="float" office:value="9.05942502299908" calcext:value-type="float">
            <text:p>9.05942502299908</text:p>
          </table:table-cell>
          <table:table-cell table:number-columns-repeated="1018"/>
        </table:table-row>
        <table:table-row table:style-name="ro1">
          <table:table-cell office:value-type="float" office:value="1475537798.176" calcext:value-type="float">
            <text:p>1475537798.176</text:p>
          </table:table-cell>
          <table:table-cell office:value-type="float" office:value="2.008703" calcext:value-type="float">
            <text:p>2.008703</text:p>
          </table:table-cell>
          <table:table-cell table:formula="of:=([.A172] / 86400) + 25569" office:value-type="date" office:date-value="2016-10-03T23:36:38.176" calcext:value-type="date">
            <text:p>2016-10-03 23:36:38.176</text:p>
          </table:table-cell>
          <table:table-cell table:formula="of:=[.C172]-(4/24)" office:value-type="time" office:time-value="PT1023523H36M38.176000267S" calcext:value-type="time">
            <text:p>19:36:38.176</text:p>
          </table:table-cell>
          <table:table-cell table:formula="of:=[.B172]/[.G$1]" office:value-type="float" office:value="0.00923966421343146" calcext:value-type="float">
            <text:p>0.009239664213431</text:p>
          </table:table-cell>
          <table:table-cell table:formula="of:=[.E172]*1000" office:value-type="float" office:value="9.23966421343146" calcext:value-type="float">
            <text:p>9.23966421343146</text:p>
          </table:table-cell>
          <table:table-cell table:number-columns-repeated="1018"/>
        </table:table-row>
        <table:table-row table:style-name="ro1">
          <table:table-cell office:value-type="float" office:value="1475537799.475" calcext:value-type="float">
            <text:p>1475537799.475</text:p>
          </table:table-cell>
          <table:table-cell office:value-type="float" office:value="2.033158" calcext:value-type="float">
            <text:p>2.033158</text:p>
          </table:table-cell>
          <table:table-cell table:formula="of:=([.A173] / 86400) + 25569" office:value-type="date" office:date-value="2016-10-03T23:36:39.475" calcext:value-type="date">
            <text:p>2016-10-03 23:36:39.475</text:p>
          </table:table-cell>
          <table:table-cell table:formula="of:=[.C173]-(4/24)" office:value-type="time" office:time-value="PT1023523H36M39.474999122S" calcext:value-type="time">
            <text:p>19:36:39.475</text:p>
          </table:table-cell>
          <table:table-cell table:formula="of:=[.B173]/[.G$1]" office:value-type="float" office:value="0.00935215271389144" calcext:value-type="float">
            <text:p>0.009352152713891</text:p>
          </table:table-cell>
          <table:table-cell table:formula="of:=[.E173]*1000" office:value-type="float" office:value="9.35215271389144" calcext:value-type="float">
            <text:p>9.35215271389144</text:p>
          </table:table-cell>
          <table:table-cell table:number-columns-repeated="1018"/>
        </table:table-row>
        <table:table-row table:style-name="ro1">
          <table:table-cell office:value-type="float" office:value="1475537800.774" calcext:value-type="float">
            <text:p>1475537800.774</text:p>
          </table:table-cell>
          <table:table-cell office:value-type="float" office:value="2.032188" calcext:value-type="float">
            <text:p>2.032188</text:p>
          </table:table-cell>
          <table:table-cell table:formula="of:=([.A174] / 86400) + 25569" office:value-type="date" office:date-value="2016-10-03T23:36:40.774" calcext:value-type="date">
            <text:p>2016-10-03 23:36:40.774</text:p>
          </table:table-cell>
          <table:table-cell table:formula="of:=[.C174]-(4/24)" office:value-type="time" office:time-value="PT1023523H36M40.773999235S" calcext:value-type="time">
            <text:p>19:36:40.774</text:p>
          </table:table-cell>
          <table:table-cell table:formula="of:=[.B174]/[.G$1]" office:value-type="float" office:value="0.00934769089236431" calcext:value-type="float">
            <text:p>0.009347690892364</text:p>
          </table:table-cell>
          <table:table-cell table:formula="of:=[.E174]*1000" office:value-type="float" office:value="9.34769089236431" calcext:value-type="float">
            <text:p>9.34769089236431</text:p>
          </table:table-cell>
          <table:table-cell table:number-columns-repeated="1018"/>
        </table:table-row>
        <table:table-row table:style-name="ro1">
          <table:table-cell office:value-type="float" office:value="1475537802.071" calcext:value-type="float">
            <text:p>1475537802.071</text:p>
          </table:table-cell>
          <table:table-cell office:value-type="float" office:value="2.023669" calcext:value-type="float">
            <text:p>2.023669</text:p>
          </table:table-cell>
          <table:table-cell table:formula="of:=([.A175] / 86400) + 25569" office:value-type="date" office:date-value="2016-10-03T23:36:42.071" calcext:value-type="date">
            <text:p>2016-10-03 23:36:42.071</text:p>
          </table:table-cell>
          <table:table-cell table:formula="of:=[.C175]-(4/24)" office:value-type="time" office:time-value="PT1023523H36M42.070999425S" calcext:value-type="time">
            <text:p>19:36:42.071</text:p>
          </table:table-cell>
          <table:table-cell table:formula="of:=[.B175]/[.G$1]" office:value-type="float" office:value="0.00930850505979761" calcext:value-type="float">
            <text:p>0.009308505059798</text:p>
          </table:table-cell>
          <table:table-cell table:formula="of:=[.E175]*1000" office:value-type="float" office:value="9.30850505979761" calcext:value-type="float">
            <text:p>9.30850505979761</text:p>
          </table:table-cell>
          <table:table-cell table:number-columns-repeated="1018"/>
        </table:table-row>
        <table:table-row table:style-name="ro1">
          <table:table-cell office:value-type="float" office:value="1475537803.37" calcext:value-type="float">
            <text:p>1475537803.37</text:p>
          </table:table-cell>
          <table:table-cell office:value-type="float" office:value="1.935427" calcext:value-type="float">
            <text:p>1.935427</text:p>
          </table:table-cell>
          <table:table-cell table:formula="of:=([.A176] / 86400) + 25569" office:value-type="date" office:date-value="2016-10-03T23:36:43.370001" calcext:value-type="date">
            <text:p>2016-10-03 23:36:43.370</text:p>
          </table:table-cell>
          <table:table-cell table:formula="of:=[.C176]-(4/24)" office:value-type="time" office:time-value="PT1023523H36M43.369999956S" calcext:value-type="time">
            <text:p>19:36:43.370</text:p>
          </table:table-cell>
          <table:table-cell table:formula="of:=[.B176]/[.G$1]" office:value-type="float" office:value="0.00890260809567617" calcext:value-type="float">
            <text:p>0.008902608095676</text:p>
          </table:table-cell>
          <table:table-cell table:formula="of:=[.E176]*1000" office:value-type="float" office:value="8.90260809567617" calcext:value-type="float">
            <text:p>8.90260809567617</text:p>
          </table:table-cell>
          <table:table-cell table:number-columns-repeated="1018"/>
        </table:table-row>
        <table:table-row table:style-name="ro1">
          <table:table-cell office:value-type="float" office:value="1475537804.931" calcext:value-type="float">
            <text:p>1475537804.931</text:p>
          </table:table-cell>
          <table:table-cell office:value-type="float" office:value="1.831266" calcext:value-type="float">
            <text:p>1.831266</text:p>
          </table:table-cell>
          <table:table-cell table:formula="of:=([.A177] / 86400) + 25569" office:value-type="date" office:date-value="2016-10-03T23:36:44.931" calcext:value-type="date">
            <text:p>2016-10-03 23:36:44.931</text:p>
          </table:table-cell>
          <table:table-cell table:formula="of:=[.C177]-(4/24)" office:value-type="time" office:time-value="PT1023523H36M44.931000341S" calcext:value-type="time">
            <text:p>19:36:44.931</text:p>
          </table:table-cell>
          <table:table-cell table:formula="of:=[.B177]/[.G$1]" office:value-type="float" office:value="0.00842348666053358" calcext:value-type="float">
            <text:p>0.008423486660534</text:p>
          </table:table-cell>
          <table:table-cell table:formula="of:=[.E177]*1000" office:value-type="float" office:value="8.42348666053358" calcext:value-type="float">
            <text:p>8.42348666053358</text:p>
          </table:table-cell>
          <table:table-cell table:number-columns-repeated="1018"/>
        </table:table-row>
        <table:table-row table:style-name="ro1">
          <table:table-cell office:value-type="float" office:value="1475537806.235" calcext:value-type="float">
            <text:p>1475537806.235</text:p>
          </table:table-cell>
          <table:table-cell office:value-type="float" office:value="1.830167" calcext:value-type="float">
            <text:p>1.830167</text:p>
          </table:table-cell>
          <table:table-cell table:formula="of:=([.A178] / 86400) + 25569" office:value-type="date" office:date-value="2016-10-03T23:36:46.235" calcext:value-type="date">
            <text:p>2016-10-03 23:36:46.235</text:p>
          </table:table-cell>
          <table:table-cell table:formula="of:=[.C178]-(4/24)" office:value-type="time" office:time-value="PT1023523H36M46.235000677S" calcext:value-type="time">
            <text:p>19:36:46.235</text:p>
          </table:table-cell>
          <table:table-cell table:formula="of:=[.B178]/[.G$1]" office:value-type="float" office:value="0.00841843146274149" calcext:value-type="float">
            <text:p>0.008418431462741</text:p>
          </table:table-cell>
          <table:table-cell table:formula="of:=[.E178]*1000" office:value-type="float" office:value="8.41843146274149" calcext:value-type="float">
            <text:p>8.41843146274149</text:p>
          </table:table-cell>
          <table:table-cell table:number-columns-repeated="1018"/>
        </table:table-row>
        <table:table-row table:style-name="ro1">
          <table:table-cell office:value-type="float" office:value="1475537807.595" calcext:value-type="float">
            <text:p>1475537807.595</text:p>
          </table:table-cell>
          <table:table-cell office:value-type="float" office:value="1.835534" calcext:value-type="float">
            <text:p>1.835534</text:p>
          </table:table-cell>
          <table:table-cell table:formula="of:=([.A179] / 86400) + 25569" office:value-type="date" office:date-value="2016-10-03T23:36:47.595003" calcext:value-type="date">
            <text:p>2016-10-03 23:36:47.595</text:p>
          </table:table-cell>
          <table:table-cell table:formula="of:=[.C179]-(4/24)" office:value-type="time" office:time-value="PT1023523H36M47.594999671S" calcext:value-type="time">
            <text:p>19:36:47.595</text:p>
          </table:table-cell>
          <table:table-cell table:formula="of:=[.B179]/[.G$1]" office:value-type="float" office:value="0.00844311867525299" calcext:value-type="float">
            <text:p>0.008443118675253</text:p>
          </table:table-cell>
          <table:table-cell table:formula="of:=[.E179]*1000" office:value-type="float" office:value="8.44311867525299" calcext:value-type="float">
            <text:p>8.44311867525299</text:p>
          </table:table-cell>
          <table:table-cell table:number-columns-repeated="1018"/>
        </table:table-row>
        <table:table-row table:style-name="ro1">
          <table:table-cell office:value-type="float" office:value="1475537808.922" calcext:value-type="float">
            <text:p>1475537808.922</text:p>
          </table:table-cell>
          <table:table-cell office:value-type="float" office:value="1.718953" calcext:value-type="float">
            <text:p>1.718953</text:p>
          </table:table-cell>
          <table:table-cell table:formula="of:=([.A180] / 86400) + 25569" office:value-type="date" office:date-value="2016-10-03T23:36:48.922" calcext:value-type="date">
            <text:p>2016-10-03 23:36:48.922</text:p>
          </table:table-cell>
          <table:table-cell table:formula="of:=[.C180]-(4/24)" office:value-type="time" office:time-value="PT1023523H36M48.922000788S" calcext:value-type="time">
            <text:p>19:36:48.922</text:p>
          </table:table-cell>
          <table:table-cell table:formula="of:=[.B180]/[.G$1]" office:value-type="float" office:value="0.00790686752529899" calcext:value-type="float">
            <text:p>0.007906867525299</text:p>
          </table:table-cell>
          <table:table-cell table:formula="of:=[.E180]*1000" office:value-type="float" office:value="7.90686752529899" calcext:value-type="float">
            <text:p>7.90686752529899</text:p>
          </table:table-cell>
          <table:table-cell table:number-columns-repeated="1018"/>
        </table:table-row>
        <table:table-row table:style-name="ro1">
          <table:table-cell office:value-type="float" office:value="1475537810.22" calcext:value-type="float">
            <text:p>1475537810.22</text:p>
          </table:table-cell>
          <table:table-cell office:value-type="float" office:value="1.578282" calcext:value-type="float">
            <text:p>1.578282</text:p>
          </table:table-cell>
          <table:table-cell table:formula="of:=([.A181] / 86400) + 25569" office:value-type="date" office:date-value="2016-10-03T23:36:50.22" calcext:value-type="date">
            <text:p>2016-10-03 23:36:50.220</text:p>
          </table:table-cell>
          <table:table-cell table:formula="of:=[.C181]-(4/24)" office:value-type="time" office:time-value="PT1023523H36M50.219999682S" calcext:value-type="time">
            <text:p>19:36:50.220</text:p>
          </table:table-cell>
          <table:table-cell table:formula="of:=[.B181]/[.G$1]" office:value-type="float" office:value="0.00725980680772769" calcext:value-type="float">
            <text:p>0.007259806807728</text:p>
          </table:table-cell>
          <table:table-cell table:formula="of:=[.E181]*1000" office:value-type="float" office:value="7.25980680772769" calcext:value-type="float">
            <text:p>7.25980680772769</text:p>
          </table:table-cell>
          <table:table-cell table:number-columns-repeated="1018"/>
        </table:table-row>
        <table:table-row table:style-name="ro1">
          <table:table-cell office:value-type="float" office:value="1475537811.518" calcext:value-type="float">
            <text:p>1475537811.518</text:p>
          </table:table-cell>
          <table:table-cell office:value-type="float" office:value="1.529444" calcext:value-type="float">
            <text:p>1.529444</text:p>
          </table:table-cell>
          <table:table-cell table:formula="of:=([.A182] / 86400) + 25569" office:value-type="date" office:date-value="2016-10-03T23:36:51.518" calcext:value-type="date">
            <text:p>2016-10-03 23:36:51.518</text:p>
          </table:table-cell>
          <table:table-cell table:formula="of:=[.C182]-(4/24)" office:value-type="time" office:time-value="PT1023523H36M51.518000253S" calcext:value-type="time">
            <text:p>19:36:51.518</text:p>
          </table:table-cell>
          <table:table-cell table:formula="of:=[.B182]/[.G$1]" office:value-type="float" office:value="0.00703516099356026" calcext:value-type="float">
            <text:p>0.00703516099356</text:p>
          </table:table-cell>
          <table:table-cell table:formula="of:=[.E182]*1000" office:value-type="float" office:value="7.03516099356026" calcext:value-type="float">
            <text:p>7.03516099356026</text:p>
          </table:table-cell>
          <table:table-cell table:number-columns-repeated="1018"/>
        </table:table-row>
        <table:table-row table:style-name="ro1">
          <table:table-cell office:value-type="float" office:value="1475537812.816" calcext:value-type="float">
            <text:p>1475537812.816</text:p>
          </table:table-cell>
          <table:table-cell office:value-type="float" office:value="1.531001" calcext:value-type="float">
            <text:p>1.531001</text:p>
          </table:table-cell>
          <table:table-cell table:formula="of:=([.A183] / 86400) + 25569" office:value-type="date" office:date-value="2016-10-03T23:36:52.816001" calcext:value-type="date">
            <text:p>2016-10-03 23:36:52.816</text:p>
          </table:table-cell>
          <table:table-cell table:formula="of:=[.C183]-(4/24)" office:value-type="time" office:time-value="PT1023523H36M52.816000404S" calcext:value-type="time">
            <text:p>19:36:52.816</text:p>
          </table:table-cell>
          <table:table-cell table:formula="of:=[.B183]/[.G$1]" office:value-type="float" office:value="0.00704232290708372" calcext:value-type="float">
            <text:p>0.007042322907084</text:p>
          </table:table-cell>
          <table:table-cell table:formula="of:=[.E183]*1000" office:value-type="float" office:value="7.04232290708372" calcext:value-type="float">
            <text:p>7.04232290708372</text:p>
          </table:table-cell>
          <table:table-cell table:number-columns-repeated="1018"/>
        </table:table-row>
        <table:table-row table:style-name="ro1">
          <table:table-cell office:value-type="float" office:value="1475537814.115" calcext:value-type="float">
            <text:p>1475537814.115</text:p>
          </table:table-cell>
          <table:table-cell office:value-type="float" office:value="1.537632" calcext:value-type="float">
            <text:p>1.537632</text:p>
          </table:table-cell>
          <table:table-cell table:formula="of:=([.A184] / 86400) + 25569" office:value-type="date" office:date-value="2016-10-03T23:36:54.115001" calcext:value-type="date">
            <text:p>2016-10-03 23:36:54.115</text:p>
          </table:table-cell>
          <table:table-cell table:formula="of:=[.C184]-(4/24)" office:value-type="time" office:time-value="PT1023523H36M54.115000097S" calcext:value-type="time">
            <text:p>19:36:54.115</text:p>
          </table:table-cell>
          <table:table-cell table:formula="of:=[.B184]/[.G$1]" office:value-type="float" office:value="0.00707282428702852" calcext:value-type="float">
            <text:p>0.007072824287029</text:p>
          </table:table-cell>
          <table:table-cell table:formula="of:=[.E184]*1000" office:value-type="float" office:value="7.07282428702852" calcext:value-type="float">
            <text:p>7.07282428702852</text:p>
          </table:table-cell>
          <table:table-cell table:number-columns-repeated="1018"/>
        </table:table-row>
        <table:table-row table:style-name="ro1">
          <table:table-cell office:value-type="float" office:value="1475537815.669" calcext:value-type="float">
            <text:p>1475537815.669</text:p>
          </table:table-cell>
          <table:table-cell office:value-type="float" office:value="1.550309" calcext:value-type="float">
            <text:p>1.550309</text:p>
          </table:table-cell>
          <table:table-cell table:formula="of:=([.A185] / 86400) + 25569" office:value-type="date" office:date-value="2016-10-03T23:36:55.669" calcext:value-type="date">
            <text:p>2016-10-03 23:36:55.669</text:p>
          </table:table-cell>
          <table:table-cell table:formula="of:=[.C185]-(4/24)" office:value-type="time" office:time-value="PT1023523H36M55.669000335S" calcext:value-type="time">
            <text:p>19:36:55.669</text:p>
          </table:table-cell>
          <table:table-cell table:formula="of:=[.B185]/[.G$1]" office:value-type="float" office:value="0.00713113615455382" calcext:value-type="float">
            <text:p>0.007131136154554</text:p>
          </table:table-cell>
          <table:table-cell table:formula="of:=[.E185]*1000" office:value-type="float" office:value="7.13113615455382" calcext:value-type="float">
            <text:p>7.13113615455382</text:p>
          </table:table-cell>
          <table:table-cell table:number-columns-repeated="1018"/>
        </table:table-row>
        <table:table-row table:style-name="ro1">
          <table:table-cell office:value-type="float" office:value="1475537817.03" calcext:value-type="float">
            <text:p>1475537817.03</text:p>
          </table:table-cell>
          <table:table-cell office:value-type="float" office:value="1.555731" calcext:value-type="float">
            <text:p>1.555731</text:p>
          </table:table-cell>
          <table:table-cell table:formula="of:=([.A186] / 86400) + 25569" office:value-type="date" office:date-value="2016-10-03T23:36:57.030001" calcext:value-type="date">
            <text:p>2016-10-03 23:36:57.030</text:p>
          </table:table-cell>
          <table:table-cell table:formula="of:=[.C186]-(4/24)" office:value-type="time" office:time-value="PT1023523H36M57.030000128S" calcext:value-type="time">
            <text:p>19:36:57.030</text:p>
          </table:table-cell>
          <table:table-cell table:formula="of:=[.B186]/[.G$1]" office:value-type="float" office:value="0.00715607635694572" calcext:value-type="float">
            <text:p>0.007156076356946</text:p>
          </table:table-cell>
          <table:table-cell table:formula="of:=[.E186]*1000" office:value-type="float" office:value="7.15607635694572" calcext:value-type="float">
            <text:p>7.15607635694572</text:p>
          </table:table-cell>
          <table:table-cell table:number-columns-repeated="1018"/>
        </table:table-row>
        <table:table-row table:style-name="ro1">
          <table:table-cell office:value-type="float" office:value="1475537818.358" calcext:value-type="float">
            <text:p>1475537818.358</text:p>
          </table:table-cell>
          <table:table-cell office:value-type="float" office:value="1.552855" calcext:value-type="float">
            <text:p>1.552855</text:p>
          </table:table-cell>
          <table:table-cell table:formula="of:=([.A187] / 86400) + 25569" office:value-type="date" office:date-value="2016-10-03T23:36:58.358" calcext:value-type="date">
            <text:p>2016-10-03 23:36:58.358</text:p>
          </table:table-cell>
          <table:table-cell table:formula="of:=[.C187]-(4/24)" office:value-type="time" office:time-value="PT1023523H36M58.357998691S" calcext:value-type="time">
            <text:p>19:36:58.358</text:p>
          </table:table-cell>
          <table:table-cell table:formula="of:=[.B187]/[.G$1]" office:value-type="float" office:value="0.00714284728610856" calcext:value-type="float">
            <text:p>0.007142847286109</text:p>
          </table:table-cell>
          <table:table-cell table:formula="of:=[.E187]*1000" office:value-type="float" office:value="7.14284728610856" calcext:value-type="float">
            <text:p>7.14284728610856</text:p>
          </table:table-cell>
          <table:table-cell table:number-columns-repeated="1018"/>
        </table:table-row>
        <table:table-row table:style-name="ro1">
          <table:table-cell office:value-type="float" office:value="1475537819.656" calcext:value-type="float">
            <text:p>1475537819.656</text:p>
          </table:table-cell>
          <table:table-cell office:value-type="float" office:value="1.633495" calcext:value-type="float">
            <text:p>1.633495</text:p>
          </table:table-cell>
          <table:table-cell table:formula="of:=([.A188] / 86400) + 25569" office:value-type="date" office:date-value="2016-10-03T23:36:59.656" calcext:value-type="date">
            <text:p>2016-10-03 23:36:59.656</text:p>
          </table:table-cell>
          <table:table-cell table:formula="of:=[.C188]-(4/24)" office:value-type="time" office:time-value="PT1023523H36M59.6560001S" calcext:value-type="time">
            <text:p>19:36:59.656</text:p>
          </table:table-cell>
          <table:table-cell table:formula="of:=[.B188]/[.G$1]" office:value-type="float" office:value="0.00751377644894204" calcext:value-type="float">
            <text:p>0.007513776448942</text:p>
          </table:table-cell>
          <table:table-cell table:formula="of:=[.E188]*1000" office:value-type="float" office:value="7.51377644894204" calcext:value-type="float">
            <text:p>7.51377644894204</text:p>
          </table:table-cell>
          <table:table-cell table:number-columns-repeated="1018"/>
        </table:table-row>
        <table:table-row table:style-name="ro1">
          <table:table-cell office:value-type="float" office:value="1475537820.953" calcext:value-type="float">
            <text:p>1475537820.953</text:p>
          </table:table-cell>
          <table:table-cell office:value-type="float" office:value="1.844236" calcext:value-type="float">
            <text:p>1.844236</text:p>
          </table:table-cell>
          <table:table-cell table:formula="of:=([.A189] / 86400) + 25569" office:value-type="date" office:date-value="2016-10-03T23:37:00.953" calcext:value-type="date">
            <text:p>2016-10-03 23:37:00.953</text:p>
          </table:table-cell>
          <table:table-cell table:formula="of:=[.C189]-(4/24)" office:value-type="time" office:time-value="PT1023523H37M00.953000709S" calcext:value-type="time">
            <text:p>19:37:00.953</text:p>
          </table:table-cell>
          <table:table-cell table:formula="of:=[.B189]/[.G$1]" office:value-type="float" office:value="0.00848314627414903" calcext:value-type="float">
            <text:p>0.008483146274149</text:p>
          </table:table-cell>
          <table:table-cell table:formula="of:=[.E189]*1000" office:value-type="float" office:value="8.48314627414903" calcext:value-type="float">
            <text:p>8.48314627414903</text:p>
          </table:table-cell>
          <table:table-cell table:number-columns-repeated="1018"/>
        </table:table-row>
        <table:table-row table:style-name="ro1">
          <table:table-cell office:value-type="float" office:value="1475537822.256" calcext:value-type="float">
            <text:p>1475537822.256</text:p>
          </table:table-cell>
          <table:table-cell office:value-type="float" office:value="2.013502" calcext:value-type="float">
            <text:p>2.013502</text:p>
          </table:table-cell>
          <table:table-cell table:formula="of:=([.A190] / 86400) + 25569" office:value-type="date" office:date-value="2016-10-03T23:37:02.256" calcext:value-type="date">
            <text:p>2016-10-03 23:37:02.256</text:p>
          </table:table-cell>
          <table:table-cell table:formula="of:=[.C190]-(4/24)" office:value-type="time" office:time-value="PT1023523H37M02.255997732S" calcext:value-type="time">
            <text:p>19:37:02.256</text:p>
          </table:table-cell>
          <table:table-cell table:formula="of:=[.B190]/[.G$1]" office:value-type="float" office:value="0.00926173873045078" calcext:value-type="float">
            <text:p>0.009261738730451</text:p>
          </table:table-cell>
          <table:table-cell table:formula="of:=[.E190]*1000" office:value-type="float" office:value="9.26173873045078" calcext:value-type="float">
            <text:p>9.26173873045078</text:p>
          </table:table-cell>
          <table:table-cell table:number-columns-repeated="1018"/>
        </table:table-row>
        <table:table-row table:style-name="ro1">
          <table:table-cell office:value-type="float" office:value="1475537823.554" calcext:value-type="float">
            <text:p>1475537823.554</text:p>
          </table:table-cell>
          <table:table-cell office:value-type="float" office:value="2.008391" calcext:value-type="float">
            <text:p>2.008391</text:p>
          </table:table-cell>
          <table:table-cell table:formula="of:=([.A191] / 86400) + 25569" office:value-type="date" office:date-value="2016-10-03T23:37:03.554" calcext:value-type="date">
            <text:p>2016-10-03 23:37:03.554</text:p>
          </table:table-cell>
          <table:table-cell table:formula="of:=[.C191]-(4/24)" office:value-type="time" office:time-value="PT1023523H37M03.553999979S" calcext:value-type="time">
            <text:p>19:37:03.554</text:p>
          </table:table-cell>
          <table:table-cell table:formula="of:=[.B191]/[.G$1]" office:value-type="float" office:value="0.00923822907083717" calcext:value-type="float">
            <text:p>0.009238229070837</text:p>
          </table:table-cell>
          <table:table-cell table:formula="of:=[.E191]*1000" office:value-type="float" office:value="9.23822907083717" calcext:value-type="float">
            <text:p>9.23822907083717</text:p>
          </table:table-cell>
          <table:table-cell table:number-columns-repeated="1018"/>
        </table:table-row>
        <table:table-row table:style-name="ro1">
          <table:table-cell office:value-type="float" office:value="1475537825.116" calcext:value-type="float">
            <text:p>1475537825.116</text:p>
          </table:table-cell>
          <table:table-cell office:value-type="float" office:value="1.992985" calcext:value-type="float">
            <text:p>1.992985</text:p>
          </table:table-cell>
          <table:table-cell table:formula="of:=([.A192] / 86400) + 25569" office:value-type="date" office:date-value="2016-10-03T23:37:05.115999" calcext:value-type="date">
            <text:p>2016-10-03 23:37:05.116</text:p>
          </table:table-cell>
          <table:table-cell table:formula="of:=[.C192]-(4/24)" office:value-type="time" office:time-value="PT1023523H37M05.115996972S" calcext:value-type="time">
            <text:p>19:37:05.116</text:p>
          </table:table-cell>
          <table:table-cell table:formula="of:=[.B192]/[.G$1]" office:value-type="float" office:value="0.00916736430542778" calcext:value-type="float">
            <text:p>0.009167364305428</text:p>
          </table:table-cell>
          <table:table-cell table:formula="of:=[.E192]*1000" office:value-type="float" office:value="9.16736430542778" calcext:value-type="float">
            <text:p>9.16736430542778</text:p>
          </table:table-cell>
          <table:table-cell table:number-columns-repeated="1018"/>
        </table:table-row>
        <table:table-row table:style-name="ro1">
          <table:table-cell office:value-type="float" office:value="1475537826.478" calcext:value-type="float">
            <text:p>1475537826.478</text:p>
          </table:table-cell>
          <table:table-cell office:value-type="float" office:value="1.882101" calcext:value-type="float">
            <text:p>1.882101</text:p>
          </table:table-cell>
          <table:table-cell table:formula="of:=([.A193] / 86400) + 25569" office:value-type="date" office:date-value="2016-10-03T23:37:06.478" calcext:value-type="date">
            <text:p>2016-10-03 23:37:06.478</text:p>
          </table:table-cell>
          <table:table-cell table:formula="of:=[.C193]-(4/24)" office:value-type="time" office:time-value="PT1023523H37M06.477998402S" calcext:value-type="time">
            <text:p>19:37:06.478</text:p>
          </table:table-cell>
          <table:table-cell table:formula="of:=[.B193]/[.G$1]" office:value-type="float" office:value="0.00865731830726771" calcext:value-type="float">
            <text:p>0.008657318307268</text:p>
          </table:table-cell>
          <table:table-cell table:formula="of:=[.E193]*1000" office:value-type="float" office:value="8.65731830726771" calcext:value-type="float">
            <text:p>8.65731830726771</text:p>
          </table:table-cell>
          <table:table-cell table:number-columns-repeated="1018"/>
        </table:table-row>
        <table:table-row table:style-name="ro1">
          <table:table-cell office:value-type="float" office:value="1475537827.808" calcext:value-type="float">
            <text:p>1475537827.808</text:p>
          </table:table-cell>
          <table:table-cell office:value-type="float" office:value="1.772242" calcext:value-type="float">
            <text:p>1.772242</text:p>
          </table:table-cell>
          <table:table-cell table:formula="of:=([.A194] / 86400) + 25569" office:value-type="date" office:date-value="2016-10-03T23:37:07.808" calcext:value-type="date">
            <text:p>2016-10-03 23:37:07.808</text:p>
          </table:table-cell>
          <table:table-cell table:formula="of:=[.C194]-(4/24)" office:value-type="time" office:time-value="PT1023523H37M07.807996888S" calcext:value-type="time">
            <text:p>19:37:07.808</text:p>
          </table:table-cell>
          <table:table-cell table:formula="of:=[.B194]/[.G$1]" office:value-type="float" office:value="0.00815198712051518" calcext:value-type="float">
            <text:p>0.008151987120515</text:p>
          </table:table-cell>
          <table:table-cell table:formula="of:=[.E194]*1000" office:value-type="float" office:value="8.15198712051518" calcext:value-type="float">
            <text:p>8.15198712051518</text:p>
          </table:table-cell>
          <table:table-cell table:number-columns-repeated="1018"/>
        </table:table-row>
        <table:table-row table:style-name="ro1">
          <table:table-cell office:value-type="float" office:value="1475537829.104" calcext:value-type="float">
            <text:p>1475537829.104</text:p>
          </table:table-cell>
          <table:table-cell office:value-type="float" office:value="1.763852" calcext:value-type="float">
            <text:p>1.763852</text:p>
          </table:table-cell>
          <table:table-cell table:formula="of:=([.A195] / 86400) + 25569" office:value-type="date" office:date-value="2016-10-03T23:37:09.104" calcext:value-type="date">
            <text:p>2016-10-03 23:37:09.104</text:p>
          </table:table-cell>
          <table:table-cell table:formula="of:=[.C195]-(4/24)" office:value-type="time" office:time-value="PT1023523H37M09.104000051S" calcext:value-type="time">
            <text:p>19:37:09.104</text:p>
          </table:table-cell>
          <table:table-cell table:formula="of:=[.B195]/[.G$1]" office:value-type="float" office:value="0.00811339466421343" calcext:value-type="float">
            <text:p>0.008113394664213</text:p>
          </table:table-cell>
          <table:table-cell table:formula="of:=[.E195]*1000" office:value-type="float" office:value="8.11339466421343" calcext:value-type="float">
            <text:p>8.11339466421343</text:p>
          </table:table-cell>
          <table:table-cell table:number-columns-repeated="1018"/>
        </table:table-row>
        <table:table-row table:style-name="ro1">
          <table:table-cell office:value-type="float" office:value="1475537830.403" calcext:value-type="float">
            <text:p>1475537830.403</text:p>
          </table:table-cell>
          <table:table-cell office:value-type="float" office:value="1.764732" calcext:value-type="float">
            <text:p>1.764732</text:p>
          </table:table-cell>
          <table:table-cell table:formula="of:=([.A196] / 86400) + 25569" office:value-type="date" office:date-value="2016-10-03T23:37:10.403001" calcext:value-type="date">
            <text:p>2016-10-03 23:37:10.403</text:p>
          </table:table-cell>
          <table:table-cell table:formula="of:=[.C196]-(4/24)" office:value-type="time" office:time-value="PT1023523H37M10.402998067S" calcext:value-type="time">
            <text:p>19:37:10.403</text:p>
          </table:table-cell>
          <table:table-cell table:formula="of:=[.B196]/[.G$1]" office:value-type="float" office:value="0.00811744250229991" calcext:value-type="float">
            <text:p>0.0081174425023</text:p>
          </table:table-cell>
          <table:table-cell table:formula="of:=[.E196]*1000" office:value-type="float" office:value="8.11744250229991" calcext:value-type="float">
            <text:p>8.11744250229991</text:p>
          </table:table-cell>
          <table:table-cell table:number-columns-repeated="1018"/>
        </table:table-row>
        <table:table-row table:style-name="ro1">
          <table:table-cell office:value-type="float" office:value="1475537831.703" calcext:value-type="float">
            <text:p>1475537831.703</text:p>
          </table:table-cell>
          <table:table-cell office:value-type="float" office:value="1.82643" calcext:value-type="float">
            <text:p>1.82643</text:p>
          </table:table-cell>
          <table:table-cell table:formula="of:=([.A197] / 86400) + 25569" office:value-type="date" office:date-value="2016-10-03T23:37:11.703" calcext:value-type="date">
            <text:p>2016-10-03 23:37:11.703</text:p>
          </table:table-cell>
          <table:table-cell table:formula="of:=[.C197]-(4/24)" office:value-type="time" office:time-value="PT1023523H37M11.703000236S" calcext:value-type="time">
            <text:p>19:37:11.703</text:p>
          </table:table-cell>
          <table:table-cell table:formula="of:=[.B197]/[.G$1]" office:value-type="float" office:value="0.00840124195032199" calcext:value-type="float">
            <text:p>0.008401241950322</text:p>
          </table:table-cell>
          <table:table-cell table:formula="of:=[.E197]*1000" office:value-type="float" office:value="8.40124195032199" calcext:value-type="float">
            <text:p>8.40124195032199</text:p>
          </table:table-cell>
          <table:table-cell table:number-columns-repeated="1018"/>
        </table:table-row>
        <table:table-row table:style-name="ro1">
          <table:table-cell office:value-type="float" office:value="1475537833.001" calcext:value-type="float">
            <text:p>1475537833.001</text:p>
          </table:table-cell>
          <table:table-cell office:value-type="float" office:value="1.911942" calcext:value-type="float">
            <text:p>1.911942</text:p>
          </table:table-cell>
          <table:table-cell table:formula="of:=([.A198] / 86400) + 25569" office:value-type="date" office:date-value="2016-10-03T23:37:13.001" calcext:value-type="date">
            <text:p>2016-10-03 23:37:13.001</text:p>
          </table:table-cell>
          <table:table-cell table:formula="of:=[.C198]-(4/24)" office:value-type="time" office:time-value="PT1023523H37M13.000997454S" calcext:value-type="time">
            <text:p>19:37:13.001</text:p>
          </table:table-cell>
          <table:table-cell table:formula="of:=[.B198]/[.G$1]" office:value-type="float" office:value="0.00879458141674333" calcext:value-type="float">
            <text:p>0.008794581416743</text:p>
          </table:table-cell>
          <table:table-cell table:formula="of:=[.E198]*1000" office:value-type="float" office:value="8.79458141674333" calcext:value-type="float">
            <text:p>8.79458141674333</text:p>
          </table:table-cell>
          <table:table-cell table:number-columns-repeated="1018"/>
        </table:table-row>
        <table:table-row table:style-name="ro1">
          <table:table-cell office:value-type="float" office:value="1475537834.3" calcext:value-type="float">
            <text:p>1475537834.3</text:p>
          </table:table-cell>
          <table:table-cell office:value-type="float" office:value="1.953508" calcext:value-type="float">
            <text:p>1.953508</text:p>
          </table:table-cell>
          <table:table-cell table:formula="of:=([.A199] / 86400) + 25569" office:value-type="date" office:date-value="2016-10-03T23:37:14.3" calcext:value-type="date">
            <text:p>2016-10-03 23:37:14.300</text:p>
          </table:table-cell>
          <table:table-cell table:formula="of:=[.C199]-(4/24)" office:value-type="time" office:time-value="PT1023523H37M14.299998824S" calcext:value-type="time">
            <text:p>19:37:14.300</text:p>
          </table:table-cell>
          <table:table-cell table:formula="of:=[.B199]/[.G$1]" office:value-type="float" office:value="0.00898577736890524" calcext:value-type="float">
            <text:p>0.008985777368905</text:p>
          </table:table-cell>
          <table:table-cell table:formula="of:=[.E199]*1000" office:value-type="float" office:value="8.98577736890524" calcext:value-type="float">
            <text:p>8.98577736890524</text:p>
          </table:table-cell>
          <table:table-cell table:number-columns-repeated="1018"/>
        </table:table-row>
        <table:table-row table:style-name="ro1">
          <table:table-cell office:value-type="float" office:value="1475537835.848" calcext:value-type="float">
            <text:p>1475537835.848</text:p>
          </table:table-cell>
          <table:table-cell office:value-type="float" office:value="1.95076" calcext:value-type="float">
            <text:p>1.95076</text:p>
          </table:table-cell>
          <table:table-cell table:formula="of:=([.A200] / 86400) + 25569" office:value-type="date" office:date-value="2016-10-03T23:37:15.848" calcext:value-type="date">
            <text:p>2016-10-03 23:37:15.848</text:p>
          </table:table-cell>
          <table:table-cell table:formula="of:=[.C200]-(4/24)" office:value-type="time" office:time-value="PT1023523H37M15.847996362S" calcext:value-type="time">
            <text:p>19:37:15.848</text:p>
          </table:table-cell>
          <table:table-cell table:formula="of:=[.B200]/[.G$1]" office:value-type="float" office:value="0.00897313707451702" calcext:value-type="float">
            <text:p>0.008973137074517</text:p>
          </table:table-cell>
          <table:table-cell table:formula="of:=[.E200]*1000" office:value-type="float" office:value="8.97313707451702" calcext:value-type="float">
            <text:p>8.97313707451702</text:p>
          </table:table-cell>
          <table:table-cell table:number-columns-repeated="1018"/>
        </table:table-row>
        <table:table-row table:style-name="ro1">
          <table:table-cell office:value-type="float" office:value="1475537837.225" calcext:value-type="float">
            <text:p>1475537837.225</text:p>
          </table:table-cell>
          <table:table-cell office:value-type="float" office:value="1.966972" calcext:value-type="float">
            <text:p>1.966972</text:p>
          </table:table-cell>
          <table:table-cell table:formula="of:=([.A201] / 86400) + 25569" office:value-type="date" office:date-value="2016-10-03T23:37:17.225" calcext:value-type="date">
            <text:p>2016-10-03 23:37:17.225</text:p>
          </table:table-cell>
          <table:table-cell table:formula="of:=[.C201]-(4/24)" office:value-type="time" office:time-value="PT1023523H37M17.22500056S" calcext:value-type="time">
            <text:p>19:37:17.225</text:p>
          </table:table-cell>
          <table:table-cell table:formula="of:=[.B201]/[.G$1]" office:value-type="float" office:value="0.00904770929162833" calcext:value-type="float">
            <text:p>0.009047709291628</text:p>
          </table:table-cell>
          <table:table-cell table:formula="of:=[.E201]*1000" office:value-type="float" office:value="9.04770929162833" calcext:value-type="float">
            <text:p>9.04770929162833</text:p>
          </table:table-cell>
          <table:table-cell table:number-columns-repeated="1018"/>
        </table:table-row>
        <table:table-row table:style-name="ro1">
          <table:table-cell office:value-type="float" office:value="1475537838.553" calcext:value-type="float">
            <text:p>1475537838.553</text:p>
          </table:table-cell>
          <table:table-cell office:value-type="float" office:value="2.005588" calcext:value-type="float">
            <text:p>2.005588</text:p>
          </table:table-cell>
          <table:table-cell table:formula="of:=([.A202] / 86400) + 25569" office:value-type="date" office:date-value="2016-10-03T23:37:18.553" calcext:value-type="date">
            <text:p>2016-10-03 23:37:18.553</text:p>
          </table:table-cell>
          <table:table-cell table:formula="of:=[.C202]-(4/24)" office:value-type="time" office:time-value="PT1023523H37M18.552998286S" calcext:value-type="time">
            <text:p>19:37:18.553</text:p>
          </table:table-cell>
          <table:table-cell table:formula="of:=[.B202]/[.G$1]" office:value-type="float" office:value="0.00922533578656854" calcext:value-type="float">
            <text:p>0.009225335786569</text:p>
          </table:table-cell>
          <table:table-cell table:formula="of:=[.E202]*1000" office:value-type="float" office:value="9.22533578656854" calcext:value-type="float">
            <text:p>9.22533578656854</text:p>
          </table:table-cell>
          <table:table-cell table:number-columns-repeated="1018"/>
        </table:table-row>
        <table:table-row table:style-name="ro1">
          <table:table-cell office:value-type="float" office:value="1475537839.851" calcext:value-type="float">
            <text:p>1475537839.851</text:p>
          </table:table-cell>
          <table:table-cell office:value-type="float" office:value="2.035082" calcext:value-type="float">
            <text:p>2.035082</text:p>
          </table:table-cell>
          <table:table-cell table:formula="of:=([.A203] / 86400) + 25569" office:value-type="date" office:date-value="2016-10-03T23:37:19.851001" calcext:value-type="date">
            <text:p>2016-10-03 23:37:19.851</text:p>
          </table:table-cell>
          <table:table-cell table:formula="of:=[.C203]-(4/24)" office:value-type="time" office:time-value="PT1023523H37M19.850999694S" calcext:value-type="time">
            <text:p>19:37:19.851</text:p>
          </table:table-cell>
          <table:table-cell table:formula="of:=[.B203]/[.G$1]" office:value-type="float" office:value="0.0093610027598896" calcext:value-type="float">
            <text:p>0.00936100275989</text:p>
          </table:table-cell>
          <table:table-cell table:formula="of:=[.E203]*1000" office:value-type="float" office:value="9.3610027598896" calcext:value-type="float">
            <text:p>9.3610027598896</text:p>
          </table:table-cell>
          <table:table-cell table:number-columns-repeated="1018"/>
        </table:table-row>
        <table:table-row table:style-name="ro1">
          <table:table-cell office:value-type="float" office:value="1475537841.15" calcext:value-type="float">
            <text:p>1475537841.15</text:p>
          </table:table-cell>
          <table:table-cell office:value-type="float" office:value="2.034257" calcext:value-type="float">
            <text:p>2.034257</text:p>
          </table:table-cell>
          <table:table-cell table:formula="of:=([.A204] / 86400) + 25569" office:value-type="date" office:date-value="2016-10-03T23:37:21.15" calcext:value-type="date">
            <text:p>2016-10-03 23:37:21.150</text:p>
          </table:table-cell>
          <table:table-cell table:formula="of:=[.C204]-(4/24)" office:value-type="time" office:time-value="PT1023523H37M21.149997711S" calcext:value-type="time">
            <text:p>19:37:21.150</text:p>
          </table:table-cell>
          <table:table-cell table:formula="of:=[.B204]/[.G$1]" office:value-type="float" office:value="0.00935720791168353" calcext:value-type="float">
            <text:p>0.009357207911684</text:p>
          </table:table-cell>
          <table:table-cell table:formula="of:=[.E204]*1000" office:value-type="float" office:value="9.35720791168353" calcext:value-type="float">
            <text:p>9.35720791168353</text:p>
          </table:table-cell>
          <table:table-cell table:number-columns-repeated="1018"/>
        </table:table-row>
        <table:table-row table:style-name="ro1">
          <table:table-cell office:value-type="float" office:value="1475537842.445" calcext:value-type="float">
            <text:p>1475537842.445</text:p>
          </table:table-cell>
          <table:table-cell office:value-type="float" office:value="2.030832" calcext:value-type="float">
            <text:p>2.030832</text:p>
          </table:table-cell>
          <table:table-cell table:formula="of:=([.A205] / 86400) + 25569" office:value-type="date" office:date-value="2016-10-03T23:37:22.445" calcext:value-type="date">
            <text:p>2016-10-03 23:37:22.445</text:p>
          </table:table-cell>
          <table:table-cell table:formula="of:=[.C205]-(4/24)" office:value-type="time" office:time-value="PT1023523H37M22.444998398S" calcext:value-type="time">
            <text:p>19:37:22.445</text:p>
          </table:table-cell>
          <table:table-cell table:formula="of:=[.B205]/[.G$1]" office:value-type="float" office:value="0.00934145354185833" calcext:value-type="float">
            <text:p>0.009341453541858</text:p>
          </table:table-cell>
          <table:table-cell table:formula="of:=[.E205]*1000" office:value-type="float" office:value="9.34145354185833" calcext:value-type="float">
            <text:p>9.34145354185833</text:p>
          </table:table-cell>
          <table:table-cell table:number-columns-repeated="1018"/>
        </table:table-row>
        <table:table-row table:style-name="ro1">
          <table:table-cell office:value-type="float" office:value="1475537843.745" calcext:value-type="float">
            <text:p>1475537843.745</text:p>
          </table:table-cell>
          <table:table-cell office:value-type="float" office:value="1.946675" calcext:value-type="float">
            <text:p>1.946675</text:p>
          </table:table-cell>
          <table:table-cell table:formula="of:=([.A206] / 86400) + 25569" office:value-type="date" office:date-value="2016-10-03T23:37:23.745" calcext:value-type="date">
            <text:p>2016-10-03 23:37:23.745</text:p>
          </table:table-cell>
          <table:table-cell table:formula="of:=[.C206]-(4/24)" office:value-type="time" office:time-value="PT1023523H37M23.744996376S" calcext:value-type="time">
            <text:p>19:37:23.745</text:p>
          </table:table-cell>
          <table:table-cell table:formula="of:=[.B206]/[.G$1]" office:value-type="float" office:value="0.00895434682612695" calcext:value-type="float">
            <text:p>0.008954346826127</text:p>
          </table:table-cell>
          <table:table-cell table:formula="of:=[.E206]*1000" office:value-type="float" office:value="8.95434682612695" calcext:value-type="float">
            <text:p>8.95434682612695</text:p>
          </table:table-cell>
          <table:table-cell table:number-columns-repeated="1018"/>
        </table:table-row>
        <table:table-row table:style-name="ro1">
          <table:table-cell office:value-type="float" office:value="1475537845.294" calcext:value-type="float">
            <text:p>1475537845.294</text:p>
          </table:table-cell>
          <table:table-cell office:value-type="float" office:value="1.837384" calcext:value-type="float">
            <text:p>1.837384</text:p>
          </table:table-cell>
          <table:table-cell table:formula="of:=([.A207] / 86400) + 25569" office:value-type="date" office:date-value="2016-10-03T23:37:25.294" calcext:value-type="date">
            <text:p>2016-10-03 23:37:25.294</text:p>
          </table:table-cell>
          <table:table-cell table:formula="of:=[.C207]-(4/24)" office:value-type="time" office:time-value="PT1023523H37M25.293999743S" calcext:value-type="time">
            <text:p>19:37:25.294</text:p>
          </table:table-cell>
          <table:table-cell table:formula="of:=[.B207]/[.G$1]" office:value-type="float" office:value="0.00845162833486661" calcext:value-type="float">
            <text:p>0.008451628334867</text:p>
          </table:table-cell>
          <table:table-cell table:formula="of:=[.E207]*1000" office:value-type="float" office:value="8.45162833486661" calcext:value-type="float">
            <text:p>8.45162833486661</text:p>
          </table:table-cell>
          <table:table-cell table:number-columns-repeated="1018"/>
        </table:table-row>
        <table:table-row table:style-name="ro1">
          <table:table-cell office:value-type="float" office:value="1475537846.654" calcext:value-type="float">
            <text:p>1475537846.654</text:p>
          </table:table-cell>
          <table:table-cell office:value-type="float" office:value="1.829251" calcext:value-type="float">
            <text:p>1.829251</text:p>
          </table:table-cell>
          <table:table-cell table:formula="of:=([.A208] / 86400) + 25569" office:value-type="date" office:date-value="2016-10-03T23:37:26.654" calcext:value-type="date">
            <text:p>2016-10-03 23:37:26.654</text:p>
          </table:table-cell>
          <table:table-cell table:formula="of:=[.C208]-(4/24)" office:value-type="time" office:time-value="PT1023523H37M26.653997898S" calcext:value-type="time">
            <text:p>19:37:26.654</text:p>
          </table:table-cell>
          <table:table-cell table:formula="of:=[.B208]/[.G$1]" office:value-type="float" office:value="0.00841421803127875" calcext:value-type="float">
            <text:p>0.008414218031279</text:p>
          </table:table-cell>
          <table:table-cell table:formula="of:=[.E208]*1000" office:value-type="float" office:value="8.41421803127875" calcext:value-type="float">
            <text:p>8.41421803127875</text:p>
          </table:table-cell>
          <table:table-cell table:number-columns-repeated="1018"/>
        </table:table-row>
        <table:table-row table:style-name="ro1">
          <table:table-cell office:value-type="float" office:value="1475537847.985" calcext:value-type="float">
            <text:p>1475537847.985</text:p>
          </table:table-cell>
          <table:table-cell office:value-type="float" office:value="1.833519" calcext:value-type="float">
            <text:p>1.833519</text:p>
          </table:table-cell>
          <table:table-cell table:formula="of:=([.A209] / 86400) + 25569" office:value-type="date" office:date-value="2016-10-03T23:37:27.985" calcext:value-type="date">
            <text:p>2016-10-03 23:37:27.985</text:p>
          </table:table-cell>
          <table:table-cell table:formula="of:=[.C209]-(4/24)" office:value-type="time" office:time-value="PT1023523H37M27.985000536S" calcext:value-type="time">
            <text:p>19:37:27.985</text:p>
          </table:table-cell>
          <table:table-cell table:formula="of:=[.B209]/[.G$1]" office:value-type="float" office:value="0.00843385004599816" calcext:value-type="float">
            <text:p>0.008433850045998</text:p>
          </table:table-cell>
          <table:table-cell table:formula="of:=[.E209]*1000" office:value-type="float" office:value="8.43385004599816" calcext:value-type="float">
            <text:p>8.43385004599816</text:p>
          </table:table-cell>
          <table:table-cell table:number-columns-repeated="1018"/>
        </table:table-row>
        <table:table-row table:style-name="ro1">
          <table:table-cell office:value-type="float" office:value="1475537849.281" calcext:value-type="float">
            <text:p>1475537849.281</text:p>
          </table:table-cell>
          <table:table-cell office:value-type="float" office:value="1.736923" calcext:value-type="float">
            <text:p>1.736923</text:p>
          </table:table-cell>
          <table:table-cell table:formula="of:=([.A210] / 86400) + 25569" office:value-type="date" office:date-value="2016-10-03T23:37:29.281" calcext:value-type="date">
            <text:p>2016-10-03 23:37:29.281</text:p>
          </table:table-cell>
          <table:table-cell table:formula="of:=[.C210]-(4/24)" office:value-type="time" office:time-value="PT1023523H37M29.280997831S" calcext:value-type="time">
            <text:p>19:37:29.281</text:p>
          </table:table-cell>
          <table:table-cell table:formula="of:=[.B210]/[.G$1]" office:value-type="float" office:value="0.00798952621895124" calcext:value-type="float">
            <text:p>0.007989526218951</text:p>
          </table:table-cell>
          <table:table-cell table:formula="of:=[.E210]*1000" office:value-type="float" office:value="7.98952621895124" calcext:value-type="float">
            <text:p>7.98952621895124</text:p>
          </table:table-cell>
          <table:table-cell table:number-columns-repeated="1018"/>
        </table:table-row>
        <table:table-row table:style-name="ro1">
          <table:table-cell office:value-type="float" office:value="1475537850.579" calcext:value-type="float">
            <text:p>1475537850.579</text:p>
          </table:table-cell>
          <table:table-cell office:value-type="float" office:value="1.596546" calcext:value-type="float">
            <text:p>1.596546</text:p>
          </table:table-cell>
          <table:table-cell table:formula="of:=([.A211] / 86400) + 25569" office:value-type="date" office:date-value="2016-10-03T23:37:30.579" calcext:value-type="date">
            <text:p>2016-10-03 23:37:30.579</text:p>
          </table:table-cell>
          <table:table-cell table:formula="of:=[.C211]-(4/24)" office:value-type="time" office:time-value="PT1023523H37M30.57899924S" calcext:value-type="time">
            <text:p>19:37:30.579</text:p>
          </table:table-cell>
          <table:table-cell table:formula="of:=[.B211]/[.G$1]" office:value-type="float" office:value="0.00734381784728611" calcext:value-type="float">
            <text:p>0.007343817847286</text:p>
          </table:table-cell>
          <table:table-cell table:formula="of:=[.E211]*1000" office:value-type="float" office:value="7.34381784728611" calcext:value-type="float">
            <text:p>7.34381784728611</text:p>
          </table:table-cell>
          <table:table-cell table:number-columns-repeated="1018"/>
        </table:table-row>
        <table:table-row table:style-name="ro1">
          <table:table-cell office:value-type="float" office:value="1475537851.877" calcext:value-type="float">
            <text:p>1475537851.877</text:p>
          </table:table-cell>
          <table:table-cell office:value-type="float" office:value="1.528949" calcext:value-type="float">
            <text:p>1.528949</text:p>
          </table:table-cell>
          <table:table-cell table:formula="of:=([.A212] / 86400) + 25569" office:value-type="date" office:date-value="2016-10-03T23:37:31.877" calcext:value-type="date">
            <text:p>2016-10-03 23:37:31.877</text:p>
          </table:table-cell>
          <table:table-cell table:formula="of:=[.C212]-(4/24)" office:value-type="time" office:time-value="PT1023523H37M31.876997296S" calcext:value-type="time">
            <text:p>19:37:31.877</text:p>
          </table:table-cell>
          <table:table-cell table:formula="of:=[.B212]/[.G$1]" office:value-type="float" office:value="0.00703288408463661" calcext:value-type="float">
            <text:p>0.007032884084637</text:p>
          </table:table-cell>
          <table:table-cell table:formula="of:=[.E212]*1000" office:value-type="float" office:value="7.03288408463661" calcext:value-type="float">
            <text:p>7.03288408463661</text:p>
          </table:table-cell>
          <table:table-cell table:number-columns-repeated="1018"/>
        </table:table-row>
        <table:table-row table:style-name="ro1">
          <table:table-cell office:value-type="float" office:value="1475537853.18" calcext:value-type="float">
            <text:p>1475537853.18</text:p>
          </table:table-cell>
          <table:table-cell office:value-type="float" office:value="1.530305" calcext:value-type="float">
            <text:p>1.530305</text:p>
          </table:table-cell>
          <table:table-cell table:formula="of:=([.A213] / 86400) + 25569" office:value-type="date" office:date-value="2016-10-03T23:37:33.18" calcext:value-type="date">
            <text:p>2016-10-03 23:37:33.180</text:p>
          </table:table-cell>
          <table:table-cell table:formula="of:=[.C213]-(4/24)" office:value-type="time" office:time-value="PT1023523H37M33.17999851S" calcext:value-type="time">
            <text:p>19:37:33.180</text:p>
          </table:table-cell>
          <table:table-cell table:formula="of:=[.B213]/[.G$1]" office:value-type="float" office:value="0.00703912143514259" calcext:value-type="float">
            <text:p>0.007039121435143</text:p>
          </table:table-cell>
          <table:table-cell table:formula="of:=[.E213]*1000" office:value-type="float" office:value="7.03912143514259" calcext:value-type="float">
            <text:p>7.03912143514259</text:p>
          </table:table-cell>
          <table:table-cell table:number-columns-repeated="1018"/>
        </table:table-row>
        <table:table-row table:style-name="ro1">
          <table:table-cell office:value-type="float" office:value="1475537854.478" calcext:value-type="float">
            <text:p>1475537854.478</text:p>
          </table:table-cell>
          <table:table-cell office:value-type="float" office:value="1.535544" calcext:value-type="float">
            <text:p>1.535544</text:p>
          </table:table-cell>
          <table:table-cell table:formula="of:=([.A214] / 86400) + 25569" office:value-type="date" office:date-value="2016-10-03T23:37:34.477999" calcext:value-type="date">
            <text:p>2016-10-03 23:37:34.478</text:p>
          </table:table-cell>
          <table:table-cell table:formula="of:=[.C214]-(4/24)" office:value-type="time" office:time-value="PT1023523H37M34.477996565S" calcext:value-type="time">
            <text:p>19:37:34.478</text:p>
          </table:table-cell>
          <table:table-cell table:formula="of:=[.B214]/[.G$1]" office:value-type="float" office:value="0.00706321987120515" calcext:value-type="float">
            <text:p>0.007063219871205</text:p>
          </table:table-cell>
          <table:table-cell table:formula="of:=[.E214]*1000" office:value-type="float" office:value="7.06321987120515" calcext:value-type="float">
            <text:p>7.06321987120515</text:p>
          </table:table-cell>
          <table:table-cell table:number-columns-repeated="1018"/>
        </table:table-row>
        <table:table-row table:style-name="ro1">
          <table:table-cell office:value-type="float" office:value="1475537856.028" calcext:value-type="float">
            <text:p>1475537856.028</text:p>
          </table:table-cell>
          <table:table-cell office:value-type="float" office:value="1.54736" calcext:value-type="float">
            <text:p>1.54736</text:p>
          </table:table-cell>
          <table:table-cell table:formula="of:=([.A215] / 86400) + 25569" office:value-type="date" office:date-value="2016-10-03T23:37:36.028" calcext:value-type="date">
            <text:p>2016-10-03 23:37:36.028</text:p>
          </table:table-cell>
          <table:table-cell table:formula="of:=[.C215]-(4/24)" office:value-type="time" office:time-value="PT1023523H37M36.027999474S" calcext:value-type="time">
            <text:p>19:37:36.028</text:p>
          </table:table-cell>
          <table:table-cell table:formula="of:=[.B215]/[.G$1]" office:value-type="float" office:value="0.00711757129714811" calcext:value-type="float">
            <text:p>0.007117571297148</text:p>
          </table:table-cell>
          <table:table-cell table:formula="of:=[.E215]*1000" office:value-type="float" office:value="7.11757129714811" calcext:value-type="float">
            <text:p>7.11757129714811</text:p>
          </table:table-cell>
          <table:table-cell table:number-columns-repeated="1018"/>
        </table:table-row>
        <table:table-row table:style-name="ro1">
          <table:table-cell office:value-type="float" office:value="1475537857.39" calcext:value-type="float">
            <text:p>1475537857.39</text:p>
          </table:table-cell>
          <table:table-cell office:value-type="float" office:value="1.555658" calcext:value-type="float">
            <text:p>1.555658</text:p>
          </table:table-cell>
          <table:table-cell table:formula="of:=([.A216] / 86400) + 25569" office:value-type="date" office:date-value="2016-10-03T23:37:37.39" calcext:value-type="date">
            <text:p>2016-10-03 23:37:37.390</text:p>
          </table:table-cell>
          <table:table-cell table:formula="of:=[.C216]-(4/24)" office:value-type="time" office:time-value="PT1023523H37M37.389997132S" calcext:value-type="time">
            <text:p>19:37:37.390</text:p>
          </table:table-cell>
          <table:table-cell table:formula="of:=[.B216]/[.G$1]" office:value-type="float" office:value="0.00715574057037718" calcext:value-type="float">
            <text:p>0.007155740570377</text:p>
          </table:table-cell>
          <table:table-cell table:formula="of:=[.E216]*1000" office:value-type="float" office:value="7.15574057037718" calcext:value-type="float">
            <text:p>7.15574057037718</text:p>
          </table:table-cell>
          <table:table-cell table:number-columns-repeated="1018"/>
        </table:table-row>
        <table:table-row table:style-name="ro1">
          <table:table-cell office:value-type="float" office:value="1475537858.719" calcext:value-type="float">
            <text:p>1475537858.719</text:p>
          </table:table-cell>
          <table:table-cell office:value-type="float" office:value="1.552379" calcext:value-type="float">
            <text:p>1.552379</text:p>
          </table:table-cell>
          <table:table-cell table:formula="of:=([.A217] / 86400) + 25569" office:value-type="date" office:date-value="2016-10-03T23:37:38.719" calcext:value-type="date">
            <text:p>2016-10-03 23:37:38.719</text:p>
          </table:table-cell>
          <table:table-cell table:formula="of:=[.C217]-(4/24)" office:value-type="time" office:time-value="PT1023523H37M38.718999848S" calcext:value-type="time">
            <text:p>19:37:38.719</text:p>
          </table:table-cell>
          <table:table-cell table:formula="of:=[.B217]/[.G$1]" office:value-type="float" office:value="0.00714065777368905" calcext:value-type="float">
            <text:p>0.007140657773689</text:p>
          </table:table-cell>
          <table:table-cell table:formula="of:=[.E217]*1000" office:value-type="float" office:value="7.14065777368905" calcext:value-type="float">
            <text:p>7.14065777368905</text:p>
          </table:table-cell>
          <table:table-cell table:number-columns-repeated="1018"/>
        </table:table-row>
        <table:table-row table:style-name="ro1">
          <table:table-cell office:value-type="float" office:value="1475537860.018" calcext:value-type="float">
            <text:p>1475537860.018</text:p>
          </table:table-cell>
          <table:table-cell office:value-type="float" office:value="1.603599" calcext:value-type="float">
            <text:p>1.603599</text:p>
          </table:table-cell>
          <table:table-cell table:formula="of:=([.A218] / 86400) + 25569" office:value-type="date" office:date-value="2016-10-03T23:37:40.018" calcext:value-type="date">
            <text:p>2016-10-03 23:37:40.018</text:p>
          </table:table-cell>
          <table:table-cell table:formula="of:=[.C218]-(4/24)" office:value-type="time" office:time-value="PT1023523H37M40.017997446S" calcext:value-type="time">
            <text:p>19:37:40.018</text:p>
          </table:table-cell>
          <table:table-cell table:formula="of:=[.B218]/[.G$1]" office:value-type="float" office:value="0.00737626034958602" calcext:value-type="float">
            <text:p>0.007376260349586</text:p>
          </table:table-cell>
          <table:table-cell table:formula="of:=[.E218]*1000" office:value-type="float" office:value="7.37626034958602" calcext:value-type="float">
            <text:p>7.37626034958602</text:p>
          </table:table-cell>
          <table:table-cell table:number-columns-repeated="1018"/>
        </table:table-row>
        <table:table-row table:style-name="ro1">
          <table:table-cell office:value-type="float" office:value="1475537861.317" calcext:value-type="float">
            <text:p>1475537861.317</text:p>
          </table:table-cell>
          <table:table-cell office:value-type="float" office:value="1.81575" calcext:value-type="float">
            <text:p>1.81575</text:p>
          </table:table-cell>
          <table:table-cell table:formula="of:=([.A219] / 86400) + 25569" office:value-type="date" office:date-value="2016-10-03T23:37:41.317" calcext:value-type="date">
            <text:p>2016-10-03 23:37:41.317</text:p>
          </table:table-cell>
          <table:table-cell table:formula="of:=[.C219]-(4/24)" office:value-type="time" office:time-value="PT1023523H37M41.316999234S" calcext:value-type="time">
            <text:p>19:37:41.317</text:p>
          </table:table-cell>
          <table:table-cell table:formula="of:=[.B219]/[.G$1]" office:value-type="float" office:value="0.00835211591536338" calcext:value-type="float">
            <text:p>0.008352115915363</text:p>
          </table:table-cell>
          <table:table-cell table:formula="of:=[.E219]*1000" office:value-type="float" office:value="8.35211591536338" calcext:value-type="float">
            <text:p>8.35211591536338</text:p>
          </table:table-cell>
          <table:table-cell table:number-columns-repeated="1018"/>
        </table:table-row>
        <table:table-row table:style-name="ro1">
          <table:table-cell office:value-type="float" office:value="1475537862.615" calcext:value-type="float">
            <text:p>1475537862.615</text:p>
          </table:table-cell>
          <table:table-cell office:value-type="float" office:value="2.00731" calcext:value-type="float">
            <text:p>2.00731</text:p>
          </table:table-cell>
          <table:table-cell table:formula="of:=([.A220] / 86400) + 25569" office:value-type="date" office:date-value="2016-10-03T23:37:42.615" calcext:value-type="date">
            <text:p>2016-10-03 23:37:42.615</text:p>
          </table:table-cell>
          <table:table-cell table:formula="of:=[.C220]-(4/24)" office:value-type="time" office:time-value="PT1023523H37M42.61499729S" calcext:value-type="time">
            <text:p>19:37:42.615</text:p>
          </table:table-cell>
          <table:table-cell table:formula="of:=[.B220]/[.G$1]" office:value-type="float" office:value="0.00923325666973321" calcext:value-type="float">
            <text:p>0.009233256669733</text:p>
          </table:table-cell>
          <table:table-cell table:formula="of:=[.E220]*1000" office:value-type="float" office:value="9.23325666973321" calcext:value-type="float">
            <text:p>9.23325666973321</text:p>
          </table:table-cell>
          <table:table-cell table:number-columns-repeated="1018"/>
        </table:table-row>
        <table:table-row table:style-name="ro1">
          <table:table-cell office:value-type="float" office:value="1475537863.913" calcext:value-type="float">
            <text:p>1475537863.913</text:p>
          </table:table-cell>
          <table:table-cell office:value-type="float" office:value="2.011487" calcext:value-type="float">
            <text:p>2.011487</text:p>
          </table:table-cell>
          <table:table-cell table:formula="of:=([.A221] / 86400) + 25569" office:value-type="date" office:date-value="2016-10-03T23:37:43.913" calcext:value-type="date">
            <text:p>2016-10-03 23:37:43.913</text:p>
          </table:table-cell>
          <table:table-cell table:formula="of:=[.C221]-(4/24)" office:value-type="time" office:time-value="PT1023523H37M43.912999537S" calcext:value-type="time">
            <text:p>19:37:43.913</text:p>
          </table:table-cell>
          <table:table-cell table:formula="of:=[.B221]/[.G$1]" office:value-type="float" office:value="0.00925247010119595" calcext:value-type="float">
            <text:p>0.009252470101196</text:p>
          </table:table-cell>
          <table:table-cell table:formula="of:=[.E221]*1000" office:value-type="float" office:value="9.25247010119595" calcext:value-type="float">
            <text:p>9.25247010119595</text:p>
          </table:table-cell>
          <table:table-cell table:number-columns-repeated="1018"/>
        </table:table-row>
        <table:table-row table:style-name="ro1">
          <table:table-cell office:value-type="float" office:value="1475537865.473" calcext:value-type="float">
            <text:p>1475537865.473</text:p>
          </table:table-cell>
          <table:table-cell office:value-type="float" office:value="2.005314" calcext:value-type="float">
            <text:p>2.005314</text:p>
          </table:table-cell>
          <table:table-cell table:formula="of:=([.A222] / 86400) + 25569" office:value-type="date" office:date-value="2016-10-03T23:37:45.473" calcext:value-type="date">
            <text:p>2016-10-03 23:37:45.473</text:p>
          </table:table-cell>
          <table:table-cell table:formula="of:=[.C222]-(4/24)" office:value-type="time" office:time-value="PT1023523H37M45.472997446S" calcext:value-type="time">
            <text:p>19:37:45.473</text:p>
          </table:table-cell>
          <table:table-cell table:formula="of:=[.B222]/[.G$1]" office:value-type="float" office:value="0.00922407543698252" calcext:value-type="float">
            <text:p>0.009224075436983</text:p>
          </table:table-cell>
          <table:table-cell table:formula="of:=[.E222]*1000" office:value-type="float" office:value="9.22407543698252" calcext:value-type="float">
            <text:p>9.22407543698252</text:p>
          </table:table-cell>
          <table:table-cell table:number-columns-repeated="1018"/>
        </table:table-row>
        <table:table-row table:style-name="ro1">
          <table:table-cell office:value-type="float" office:value="1475537866.835" calcext:value-type="float">
            <text:p>1475537866.835</text:p>
          </table:table-cell>
          <table:table-cell office:value-type="float" office:value="1.900584" calcext:value-type="float">
            <text:p>1.900584</text:p>
          </table:table-cell>
          <table:table-cell table:formula="of:=([.A223] / 86400) + 25569" office:value-type="date" office:date-value="2016-10-03T23:37:46.835" calcext:value-type="date">
            <text:p>2016-10-03 23:37:46.835</text:p>
          </table:table-cell>
          <table:table-cell table:formula="of:=[.C223]-(4/24)" office:value-type="time" office:time-value="PT1023523H37M46.834998876S" calcext:value-type="time">
            <text:p>19:37:46.835</text:p>
          </table:table-cell>
          <table:table-cell table:formula="of:=[.B223]/[.G$1]" office:value-type="float" office:value="0.00874233670653174" calcext:value-type="float">
            <text:p>0.008742336706532</text:p>
          </table:table-cell>
          <table:table-cell table:formula="of:=[.E223]*1000" office:value-type="float" office:value="8.74233670653174" calcext:value-type="float">
            <text:p>8.74233670653174</text:p>
          </table:table-cell>
          <table:table-cell table:number-columns-repeated="1018"/>
        </table:table-row>
        <table:table-row table:style-name="ro1">
          <table:table-cell office:value-type="float" office:value="1475537868.165" calcext:value-type="float">
            <text:p>1475537868.165</text:p>
          </table:table-cell>
          <table:table-cell office:value-type="float" office:value="1.787117" calcext:value-type="float">
            <text:p>1.787117</text:p>
          </table:table-cell>
          <table:table-cell table:formula="of:=([.A224] / 86400) + 25569" office:value-type="date" office:date-value="2016-10-03T23:37:48.165" calcext:value-type="date">
            <text:p>2016-10-03 23:37:48.165</text:p>
          </table:table-cell>
          <table:table-cell table:formula="of:=[.C224]-(4/24)" office:value-type="time" office:time-value="PT1023523H37M48.1649982S" calcext:value-type="time">
            <text:p>19:37:48.165</text:p>
          </table:table-cell>
          <table:table-cell table:formula="of:=[.B224]/[.G$1]" office:value-type="float" office:value="0.00822040938362465" calcext:value-type="float">
            <text:p>0.008220409383625</text:p>
          </table:table-cell>
          <table:table-cell table:formula="of:=[.E224]*1000" office:value-type="float" office:value="8.22040938362465" calcext:value-type="float">
            <text:p>8.22040938362465</text:p>
          </table:table-cell>
          <table:table-cell table:number-columns-repeated="1018"/>
        </table:table-row>
        <table:table-row table:style-name="ro1">
          <table:table-cell office:value-type="float" office:value="1475537869.465" calcext:value-type="float">
            <text:p>1475537869.465</text:p>
          </table:table-cell>
          <table:table-cell office:value-type="float" office:value="1.762863" calcext:value-type="float">
            <text:p>1.762863</text:p>
          </table:table-cell>
          <table:table-cell table:formula="of:=([.A225] / 86400) + 25569" office:value-type="date" office:date-value="2016-10-03T23:37:49.465" calcext:value-type="date">
            <text:p>2016-10-03 23:37:49.465</text:p>
          </table:table-cell>
          <table:table-cell table:formula="of:=[.C225]-(4/24)" office:value-type="time" office:time-value="PT1023523H37M49.464998692S" calcext:value-type="time">
            <text:p>19:37:49.465</text:p>
          </table:table-cell>
          <table:table-cell table:formula="of:=[.B225]/[.G$1]" office:value-type="float" office:value="0.00810884544618215" calcext:value-type="float">
            <text:p>0.008108845446182</text:p>
          </table:table-cell>
          <table:table-cell table:formula="of:=[.E225]*1000" office:value-type="float" office:value="8.10884544618215" calcext:value-type="float">
            <text:p>8.10884544618215</text:p>
          </table:table-cell>
          <table:table-cell table:number-columns-repeated="1018"/>
        </table:table-row>
        <table:table-row table:style-name="ro1">
          <table:table-cell office:value-type="float" office:value="1475537870.765" calcext:value-type="float">
            <text:p>1475537870.765</text:p>
          </table:table-cell>
          <table:table-cell office:value-type="float" office:value="1.763303" calcext:value-type="float">
            <text:p>1.763303</text:p>
          </table:table-cell>
          <table:table-cell table:formula="of:=([.A226] / 86400) + 25569" office:value-type="date" office:date-value="2016-10-03T23:37:50.764999" calcext:value-type="date">
            <text:p>2016-10-03 23:37:50.765</text:p>
          </table:table-cell>
          <table:table-cell table:formula="of:=[.C226]-(4/24)" office:value-type="time" office:time-value="PT1023523H37M50.76499667S" calcext:value-type="time">
            <text:p>19:37:50.765</text:p>
          </table:table-cell>
          <table:table-cell table:formula="of:=[.B226]/[.G$1]" office:value-type="float" office:value="0.00811086936522539" calcext:value-type="float">
            <text:p>0.008110869365225</text:p>
          </table:table-cell>
          <table:table-cell table:formula="of:=[.E226]*1000" office:value-type="float" office:value="8.11086936522539" calcext:value-type="float">
            <text:p>8.11086936522539</text:p>
          </table:table-cell>
          <table:table-cell table:number-columns-repeated="1018"/>
        </table:table-row>
        <table:table-row table:style-name="ro1">
          <table:table-cell office:value-type="float" office:value="1475537872.063" calcext:value-type="float">
            <text:p>1475537872.063</text:p>
          </table:table-cell>
          <table:table-cell office:value-type="float" office:value="1.812819" calcext:value-type="float">
            <text:p>1.812819</text:p>
          </table:table-cell>
          <table:table-cell table:formula="of:=([.A227] / 86400) + 25569" office:value-type="date" office:date-value="2016-10-03T23:37:52.063" calcext:value-type="date">
            <text:p>2016-10-03 23:37:52.063</text:p>
          </table:table-cell>
          <table:table-cell table:formula="of:=[.C227]-(4/24)" office:value-type="time" office:time-value="PT1023523H37M52.063000593S" calcext:value-type="time">
            <text:p>19:37:52.063</text:p>
          </table:table-cell>
          <table:table-cell table:formula="of:=[.B227]/[.G$1]" office:value-type="float" office:value="0.00833863385464581" calcext:value-type="float">
            <text:p>0.008338633854646</text:p>
          </table:table-cell>
          <table:table-cell table:formula="of:=[.E227]*1000" office:value-type="float" office:value="8.33863385464581" calcext:value-type="float">
            <text:p>8.33863385464581</text:p>
          </table:table-cell>
          <table:table-cell table:number-columns-repeated="1018"/>
        </table:table-row>
        <table:table-row table:style-name="ro1">
          <table:table-cell office:value-type="float" office:value="1475537873.361" calcext:value-type="float">
            <text:p>1475537873.361</text:p>
          </table:table-cell>
          <table:table-cell office:value-type="float" office:value="1.897928" calcext:value-type="float">
            <text:p>1.897928</text:p>
          </table:table-cell>
          <table:table-cell table:formula="of:=([.A228] / 86400) + 25569" office:value-type="date" office:date-value="2016-10-03T23:37:53.361" calcext:value-type="date">
            <text:p>2016-10-03 23:37:53.361</text:p>
          </table:table-cell>
          <table:table-cell table:formula="of:=[.C228]-(4/24)" office:value-type="time" office:time-value="PT1023523H37M53.360997811S" calcext:value-type="time">
            <text:p>19:37:53.361</text:p>
          </table:table-cell>
          <table:table-cell table:formula="of:=[.B228]/[.G$1]" office:value-type="float" office:value="0.00873011959521619" calcext:value-type="float">
            <text:p>0.008730119595216</text:p>
          </table:table-cell>
          <table:table-cell table:formula="of:=[.E228]*1000" office:value-type="float" office:value="8.73011959521619" calcext:value-type="float">
            <text:p>8.73011959521619</text:p>
          </table:table-cell>
          <table:table-cell table:number-columns-repeated="1018"/>
        </table:table-row>
        <table:table-row table:style-name="ro1">
          <table:table-cell office:value-type="float" office:value="1475537874.658" calcext:value-type="float">
            <text:p>1475537874.658</text:p>
          </table:table-cell>
          <table:table-cell office:value-type="float" office:value="1.953581" calcext:value-type="float">
            <text:p>1.953581</text:p>
          </table:table-cell>
          <table:table-cell table:formula="of:=([.A229] / 86400) + 25569" office:value-type="date" office:date-value="2016-10-03T23:37:54.658" calcext:value-type="date">
            <text:p>2016-10-03 23:37:54.658</text:p>
          </table:table-cell>
          <table:table-cell table:formula="of:=[.C229]-(4/24)" office:value-type="time" office:time-value="PT1023523H37M54.658000097S" calcext:value-type="time">
            <text:p>19:37:54.658</text:p>
          </table:table-cell>
          <table:table-cell table:formula="of:=[.B229]/[.G$1]" office:value-type="float" office:value="0.00898611315547378" calcext:value-type="float">
            <text:p>0.008986113155474</text:p>
          </table:table-cell>
          <table:table-cell table:formula="of:=[.E229]*1000" office:value-type="float" office:value="8.98611315547378" calcext:value-type="float">
            <text:p>8.98611315547378</text:p>
          </table:table-cell>
          <table:table-cell table:number-columns-repeated="1018"/>
        </table:table-row>
        <table:table-row table:style-name="ro1">
          <table:table-cell office:value-type="float" office:value="1475537876.208" calcext:value-type="float">
            <text:p>1475537876.208</text:p>
          </table:table-cell>
          <table:table-cell office:value-type="float" office:value="1.95087" calcext:value-type="float">
            <text:p>1.95087</text:p>
          </table:table-cell>
          <table:table-cell table:formula="of:=([.A230] / 86400) + 25569" office:value-type="date" office:date-value="2016-10-03T23:37:56.208" calcext:value-type="date">
            <text:p>2016-10-03 23:37:56.208</text:p>
          </table:table-cell>
          <table:table-cell table:formula="of:=[.C230]-(4/24)" office:value-type="time" office:time-value="PT1023523H37M56.207997557S" calcext:value-type="time">
            <text:p>19:37:56.208</text:p>
          </table:table-cell>
          <table:table-cell table:formula="of:=[.B230]/[.G$1]" office:value-type="float" office:value="0.00897364305427783" calcext:value-type="float">
            <text:p>0.008973643054278</text:p>
          </table:table-cell>
          <table:table-cell table:formula="of:=[.E230]*1000" office:value-type="float" office:value="8.97364305427783" calcext:value-type="float">
            <text:p>8.97364305427783</text:p>
          </table:table-cell>
          <table:table-cell table:number-columns-repeated="1018"/>
        </table:table-row>
        <table:table-row table:style-name="ro1">
          <table:table-cell office:value-type="float" office:value="1475537877.568" calcext:value-type="float">
            <text:p>1475537877.568</text:p>
          </table:table-cell>
          <table:table-cell office:value-type="float" office:value="1.961275" calcext:value-type="float">
            <text:p>1.961275</text:p>
          </table:table-cell>
          <table:table-cell table:formula="of:=([.A231] / 86400) + 25569" office:value-type="date" office:date-value="2016-10-03T23:37:57.568" calcext:value-type="date">
            <text:p>2016-10-03 23:37:57.568</text:p>
          </table:table-cell>
          <table:table-cell table:formula="of:=[.C231]-(4/24)" office:value-type="time" office:time-value="PT1023523H37M57.567999903S" calcext:value-type="time">
            <text:p>19:37:57.568</text:p>
          </table:table-cell>
          <table:table-cell table:formula="of:=[.B231]/[.G$1]" office:value-type="float" office:value="0.00902150413983441" calcext:value-type="float">
            <text:p>0.009021504139834</text:p>
          </table:table-cell>
          <table:table-cell table:formula="of:=[.E231]*1000" office:value-type="float" office:value="9.02150413983441" calcext:value-type="float">
            <text:p>9.02150413983441</text:p>
          </table:table-cell>
          <table:table-cell table:number-columns-repeated="1018"/>
        </table:table-row>
        <table:table-row table:style-name="ro1">
          <table:table-cell office:value-type="float" office:value="1475537878.893" calcext:value-type="float">
            <text:p>1475537878.893</text:p>
          </table:table-cell>
          <table:table-cell office:value-type="float" office:value="1.999671" calcext:value-type="float">
            <text:p>1.999671</text:p>
          </table:table-cell>
          <table:table-cell table:formula="of:=([.A232] / 86400) + 25569" office:value-type="date" office:date-value="2016-10-03T23:37:58.893" calcext:value-type="date">
            <text:p>2016-10-03 23:37:58.893</text:p>
          </table:table-cell>
          <table:table-cell table:formula="of:=[.C232]-(4/24)" office:value-type="time" office:time-value="PT1023523H37M58.892996907S" calcext:value-type="time">
            <text:p>19:37:58.893</text:p>
          </table:table-cell>
          <table:table-cell table:formula="of:=[.B232]/[.G$1]" office:value-type="float" office:value="0.00919811867525299" calcext:value-type="float">
            <text:p>0.009198118675253</text:p>
          </table:table-cell>
          <table:table-cell table:formula="of:=[.E232]*1000" office:value-type="float" office:value="9.19811867525299" calcext:value-type="float">
            <text:p>9.19811867525299</text:p>
          </table:table-cell>
          <table:table-cell table:number-columns-repeated="1018"/>
        </table:table-row>
        <table:table-row table:style-name="ro1">
          <table:table-cell office:value-type="float" office:value="1475537880.191" calcext:value-type="float">
            <text:p>1475537880.191</text:p>
          </table:table-cell>
          <table:table-cell office:value-type="float" office:value="2.033708" calcext:value-type="float">
            <text:p>2.033708</text:p>
          </table:table-cell>
          <table:table-cell table:formula="of:=([.A233] / 86400) + 25569" office:value-type="date" office:date-value="2016-10-03T23:38:00.191" calcext:value-type="date">
            <text:p>2016-10-03 23:38:00.191</text:p>
          </table:table-cell>
          <table:table-cell table:formula="of:=[.C233]-(4/24)" office:value-type="time" office:time-value="PT1023523H38M00.190999154S" calcext:value-type="time">
            <text:p>19:38:00.191</text:p>
          </table:table-cell>
          <table:table-cell table:formula="of:=[.B233]/[.G$1]" office:value-type="float" office:value="0.00935468261269549" calcext:value-type="float">
            <text:p>0.009354682612695</text:p>
          </table:table-cell>
          <table:table-cell table:formula="of:=[.E233]*1000" office:value-type="float" office:value="9.35468261269549" calcext:value-type="float">
            <text:p>9.35468261269549</text:p>
          </table:table-cell>
          <table:table-cell table:number-columns-repeated="1018"/>
        </table:table-row>
        <table:table-row table:style-name="ro1">
          <table:table-cell office:value-type="float" office:value="1475537881.49" calcext:value-type="float">
            <text:p>1475537881.49</text:p>
          </table:table-cell>
          <table:table-cell office:value-type="float" office:value="2.033855" calcext:value-type="float">
            <text:p>2.033855</text:p>
          </table:table-cell>
          <table:table-cell table:formula="of:=([.A234] / 86400) + 25569" office:value-type="date" office:date-value="2016-10-03T23:38:01.49" calcext:value-type="date">
            <text:p>2016-10-03 23:38:01.490</text:p>
          </table:table-cell>
          <table:table-cell table:formula="of:=[.C234]-(4/24)" office:value-type="time" office:time-value="PT1023523H38M01.489999685S" calcext:value-type="time">
            <text:p>19:38:01.490</text:p>
          </table:table-cell>
          <table:table-cell table:formula="of:=[.B234]/[.G$1]" office:value-type="float" office:value="0.00935535878564857" calcext:value-type="float">
            <text:p>0.009355358785649</text:p>
          </table:table-cell>
          <table:table-cell table:formula="of:=[.E234]*1000" office:value-type="float" office:value="9.35535878564857" calcext:value-type="float">
            <text:p>9.35535878564857</text:p>
          </table:table-cell>
          <table:table-cell table:number-columns-repeated="1018"/>
        </table:table-row>
        <table:table-row table:style-name="ro1">
          <table:table-cell office:value-type="float" office:value="1475537882.79" calcext:value-type="float">
            <text:p>1475537882.79</text:p>
          </table:table-cell>
          <table:table-cell office:value-type="float" office:value="2.034056" calcext:value-type="float">
            <text:p>2.034056</text:p>
          </table:table-cell>
          <table:table-cell table:formula="of:=([.A235] / 86400) + 25569" office:value-type="date" office:date-value="2016-10-03T23:38:02.79" calcext:value-type="date">
            <text:p>2016-10-03 23:38:02.790</text:p>
          </table:table-cell>
          <table:table-cell table:formula="of:=[.C235]-(4/24)" office:value-type="time" office:time-value="PT1023523H38M02.78999934S" calcext:value-type="time">
            <text:p>19:38:02.790</text:p>
          </table:table-cell>
          <table:table-cell table:formula="of:=[.B235]/[.G$1]" office:value-type="float" office:value="0.00935628334866605" calcext:value-type="float">
            <text:p>0.009356283348666</text:p>
          </table:table-cell>
          <table:table-cell table:formula="of:=[.E235]*1000" office:value-type="float" office:value="9.35628334866605" calcext:value-type="float">
            <text:p>9.35628334866605</text:p>
          </table:table-cell>
          <table:table-cell table:number-columns-repeated="1018"/>
        </table:table-row>
        <table:table-row table:style-name="ro1">
          <table:table-cell office:value-type="float" office:value="1475537884.086" calcext:value-type="float">
            <text:p>1475537884.086</text:p>
          </table:table-cell>
          <table:table-cell office:value-type="float" office:value="1.961934" calcext:value-type="float">
            <text:p>1.961934</text:p>
          </table:table-cell>
          <table:table-cell table:formula="of:=([.A236] / 86400) + 25569" office:value-type="date" office:date-value="2016-10-03T23:38:04.086001" calcext:value-type="date">
            <text:p>2016-10-03 23:38:04.086</text:p>
          </table:table-cell>
          <table:table-cell table:formula="of:=[.C236]-(4/24)" office:value-type="time" office:time-value="PT1023523H38M04.085999988S" calcext:value-type="time">
            <text:p>19:38:04.086</text:p>
          </table:table-cell>
          <table:table-cell table:formula="of:=[.B236]/[.G$1]" office:value-type="float" office:value="0.00902453541858326" calcext:value-type="float">
            <text:p>0.009024535418583</text:p>
          </table:table-cell>
          <table:table-cell table:formula="of:=[.E236]*1000" office:value-type="float" office:value="9.02453541858326" calcext:value-type="float">
            <text:p>9.02453541858326</text:p>
          </table:table-cell>
          <table:table-cell table:number-columns-repeated="1018"/>
        </table:table-row>
        <table:table-row table:style-name="ro1">
          <table:table-cell office:value-type="float" office:value="1475537885.653" calcext:value-type="float">
            <text:p>1475537885.653</text:p>
          </table:table-cell>
          <table:table-cell office:value-type="float" office:value="1.850061" calcext:value-type="float">
            <text:p>1.850061</text:p>
          </table:table-cell>
          <table:table-cell table:formula="of:=([.A237] / 86400) + 25569" office:value-type="date" office:date-value="2016-10-03T23:38:05.653" calcext:value-type="date">
            <text:p>2016-10-03 23:38:05.653</text:p>
          </table:table-cell>
          <table:table-cell table:formula="of:=[.C237]-(4/24)" office:value-type="time" office:time-value="PT1023523H38M05.652999301S" calcext:value-type="time">
            <text:p>19:38:05.653</text:p>
          </table:table-cell>
          <table:table-cell table:formula="of:=[.B237]/[.G$1]" office:value-type="float" office:value="0.0085099402023919" calcext:value-type="float">
            <text:p>0.008509940202392</text:p>
          </table:table-cell>
          <table:table-cell table:formula="of:=[.E237]*1000" office:value-type="float" office:value="8.5099402023919" calcext:value-type="float">
            <text:p>8.5099402023919</text:p>
          </table:table-cell>
          <table:table-cell table:number-columns-repeated="1018"/>
        </table:table-row>
        <table:table-row table:style-name="ro1">
          <table:table-cell office:value-type="float" office:value="1475537887.015" calcext:value-type="float">
            <text:p>1475537887.015</text:p>
          </table:table-cell>
          <table:table-cell office:value-type="float" office:value="1.827199" calcext:value-type="float">
            <text:p>1.827199</text:p>
          </table:table-cell>
          <table:table-cell table:formula="of:=([.A238] / 86400) + 25569" office:value-type="date" office:date-value="2016-10-03T23:38:07.015" calcext:value-type="date">
            <text:p>2016-10-03 23:38:07.015</text:p>
          </table:table-cell>
          <table:table-cell table:formula="of:=[.C238]-(4/24)" office:value-type="time" office:time-value="PT1023523H38M07.014997378S" calcext:value-type="time">
            <text:p>19:38:07.015</text:p>
          </table:table-cell>
          <table:table-cell table:formula="of:=[.B238]/[.G$1]" office:value-type="float" office:value="0.00840477920883165" calcext:value-type="float">
            <text:p>0.008404779208832</text:p>
          </table:table-cell>
          <table:table-cell table:formula="of:=[.E238]*1000" office:value-type="float" office:value="8.40477920883165" calcext:value-type="float">
            <text:p>8.40477920883165</text:p>
          </table:table-cell>
          <table:table-cell table:number-columns-repeated="1018"/>
        </table:table-row>
        <table:table-row table:style-name="ro1">
          <table:table-cell office:value-type="float" office:value="1475537888.345" calcext:value-type="float">
            <text:p>1475537888.345</text:p>
          </table:table-cell>
          <table:table-cell office:value-type="float" office:value="1.831376" calcext:value-type="float">
            <text:p>1.831376</text:p>
          </table:table-cell>
          <table:table-cell table:formula="of:=([.A239] / 86400) + 25569" office:value-type="date" office:date-value="2016-10-03T23:38:08.345" calcext:value-type="date">
            <text:p>2016-10-03 23:38:08.345</text:p>
          </table:table-cell>
          <table:table-cell table:formula="of:=[.C239]-(4/24)" office:value-type="time" office:time-value="PT1023523H38M08.345000893S" calcext:value-type="time">
            <text:p>19:38:08.345</text:p>
          </table:table-cell>
          <table:table-cell table:formula="of:=[.B239]/[.G$1]" office:value-type="float" office:value="0.00842399264029439" calcext:value-type="float">
            <text:p>0.008423992640294</text:p>
          </table:table-cell>
          <table:table-cell table:formula="of:=[.E239]*1000" office:value-type="float" office:value="8.42399264029439" calcext:value-type="float">
            <text:p>8.42399264029439</text:p>
          </table:table-cell>
          <table:table-cell table:number-columns-repeated="1018"/>
        </table:table-row>
        <table:table-row table:style-name="ro1">
          <table:table-cell office:value-type="float" office:value="1475537889.641" calcext:value-type="float">
            <text:p>1475537889.641</text:p>
          </table:table-cell>
          <table:table-cell office:value-type="float" office:value="1.7581" calcext:value-type="float">
            <text:p>1.7581</text:p>
          </table:table-cell>
          <table:table-cell table:formula="of:=([.A240] / 86400) + 25569" office:value-type="date" office:date-value="2016-10-03T23:38:09.641" calcext:value-type="date">
            <text:p>2016-10-03 23:38:09.641</text:p>
          </table:table-cell>
          <table:table-cell table:formula="of:=[.C240]-(4/24)" office:value-type="time" office:time-value="PT1023523H38M09.641000703S" calcext:value-type="time">
            <text:p>19:38:09.641</text:p>
          </table:table-cell>
          <table:table-cell table:formula="of:=[.B240]/[.G$1]" office:value-type="float" office:value="0.0080869365225391" calcext:value-type="float">
            <text:p>0.008086936522539</text:p>
          </table:table-cell>
          <table:table-cell table:formula="of:=[.E240]*1000" office:value-type="float" office:value="8.0869365225391" calcext:value-type="float">
            <text:p>8.0869365225391</text:p>
          </table:table-cell>
          <table:table-cell table:number-columns-repeated="1018"/>
        </table:table-row>
        <table:table-row table:style-name="ro1">
          <table:table-cell office:value-type="float" office:value="1475537890.94" calcext:value-type="float">
            <text:p>1475537890.94</text:p>
          </table:table-cell>
          <table:table-cell office:value-type="float" office:value="1.618052" calcext:value-type="float">
            <text:p>1.618052</text:p>
          </table:table-cell>
          <table:table-cell table:formula="of:=([.A241] / 86400) + 25569" office:value-type="date" office:date-value="2016-10-03T23:38:10.94" calcext:value-type="date">
            <text:p>2016-10-03 23:38:10.940</text:p>
          </table:table-cell>
          <table:table-cell table:formula="of:=[.C241]-(4/24)" office:value-type="time" office:time-value="PT1023523H38M10.940000396S" calcext:value-type="time">
            <text:p>19:38:10.940</text:p>
          </table:table-cell>
          <table:table-cell table:formula="of:=[.B241]/[.G$1]" office:value-type="float" office:value="0.00744274149034039" calcext:value-type="float">
            <text:p>0.00744274149034</text:p>
          </table:table-cell>
          <table:table-cell table:formula="of:=[.E241]*1000" office:value-type="float" office:value="7.44274149034039" calcext:value-type="float">
            <text:p>7.44274149034039</text:p>
          </table:table-cell>
          <table:table-cell table:number-columns-repeated="1018"/>
        </table:table-row>
        <table:table-row table:style-name="ro1">
          <table:table-cell office:value-type="float" office:value="1475537892.238" calcext:value-type="float">
            <text:p>1475537892.238</text:p>
          </table:table-cell>
          <table:table-cell office:value-type="float" office:value="1.528436" calcext:value-type="float">
            <text:p>1.528436</text:p>
          </table:table-cell>
          <table:table-cell table:formula="of:=([.A242] / 86400) + 25569" office:value-type="date" office:date-value="2016-10-03T23:38:12.238" calcext:value-type="date">
            <text:p>2016-10-03 23:38:12.238</text:p>
          </table:table-cell>
          <table:table-cell table:formula="of:=[.C242]-(4/24)" office:value-type="time" office:time-value="PT1023523H38M12.238000128S" calcext:value-type="time">
            <text:p>19:38:12.238</text:p>
          </table:table-cell>
          <table:table-cell table:formula="of:=[.B242]/[.G$1]" office:value-type="float" office:value="0.00703052437902484" calcext:value-type="float">
            <text:p>0.007030524379025</text:p>
          </table:table-cell>
          <table:table-cell table:formula="of:=[.E242]*1000" office:value-type="float" office:value="7.03052437902484" calcext:value-type="float">
            <text:p>7.03052437902484</text:p>
          </table:table-cell>
          <table:table-cell table:number-columns-repeated="1018"/>
        </table:table-row>
        <table:table-row table:style-name="ro1">
          <table:table-cell office:value-type="float" office:value="1475537893.536" calcext:value-type="float">
            <text:p>1475537893.536</text:p>
          </table:table-cell>
          <table:table-cell office:value-type="float" office:value="1.529224" calcext:value-type="float">
            <text:p>1.529224</text:p>
          </table:table-cell>
          <table:table-cell table:formula="of:=([.A243] / 86400) + 25569" office:value-type="date" office:date-value="2016-10-03T23:38:13.536" calcext:value-type="date">
            <text:p>2016-10-03 23:38:13.536</text:p>
          </table:table-cell>
          <table:table-cell table:formula="of:=[.C243]-(4/24)" office:value-type="time" office:time-value="PT1023523H38M13.536000699S" calcext:value-type="time">
            <text:p>19:38:13.536</text:p>
          </table:table-cell>
          <table:table-cell table:formula="of:=[.B243]/[.G$1]" office:value-type="float" office:value="0.00703414903403864" calcext:value-type="float">
            <text:p>0.007034149034039</text:p>
          </table:table-cell>
          <table:table-cell table:formula="of:=[.E243]*1000" office:value-type="float" office:value="7.03414903403864" calcext:value-type="float">
            <text:p>7.03414903403864</text:p>
          </table:table-cell>
          <table:table-cell table:number-columns-repeated="1018"/>
        </table:table-row>
        <table:table-row table:style-name="ro1">
          <table:table-cell office:value-type="float" office:value="1475537894.835" calcext:value-type="float">
            <text:p>1475537894.835</text:p>
          </table:table-cell>
          <table:table-cell office:value-type="float" office:value="1.533053" calcext:value-type="float">
            <text:p>1.533053</text:p>
          </table:table-cell>
          <table:table-cell table:formula="of:=([.A244] / 86400) + 25569" office:value-type="date" office:date-value="2016-10-03T23:38:14.835" calcext:value-type="date">
            <text:p>2016-10-03 23:38:14.835</text:p>
          </table:table-cell>
          <table:table-cell table:formula="of:=[.C244]-(4/24)" office:value-type="time" office:time-value="PT1023523H38M14.835000392S" calcext:value-type="time">
            <text:p>19:38:14.835</text:p>
          </table:table-cell>
          <table:table-cell table:formula="of:=[.B244]/[.G$1]" office:value-type="float" office:value="0.00705176172953082" calcext:value-type="float">
            <text:p>0.007051761729531</text:p>
          </table:table-cell>
          <table:table-cell table:formula="of:=[.E244]*1000" office:value-type="float" office:value="7.05176172953082" calcext:value-type="float">
            <text:p>7.05176172953082</text:p>
          </table:table-cell>
          <table:table-cell table:number-columns-repeated="1018"/>
        </table:table-row>
        <table:table-row table:style-name="ro1">
          <table:table-cell office:value-type="float" office:value="1475537896.39" calcext:value-type="float">
            <text:p>1475537896.39</text:p>
          </table:table-cell>
          <table:table-cell office:value-type="float" office:value="1.542743" calcext:value-type="float">
            <text:p>1.542743</text:p>
          </table:table-cell>
          <table:table-cell table:formula="of:=([.A245] / 86400) + 25569" office:value-type="date" office:date-value="2016-10-03T23:38:16.39" calcext:value-type="date">
            <text:p>2016-10-03 23:38:16.390</text:p>
          </table:table-cell>
          <table:table-cell table:formula="of:=[.C245]-(4/24)" office:value-type="time" office:time-value="PT1023523H38M16.389998496S" calcext:value-type="time">
            <text:p>19:38:16.390</text:p>
          </table:table-cell>
          <table:table-cell table:formula="of:=[.B245]/[.G$1]" office:value-type="float" office:value="0.00709633394664213" calcext:value-type="float">
            <text:p>0.007096333946642</text:p>
          </table:table-cell>
          <table:table-cell table:formula="of:=[.E245]*1000" office:value-type="float" office:value="7.09633394664213" calcext:value-type="float">
            <text:p>7.09633394664213</text:p>
          </table:table-cell>
          <table:table-cell table:number-columns-repeated="1018"/>
        </table:table-row>
        <table:table-row table:style-name="ro1">
          <table:table-cell office:value-type="float" office:value="1475537897.751" calcext:value-type="float">
            <text:p>1475537897.751</text:p>
          </table:table-cell>
          <table:table-cell office:value-type="float" office:value="1.553845" calcext:value-type="float">
            <text:p>1.553845</text:p>
          </table:table-cell>
          <table:table-cell table:formula="of:=([.A246] / 86400) + 25569" office:value-type="date" office:date-value="2016-10-03T23:38:17.751" calcext:value-type="date">
            <text:p>2016-10-03 23:38:17.751</text:p>
          </table:table-cell>
          <table:table-cell table:formula="of:=[.C246]-(4/24)" office:value-type="time" office:time-value="PT1023523H38M17.750999965S" calcext:value-type="time">
            <text:p>19:38:17.751</text:p>
          </table:table-cell>
          <table:table-cell table:formula="of:=[.B246]/[.G$1]" office:value-type="float" office:value="0.00714740110395584" calcext:value-type="float">
            <text:p>0.007147401103956</text:p>
          </table:table-cell>
          <table:table-cell table:formula="of:=[.E246]*1000" office:value-type="float" office:value="7.14740110395584" calcext:value-type="float">
            <text:p>7.14740110395584</text:p>
          </table:table-cell>
          <table:table-cell table:number-columns-repeated="1018"/>
        </table:table-row>
        <table:table-row table:style-name="ro1">
          <table:table-cell office:value-type="float" office:value="1475537899.08" calcext:value-type="float">
            <text:p>1475537899.08</text:p>
          </table:table-cell>
          <table:table-cell office:value-type="float" office:value="1.551133" calcext:value-type="float">
            <text:p>1.551133</text:p>
          </table:table-cell>
          <table:table-cell table:formula="of:=([.A247] / 86400) + 25569" office:value-type="date" office:date-value="2016-10-03T23:38:19.08" calcext:value-type="date">
            <text:p>2016-10-03 23:38:19.080</text:p>
          </table:table-cell>
          <table:table-cell table:formula="of:=[.C247]-(4/24)" office:value-type="time" office:time-value="PT1023523H38M19.080000166S" calcext:value-type="time">
            <text:p>19:38:19.080</text:p>
          </table:table-cell>
          <table:table-cell table:formula="of:=[.B247]/[.G$1]" office:value-type="float" office:value="0.00713492640294388" calcext:value-type="float">
            <text:p>0.007134926402944</text:p>
          </table:table-cell>
          <table:table-cell table:formula="of:=[.E247]*1000" office:value-type="float" office:value="7.13492640294388" calcext:value-type="float">
            <text:p>7.13492640294388</text:p>
          </table:table-cell>
          <table:table-cell table:number-columns-repeated="1018"/>
        </table:table-row>
        <table:table-row table:style-name="ro1">
          <table:table-cell office:value-type="float" office:value="1475537900.378" calcext:value-type="float">
            <text:p>1475537900.378</text:p>
          </table:table-cell>
          <table:table-cell office:value-type="float" office:value="1.567749" calcext:value-type="float">
            <text:p>1.567749</text:p>
          </table:table-cell>
          <table:table-cell table:formula="of:=([.A248] / 86400) + 25569" office:value-type="date" office:date-value="2016-10-03T23:38:20.378" calcext:value-type="date">
            <text:p>2016-10-03 23:38:20.378</text:p>
          </table:table-cell>
          <table:table-cell table:formula="of:=[.C248]-(4/24)" office:value-type="time" office:time-value="PT1023523H38M20.378000317S" calcext:value-type="time">
            <text:p>19:38:20.378</text:p>
          </table:table-cell>
          <table:table-cell table:formula="of:=[.B248]/[.G$1]" office:value-type="float" office:value="0.00721135694572217" calcext:value-type="float">
            <text:p>0.007211356945722</text:p>
          </table:table-cell>
          <table:table-cell table:formula="of:=[.E248]*1000" office:value-type="float" office:value="7.21135694572217" calcext:value-type="float">
            <text:p>7.21135694572217</text:p>
          </table:table-cell>
          <table:table-cell table:number-columns-repeated="1018"/>
        </table:table-row>
        <table:table-row table:style-name="ro1">
          <table:table-cell office:value-type="float" office:value="1475537901.681" calcext:value-type="float">
            <text:p>1475537901.681</text:p>
          </table:table-cell>
          <table:table-cell office:value-type="float" office:value="1.777921" calcext:value-type="float">
            <text:p>1.777921</text:p>
          </table:table-cell>
          <table:table-cell table:formula="of:=([.A249] / 86400) + 25569" office:value-type="date" office:date-value="2016-10-03T23:38:21.681" calcext:value-type="date">
            <text:p>2016-10-03 23:38:21.681</text:p>
          </table:table-cell>
          <table:table-cell table:formula="of:=[.C249]-(4/24)" office:value-type="time" office:time-value="PT1023523H38M21.681000274S" calcext:value-type="time">
            <text:p>19:38:21.681</text:p>
          </table:table-cell>
          <table:table-cell table:formula="of:=[.B249]/[.G$1]" office:value-type="float" office:value="0.00817810947562098" calcext:value-type="float">
            <text:p>0.008178109475621</text:p>
          </table:table-cell>
          <table:table-cell table:formula="of:=[.E249]*1000" office:value-type="float" office:value="8.17810947562098" calcext:value-type="float">
            <text:p>8.17810947562098</text:p>
          </table:table-cell>
          <table:table-cell table:number-columns-repeated="1018"/>
        </table:table-row>
        <table:table-row table:style-name="ro1">
          <table:table-cell office:value-type="float" office:value="1475537902.98" calcext:value-type="float">
            <text:p>1475537902.98</text:p>
          </table:table-cell>
          <table:table-cell office:value-type="float" office:value="1.983313" calcext:value-type="float">
            <text:p>1.983313</text:p>
          </table:table-cell>
          <table:table-cell table:formula="of:=([.A250] / 86400) + 25569" office:value-type="date" office:date-value="2016-10-03T23:38:22.98" calcext:value-type="date">
            <text:p>2016-10-03 23:38:22.980</text:p>
          </table:table-cell>
          <table:table-cell table:formula="of:=[.C250]-(4/24)" office:value-type="time" office:time-value="PT1023523H38M22.979999967S" calcext:value-type="time">
            <text:p>19:38:22.980</text:p>
          </table:table-cell>
          <table:table-cell table:formula="of:=[.B250]/[.G$1]" office:value-type="float" office:value="0.0091228748850046" calcext:value-type="float">
            <text:p>0.009122874885005</text:p>
          </table:table-cell>
          <table:table-cell table:formula="of:=[.E250]*1000" office:value-type="float" office:value="9.1228748850046" calcext:value-type="float">
            <text:p>9.1228748850046</text:p>
          </table:table-cell>
          <table:table-cell table:number-columns-repeated="1018"/>
        </table:table-row>
        <table:table-row table:style-name="ro1">
          <table:table-cell office:value-type="float" office:value="1475537904.278" calcext:value-type="float">
            <text:p>1475537904.278</text:p>
          </table:table-cell>
          <table:table-cell office:value-type="float" office:value="2.013282" calcext:value-type="float">
            <text:p>2.013282</text:p>
          </table:table-cell>
          <table:table-cell table:formula="of:=([.A251] / 86400) + 25569" office:value-type="date" office:date-value="2016-10-03T23:38:24.278" calcext:value-type="date">
            <text:p>2016-10-03 23:38:24.278</text:p>
          </table:table-cell>
          <table:table-cell table:formula="of:=[.C251]-(4/24)" office:value-type="time" office:time-value="PT1023523H38M24.277998861S" calcext:value-type="time">
            <text:p>19:38:24.278</text:p>
          </table:table-cell>
          <table:table-cell table:formula="of:=[.B251]/[.G$1]" office:value-type="float" office:value="0.00926072677092916" calcext:value-type="float">
            <text:p>0.009260726770929</text:p>
          </table:table-cell>
          <table:table-cell table:formula="of:=[.E251]*1000" office:value-type="float" office:value="9.26072677092916" calcext:value-type="float">
            <text:p>9.26072677092916</text:p>
          </table:table-cell>
          <table:table-cell table:number-columns-repeated="1018"/>
        </table:table-row>
        <table:table-row table:style-name="ro1">
          <table:table-cell office:value-type="float" office:value="1475537905.835" calcext:value-type="float">
            <text:p>1475537905.835</text:p>
          </table:table-cell>
          <table:table-cell office:value-type="float" office:value="2.009417" calcext:value-type="float">
            <text:p>2.009417</text:p>
          </table:table-cell>
          <table:table-cell table:formula="of:=([.A252] / 86400) + 25569" office:value-type="date" office:date-value="2016-10-03T23:38:25.835" calcext:value-type="date">
            <text:p>2016-10-03 23:38:25.835</text:p>
          </table:table-cell>
          <table:table-cell table:formula="of:=[.C252]-(4/24)" office:value-type="time" office:time-value="PT1023523H38M25.835000239S" calcext:value-type="time">
            <text:p>19:38:25.835</text:p>
          </table:table-cell>
          <table:table-cell table:formula="of:=[.B252]/[.G$1]" office:value-type="float" office:value="0.00924294848206072" calcext:value-type="float">
            <text:p>0.009242948482061</text:p>
          </table:table-cell>
          <table:table-cell table:formula="of:=[.E252]*1000" office:value-type="float" office:value="9.24294848206072" calcext:value-type="float">
            <text:p>9.24294848206072</text:p>
          </table:table-cell>
          <table:table-cell table:number-columns-repeated="1018"/>
        </table:table-row>
        <table:table-row table:style-name="ro1">
          <table:table-cell office:value-type="float" office:value="1475537907.198" calcext:value-type="float">
            <text:p>1475537907.198</text:p>
          </table:table-cell>
          <table:table-cell office:value-type="float" office:value="1.922274" calcext:value-type="float">
            <text:p>1.922274</text:p>
          </table:table-cell>
          <table:table-cell table:formula="of:=([.A253] / 86400) + 25569" office:value-type="date" office:date-value="2016-10-03T23:38:27.198" calcext:value-type="date">
            <text:p>2016-10-03 23:38:27.198</text:p>
          </table:table-cell>
          <table:table-cell table:formula="of:=[.C253]-(4/24)" office:value-type="time" office:time-value="PT1023523H38M27.197999535S" calcext:value-type="time">
            <text:p>19:38:27.198</text:p>
          </table:table-cell>
          <table:table-cell table:formula="of:=[.B253]/[.G$1]" office:value-type="float" office:value="0.00884210671573137" calcext:value-type="float">
            <text:p>0.008842106715731</text:p>
          </table:table-cell>
          <table:table-cell table:formula="of:=[.E253]*1000" office:value-type="float" office:value="8.84210671573137" calcext:value-type="float">
            <text:p>8.84210671573137</text:p>
          </table:table-cell>
          <table:table-cell table:number-columns-repeated="1018"/>
        </table:table-row>
        <table:table-row table:style-name="ro1">
          <table:table-cell office:value-type="float" office:value="1475537908.528" calcext:value-type="float">
            <text:p>1475537908.528</text:p>
          </table:table-cell>
          <table:table-cell office:value-type="float" office:value="1.809063" calcext:value-type="float">
            <text:p>1.809063</text:p>
          </table:table-cell>
          <table:table-cell table:formula="of:=([.A254] / 86400) + 25569" office:value-type="date" office:date-value="2016-10-03T23:38:28.528001" calcext:value-type="date">
            <text:p>2016-10-03 23:38:28.528</text:p>
          </table:table-cell>
          <table:table-cell table:formula="of:=[.C254]-(4/24)" office:value-type="time" office:time-value="PT1023523H38M28.528000955S" calcext:value-type="time">
            <text:p>19:38:28.528</text:p>
          </table:table-cell>
          <table:table-cell table:formula="of:=[.B254]/[.G$1]" office:value-type="float" office:value="0.00832135694572217" calcext:value-type="float">
            <text:p>0.008321356945722</text:p>
          </table:table-cell>
          <table:table-cell table:formula="of:=[.E254]*1000" office:value-type="float" office:value="8.32135694572217" calcext:value-type="float">
            <text:p>8.32135694572217</text:p>
          </table:table-cell>
          <table:table-cell table:number-columns-repeated="1018"/>
        </table:table-row>
        <table:table-row table:style-name="ro1">
          <table:table-cell office:value-type="float" office:value="1475537909.824" calcext:value-type="float">
            <text:p>1475537909.824</text:p>
          </table:table-cell>
          <table:table-cell office:value-type="float" office:value="1.761892" calcext:value-type="float">
            <text:p>1.761892</text:p>
          </table:table-cell>
          <table:table-cell table:formula="of:=([.A255] / 86400) + 25569" office:value-type="date" office:date-value="2016-10-03T23:38:29.824" calcext:value-type="date">
            <text:p>2016-10-03 23:38:29.824</text:p>
          </table:table-cell>
          <table:table-cell table:formula="of:=[.C255]-(4/24)" office:value-type="time" office:time-value="PT1023523H38M29.824000765S" calcext:value-type="time">
            <text:p>19:38:29.824</text:p>
          </table:table-cell>
          <table:table-cell table:formula="of:=[.B255]/[.G$1]" office:value-type="float" office:value="0.00810437902483901" calcext:value-type="float">
            <text:p>0.008104379024839</text:p>
          </table:table-cell>
          <table:table-cell table:formula="of:=[.E255]*1000" office:value-type="float" office:value="8.10437902483901" calcext:value-type="float">
            <text:p>8.10437902483901</text:p>
          </table:table-cell>
          <table:table-cell table:number-columns-repeated="1018"/>
        </table:table-row>
        <table:table-row table:style-name="ro1">
          <table:table-cell office:value-type="float" office:value="1475537911.119" calcext:value-type="float">
            <text:p>1475537911.119</text:p>
          </table:table-cell>
          <table:table-cell office:value-type="float" office:value="1.761086" calcext:value-type="float">
            <text:p>1.761086</text:p>
          </table:table-cell>
          <table:table-cell table:formula="of:=([.A256] / 86400) + 25569" office:value-type="date" office:date-value="2016-10-03T23:38:31.119" calcext:value-type="date">
            <text:p>2016-10-03 23:38:31.119</text:p>
          </table:table-cell>
          <table:table-cell table:formula="of:=[.C256]-(4/24)" office:value-type="time" office:time-value="PT1023523H38M31.11899768S" calcext:value-type="time">
            <text:p>19:38:31.119</text:p>
          </table:table-cell>
          <table:table-cell table:formula="of:=[.B256]/[.G$1]" office:value-type="float" office:value="0.00810067157313707" calcext:value-type="float">
            <text:p>0.008100671573137</text:p>
          </table:table-cell>
          <table:table-cell table:formula="of:=[.E256]*1000" office:value-type="float" office:value="8.10067157313707" calcext:value-type="float">
            <text:p>8.10067157313707</text:p>
          </table:table-cell>
          <table:table-cell table:number-columns-repeated="1018"/>
        </table:table-row>
        <table:table-row table:style-name="ro1">
          <table:table-cell office:value-type="float" office:value="1475537912.418" calcext:value-type="float">
            <text:p>1475537912.418</text:p>
          </table:table-cell>
          <table:table-cell office:value-type="float" office:value="1.79384" calcext:value-type="float">
            <text:p>1.79384</text:p>
          </table:table-cell>
          <table:table-cell table:formula="of:=([.A257] / 86400) + 25569" office:value-type="date" office:date-value="2016-10-03T23:38:32.418" calcext:value-type="date">
            <text:p>2016-10-03 23:38:32.418</text:p>
          </table:table-cell>
          <table:table-cell table:formula="of:=[.C257]-(4/24)" office:value-type="time" office:time-value="PT1023523H38M32.417999469S" calcext:value-type="time">
            <text:p>19:38:32.418</text:p>
          </table:table-cell>
          <table:table-cell table:formula="of:=[.B257]/[.G$1]" office:value-type="float" office:value="0.00825133394664213" calcext:value-type="float">
            <text:p>0.008251333946642</text:p>
          </table:table-cell>
          <table:table-cell table:formula="of:=[.E257]*1000" office:value-type="float" office:value="8.25133394664213" calcext:value-type="float">
            <text:p>8.25133394664213</text:p>
          </table:table-cell>
          <table:table-cell table:number-columns-repeated="1018"/>
        </table:table-row>
        <table:table-row table:style-name="ro1">
          <table:table-cell office:value-type="float" office:value="1475537913.715" calcext:value-type="float">
            <text:p>1475537913.715</text:p>
          </table:table-cell>
          <table:table-cell office:value-type="float" office:value="1.878968" calcext:value-type="float">
            <text:p>1.878968</text:p>
          </table:table-cell>
          <table:table-cell table:formula="of:=([.A258] / 86400) + 25569" office:value-type="date" office:date-value="2016-10-03T23:38:33.715" calcext:value-type="date">
            <text:p>2016-10-03 23:38:33.715</text:p>
          </table:table-cell>
          <table:table-cell table:formula="of:=[.C258]-(4/24)" office:value-type="time" office:time-value="PT1023523H38M33.715000078S" calcext:value-type="time">
            <text:p>19:38:33.715</text:p>
          </table:table-cell>
          <table:table-cell table:formula="of:=[.B258]/[.G$1]" office:value-type="float" office:value="0.00864290708371665" calcext:value-type="float">
            <text:p>0.008642907083717</text:p>
          </table:table-cell>
          <table:table-cell table:formula="of:=[.E258]*1000" office:value-type="float" office:value="8.64290708371665" calcext:value-type="float">
            <text:p>8.64290708371665</text:p>
          </table:table-cell>
          <table:table-cell table:number-columns-repeated="1018"/>
        </table:table-row>
        <table:table-row table:style-name="ro1">
          <table:table-cell office:value-type="float" office:value="1475537915.013" calcext:value-type="float">
            <text:p>1475537915.013</text:p>
          </table:table-cell>
          <table:table-cell office:value-type="float" office:value="1.951309" calcext:value-type="float">
            <text:p>1.951309</text:p>
          </table:table-cell>
          <table:table-cell table:formula="of:=([.A259] / 86400) + 25569" office:value-type="date" office:date-value="2016-10-03T23:38:35.013" calcext:value-type="date">
            <text:p>2016-10-03 23:38:35.013</text:p>
          </table:table-cell>
          <table:table-cell table:formula="of:=[.C259]-(4/24)" office:value-type="time" office:time-value="PT1023523H38M35.012999391S" calcext:value-type="time">
            <text:p>19:38:35.013</text:p>
          </table:table-cell>
          <table:table-cell table:formula="of:=[.B259]/[.G$1]" office:value-type="float" office:value="0.00897566237350506" calcext:value-type="float">
            <text:p>0.008975662373505</text:p>
          </table:table-cell>
          <table:table-cell table:formula="of:=[.E259]*1000" office:value-type="float" office:value="8.97566237350506" calcext:value-type="float">
            <text:p>8.97566237350506</text:p>
          </table:table-cell>
          <table:table-cell table:number-columns-repeated="1018"/>
        </table:table-row>
        <table:table-row table:style-name="ro1">
          <table:table-cell office:value-type="float" office:value="1475537916.57" calcext:value-type="float">
            <text:p>1475537916.57</text:p>
          </table:table-cell>
          <table:table-cell office:value-type="float" office:value="1.95098" calcext:value-type="float">
            <text:p>1.95098</text:p>
          </table:table-cell>
          <table:table-cell table:formula="of:=([.A260] / 86400) + 25569" office:value-type="date" office:date-value="2016-10-03T23:38:36.57" calcext:value-type="date">
            <text:p>2016-10-03 23:38:36.570</text:p>
          </table:table-cell>
          <table:table-cell table:formula="of:=[.C260]-(4/24)" office:value-type="time" office:time-value="PT1023523H38M36.569999512S" calcext:value-type="time">
            <text:p>19:38:36.570</text:p>
          </table:table-cell>
          <table:table-cell table:formula="of:=[.B260]/[.G$1]" office:value-type="float" office:value="0.00897414903403864" calcext:value-type="float">
            <text:p>0.008974149034039</text:p>
          </table:table-cell>
          <table:table-cell table:formula="of:=[.E260]*1000" office:value-type="float" office:value="8.97414903403864" calcext:value-type="float">
            <text:p>8.97414903403864</text:p>
          </table:table-cell>
          <table:table-cell table:number-columns-repeated="1018"/>
        </table:table-row>
        <table:table-row table:style-name="ro1">
          <table:table-cell office:value-type="float" office:value="1475537917.936" calcext:value-type="float">
            <text:p>1475537917.936</text:p>
          </table:table-cell>
          <table:table-cell office:value-type="float" office:value="1.954277" calcext:value-type="float">
            <text:p>1.954277</text:p>
          </table:table-cell>
          <table:table-cell table:formula="of:=([.A261] / 86400) + 25569" office:value-type="date" office:date-value="2016-10-03T23:38:37.936" calcext:value-type="date">
            <text:p>2016-10-03 23:38:37.936</text:p>
          </table:table-cell>
          <table:table-cell table:formula="of:=[.C261]-(4/24)" office:value-type="time" office:time-value="PT1023523H38M37.93599911S" calcext:value-type="time">
            <text:p>19:38:37.936</text:p>
          </table:table-cell>
          <table:table-cell table:formula="of:=[.B261]/[.G$1]" office:value-type="float" office:value="0.0089893146274149" calcext:value-type="float">
            <text:p>0.008989314627415</text:p>
          </table:table-cell>
          <table:table-cell table:formula="of:=[.E261]*1000" office:value-type="float" office:value="8.9893146274149" calcext:value-type="float">
            <text:p>8.9893146274149</text:p>
          </table:table-cell>
          <table:table-cell table:number-columns-repeated="1018"/>
        </table:table-row>
        <table:table-row table:style-name="ro1">
          <table:table-cell office:value-type="float" office:value="1475537919.265" calcext:value-type="float">
            <text:p>1475537919.265</text:p>
          </table:table-cell>
          <table:table-cell office:value-type="float" office:value="1.992967" calcext:value-type="float">
            <text:p>1.992967</text:p>
          </table:table-cell>
          <table:table-cell table:formula="of:=([.A262] / 86400) + 25569" office:value-type="date" office:date-value="2016-10-03T23:38:39.265" calcext:value-type="date">
            <text:p>2016-10-03 23:38:39.265</text:p>
          </table:table-cell>
          <table:table-cell table:formula="of:=[.C262]-(4/24)" office:value-type="time" office:time-value="PT1023523H38M39.264997635S" calcext:value-type="time">
            <text:p>19:38:39.265</text:p>
          </table:table-cell>
          <table:table-cell table:formula="of:=[.B262]/[.G$1]" office:value-type="float" office:value="0.00916728150873965" calcext:value-type="float">
            <text:p>0.00916728150874</text:p>
          </table:table-cell>
          <table:table-cell table:formula="of:=[.E262]*1000" office:value-type="float" office:value="9.16728150873965" calcext:value-type="float">
            <text:p>9.16728150873965</text:p>
          </table:table-cell>
          <table:table-cell table:number-columns-repeated="1018"/>
        </table:table-row>
        <table:table-row table:style-name="ro1">
          <table:table-cell office:value-type="float" office:value="1475537920.564" calcext:value-type="float">
            <text:p>1475537920.564</text:p>
          </table:table-cell>
          <table:table-cell office:value-type="float" office:value="2.03052" calcext:value-type="float">
            <text:p>2.03052</text:p>
          </table:table-cell>
          <table:table-cell table:formula="of:=([.A263] / 86400) + 25569" office:value-type="date" office:date-value="2016-10-03T23:38:40.563999" calcext:value-type="date">
            <text:p>2016-10-03 23:38:40.564</text:p>
          </table:table-cell>
          <table:table-cell table:formula="of:=[.C263]-(4/24)" office:value-type="time" office:time-value="PT1023523H38M40.563999843S" calcext:value-type="time">
            <text:p>19:38:40.564</text:p>
          </table:table-cell>
          <table:table-cell table:formula="of:=[.B263]/[.G$1]" office:value-type="float" office:value="0.00934001839926403" calcext:value-type="float">
            <text:p>0.009340018399264</text:p>
          </table:table-cell>
          <table:table-cell table:formula="of:=[.E263]*1000" office:value-type="float" office:value="9.34001839926403" calcext:value-type="float">
            <text:p>9.34001839926403</text:p>
          </table:table-cell>
          <table:table-cell table:number-columns-repeated="1018"/>
        </table:table-row>
        <table:table-row table:style-name="ro1">
          <table:table-cell office:value-type="float" office:value="1475537921.862" calcext:value-type="float">
            <text:p>1475537921.862</text:p>
          </table:table-cell>
          <table:table-cell office:value-type="float" office:value="2.034093" calcext:value-type="float">
            <text:p>2.034093</text:p>
          </table:table-cell>
          <table:table-cell table:formula="of:=([.A264] / 86400) + 25569" office:value-type="date" office:date-value="2016-10-03T23:38:41.862" calcext:value-type="date">
            <text:p>2016-10-03 23:38:41.862</text:p>
          </table:table-cell>
          <table:table-cell table:formula="of:=[.C264]-(4/24)" office:value-type="time" office:time-value="PT1023523H38M41.861999156S" calcext:value-type="time">
            <text:p>19:38:41.862</text:p>
          </table:table-cell>
          <table:table-cell table:formula="of:=[.B264]/[.G$1]" office:value-type="float" office:value="0.00935645354185832" calcext:value-type="float">
            <text:p>0.009356453541858</text:p>
          </table:table-cell>
          <table:table-cell table:formula="of:=[.E264]*1000" office:value-type="float" office:value="9.35645354185832" calcext:value-type="float">
            <text:p>9.35645354185832</text:p>
          </table:table-cell>
          <table:table-cell table:number-columns-repeated="1018"/>
        </table:table-row>
        <table:table-row table:style-name="ro1">
          <table:table-cell office:value-type="float" office:value="1475537923.16" calcext:value-type="float">
            <text:p>1475537923.16</text:p>
          </table:table-cell>
          <table:table-cell office:value-type="float" office:value="2.034404" calcext:value-type="float">
            <text:p>2.034404</text:p>
          </table:table-cell>
          <table:table-cell table:formula="of:=([.A265] / 86400) + 25569" office:value-type="date" office:date-value="2016-10-03T23:38:43.16" calcext:value-type="date">
            <text:p>2016-10-03 23:38:43.160</text:p>
          </table:table-cell>
          <table:table-cell table:formula="of:=[.C265]-(4/24)" office:value-type="time" office:time-value="PT1023523H38M43.160000145S" calcext:value-type="time">
            <text:p>19:38:43.160</text:p>
          </table:table-cell>
          <table:table-cell table:formula="of:=[.B265]/[.G$1]" office:value-type="float" office:value="0.00935788408463661" calcext:value-type="float">
            <text:p>0.009357884084637</text:p>
          </table:table-cell>
          <table:table-cell table:formula="of:=[.E265]*1000" office:value-type="float" office:value="9.35788408463661" calcext:value-type="float">
            <text:p>9.35788408463661</text:p>
          </table:table-cell>
          <table:table-cell table:number-columns-repeated="1018"/>
        </table:table-row>
        <table:table-row table:style-name="ro1">
          <table:table-cell office:value-type="float" office:value="1475537924.458" calcext:value-type="float">
            <text:p>1475537924.458</text:p>
          </table:table-cell>
          <table:table-cell office:value-type="float" office:value="1.979118" calcext:value-type="float">
            <text:p>1.979118</text:p>
          </table:table-cell>
          <table:table-cell table:formula="of:=([.A266] / 86400) + 25569" office:value-type="date" office:date-value="2016-10-03T23:38:44.458001" calcext:value-type="date">
            <text:p>2016-10-03 23:38:44.458</text:p>
          </table:table-cell>
          <table:table-cell table:formula="of:=[.C266]-(4/24)" office:value-type="time" office:time-value="PT1023523H38M44.457999878S" calcext:value-type="time">
            <text:p>19:38:44.458</text:p>
          </table:table-cell>
          <table:table-cell table:formula="of:=[.B266]/[.G$1]" office:value-type="float" office:value="0.00910357865685373" calcext:value-type="float">
            <text:p>0.009103578656854</text:p>
          </table:table-cell>
          <table:table-cell table:formula="of:=[.E266]*1000" office:value-type="float" office:value="9.10357865685373" calcext:value-type="float">
            <text:p>9.10357865685373</text:p>
          </table:table-cell>
          <table:table-cell table:number-columns-repeated="1018"/>
        </table:table-row>
        <table:table-row table:style-name="ro1">
          <table:table-cell office:value-type="float" office:value="1475537926.015" calcext:value-type="float">
            <text:p>1475537926.015</text:p>
          </table:table-cell>
          <table:table-cell office:value-type="float" office:value="1.868417" calcext:value-type="float">
            <text:p>1.868417</text:p>
          </table:table-cell>
          <table:table-cell table:formula="of:=([.A267] / 86400) + 25569" office:value-type="date" office:date-value="2016-10-03T23:38:46.015" calcext:value-type="date">
            <text:p>2016-10-03 23:38:46.015</text:p>
          </table:table-cell>
          <table:table-cell table:formula="of:=[.C267]-(4/24)" office:value-type="time" office:time-value="PT1023523H38M46.015000418S" calcext:value-type="time">
            <text:p>19:38:46.015</text:p>
          </table:table-cell>
          <table:table-cell table:formula="of:=[.B267]/[.G$1]" office:value-type="float" office:value="0.008594374425023" calcext:value-type="float">
            <text:p>0.008594374425023</text:p>
          </table:table-cell>
          <table:table-cell table:formula="of:=[.E267]*1000" office:value-type="float" office:value="8.594374425023" calcext:value-type="float">
            <text:p>8.594374425023</text:p>
          </table:table-cell>
          <table:table-cell table:number-columns-repeated="1018"/>
        </table:table-row>
        <table:table-row table:style-name="ro1">
          <table:table-cell office:value-type="float" office:value="1475537927.375" calcext:value-type="float">
            <text:p>1475537927.375</text:p>
          </table:table-cell>
          <table:table-cell office:value-type="float" office:value="1.826943" calcext:value-type="float">
            <text:p>1.826943</text:p>
          </table:table-cell>
          <table:table-cell table:formula="of:=([.A268] / 86400) + 25569" office:value-type="date" office:date-value="2016-10-03T23:38:47.375" calcext:value-type="date">
            <text:p>2016-10-03 23:38:47.375</text:p>
          </table:table-cell>
          <table:table-cell table:formula="of:=[.C268]-(4/24)" office:value-type="time" office:time-value="PT1023523H38M47.37500025S" calcext:value-type="time">
            <text:p>19:38:47.375</text:p>
          </table:table-cell>
          <table:table-cell table:formula="of:=[.B268]/[.G$1]" office:value-type="float" office:value="0.00840360165593376" calcext:value-type="float">
            <text:p>0.008403601655934</text:p>
          </table:table-cell>
          <table:table-cell table:formula="of:=[.E268]*1000" office:value-type="float" office:value="8.40360165593376" calcext:value-type="float">
            <text:p>8.40360165593376</text:p>
          </table:table-cell>
          <table:table-cell table:number-columns-repeated="1018"/>
        </table:table-row>
        <table:table-row table:style-name="ro1">
          <table:table-cell office:value-type="float" office:value="1475537928.705" calcext:value-type="float">
            <text:p>1475537928.705</text:p>
          </table:table-cell>
          <table:table-cell office:value-type="float" office:value="1.830057" calcext:value-type="float">
            <text:p>1.830057</text:p>
          </table:table-cell>
          <table:table-cell table:formula="of:=([.A269] / 86400) + 25569" office:value-type="date" office:date-value="2016-10-03T23:38:48.705" calcext:value-type="date">
            <text:p>2016-10-03 23:38:48.705</text:p>
          </table:table-cell>
          <table:table-cell table:formula="of:=[.C269]-(4/24)" office:value-type="time" office:time-value="PT1023523H38M48.704998735S" calcext:value-type="time">
            <text:p>19:38:48.705</text:p>
          </table:table-cell>
          <table:table-cell table:formula="of:=[.B269]/[.G$1]" office:value-type="float" office:value="0.00841792548298068" calcext:value-type="float">
            <text:p>0.008417925482981</text:p>
          </table:table-cell>
          <table:table-cell table:formula="of:=[.E269]*1000" office:value-type="float" office:value="8.41792548298068" calcext:value-type="float">
            <text:p>8.41792548298068</text:p>
          </table:table-cell>
          <table:table-cell table:number-columns-repeated="1018"/>
        </table:table-row>
        <table:table-row table:style-name="ro1">
          <table:table-cell office:value-type="float" office:value="1475537930" calcext:value-type="float">
            <text:p>1475537930</text:p>
          </table:table-cell>
          <table:table-cell office:value-type="float" office:value="1.784553" calcext:value-type="float">
            <text:p>1.784553</text:p>
          </table:table-cell>
          <table:table-cell table:formula="of:=([.A270] / 86400) + 25569" office:value-type="date" office:date-value="2016-10-03T23:38:50" calcext:value-type="date">
            <text:p>2016-10-03 23:38:50.000</text:p>
          </table:table-cell>
          <table:table-cell table:formula="of:=[.C270]-(4/24)" office:value-type="time" office:time-value="PT1023523H38M49.999999423S" calcext:value-type="time">
            <text:p>19:38:50.000</text:p>
          </table:table-cell>
          <table:table-cell table:formula="of:=[.B270]/[.G$1]" office:value-type="float" office:value="0.00820861545538178" calcext:value-type="float">
            <text:p>0.008208615455382</text:p>
          </table:table-cell>
          <table:table-cell table:formula="of:=[.E270]*1000" office:value-type="float" office:value="8.20861545538178" calcext:value-type="float">
            <text:p>8.20861545538178</text:p>
          </table:table-cell>
          <table:table-cell table:number-columns-repeated="1018"/>
        </table:table-row>
        <table:table-row table:style-name="ro1">
          <table:table-cell office:value-type="float" office:value="1475537931.296" calcext:value-type="float">
            <text:p>1475537931.296</text:p>
          </table:table-cell>
          <table:table-cell office:value-type="float" office:value="1.644065" calcext:value-type="float">
            <text:p>1.644065</text:p>
          </table:table-cell>
          <table:table-cell table:formula="of:=([.A271] / 86400) + 25569" office:value-type="date" office:date-value="2016-10-03T23:38:51.296" calcext:value-type="date">
            <text:p>2016-10-03 23:38:51.296</text:p>
          </table:table-cell>
          <table:table-cell table:formula="of:=[.C271]-(4/24)" office:value-type="time" office:time-value="PT1023523H38M51.296000071S" calcext:value-type="time">
            <text:p>19:38:51.296</text:p>
          </table:table-cell>
          <table:table-cell table:formula="of:=[.B271]/[.G$1]" office:value-type="float" office:value="0.00756239650413983" calcext:value-type="float">
            <text:p>0.00756239650414</text:p>
          </table:table-cell>
          <table:table-cell table:formula="of:=[.E271]*1000" office:value-type="float" office:value="7.56239650413983" calcext:value-type="float">
            <text:p>7.56239650413983</text:p>
          </table:table-cell>
          <table:table-cell table:number-columns-repeated="1018"/>
        </table:table-row>
        <table:table-row table:style-name="ro1">
          <table:table-cell office:value-type="float" office:value="1475537932.595" calcext:value-type="float">
            <text:p>1475537932.595</text:p>
          </table:table-cell>
          <table:table-cell office:value-type="float" office:value="1.527759" calcext:value-type="float">
            <text:p>1.527759</text:p>
          </table:table-cell>
          <table:table-cell table:formula="of:=([.A272] / 86400) + 25569" office:value-type="date" office:date-value="2016-10-03T23:38:52.595001" calcext:value-type="date">
            <text:p>2016-10-03 23:38:52.595</text:p>
          </table:table-cell>
          <table:table-cell table:formula="of:=[.C272]-(4/24)" office:value-type="time" office:time-value="PT1023523H38M52.595000183S" calcext:value-type="time">
            <text:p>19:38:52.595</text:p>
          </table:table-cell>
          <table:table-cell table:formula="of:=[.B272]/[.G$1]" office:value-type="float" office:value="0.00702741030358786" calcext:value-type="float">
            <text:p>0.007027410303588</text:p>
          </table:table-cell>
          <table:table-cell table:formula="of:=[.E272]*1000" office:value-type="float" office:value="7.02741030358786" calcext:value-type="float">
            <text:p>7.02741030358786</text:p>
          </table:table-cell>
          <table:table-cell table:number-columns-repeated="1018"/>
        </table:table-row>
        <table:table-row table:style-name="ro1">
          <table:table-cell office:value-type="float" office:value="1475537933.898" calcext:value-type="float">
            <text:p>1475537933.898</text:p>
          </table:table-cell>
          <table:table-cell office:value-type="float" office:value="1.52829" calcext:value-type="float">
            <text:p>1.52829</text:p>
          </table:table-cell>
          <table:table-cell table:formula="of:=([.A273] / 86400) + 25569" office:value-type="date" office:date-value="2016-10-03T23:38:53.898" calcext:value-type="date">
            <text:p>2016-10-03 23:38:53.898</text:p>
          </table:table-cell>
          <table:table-cell table:formula="of:=[.C273]-(4/24)" office:value-type="time" office:time-value="PT1023523H38M53.89800014S" calcext:value-type="time">
            <text:p>19:38:53.898</text:p>
          </table:table-cell>
          <table:table-cell table:formula="of:=[.B273]/[.G$1]" office:value-type="float" office:value="0.00702985280588776" calcext:value-type="float">
            <text:p>0.007029852805888</text:p>
          </table:table-cell>
          <table:table-cell table:formula="of:=[.E273]*1000" office:value-type="float" office:value="7.02985280588777" calcext:value-type="float">
            <text:p>7.02985280588777</text:p>
          </table:table-cell>
          <table:table-cell table:number-columns-repeated="1018"/>
        </table:table-row>
        <table:table-row table:style-name="ro1">
          <table:table-cell office:value-type="float" office:value="1475537935.195" calcext:value-type="float">
            <text:p>1475537935.195</text:p>
          </table:table-cell>
          <table:table-cell office:value-type="float" office:value="1.530799" calcext:value-type="float">
            <text:p>1.530799</text:p>
          </table:table-cell>
          <table:table-cell table:formula="of:=([.A274] / 86400) + 25569" office:value-type="date" office:date-value="2016-10-03T23:38:55.195" calcext:value-type="date">
            <text:p>2016-10-03 23:38:55.195</text:p>
          </table:table-cell>
          <table:table-cell table:formula="of:=[.C274]-(4/24)" office:value-type="time" office:time-value="PT1023523H38M55.195000749S" calcext:value-type="time">
            <text:p>19:38:55.195</text:p>
          </table:table-cell>
          <table:table-cell table:formula="of:=[.B274]/[.G$1]" office:value-type="float" office:value="0.00704139374425023" calcext:value-type="float">
            <text:p>0.00704139374425</text:p>
          </table:table-cell>
          <table:table-cell table:formula="of:=[.E274]*1000" office:value-type="float" office:value="7.04139374425023" calcext:value-type="float">
            <text:p>7.04139374425023</text:p>
          </table:table-cell>
          <table:table-cell table:number-columns-repeated="1018"/>
        </table:table-row>
        <table:table-row table:style-name="ro1">
          <table:table-cell office:value-type="float" office:value="1475537936.745" calcext:value-type="float">
            <text:p>1475537936.745</text:p>
          </table:table-cell>
          <table:table-cell office:value-type="float" office:value="1.539629" calcext:value-type="float">
            <text:p>1.539629</text:p>
          </table:table-cell>
          <table:table-cell table:formula="of:=([.A275] / 86400) + 25569" office:value-type="date" office:date-value="2016-10-03T23:38:56.744999" calcext:value-type="date">
            <text:p>2016-10-03 23:38:56.745</text:p>
          </table:table-cell>
          <table:table-cell table:formula="of:=[.C275]-(4/24)" office:value-type="time" office:time-value="PT1023523H38M56.744999886S" calcext:value-type="time">
            <text:p>19:38:56.745</text:p>
          </table:table-cell>
          <table:table-cell table:formula="of:=[.B275]/[.G$1]" office:value-type="float" office:value="0.00708201011959522" calcext:value-type="float">
            <text:p>0.007082010119595</text:p>
          </table:table-cell>
          <table:table-cell table:formula="of:=[.E275]*1000" office:value-type="float" office:value="7.08201011959522" calcext:value-type="float">
            <text:p>7.08201011959522</text:p>
          </table:table-cell>
          <table:table-cell table:number-columns-repeated="1018"/>
        </table:table-row>
        <table:table-row table:style-name="ro1">
          <table:table-cell office:value-type="float" office:value="1475537938.074" calcext:value-type="float">
            <text:p>1475537938.074</text:p>
          </table:table-cell>
          <table:table-cell office:value-type="float" office:value="1.552251" calcext:value-type="float">
            <text:p>1.552251</text:p>
          </table:table-cell>
          <table:table-cell table:formula="of:=([.A276] / 86400) + 25569" office:value-type="date" office:date-value="2016-10-03T23:38:58.074" calcext:value-type="date">
            <text:p>2016-10-03 23:38:58.074</text:p>
          </table:table-cell>
          <table:table-cell table:formula="of:=[.C276]-(4/24)" office:value-type="time" office:time-value="PT1023523H38M58.073997572S" calcext:value-type="time">
            <text:p>19:38:58.074</text:p>
          </table:table-cell>
          <table:table-cell table:formula="of:=[.B276]/[.G$1]" office:value-type="float" office:value="0.00714006899724011" calcext:value-type="float">
            <text:p>0.00714006899724</text:p>
          </table:table-cell>
          <table:table-cell table:formula="of:=[.E276]*1000" office:value-type="float" office:value="7.14006899724011" calcext:value-type="float">
            <text:p>7.14006899724011</text:p>
          </table:table-cell>
          <table:table-cell table:number-columns-repeated="1018"/>
        </table:table-row>
        <table:table-row table:style-name="ro1">
          <table:table-cell office:value-type="float" office:value="1475537939.372" calcext:value-type="float">
            <text:p>1475537939.372</text:p>
          </table:table-cell>
          <table:table-cell office:value-type="float" office:value="1.550547" calcext:value-type="float">
            <text:p>1.550547</text:p>
          </table:table-cell>
          <table:table-cell table:formula="of:=([.A277] / 86400) + 25569" office:value-type="date" office:date-value="2016-10-03T23:38:59.372" calcext:value-type="date">
            <text:p>2016-10-03 23:38:59.372</text:p>
          </table:table-cell>
          <table:table-cell table:formula="of:=[.C277]-(4/24)" office:value-type="time" office:time-value="PT1023523H38M59.371999819S" calcext:value-type="time">
            <text:p>19:38:59.372</text:p>
          </table:table-cell>
          <table:table-cell table:formula="of:=[.B277]/[.G$1]" office:value-type="float" office:value="0.00713223091076357" calcext:value-type="float">
            <text:p>0.007132230910764</text:p>
          </table:table-cell>
          <table:table-cell table:formula="of:=[.E277]*1000" office:value-type="float" office:value="7.13223091076357" calcext:value-type="float">
            <text:p>7.13223091076357</text:p>
          </table:table-cell>
          <table:table-cell table:number-columns-repeated="1018"/>
        </table:table-row>
        <table:table-row table:style-name="ro1">
          <table:table-cell office:value-type="float" office:value="1475537940.67" calcext:value-type="float">
            <text:p>1475537940.67</text:p>
          </table:table-cell>
          <table:table-cell office:value-type="float" office:value="1.547854" calcext:value-type="float">
            <text:p>1.547854</text:p>
          </table:table-cell>
          <table:table-cell table:formula="of:=([.A278] / 86400) + 25569" office:value-type="date" office:date-value="2016-10-03T23:39:00.67" calcext:value-type="date">
            <text:p>2016-10-03 23:39:00.670</text:p>
          </table:table-cell>
          <table:table-cell table:formula="of:=[.C278]-(4/24)" office:value-type="time" office:time-value="PT1023523H39M00.670000389S" calcext:value-type="time">
            <text:p>19:39:00.670</text:p>
          </table:table-cell>
          <table:table-cell table:formula="of:=[.B278]/[.G$1]" office:value-type="float" office:value="0.00711984360625575" calcext:value-type="float">
            <text:p>0.007119843606256</text:p>
          </table:table-cell>
          <table:table-cell table:formula="of:=[.E278]*1000" office:value-type="float" office:value="7.11984360625575" calcext:value-type="float">
            <text:p>7.11984360625575</text:p>
          </table:table-cell>
          <table:table-cell table:number-columns-repeated="1018"/>
        </table:table-row>
        <table:table-row table:style-name="ro1">
          <table:table-cell office:value-type="float" office:value="1475537941.968" calcext:value-type="float">
            <text:p>1475537941.968</text:p>
          </table:table-cell>
          <table:table-cell office:value-type="float" office:value="1.725163" calcext:value-type="float">
            <text:p>1.725163</text:p>
          </table:table-cell>
          <table:table-cell table:formula="of:=([.A279] / 86400) + 25569" office:value-type="date" office:date-value="2016-10-03T23:39:01.968" calcext:value-type="date">
            <text:p>2016-10-03 23:39:01.968</text:p>
          </table:table-cell>
          <table:table-cell table:formula="of:=[.C279]-(4/24)" office:value-type="time" office:time-value="PT1023523H39M01.968000541S" calcext:value-type="time">
            <text:p>19:39:01.968</text:p>
          </table:table-cell>
          <table:table-cell table:formula="of:=[.B279]/[.G$1]" office:value-type="float" office:value="0.00793543238270469" calcext:value-type="float">
            <text:p>0.007935432382705</text:p>
          </table:table-cell>
          <table:table-cell table:formula="of:=[.E279]*1000" office:value-type="float" office:value="7.93543238270469" calcext:value-type="float">
            <text:p>7.93543238270469</text:p>
          </table:table-cell>
          <table:table-cell table:number-columns-repeated="1018"/>
        </table:table-row>
        <table:table-row table:style-name="ro1">
          <table:table-cell office:value-type="float" office:value="1475537943.266" calcext:value-type="float">
            <text:p>1475537943.266</text:p>
          </table:table-cell>
          <table:table-cell office:value-type="float" office:value="1.933449" calcext:value-type="float">
            <text:p>1.933449</text:p>
          </table:table-cell>
          <table:table-cell table:formula="of:=([.A280] / 86400) + 25569" office:value-type="date" office:date-value="2016-10-03T23:39:03.266" calcext:value-type="date">
            <text:p>2016-10-03 23:39:03.266</text:p>
          </table:table-cell>
          <table:table-cell table:formula="of:=[.C280]-(4/24)" office:value-type="time" office:time-value="PT1023523H39M03.265999854S" calcext:value-type="time">
            <text:p>19:39:03.266</text:p>
          </table:table-cell>
          <table:table-cell table:formula="of:=[.B280]/[.G$1]" office:value-type="float" office:value="0.00889350965961362" calcext:value-type="float">
            <text:p>0.008893509659614</text:p>
          </table:table-cell>
          <table:table-cell table:formula="of:=[.E280]*1000" office:value-type="float" office:value="8.89350965961362" calcext:value-type="float">
            <text:p>8.89350965961362</text:p>
          </table:table-cell>
          <table:table-cell table:number-columns-repeated="1018"/>
        </table:table-row>
        <table:table-row table:style-name="ro1">
          <table:table-cell office:value-type="float" office:value="1475537944.563" calcext:value-type="float">
            <text:p>1475537944.563</text:p>
          </table:table-cell>
          <table:table-cell office:value-type="float" office:value="2.014088" calcext:value-type="float">
            <text:p>2.014088</text:p>
          </table:table-cell>
          <table:table-cell table:formula="of:=([.A281] / 86400) + 25569" office:value-type="date" office:date-value="2016-10-03T23:39:04.563" calcext:value-type="date">
            <text:p>2016-10-03 23:39:04.563</text:p>
          </table:table-cell>
          <table:table-cell table:formula="of:=[.C281]-(4/24)" office:value-type="time" office:time-value="PT1023523H39M04.563000044S" calcext:value-type="time">
            <text:p>19:39:04.563</text:p>
          </table:table-cell>
          <table:table-cell table:formula="of:=[.B281]/[.G$1]" office:value-type="float" office:value="0.00926443422263109" calcext:value-type="float">
            <text:p>0.009264434222631</text:p>
          </table:table-cell>
          <table:table-cell table:formula="of:=[.E281]*1000" office:value-type="float" office:value="9.26443422263109" calcext:value-type="float">
            <text:p>9.26443422263109</text:p>
          </table:table-cell>
          <table:table-cell table:number-columns-repeated="1018"/>
        </table:table-row>
        <table:table-row table:style-name="ro1">
          <table:table-cell office:value-type="float" office:value="1475537946.191" calcext:value-type="float">
            <text:p>1475537946.191</text:p>
          </table:table-cell>
          <table:table-cell office:value-type="float" office:value="2.012714" calcext:value-type="float">
            <text:p>2.012714</text:p>
          </table:table-cell>
          <table:table-cell table:formula="of:=([.A282] / 86400) + 25569" office:value-type="date" office:date-value="2016-10-03T23:39:06.191" calcext:value-type="date">
            <text:p>2016-10-03 23:39:06.191</text:p>
          </table:table-cell>
          <table:table-cell table:formula="of:=[.C282]-(4/24)" office:value-type="time" office:time-value="PT1023523H39M06.191000752S" calcext:value-type="time">
            <text:p>19:39:06.191</text:p>
          </table:table-cell>
          <table:table-cell table:formula="of:=[.B282]/[.G$1]" office:value-type="float" office:value="0.00925811407543698" calcext:value-type="float">
            <text:p>0.009258114075437</text:p>
          </table:table-cell>
          <table:table-cell table:formula="of:=[.E282]*1000" office:value-type="float" office:value="9.25811407543698" calcext:value-type="float">
            <text:p>9.25811407543698</text:p>
          </table:table-cell>
          <table:table-cell table:number-columns-repeated="1018"/>
        </table:table-row>
        <table:table-row table:style-name="ro1">
          <table:table-cell office:value-type="float" office:value="1475537946.91" calcext:value-type="float">
            <text:p>1475537946.91</text:p>
          </table:table-cell>
          <table:table-cell office:value-type="float" office:value="1.998902" calcext:value-type="float">
            <text:p>1.998902</text:p>
          </table:table-cell>
          <table:table-cell table:formula="of:=([.A283] / 86400) + 25569" office:value-type="date" office:date-value="2016-10-03T23:39:06.91" calcext:value-type="date">
            <text:p>2016-10-03 23:39:06.910</text:p>
          </table:table-cell>
          <table:table-cell table:formula="of:=[.C283]-(4/24)" office:value-type="time" office:time-value="PT1023523H39M06.910000406S" calcext:value-type="time">
            <text:p>19:39:06.910</text:p>
          </table:table-cell>
          <table:table-cell table:formula="of:=[.B283]/[.G$1]" office:value-type="float" office:value="0.00919458141674333" calcext:value-type="float">
            <text:p>0.009194581416743</text:p>
          </table:table-cell>
          <table:table-cell table:formula="of:=[.E283]*1000" office:value-type="float" office:value="9.19458141674333" calcext:value-type="float">
            <text:p>9.19458141674333</text:p>
          </table:table-cell>
          <table:table-cell table:number-columns-repeated="1018"/>
        </table:table-row>
        <table:table-row table:style-name="ro1">
          <table:table-cell office:value-type="float" office:value="1475537948.238" calcext:value-type="float">
            <text:p>1475537948.238</text:p>
          </table:table-cell>
          <table:table-cell office:value-type="float" office:value="1.888897" calcext:value-type="float">
            <text:p>1.888897</text:p>
          </table:table-cell>
          <table:table-cell table:formula="of:=([.A284] / 86400) + 25569" office:value-type="date" office:date-value="2016-10-03T23:39:08.238" calcext:value-type="date">
            <text:p>2016-10-03 23:39:08.238</text:p>
          </table:table-cell>
          <table:table-cell table:formula="of:=[.C284]-(4/24)" office:value-type="time" office:time-value="PT1023523H39M08.238000227S" calcext:value-type="time">
            <text:p>19:39:08.238</text:p>
          </table:table-cell>
          <table:table-cell table:formula="of:=[.B284]/[.G$1]" office:value-type="float" office:value="0.00868857865685373" calcext:value-type="float">
            <text:p>0.008688578656854</text:p>
          </table:table-cell>
          <table:table-cell table:formula="of:=[.E284]*1000" office:value-type="float" office:value="8.68857865685373" calcext:value-type="float">
            <text:p>8.68857865685373</text:p>
          </table:table-cell>
          <table:table-cell table:number-columns-repeated="1018"/>
        </table:table-row>
        <table:table-row table:style-name="ro1">
          <table:table-cell office:value-type="float" office:value="1475537949.536" calcext:value-type="float">
            <text:p>1475537949.536</text:p>
          </table:table-cell>
          <table:table-cell office:value-type="float" office:value="1.78001" calcext:value-type="float">
            <text:p>1.78001</text:p>
          </table:table-cell>
          <table:table-cell table:formula="of:=([.A285] / 86400) + 25569" office:value-type="date" office:date-value="2016-10-03T23:39:09.536001" calcext:value-type="date">
            <text:p>2016-10-03 23:39:09.536</text:p>
          </table:table-cell>
          <table:table-cell table:formula="of:=[.C285]-(4/24)" office:value-type="time" office:time-value="PT1023523H39M09.536000378S" calcext:value-type="time">
            <text:p>19:39:09.536</text:p>
          </table:table-cell>
          <table:table-cell table:formula="of:=[.B285]/[.G$1]" office:value-type="float" office:value="0.00818771849126035" calcext:value-type="float">
            <text:p>0.00818771849126</text:p>
          </table:table-cell>
          <table:table-cell table:formula="of:=[.E285]*1000" office:value-type="float" office:value="8.18771849126035" calcext:value-type="float">
            <text:p>8.18771849126035</text:p>
          </table:table-cell>
          <table:table-cell table:number-columns-repeated="1018"/>
        </table:table-row>
        <table:table-row table:style-name="ro1">
          <table:table-cell office:value-type="float" office:value="1475537950.835" calcext:value-type="float">
            <text:p>1475537950.835</text:p>
          </table:table-cell>
          <table:table-cell office:value-type="float" office:value="1.762772" calcext:value-type="float">
            <text:p>1.762772</text:p>
          </table:table-cell>
          <table:table-cell table:formula="of:=([.A286] / 86400) + 25569" office:value-type="date" office:date-value="2016-10-03T23:39:10.835" calcext:value-type="date">
            <text:p>2016-10-03 23:39:10.835</text:p>
          </table:table-cell>
          <table:table-cell table:formula="of:=[.C286]-(4/24)" office:value-type="time" office:time-value="PT1023523H39M10.83500091S" calcext:value-type="time">
            <text:p>19:39:10.835</text:p>
          </table:table-cell>
          <table:table-cell table:formula="of:=[.B286]/[.G$1]" office:value-type="float" office:value="0.00810842686292548" calcext:value-type="float">
            <text:p>0.008108426862925</text:p>
          </table:table-cell>
          <table:table-cell table:formula="of:=[.E286]*1000" office:value-type="float" office:value="8.10842686292548" calcext:value-type="float">
            <text:p>8.10842686292548</text:p>
          </table:table-cell>
          <table:table-cell table:number-columns-repeated="1018"/>
        </table:table-row>
        <table:table-row table:style-name="ro1">
          <table:table-cell office:value-type="float" office:value="1475537952.133" calcext:value-type="float">
            <text:p>1475537952.133</text:p>
          </table:table-cell>
          <table:table-cell office:value-type="float" office:value="1.76028" calcext:value-type="float">
            <text:p>1.76028</text:p>
          </table:table-cell>
          <table:table-cell table:formula="of:=([.A287] / 86400) + 25569" office:value-type="date" office:date-value="2016-10-03T23:39:12.133001" calcext:value-type="date">
            <text:p>2016-10-03 23:39:12.133</text:p>
          </table:table-cell>
          <table:table-cell table:formula="of:=[.C287]-(4/24)" office:value-type="time" office:time-value="PT1023523H39M12.133000223S" calcext:value-type="time">
            <text:p>19:39:12.133</text:p>
          </table:table-cell>
          <table:table-cell table:formula="of:=[.B287]/[.G$1]" office:value-type="float" office:value="0.00809696412143514" calcext:value-type="float">
            <text:p>0.008096964121435</text:p>
          </table:table-cell>
          <table:table-cell table:formula="of:=[.E287]*1000" office:value-type="float" office:value="8.09696412143514" calcext:value-type="float">
            <text:p>8.09696412143514</text:p>
          </table:table-cell>
          <table:table-cell table:number-columns-repeated="1018"/>
        </table:table-row>
        <table:table-row table:style-name="ro1">
          <table:table-cell office:value-type="float" office:value="1475537953.431" calcext:value-type="float">
            <text:p>1475537953.431</text:p>
          </table:table-cell>
          <table:table-cell office:value-type="float" office:value="1.818864" calcext:value-type="float">
            <text:p>1.818864</text:p>
          </table:table-cell>
          <table:table-cell table:formula="of:=([.A288] / 86400) + 25569" office:value-type="date" office:date-value="2016-10-03T23:39:13.431" calcext:value-type="date">
            <text:p>2016-10-03 23:39:13.431</text:p>
          </table:table-cell>
          <table:table-cell table:formula="of:=[.C288]-(4/24)" office:value-type="time" office:time-value="PT1023523H39M13.430999117S" calcext:value-type="time">
            <text:p>19:39:13.431</text:p>
          </table:table-cell>
          <table:table-cell table:formula="of:=[.B288]/[.G$1]" office:value-type="float" office:value="0.0083664397424103" calcext:value-type="float">
            <text:p>0.00836643974241</text:p>
          </table:table-cell>
          <table:table-cell table:formula="of:=[.E288]*1000" office:value-type="float" office:value="8.3664397424103" calcext:value-type="float">
            <text:p>8.3664397424103</text:p>
          </table:table-cell>
          <table:table-cell table:number-columns-repeated="1018"/>
        </table:table-row>
        <table:table-row table:style-name="ro1">
          <table:table-cell office:value-type="float" office:value="1475537954.731" calcext:value-type="float">
            <text:p>1475537954.731</text:p>
          </table:table-cell>
          <table:table-cell office:value-type="float" office:value="1.903864" calcext:value-type="float">
            <text:p>1.903864</text:p>
          </table:table-cell>
          <table:table-cell table:formula="of:=([.A289] / 86400) + 25569" office:value-type="date" office:date-value="2016-10-03T23:39:14.731001" calcext:value-type="date">
            <text:p>2016-10-03 23:39:14.731</text:p>
          </table:table-cell>
          <table:table-cell table:formula="of:=[.C289]-(4/24)" office:value-type="time" office:time-value="PT1023523H39M14.731000029S" calcext:value-type="time">
            <text:p>19:39:14.731</text:p>
          </table:table-cell>
          <table:table-cell table:formula="of:=[.B289]/[.G$1]" office:value-type="float" office:value="0.00875742410303588" calcext:value-type="float">
            <text:p>0.008757424103036</text:p>
          </table:table-cell>
          <table:table-cell table:formula="of:=[.E289]*1000" office:value-type="float" office:value="8.75742410303588" calcext:value-type="float">
            <text:p>8.75742410303588</text:p>
          </table:table-cell>
          <table:table-cell table:number-columns-repeated="1018"/>
        </table:table-row>
        <table:table-row table:style-name="ro1">
          <table:table-cell office:value-type="float" office:value="1475537956.283" calcext:value-type="float">
            <text:p>1475537956.283</text:p>
          </table:table-cell>
          <table:table-cell office:value-type="float" office:value="1.950449" calcext:value-type="float">
            <text:p>1.950449</text:p>
          </table:table-cell>
          <table:table-cell table:formula="of:=([.A290] / 86400) + 25569" office:value-type="date" office:date-value="2016-10-03T23:39:16.283" calcext:value-type="date">
            <text:p>2016-10-03 23:39:16.283</text:p>
          </table:table-cell>
          <table:table-cell table:formula="of:=[.C290]-(4/24)" office:value-type="time" office:time-value="PT1023523H39M16.283000344S" calcext:value-type="time">
            <text:p>19:39:16.283</text:p>
          </table:table-cell>
          <table:table-cell table:formula="of:=[.B290]/[.G$1]" office:value-type="float" office:value="0.00897170653173873" calcext:value-type="float">
            <text:p>0.008971706531739</text:p>
          </table:table-cell>
          <table:table-cell table:formula="of:=[.E290]*1000" office:value-type="float" office:value="8.97170653173873" calcext:value-type="float">
            <text:p>8.97170653173873</text:p>
          </table:table-cell>
          <table:table-cell table:number-columns-repeated="1018"/>
        </table:table-row>
        <table:table-row table:style-name="ro1">
          <table:table-cell office:value-type="float" office:value="1475537957.645" calcext:value-type="float">
            <text:p>1475537957.645</text:p>
          </table:table-cell>
          <table:table-cell office:value-type="float" office:value="1.95065" calcext:value-type="float">
            <text:p>1.95065</text:p>
          </table:table-cell>
          <table:table-cell table:formula="of:=([.A291] / 86400) + 25569" office:value-type="date" office:date-value="2016-10-03T23:39:17.645002" calcext:value-type="date">
            <text:p>2016-10-03 23:39:17.645</text:p>
          </table:table-cell>
          <table:table-cell table:formula="of:=[.C291]-(4/24)" office:value-type="time" office:time-value="PT1023523H39M17.645000098S" calcext:value-type="time">
            <text:p>19:39:17.645</text:p>
          </table:table-cell>
          <table:table-cell table:formula="of:=[.B291]/[.G$1]" office:value-type="float" office:value="0.00897263109475621" calcext:value-type="float">
            <text:p>0.008972631094756</text:p>
          </table:table-cell>
          <table:table-cell table:formula="of:=[.E291]*1000" office:value-type="float" office:value="8.97263109475621" calcext:value-type="float">
            <text:p>8.97263109475621</text:p>
          </table:table-cell>
          <table:table-cell table:number-columns-repeated="1018"/>
        </table:table-row>
        <table:table-row table:style-name="ro1">
          <table:table-cell office:value-type="float" office:value="1475537958.975" calcext:value-type="float">
            <text:p>1475537958.975</text:p>
          </table:table-cell>
          <table:table-cell office:value-type="float" office:value="1.966899" calcext:value-type="float">
            <text:p>1.966899</text:p>
          </table:table-cell>
          <table:table-cell table:formula="of:=([.A292] / 86400) + 25569" office:value-type="date" office:date-value="2016-10-03T23:39:18.975" calcext:value-type="date">
            <text:p>2016-10-03 23:39:18.975</text:p>
          </table:table-cell>
          <table:table-cell table:formula="of:=[.C292]-(4/24)" office:value-type="time" office:time-value="PT1023523H39M18.974999003S" calcext:value-type="time">
            <text:p>19:39:18.975</text:p>
          </table:table-cell>
          <table:table-cell table:formula="of:=[.B292]/[.G$1]" office:value-type="float" office:value="0.0090473735050598" calcext:value-type="float">
            <text:p>0.00904737350506</text:p>
          </table:table-cell>
          <table:table-cell table:formula="of:=[.E292]*1000" office:value-type="float" office:value="9.0473735050598" calcext:value-type="float">
            <text:p>9.0473735050598</text:p>
          </table:table-cell>
          <table:table-cell table:number-columns-repeated="1018"/>
        </table:table-row>
        <table:table-row table:style-name="ro1">
          <table:table-cell office:value-type="float" office:value="1475537960.271" calcext:value-type="float">
            <text:p>1475537960.271</text:p>
          </table:table-cell>
          <table:table-cell office:value-type="float" office:value="2.005094" calcext:value-type="float">
            <text:p>2.005094</text:p>
          </table:table-cell>
          <table:table-cell table:formula="of:=([.A293] / 86400) + 25569" office:value-type="date" office:date-value="2016-10-03T23:39:20.271" calcext:value-type="date">
            <text:p>2016-10-03 23:39:20.271</text:p>
          </table:table-cell>
          <table:table-cell table:formula="of:=[.C293]-(4/24)" office:value-type="time" office:time-value="PT1023523H39M20.270999651S" calcext:value-type="time">
            <text:p>19:39:20.271</text:p>
          </table:table-cell>
          <table:table-cell table:formula="of:=[.B293]/[.G$1]" office:value-type="float" office:value="0.0092230634774609" calcext:value-type="float">
            <text:p>0.009223063477461</text:p>
          </table:table-cell>
          <table:table-cell table:formula="of:=[.E293]*1000" office:value-type="float" office:value="9.2230634774609" calcext:value-type="float">
            <text:p>9.2230634774609</text:p>
          </table:table-cell>
          <table:table-cell table:number-columns-repeated="1018"/>
        </table:table-row>
        <table:table-row table:style-name="ro1">
          <table:table-cell office:value-type="float" office:value="1475537961.57" calcext:value-type="float">
            <text:p>1475537961.57</text:p>
          </table:table-cell>
          <table:table-cell office:value-type="float" office:value="2.035668" calcext:value-type="float">
            <text:p>2.035668</text:p>
          </table:table-cell>
          <table:table-cell table:formula="of:=([.A294] / 86400) + 25569" office:value-type="date" office:date-value="2016-10-03T23:39:21.57" calcext:value-type="date">
            <text:p>2016-10-03 23:39:21.570</text:p>
          </table:table-cell>
          <table:table-cell table:formula="of:=[.C294]-(4/24)" office:value-type="time" office:time-value="PT1023523H39M21.570000183S" calcext:value-type="time">
            <text:p>19:39:21.570</text:p>
          </table:table-cell>
          <table:table-cell table:formula="of:=[.B294]/[.G$1]" office:value-type="float" office:value="0.00936369825206991" calcext:value-type="float">
            <text:p>0.00936369825207</text:p>
          </table:table-cell>
          <table:table-cell table:formula="of:=[.E294]*1000" office:value-type="float" office:value="9.36369825206991" calcext:value-type="float">
            <text:p>9.36369825206991</text:p>
          </table:table-cell>
          <table:table-cell table:number-columns-repeated="1018"/>
        </table:table-row>
        <table:table-row table:style-name="ro1">
          <table:table-cell office:value-type="float" office:value="1475537962.868" calcext:value-type="float">
            <text:p>1475537962.868</text:p>
          </table:table-cell>
          <table:table-cell office:value-type="float" office:value="2.03565" calcext:value-type="float">
            <text:p>2.03565</text:p>
          </table:table-cell>
          <table:table-cell table:formula="of:=([.A295] / 86400) + 25569" office:value-type="date" office:date-value="2016-10-03T23:39:22.868" calcext:value-type="date">
            <text:p>2016-10-03 23:39:22.868</text:p>
          </table:table-cell>
          <table:table-cell table:formula="of:=[.C295]-(4/24)" office:value-type="time" office:time-value="PT1023523H39M22.868000334S" calcext:value-type="time">
            <text:p>19:39:22.868</text:p>
          </table:table-cell>
          <table:table-cell table:formula="of:=[.B295]/[.G$1]" office:value-type="float" office:value="0.00936361545538179" calcext:value-type="float">
            <text:p>0.009363615455382</text:p>
          </table:table-cell>
          <table:table-cell table:formula="of:=[.E295]*1000" office:value-type="float" office:value="9.36361545538179" calcext:value-type="float">
            <text:p>9.36361545538179</text:p>
          </table:table-cell>
          <table:table-cell table:number-columns-repeated="1018"/>
        </table:table-row>
        <table:table-row table:style-name="ro1">
          <table:table-cell office:value-type="float" office:value="1475537964.166" calcext:value-type="float">
            <text:p>1475537964.166</text:p>
          </table:table-cell>
          <table:table-cell office:value-type="float" office:value="2.034221" calcext:value-type="float">
            <text:p>2.034221</text:p>
          </table:table-cell>
          <table:table-cell table:formula="of:=([.A296] / 86400) + 25569" office:value-type="date" office:date-value="2016-10-03T23:39:24.166" calcext:value-type="date">
            <text:p>2016-10-03 23:39:24.166</text:p>
          </table:table-cell>
          <table:table-cell table:formula="of:=[.C296]-(4/24)" office:value-type="time" office:time-value="PT1023523H39M24.165999228S" calcext:value-type="time">
            <text:p>19:39:24.166</text:p>
          </table:table-cell>
          <table:table-cell table:formula="of:=[.B296]/[.G$1]" office:value-type="float" office:value="0.00935704231830727" calcext:value-type="float">
            <text:p>0.009357042318307</text:p>
          </table:table-cell>
          <table:table-cell table:formula="of:=[.E296]*1000" office:value-type="float" office:value="9.35704231830727" calcext:value-type="float">
            <text:p>9.35704231830727</text:p>
          </table:table-cell>
          <table:table-cell table:number-columns-repeated="1018"/>
        </table:table-row>
        <table:table-row table:style-name="ro1">
          <table:table-cell office:value-type="float" office:value="1475537965.468" calcext:value-type="float">
            <text:p>1475537965.468</text:p>
          </table:table-cell>
          <table:table-cell office:value-type="float" office:value="1.95272" calcext:value-type="float">
            <text:p>1.95272</text:p>
          </table:table-cell>
          <table:table-cell table:formula="of:=([.A297] / 86400) + 25569" office:value-type="date" office:date-value="2016-10-03T23:39:25.468" calcext:value-type="date">
            <text:p>2016-10-03 23:39:25.468</text:p>
          </table:table-cell>
          <table:table-cell table:formula="of:=[.C297]-(4/24)" office:value-type="time" office:time-value="PT1023523H39M25.468000062S" calcext:value-type="time">
            <text:p>19:39:25.468</text:p>
          </table:table-cell>
          <table:table-cell table:formula="of:=[.B297]/[.G$1]" office:value-type="float" office:value="0.00898215271389145" calcext:value-type="float">
            <text:p>0.008982152713891</text:p>
          </table:table-cell>
          <table:table-cell table:formula="of:=[.E297]*1000" office:value-type="float" office:value="8.98215271389145" calcext:value-type="float">
            <text:p>8.98215271389145</text:p>
          </table:table-cell>
          <table:table-cell table:number-columns-repeated="1018"/>
        </table:table-row>
        <table:table-row table:style-name="ro1">
          <table:table-cell office:value-type="float" office:value="1475537967.018" calcext:value-type="float">
            <text:p>1475537967.018</text:p>
          </table:table-cell>
          <table:table-cell office:value-type="float" office:value="1.84233" calcext:value-type="float">
            <text:p>1.84233</text:p>
          </table:table-cell>
          <table:table-cell table:formula="of:=([.A298] / 86400) + 25569" office:value-type="date" office:date-value="2016-10-03T23:39:27.018" calcext:value-type="date">
            <text:p>2016-10-03 23:39:27.018</text:p>
          </table:table-cell>
          <table:table-cell table:formula="of:=[.C298]-(4/24)" office:value-type="time" office:time-value="PT1023523H39M27.018000036S" calcext:value-type="time">
            <text:p>19:39:27.018</text:p>
          </table:table-cell>
          <table:table-cell table:formula="of:=[.B298]/[.G$1]" office:value-type="float" office:value="0.00847437902483901" calcext:value-type="float">
            <text:p>0.008474379024839</text:p>
          </table:table-cell>
          <table:table-cell table:formula="of:=[.E298]*1000" office:value-type="float" office:value="8.47437902483901" calcext:value-type="float">
            <text:p>8.47437902483901</text:p>
          </table:table-cell>
          <table:table-cell table:number-columns-repeated="1018"/>
        </table:table-row>
        <table:table-row table:style-name="ro1">
          <table:table-cell office:value-type="float" office:value="1475537968.346" calcext:value-type="float">
            <text:p>1475537968.346</text:p>
          </table:table-cell>
          <table:table-cell office:value-type="float" office:value="1.827877" calcext:value-type="float">
            <text:p>1.827877</text:p>
          </table:table-cell>
          <table:table-cell table:formula="of:=([.A299] / 86400) + 25569" office:value-type="date" office:date-value="2016-10-03T23:39:28.346" calcext:value-type="date">
            <text:p>2016-10-03 23:39:28.346</text:p>
          </table:table-cell>
          <table:table-cell table:formula="of:=[.C299]-(4/24)" office:value-type="time" office:time-value="PT1023523H39M28.346000696S" calcext:value-type="time">
            <text:p>19:39:28.346</text:p>
          </table:table-cell>
          <table:table-cell table:formula="of:=[.B299]/[.G$1]" office:value-type="float" office:value="0.00840789788408464" calcext:value-type="float">
            <text:p>0.008407897884085</text:p>
          </table:table-cell>
          <table:table-cell table:formula="of:=[.E299]*1000" office:value-type="float" office:value="8.40789788408464" calcext:value-type="float">
            <text:p>8.40789788408464</text:p>
          </table:table-cell>
          <table:table-cell table:number-columns-repeated="1018"/>
        </table:table-row>
        <table:table-row table:style-name="ro1">
          <table:table-cell office:value-type="float" office:value="1475537969.644" calcext:value-type="float">
            <text:p>1475537969.644</text:p>
          </table:table-cell>
          <table:table-cell office:value-type="float" office:value="1.830222" calcext:value-type="float">
            <text:p>1.830222</text:p>
          </table:table-cell>
          <table:table-cell table:formula="of:=([.A300] / 86400) + 25569" office:value-type="date" office:date-value="2016-10-03T23:39:29.644" calcext:value-type="date">
            <text:p>2016-10-03 23:39:29.644</text:p>
          </table:table-cell>
          <table:table-cell table:formula="of:=[.C300]-(4/24)" office:value-type="time" office:time-value="PT1023523H39M29.64399959S" calcext:value-type="time">
            <text:p>19:39:29.644</text:p>
          </table:table-cell>
          <table:table-cell table:formula="of:=[.B300]/[.G$1]" office:value-type="float" office:value="0.0084186844526219" calcext:value-type="float">
            <text:p>0.008418684452622</text:p>
          </table:table-cell>
          <table:table-cell table:formula="of:=[.E300]*1000" office:value-type="float" office:value="8.4186844526219" calcext:value-type="float">
            <text:p>8.4186844526219</text:p>
          </table:table-cell>
          <table:table-cell table:number-columns-repeated="1018"/>
        </table:table-row>
        <table:table-row table:style-name="ro1">
          <table:table-cell office:value-type="float" office:value="1475537970.943" calcext:value-type="float">
            <text:p>1475537970.943</text:p>
          </table:table-cell>
          <table:table-cell office:value-type="float" office:value="1.750186" calcext:value-type="float">
            <text:p>1.750186</text:p>
          </table:table-cell>
          <table:table-cell table:formula="of:=([.A301] / 86400) + 25569" office:value-type="date" office:date-value="2016-10-03T23:39:30.943" calcext:value-type="date">
            <text:p>2016-10-03 23:39:30.943</text:p>
          </table:table-cell>
          <table:table-cell table:formula="of:=[.C301]-(4/24)" office:value-type="time" office:time-value="PT1023523H39M30.942999702S" calcext:value-type="time">
            <text:p>19:39:30.943</text:p>
          </table:table-cell>
          <table:table-cell table:formula="of:=[.B301]/[.G$1]" office:value-type="float" office:value="0.00805053357865685" calcext:value-type="float">
            <text:p>0.008050533578657</text:p>
          </table:table-cell>
          <table:table-cell table:formula="of:=[.E301]*1000" office:value-type="float" office:value="8.05053357865685" calcext:value-type="float">
            <text:p>8.05053357865685</text:p>
          </table:table-cell>
          <table:table-cell table:number-columns-repeated="1018"/>
        </table:table-row>
        <table:table-row table:style-name="ro1">
          <table:table-cell office:value-type="float" office:value="1475537972.241" calcext:value-type="float">
            <text:p>1475537972.241</text:p>
          </table:table-cell>
          <table:table-cell office:value-type="float" office:value="1.610725" calcext:value-type="float">
            <text:p>1.610725</text:p>
          </table:table-cell>
          <table:table-cell table:formula="of:=([.A302] / 86400) + 25569" office:value-type="date" office:date-value="2016-10-03T23:39:32.241" calcext:value-type="date">
            <text:p>2016-10-03 23:39:32.241</text:p>
          </table:table-cell>
          <table:table-cell table:formula="of:=[.C302]-(4/24)" office:value-type="time" office:time-value="PT1023523H39M32.241000272S" calcext:value-type="time">
            <text:p>19:39:32.241</text:p>
          </table:table-cell>
          <table:table-cell table:formula="of:=[.B302]/[.G$1]" office:value-type="float" office:value="0.00740903863845446" calcext:value-type="float">
            <text:p>0.007409038638454</text:p>
          </table:table-cell>
          <table:table-cell table:formula="of:=[.E302]*1000" office:value-type="float" office:value="7.40903863845446" calcext:value-type="float">
            <text:p>7.40903863845446</text:p>
          </table:table-cell>
          <table:table-cell table:number-columns-repeated="1018"/>
        </table:table-row>
        <table:table-row table:style-name="ro1">
          <table:table-cell office:value-type="float" office:value="1475537973.539" calcext:value-type="float">
            <text:p>1475537973.539</text:p>
          </table:table-cell>
          <table:table-cell office:value-type="float" office:value="1.526458" calcext:value-type="float">
            <text:p>1.526458</text:p>
          </table:table-cell>
          <table:table-cell table:formula="of:=([.A303] / 86400) + 25569" office:value-type="date" office:date-value="2016-10-03T23:39:33.539001" calcext:value-type="date">
            <text:p>2016-10-03 23:39:33.539</text:p>
          </table:table-cell>
          <table:table-cell table:formula="of:=[.C303]-(4/24)" office:value-type="time" office:time-value="PT1023523H39M33.539000005S" calcext:value-type="time">
            <text:p>19:39:33.539</text:p>
          </table:table-cell>
          <table:table-cell table:formula="of:=[.B303]/[.G$1]" office:value-type="float" office:value="0.00702142594296228" calcext:value-type="float">
            <text:p>0.007021425942962</text:p>
          </table:table-cell>
          <table:table-cell table:formula="of:=[.E303]*1000" office:value-type="float" office:value="7.02142594296228" calcext:value-type="float">
            <text:p>7.02142594296228</text:p>
          </table:table-cell>
          <table:table-cell table:number-columns-repeated="1018"/>
        </table:table-row>
        <table:table-row table:style-name="ro1">
          <table:table-cell office:value-type="float" office:value="1475537974.835" calcext:value-type="float">
            <text:p>1475537974.835</text:p>
          </table:table-cell>
          <table:table-cell office:value-type="float" office:value="1.52741" calcext:value-type="float">
            <text:p>1.52741</text:p>
          </table:table-cell>
          <table:table-cell table:formula="of:=([.A304] / 86400) + 25569" office:value-type="date" office:date-value="2016-10-03T23:39:34.835" calcext:value-type="date">
            <text:p>2016-10-03 23:39:34.835</text:p>
          </table:table-cell>
          <table:table-cell table:formula="of:=[.C304]-(4/24)" office:value-type="time" office:time-value="PT1023523H39M34.834998976S" calcext:value-type="time">
            <text:p>19:39:34.835</text:p>
          </table:table-cell>
          <table:table-cell table:formula="of:=[.B304]/[.G$1]" office:value-type="float" office:value="0.00702580496780129" calcext:value-type="float">
            <text:p>0.007025804967801</text:p>
          </table:table-cell>
          <table:table-cell table:formula="of:=[.E304]*1000" office:value-type="float" office:value="7.02580496780129" calcext:value-type="float">
            <text:p>7.02580496780129</text:p>
          </table:table-cell>
          <table:table-cell table:number-columns-repeated="1018"/>
        </table:table-row>
        <table:table-row table:style-name="ro1">
          <table:table-cell office:value-type="float" office:value="1475537976.463" calcext:value-type="float">
            <text:p>1475537976.463</text:p>
          </table:table-cell>
          <table:table-cell office:value-type="float" office:value="1.533309" calcext:value-type="float">
            <text:p>1.533309</text:p>
          </table:table-cell>
          <table:table-cell table:formula="of:=([.A305] / 86400) + 25569" office:value-type="date" office:date-value="2016-10-03T23:39:36.463" calcext:value-type="date">
            <text:p>2016-10-03 23:39:36.463</text:p>
          </table:table-cell>
          <table:table-cell table:formula="of:=[.C305]-(4/24)" office:value-type="time" office:time-value="PT1023523H39M36.463000523S" calcext:value-type="time">
            <text:p>19:39:36.463</text:p>
          </table:table-cell>
          <table:table-cell table:formula="of:=[.B305]/[.G$1]" office:value-type="float" office:value="0.0070529392824287" calcext:value-type="float">
            <text:p>0.007052939282429</text:p>
          </table:table-cell>
          <table:table-cell table:formula="of:=[.E305]*1000" office:value-type="float" office:value="7.0529392824287" calcext:value-type="float">
            <text:p>7.0529392824287</text:p>
          </table:table-cell>
          <table:table-cell table:number-columns-repeated="1018"/>
        </table:table-row>
        <table:table-row table:style-name="ro1">
          <table:table-cell office:value-type="float" office:value="1475537977.18" calcext:value-type="float">
            <text:p>1475537977.18</text:p>
          </table:table-cell>
          <table:table-cell office:value-type="float" office:value="1.537376" calcext:value-type="float">
            <text:p>1.537376</text:p>
          </table:table-cell>
          <table:table-cell table:formula="of:=([.A306] / 86400) + 25569" office:value-type="date" office:date-value="2016-10-03T23:39:37.18" calcext:value-type="date">
            <text:p>2016-10-03 23:39:37.180</text:p>
          </table:table-cell>
          <table:table-cell table:formula="of:=[.C306]-(4/24)" office:value-type="time" office:time-value="PT1023523H39M37.180000255S" calcext:value-type="time">
            <text:p>19:39:37.180</text:p>
          </table:table-cell>
          <table:table-cell table:formula="of:=[.B306]/[.G$1]" office:value-type="float" office:value="0.00707164673413064" calcext:value-type="float">
            <text:p>0.007071646734131</text:p>
          </table:table-cell>
          <table:table-cell table:formula="of:=[.E306]*1000" office:value-type="float" office:value="7.07164673413064" calcext:value-type="float">
            <text:p>7.07164673413064</text:p>
          </table:table-cell>
          <table:table-cell table:number-columns-repeated="1018"/>
        </table:table-row>
        <table:table-row table:style-name="ro1">
          <table:table-cell office:value-type="float" office:value="1475537978.508" calcext:value-type="float">
            <text:p>1475537978.508</text:p>
          </table:table-cell>
          <table:table-cell office:value-type="float" office:value="1.549301" calcext:value-type="float">
            <text:p>1.549301</text:p>
          </table:table-cell>
          <table:table-cell table:formula="of:=([.A307] / 86400) + 25569" office:value-type="date" office:date-value="2016-10-03T23:39:38.508" calcext:value-type="date">
            <text:p>2016-10-03 23:39:38.508</text:p>
          </table:table-cell>
          <table:table-cell table:formula="of:=[.C307]-(4/24)" office:value-type="time" office:time-value="PT1023523H39M38.508000076S" calcext:value-type="time">
            <text:p>19:39:38.508</text:p>
          </table:table-cell>
          <table:table-cell table:formula="of:=[.B307]/[.G$1]" office:value-type="float" office:value="0.0071264995400184" calcext:value-type="float">
            <text:p>0.007126499540018</text:p>
          </table:table-cell>
          <table:table-cell table:formula="of:=[.E307]*1000" office:value-type="float" office:value="7.1264995400184" calcext:value-type="float">
            <text:p>7.1264995400184</text:p>
          </table:table-cell>
          <table:table-cell table:number-columns-repeated="1018"/>
        </table:table-row>
        <table:table-row table:style-name="ro1">
          <table:table-cell office:value-type="float" office:value="1475537979.806" calcext:value-type="float">
            <text:p>1475537979.806</text:p>
          </table:table-cell>
          <table:table-cell office:value-type="float" office:value="1.548605" calcext:value-type="float">
            <text:p>1.548605</text:p>
          </table:table-cell>
          <table:table-cell table:formula="of:=([.A308] / 86400) + 25569" office:value-type="date" office:date-value="2016-10-03T23:39:39.806" calcext:value-type="date">
            <text:p>2016-10-03 23:39:39.806</text:p>
          </table:table-cell>
          <table:table-cell table:formula="of:=[.C308]-(4/24)" office:value-type="time" office:time-value="PT1023523H39M39.80599897S" calcext:value-type="time">
            <text:p>19:39:39.806</text:p>
          </table:table-cell>
          <table:table-cell table:formula="of:=[.B308]/[.G$1]" office:value-type="float" office:value="0.00712329806807728" calcext:value-type="float">
            <text:p>0.007123298068077</text:p>
          </table:table-cell>
          <table:table-cell table:formula="of:=[.E308]*1000" office:value-type="float" office:value="7.12329806807728" calcext:value-type="float">
            <text:p>7.12329806807728</text:p>
          </table:table-cell>
          <table:table-cell table:number-columns-repeated="1018"/>
        </table:table-row>
        <table:table-row table:style-name="ro1">
          <table:table-cell office:value-type="float" office:value="1475537981.11" calcext:value-type="float">
            <text:p>1475537981.11</text:p>
          </table:table-cell>
          <table:table-cell office:value-type="float" office:value="1.546719" calcext:value-type="float">
            <text:p>1.546719</text:p>
          </table:table-cell>
          <table:table-cell table:formula="of:=([.A309] / 86400) + 25569" office:value-type="date" office:date-value="2016-10-03T23:39:41.11" calcext:value-type="date">
            <text:p>2016-10-03 23:39:41.110</text:p>
          </table:table-cell>
          <table:table-cell table:formula="of:=[.C309]-(4/24)" office:value-type="time" office:time-value="PT1023523H39M41.110000145S" calcext:value-type="time">
            <text:p>19:39:41.110</text:p>
          </table:table-cell>
          <table:table-cell table:formula="of:=[.B309]/[.G$1]" office:value-type="float" office:value="0.0071146228150874" calcext:value-type="float">
            <text:p>0.007114622815087</text:p>
          </table:table-cell>
          <table:table-cell table:formula="of:=[.E309]*1000" office:value-type="float" office:value="7.1146228150874" calcext:value-type="float">
            <text:p>7.1146228150874</text:p>
          </table:table-cell>
          <table:table-cell table:number-columns-repeated="1018"/>
        </table:table-row>
        <table:table-row table:style-name="ro1">
          <table:table-cell office:value-type="float" office:value="1475537982.408" calcext:value-type="float">
            <text:p>1475537982.408</text:p>
          </table:table-cell>
          <table:table-cell office:value-type="float" office:value="1.691346" calcext:value-type="float">
            <text:p>1.691346</text:p>
          </table:table-cell>
          <table:table-cell table:formula="of:=([.A310] / 86400) + 25569" office:value-type="date" office:date-value="2016-10-03T23:39:42.408" calcext:value-type="date">
            <text:p>2016-10-03 23:39:42.408</text:p>
          </table:table-cell>
          <table:table-cell table:formula="of:=[.C310]-(4/24)" office:value-type="time" office:time-value="PT1023523H39M42.407999039S" calcext:value-type="time">
            <text:p>19:39:42.408</text:p>
          </table:table-cell>
          <table:table-cell table:formula="of:=[.B310]/[.G$1]" office:value-type="float" office:value="0.00777988040478381" calcext:value-type="float">
            <text:p>0.007779880404784</text:p>
          </table:table-cell>
          <table:table-cell table:formula="of:=[.E310]*1000" office:value-type="float" office:value="7.77988040478381" calcext:value-type="float">
            <text:p>7.77988040478381</text:p>
          </table:table-cell>
          <table:table-cell table:number-columns-repeated="1018"/>
        </table:table-row>
        <table:table-row table:style-name="ro1">
          <table:table-cell office:value-type="float" office:value="1475537983.705" calcext:value-type="float">
            <text:p>1475537983.705</text:p>
          </table:table-cell>
          <table:table-cell office:value-type="float" office:value="1.901409" calcext:value-type="float">
            <text:p>1.901409</text:p>
          </table:table-cell>
          <table:table-cell table:formula="of:=([.A311] / 86400) + 25569" office:value-type="date" office:date-value="2016-10-03T23:39:43.705" calcext:value-type="date">
            <text:p>2016-10-03 23:39:43.705</text:p>
          </table:table-cell>
          <table:table-cell table:formula="of:=[.C311]-(4/24)" office:value-type="time" office:time-value="PT1023523H39M43.705000067S" calcext:value-type="time">
            <text:p>19:39:43.705</text:p>
          </table:table-cell>
          <table:table-cell table:formula="of:=[.B311]/[.G$1]" office:value-type="float" office:value="0.00874613155473781" calcext:value-type="float">
            <text:p>0.008746131554738</text:p>
          </table:table-cell>
          <table:table-cell table:formula="of:=[.E311]*1000" office:value-type="float" office:value="8.74613155473781" calcext:value-type="float">
            <text:p>8.74613155473781</text:p>
          </table:table-cell>
          <table:table-cell table:number-columns-repeated="1018"/>
        </table:table-row>
        <table:table-row table:style-name="ro1">
          <table:table-cell office:value-type="float" office:value="1475537985.003" calcext:value-type="float">
            <text:p>1475537985.003</text:p>
          </table:table-cell>
          <table:table-cell office:value-type="float" office:value="2.014162" calcext:value-type="float">
            <text:p>2.014162</text:p>
          </table:table-cell>
          <table:table-cell table:formula="of:=([.A312] / 86400) + 25569" office:value-type="date" office:date-value="2016-10-03T23:39:45.003" calcext:value-type="date">
            <text:p>2016-10-03 23:39:45.003</text:p>
          </table:table-cell>
          <table:table-cell table:formula="of:=[.C312]-(4/24)" office:value-type="time" office:time-value="PT1023523H39M45.003000218S" calcext:value-type="time">
            <text:p>19:39:45.003</text:p>
          </table:table-cell>
          <table:table-cell table:formula="of:=[.B312]/[.G$1]" office:value-type="float" office:value="0.00926477460901564" calcext:value-type="float">
            <text:p>0.009264774609016</text:p>
          </table:table-cell>
          <table:table-cell table:formula="of:=[.E312]*1000" office:value-type="float" office:value="9.26477460901564" calcext:value-type="float">
            <text:p>9.26477460901564</text:p>
          </table:table-cell>
          <table:table-cell table:number-columns-repeated="1018"/>
        </table:table-row>
        <table:table-row table:style-name="ro1">
          <table:table-cell office:value-type="float" office:value="1475537986.553" calcext:value-type="float">
            <text:p>1475537986.553</text:p>
          </table:table-cell>
          <table:table-cell office:value-type="float" office:value="2.015462" calcext:value-type="float">
            <text:p>2.015462</text:p>
          </table:table-cell>
          <table:table-cell table:formula="of:=([.A313] / 86400) + 25569" office:value-type="date" office:date-value="2016-10-03T23:39:46.553" calcext:value-type="date">
            <text:p>2016-10-03 23:39:46.553</text:p>
          </table:table-cell>
          <table:table-cell table:formula="of:=[.C313]-(4/24)" office:value-type="time" office:time-value="PT1023523H39M46.553000193S" calcext:value-type="time">
            <text:p>19:39:46.553</text:p>
          </table:table-cell>
          <table:table-cell table:formula="of:=[.B313]/[.G$1]" office:value-type="float" office:value="0.00927075436982521" calcext:value-type="float">
            <text:p>0.009270754369825</text:p>
          </table:table-cell>
          <table:table-cell table:formula="of:=[.E313]*1000" office:value-type="float" office:value="9.27075436982521" calcext:value-type="float">
            <text:p>9.27075436982521</text:p>
          </table:table-cell>
          <table:table-cell table:number-columns-repeated="1018"/>
        </table:table-row>
        <table:table-row table:style-name="ro1">
          <table:table-cell office:value-type="float" office:value="1475537987.914" calcext:value-type="float">
            <text:p>1475537987.914</text:p>
          </table:table-cell>
          <table:table-cell office:value-type="float" office:value="1.971808" calcext:value-type="float">
            <text:p>1.971808</text:p>
          </table:table-cell>
          <table:table-cell table:formula="of:=([.A314] / 86400) + 25569" office:value-type="date" office:date-value="2016-10-03T23:39:47.914004" calcext:value-type="date">
            <text:p>2016-10-03 23:39:47.914</text:p>
          </table:table-cell>
          <table:table-cell table:formula="of:=[.C314]-(4/24)" office:value-type="time" office:time-value="PT1023523H39M47.913999986S" calcext:value-type="time">
            <text:p>19:39:47.914</text:p>
          </table:table-cell>
          <table:table-cell table:formula="of:=[.B314]/[.G$1]" office:value-type="float" office:value="0.00906995400183993" calcext:value-type="float">
            <text:p>0.00906995400184</text:p>
          </table:table-cell>
          <table:table-cell table:formula="of:=[.E314]*1000" office:value-type="float" office:value="9.06995400183993" calcext:value-type="float">
            <text:p>9.06995400183993</text:p>
          </table:table-cell>
          <table:table-cell table:number-columns-repeated="1018"/>
        </table:table-row>
        <table:table-row table:style-name="ro1">
          <table:table-cell office:value-type="float" office:value="1475537989.245" calcext:value-type="float">
            <text:p>1475537989.245</text:p>
          </table:table-cell>
          <table:table-cell office:value-type="float" office:value="1.858744" calcext:value-type="float">
            <text:p>1.858744</text:p>
          </table:table-cell>
          <table:table-cell table:formula="of:=([.A315] / 86400) + 25569" office:value-type="date" office:date-value="2016-10-03T23:39:49.245001" calcext:value-type="date">
            <text:p>2016-10-03 23:39:49.245</text:p>
          </table:table-cell>
          <table:table-cell table:formula="of:=[.C315]-(4/24)" office:value-type="time" office:time-value="PT1023523H39M49.245000109S" calcext:value-type="time">
            <text:p>19:39:49.245</text:p>
          </table:table-cell>
          <table:table-cell table:formula="of:=[.B315]/[.G$1]" office:value-type="float" office:value="0.00854988040478381" calcext:value-type="float">
            <text:p>0.008549880404784</text:p>
          </table:table-cell>
          <table:table-cell table:formula="of:=[.E315]*1000" office:value-type="float" office:value="8.54988040478381" calcext:value-type="float">
            <text:p>8.54988040478381</text:p>
          </table:table-cell>
          <table:table-cell table:number-columns-repeated="1018"/>
        </table:table-row>
        <table:table-row table:style-name="ro1">
          <table:table-cell office:value-type="float" office:value="1475537990.541" calcext:value-type="float">
            <text:p>1475537990.541</text:p>
          </table:table-cell>
          <table:table-cell office:value-type="float" office:value="1.769165" calcext:value-type="float">
            <text:p>1.769165</text:p>
          </table:table-cell>
          <table:table-cell table:formula="of:=([.A316] / 86400) + 25569" office:value-type="date" office:date-value="2016-10-03T23:39:50.541" calcext:value-type="date">
            <text:p>2016-10-03 23:39:50.541</text:p>
          </table:table-cell>
          <table:table-cell table:formula="of:=[.C316]-(4/24)" office:value-type="time" office:time-value="PT1023523H39M50.540999081S" calcext:value-type="time">
            <text:p>19:39:50.541</text:p>
          </table:table-cell>
          <table:table-cell table:formula="of:=[.B316]/[.G$1]" office:value-type="float" office:value="0.00813783348666053" calcext:value-type="float">
            <text:p>0.008137833486661</text:p>
          </table:table-cell>
          <table:table-cell table:formula="of:=[.E316]*1000" office:value-type="float" office:value="8.13783348666053" calcext:value-type="float">
            <text:p>8.13783348666053</text:p>
          </table:table-cell>
          <table:table-cell table:number-columns-repeated="1018"/>
        </table:table-row>
        <table:table-row table:style-name="ro1">
          <table:table-cell office:value-type="float" office:value="1475537991.84" calcext:value-type="float">
            <text:p>1475537991.84</text:p>
          </table:table-cell>
          <table:table-cell office:value-type="float" office:value="1.763065" calcext:value-type="float">
            <text:p>1.763065</text:p>
          </table:table-cell>
          <table:table-cell table:formula="of:=([.A317] / 86400) + 25569" office:value-type="date" office:date-value="2016-10-03T23:39:51.84" calcext:value-type="date">
            <text:p>2016-10-03 23:39:51.840</text:p>
          </table:table-cell>
          <table:table-cell table:formula="of:=[.C317]-(4/24)" office:value-type="time" office:time-value="PT1023523H39M51.839999193S" calcext:value-type="time">
            <text:p>19:39:51.840</text:p>
          </table:table-cell>
          <table:table-cell table:formula="of:=[.B317]/[.G$1]" office:value-type="float" office:value="0.00810977460901564" calcext:value-type="float">
            <text:p>0.008109774609016</text:p>
          </table:table-cell>
          <table:table-cell table:formula="of:=[.E317]*1000" office:value-type="float" office:value="8.10977460901564" calcext:value-type="float">
            <text:p>8.10977460901564</text:p>
          </table:table-cell>
          <table:table-cell table:number-columns-repeated="1018"/>
        </table:table-row>
        <table:table-row table:style-name="ro1">
          <table:table-cell office:value-type="float" office:value="1475537993.136" calcext:value-type="float">
            <text:p>1475537993.136</text:p>
          </table:table-cell>
          <table:table-cell office:value-type="float" office:value="1.762277" calcext:value-type="float">
            <text:p>1.762277</text:p>
          </table:table-cell>
          <table:table-cell table:formula="of:=([.A318] / 86400) + 25569" office:value-type="date" office:date-value="2016-10-03T23:39:53.136" calcext:value-type="date">
            <text:p>2016-10-03 23:39:53.136</text:p>
          </table:table-cell>
          <table:table-cell table:formula="of:=[.C318]-(4/24)" office:value-type="time" office:time-value="PT1023523H39M53.136000261S" calcext:value-type="time">
            <text:p>19:39:53.136</text:p>
          </table:table-cell>
          <table:table-cell table:formula="of:=[.B318]/[.G$1]" office:value-type="float" office:value="0.00810614995400184" calcext:value-type="float">
            <text:p>0.008106149954002</text:p>
          </table:table-cell>
          <table:table-cell table:formula="of:=[.E318]*1000" office:value-type="float" office:value="8.10614995400184" calcext:value-type="float">
            <text:p>8.10614995400184</text:p>
          </table:table-cell>
          <table:table-cell table:number-columns-repeated="1018"/>
        </table:table-row>
        <table:table-row table:style-name="ro1">
          <table:table-cell office:value-type="float" office:value="1475537994.435" calcext:value-type="float">
            <text:p>1475537994.435</text:p>
          </table:table-cell>
          <table:table-cell office:value-type="float" office:value="1.842221" calcext:value-type="float">
            <text:p>1.842221</text:p>
          </table:table-cell>
          <table:table-cell table:formula="of:=([.A319] / 86400) + 25569" office:value-type="date" office:date-value="2016-10-03T23:39:54.435" calcext:value-type="date">
            <text:p>2016-10-03 23:39:54.435</text:p>
          </table:table-cell>
          <table:table-cell table:formula="of:=[.C319]-(4/24)" office:value-type="time" office:time-value="PT1023523H39M54.435000792S" calcext:value-type="time">
            <text:p>19:39:54.435</text:p>
          </table:table-cell>
          <table:table-cell table:formula="of:=[.B319]/[.G$1]" office:value-type="float" office:value="0.0084738776448942" calcext:value-type="float">
            <text:p>0.008473877644894</text:p>
          </table:table-cell>
          <table:table-cell table:formula="of:=[.E319]*1000" office:value-type="float" office:value="8.4738776448942" calcext:value-type="float">
            <text:p>8.4738776448942</text:p>
          </table:table-cell>
          <table:table-cell table:number-columns-repeated="1018"/>
        </table:table-row>
        <table:table-row table:style-name="ro1">
          <table:table-cell office:value-type="float" office:value="1475537995.689" calcext:value-type="float">
            <text:p>1475537995.689</text:p>
          </table:table-cell>
          <table:table-cell office:value-type="float" office:value="1.924509" calcext:value-type="float">
            <text:p>1.924509</text:p>
          </table:table-cell>
          <table:table-cell table:formula="of:=([.A320] / 86400) + 25569" office:value-type="date" office:date-value="2016-10-03T23:39:55.689002" calcext:value-type="date">
            <text:p>2016-10-03 23:39:55.689</text:p>
          </table:table-cell>
          <table:table-cell table:formula="of:=[.C320]-(4/24)" office:value-type="time" office:time-value="PT1023523H39M55.689000143S" calcext:value-type="time">
            <text:p>19:39:55.689</text:p>
          </table:table-cell>
          <table:table-cell table:formula="of:=[.B320]/[.G$1]" office:value-type="float" office:value="0.00885238730450782" calcext:value-type="float">
            <text:p>0.008852387304508</text:p>
          </table:table-cell>
          <table:table-cell table:formula="of:=[.E320]*1000" office:value-type="float" office:value="8.85238730450782" calcext:value-type="float">
            <text:p>8.85238730450782</text:p>
          </table:table-cell>
          <table:table-cell table:number-columns-repeated="1018"/>
        </table:table-row>
        <table:table-row table:style-name="ro1">
          <table:table-cell office:value-type="float" office:value="1475537997.286" calcext:value-type="float">
            <text:p>1475537997.286</text:p>
          </table:table-cell>
          <table:table-cell office:value-type="float" office:value="1.949038" calcext:value-type="float">
            <text:p>1.949038</text:p>
          </table:table-cell>
          <table:table-cell table:formula="of:=([.A321] / 86400) + 25569" office:value-type="date" office:date-value="2016-10-03T23:39:57.286" calcext:value-type="date">
            <text:p>2016-10-03 23:39:57.286</text:p>
          </table:table-cell>
          <table:table-cell table:formula="of:=[.C321]-(4/24)" office:value-type="time" office:time-value="PT1023523H39M57.285999544S" calcext:value-type="time">
            <text:p>19:39:57.286</text:p>
          </table:table-cell>
          <table:table-cell table:formula="of:=[.B321]/[.G$1]" office:value-type="float" office:value="0.00896521619135235" calcext:value-type="float">
            <text:p>0.008965216191352</text:p>
          </table:table-cell>
          <table:table-cell table:formula="of:=[.E321]*1000" office:value-type="float" office:value="8.96521619135235" calcext:value-type="float">
            <text:p>8.96521619135235</text:p>
          </table:table-cell>
          <table:table-cell table:number-columns-repeated="1018"/>
        </table:table-row>
        <table:table-row table:style-name="ro1">
          <table:table-cell office:value-type="float" office:value="1475537998.615" calcext:value-type="float">
            <text:p>1475537998.615</text:p>
          </table:table-cell>
          <table:table-cell office:value-type="float" office:value="1.94924" calcext:value-type="float">
            <text:p>1.94924</text:p>
          </table:table-cell>
          <table:table-cell table:formula="of:=([.A322] / 86400) + 25569" office:value-type="date" office:date-value="2016-10-03T23:39:58.615" calcext:value-type="date">
            <text:p>2016-10-03 23:39:58.615</text:p>
          </table:table-cell>
          <table:table-cell table:formula="of:=[.C322]-(4/24)" office:value-type="time" office:time-value="PT1023523H39M58.614999745S" calcext:value-type="time">
            <text:p>19:39:58.615</text:p>
          </table:table-cell>
          <table:table-cell table:formula="of:=[.B322]/[.G$1]" office:value-type="float" office:value="0.00896614535418583" calcext:value-type="float">
            <text:p>0.008966145354186</text:p>
          </table:table-cell>
          <table:table-cell table:formula="of:=[.E322]*1000" office:value-type="float" office:value="8.96614535418583" calcext:value-type="float">
            <text:p>8.96614535418583</text:p>
          </table:table-cell>
          <table:table-cell table:number-columns-repeated="1018"/>
        </table:table-row>
        <table:table-row table:style-name="ro1">
          <table:table-cell office:value-type="float" office:value="1475537999.913" calcext:value-type="float">
            <text:p>1475537999.913</text:p>
          </table:table-cell>
          <table:table-cell office:value-type="float" office:value="1.976003" calcext:value-type="float">
            <text:p>1.976003</text:p>
          </table:table-cell>
          <table:table-cell table:formula="of:=([.A323] / 86400) + 25569" office:value-type="date" office:date-value="2016-10-03T23:39:59.913" calcext:value-type="date">
            <text:p>2016-10-03 23:39:59.913</text:p>
          </table:table-cell>
          <table:table-cell table:formula="of:=[.C323]-(4/24)" office:value-type="time" office:time-value="PT1023523H39M59.913000315S" calcext:value-type="time">
            <text:p>19:39:59.913</text:p>
          </table:table-cell>
          <table:table-cell table:formula="of:=[.B323]/[.G$1]" office:value-type="float" office:value="0.0090892502299908" calcext:value-type="float">
            <text:p>0.009089250229991</text:p>
          </table:table-cell>
          <table:table-cell table:formula="of:=[.E323]*1000" office:value-type="float" office:value="9.0892502299908" calcext:value-type="float">
            <text:p>9.0892502299908</text:p>
          </table:table-cell>
          <table:table-cell table:number-columns-repeated="1018"/>
        </table:table-row>
        <table:table-row table:style-name="ro1">
          <table:table-cell office:value-type="float" office:value="1475538001.211" calcext:value-type="float">
            <text:p>1475538001.211</text:p>
          </table:table-cell>
          <table:table-cell office:value-type="float" office:value="2.014015" calcext:value-type="float">
            <text:p>2.014015</text:p>
          </table:table-cell>
          <table:table-cell table:formula="of:=([.A324] / 86400) + 25569" office:value-type="date" office:date-value="2016-10-03T23:40:01.211004" calcext:value-type="date">
            <text:p>2016-10-03 23:40:01.211</text:p>
          </table:table-cell>
          <table:table-cell table:formula="of:=[.C324]-(4/24)" office:value-type="time" office:time-value="PT1023523H40M01.211000467S" calcext:value-type="time">
            <text:p>19:40:01.211</text:p>
          </table:table-cell>
          <table:table-cell table:formula="of:=[.B324]/[.G$1]" office:value-type="float" office:value="0.00926409843606256" calcext:value-type="float">
            <text:p>0.009264098436063</text:p>
          </table:table-cell>
          <table:table-cell table:formula="of:=[.E324]*1000" office:value-type="float" office:value="9.26409843606256" calcext:value-type="float">
            <text:p>9.26409843606256</text:p>
          </table:table-cell>
          <table:table-cell table:number-columns-repeated="1018"/>
        </table:table-row>
        <table:table-row table:style-name="ro1">
          <table:table-cell office:value-type="float" office:value="1475538002.508" calcext:value-type="float">
            <text:p>1475538002.508</text:p>
          </table:table-cell>
          <table:table-cell office:value-type="float" office:value="2.035943" calcext:value-type="float">
            <text:p>2.035943</text:p>
          </table:table-cell>
          <table:table-cell table:formula="of:=([.A325] / 86400) + 25569" office:value-type="date" office:date-value="2016-10-03T23:40:02.508" calcext:value-type="date">
            <text:p>2016-10-03 23:40:02.508</text:p>
          </table:table-cell>
          <table:table-cell table:formula="of:=[.C325]-(4/24)" office:value-type="time" office:time-value="PT1023523H40M02.508000657S" calcext:value-type="time">
            <text:p>19:40:02.508</text:p>
          </table:table-cell>
          <table:table-cell table:formula="of:=[.B325]/[.G$1]" office:value-type="float" office:value="0.00936496320147194" calcext:value-type="float">
            <text:p>0.009364963201472</text:p>
          </table:table-cell>
          <table:table-cell table:formula="of:=[.E325]*1000" office:value-type="float" office:value="9.36496320147194" calcext:value-type="float">
            <text:p>9.36496320147194</text:p>
          </table:table-cell>
          <table:table-cell table:number-columns-repeated="1018"/>
        </table:table-row>
        <table:table-row table:style-name="ro1">
          <table:table-cell office:value-type="float" office:value="1475538003.808" calcext:value-type="float">
            <text:p>1475538003.808</text:p>
          </table:table-cell>
          <table:table-cell office:value-type="float" office:value="2.036053" calcext:value-type="float">
            <text:p>2.036053</text:p>
          </table:table-cell>
          <table:table-cell table:formula="of:=([.A326] / 86400) + 25569" office:value-type="date" office:date-value="2016-10-03T23:40:03.808001" calcext:value-type="date">
            <text:p>2016-10-03 23:40:03.808</text:p>
          </table:table-cell>
          <table:table-cell table:formula="of:=[.C326]-(4/24)" office:value-type="time" office:time-value="PT1023523H40M03.808000311S" calcext:value-type="time">
            <text:p>19:40:03.808</text:p>
          </table:table-cell>
          <table:table-cell table:formula="of:=[.B326]/[.G$1]" office:value-type="float" office:value="0.00936546918123275" calcext:value-type="float">
            <text:p>0.009365469181233</text:p>
          </table:table-cell>
          <table:table-cell table:formula="of:=[.E326]*1000" office:value-type="float" office:value="9.36546918123275" calcext:value-type="float">
            <text:p>9.36546918123275</text:p>
          </table:table-cell>
          <table:table-cell table:number-columns-repeated="1018"/>
        </table:table-row>
        <table:table-row table:style-name="ro1">
          <table:table-cell office:value-type="float" office:value="1475538005.109" calcext:value-type="float">
            <text:p>1475538005.109</text:p>
          </table:table-cell>
          <table:table-cell office:value-type="float" office:value="2.021251" calcext:value-type="float">
            <text:p>2.021251</text:p>
          </table:table-cell>
          <table:table-cell table:formula="of:=([.A327] / 86400) + 25569" office:value-type="date" office:date-value="2016-10-03T23:40:05.109" calcext:value-type="date">
            <text:p>2016-10-03 23:40:05.109</text:p>
          </table:table-cell>
          <table:table-cell table:formula="of:=[.C327]-(4/24)" office:value-type="time" office:time-value="PT1023523H40M05.108999927S" calcext:value-type="time">
            <text:p>19:40:05.109</text:p>
          </table:table-cell>
          <table:table-cell table:formula="of:=[.B327]/[.G$1]" office:value-type="float" office:value="0.00929738270469181" calcext:value-type="float">
            <text:p>0.009297382704692</text:p>
          </table:table-cell>
          <table:table-cell table:formula="of:=[.E327]*1000" office:value-type="float" office:value="9.29738270469181" calcext:value-type="float">
            <text:p>9.29738270469181</text:p>
          </table:table-cell>
          <table:table-cell table:number-columns-repeated="1018"/>
        </table:table-row>
        <table:table-row table:style-name="ro1">
          <table:table-cell office:value-type="float" office:value="1475538006.732" calcext:value-type="float">
            <text:p>1475538006.732</text:p>
          </table:table-cell>
          <table:table-cell office:value-type="float" office:value="1.906025" calcext:value-type="float">
            <text:p>1.906025</text:p>
          </table:table-cell>
          <table:table-cell table:formula="of:=([.A328] / 86400) + 25569" office:value-type="date" office:date-value="2016-10-03T23:40:06.732" calcext:value-type="date">
            <text:p>2016-10-03 23:40:06.732</text:p>
          </table:table-cell>
          <table:table-cell table:formula="of:=[.C328]-(4/24)" office:value-type="time" office:time-value="PT1023523H40M06.732000411S" calcext:value-type="time">
            <text:p>19:40:06.732</text:p>
          </table:table-cell>
          <table:table-cell table:formula="of:=[.B328]/[.G$1]" office:value-type="float" office:value="0.00876736430542778" calcext:value-type="float">
            <text:p>0.008767364305428</text:p>
          </table:table-cell>
          <table:table-cell table:formula="of:=[.E328]*1000" office:value-type="float" office:value="8.76736430542778" calcext:value-type="float">
            <text:p>8.76736430542778</text:p>
          </table:table-cell>
          <table:table-cell table:number-columns-repeated="1018"/>
        </table:table-row>
        <table:table-row table:style-name="ro1">
          <table:table-cell office:value-type="float" office:value="1475538008.061" calcext:value-type="float">
            <text:p>1475538008.061</text:p>
          </table:table-cell>
          <table:table-cell office:value-type="float" office:value="1.827694" calcext:value-type="float">
            <text:p>1.827694</text:p>
          </table:table-cell>
          <table:table-cell table:formula="of:=([.A329] / 86400) + 25569" office:value-type="date" office:date-value="2016-10-03T23:40:08.061" calcext:value-type="date">
            <text:p>2016-10-03 23:40:08.061</text:p>
          </table:table-cell>
          <table:table-cell table:formula="of:=[.C329]-(4/24)" office:value-type="time" office:time-value="PT1023523H40M08.061000612S" calcext:value-type="time">
            <text:p>19:40:08.061</text:p>
          </table:table-cell>
          <table:table-cell table:formula="of:=[.B329]/[.G$1]" office:value-type="float" office:value="0.00840705611775529" calcext:value-type="float">
            <text:p>0.008407056117755</text:p>
          </table:table-cell>
          <table:table-cell table:formula="of:=[.E329]*1000" office:value-type="float" office:value="8.40705611775529" calcext:value-type="float">
            <text:p>8.40705611775529</text:p>
          </table:table-cell>
          <table:table-cell table:number-columns-repeated="1018"/>
        </table:table-row>
        <table:table-row table:style-name="ro1">
          <table:table-cell office:value-type="float" office:value="1475538009.36" calcext:value-type="float">
            <text:p>1475538009.36</text:p>
          </table:table-cell>
          <table:table-cell office:value-type="float" office:value="1.828683" calcext:value-type="float">
            <text:p>1.828683</text:p>
          </table:table-cell>
          <table:table-cell table:formula="of:=([.A330] / 86400) + 25569" office:value-type="date" office:date-value="2016-10-03T23:40:09.360002" calcext:value-type="date">
            <text:p>2016-10-03 23:40:09.360</text:p>
          </table:table-cell>
          <table:table-cell table:formula="of:=[.C330]-(4/24)" office:value-type="time" office:time-value="PT1023523H40M09.360000724S" calcext:value-type="time">
            <text:p>19:40:09.360</text:p>
          </table:table-cell>
          <table:table-cell table:formula="of:=[.B330]/[.G$1]" office:value-type="float" office:value="0.00841160533578657" calcext:value-type="float">
            <text:p>0.008411605335787</text:p>
          </table:table-cell>
          <table:table-cell table:formula="of:=[.E330]*1000" office:value-type="float" office:value="8.41160533578657" calcext:value-type="float">
            <text:p>8.41160533578657</text:p>
          </table:table-cell>
          <table:table-cell table:number-columns-repeated="1018"/>
        </table:table-row>
        <table:table-row table:style-name="ro1">
          <table:table-cell office:value-type="float" office:value="1475538010.658" calcext:value-type="float">
            <text:p>1475538010.658</text:p>
          </table:table-cell>
          <table:table-cell office:value-type="float" office:value="1.829342" calcext:value-type="float">
            <text:p>1.829342</text:p>
          </table:table-cell>
          <table:table-cell table:formula="of:=([.A331] / 86400) + 25569" office:value-type="date" office:date-value="2016-10-03T23:40:10.658" calcext:value-type="date">
            <text:p>2016-10-03 23:40:10.658</text:p>
          </table:table-cell>
          <table:table-cell table:formula="of:=[.C331]-(4/24)" office:value-type="time" office:time-value="PT1023523H40M10.657999618S" calcext:value-type="time">
            <text:p>19:40:10.658</text:p>
          </table:table-cell>
          <table:table-cell table:formula="of:=[.B331]/[.G$1]" office:value-type="float" office:value="0.00841463661453542" calcext:value-type="float">
            <text:p>0.008414636614535</text:p>
          </table:table-cell>
          <table:table-cell table:formula="of:=[.E331]*1000" office:value-type="float" office:value="8.41463661453542" calcext:value-type="float">
            <text:p>8.41463661453542</text:p>
          </table:table-cell>
          <table:table-cell table:number-columns-repeated="1018"/>
        </table:table-row>
        <table:table-row table:style-name="ro1">
          <table:table-cell office:value-type="float" office:value="1475538011.96" calcext:value-type="float">
            <text:p>1475538011.96</text:p>
          </table:table-cell>
          <table:table-cell office:value-type="float" office:value="1.703895" calcext:value-type="float">
            <text:p>1.703895</text:p>
          </table:table-cell>
          <table:table-cell table:formula="of:=([.A332] / 86400) + 25569" office:value-type="date" office:date-value="2016-10-03T23:40:11.96" calcext:value-type="date">
            <text:p>2016-10-03 23:40:11.960</text:p>
          </table:table-cell>
          <table:table-cell table:formula="of:=[.C332]-(4/24)" office:value-type="time" office:time-value="PT1023523H40M11.959999613S" calcext:value-type="time">
            <text:p>19:40:11.960</text:p>
          </table:table-cell>
          <table:table-cell table:formula="of:=[.B332]/[.G$1]" office:value-type="float" office:value="0.00783760349586017" calcext:value-type="float">
            <text:p>0.00783760349586</text:p>
          </table:table-cell>
          <table:table-cell table:formula="of:=[.E332]*1000" office:value-type="float" office:value="7.83760349586017" calcext:value-type="float">
            <text:p>7.83760349586017</text:p>
          </table:table-cell>
          <table:table-cell table:number-columns-repeated="1018"/>
        </table:table-row>
        <table:table-row table:style-name="ro1">
          <table:table-cell office:value-type="float" office:value="1475538013.258" calcext:value-type="float">
            <text:p>1475538013.258</text:p>
          </table:table-cell>
          <table:table-cell office:value-type="float" office:value="1.565092" calcext:value-type="float">
            <text:p>1.565092</text:p>
          </table:table-cell>
          <table:table-cell table:formula="of:=([.A333] / 86400) + 25569" office:value-type="date" office:date-value="2016-10-03T23:40:13.258" calcext:value-type="date">
            <text:p>2016-10-03 23:40:13.258</text:p>
          </table:table-cell>
          <table:table-cell table:formula="of:=[.C333]-(4/24)" office:value-type="time" office:time-value="PT1023523H40M13.258000184S" calcext:value-type="time">
            <text:p>19:40:13.258</text:p>
          </table:table-cell>
          <table:table-cell table:formula="of:=[.B333]/[.G$1]" office:value-type="float" office:value="0.00719913523459062" calcext:value-type="float">
            <text:p>0.007199135234591</text:p>
          </table:table-cell>
          <table:table-cell table:formula="of:=[.E333]*1000" office:value-type="float" office:value="7.19913523459062" calcext:value-type="float">
            <text:p>7.19913523459062</text:p>
          </table:table-cell>
          <table:table-cell table:number-columns-repeated="1018"/>
        </table:table-row>
        <table:table-row table:style-name="ro1">
          <table:table-cell office:value-type="float" office:value="1475538014.555" calcext:value-type="float">
            <text:p>1475538014.555</text:p>
          </table:table-cell>
          <table:table-cell office:value-type="float" office:value="1.524864" calcext:value-type="float">
            <text:p>1.524864</text:p>
          </table:table-cell>
          <table:table-cell table:formula="of:=([.A334] / 86400) + 25569" office:value-type="date" office:date-value="2016-10-03T23:40:14.555" calcext:value-type="date">
            <text:p>2016-10-03 23:40:14.555</text:p>
          </table:table-cell>
          <table:table-cell table:formula="of:=[.C334]-(4/24)" office:value-type="time" office:time-value="PT1023523H40M14.555001212S" calcext:value-type="time">
            <text:p>19:40:14.555</text:p>
          </table:table-cell>
          <table:table-cell table:formula="of:=[.B334]/[.G$1]" office:value-type="float" office:value="0.00701409383624655" calcext:value-type="float">
            <text:p>0.007014093836247</text:p>
          </table:table-cell>
          <table:table-cell table:formula="of:=[.E334]*1000" office:value-type="float" office:value="7.01409383624655" calcext:value-type="float">
            <text:p>7.01409383624655</text:p>
          </table:table-cell>
          <table:table-cell table:number-columns-repeated="1018"/>
        </table:table-row>
        <table:table-row table:style-name="ro1">
          <table:table-cell office:value-type="float" office:value="1475538015.854" calcext:value-type="float">
            <text:p>1475538015.854</text:p>
          </table:table-cell>
          <table:table-cell office:value-type="float" office:value="1.526018" calcext:value-type="float">
            <text:p>1.526018</text:p>
          </table:table-cell>
          <table:table-cell table:formula="of:=([.A335] / 86400) + 25569" office:value-type="date" office:date-value="2016-10-03T23:40:15.854" calcext:value-type="date">
            <text:p>2016-10-03 23:40:15.854</text:p>
          </table:table-cell>
          <table:table-cell table:formula="of:=[.C335]-(4/24)" office:value-type="time" office:time-value="PT1023523H40M15.854000486S" calcext:value-type="time">
            <text:p>19:40:15.854</text:p>
          </table:table-cell>
          <table:table-cell table:formula="of:=[.B335]/[.G$1]" office:value-type="float" office:value="0.00701940202391904" calcext:value-type="float">
            <text:p>0.007019402023919</text:p>
          </table:table-cell>
          <table:table-cell table:formula="of:=[.E335]*1000" office:value-type="float" office:value="7.01940202391904" calcext:value-type="float">
            <text:p>7.01940202391904</text:p>
          </table:table-cell>
          <table:table-cell table:number-columns-repeated="1018"/>
        </table:table-row>
        <table:table-row table:style-name="ro1">
          <table:table-cell office:value-type="float" office:value="1475538017.466" calcext:value-type="float">
            <text:p>1475538017.466</text:p>
          </table:table-cell>
          <table:table-cell office:value-type="float" office:value="1.534115" calcext:value-type="float">
            <text:p>1.534115</text:p>
          </table:table-cell>
          <table:table-cell table:formula="of:=([.A336] / 86400) + 25569" office:value-type="date" office:date-value="2016-10-03T23:40:17.466003" calcext:value-type="date">
            <text:p>2016-10-03 23:40:17.466</text:p>
          </table:table-cell>
          <table:table-cell table:formula="of:=[.C336]-(4/24)" office:value-type="time" office:time-value="PT1023523H40M17.465999722S" calcext:value-type="time">
            <text:p>19:40:17.466</text:p>
          </table:table-cell>
          <table:table-cell table:formula="of:=[.B336]/[.G$1]" office:value-type="float" office:value="0.00705664673413063" calcext:value-type="float">
            <text:p>0.007056646734131</text:p>
          </table:table-cell>
          <table:table-cell table:formula="of:=[.E336]*1000" office:value-type="float" office:value="7.05664673413063" calcext:value-type="float">
            <text:p>7.05664673413063</text:p>
          </table:table-cell>
          <table:table-cell table:number-columns-repeated="1018"/>
        </table:table-row>
        <table:table-row table:style-name="ro1">
          <table:table-cell office:value-type="float" office:value="1475538018.796" calcext:value-type="float">
            <text:p>1475538018.796</text:p>
          </table:table-cell>
          <table:table-cell office:value-type="float" office:value="1.545381" calcext:value-type="float">
            <text:p>1.545381</text:p>
          </table:table-cell>
          <table:table-cell table:formula="of:=([.A337] / 86400) + 25569" office:value-type="date" office:date-value="2016-10-03T23:40:18.796" calcext:value-type="date">
            <text:p>2016-10-03 23:40:18.796</text:p>
          </table:table-cell>
          <table:table-cell table:formula="of:=[.C337]-(4/24)" office:value-type="time" office:time-value="PT1023523H40M18.796000723S" calcext:value-type="time">
            <text:p>19:40:18.796</text:p>
          </table:table-cell>
          <table:table-cell table:formula="of:=[.B337]/[.G$1]" office:value-type="float" office:value="0.00710846826126955" calcext:value-type="float">
            <text:p>0.00710846826127</text:p>
          </table:table-cell>
          <table:table-cell table:formula="of:=[.E337]*1000" office:value-type="float" office:value="7.10846826126955" calcext:value-type="float">
            <text:p>7.10846826126955</text:p>
          </table:table-cell>
          <table:table-cell table:number-columns-repeated="1018"/>
        </table:table-row>
        <table:table-row table:style-name="ro1">
          <table:table-cell office:value-type="float" office:value="1475538020.095" calcext:value-type="float">
            <text:p>1475538020.095</text:p>
          </table:table-cell>
          <table:table-cell office:value-type="float" office:value="1.546261" calcext:value-type="float">
            <text:p>1.546261</text:p>
          </table:table-cell>
          <table:table-cell table:formula="of:=([.A338] / 86400) + 25569" office:value-type="date" office:date-value="2016-10-03T23:40:20.095004" calcext:value-type="date">
            <text:p>2016-10-03 23:40:20.095</text:p>
          </table:table-cell>
          <table:table-cell table:formula="of:=[.C338]-(4/24)" office:value-type="time" office:time-value="PT1023523H40M20.095001254S" calcext:value-type="time">
            <text:p>19:40:20.095</text:p>
          </table:table-cell>
          <table:table-cell table:formula="of:=[.B338]/[.G$1]" office:value-type="float" office:value="0.00711251609935603" calcext:value-type="float">
            <text:p>0.007112516099356</text:p>
          </table:table-cell>
          <table:table-cell table:formula="of:=[.E338]*1000" office:value-type="float" office:value="7.11251609935603" calcext:value-type="float">
            <text:p>7.11251609935603</text:p>
          </table:table-cell>
          <table:table-cell table:number-columns-repeated="1018"/>
        </table:table-row>
        <table:table-row table:style-name="ro1">
          <table:table-cell office:value-type="float" office:value="1475538021.393" calcext:value-type="float">
            <text:p>1475538021.393</text:p>
          </table:table-cell>
          <table:table-cell office:value-type="float" office:value="1.544081" calcext:value-type="float">
            <text:p>1.544081</text:p>
          </table:table-cell>
          <table:table-cell table:formula="of:=([.A339] / 86400) + 25569" office:value-type="date" office:date-value="2016-10-03T23:40:21.393" calcext:value-type="date">
            <text:p>2016-10-03 23:40:21.393</text:p>
          </table:table-cell>
          <table:table-cell table:formula="of:=[.C339]-(4/24)" office:value-type="time" office:time-value="PT1023523H40M21.393000148S" calcext:value-type="time">
            <text:p>19:40:21.393</text:p>
          </table:table-cell>
          <table:table-cell table:formula="of:=[.B339]/[.G$1]" office:value-type="float" office:value="0.00710248850045998" calcext:value-type="float">
            <text:p>0.00710248850046</text:p>
          </table:table-cell>
          <table:table-cell table:formula="of:=[.E339]*1000" office:value-type="float" office:value="7.10248850045998" calcext:value-type="float">
            <text:p>7.10248850045998</text:p>
          </table:table-cell>
          <table:table-cell table:number-columns-repeated="1018"/>
        </table:table-row>
        <table:table-row table:style-name="ro1">
          <table:table-cell office:value-type="float" office:value="1475538022.691" calcext:value-type="float">
            <text:p>1475538022.691</text:p>
          </table:table-cell>
          <table:table-cell office:value-type="float" office:value="1.637617" calcext:value-type="float">
            <text:p>1.637617</text:p>
          </table:table-cell>
          <table:table-cell table:formula="of:=([.A340] / 86400) + 25569" office:value-type="date" office:date-value="2016-10-03T23:40:22.691" calcext:value-type="date">
            <text:p>2016-10-03 23:40:22.691</text:p>
          </table:table-cell>
          <table:table-cell table:formula="of:=[.C340]-(4/24)" office:value-type="time" office:time-value="PT1023523H40M22.691001138S" calcext:value-type="time">
            <text:p>19:40:22.691</text:p>
          </table:table-cell>
          <table:table-cell table:formula="of:=[.B340]/[.G$1]" office:value-type="float" office:value="0.00753273689052438" calcext:value-type="float">
            <text:p>0.007532736890524</text:p>
          </table:table-cell>
          <table:table-cell table:formula="of:=[.E340]*1000" office:value-type="float" office:value="7.53273689052438" calcext:value-type="float">
            <text:p>7.53273689052438</text:p>
          </table:table-cell>
          <table:table-cell table:number-columns-repeated="1018"/>
        </table:table-row>
        <table:table-row table:style-name="ro1">
          <table:table-cell office:value-type="float" office:value="1475538023.988" calcext:value-type="float">
            <text:p>1475538023.988</text:p>
          </table:table-cell>
          <table:table-cell office:value-type="float" office:value="1.850061" calcext:value-type="float">
            <text:p>1.850061</text:p>
          </table:table-cell>
          <table:table-cell table:formula="of:=([.A341] / 86400) + 25569" office:value-type="date" office:date-value="2016-10-03T23:40:23.988" calcext:value-type="date">
            <text:p>2016-10-03 23:40:23.988</text:p>
          </table:table-cell>
          <table:table-cell table:formula="of:=[.C341]-(4/24)" office:value-type="time" office:time-value="PT1023523H40M23.987999232S" calcext:value-type="time">
            <text:p>19:40:23.988</text:p>
          </table:table-cell>
          <table:table-cell table:formula="of:=[.B341]/[.G$1]" office:value-type="float" office:value="0.0085099402023919" calcext:value-type="float">
            <text:p>0.008509940202392</text:p>
          </table:table-cell>
          <table:table-cell table:formula="of:=[.E341]*1000" office:value-type="float" office:value="8.5099402023919" calcext:value-type="float">
            <text:p>8.5099402023919</text:p>
          </table:table-cell>
          <table:table-cell table:number-columns-repeated="1018"/>
        </table:table-row>
        <table:table-row table:style-name="ro1">
          <table:table-cell office:value-type="float" office:value="1475538025.286" calcext:value-type="float">
            <text:p>1475538025.286</text:p>
          </table:table-cell>
          <table:table-cell office:value-type="float" office:value="2.013795" calcext:value-type="float">
            <text:p>2.013795</text:p>
          </table:table-cell>
          <table:table-cell table:formula="of:=([.A342] / 86400) + 25569" office:value-type="date" office:date-value="2016-10-03T23:40:25.286" calcext:value-type="date">
            <text:p>2016-10-03 23:40:25.286</text:p>
          </table:table-cell>
          <table:table-cell table:formula="of:=[.C342]-(4/24)" office:value-type="time" office:time-value="PT1023523H40M25.286000641S" calcext:value-type="time">
            <text:p>19:40:25.286</text:p>
          </table:table-cell>
          <table:table-cell table:formula="of:=[.B342]/[.G$1]" office:value-type="float" office:value="0.00926308647654094" calcext:value-type="float">
            <text:p>0.009263086476541</text:p>
          </table:table-cell>
          <table:table-cell table:formula="of:=[.E342]*1000" office:value-type="float" office:value="9.26308647654094" calcext:value-type="float">
            <text:p>9.26308647654094</text:p>
          </table:table-cell>
          <table:table-cell table:number-columns-repeated="1018"/>
        </table:table-row>
        <table:table-row table:style-name="ro1">
          <table:table-cell office:value-type="float" office:value="1475538026.913" calcext:value-type="float">
            <text:p>1475538026.913</text:p>
          </table:table-cell>
          <table:table-cell office:value-type="float" office:value="2.015389" calcext:value-type="float">
            <text:p>2.015389</text:p>
          </table:table-cell>
          <table:table-cell table:formula="of:=([.A343] / 86400) + 25569" office:value-type="date" office:date-value="2016-10-03T23:40:26.913" calcext:value-type="date">
            <text:p>2016-10-03 23:40:26.913</text:p>
          </table:table-cell>
          <table:table-cell table:formula="of:=[.C343]-(4/24)" office:value-type="time" office:time-value="PT1023523H40M26.91300055S" calcext:value-type="time">
            <text:p>19:40:26.913</text:p>
          </table:table-cell>
          <table:table-cell table:formula="of:=[.B343]/[.G$1]" office:value-type="float" office:value="0.00927041858325667" calcext:value-type="float">
            <text:p>0.009270418583257</text:p>
          </table:table-cell>
          <table:table-cell table:formula="of:=[.E343]*1000" office:value-type="float" office:value="9.27041858325667" calcext:value-type="float">
            <text:p>9.27041858325667</text:p>
          </table:table-cell>
          <table:table-cell table:number-columns-repeated="1018"/>
        </table:table-row>
        <table:table-row table:style-name="ro1">
          <table:table-cell office:value-type="float" office:value="1475538028.246" calcext:value-type="float">
            <text:p>1475538028.246</text:p>
          </table:table-cell>
          <table:table-cell office:value-type="float" office:value="1.995733" calcext:value-type="float">
            <text:p>1.995733</text:p>
          </table:table-cell>
          <table:table-cell table:formula="of:=([.A344] / 86400) + 25569" office:value-type="date" office:date-value="2016-10-03T23:40:28.246002" calcext:value-type="date">
            <text:p>2016-10-03 23:40:28.246</text:p>
          </table:table-cell>
          <table:table-cell table:formula="of:=[.C344]-(4/24)" office:value-type="time" office:time-value="PT1023523H40M28.246000595S" calcext:value-type="time">
            <text:p>19:40:28.246</text:p>
          </table:table-cell>
          <table:table-cell table:formula="of:=[.B344]/[.G$1]" office:value-type="float" office:value="0.00918000459981601" calcext:value-type="float">
            <text:p>0.009180004599816</text:p>
          </table:table-cell>
          <table:table-cell table:formula="of:=[.E344]*1000" office:value-type="float" office:value="9.18000459981601" calcext:value-type="float">
            <text:p>9.18000459981601</text:p>
          </table:table-cell>
          <table:table-cell table:number-columns-repeated="1018"/>
        </table:table-row>
        <table:table-row table:style-name="ro1">
          <table:table-cell office:value-type="float" office:value="1475538029.545" calcext:value-type="float">
            <text:p>1475538029.545</text:p>
          </table:table-cell>
          <table:table-cell office:value-type="float" office:value="1.886424" calcext:value-type="float">
            <text:p>1.886424</text:p>
          </table:table-cell>
          <table:table-cell table:formula="of:=([.A345] / 86400) + 25569" office:value-type="date" office:date-value="2016-10-03T23:40:29.545" calcext:value-type="date">
            <text:p>2016-10-03 23:40:29.545</text:p>
          </table:table-cell>
          <table:table-cell table:formula="of:=[.C345]-(4/24)" office:value-type="time" office:time-value="PT1023523H40M29.545000289S" calcext:value-type="time">
            <text:p>19:40:29.545</text:p>
          </table:table-cell>
          <table:table-cell table:formula="of:=[.B345]/[.G$1]" office:value-type="float" office:value="0.00867720331186752" calcext:value-type="float">
            <text:p>0.008677203311868</text:p>
          </table:table-cell>
          <table:table-cell table:formula="of:=[.E345]*1000" office:value-type="float" office:value="8.67720331186752" calcext:value-type="float">
            <text:p>8.67720331186752</text:p>
          </table:table-cell>
          <table:table-cell table:number-columns-repeated="1018"/>
        </table:table-row>
        <table:table-row table:style-name="ro1">
          <table:table-cell office:value-type="float" office:value="1475538030.841" calcext:value-type="float">
            <text:p>1475538030.841</text:p>
          </table:table-cell>
          <table:table-cell office:value-type="float" office:value="1.778672" calcext:value-type="float">
            <text:p>1.778672</text:p>
          </table:table-cell>
          <table:table-cell table:formula="of:=([.A346] / 86400) + 25569" office:value-type="date" office:date-value="2016-10-03T23:40:30.841001" calcext:value-type="date">
            <text:p>2016-10-03 23:40:30.841</text:p>
          </table:table-cell>
          <table:table-cell table:formula="of:=[.C346]-(4/24)" office:value-type="time" office:time-value="PT1023523H40M30.841000099S" calcext:value-type="time">
            <text:p>19:40:30.841</text:p>
          </table:table-cell>
          <table:table-cell table:formula="of:=[.B346]/[.G$1]" office:value-type="float" office:value="0.0081815639374425" calcext:value-type="float">
            <text:p>0.008181563937443</text:p>
          </table:table-cell>
          <table:table-cell table:formula="of:=[.E346]*1000" office:value-type="float" office:value="8.1815639374425" calcext:value-type="float">
            <text:p>8.1815639374425</text:p>
          </table:table-cell>
          <table:table-cell table:number-columns-repeated="1018"/>
        </table:table-row>
        <table:table-row table:style-name="ro1">
          <table:table-cell office:value-type="float" office:value="1475538032.141" calcext:value-type="float">
            <text:p>1475538032.141</text:p>
          </table:table-cell>
          <table:table-cell office:value-type="float" office:value="1.766527" calcext:value-type="float">
            <text:p>1.766527</text:p>
          </table:table-cell>
          <table:table-cell table:formula="of:=([.A347] / 86400) + 25569" office:value-type="date" office:date-value="2016-10-03T23:40:32.141001" calcext:value-type="date">
            <text:p>2016-10-03 23:40:32.141</text:p>
          </table:table-cell>
          <table:table-cell table:formula="of:=[.C347]-(4/24)" office:value-type="time" office:time-value="PT1023523H40M32.141000172S" calcext:value-type="time">
            <text:p>19:40:32.141</text:p>
          </table:table-cell>
          <table:table-cell table:formula="of:=[.B347]/[.G$1]" office:value-type="float" office:value="0.00812569917203312" calcext:value-type="float">
            <text:p>0.008125699172033</text:p>
          </table:table-cell>
          <table:table-cell table:formula="of:=[.E347]*1000" office:value-type="float" office:value="8.12569917203312" calcext:value-type="float">
            <text:p>8.12569917203312</text:p>
          </table:table-cell>
          <table:table-cell table:number-columns-repeated="1018"/>
        </table:table-row>
        <table:table-row table:style-name="ro1">
          <table:table-cell office:value-type="float" office:value="1475538033.438" calcext:value-type="float">
            <text:p>1475538033.438</text:p>
          </table:table-cell>
          <table:table-cell office:value-type="float" office:value="1.760591" calcext:value-type="float">
            <text:p>1.760591</text:p>
          </table:table-cell>
          <table:table-cell table:formula="of:=([.A348] / 86400) + 25569" office:value-type="date" office:date-value="2016-10-03T23:40:33.438002" calcext:value-type="date">
            <text:p>2016-10-03 23:40:33.438</text:p>
          </table:table-cell>
          <table:table-cell table:formula="of:=[.C348]-(4/24)" office:value-type="time" office:time-value="PT1023523H40M33.438000781S" calcext:value-type="time">
            <text:p>19:40:33.438</text:p>
          </table:table-cell>
          <table:table-cell table:formula="of:=[.B348]/[.G$1]" office:value-type="float" office:value="0.00809839466421343" calcext:value-type="float">
            <text:p>0.008098394664213</text:p>
          </table:table-cell>
          <table:table-cell table:formula="of:=[.E348]*1000" office:value-type="float" office:value="8.09839466421343" calcext:value-type="float">
            <text:p>8.09839466421343</text:p>
          </table:table-cell>
          <table:table-cell table:number-columns-repeated="1018"/>
        </table:table-row>
        <table:table-row table:style-name="ro1">
          <table:table-cell office:value-type="float" office:value="1475538034.736" calcext:value-type="float">
            <text:p>1475538034.736</text:p>
          </table:table-cell>
          <table:table-cell office:value-type="float" office:value="1.820458" calcext:value-type="float">
            <text:p>1.820458</text:p>
          </table:table-cell>
          <table:table-cell table:formula="of:=([.A349] / 86400) + 25569" office:value-type="date" office:date-value="2016-10-03T23:40:34.736" calcext:value-type="date">
            <text:p>2016-10-03 23:40:34.736</text:p>
          </table:table-cell>
          <table:table-cell table:formula="of:=[.C349]-(4/24)" office:value-type="time" office:time-value="PT1023523H40M34.735999675S" calcext:value-type="time">
            <text:p>19:40:34.736</text:p>
          </table:table-cell>
          <table:table-cell table:formula="of:=[.B349]/[.G$1]" office:value-type="float" office:value="0.00837377184912603" calcext:value-type="float">
            <text:p>0.008373771849126</text:p>
          </table:table-cell>
          <table:table-cell table:formula="of:=[.E349]*1000" office:value-type="float" office:value="8.37377184912603" calcext:value-type="float">
            <text:p>8.37377184912603</text:p>
          </table:table-cell>
          <table:table-cell table:number-columns-repeated="1018"/>
        </table:table-row>
        <table:table-row table:style-name="ro1">
          <table:table-cell office:value-type="float" office:value="1475538036.034" calcext:value-type="float">
            <text:p>1475538036.034</text:p>
          </table:table-cell>
          <table:table-cell office:value-type="float" office:value="1.906172" calcext:value-type="float">
            <text:p>1.906172</text:p>
          </table:table-cell>
          <table:table-cell table:formula="of:=([.A350] / 86400) + 25569" office:value-type="date" office:date-value="2016-10-03T23:40:36.034004" calcext:value-type="date">
            <text:p>2016-10-03 23:40:36.034</text:p>
          </table:table-cell>
          <table:table-cell table:formula="of:=[.C350]-(4/24)" office:value-type="time" office:time-value="PT1023523H40M36.034001084S" calcext:value-type="time">
            <text:p>19:40:36.034</text:p>
          </table:table-cell>
          <table:table-cell table:formula="of:=[.B350]/[.G$1]" office:value-type="float" office:value="0.00876804047838086" calcext:value-type="float">
            <text:p>0.008768040478381</text:p>
          </table:table-cell>
          <table:table-cell table:formula="of:=[.E350]*1000" office:value-type="float" office:value="8.76804047838087" calcext:value-type="float">
            <text:p>8.76804047838087</text:p>
          </table:table-cell>
          <table:table-cell table:number-columns-repeated="1018"/>
        </table:table-row>
        <table:table-row table:style-name="ro1">
          <table:table-cell office:value-type="float" office:value="1475538037.649" calcext:value-type="float">
            <text:p>1475538037.649</text:p>
          </table:table-cell>
          <table:table-cell office:value-type="float" office:value="1.94684" calcext:value-type="float">
            <text:p>1.94684</text:p>
          </table:table-cell>
          <table:table-cell table:formula="of:=([.A351] / 86400) + 25569" office:value-type="date" office:date-value="2016-10-03T23:40:37.649" calcext:value-type="date">
            <text:p>2016-10-03 23:40:37.649</text:p>
          </table:table-cell>
          <table:table-cell table:formula="of:=[.C351]-(4/24)" office:value-type="time" office:time-value="PT1023523H40M37.648999784S" calcext:value-type="time">
            <text:p>19:40:37.649</text:p>
          </table:table-cell>
          <table:table-cell table:formula="of:=[.B351]/[.G$1]" office:value-type="float" office:value="0.00895510579576817" calcext:value-type="float">
            <text:p>0.008955105795768</text:p>
          </table:table-cell>
          <table:table-cell table:formula="of:=[.E351]*1000" office:value-type="float" office:value="8.95510579576817" calcext:value-type="float">
            <text:p>8.95510579576817</text:p>
          </table:table-cell>
          <table:table-cell table:number-columns-repeated="1018"/>
        </table:table-row>
        <table:table-row table:style-name="ro1">
          <table:table-cell office:value-type="float" office:value="1475538038.976" calcext:value-type="float">
            <text:p>1475538038.976</text:p>
          </table:table-cell>
          <table:table-cell office:value-type="float" office:value="1.947701" calcext:value-type="float">
            <text:p>1.947701</text:p>
          </table:table-cell>
          <table:table-cell table:formula="of:=([.A352] / 86400) + 25569" office:value-type="date" office:date-value="2016-10-03T23:40:38.976" calcext:value-type="date">
            <text:p>2016-10-03 23:40:38.976</text:p>
          </table:table-cell>
          <table:table-cell table:formula="of:=[.C352]-(4/24)" office:value-type="time" office:time-value="PT1023523H40M38.97600132S" calcext:value-type="time">
            <text:p>19:40:38.976</text:p>
          </table:table-cell>
          <table:table-cell table:formula="of:=[.B352]/[.G$1]" office:value-type="float" office:value="0.00895906623735051" calcext:value-type="float">
            <text:p>0.008959066237351</text:p>
          </table:table-cell>
          <table:table-cell table:formula="of:=[.E352]*1000" office:value-type="float" office:value="8.95906623735051" calcext:value-type="float">
            <text:p>8.95906623735051</text:p>
          </table:table-cell>
          <table:table-cell table:number-columns-repeated="1018"/>
        </table:table-row>
        <table:table-row table:style-name="ro1">
          <table:table-cell office:value-type="float" office:value="1475538040.276" calcext:value-type="float">
            <text:p>1475538040.276</text:p>
          </table:table-cell>
          <table:table-cell office:value-type="float" office:value="1.968548" calcext:value-type="float">
            <text:p>1.968548</text:p>
          </table:table-cell>
          <table:table-cell table:formula="of:=([.A353] / 86400) + 25569" office:value-type="date" office:date-value="2016-10-03T23:40:40.276" calcext:value-type="date">
            <text:p>2016-10-03 23:40:40.276</text:p>
          </table:table-cell>
          <table:table-cell table:formula="of:=[.C353]-(4/24)" office:value-type="time" office:time-value="PT1023523H40M40.275999717S" calcext:value-type="time">
            <text:p>19:40:40.276</text:p>
          </table:table-cell>
          <table:table-cell table:formula="of:=[.B353]/[.G$1]" office:value-type="float" office:value="0.00905495860165593" calcext:value-type="float">
            <text:p>0.009054958601656</text:p>
          </table:table-cell>
          <table:table-cell table:formula="of:=[.E353]*1000" office:value-type="float" office:value="9.05495860165593" calcext:value-type="float">
            <text:p>9.05495860165593</text:p>
          </table:table-cell>
          <table:table-cell table:number-columns-repeated="1018"/>
        </table:table-row>
        <table:table-row table:style-name="ro1">
          <table:table-cell office:value-type="float" office:value="1475538041.575" calcext:value-type="float">
            <text:p>1475538041.575</text:p>
          </table:table-cell>
          <table:table-cell office:value-type="float" office:value="2.007054" calcext:value-type="float">
            <text:p>2.007054</text:p>
          </table:table-cell>
          <table:table-cell table:formula="of:=([.A354] / 86400) + 25569" office:value-type="date" office:date-value="2016-10-03T23:40:41.575004" calcext:value-type="date">
            <text:p>2016-10-03 23:40:41.575</text:p>
          </table:table-cell>
          <table:table-cell table:formula="of:=[.C354]-(4/24)" office:value-type="time" office:time-value="PT1023523H40M41.575000249S" calcext:value-type="time">
            <text:p>19:40:41.575</text:p>
          </table:table-cell>
          <table:table-cell table:formula="of:=[.B354]/[.G$1]" office:value-type="float" office:value="0.00923207911683533" calcext:value-type="float">
            <text:p>0.009232079116835</text:p>
          </table:table-cell>
          <table:table-cell table:formula="of:=[.E354]*1000" office:value-type="float" office:value="9.23207911683533" calcext:value-type="float">
            <text:p>9.23207911683533</text:p>
          </table:table-cell>
          <table:table-cell table:number-columns-repeated="1018"/>
        </table:table-row>
        <table:table-row table:style-name="ro1">
          <table:table-cell office:value-type="float" office:value="1475538042.873" calcext:value-type="float">
            <text:p>1475538042.873</text:p>
          </table:table-cell>
          <table:table-cell office:value-type="float" office:value="2.036566" calcext:value-type="float">
            <text:p>2.036566</text:p>
          </table:table-cell>
          <table:table-cell table:formula="of:=([.A355] / 86400) + 25569" office:value-type="date" office:date-value="2016-10-03T23:40:42.873" calcext:value-type="date">
            <text:p>2016-10-03 23:40:42.873</text:p>
          </table:table-cell>
          <table:table-cell table:formula="of:=[.C355]-(4/24)" office:value-type="time" office:time-value="PT1023523H40M42.872999981S" calcext:value-type="time">
            <text:p>19:40:42.873</text:p>
          </table:table-cell>
          <table:table-cell table:formula="of:=[.B355]/[.G$1]" office:value-type="float" office:value="0.00936782888684453" calcext:value-type="float">
            <text:p>0.009367828886845</text:p>
          </table:table-cell>
          <table:table-cell table:formula="of:=[.E355]*1000" office:value-type="float" office:value="9.36782888684453" calcext:value-type="float">
            <text:p>9.36782888684453</text:p>
          </table:table-cell>
          <table:table-cell table:number-columns-repeated="1018"/>
        </table:table-row>
        <table:table-row table:style-name="ro1">
          <table:table-cell office:value-type="float" office:value="1475538044.176" calcext:value-type="float">
            <text:p>1475538044.176</text:p>
          </table:table-cell>
          <table:table-cell office:value-type="float" office:value="2.037189" calcext:value-type="float">
            <text:p>2.037189</text:p>
          </table:table-cell>
          <table:table-cell table:formula="of:=([.A356] / 86400) + 25569" office:value-type="date" office:date-value="2016-10-03T23:40:44.176002" calcext:value-type="date">
            <text:p>2016-10-03 23:40:44.176</text:p>
          </table:table-cell>
          <table:table-cell table:formula="of:=[.C356]-(4/24)" office:value-type="time" office:time-value="PT1023523H40M44.176000776S" calcext:value-type="time">
            <text:p>19:40:44.176</text:p>
          </table:table-cell>
          <table:table-cell table:formula="of:=[.B356]/[.G$1]" office:value-type="float" office:value="0.00937069457221711" calcext:value-type="float">
            <text:p>0.009370694572217</text:p>
          </table:table-cell>
          <table:table-cell table:formula="of:=[.E356]*1000" office:value-type="float" office:value="9.37069457221711" calcext:value-type="float">
            <text:p>9.37069457221711</text:p>
          </table:table-cell>
          <table:table-cell table:number-columns-repeated="1018"/>
        </table:table-row>
        <table:table-row table:style-name="ro1">
          <table:table-cell office:value-type="float" office:value="1475538045.473" calcext:value-type="float">
            <text:p>1475538045.473</text:p>
          </table:table-cell>
          <table:table-cell office:value-type="float" office:value="2.033964" calcext:value-type="float">
            <text:p>2.033964</text:p>
          </table:table-cell>
          <table:table-cell table:formula="of:=([.A357] / 86400) + 25569" office:value-type="date" office:date-value="2016-10-03T23:40:45.473001" calcext:value-type="date">
            <text:p>2016-10-03 23:40:45.473</text:p>
          </table:table-cell>
          <table:table-cell table:formula="of:=[.C357]-(4/24)" office:value-type="time" office:time-value="PT1023523H40M45.473000128S" calcext:value-type="time">
            <text:p>19:40:45.473</text:p>
          </table:table-cell>
          <table:table-cell table:formula="of:=[.B357]/[.G$1]" office:value-type="float" office:value="0.00935586016559338" calcext:value-type="float">
            <text:p>0.009355860165593</text:p>
          </table:table-cell>
          <table:table-cell table:formula="of:=[.E357]*1000" office:value-type="float" office:value="9.35586016559338" calcext:value-type="float">
            <text:p>9.35586016559338</text:p>
          </table:table-cell>
          <table:table-cell table:number-columns-repeated="1018"/>
        </table:table-row>
        <table:table-row table:style-name="ro1">
          <table:table-cell office:value-type="float" office:value="1475538047.091" calcext:value-type="float">
            <text:p>1475538047.091</text:p>
          </table:table-cell>
          <table:table-cell office:value-type="float" office:value="1.924546" calcext:value-type="float">
            <text:p>1.924546</text:p>
          </table:table-cell>
          <table:table-cell table:formula="of:=([.A358] / 86400) + 25569" office:value-type="date" office:date-value="2016-10-03T23:40:47.091002" calcext:value-type="date">
            <text:p>2016-10-03 23:40:47.091</text:p>
          </table:table-cell>
          <table:table-cell table:formula="of:=[.C358]-(4/24)" office:value-type="time" office:time-value="PT1023523H40M47.090999968S" calcext:value-type="time">
            <text:p>19:40:47.091</text:p>
          </table:table-cell>
          <table:table-cell table:formula="of:=[.B358]/[.G$1]" office:value-type="float" office:value="0.00885255749770009" calcext:value-type="float">
            <text:p>0.0088525574977</text:p>
          </table:table-cell>
          <table:table-cell table:formula="of:=[.E358]*1000" office:value-type="float" office:value="8.85255749770009" calcext:value-type="float">
            <text:p>8.85255749770009</text:p>
          </table:table-cell>
          <table:table-cell table:number-columns-repeated="1018"/>
        </table:table-row>
        <table:table-row table:style-name="ro1">
          <table:table-cell office:value-type="float" office:value="1475538048.421" calcext:value-type="float">
            <text:p>1475538048.421</text:p>
          </table:table-cell>
          <table:table-cell office:value-type="float" office:value="1.833043" calcext:value-type="float">
            <text:p>1.833043</text:p>
          </table:table-cell>
          <table:table-cell table:formula="of:=([.A359] / 86400) + 25569" office:value-type="date" office:date-value="2016-10-03T23:40:48.421001" calcext:value-type="date">
            <text:p>2016-10-03 23:40:48.421</text:p>
          </table:table-cell>
          <table:table-cell table:formula="of:=[.C359]-(4/24)" office:value-type="time" office:time-value="PT1023523H40M48.42100013S" calcext:value-type="time">
            <text:p>19:40:48.421</text:p>
          </table:table-cell>
          <table:table-cell table:formula="of:=[.B359]/[.G$1]" office:value-type="float" office:value="0.00843166053357866" calcext:value-type="float">
            <text:p>0.008431660533579</text:p>
          </table:table-cell>
          <table:table-cell table:formula="of:=[.E359]*1000" office:value-type="float" office:value="8.43166053357866" calcext:value-type="float">
            <text:p>8.43166053357866</text:p>
          </table:table-cell>
          <table:table-cell table:number-columns-repeated="1018"/>
        </table:table-row>
        <table:table-row table:style-name="ro1">
          <table:table-cell office:value-type="float" office:value="1475538049.721" calcext:value-type="float">
            <text:p>1475538049.721</text:p>
          </table:table-cell>
          <table:table-cell office:value-type="float" office:value="1.829159" calcext:value-type="float">
            <text:p>1.829159</text:p>
          </table:table-cell>
          <table:table-cell table:formula="of:=([.A360] / 86400) + 25569" office:value-type="date" office:date-value="2016-10-03T23:40:49.721" calcext:value-type="date">
            <text:p>2016-10-03 23:40:49.721</text:p>
          </table:table-cell>
          <table:table-cell table:formula="of:=[.C360]-(4/24)" office:value-type="time" office:time-value="PT1023523H40M49.720999785S" calcext:value-type="time">
            <text:p>19:40:49.721</text:p>
          </table:table-cell>
          <table:table-cell table:formula="of:=[.B360]/[.G$1]" office:value-type="float" office:value="0.00841379484820607" calcext:value-type="float">
            <text:p>0.008413794848206</text:p>
          </table:table-cell>
          <table:table-cell table:formula="of:=[.E360]*1000" office:value-type="float" office:value="8.41379484820607" calcext:value-type="float">
            <text:p>8.41379484820607</text:p>
          </table:table-cell>
          <table:table-cell table:number-columns-repeated="1018"/>
        </table:table-row>
        <table:table-row table:style-name="ro1">
          <table:table-cell office:value-type="float" office:value="1475538051.018" calcext:value-type="float">
            <text:p>1475538051.018</text:p>
          </table:table-cell>
          <table:table-cell office:value-type="float" office:value="1.83013" calcext:value-type="float">
            <text:p>1.83013</text:p>
          </table:table-cell>
          <table:table-cell table:formula="of:=([.A361] / 86400) + 25569" office:value-type="date" office:date-value="2016-10-03T23:40:51.018" calcext:value-type="date">
            <text:p>2016-10-03 23:40:51.018</text:p>
          </table:table-cell>
          <table:table-cell table:formula="of:=[.C361]-(4/24)" office:value-type="time" office:time-value="PT1023523H40M51.017999975S" calcext:value-type="time">
            <text:p>19:40:51.018</text:p>
          </table:table-cell>
          <table:table-cell table:formula="of:=[.B361]/[.G$1]" office:value-type="float" office:value="0.00841826126954922" calcext:value-type="float">
            <text:p>0.008418261269549</text:p>
          </table:table-cell>
          <table:table-cell table:formula="of:=[.E361]*1000" office:value-type="float" office:value="8.41826126954922" calcext:value-type="float">
            <text:p>8.41826126954922</text:p>
          </table:table-cell>
          <table:table-cell table:number-columns-repeated="1018"/>
        </table:table-row>
        <table:table-row table:style-name="ro1">
          <table:table-cell office:value-type="float" office:value="1475538052.319" calcext:value-type="float">
            <text:p>1475538052.319</text:p>
          </table:table-cell>
          <table:table-cell office:value-type="float" office:value="1.730567" calcext:value-type="float">
            <text:p>1.730567</text:p>
          </table:table-cell>
          <table:table-cell table:formula="of:=([.A362] / 86400) + 25569" office:value-type="date" office:date-value="2016-10-03T23:40:52.319" calcext:value-type="date">
            <text:p>2016-10-03 23:40:52.319</text:p>
          </table:table-cell>
          <table:table-cell table:formula="of:=[.C362]-(4/24)" office:value-type="time" office:time-value="PT1023523H40M52.319001267S" calcext:value-type="time">
            <text:p>19:40:52.319</text:p>
          </table:table-cell>
          <table:table-cell table:formula="of:=[.B362]/[.G$1]" office:value-type="float" office:value="0.00796028978840846" calcext:value-type="float">
            <text:p>0.007960289788408</text:p>
          </table:table-cell>
          <table:table-cell table:formula="of:=[.E362]*1000" office:value-type="float" office:value="7.96028978840846" calcext:value-type="float">
            <text:p>7.96028978840846</text:p>
          </table:table-cell>
          <table:table-cell table:number-columns-repeated="1018"/>
        </table:table-row>
        <table:table-row table:style-name="ro1">
          <table:table-cell office:value-type="float" office:value="1475538053.616" calcext:value-type="float">
            <text:p>1475538053.616</text:p>
          </table:table-cell>
          <table:table-cell office:value-type="float" office:value="1.590885" calcext:value-type="float">
            <text:p>1.590885</text:p>
          </table:table-cell>
          <table:table-cell table:formula="of:=([.A363] / 86400) + 25569" office:value-type="date" office:date-value="2016-10-03T23:40:53.616" calcext:value-type="date">
            <text:p>2016-10-03 23:40:53.616</text:p>
          </table:table-cell>
          <table:table-cell table:formula="of:=[.C363]-(4/24)" office:value-type="time" office:time-value="PT1023523H40M53.615999362S" calcext:value-type="time">
            <text:p>19:40:53.616</text:p>
          </table:table-cell>
          <table:table-cell table:formula="of:=[.B363]/[.G$1]" office:value-type="float" office:value="0.00731777828886845" calcext:value-type="float">
            <text:p>0.007317778288868</text:p>
          </table:table-cell>
          <table:table-cell table:formula="of:=[.E363]*1000" office:value-type="float" office:value="7.31777828886845" calcext:value-type="float">
            <text:p>7.31777828886845</text:p>
          </table:table-cell>
          <table:table-cell table:number-columns-repeated="1018"/>
        </table:table-row>
        <table:table-row table:style-name="ro1">
          <table:table-cell office:value-type="float" office:value="1475538054.915" calcext:value-type="float">
            <text:p>1475538054.915</text:p>
          </table:table-cell>
          <table:table-cell office:value-type="float" office:value="1.523563" calcext:value-type="float">
            <text:p>1.523563</text:p>
          </table:table-cell>
          <table:table-cell table:formula="of:=([.A364] / 86400) + 25569" office:value-type="date" office:date-value="2016-10-03T23:40:54.915001" calcext:value-type="date">
            <text:p>2016-10-03 23:40:54.915</text:p>
          </table:table-cell>
          <table:table-cell table:formula="of:=[.C364]-(4/24)" office:value-type="time" office:time-value="PT1023523H40M54.915000312S" calcext:value-type="time">
            <text:p>19:40:54.915</text:p>
          </table:table-cell>
          <table:table-cell table:formula="of:=[.B364]/[.G$1]" office:value-type="float" office:value="0.00700810947562098" calcext:value-type="float">
            <text:p>0.007008109475621</text:p>
          </table:table-cell>
          <table:table-cell table:formula="of:=[.E364]*1000" office:value-type="float" office:value="7.00810947562098" calcext:value-type="float">
            <text:p>7.00810947562098</text:p>
          </table:table-cell>
          <table:table-cell table:number-columns-repeated="1018"/>
        </table:table-row>
        <table:table-row table:style-name="ro1">
          <table:table-cell office:value-type="float" office:value="1475538056.214" calcext:value-type="float">
            <text:p>1475538056.214</text:p>
          </table:table-cell>
          <table:table-cell office:value-type="float" office:value="1.524095" calcext:value-type="float">
            <text:p>1.524095</text:p>
          </table:table-cell>
          <table:table-cell table:formula="of:=([.A365] / 86400) + 25569" office:value-type="date" office:date-value="2016-10-03T23:40:56.214" calcext:value-type="date">
            <text:p>2016-10-03 23:40:56.214</text:p>
          </table:table-cell>
          <table:table-cell table:formula="of:=[.C365]-(4/24)" office:value-type="time" office:time-value="PT1023523H40M56.214000843S" calcext:value-type="time">
            <text:p>19:40:56.214</text:p>
          </table:table-cell>
          <table:table-cell table:formula="of:=[.B365]/[.G$1]" office:value-type="float" office:value="0.00701055657773689" calcext:value-type="float">
            <text:p>0.007010556577737</text:p>
          </table:table-cell>
          <table:table-cell table:formula="of:=[.E365]*1000" office:value-type="float" office:value="7.01055657773689" calcext:value-type="float">
            <text:p>7.01055657773689</text:p>
          </table:table-cell>
          <table:table-cell table:number-columns-repeated="1018"/>
        </table:table-row>
        <table:table-row table:style-name="ro1">
          <table:table-cell office:value-type="float" office:value="1475538057.826" calcext:value-type="float">
            <text:p>1475538057.826</text:p>
          </table:table-cell>
          <table:table-cell office:value-type="float" office:value="1.530616" calcext:value-type="float">
            <text:p>1.530616</text:p>
          </table:table-cell>
          <table:table-cell table:formula="of:=([.A366] / 86400) + 25569" office:value-type="date" office:date-value="2016-10-03T23:40:57.826001" calcext:value-type="date">
            <text:p>2016-10-03 23:40:57.826</text:p>
          </table:table-cell>
          <table:table-cell table:formula="of:=[.C366]-(4/24)" office:value-type="time" office:time-value="PT1023523H40M57.82600008S" calcext:value-type="time">
            <text:p>19:40:57.826</text:p>
          </table:table-cell>
          <table:table-cell table:formula="of:=[.B366]/[.G$1]" office:value-type="float" office:value="0.00704055197792088" calcext:value-type="float">
            <text:p>0.007040551977921</text:p>
          </table:table-cell>
          <table:table-cell table:formula="of:=[.E366]*1000" office:value-type="float" office:value="7.04055197792088" calcext:value-type="float">
            <text:p>7.04055197792088</text:p>
          </table:table-cell>
          <table:table-cell table:number-columns-repeated="1018"/>
        </table:table-row>
        <table:table-row table:style-name="ro1">
          <table:table-cell office:value-type="float" office:value="1475538059.156" calcext:value-type="float">
            <text:p>1475538059.156</text:p>
          </table:table-cell>
          <table:table-cell office:value-type="float" office:value="1.541443" calcext:value-type="float">
            <text:p>1.541443</text:p>
          </table:table-cell>
          <table:table-cell table:formula="of:=([.A367] / 86400) + 25569" office:value-type="date" office:date-value="2016-10-03T23:40:59.156001" calcext:value-type="date">
            <text:p>2016-10-03 23:40:59.156</text:p>
          </table:table-cell>
          <table:table-cell table:formula="of:=[.C367]-(4/24)" office:value-type="time" office:time-value="PT1023523H40M59.156000242S" calcext:value-type="time">
            <text:p>19:40:59.156</text:p>
          </table:table-cell>
          <table:table-cell table:formula="of:=[.B367]/[.G$1]" office:value-type="float" office:value="0.00709035418583257" calcext:value-type="float">
            <text:p>0.007090354185833</text:p>
          </table:table-cell>
          <table:table-cell table:formula="of:=[.E367]*1000" office:value-type="float" office:value="7.09035418583257" calcext:value-type="float">
            <text:p>7.09035418583257</text:p>
          </table:table-cell>
          <table:table-cell table:number-columns-repeated="1018"/>
        </table:table-row>
        <table:table-row table:style-name="ro1">
          <table:table-cell office:value-type="float" office:value="1475538060.46" calcext:value-type="float">
            <text:p>1475538060.46</text:p>
          </table:table-cell>
          <table:table-cell office:value-type="float" office:value="1.545601" calcext:value-type="float">
            <text:p>1.545601</text:p>
          </table:table-cell>
          <table:table-cell table:formula="of:=([.A368] / 86400) + 25569" office:value-type="date" office:date-value="2016-10-03T23:41:00.46" calcext:value-type="date">
            <text:p>2016-10-03 23:41:00.460</text:p>
          </table:table-cell>
          <table:table-cell table:formula="of:=[.C368]-(4/24)" office:value-type="time" office:time-value="PT1023523H41M00.45999974S" calcext:value-type="time">
            <text:p>19:41:00.460</text:p>
          </table:table-cell>
          <table:table-cell table:formula="of:=[.B368]/[.G$1]" office:value-type="float" office:value="0.00710948022079117" calcext:value-type="float">
            <text:p>0.007109480220791</text:p>
          </table:table-cell>
          <table:table-cell table:formula="of:=[.E368]*1000" office:value-type="float" office:value="7.10948022079117" calcext:value-type="float">
            <text:p>7.10948022079117</text:p>
          </table:table-cell>
          <table:table-cell table:number-columns-repeated="1018"/>
        </table:table-row>
        <table:table-row table:style-name="ro1">
          <table:table-cell office:value-type="float" office:value="1475538061.757" calcext:value-type="float">
            <text:p>1475538061.757</text:p>
          </table:table-cell>
          <table:table-cell office:value-type="float" office:value="1.541699" calcext:value-type="float">
            <text:p>1.541699</text:p>
          </table:table-cell>
          <table:table-cell table:formula="of:=([.A369] / 86400) + 25569" office:value-type="date" office:date-value="2016-10-03T23:41:01.757001" calcext:value-type="date">
            <text:p>2016-10-03 23:41:01.757</text:p>
          </table:table-cell>
          <table:table-cell table:formula="of:=[.C369]-(4/24)" office:value-type="time" office:time-value="PT1023523H41M01.757000349S" calcext:value-type="time">
            <text:p>19:41:01.757</text:p>
          </table:table-cell>
          <table:table-cell table:formula="of:=[.B369]/[.G$1]" office:value-type="float" office:value="0.00709153173873045" calcext:value-type="float">
            <text:p>0.00709153173873</text:p>
          </table:table-cell>
          <table:table-cell table:formula="of:=[.E369]*1000" office:value-type="float" office:value="7.09153173873045" calcext:value-type="float">
            <text:p>7.09153173873045</text:p>
          </table:table-cell>
          <table:table-cell table:number-columns-repeated="1018"/>
        </table:table-row>
        <table:table-row table:style-name="ro1">
          <table:table-cell office:value-type="float" office:value="1475538063.055" calcext:value-type="float">
            <text:p>1475538063.055</text:p>
          </table:table-cell>
          <table:table-cell office:value-type="float" office:value="1.593725" calcext:value-type="float">
            <text:p>1.593725</text:p>
          </table:table-cell>
          <table:table-cell table:formula="of:=([.A370] / 86400) + 25569" office:value-type="date" office:date-value="2016-10-03T23:41:03.055" calcext:value-type="date">
            <text:p>2016-10-03 23:41:03.055</text:p>
          </table:table-cell>
          <table:table-cell table:formula="of:=[.C370]-(4/24)" office:value-type="time" office:time-value="PT1023523H41M03.054999663S" calcext:value-type="time">
            <text:p>19:41:03.055</text:p>
          </table:table-cell>
          <table:table-cell table:formula="of:=[.B370]/[.G$1]" office:value-type="float" office:value="0.00733084176632935" calcext:value-type="float">
            <text:p>0.007330841766329</text:p>
          </table:table-cell>
          <table:table-cell table:formula="of:=[.E370]*1000" office:value-type="float" office:value="7.33084176632935" calcext:value-type="float">
            <text:p>7.33084176632935</text:p>
          </table:table-cell>
          <table:table-cell table:number-columns-repeated="1018"/>
        </table:table-row>
        <table:table-row table:style-name="ro1">
          <table:table-cell office:value-type="float" office:value="1475538064.353" calcext:value-type="float">
            <text:p>1475538064.353</text:p>
          </table:table-cell>
          <table:table-cell office:value-type="float" office:value="1.810162" calcext:value-type="float">
            <text:p>1.810162</text:p>
          </table:table-cell>
          <table:table-cell table:formula="of:=([.A371] / 86400) + 25569" office:value-type="date" office:date-value="2016-10-03T23:41:04.353" calcext:value-type="date">
            <text:p>2016-10-03 23:41:04.353</text:p>
          </table:table-cell>
          <table:table-cell table:formula="of:=[.C371]-(4/24)" office:value-type="time" office:time-value="PT1023523H41M04.353000652S" calcext:value-type="time">
            <text:p>19:41:04.353</text:p>
          </table:table-cell>
          <table:table-cell table:formula="of:=[.B371]/[.G$1]" office:value-type="float" office:value="0.00832641214351426" calcext:value-type="float">
            <text:p>0.008326412143514</text:p>
          </table:table-cell>
          <table:table-cell table:formula="of:=[.E371]*1000" office:value-type="float" office:value="8.32641214351426" calcext:value-type="float">
            <text:p>8.32641214351426</text:p>
          </table:table-cell>
          <table:table-cell table:number-columns-repeated="1018"/>
        </table:table-row>
        <table:table-row table:style-name="ro1">
          <table:table-cell office:value-type="float" office:value="1475538065.651" calcext:value-type="float">
            <text:p>1475538065.651</text:p>
          </table:table-cell>
          <table:table-cell office:value-type="float" office:value="2.004453" calcext:value-type="float">
            <text:p>2.004453</text:p>
          </table:table-cell>
          <table:table-cell table:formula="of:=([.A372] / 86400) + 25569" office:value-type="date" office:date-value="2016-10-03T23:41:05.651" calcext:value-type="date">
            <text:p>2016-10-03 23:41:05.651</text:p>
          </table:table-cell>
          <table:table-cell table:formula="of:=[.C372]-(4/24)" office:value-type="time" office:time-value="PT1023523H41M05.650999546S" calcext:value-type="time">
            <text:p>19:41:05.651</text:p>
          </table:table-cell>
          <table:table-cell table:formula="of:=[.B372]/[.G$1]" office:value-type="float" office:value="0.00922011499540018" calcext:value-type="float">
            <text:p>0.0092201149954</text:p>
          </table:table-cell>
          <table:table-cell table:formula="of:=[.E372]*1000" office:value-type="float" office:value="9.22011499540018" calcext:value-type="float">
            <text:p>9.22011499540018</text:p>
          </table:table-cell>
          <table:table-cell table:number-columns-repeated="1018"/>
        </table:table-row>
        <table:table-row table:style-name="ro1">
          <table:table-cell office:value-type="float" office:value="1475538067.273" calcext:value-type="float">
            <text:p>1475538067.273</text:p>
          </table:table-cell>
          <table:table-cell office:value-type="float" office:value="2.014839" calcext:value-type="float">
            <text:p>2.014839</text:p>
          </table:table-cell>
          <table:table-cell table:formula="of:=([.A373] / 86400) + 25569" office:value-type="date" office:date-value="2016-10-03T23:41:07.273" calcext:value-type="date">
            <text:p>2016-10-03 23:41:07.273</text:p>
          </table:table-cell>
          <table:table-cell table:formula="of:=[.C373]-(4/24)" office:value-type="time" office:time-value="PT1023523H41M07.272997554S" calcext:value-type="time">
            <text:p>19:41:07.273</text:p>
          </table:table-cell>
          <table:table-cell table:formula="of:=[.B373]/[.G$1]" office:value-type="float" office:value="0.00926788868445262" calcext:value-type="float">
            <text:p>0.009267888684453</text:p>
          </table:table-cell>
          <table:table-cell table:formula="of:=[.E373]*1000" office:value-type="float" office:value="9.26788868445262" calcext:value-type="float">
            <text:p>9.26788868445262</text:p>
          </table:table-cell>
          <table:table-cell table:number-columns-repeated="1018"/>
        </table:table-row>
        <table:table-row table:style-name="ro1">
          <table:table-cell office:value-type="float" office:value="1475538068.603" calcext:value-type="float">
            <text:p>1475538068.603</text:p>
          </table:table-cell>
          <table:table-cell office:value-type="float" office:value="2.01156" calcext:value-type="float">
            <text:p>2.01156</text:p>
          </table:table-cell>
          <table:table-cell table:formula="of:=([.A374] / 86400) + 25569" office:value-type="date" office:date-value="2016-10-03T23:41:08.603" calcext:value-type="date">
            <text:p>2016-10-03 23:41:08.603</text:p>
          </table:table-cell>
          <table:table-cell table:formula="of:=[.C374]-(4/24)" office:value-type="time" office:time-value="PT1023523H41M08.603000231S" calcext:value-type="time">
            <text:p>19:41:08.603</text:p>
          </table:table-cell>
          <table:table-cell table:formula="of:=[.B374]/[.G$1]" office:value-type="float" office:value="0.00925280588776449" calcext:value-type="float">
            <text:p>0.009252805887764</text:p>
          </table:table-cell>
          <table:table-cell table:formula="of:=[.E374]*1000" office:value-type="float" office:value="9.25280588776449" calcext:value-type="float">
            <text:p>9.25280588776449</text:p>
          </table:table-cell>
          <table:table-cell table:number-columns-repeated="1018"/>
        </table:table-row>
        <table:table-row table:style-name="ro1">
          <table:table-cell office:value-type="float" office:value="1475538069.901" calcext:value-type="float">
            <text:p>1475538069.901</text:p>
          </table:table-cell>
          <table:table-cell office:value-type="float" office:value="1.908553" calcext:value-type="float">
            <text:p>1.908553</text:p>
          </table:table-cell>
          <table:table-cell table:formula="of:=([.A375] / 86400) + 25569" office:value-type="date" office:date-value="2016-10-03T23:41:09.901" calcext:value-type="date">
            <text:p>2016-10-03 23:41:09.901</text:p>
          </table:table-cell>
          <table:table-cell table:formula="of:=[.C375]-(4/24)" office:value-type="time" office:time-value="PT1023523H41M09.900999544S" calcext:value-type="time">
            <text:p>19:41:09.901</text:p>
          </table:table-cell>
          <table:table-cell table:formula="of:=[.B375]/[.G$1]" office:value-type="float" office:value="0.00877899264029439" calcext:value-type="float">
            <text:p>0.008778992640294</text:p>
          </table:table-cell>
          <table:table-cell table:formula="of:=[.E375]*1000" office:value-type="float" office:value="8.77899264029439" calcext:value-type="float">
            <text:p>8.77899264029439</text:p>
          </table:table-cell>
          <table:table-cell table:number-columns-repeated="1018"/>
        </table:table-row>
        <table:table-row table:style-name="ro1">
          <table:table-cell office:value-type="float" office:value="1475538071.199" calcext:value-type="float">
            <text:p>1475538071.199</text:p>
          </table:table-cell>
          <table:table-cell office:value-type="float" office:value="1.796954" calcext:value-type="float">
            <text:p>1.796954</text:p>
          </table:table-cell>
          <table:table-cell table:formula="of:=([.A376] / 86400) + 25569" office:value-type="date" office:date-value="2016-10-03T23:41:11.199" calcext:value-type="date">
            <text:p>2016-10-03 23:41:11.199</text:p>
          </table:table-cell>
          <table:table-cell table:formula="of:=[.C376]-(4/24)" office:value-type="time" office:time-value="PT1023523H41M11.199000534S" calcext:value-type="time">
            <text:p>19:41:11.199</text:p>
          </table:table-cell>
          <table:table-cell table:formula="of:=[.B376]/[.G$1]" office:value-type="float" office:value="0.00826565777368905" calcext:value-type="float">
            <text:p>0.008265657773689</text:p>
          </table:table-cell>
          <table:table-cell table:formula="of:=[.E376]*1000" office:value-type="float" office:value="8.26565777368905" calcext:value-type="float">
            <text:p>8.26565777368905</text:p>
          </table:table-cell>
          <table:table-cell table:number-columns-repeated="1018"/>
        </table:table-row>
        <table:table-row table:style-name="ro1">
          <table:table-cell office:value-type="float" office:value="1475538072.498" calcext:value-type="float">
            <text:p>1475538072.498</text:p>
          </table:table-cell>
          <table:table-cell office:value-type="float" office:value="1.768194" calcext:value-type="float">
            <text:p>1.768194</text:p>
          </table:table-cell>
          <table:table-cell table:formula="of:=([.A377] / 86400) + 25569" office:value-type="date" office:date-value="2016-10-03T23:41:12.498" calcext:value-type="date">
            <text:p>2016-10-03 23:41:12.498</text:p>
          </table:table-cell>
          <table:table-cell table:formula="of:=[.C377]-(4/24)" office:value-type="time" office:time-value="PT1023523H41M12.498000227S" calcext:value-type="time">
            <text:p>19:41:12.498</text:p>
          </table:table-cell>
          <table:table-cell table:formula="of:=[.B377]/[.G$1]" office:value-type="float" office:value="0.00813336706531739" calcext:value-type="float">
            <text:p>0.008133367065317</text:p>
          </table:table-cell>
          <table:table-cell table:formula="of:=[.E377]*1000" office:value-type="float" office:value="8.13336706531739" calcext:value-type="float">
            <text:p>8.13336706531739</text:p>
          </table:table-cell>
          <table:table-cell table:number-columns-repeated="1018"/>
        </table:table-row>
        <table:table-row table:style-name="ro1">
          <table:table-cell office:value-type="float" office:value="1475538073.796" calcext:value-type="float">
            <text:p>1475538073.796</text:p>
          </table:table-cell>
          <table:table-cell office:value-type="float" office:value="1.763779" calcext:value-type="float">
            <text:p>1.763779</text:p>
          </table:table-cell>
          <table:table-cell table:formula="of:=([.A378] / 86400) + 25569" office:value-type="date" office:date-value="2016-10-03T23:41:13.796" calcext:value-type="date">
            <text:p>2016-10-03 23:41:13.796</text:p>
          </table:table-cell>
          <table:table-cell table:formula="of:=[.C378]-(4/24)" office:value-type="time" office:time-value="PT1023523H41M13.795999121S" calcext:value-type="time">
            <text:p>19:41:13.796</text:p>
          </table:table-cell>
          <table:table-cell table:formula="of:=[.B378]/[.G$1]" office:value-type="float" office:value="0.00811305887764489" calcext:value-type="float">
            <text:p>0.008113058877645</text:p>
          </table:table-cell>
          <table:table-cell table:formula="of:=[.E378]*1000" office:value-type="float" office:value="8.11305887764489" calcext:value-type="float">
            <text:p>8.11305887764489</text:p>
          </table:table-cell>
          <table:table-cell table:number-columns-repeated="1018"/>
        </table:table-row>
        <table:table-row table:style-name="ro1">
          <table:table-cell office:value-type="float" office:value="1475538075.096" calcext:value-type="float">
            <text:p>1475538075.096</text:p>
          </table:table-cell>
          <table:table-cell office:value-type="float" office:value="1.806096" calcext:value-type="float">
            <text:p>1.806096</text:p>
          </table:table-cell>
          <table:table-cell table:formula="of:=([.A379] / 86400) + 25569" office:value-type="date" office:date-value="2016-10-03T23:41:15.096" calcext:value-type="date">
            <text:p>2016-10-03 23:41:15.096</text:p>
          </table:table-cell>
          <table:table-cell table:formula="of:=[.C379]-(4/24)" office:value-type="time" office:time-value="PT1023523H41M15.095997518S" calcext:value-type="time">
            <text:p>19:41:15.096</text:p>
          </table:table-cell>
          <table:table-cell table:formula="of:=[.B379]/[.G$1]" office:value-type="float" office:value="0.00830770929162834" calcext:value-type="float">
            <text:p>0.008307709291628</text:p>
          </table:table-cell>
          <table:table-cell table:formula="of:=[.E379]*1000" office:value-type="float" office:value="8.30770929162834" calcext:value-type="float">
            <text:p>8.30770929162834</text:p>
          </table:table-cell>
          <table:table-cell table:number-columns-repeated="1018"/>
        </table:table-row>
        <table:table-row table:style-name="ro1">
          <table:table-cell office:value-type="float" office:value="1475538076.464" calcext:value-type="float">
            <text:p>1475538076.464</text:p>
          </table:table-cell>
          <table:table-cell office:value-type="float" office:value="1.893843" calcext:value-type="float">
            <text:p>1.893843</text:p>
          </table:table-cell>
          <table:table-cell table:formula="of:=([.A380] / 86400) + 25569" office:value-type="date" office:date-value="2016-10-03T23:41:16.464" calcext:value-type="date">
            <text:p>2016-10-03 23:41:16.464</text:p>
          </table:table-cell>
          <table:table-cell table:formula="of:=[.C380]-(4/24)" office:value-type="time" office:time-value="PT1023523H41M16.463999134S" calcext:value-type="time">
            <text:p>19:41:16.464</text:p>
          </table:table-cell>
          <table:table-cell table:formula="of:=[.B380]/[.G$1]" office:value-type="float" office:value="0.00871132934682613" calcext:value-type="float">
            <text:p>0.008711329346826</text:p>
          </table:table-cell>
          <table:table-cell table:formula="of:=[.E380]*1000" office:value-type="float" office:value="8.71132934682613" calcext:value-type="float">
            <text:p>8.71132934682613</text:p>
          </table:table-cell>
          <table:table-cell table:number-columns-repeated="1018"/>
        </table:table-row>
        <table:table-row table:style-name="ro1">
          <table:table-cell office:value-type="float" office:value="1475538078.008" calcext:value-type="float">
            <text:p>1475538078.008</text:p>
          </table:table-cell>
          <table:table-cell office:value-type="float" office:value="1.946602" calcext:value-type="float">
            <text:p>1.946602</text:p>
          </table:table-cell>
          <table:table-cell table:formula="of:=([.A381] / 86400) + 25569" office:value-type="date" office:date-value="2016-10-03T23:41:18.008" calcext:value-type="date">
            <text:p>2016-10-03 23:41:18.008</text:p>
          </table:table-cell>
          <table:table-cell table:formula="of:=[.C381]-(4/24)" office:value-type="time" office:time-value="PT1023523H41M18.007997666S" calcext:value-type="time">
            <text:p>19:41:18.008</text:p>
          </table:table-cell>
          <table:table-cell table:formula="of:=[.B381]/[.G$1]" office:value-type="float" office:value="0.00895401103955842" calcext:value-type="float">
            <text:p>0.008954011039558</text:p>
          </table:table-cell>
          <table:table-cell table:formula="of:=[.E381]*1000" office:value-type="float" office:value="8.95401103955842" calcext:value-type="float">
            <text:p>8.95401103955842</text:p>
          </table:table-cell>
          <table:table-cell table:number-columns-repeated="1018"/>
        </table:table-row>
        <table:table-row table:style-name="ro1">
          <table:table-cell office:value-type="float" office:value="1475538079.306" calcext:value-type="float">
            <text:p>1475538079.306</text:p>
          </table:table-cell>
          <table:table-cell office:value-type="float" office:value="1.945759" calcext:value-type="float">
            <text:p>1.945759</text:p>
          </table:table-cell>
          <table:table-cell table:formula="of:=([.A382] / 86400) + 25569" office:value-type="date" office:date-value="2016-10-03T23:41:19.306" calcext:value-type="date">
            <text:p>2016-10-03 23:41:19.306</text:p>
          </table:table-cell>
          <table:table-cell table:formula="of:=[.C382]-(4/24)" office:value-type="time" office:time-value="PT1023523H41M19.305999912S" calcext:value-type="time">
            <text:p>19:41:19.306</text:p>
          </table:table-cell>
          <table:table-cell table:formula="of:=[.B382]/[.G$1]" office:value-type="float" office:value="0.00895013339466421" calcext:value-type="float">
            <text:p>0.008950133394664</text:p>
          </table:table-cell>
          <table:table-cell table:formula="of:=[.E382]*1000" office:value-type="float" office:value="8.95013339466421" calcext:value-type="float">
            <text:p>8.95013339466421</text:p>
          </table:table-cell>
          <table:table-cell table:number-columns-repeated="1018"/>
        </table:table-row>
        <table:table-row table:style-name="ro1">
          <table:table-cell office:value-type="float" office:value="1475538080.604" calcext:value-type="float">
            <text:p>1475538080.604</text:p>
          </table:table-cell>
          <table:table-cell office:value-type="float" office:value="1.959223" calcext:value-type="float">
            <text:p>1.959223</text:p>
          </table:table-cell>
          <table:table-cell table:formula="of:=([.A383] / 86400) + 25569" office:value-type="date" office:date-value="2016-10-03T23:41:20.604" calcext:value-type="date">
            <text:p>2016-10-03 23:41:20.604</text:p>
          </table:table-cell>
          <table:table-cell table:formula="of:=[.C383]-(4/24)" office:value-type="time" office:time-value="PT1023523H41M20.603999645S" calcext:value-type="time">
            <text:p>19:41:20.604</text:p>
          </table:table-cell>
          <table:table-cell table:formula="of:=[.B383]/[.G$1]" office:value-type="float" office:value="0.0090120653173873" calcext:value-type="float">
            <text:p>0.009012065317387</text:p>
          </table:table-cell>
          <table:table-cell table:formula="of:=[.E383]*1000" office:value-type="float" office:value="9.0120653173873" calcext:value-type="float">
            <text:p>9.0120653173873</text:p>
          </table:table-cell>
          <table:table-cell table:number-columns-repeated="1018"/>
        </table:table-row>
        <table:table-row table:style-name="ro1">
          <table:table-cell office:value-type="float" office:value="1475538081.903" calcext:value-type="float">
            <text:p>1475538081.903</text:p>
          </table:table-cell>
          <table:table-cell office:value-type="float" office:value="1.999561" calcext:value-type="float">
            <text:p>1.999561</text:p>
          </table:table-cell>
          <table:table-cell table:formula="of:=([.A384] / 86400) + 25569" office:value-type="date" office:date-value="2016-10-03T23:41:21.903" calcext:value-type="date">
            <text:p>2016-10-03 23:41:21.903</text:p>
          </table:table-cell>
          <table:table-cell table:formula="of:=[.C384]-(4/24)" office:value-type="time" office:time-value="PT1023523H41M21.9029985S" calcext:value-type="time">
            <text:p>19:41:21.903</text:p>
          </table:table-cell>
          <table:table-cell table:formula="of:=[.B384]/[.G$1]" office:value-type="float" office:value="0.00919761269549218" calcext:value-type="float">
            <text:p>0.009197612695492</text:p>
          </table:table-cell>
          <table:table-cell table:formula="of:=[.E384]*1000" office:value-type="float" office:value="9.19761269549218" calcext:value-type="float">
            <text:p>9.19761269549218</text:p>
          </table:table-cell>
          <table:table-cell table:number-columns-repeated="1018"/>
        </table:table-row>
        <table:table-row table:style-name="ro1">
          <table:table-cell office:value-type="float" office:value="1475538083.2" calcext:value-type="float">
            <text:p>1475538083.2</text:p>
          </table:table-cell>
          <table:table-cell office:value-type="float" office:value="2.03532" calcext:value-type="float">
            <text:p>2.03532</text:p>
          </table:table-cell>
          <table:table-cell table:formula="of:=([.A385] / 86400) + 25569" office:value-type="date" office:date-value="2016-10-03T23:41:23.2" calcext:value-type="date">
            <text:p>2016-10-03 23:41:23.200</text:p>
          </table:table-cell>
          <table:table-cell table:formula="of:=[.C385]-(4/24)" office:value-type="time" office:time-value="PT1023523H41M23.199997433S" calcext:value-type="time">
            <text:p>19:41:23.200</text:p>
          </table:table-cell>
          <table:table-cell table:formula="of:=[.B385]/[.G$1]" office:value-type="float" office:value="0.00936209751609936" calcext:value-type="float">
            <text:p>0.009362097516099</text:p>
          </table:table-cell>
          <table:table-cell table:formula="of:=[.E385]*1000" office:value-type="float" office:value="9.36209751609936" calcext:value-type="float">
            <text:p>9.36209751609936</text:p>
          </table:table-cell>
          <table:table-cell table:number-columns-repeated="1018"/>
        </table:table-row>
        <table:table-row table:style-name="ro1">
          <table:table-cell office:value-type="float" office:value="1475538084.498" calcext:value-type="float">
            <text:p>1475538084.498</text:p>
          </table:table-cell>
          <table:table-cell office:value-type="float" office:value="2.037866" calcext:value-type="float">
            <text:p>2.037866</text:p>
          </table:table-cell>
          <table:table-cell table:formula="of:=([.A386] / 86400) + 25569" office:value-type="date" office:date-value="2016-10-03T23:41:24.498" calcext:value-type="date">
            <text:p>2016-10-03 23:41:24.498</text:p>
          </table:table-cell>
          <table:table-cell table:formula="of:=[.C386]-(4/24)" office:value-type="time" office:time-value="PT1023523H41M24.498000517S" calcext:value-type="time">
            <text:p>19:41:24.498</text:p>
          </table:table-cell>
          <table:table-cell table:formula="of:=[.B386]/[.G$1]" office:value-type="float" office:value="0.00937380864765409" calcext:value-type="float">
            <text:p>0.009373808647654</text:p>
          </table:table-cell>
          <table:table-cell table:formula="of:=[.E386]*1000" office:value-type="float" office:value="9.37380864765409" calcext:value-type="float">
            <text:p>9.37380864765409</text:p>
          </table:table-cell>
          <table:table-cell table:number-columns-repeated="1018"/>
        </table:table-row>
        <table:table-row table:style-name="ro1">
          <table:table-cell office:value-type="float" office:value="1475538085.796" calcext:value-type="float">
            <text:p>1475538085.796</text:p>
          </table:table-cell>
          <table:table-cell office:value-type="float" office:value="2.038233" calcext:value-type="float">
            <text:p>2.038233</text:p>
          </table:table-cell>
          <table:table-cell table:formula="of:=([.A387] / 86400) + 25569" office:value-type="date" office:date-value="2016-10-03T23:41:25.796" calcext:value-type="date">
            <text:p>2016-10-03 23:41:25.796</text:p>
          </table:table-cell>
          <table:table-cell table:formula="of:=[.C387]-(4/24)" office:value-type="time" office:time-value="PT1023523H41M25.795999831S" calcext:value-type="time">
            <text:p>19:41:25.796</text:p>
          </table:table-cell>
          <table:table-cell table:formula="of:=[.B387]/[.G$1]" office:value-type="float" office:value="0.00937549678012879" calcext:value-type="float">
            <text:p>0.009375496780129</text:p>
          </table:table-cell>
          <table:table-cell table:formula="of:=[.E387]*1000" office:value-type="float" office:value="9.37549678012879" calcext:value-type="float">
            <text:p>9.37549678012879</text:p>
          </table:table-cell>
          <table:table-cell table:number-columns-repeated="1018"/>
        </table:table-row>
        <table:table-row table:style-name="ro1">
          <table:table-cell office:value-type="float" office:value="1475538087.453" calcext:value-type="float">
            <text:p>1475538087.453</text:p>
          </table:table-cell>
          <table:table-cell office:value-type="float" office:value="1.941582" calcext:value-type="float">
            <text:p>1.941582</text:p>
          </table:table-cell>
          <table:table-cell table:formula="of:=([.A388] / 86400) + 25569" office:value-type="date" office:date-value="2016-10-03T23:41:27.453" calcext:value-type="date">
            <text:p>2016-10-03 23:41:27.453</text:p>
          </table:table-cell>
          <table:table-cell table:formula="of:=[.C388]-(4/24)" office:value-type="time" office:time-value="PT1023523H41M27.452998571S" calcext:value-type="time">
            <text:p>19:41:27.453</text:p>
          </table:table-cell>
          <table:table-cell table:formula="of:=[.B388]/[.G$1]" office:value-type="float" office:value="0.00893091996320147" calcext:value-type="float">
            <text:p>0.008930919963201</text:p>
          </table:table-cell>
          <table:table-cell table:formula="of:=[.E388]*1000" office:value-type="float" office:value="8.93091996320147" calcext:value-type="float">
            <text:p>8.93091996320147</text:p>
          </table:table-cell>
          <table:table-cell table:number-columns-repeated="1018"/>
        </table:table-row>
        <table:table-row table:style-name="ro1">
          <table:table-cell office:value-type="float" office:value="1475538088.783" calcext:value-type="float">
            <text:p>1475538088.783</text:p>
          </table:table-cell>
          <table:table-cell office:value-type="float" office:value="1.846012" calcext:value-type="float">
            <text:p>1.846012</text:p>
          </table:table-cell>
          <table:table-cell table:formula="of:=([.A389] / 86400) + 25569" office:value-type="date" office:date-value="2016-10-03T23:41:28.783001" calcext:value-type="date">
            <text:p>2016-10-03 23:41:28.783</text:p>
          </table:table-cell>
          <table:table-cell table:formula="of:=[.C389]-(4/24)" office:value-type="time" office:time-value="PT1023523H41M28.78300041S" calcext:value-type="time">
            <text:p>19:41:28.783</text:p>
          </table:table-cell>
          <table:table-cell table:formula="of:=[.B389]/[.G$1]" office:value-type="float" office:value="0.0084913155473781" calcext:value-type="float">
            <text:p>0.008491315547378</text:p>
          </table:table-cell>
          <table:table-cell table:formula="of:=[.E389]*1000" office:value-type="float" office:value="8.4913155473781" calcext:value-type="float">
            <text:p>8.4913155473781</text:p>
          </table:table-cell>
          <table:table-cell table:number-columns-repeated="1018"/>
        </table:table-row>
        <table:table-row table:style-name="ro1">
          <table:table-cell office:value-type="float" office:value="1475538090.08" calcext:value-type="float">
            <text:p>1475538090.08</text:p>
          </table:table-cell>
          <table:table-cell office:value-type="float" office:value="1.829049" calcext:value-type="float">
            <text:p>1.829049</text:p>
          </table:table-cell>
          <table:table-cell table:formula="of:=([.A390] / 86400) + 25569" office:value-type="date" office:date-value="2016-10-03T23:41:30.08" calcext:value-type="date">
            <text:p>2016-10-03 23:41:30.080</text:p>
          </table:table-cell>
          <table:table-cell table:formula="of:=[.C390]-(4/24)" office:value-type="time" office:time-value="PT1023523H41M30.080000181S" calcext:value-type="time">
            <text:p>19:41:30.080</text:p>
          </table:table-cell>
          <table:table-cell table:formula="of:=[.B390]/[.G$1]" office:value-type="float" office:value="0.00841328886844526" calcext:value-type="float">
            <text:p>0.008413288868445</text:p>
          </table:table-cell>
          <table:table-cell table:formula="of:=[.E390]*1000" office:value-type="float" office:value="8.41328886844526" calcext:value-type="float">
            <text:p>8.41328886844526</text:p>
          </table:table-cell>
          <table:table-cell table:number-columns-repeated="1018"/>
        </table:table-row>
        <table:table-row table:style-name="ro1">
          <table:table-cell office:value-type="float" office:value="1475538091.378" calcext:value-type="float">
            <text:p>1475538091.378</text:p>
          </table:table-cell>
          <table:table-cell office:value-type="float" office:value="1.830643" calcext:value-type="float">
            <text:p>1.830643</text:p>
          </table:table-cell>
          <table:table-cell table:formula="of:=([.A391] / 86400) + 25569" office:value-type="date" office:date-value="2016-10-03T23:41:31.377999" calcext:value-type="date">
            <text:p>2016-10-03 23:41:31.378</text:p>
          </table:table-cell>
          <table:table-cell table:formula="of:=[.C391]-(4/24)" office:value-type="time" office:time-value="PT1023523H41M31.377997817S" calcext:value-type="time">
            <text:p>19:41:31.378</text:p>
          </table:table-cell>
          <table:table-cell table:formula="of:=[.B391]/[.G$1]" office:value-type="float" office:value="0.00842062097516099" calcext:value-type="float">
            <text:p>0.008420620975161</text:p>
          </table:table-cell>
          <table:table-cell table:formula="of:=[.E391]*1000" office:value-type="float" office:value="8.42062097516099" calcext:value-type="float">
            <text:p>8.42062097516099</text:p>
          </table:table-cell>
          <table:table-cell table:number-columns-repeated="1018"/>
        </table:table-row>
        <table:table-row table:style-name="ro1">
          <table:table-cell office:value-type="float" office:value="1475538092.681" calcext:value-type="float">
            <text:p>1475538092.681</text:p>
          </table:table-cell>
          <table:table-cell office:value-type="float" office:value="1.75473" calcext:value-type="float">
            <text:p>1.75473</text:p>
          </table:table-cell>
          <table:table-cell table:formula="of:=([.A392] / 86400) + 25569" office:value-type="date" office:date-value="2016-10-03T23:41:32.681" calcext:value-type="date">
            <text:p>2016-10-03 23:41:32.681</text:p>
          </table:table-cell>
          <table:table-cell table:formula="of:=[.C392]-(4/24)" office:value-type="time" office:time-value="PT1023523H41M32.681000289S" calcext:value-type="time">
            <text:p>19:41:32.681</text:p>
          </table:table-cell>
          <table:table-cell table:formula="of:=[.B392]/[.G$1]" office:value-type="float" office:value="0.0080714351425943" calcext:value-type="float">
            <text:p>0.008071435142594</text:p>
          </table:table-cell>
          <table:table-cell table:formula="of:=[.E392]*1000" office:value-type="float" office:value="8.0714351425943" calcext:value-type="float">
            <text:p>8.0714351425943</text:p>
          </table:table-cell>
          <table:table-cell table:number-columns-repeated="1018"/>
        </table:table-row>
        <table:table-row table:style-name="ro1">
          <table:table-cell office:value-type="float" office:value="1475538093.978" calcext:value-type="float">
            <text:p>1475538093.978</text:p>
          </table:table-cell>
          <table:table-cell office:value-type="float" office:value="1.614022" calcext:value-type="float">
            <text:p>1.614022</text:p>
          </table:table-cell>
          <table:table-cell table:formula="of:=([.A393] / 86400) + 25569" office:value-type="date" office:date-value="2016-10-03T23:41:33.978" calcext:value-type="date">
            <text:p>2016-10-03 23:41:33.978</text:p>
          </table:table-cell>
          <table:table-cell table:formula="of:=[.C393]-(4/24)" office:value-type="time" office:time-value="PT1023523H41M33.97800006S" calcext:value-type="time">
            <text:p>19:41:33.978</text:p>
          </table:table-cell>
          <table:table-cell table:formula="of:=[.B393]/[.G$1]" office:value-type="float" office:value="0.00742420423183073" calcext:value-type="float">
            <text:p>0.007424204231831</text:p>
          </table:table-cell>
          <table:table-cell table:formula="of:=[.E393]*1000" office:value-type="float" office:value="7.42420423183073" calcext:value-type="float">
            <text:p>7.42420423183073</text:p>
          </table:table-cell>
          <table:table-cell table:number-columns-repeated="1018"/>
        </table:table-row>
        <table:table-row table:style-name="ro1">
          <table:table-cell office:value-type="float" office:value="1475538095.275" calcext:value-type="float">
            <text:p>1475538095.275</text:p>
          </table:table-cell>
          <table:table-cell office:value-type="float" office:value="1.52316" calcext:value-type="float">
            <text:p>1.52316</text:p>
          </table:table-cell>
          <table:table-cell table:formula="of:=([.A394] / 86400) + 25569" office:value-type="date" office:date-value="2016-10-03T23:41:35.275" calcext:value-type="date">
            <text:p>2016-10-03 23:41:35.275</text:p>
          </table:table-cell>
          <table:table-cell table:formula="of:=[.C394]-(4/24)" office:value-type="time" office:time-value="PT1023523H41M35.274998993S" calcext:value-type="time">
            <text:p>19:41:35.275</text:p>
          </table:table-cell>
          <table:table-cell table:formula="of:=[.B394]/[.G$1]" office:value-type="float" office:value="0.00700625574977001" calcext:value-type="float">
            <text:p>0.00700625574977</text:p>
          </table:table-cell>
          <table:table-cell table:formula="of:=[.E394]*1000" office:value-type="float" office:value="7.00625574977001" calcext:value-type="float">
            <text:p>7.00625574977001</text:p>
          </table:table-cell>
          <table:table-cell table:number-columns-repeated="1018"/>
        </table:table-row>
        <table:table-row table:style-name="ro1">
          <table:table-cell office:value-type="float" office:value="1475538096.638" calcext:value-type="float">
            <text:p>1475538096.638</text:p>
          </table:table-cell>
          <table:table-cell office:value-type="float" office:value="1.522702" calcext:value-type="float">
            <text:p>1.522702</text:p>
          </table:table-cell>
          <table:table-cell table:formula="of:=([.A395] / 86400) + 25569" office:value-type="date" office:date-value="2016-10-03T23:41:36.638" calcext:value-type="date">
            <text:p>2016-10-03 23:41:36.638</text:p>
          </table:table-cell>
          <table:table-cell table:formula="of:=[.C395]-(4/24)" office:value-type="time" office:time-value="PT1023523H41M36.637999965S" calcext:value-type="time">
            <text:p>19:41:36.638</text:p>
          </table:table-cell>
          <table:table-cell table:formula="of:=[.B395]/[.G$1]" office:value-type="float" office:value="0.00700414903403864" calcext:value-type="float">
            <text:p>0.007004149034039</text:p>
          </table:table-cell>
          <table:table-cell table:formula="of:=[.E395]*1000" office:value-type="float" office:value="7.00414903403864" calcext:value-type="float">
            <text:p>7.00414903403864</text:p>
          </table:table-cell>
          <table:table-cell table:number-columns-repeated="1018"/>
        </table:table-row>
        <table:table-row table:style-name="ro1">
          <table:table-cell office:value-type="float" office:value="1475538098.189" calcext:value-type="float">
            <text:p>1475538098.189</text:p>
          </table:table-cell>
          <table:table-cell office:value-type="float" office:value="1.527282" calcext:value-type="float">
            <text:p>1.527282</text:p>
          </table:table-cell>
          <table:table-cell table:formula="of:=([.A396] / 86400) + 25569" office:value-type="date" office:date-value="2016-10-03T23:41:38.189" calcext:value-type="date">
            <text:p>2016-10-03 23:41:38.189</text:p>
          </table:table-cell>
          <table:table-cell table:formula="of:=[.C396]-(4/24)" office:value-type="time" office:time-value="PT1023523H41M38.188999901S" calcext:value-type="time">
            <text:p>19:41:38.189</text:p>
          </table:table-cell>
          <table:table-cell table:formula="of:=[.B396]/[.G$1]" office:value-type="float" office:value="0.00702521619135235" calcext:value-type="float">
            <text:p>0.007025216191352</text:p>
          </table:table-cell>
          <table:table-cell table:formula="of:=[.E396]*1000" office:value-type="float" office:value="7.02521619135235" calcext:value-type="float">
            <text:p>7.02521619135235</text:p>
          </table:table-cell>
          <table:table-cell table:number-columns-repeated="1018"/>
        </table:table-row>
        <table:table-row table:style-name="ro1">
          <table:table-cell office:value-type="float" office:value="1475538099.486" calcext:value-type="float">
            <text:p>1475538099.486</text:p>
          </table:table-cell>
          <table:table-cell office:value-type="float" office:value="1.537174" calcext:value-type="float">
            <text:p>1.537174</text:p>
          </table:table-cell>
          <table:table-cell table:formula="of:=([.A397] / 86400) + 25569" office:value-type="date" office:date-value="2016-10-03T23:41:39.486" calcext:value-type="date">
            <text:p>2016-10-03 23:41:39.486</text:p>
          </table:table-cell>
          <table:table-cell table:formula="of:=[.C397]-(4/24)" office:value-type="time" office:time-value="PT1023523H41M39.485997576S" calcext:value-type="time">
            <text:p>19:41:39.486</text:p>
          </table:table-cell>
          <table:table-cell table:formula="of:=[.B397]/[.G$1]" office:value-type="float" office:value="0.00707071757129715" calcext:value-type="float">
            <text:p>0.007070717571297</text:p>
          </table:table-cell>
          <table:table-cell table:formula="of:=[.E397]*1000" office:value-type="float" office:value="7.07071757129715" calcext:value-type="float">
            <text:p>7.07071757129715</text:p>
          </table:table-cell>
          <table:table-cell table:number-columns-repeated="1018"/>
        </table:table-row>
        <table:table-row table:style-name="ro1">
          <table:table-cell office:value-type="float" office:value="1475538100.785" calcext:value-type="float">
            <text:p>1475538100.785</text:p>
          </table:table-cell>
          <table:table-cell office:value-type="float" office:value="1.544832" calcext:value-type="float">
            <text:p>1.544832</text:p>
          </table:table-cell>
          <table:table-cell table:formula="of:=([.A398] / 86400) + 25569" office:value-type="date" office:date-value="2016-10-03T23:41:40.785" calcext:value-type="date">
            <text:p>2016-10-03 23:41:40.785</text:p>
          </table:table-cell>
          <table:table-cell table:formula="of:=[.C398]-(4/24)" office:value-type="time" office:time-value="PT1023523H41M40.784999784S" calcext:value-type="time">
            <text:p>19:41:40.785</text:p>
          </table:table-cell>
          <table:table-cell table:formula="of:=[.B398]/[.G$1]" office:value-type="float" office:value="0.00710594296228151" calcext:value-type="float">
            <text:p>0.007105942962282</text:p>
          </table:table-cell>
          <table:table-cell table:formula="of:=[.E398]*1000" office:value-type="float" office:value="7.10594296228151" calcext:value-type="float">
            <text:p>7.10594296228151</text:p>
          </table:table-cell>
          <table:table-cell table:number-columns-repeated="1018"/>
        </table:table-row>
        <table:table-row table:style-name="ro1">
          <table:table-cell office:value-type="float" office:value="1475538102.085" calcext:value-type="float">
            <text:p>1475538102.085</text:p>
          </table:table-cell>
          <table:table-cell office:value-type="float" office:value="1.540893" calcext:value-type="float">
            <text:p>1.540893</text:p>
          </table:table-cell>
          <table:table-cell table:formula="of:=([.A399] / 86400) + 25569" office:value-type="date" office:date-value="2016-10-03T23:41:42.085" calcext:value-type="date">
            <text:p>2016-10-03 23:41:42.085</text:p>
          </table:table-cell>
          <table:table-cell table:formula="of:=[.C399]-(4/24)" office:value-type="time" office:time-value="PT1023523H41M42.084997762S" calcext:value-type="time">
            <text:p>19:41:42.085</text:p>
          </table:table-cell>
          <table:table-cell table:formula="of:=[.B399]/[.G$1]" office:value-type="float" office:value="0.00708782428702852" calcext:value-type="float">
            <text:p>0.007087824287029</text:p>
          </table:table-cell>
          <table:table-cell table:formula="of:=[.E399]*1000" office:value-type="float" office:value="7.08782428702852" calcext:value-type="float">
            <text:p>7.08782428702852</text:p>
          </table:table-cell>
          <table:table-cell table:number-columns-repeated="1018"/>
        </table:table-row>
        <table:table-row table:style-name="ro1">
          <table:table-cell office:value-type="float" office:value="1475538103.381" calcext:value-type="float">
            <text:p>1475538103.381</text:p>
          </table:table-cell>
          <table:table-cell office:value-type="float" office:value="1.554962" calcext:value-type="float">
            <text:p>1.554962</text:p>
          </table:table-cell>
          <table:table-cell table:formula="of:=([.A400] / 86400) + 25569" office:value-type="date" office:date-value="2016-10-03T23:41:43.381" calcext:value-type="date">
            <text:p>2016-10-03 23:41:43.381</text:p>
          </table:table-cell>
          <table:table-cell table:formula="of:=[.C400]-(4/24)" office:value-type="time" office:time-value="PT1023523H41M43.381000087S" calcext:value-type="time">
            <text:p>19:41:43.381</text:p>
          </table:table-cell>
          <table:table-cell table:formula="of:=[.B400]/[.G$1]" office:value-type="float" office:value="0.00715253909843606" calcext:value-type="float">
            <text:p>0.007152539098436</text:p>
          </table:table-cell>
          <table:table-cell table:formula="of:=[.E400]*1000" office:value-type="float" office:value="7.15253909843606" calcext:value-type="float">
            <text:p>7.15253909843606</text:p>
          </table:table-cell>
          <table:table-cell table:number-columns-repeated="1018"/>
        </table:table-row>
        <table:table-row table:style-name="ro1">
          <table:table-cell office:value-type="float" office:value="1475538104.678" calcext:value-type="float">
            <text:p>1475538104.678</text:p>
          </table:table-cell>
          <table:table-cell office:value-type="float" office:value="1.765941" calcext:value-type="float">
            <text:p>1.765941</text:p>
          </table:table-cell>
          <table:table-cell table:formula="of:=([.A401] / 86400) + 25569" office:value-type="date" office:date-value="2016-10-03T23:41:44.678" calcext:value-type="date">
            <text:p>2016-10-03 23:41:44.678</text:p>
          </table:table-cell>
          <table:table-cell table:formula="of:=[.C401]-(4/24)" office:value-type="time" office:time-value="PT1023523H41M44.678000696S" calcext:value-type="time">
            <text:p>19:41:44.678</text:p>
          </table:table-cell>
          <table:table-cell table:formula="of:=[.B401]/[.G$1]" office:value-type="float" office:value="0.00812300367985281" calcext:value-type="float">
            <text:p>0.008123003679853</text:p>
          </table:table-cell>
          <table:table-cell table:formula="of:=[.E401]*1000" office:value-type="float" office:value="8.12300367985281" calcext:value-type="float">
            <text:p>8.12300367985281</text:p>
          </table:table-cell>
          <table:table-cell table:number-columns-repeated="1018"/>
        </table:table-row>
        <table:table-row table:style-name="ro1">
          <table:table-cell office:value-type="float" office:value="1475538105.976" calcext:value-type="float">
            <text:p>1475538105.976</text:p>
          </table:table-cell>
          <table:table-cell office:value-type="float" office:value="1.975124" calcext:value-type="float">
            <text:p>1.975124</text:p>
          </table:table-cell>
          <table:table-cell table:formula="of:=([.A402] / 86400) + 25569" office:value-type="date" office:date-value="2016-10-03T23:41:45.976" calcext:value-type="date">
            <text:p>2016-10-03 23:41:45.976</text:p>
          </table:table-cell>
          <table:table-cell table:formula="of:=[.C402]-(4/24)" office:value-type="time" office:time-value="PT1023523H41M45.975997914S" calcext:value-type="time">
            <text:p>19:41:45.976</text:p>
          </table:table-cell>
          <table:table-cell table:formula="of:=[.B402]/[.G$1]" office:value-type="float" office:value="0.00908520699172033" calcext:value-type="float">
            <text:p>0.00908520699172</text:p>
          </table:table-cell>
          <table:table-cell table:formula="of:=[.E402]*1000" office:value-type="float" office:value="9.08520699172033" calcext:value-type="float">
            <text:p>9.08520699172033</text:p>
          </table:table-cell>
          <table:table-cell table:number-columns-repeated="1018"/>
        </table:table-row>
        <table:table-row table:style-name="ro1">
          <table:table-cell office:value-type="float" office:value="1475538107.633" calcext:value-type="float">
            <text:p>1475538107.633</text:p>
          </table:table-cell>
          <table:table-cell office:value-type="float" office:value="2.014528" calcext:value-type="float">
            <text:p>2.014528</text:p>
          </table:table-cell>
          <table:table-cell table:formula="of:=([.A403] / 86400) + 25569" office:value-type="date" office:date-value="2016-10-03T23:41:47.633" calcext:value-type="date">
            <text:p>2016-10-03 23:41:47.633</text:p>
          </table:table-cell>
          <table:table-cell table:formula="of:=[.C403]-(4/24)" office:value-type="time" office:time-value="PT1023523H41M47.632999588S" calcext:value-type="time">
            <text:p>19:41:47.633</text:p>
          </table:table-cell>
          <table:table-cell table:formula="of:=[.B403]/[.G$1]" office:value-type="float" office:value="0.00926645814167433" calcext:value-type="float">
            <text:p>0.009266458141674</text:p>
          </table:table-cell>
          <table:table-cell table:formula="of:=[.E403]*1000" office:value-type="float" office:value="9.26645814167433" calcext:value-type="float">
            <text:p>9.26645814167433</text:p>
          </table:table-cell>
          <table:table-cell table:number-columns-repeated="1018"/>
        </table:table-row>
        <table:table-row table:style-name="ro1">
          <table:table-cell office:value-type="float" office:value="1475538108.967" calcext:value-type="float">
            <text:p>1475538108.967</text:p>
          </table:table-cell>
          <table:table-cell office:value-type="float" office:value="2.015884" calcext:value-type="float">
            <text:p>2.015884</text:p>
          </table:table-cell>
          <table:table-cell table:formula="of:=([.A404] / 86400) + 25569" office:value-type="date" office:date-value="2016-10-03T23:41:48.967" calcext:value-type="date">
            <text:p>2016-10-03 23:41:48.967</text:p>
          </table:table-cell>
          <table:table-cell table:formula="of:=[.C404]-(4/24)" office:value-type="time" office:time-value="PT1023523H41M48.966998756S" calcext:value-type="time">
            <text:p>19:41:48.967</text:p>
          </table:table-cell>
          <table:table-cell table:formula="of:=[.B404]/[.G$1]" office:value-type="float" office:value="0.00927269549218031" calcext:value-type="float">
            <text:p>0.00927269549218</text:p>
          </table:table-cell>
          <table:table-cell table:formula="of:=[.E404]*1000" office:value-type="float" office:value="9.27269549218031" calcext:value-type="float">
            <text:p>9.27269549218031</text:p>
          </table:table-cell>
          <table:table-cell table:number-columns-repeated="1018"/>
        </table:table-row>
        <table:table-row table:style-name="ro1">
          <table:table-cell office:value-type="float" office:value="1475538110.266" calcext:value-type="float">
            <text:p>1475538110.266</text:p>
          </table:table-cell>
          <table:table-cell office:value-type="float" office:value="1.928631" calcext:value-type="float">
            <text:p>1.928631</text:p>
          </table:table-cell>
          <table:table-cell table:formula="of:=([.A405] / 86400) + 25569" office:value-type="date" office:date-value="2016-10-03T23:41:50.266" calcext:value-type="date">
            <text:p>2016-10-03 23:41:50.266</text:p>
          </table:table-cell>
          <table:table-cell table:formula="of:=[.C405]-(4/24)" office:value-type="time" office:time-value="PT1023523H41M50.265997611S" calcext:value-type="time">
            <text:p>19:41:50.266</text:p>
          </table:table-cell>
          <table:table-cell table:formula="of:=[.B405]/[.G$1]" office:value-type="float" office:value="0.00887134774609016" calcext:value-type="float">
            <text:p>0.00887134774609</text:p>
          </table:table-cell>
          <table:table-cell table:formula="of:=[.E405]*1000" office:value-type="float" office:value="8.87134774609016" calcext:value-type="float">
            <text:p>8.87134774609016</text:p>
          </table:table-cell>
          <table:table-cell table:number-columns-repeated="1018"/>
        </table:table-row>
        <table:table-row table:style-name="ro1">
          <table:table-cell office:value-type="float" office:value="1475538111.563" calcext:value-type="float">
            <text:p>1475538111.563</text:p>
          </table:table-cell>
          <table:table-cell office:value-type="float" office:value="1.816794" calcext:value-type="float">
            <text:p>1.816794</text:p>
          </table:table-cell>
          <table:table-cell table:formula="of:=([.A406] / 86400) + 25569" office:value-type="date" office:date-value="2016-10-03T23:41:51.563" calcext:value-type="date">
            <text:p>2016-10-03 23:41:51.563</text:p>
          </table:table-cell>
          <table:table-cell table:formula="of:=[.C406]-(4/24)" office:value-type="time" office:time-value="PT1023523H41M51.562999059S" calcext:value-type="time">
            <text:p>19:41:51.563</text:p>
          </table:table-cell>
          <table:table-cell table:formula="of:=[.B406]/[.G$1]" office:value-type="float" office:value="0.00835691812327507" calcext:value-type="float">
            <text:p>0.008356918123275</text:p>
          </table:table-cell>
          <table:table-cell table:formula="of:=[.E406]*1000" office:value-type="float" office:value="8.35691812327507" calcext:value-type="float">
            <text:p>8.35691812327507</text:p>
          </table:table-cell>
          <table:table-cell table:number-columns-repeated="1018"/>
        </table:table-row>
        <table:table-row table:style-name="ro1">
          <table:table-cell office:value-type="float" office:value="1475538112.863" calcext:value-type="float">
            <text:p>1475538112.863</text:p>
          </table:table-cell>
          <table:table-cell office:value-type="float" office:value="1.767846" calcext:value-type="float">
            <text:p>1.767846</text:p>
          </table:table-cell>
          <table:table-cell table:formula="of:=([.A407] / 86400) + 25569" office:value-type="date" office:date-value="2016-10-03T23:41:52.863" calcext:value-type="date">
            <text:p>2016-10-03 23:41:52.863</text:p>
          </table:table-cell>
          <table:table-cell table:formula="of:=[.C407]-(4/24)" office:value-type="time" office:time-value="PT1023523H41M52.86299997S" calcext:value-type="time">
            <text:p>19:41:52.863</text:p>
          </table:table-cell>
          <table:table-cell table:formula="of:=[.B407]/[.G$1]" office:value-type="float" office:value="0.00813176632934683" calcext:value-type="float">
            <text:p>0.008131766329347</text:p>
          </table:table-cell>
          <table:table-cell table:formula="of:=[.E407]*1000" office:value-type="float" office:value="8.13176632934683" calcext:value-type="float">
            <text:p>8.13176632934683</text:p>
          </table:table-cell>
          <table:table-cell table:number-columns-repeated="1018"/>
        </table:table-row>
        <table:table-row table:style-name="ro1">
          <table:table-cell office:value-type="float" office:value="1475538114.163" calcext:value-type="float">
            <text:p>1475538114.163</text:p>
          </table:table-cell>
          <table:table-cell office:value-type="float" office:value="1.765703" calcext:value-type="float">
            <text:p>1.765703</text:p>
          </table:table-cell>
          <table:table-cell table:formula="of:=([.A408] / 86400) + 25569" office:value-type="date" office:date-value="2016-10-03T23:41:54.163" calcext:value-type="date">
            <text:p>2016-10-03 23:41:54.163</text:p>
          </table:table-cell>
          <table:table-cell table:formula="of:=[.C408]-(4/24)" office:value-type="time" office:time-value="PT1023523H41M54.163000463S" calcext:value-type="time">
            <text:p>19:41:54.163</text:p>
          </table:table-cell>
          <table:table-cell table:formula="of:=[.B408]/[.G$1]" office:value-type="float" office:value="0.00812190892364305" calcext:value-type="float">
            <text:p>0.008121908923643</text:p>
          </table:table-cell>
          <table:table-cell table:formula="of:=[.E408]*1000" office:value-type="float" office:value="8.12190892364305" calcext:value-type="float">
            <text:p>8.12190892364305</text:p>
          </table:table-cell>
          <table:table-cell table:number-columns-repeated="1018"/>
        </table:table-row>
        <table:table-row table:style-name="ro1">
          <table:table-cell office:value-type="float" office:value="1475538115.46" calcext:value-type="float">
            <text:p>1475538115.46</text:p>
          </table:table-cell>
          <table:table-cell office:value-type="float" office:value="1.795764" calcext:value-type="float">
            <text:p>1.795764</text:p>
          </table:table-cell>
          <table:table-cell table:formula="of:=([.A409] / 86400) + 25569" office:value-type="date" office:date-value="2016-10-03T23:41:55.46" calcext:value-type="date">
            <text:p>2016-10-03 23:41:55.460</text:p>
          </table:table-cell>
          <table:table-cell table:formula="of:=[.C409]-(4/24)" office:value-type="time" office:time-value="PT1023523H41M55.460000653S" calcext:value-type="time">
            <text:p>19:41:55.460</text:p>
          </table:table-cell>
          <table:table-cell table:formula="of:=[.B409]/[.G$1]" office:value-type="float" office:value="0.00826018399264029" calcext:value-type="float">
            <text:p>0.00826018399264</text:p>
          </table:table-cell>
          <table:table-cell table:formula="of:=[.E409]*1000" office:value-type="float" office:value="8.26018399264029" calcext:value-type="float">
            <text:p>8.26018399264029</text:p>
          </table:table-cell>
          <table:table-cell table:number-columns-repeated="1018"/>
        </table:table-row>
        <table:table-row table:style-name="ro1">
          <table:table-cell office:value-type="float" office:value="1475538116.825" calcext:value-type="float">
            <text:p>1475538116.825</text:p>
          </table:table-cell>
          <table:table-cell office:value-type="float" office:value="1.881002" calcext:value-type="float">
            <text:p>1.881002</text:p>
          </table:table-cell>
          <table:table-cell table:formula="of:=([.A410] / 86400) + 25569" office:value-type="date" office:date-value="2016-10-03T23:41:56.825" calcext:value-type="date">
            <text:p>2016-10-03 23:41:56.825</text:p>
          </table:table-cell>
          <table:table-cell table:formula="of:=[.C410]-(4/24)" office:value-type="time" office:time-value="PT1023523H41M56.82500029S" calcext:value-type="time">
            <text:p>19:41:56.825</text:p>
          </table:table-cell>
          <table:table-cell table:formula="of:=[.B410]/[.G$1]" office:value-type="float" office:value="0.00865226310947562" calcext:value-type="float">
            <text:p>0.008652263109476</text:p>
          </table:table-cell>
          <table:table-cell table:formula="of:=[.E410]*1000" office:value-type="float" office:value="8.65226310947562" calcext:value-type="float">
            <text:p>8.65226310947562</text:p>
          </table:table-cell>
          <table:table-cell table:number-columns-repeated="1018"/>
        </table:table-row>
        <table:table-row table:style-name="ro1">
          <table:table-cell office:value-type="float" office:value="1475538118.368" calcext:value-type="float">
            <text:p>1475538118.368</text:p>
          </table:table-cell>
          <table:table-cell office:value-type="float" office:value="1.945612" calcext:value-type="float">
            <text:p>1.945612</text:p>
          </table:table-cell>
          <table:table-cell table:formula="of:=([.A411] / 86400) + 25569" office:value-type="date" office:date-value="2016-10-03T23:41:58.368" calcext:value-type="date">
            <text:p>2016-10-03 23:41:58.368</text:p>
          </table:table-cell>
          <table:table-cell table:formula="of:=[.C411]-(4/24)" office:value-type="time" office:time-value="PT1023523H41M58.367997184S" calcext:value-type="time">
            <text:p>19:41:58.368</text:p>
          </table:table-cell>
          <table:table-cell table:formula="of:=[.B411]/[.G$1]" office:value-type="float" office:value="0.00894945722171113" calcext:value-type="float">
            <text:p>0.008949457221711</text:p>
          </table:table-cell>
          <table:table-cell table:formula="of:=[.E411]*1000" office:value-type="float" office:value="8.94945722171113" calcext:value-type="float">
            <text:p>8.94945722171113</text:p>
          </table:table-cell>
          <table:table-cell table:number-columns-repeated="1018"/>
        </table:table-row>
        <table:table-row table:style-name="ro1">
          <table:table-cell office:value-type="float" office:value="1475538119.665" calcext:value-type="float">
            <text:p>1475538119.665</text:p>
          </table:table-cell>
          <table:table-cell office:value-type="float" office:value="1.944861" calcext:value-type="float">
            <text:p>1.944861</text:p>
          </table:table-cell>
          <table:table-cell table:formula="of:=([.A412] / 86400) + 25569" office:value-type="date" office:date-value="2016-10-03T23:41:59.665" calcext:value-type="date">
            <text:p>2016-10-03 23:41:59.665</text:p>
          </table:table-cell>
          <table:table-cell table:formula="of:=[.C412]-(4/24)" office:value-type="time" office:time-value="PT1023523H41M59.66499947S" calcext:value-type="time">
            <text:p>19:41:59.665</text:p>
          </table:table-cell>
          <table:table-cell table:formula="of:=[.B412]/[.G$1]" office:value-type="float" office:value="0.0089460027598896" calcext:value-type="float">
            <text:p>0.00894600275989</text:p>
          </table:table-cell>
          <table:table-cell table:formula="of:=[.E412]*1000" office:value-type="float" office:value="8.9460027598896" calcext:value-type="float">
            <text:p>8.9460027598896</text:p>
          </table:table-cell>
          <table:table-cell table:number-columns-repeated="1018"/>
        </table:table-row>
        <table:table-row table:style-name="ro1">
          <table:table-cell office:value-type="float" office:value="1475538120.963" calcext:value-type="float">
            <text:p>1475538120.963</text:p>
          </table:table-cell>
          <table:table-cell office:value-type="float" office:value="1.95098" calcext:value-type="float">
            <text:p>1.95098</text:p>
          </table:table-cell>
          <table:table-cell table:formula="of:=([.A413] / 86400) + 25569" office:value-type="date" office:date-value="2016-10-03T23:42:00.963" calcext:value-type="date">
            <text:p>2016-10-03 23:42:00.963</text:p>
          </table:table-cell>
          <table:table-cell table:formula="of:=[.C413]-(4/24)" office:value-type="time" office:time-value="PT1023523H42M00.963000879S" calcext:value-type="time">
            <text:p>19:42:00.963</text:p>
          </table:table-cell>
          <table:table-cell table:formula="of:=[.B413]/[.G$1]" office:value-type="float" office:value="0.00897414903403864" calcext:value-type="float">
            <text:p>0.008974149034039</text:p>
          </table:table-cell>
          <table:table-cell table:formula="of:=[.E413]*1000" office:value-type="float" office:value="8.97414903403864" calcext:value-type="float">
            <text:p>8.97414903403864</text:p>
          </table:table-cell>
          <table:table-cell table:number-columns-repeated="1018"/>
        </table:table-row>
        <table:table-row table:style-name="ro1">
          <table:table-cell office:value-type="float" office:value="1475538122.26" calcext:value-type="float">
            <text:p>1475538122.26</text:p>
          </table:table-cell>
          <table:table-cell office:value-type="float" office:value="1.991886" calcext:value-type="float">
            <text:p>1.991886</text:p>
          </table:table-cell>
          <table:table-cell table:formula="of:=([.A414] / 86400) + 25569" office:value-type="date" office:date-value="2016-10-03T23:42:02.26" calcext:value-type="date">
            <text:p>2016-10-03 23:42:02.260</text:p>
          </table:table-cell>
          <table:table-cell table:formula="of:=[.C414]-(4/24)" office:value-type="time" office:time-value="PT1023523H42M02.259998973S" calcext:value-type="time">
            <text:p>19:42:02.260</text:p>
          </table:table-cell>
          <table:table-cell table:formula="of:=[.B414]/[.G$1]" office:value-type="float" office:value="0.00916230910763569" calcext:value-type="float">
            <text:p>0.009162309107636</text:p>
          </table:table-cell>
          <table:table-cell table:formula="of:=[.E414]*1000" office:value-type="float" office:value="9.16230910763569" calcext:value-type="float">
            <text:p>9.16230910763569</text:p>
          </table:table-cell>
          <table:table-cell table:number-columns-repeated="1018"/>
        </table:table-row>
        <table:table-row table:style-name="ro1">
          <table:table-cell office:value-type="float" office:value="1475538123.558" calcext:value-type="float">
            <text:p>1475538123.558</text:p>
          </table:table-cell>
          <table:table-cell office:value-type="float" office:value="2.031876" calcext:value-type="float">
            <text:p>2.031876</text:p>
          </table:table-cell>
          <table:table-cell table:formula="of:=([.A415] / 86400) + 25569" office:value-type="date" office:date-value="2016-10-03T23:42:03.558001" calcext:value-type="date">
            <text:p>2016-10-03 23:42:03.558</text:p>
          </table:table-cell>
          <table:table-cell table:formula="of:=[.C415]-(4/24)" office:value-type="time" office:time-value="PT1023523H42M03.558000382S" calcext:value-type="time">
            <text:p>19:42:03.558</text:p>
          </table:table-cell>
          <table:table-cell table:formula="of:=[.B415]/[.G$1]" office:value-type="float" office:value="0.00934625574977001" calcext:value-type="float">
            <text:p>0.00934625574977</text:p>
          </table:table-cell>
          <table:table-cell table:formula="of:=[.E415]*1000" office:value-type="float" office:value="9.34625574977001" calcext:value-type="float">
            <text:p>9.34625574977001</text:p>
          </table:table-cell>
          <table:table-cell table:number-columns-repeated="1018"/>
        </table:table-row>
        <table:table-row table:style-name="ro1">
          <table:table-cell office:value-type="float" office:value="1475538124.86" calcext:value-type="float">
            <text:p>1475538124.86</text:p>
          </table:table-cell>
          <table:table-cell office:value-type="float" office:value="2.03706" calcext:value-type="float">
            <text:p>2.03706</text:p>
          </table:table-cell>
          <table:table-cell table:formula="of:=([.A416] / 86400) + 25569" office:value-type="date" office:date-value="2016-10-03T23:42:04.860001" calcext:value-type="date">
            <text:p>2016-10-03 23:42:04.860</text:p>
          </table:table-cell>
          <table:table-cell table:formula="of:=[.C416]-(4/24)" office:value-type="time" office:time-value="PT1023523H42M04.860000378S" calcext:value-type="time">
            <text:p>19:42:04.860</text:p>
          </table:table-cell>
          <table:table-cell table:formula="of:=[.B416]/[.G$1]" office:value-type="float" office:value="0.00937010119595216" calcext:value-type="float">
            <text:p>0.009370101195952</text:p>
          </table:table-cell>
          <table:table-cell table:formula="of:=[.E416]*1000" office:value-type="float" office:value="9.37010119595216" calcext:value-type="float">
            <text:p>9.37010119595216</text:p>
          </table:table-cell>
          <table:table-cell table:number-columns-repeated="1018"/>
        </table:table-row>
        <table:table-row table:style-name="ro1">
          <table:table-cell office:value-type="float" office:value="1475538126.16" calcext:value-type="float">
            <text:p>1475538126.16</text:p>
          </table:table-cell>
          <table:table-cell office:value-type="float" office:value="2.038672" calcext:value-type="float">
            <text:p>2.038672</text:p>
          </table:table-cell>
          <table:table-cell table:formula="of:=([.A417] / 86400) + 25569" office:value-type="date" office:date-value="2016-10-03T23:42:06.160001" calcext:value-type="date">
            <text:p>2016-10-03 23:42:06.160</text:p>
          </table:table-cell>
          <table:table-cell table:formula="of:=[.C417]-(4/24)" office:value-type="time" office:time-value="PT1023523H42M06.160000451S" calcext:value-type="time">
            <text:p>19:42:06.160</text:p>
          </table:table-cell>
          <table:table-cell table:formula="of:=[.B417]/[.G$1]" office:value-type="float" office:value="0.00937751609935603" calcext:value-type="float">
            <text:p>0.009377516099356</text:p>
          </table:table-cell>
          <table:table-cell table:formula="of:=[.E417]*1000" office:value-type="float" office:value="9.37751609935603" calcext:value-type="float">
            <text:p>9.37751609935603</text:p>
          </table:table-cell>
          <table:table-cell table:number-columns-repeated="1018"/>
        </table:table-row>
        <table:table-row table:style-name="ro1">
          <table:table-cell office:value-type="float" office:value="1475538127.813" calcext:value-type="float">
            <text:p>1475538127.813</text:p>
          </table:table-cell>
          <table:table-cell office:value-type="float" office:value="1.956256" calcext:value-type="float">
            <text:p>1.956256</text:p>
          </table:table-cell>
          <table:table-cell table:formula="of:=([.A418] / 86400) + 25569" office:value-type="date" office:date-value="2016-10-03T23:42:07.813" calcext:value-type="date">
            <text:p>2016-10-03 23:42:07.813</text:p>
          </table:table-cell>
          <table:table-cell table:formula="of:=[.C418]-(4/24)" office:value-type="time" office:time-value="PT1023523H42M07.812998928S" calcext:value-type="time">
            <text:p>19:42:07.813</text:p>
          </table:table-cell>
          <table:table-cell table:formula="of:=[.B418]/[.G$1]" office:value-type="float" office:value="0.00899841766329347" calcext:value-type="float">
            <text:p>0.008998417663293</text:p>
          </table:table-cell>
          <table:table-cell table:formula="of:=[.E418]*1000" office:value-type="float" office:value="8.99841766329347" calcext:value-type="float">
            <text:p>8.99841766329347</text:p>
          </table:table-cell>
          <table:table-cell table:number-columns-repeated="1018"/>
        </table:table-row>
        <table:table-row table:style-name="ro1">
          <table:table-cell office:value-type="float" office:value="1475538129.145" calcext:value-type="float">
            <text:p>1475538129.145</text:p>
          </table:table-cell>
          <table:table-cell office:value-type="float" office:value="1.860118" calcext:value-type="float">
            <text:p>1.860118</text:p>
          </table:table-cell>
          <table:table-cell table:formula="of:=([.A419] / 86400) + 25569" office:value-type="date" office:date-value="2016-10-03T23:42:09.145001" calcext:value-type="date">
            <text:p>2016-10-03 23:42:09.145</text:p>
          </table:table-cell>
          <table:table-cell table:formula="of:=[.C419]-(4/24)" office:value-type="time" office:time-value="PT1023523H42M09.14500027S" calcext:value-type="time">
            <text:p>19:42:09.145</text:p>
          </table:table-cell>
          <table:table-cell table:formula="of:=[.B419]/[.G$1]" office:value-type="float" office:value="0.00855620055197792" calcext:value-type="float">
            <text:p>0.008556200551978</text:p>
          </table:table-cell>
          <table:table-cell table:formula="of:=[.E419]*1000" office:value-type="float" office:value="8.55620055197792" calcext:value-type="float">
            <text:p>8.55620055197792</text:p>
          </table:table-cell>
          <table:table-cell table:number-columns-repeated="1018"/>
        </table:table-row>
        <table:table-row table:style-name="ro1">
          <table:table-cell office:value-type="float" office:value="1475538130.442" calcext:value-type="float">
            <text:p>1475538130.442</text:p>
          </table:table-cell>
          <table:table-cell office:value-type="float" office:value="1.829416" calcext:value-type="float">
            <text:p>1.829416</text:p>
          </table:table-cell>
          <table:table-cell table:formula="of:=([.A420] / 86400) + 25569" office:value-type="date" office:date-value="2016-10-03T23:42:10.442" calcext:value-type="date">
            <text:p>2016-10-03 23:42:10.442</text:p>
          </table:table-cell>
          <table:table-cell table:formula="of:=[.C420]-(4/24)" office:value-type="time" office:time-value="PT1023523H42M10.44200046S" calcext:value-type="time">
            <text:p>19:42:10.442</text:p>
          </table:table-cell>
          <table:table-cell table:formula="of:=[.B420]/[.G$1]" office:value-type="float" office:value="0.00841497700091996" calcext:value-type="float">
            <text:p>0.00841497700092</text:p>
          </table:table-cell>
          <table:table-cell table:formula="of:=[.E420]*1000" office:value-type="float" office:value="8.41497700091996" calcext:value-type="float">
            <text:p>8.41497700091996</text:p>
          </table:table-cell>
          <table:table-cell table:number-columns-repeated="1018"/>
        </table:table-row>
        <table:table-row table:style-name="ro1">
          <table:table-cell office:value-type="float" office:value="1475538131.739" calcext:value-type="float">
            <text:p>1475538131.739</text:p>
          </table:table-cell>
          <table:table-cell office:value-type="float" office:value="1.830991" calcext:value-type="float">
            <text:p>1.830991</text:p>
          </table:table-cell>
          <table:table-cell table:formula="of:=([.A421] / 86400) + 25569" office:value-type="date" office:date-value="2016-10-03T23:42:11.739" calcext:value-type="date">
            <text:p>2016-10-03 23:42:11.739</text:p>
          </table:table-cell>
          <table:table-cell table:formula="of:=[.C421]-(4/24)" office:value-type="time" office:time-value="PT1023523H42M11.739000231S" calcext:value-type="time">
            <text:p>19:42:11.739</text:p>
          </table:table-cell>
          <table:table-cell table:formula="of:=[.B421]/[.G$1]" office:value-type="float" office:value="0.00842222171113156" calcext:value-type="float">
            <text:p>0.008422221711132</text:p>
          </table:table-cell>
          <table:table-cell table:formula="of:=[.E421]*1000" office:value-type="float" office:value="8.42222171113156" calcext:value-type="float">
            <text:p>8.42222171113156</text:p>
          </table:table-cell>
          <table:table-cell table:number-columns-repeated="1018"/>
        </table:table-row>
        <table:table-row table:style-name="ro1">
          <table:table-cell office:value-type="float" office:value="1475538133.038" calcext:value-type="float">
            <text:p>1475538133.038</text:p>
          </table:table-cell>
          <table:table-cell office:value-type="float" office:value="1.774898" calcext:value-type="float">
            <text:p>1.774898</text:p>
          </table:table-cell>
          <table:table-cell table:formula="of:=([.A422] / 86400) + 25569" office:value-type="date" office:date-value="2016-10-03T23:42:13.038" calcext:value-type="date">
            <text:p>2016-10-03 23:42:13.038</text:p>
          </table:table-cell>
          <table:table-cell table:formula="of:=[.C422]-(4/24)" office:value-type="time" office:time-value="PT1023523H42M13.038000762S" calcext:value-type="time">
            <text:p>19:42:13.038</text:p>
          </table:table-cell>
          <table:table-cell table:formula="of:=[.B422]/[.G$1]" office:value-type="float" office:value="0.00816420423183073" calcext:value-type="float">
            <text:p>0.008164204231831</text:p>
          </table:table-cell>
          <table:table-cell table:formula="of:=[.E422]*1000" office:value-type="float" office:value="8.16420423183073" calcext:value-type="float">
            <text:p>8.16420423183073</text:p>
          </table:table-cell>
          <table:table-cell table:number-columns-repeated="1018"/>
        </table:table-row>
        <table:table-row table:style-name="ro1">
          <table:table-cell office:value-type="float" office:value="1475538134.335" calcext:value-type="float">
            <text:p>1475538134.335</text:p>
          </table:table-cell>
          <table:table-cell office:value-type="float" office:value="1.632561" calcext:value-type="float">
            <text:p>1.632561</text:p>
          </table:table-cell>
          <table:table-cell table:formula="of:=([.A423] / 86400) + 25569" office:value-type="date" office:date-value="2016-10-03T23:42:14.335" calcext:value-type="date">
            <text:p>2016-10-03 23:42:14.335</text:p>
          </table:table-cell>
          <table:table-cell table:formula="of:=[.C423]-(4/24)" office:value-type="time" office:time-value="PT1023523H42M14.334999695S" calcext:value-type="time">
            <text:p>19:42:14.335</text:p>
          </table:table-cell>
          <table:table-cell table:formula="of:=[.B423]/[.G$1]" office:value-type="float" office:value="0.00750948022079117" calcext:value-type="float">
            <text:p>0.007509480220791</text:p>
          </table:table-cell>
          <table:table-cell table:formula="of:=[.E423]*1000" office:value-type="float" office:value="7.50948022079117" calcext:value-type="float">
            <text:p>7.50948022079117</text:p>
          </table:table-cell>
          <table:table-cell table:number-columns-repeated="1018"/>
        </table:table-row>
        <table:table-row table:style-name="ro1">
          <table:table-cell office:value-type="float" office:value="1475538135.633" calcext:value-type="float">
            <text:p>1475538135.633</text:p>
          </table:table-cell>
          <table:table-cell office:value-type="float" office:value="1.521658" calcext:value-type="float">
            <text:p>1.521658</text:p>
          </table:table-cell>
          <table:table-cell table:formula="of:=([.A424] / 86400) + 25569" office:value-type="date" office:date-value="2016-10-03T23:42:15.633" calcext:value-type="date">
            <text:p>2016-10-03 23:42:15.633</text:p>
          </table:table-cell>
          <table:table-cell table:formula="of:=[.C424]-(4/24)" office:value-type="time" office:time-value="PT1023523H42M15.633000266S" calcext:value-type="time">
            <text:p>19:42:15.633</text:p>
          </table:table-cell>
          <table:table-cell table:formula="of:=[.B424]/[.G$1]" office:value-type="float" office:value="0.00699934682612695" calcext:value-type="float">
            <text:p>0.006999346826127</text:p>
          </table:table-cell>
          <table:table-cell table:formula="of:=[.E424]*1000" office:value-type="float" office:value="6.99934682612695" calcext:value-type="float">
            <text:p>6.99934682612695</text:p>
          </table:table-cell>
          <table:table-cell table:number-columns-repeated="1018"/>
        </table:table-row>
        <table:table-row table:style-name="ro1">
          <table:table-cell office:value-type="float" office:value="1475538136.998" calcext:value-type="float">
            <text:p>1475538136.998</text:p>
          </table:table-cell>
          <table:table-cell office:value-type="float" office:value="1.522538" calcext:value-type="float">
            <text:p>1.522538</text:p>
          </table:table-cell>
          <table:table-cell table:formula="of:=([.A425] / 86400) + 25569" office:value-type="date" office:date-value="2016-10-03T23:42:16.997999" calcext:value-type="date">
            <text:p>2016-10-03 23:42:16.998</text:p>
          </table:table-cell>
          <table:table-cell table:formula="of:=[.C425]-(4/24)" office:value-type="time" office:time-value="PT1023523H42M16.997999903S" calcext:value-type="time">
            <text:p>19:42:16.998</text:p>
          </table:table-cell>
          <table:table-cell table:formula="of:=[.B425]/[.G$1]" office:value-type="float" office:value="0.00700339466421343" calcext:value-type="float">
            <text:p>0.007003394664213</text:p>
          </table:table-cell>
          <table:table-cell table:formula="of:=[.E425]*1000" office:value-type="float" office:value="7.00339466421343" calcext:value-type="float">
            <text:p>7.00339466421343</text:p>
          </table:table-cell>
          <table:table-cell table:number-columns-repeated="1018"/>
        </table:table-row>
        <table:table-row table:style-name="ro1">
          <table:table-cell office:value-type="float" office:value="1475538138.548" calcext:value-type="float">
            <text:p>1475538138.548</text:p>
          </table:table-cell>
          <table:table-cell office:value-type="float" office:value="1.525157" calcext:value-type="float">
            <text:p>1.525157</text:p>
          </table:table-cell>
          <table:table-cell table:formula="of:=([.A426] / 86400) + 25569" office:value-type="date" office:date-value="2016-10-03T23:42:18.548" calcext:value-type="date">
            <text:p>2016-10-03 23:42:18.548</text:p>
          </table:table-cell>
          <table:table-cell table:formula="of:=[.C426]-(4/24)" office:value-type="time" office:time-value="PT1023523H42M18.547999039S" calcext:value-type="time">
            <text:p>19:42:18.548</text:p>
          </table:table-cell>
          <table:table-cell table:formula="of:=[.B426]/[.G$1]" office:value-type="float" office:value="0.00701544158233671" calcext:value-type="float">
            <text:p>0.007015441582337</text:p>
          </table:table-cell>
          <table:table-cell table:formula="of:=[.E426]*1000" office:value-type="float" office:value="7.01544158233671" calcext:value-type="float">
            <text:p>7.01544158233671</text:p>
          </table:table-cell>
          <table:table-cell table:number-columns-repeated="1018"/>
        </table:table-row>
        <table:table-row table:style-name="ro1">
          <table:table-cell office:value-type="float" office:value="1475538139.846" calcext:value-type="float">
            <text:p>1475538139.846</text:p>
          </table:table-cell>
          <table:table-cell office:value-type="float" office:value="1.533071" calcext:value-type="float">
            <text:p>1.533071</text:p>
          </table:table-cell>
          <table:table-cell table:formula="of:=([.A427] / 86400) + 25569" office:value-type="date" office:date-value="2016-10-03T23:42:19.846" calcext:value-type="date">
            <text:p>2016-10-03 23:42:19.846</text:p>
          </table:table-cell>
          <table:table-cell table:formula="of:=[.C427]-(4/24)" office:value-type="time" office:time-value="PT1023523H42M19.846000448S" calcext:value-type="time">
            <text:p>19:42:19.846</text:p>
          </table:table-cell>
          <table:table-cell table:formula="of:=[.B427]/[.G$1]" office:value-type="float" office:value="0.00705184452621895" calcext:value-type="float">
            <text:p>0.007051844526219</text:p>
          </table:table-cell>
          <table:table-cell table:formula="of:=[.E427]*1000" office:value-type="float" office:value="7.05184452621895" calcext:value-type="float">
            <text:p>7.05184452621895</text:p>
          </table:table-cell>
          <table:table-cell table:number-columns-repeated="1018"/>
        </table:table-row>
        <table:table-row table:style-name="ro1">
          <table:table-cell office:value-type="float" office:value="1475538141.15" calcext:value-type="float">
            <text:p>1475538141.15</text:p>
          </table:table-cell>
          <table:table-cell office:value-type="float" office:value="1.543879" calcext:value-type="float">
            <text:p>1.543879</text:p>
          </table:table-cell>
          <table:table-cell table:formula="of:=([.A428] / 86400) + 25569" office:value-type="date" office:date-value="2016-10-03T23:42:21.15" calcext:value-type="date">
            <text:p>2016-10-03 23:42:21.150</text:p>
          </table:table-cell>
          <table:table-cell table:formula="of:=[.C428]-(4/24)" office:value-type="time" office:time-value="PT1023523H42M21.149999527S" calcext:value-type="time">
            <text:p>19:42:21.150</text:p>
          </table:table-cell>
          <table:table-cell table:formula="of:=[.B428]/[.G$1]" office:value-type="float" office:value="0.0071015593376265" calcext:value-type="float">
            <text:p>0.007101559337627</text:p>
          </table:table-cell>
          <table:table-cell table:formula="of:=[.E428]*1000" office:value-type="float" office:value="7.1015593376265" calcext:value-type="float">
            <text:p>7.1015593376265</text:p>
          </table:table-cell>
          <table:table-cell table:number-columns-repeated="1018"/>
        </table:table-row>
        <table:table-row table:style-name="ro1">
          <table:table-cell office:value-type="float" office:value="1475538142.45" calcext:value-type="float">
            <text:p>1475538142.45</text:p>
          </table:table-cell>
          <table:table-cell office:value-type="float" office:value="1.540893" calcext:value-type="float">
            <text:p>1.540893</text:p>
          </table:table-cell>
          <table:table-cell table:formula="of:=([.A429] / 86400) + 25569" office:value-type="date" office:date-value="2016-10-03T23:42:22.45" calcext:value-type="date">
            <text:p>2016-10-03 23:42:22.450</text:p>
          </table:table-cell>
          <table:table-cell table:formula="of:=[.C429]-(4/24)" office:value-type="time" office:time-value="PT1023523H42M22.450000439S" calcext:value-type="time">
            <text:p>19:42:22.450</text:p>
          </table:table-cell>
          <table:table-cell table:formula="of:=[.B429]/[.G$1]" office:value-type="float" office:value="0.00708782428702852" calcext:value-type="float">
            <text:p>0.007087824287029</text:p>
          </table:table-cell>
          <table:table-cell table:formula="of:=[.E429]*1000" office:value-type="float" office:value="7.08782428702852" calcext:value-type="float">
            <text:p>7.08782428702852</text:p>
          </table:table-cell>
          <table:table-cell table:number-columns-repeated="1018"/>
        </table:table-row>
        <table:table-row table:style-name="ro1">
          <table:table-cell office:value-type="float" office:value="1475538143.746" calcext:value-type="float">
            <text:p>1475538143.746</text:p>
          </table:table-cell>
          <table:table-cell office:value-type="float" office:value="1.541736" calcext:value-type="float">
            <text:p>1.541736</text:p>
          </table:table-cell>
          <table:table-cell table:formula="of:=([.A430] / 86400) + 25569" office:value-type="date" office:date-value="2016-10-03T23:42:23.746" calcext:value-type="date">
            <text:p>2016-10-03 23:42:23.746</text:p>
          </table:table-cell>
          <table:table-cell table:formula="of:=[.C430]-(4/24)" office:value-type="time" office:time-value="PT1023523H42M23.745999411S" calcext:value-type="time">
            <text:p>19:42:23.746</text:p>
          </table:table-cell>
          <table:table-cell table:formula="of:=[.B430]/[.G$1]" office:value-type="float" office:value="0.00709170193192272" calcext:value-type="float">
            <text:p>0.007091701931923</text:p>
          </table:table-cell>
          <table:table-cell table:formula="of:=[.E430]*1000" office:value-type="float" office:value="7.09170193192272" calcext:value-type="float">
            <text:p>7.09170193192272</text:p>
          </table:table-cell>
          <table:table-cell table:number-columns-repeated="1018"/>
        </table:table-row>
        <table:table-row table:style-name="ro1">
          <table:table-cell office:value-type="float" office:value="1475538145.045" calcext:value-type="float">
            <text:p>1475538145.045</text:p>
          </table:table-cell>
          <table:table-cell office:value-type="float" office:value="1.736905" calcext:value-type="float">
            <text:p>1.736905</text:p>
          </table:table-cell>
          <table:table-cell table:formula="of:=([.A431] / 86400) + 25569" office:value-type="date" office:date-value="2016-10-03T23:42:25.045001" calcext:value-type="date">
            <text:p>2016-10-03 23:42:25.045</text:p>
          </table:table-cell>
          <table:table-cell table:formula="of:=[.C431]-(4/24)" office:value-type="time" office:time-value="PT1023523H42M25.044999942S" calcext:value-type="time">
            <text:p>19:42:25.045</text:p>
          </table:table-cell>
          <table:table-cell table:formula="of:=[.B431]/[.G$1]" office:value-type="float" office:value="0.00798944342226311" calcext:value-type="float">
            <text:p>0.007989443422263</text:p>
          </table:table-cell>
          <table:table-cell table:formula="of:=[.E431]*1000" office:value-type="float" office:value="7.98944342226311" calcext:value-type="float">
            <text:p>7.98944342226311</text:p>
          </table:table-cell>
          <table:table-cell table:number-columns-repeated="1018"/>
        </table:table-row>
        <table:table-row table:style-name="ro1">
          <table:table-cell office:value-type="float" office:value="1475538146.409" calcext:value-type="float">
            <text:p>1475538146.409</text:p>
          </table:table-cell>
          <table:table-cell office:value-type="float" office:value="1.958527" calcext:value-type="float">
            <text:p>1.958527</text:p>
          </table:table-cell>
          <table:table-cell table:formula="of:=([.A432] / 86400) + 25569" office:value-type="date" office:date-value="2016-10-03T23:42:26.409" calcext:value-type="date">
            <text:p>2016-10-03 23:42:26.409</text:p>
          </table:table-cell>
          <table:table-cell table:formula="of:=[.C432]-(4/24)" office:value-type="time" office:time-value="PT1023523H42M26.409000456S" calcext:value-type="time">
            <text:p>19:42:26.409</text:p>
          </table:table-cell>
          <table:table-cell table:formula="of:=[.B432]/[.G$1]" office:value-type="float" office:value="0.00900886384544618" calcext:value-type="float">
            <text:p>0.009008863845446</text:p>
          </table:table-cell>
          <table:table-cell table:formula="of:=[.E432]*1000" office:value-type="float" office:value="9.00886384544618" calcext:value-type="float">
            <text:p>9.00886384544618</text:p>
          </table:table-cell>
          <table:table-cell table:number-columns-repeated="1018"/>
        </table:table-row>
        <table:table-row table:style-name="ro1">
          <table:table-cell office:value-type="float" office:value="1475538147.993" calcext:value-type="float">
            <text:p>1475538147.993</text:p>
          </table:table-cell>
          <table:table-cell office:value-type="float" office:value="2.014418" calcext:value-type="float">
            <text:p>2.014418</text:p>
          </table:table-cell>
          <table:table-cell table:formula="of:=([.A433] / 86400) + 25569" office:value-type="date" office:date-value="2016-10-03T23:42:27.993001" calcext:value-type="date">
            <text:p>2016-10-03 23:42:27.993</text:p>
          </table:table-cell>
          <table:table-cell table:formula="of:=[.C433]-(4/24)" office:value-type="time" office:time-value="PT1023523H42M27.992999526S" calcext:value-type="time">
            <text:p>19:42:27.993</text:p>
          </table:table-cell>
          <table:table-cell table:formula="of:=[.B433]/[.G$1]" office:value-type="float" office:value="0.00926595216191352" calcext:value-type="float">
            <text:p>0.009265952161914</text:p>
          </table:table-cell>
          <table:table-cell table:formula="of:=[.E433]*1000" office:value-type="float" office:value="9.26595216191352" calcext:value-type="float">
            <text:p>9.26595216191352</text:p>
          </table:table-cell>
          <table:table-cell table:number-columns-repeated="1018"/>
        </table:table-row>
        <table:table-row table:style-name="ro1">
          <table:table-cell office:value-type="float" office:value="1475538149.29" calcext:value-type="float">
            <text:p>1475538149.29</text:p>
          </table:table-cell>
          <table:table-cell office:value-type="float" office:value="2.015884" calcext:value-type="float">
            <text:p>2.015884</text:p>
          </table:table-cell>
          <table:table-cell table:formula="of:=([.A434] / 86400) + 25569" office:value-type="date" office:date-value="2016-10-03T23:42:29.29" calcext:value-type="date">
            <text:p>2016-10-03 23:42:29.290</text:p>
          </table:table-cell>
          <table:table-cell table:formula="of:=[.C434]-(4/24)" office:value-type="time" office:time-value="PT1023523H42M29.290000135S" calcext:value-type="time">
            <text:p>19:42:29.290</text:p>
          </table:table-cell>
          <table:table-cell table:formula="of:=[.B434]/[.G$1]" office:value-type="float" office:value="0.00927269549218031" calcext:value-type="float">
            <text:p>0.00927269549218</text:p>
          </table:table-cell>
          <table:table-cell table:formula="of:=[.E434]*1000" office:value-type="float" office:value="9.27269549218031" calcext:value-type="float">
            <text:p>9.27269549218031</text:p>
          </table:table-cell>
          <table:table-cell table:number-columns-repeated="1018"/>
        </table:table-row>
        <table:table-row table:style-name="ro1">
          <table:table-cell office:value-type="float" office:value="1475538150.588" calcext:value-type="float">
            <text:p>1475538150.588</text:p>
          </table:table-cell>
          <table:table-cell office:value-type="float" office:value="1.94618" calcext:value-type="float">
            <text:p>1.94618</text:p>
          </table:table-cell>
          <table:table-cell table:formula="of:=([.A435] / 86400) + 25569" office:value-type="date" office:date-value="2016-10-03T23:42:30.588" calcext:value-type="date">
            <text:p>2016-10-03 23:42:30.588</text:p>
          </table:table-cell>
          <table:table-cell table:formula="of:=[.C435]-(4/24)" office:value-type="time" office:time-value="PT1023523H42M30.588000286S" calcext:value-type="time">
            <text:p>19:42:30.588</text:p>
          </table:table-cell>
          <table:table-cell table:formula="of:=[.B435]/[.G$1]" office:value-type="float" office:value="0.00895206991720331" calcext:value-type="float">
            <text:p>0.008952069917203</text:p>
          </table:table-cell>
          <table:table-cell table:formula="of:=[.E435]*1000" office:value-type="float" office:value="8.95206991720331" calcext:value-type="float">
            <text:p>8.95206991720331</text:p>
          </table:table-cell>
          <table:table-cell table:number-columns-repeated="1018"/>
        </table:table-row>
        <table:table-row table:style-name="ro1">
          <table:table-cell office:value-type="float" office:value="1475538151.886" calcext:value-type="float">
            <text:p>1475538151.886</text:p>
          </table:table-cell>
          <table:table-cell office:value-type="float" office:value="1.836871" calcext:value-type="float">
            <text:p>1.836871</text:p>
          </table:table-cell>
          <table:table-cell table:formula="of:=([.A436] / 86400) + 25569" office:value-type="date" office:date-value="2016-10-03T23:42:31.886" calcext:value-type="date">
            <text:p>2016-10-03 23:42:31.886</text:p>
          </table:table-cell>
          <table:table-cell table:formula="of:=[.C436]-(4/24)" office:value-type="time" office:time-value="PT1023523H42M31.886000019S" calcext:value-type="time">
            <text:p>19:42:31.886</text:p>
          </table:table-cell>
          <table:table-cell table:formula="of:=[.B436]/[.G$1]" office:value-type="float" office:value="0.00844926862925483" calcext:value-type="float">
            <text:p>0.008449268629255</text:p>
          </table:table-cell>
          <table:table-cell table:formula="of:=[.E436]*1000" office:value-type="float" office:value="8.44926862925483" calcext:value-type="float">
            <text:p>8.44926862925483</text:p>
          </table:table-cell>
          <table:table-cell table:number-columns-repeated="1018"/>
        </table:table-row>
        <table:table-row table:style-name="ro1">
          <table:table-cell office:value-type="float" office:value="1475538153.184" calcext:value-type="float">
            <text:p>1475538153.184</text:p>
          </table:table-cell>
          <table:table-cell office:value-type="float" office:value="1.770942" calcext:value-type="float">
            <text:p>1.770942</text:p>
          </table:table-cell>
          <table:table-cell table:formula="of:=([.A437] / 86400) + 25569" office:value-type="date" office:date-value="2016-10-03T23:42:33.184" calcext:value-type="date">
            <text:p>2016-10-03 23:42:33.184</text:p>
          </table:table-cell>
          <table:table-cell table:formula="of:=[.C437]-(4/24)" office:value-type="time" office:time-value="PT1023523H42M33.183999751S" calcext:value-type="time">
            <text:p>19:42:33.184</text:p>
          </table:table-cell>
          <table:table-cell table:formula="of:=[.B437]/[.G$1]" office:value-type="float" office:value="0.00814600735970561" calcext:value-type="float">
            <text:p>0.008146007359706</text:p>
          </table:table-cell>
          <table:table-cell table:formula="of:=[.E437]*1000" office:value-type="float" office:value="8.14600735970561" calcext:value-type="float">
            <text:p>8.14600735970561</text:p>
          </table:table-cell>
          <table:table-cell table:number-columns-repeated="1018"/>
        </table:table-row>
        <table:table-row table:style-name="ro1">
          <table:table-cell office:value-type="float" office:value="1475538154.481" calcext:value-type="float">
            <text:p>1475538154.481</text:p>
          </table:table-cell>
          <table:table-cell office:value-type="float" office:value="1.765812" calcext:value-type="float">
            <text:p>1.765812</text:p>
          </table:table-cell>
          <table:table-cell table:formula="of:=([.A438] / 86400) + 25569" office:value-type="date" office:date-value="2016-10-03T23:42:34.481" calcext:value-type="date">
            <text:p>2016-10-03 23:42:34.481</text:p>
          </table:table-cell>
          <table:table-cell table:formula="of:=[.C438]-(4/24)" office:value-type="time" office:time-value="PT1023523H42M34.480999522S" calcext:value-type="time">
            <text:p>19:42:34.481</text:p>
          </table:table-cell>
          <table:table-cell table:formula="of:=[.B438]/[.G$1]" office:value-type="float" office:value="0.00812241030358786" calcext:value-type="float">
            <text:p>0.008122410303588</text:p>
          </table:table-cell>
          <table:table-cell table:formula="of:=[.E438]*1000" office:value-type="float" office:value="8.12241030358786" calcext:value-type="float">
            <text:p>8.12241030358786</text:p>
          </table:table-cell>
          <table:table-cell table:number-columns-repeated="1018"/>
        </table:table-row>
        <table:table-row table:style-name="ro1">
          <table:table-cell office:value-type="float" office:value="1475538155.781" calcext:value-type="float">
            <text:p>1475538155.781</text:p>
          </table:table-cell>
          <table:table-cell office:value-type="float" office:value="1.785707" calcext:value-type="float">
            <text:p>1.785707</text:p>
          </table:table-cell>
          <table:table-cell table:formula="of:=([.A439] / 86400) + 25569" office:value-type="date" office:date-value="2016-10-03T23:42:35.781" calcext:value-type="date">
            <text:p>2016-10-03 23:42:35.781</text:p>
          </table:table-cell>
          <table:table-cell table:formula="of:=[.C439]-(4/24)" office:value-type="time" office:time-value="PT1023523H42M35.781000014S" calcext:value-type="time">
            <text:p>19:42:35.781</text:p>
          </table:table-cell>
          <table:table-cell table:formula="of:=[.B439]/[.G$1]" office:value-type="float" office:value="0.00821392364305428" calcext:value-type="float">
            <text:p>0.008213923643054</text:p>
          </table:table-cell>
          <table:table-cell table:formula="of:=[.E439]*1000" office:value-type="float" office:value="8.21392364305428" calcext:value-type="float">
            <text:p>8.21392364305428</text:p>
          </table:table-cell>
          <table:table-cell table:number-columns-repeated="1018"/>
        </table:table-row>
        <table:table-row table:style-name="ro1">
          <table:table-cell office:value-type="float" office:value="1475538157.148" calcext:value-type="float">
            <text:p>1475538157.148</text:p>
          </table:table-cell>
          <table:table-cell office:value-type="float" office:value="1.869919" calcext:value-type="float">
            <text:p>1.869919</text:p>
          </table:table-cell>
          <table:table-cell table:formula="of:=([.A440] / 86400) + 25569" office:value-type="date" office:date-value="2016-10-03T23:42:37.148" calcext:value-type="date">
            <text:p>2016-10-03 23:42:37.148</text:p>
          </table:table-cell>
          <table:table-cell table:formula="of:=[.C440]-(4/24)" office:value-type="time" office:time-value="PT1023523H42M37.147998735S" calcext:value-type="time">
            <text:p>19:42:37.148</text:p>
          </table:table-cell>
          <table:table-cell table:formula="of:=[.B440]/[.G$1]" office:value-type="float" office:value="0.00860128334866605" calcext:value-type="float">
            <text:p>0.008601283348666</text:p>
          </table:table-cell>
          <table:table-cell table:formula="of:=[.E440]*1000" office:value-type="float" office:value="8.60128334866605" calcext:value-type="float">
            <text:p>8.60128334866605</text:p>
          </table:table-cell>
          <table:table-cell table:number-columns-repeated="1018"/>
        </table:table-row>
        <table:table-row table:style-name="ro1">
          <table:table-cell office:value-type="float" office:value="1475538158.729" calcext:value-type="float">
            <text:p>1475538158.729</text:p>
          </table:table-cell>
          <table:table-cell office:value-type="float" office:value="1.944861" calcext:value-type="float">
            <text:p>1.944861</text:p>
          </table:table-cell>
          <table:table-cell table:formula="of:=([.A441] / 86400) + 25569" office:value-type="date" office:date-value="2016-10-03T23:42:38.729" calcext:value-type="date">
            <text:p>2016-10-03 23:42:38.729</text:p>
          </table:table-cell>
          <table:table-cell table:formula="of:=[.C441]-(4/24)" office:value-type="time" office:time-value="PT1023523H42M38.729000436S" calcext:value-type="time">
            <text:p>19:42:38.729</text:p>
          </table:table-cell>
          <table:table-cell table:formula="of:=[.B441]/[.G$1]" office:value-type="float" office:value="0.0089460027598896" calcext:value-type="float">
            <text:p>0.00894600275989</text:p>
          </table:table-cell>
          <table:table-cell table:formula="of:=[.E441]*1000" office:value-type="float" office:value="8.9460027598896" calcext:value-type="float">
            <text:p>8.9460027598896</text:p>
          </table:table-cell>
          <table:table-cell table:number-columns-repeated="1018"/>
        </table:table-row>
        <table:table-row table:style-name="ro1">
          <table:table-cell office:value-type="float" office:value="1475538160.026" calcext:value-type="float">
            <text:p>1475538160.026</text:p>
          </table:table-cell>
          <table:table-cell office:value-type="float" office:value="1.944587" calcext:value-type="float">
            <text:p>1.944587</text:p>
          </table:table-cell>
          <table:table-cell table:formula="of:=([.A442] / 86400) + 25569" office:value-type="date" office:date-value="2016-10-03T23:42:40.026" calcext:value-type="date">
            <text:p>2016-10-03 23:42:40.026</text:p>
          </table:table-cell>
          <table:table-cell table:formula="of:=[.C442]-(4/24)" office:value-type="time" office:time-value="PT1023523H42M40.026000626S" calcext:value-type="time">
            <text:p>19:42:40.026</text:p>
          </table:table-cell>
          <table:table-cell table:formula="of:=[.B442]/[.G$1]" office:value-type="float" office:value="0.00894474241030359" calcext:value-type="float">
            <text:p>0.008944742410304</text:p>
          </table:table-cell>
          <table:table-cell table:formula="of:=[.E442]*1000" office:value-type="float" office:value="8.94474241030359" calcext:value-type="float">
            <text:p>8.94474241030359</text:p>
          </table:table-cell>
          <table:table-cell table:number-columns-repeated="1018"/>
        </table:table-row>
        <table:table-row table:style-name="ro1">
          <table:table-cell office:value-type="float" office:value="1475538161.324" calcext:value-type="float">
            <text:p>1475538161.324</text:p>
          </table:table-cell>
          <table:table-cell office:value-type="float" office:value="1.946565" calcext:value-type="float">
            <text:p>1.946565</text:p>
          </table:table-cell>
          <table:table-cell table:formula="of:=([.A443] / 86400) + 25569" office:value-type="date" office:date-value="2016-10-03T23:42:41.324" calcext:value-type="date">
            <text:p>2016-10-03 23:42:41.324</text:p>
          </table:table-cell>
          <table:table-cell table:formula="of:=[.C443]-(4/24)" office:value-type="time" office:time-value="PT1023523H42M41.323999939S" calcext:value-type="time">
            <text:p>19:42:41.324</text:p>
          </table:table-cell>
          <table:table-cell table:formula="of:=[.B443]/[.G$1]" office:value-type="float" office:value="0.00895384084636615" calcext:value-type="float">
            <text:p>0.008953840846366</text:p>
          </table:table-cell>
          <table:table-cell table:formula="of:=[.E443]*1000" office:value-type="float" office:value="8.95384084636615" calcext:value-type="float">
            <text:p>8.95384084636615</text:p>
          </table:table-cell>
          <table:table-cell table:number-columns-repeated="1018"/>
        </table:table-row>
        <table:table-row table:style-name="ro1">
          <table:table-cell office:value-type="float" office:value="1475538162.624" calcext:value-type="float">
            <text:p>1475538162.624</text:p>
          </table:table-cell>
          <table:table-cell office:value-type="float" office:value="1.985694" calcext:value-type="float">
            <text:p>1.985694</text:p>
          </table:table-cell>
          <table:table-cell table:formula="of:=([.A444] / 86400) + 25569" office:value-type="date" office:date-value="2016-10-03T23:42:42.624" calcext:value-type="date">
            <text:p>2016-10-03 23:42:42.624</text:p>
          </table:table-cell>
          <table:table-cell table:formula="of:=[.C444]-(4/24)" office:value-type="time" office:time-value="PT1023523H42M42.624000013S" calcext:value-type="time">
            <text:p>19:42:42.624</text:p>
          </table:table-cell>
          <table:table-cell table:formula="of:=[.B444]/[.G$1]" office:value-type="float" office:value="0.00913382704691812" calcext:value-type="float">
            <text:p>0.009133827046918</text:p>
          </table:table-cell>
          <table:table-cell table:formula="of:=[.E444]*1000" office:value-type="float" office:value="9.13382704691812" calcext:value-type="float">
            <text:p>9.13382704691812</text:p>
          </table:table-cell>
          <table:table-cell table:number-columns-repeated="1018"/>
        </table:table-row>
        <table:table-row table:style-name="ro1">
          <table:table-cell office:value-type="float" office:value="1475538163.921" calcext:value-type="float">
            <text:p>1475538163.921</text:p>
          </table:table-cell>
          <table:table-cell office:value-type="float" office:value="2.026326" calcext:value-type="float">
            <text:p>2.026326</text:p>
          </table:table-cell>
          <table:table-cell table:formula="of:=([.A445] / 86400) + 25569" office:value-type="date" office:date-value="2016-10-03T23:42:43.921" calcext:value-type="date">
            <text:p>2016-10-03 23:42:43.921</text:p>
          </table:table-cell>
          <table:table-cell table:formula="of:=[.C445]-(4/24)" office:value-type="time" office:time-value="PT1023523H42M43.921000622S" calcext:value-type="time">
            <text:p>19:42:43.921</text:p>
          </table:table-cell>
          <table:table-cell table:formula="of:=[.B445]/[.G$1]" office:value-type="float" office:value="0.00932072677092916" calcext:value-type="float">
            <text:p>0.009320726770929</text:p>
          </table:table-cell>
          <table:table-cell table:formula="of:=[.E445]*1000" office:value-type="float" office:value="9.32072677092916" calcext:value-type="float">
            <text:p>9.32072677092916</text:p>
          </table:table-cell>
          <table:table-cell table:number-columns-repeated="1018"/>
        </table:table-row>
        <table:table-row table:style-name="ro1">
          <table:table-cell office:value-type="float" office:value="1475538165.22" calcext:value-type="float">
            <text:p>1475538165.22</text:p>
          </table:table-cell>
          <table:table-cell office:value-type="float" office:value="2.037811" calcext:value-type="float">
            <text:p>2.037811</text:p>
          </table:table-cell>
          <table:table-cell table:formula="of:=([.A446] / 86400) + 25569" office:value-type="date" office:date-value="2016-10-03T23:42:45.22" calcext:value-type="date">
            <text:p>2016-10-03 23:42:45.220</text:p>
          </table:table-cell>
          <table:table-cell table:formula="of:=[.C446]-(4/24)" office:value-type="time" office:time-value="PT1023523H42M45.220000315S" calcext:value-type="time">
            <text:p>19:42:45.220</text:p>
          </table:table-cell>
          <table:table-cell table:formula="of:=[.B446]/[.G$1]" office:value-type="float" office:value="0.00937355565777369" calcext:value-type="float">
            <text:p>0.009373555657774</text:p>
          </table:table-cell>
          <table:table-cell table:formula="of:=[.E446]*1000" office:value-type="float" office:value="9.37355565777369" calcext:value-type="float">
            <text:p>9.37355565777369</text:p>
          </table:table-cell>
          <table:table-cell table:number-columns-repeated="1018"/>
        </table:table-row>
        <table:table-row table:style-name="ro1">
          <table:table-cell office:value-type="float" office:value="1475538166.581" calcext:value-type="float">
            <text:p>1475538166.581</text:p>
          </table:table-cell>
          <table:table-cell office:value-type="float" office:value="2.038636" calcext:value-type="float">
            <text:p>2.038636</text:p>
          </table:table-cell>
          <table:table-cell table:formula="of:=([.A447] / 86400) + 25569" office:value-type="date" office:date-value="2016-10-03T23:42:46.581" calcext:value-type="date">
            <text:p>2016-10-03 23:42:46.581</text:p>
          </table:table-cell>
          <table:table-cell table:formula="of:=[.C447]-(4/24)" office:value-type="time" office:time-value="PT1023523H42M46.581000108S" calcext:value-type="time">
            <text:p>19:42:46.581</text:p>
          </table:table-cell>
          <table:table-cell table:formula="of:=[.B447]/[.G$1]" office:value-type="float" office:value="0.00937735050597976" calcext:value-type="float">
            <text:p>0.00937735050598</text:p>
          </table:table-cell>
          <table:table-cell table:formula="of:=[.E447]*1000" office:value-type="float" office:value="9.37735050597976" calcext:value-type="float">
            <text:p>9.37735050597976</text:p>
          </table:table-cell>
          <table:table-cell table:number-columns-repeated="1018"/>
        </table:table-row>
        <table:table-row table:style-name="ro1">
          <table:table-cell office:value-type="float" office:value="1475538168.175" calcext:value-type="float">
            <text:p>1475538168.175</text:p>
          </table:table-cell>
          <table:table-cell office:value-type="float" office:value="1.970032" calcext:value-type="float">
            <text:p>1.970032</text:p>
          </table:table-cell>
          <table:table-cell table:formula="of:=([.A448] / 86400) + 25569" office:value-type="date" office:date-value="2016-10-03T23:42:48.175" calcext:value-type="date">
            <text:p>2016-10-03 23:42:48.175</text:p>
          </table:table-cell>
          <table:table-cell table:formula="of:=[.C448]-(4/24)" office:value-type="time" office:time-value="PT1023523H42M48.175000045S" calcext:value-type="time">
            <text:p>19:42:48.175</text:p>
          </table:table-cell>
          <table:table-cell table:formula="of:=[.B448]/[.G$1]" office:value-type="float" office:value="0.00906178472861085" calcext:value-type="float">
            <text:p>0.009061784728611</text:p>
          </table:table-cell>
          <table:table-cell table:formula="of:=[.E448]*1000" office:value-type="float" office:value="9.06178472861086" calcext:value-type="float">
            <text:p>9.06178472861086</text:p>
          </table:table-cell>
          <table:table-cell table:number-columns-repeated="1018"/>
        </table:table-row>
        <table:table-row table:style-name="ro1">
          <table:table-cell office:value-type="float" office:value="1475538169.471" calcext:value-type="float">
            <text:p>1475538169.471</text:p>
          </table:table-cell>
          <table:table-cell office:value-type="float" office:value="1.876385" calcext:value-type="float">
            <text:p>1.876385</text:p>
          </table:table-cell>
          <table:table-cell table:formula="of:=([.A449] / 86400) + 25569" office:value-type="date" office:date-value="2016-10-03T23:42:49.471" calcext:value-type="date">
            <text:p>2016-10-03 23:42:49.471</text:p>
          </table:table-cell>
          <table:table-cell table:formula="of:=[.C449]-(4/24)" office:value-type="time" office:time-value="PT1023523H42M49.471000694S" calcext:value-type="time">
            <text:p>19:42:49.471</text:p>
          </table:table-cell>
          <table:table-cell table:formula="of:=[.B449]/[.G$1]" office:value-type="float" office:value="0.00863102575896964" calcext:value-type="float">
            <text:p>0.00863102575897</text:p>
          </table:table-cell>
          <table:table-cell table:formula="of:=[.E449]*1000" office:value-type="float" office:value="8.63102575896964" calcext:value-type="float">
            <text:p>8.63102575896964</text:p>
          </table:table-cell>
          <table:table-cell table:number-columns-repeated="1018"/>
        </table:table-row>
        <table:table-row table:style-name="ro1">
          <table:table-cell office:value-type="float" office:value="1475538170.77" calcext:value-type="float">
            <text:p>1475538170.77</text:p>
          </table:table-cell>
          <table:table-cell office:value-type="float" office:value="1.829984" calcext:value-type="float">
            <text:p>1.829984</text:p>
          </table:table-cell>
          <table:table-cell table:formula="of:=([.A450] / 86400) + 25569" office:value-type="date" office:date-value="2016-10-03T23:42:50.77" calcext:value-type="date">
            <text:p>2016-10-03 23:42:50.770</text:p>
          </table:table-cell>
          <table:table-cell table:formula="of:=[.C450]-(4/24)" office:value-type="time" office:time-value="PT1023523H42M50.770000387S" calcext:value-type="time">
            <text:p>19:42:50.770</text:p>
          </table:table-cell>
          <table:table-cell table:formula="of:=[.B450]/[.G$1]" office:value-type="float" office:value="0.00841758969641214" calcext:value-type="float">
            <text:p>0.008417589696412</text:p>
          </table:table-cell>
          <table:table-cell table:formula="of:=[.E450]*1000" office:value-type="float" office:value="8.41758969641214" calcext:value-type="float">
            <text:p>8.41758969641214</text:p>
          </table:table-cell>
          <table:table-cell table:number-columns-repeated="1018"/>
        </table:table-row>
        <table:table-row table:style-name="ro1">
          <table:table-cell office:value-type="float" office:value="1475538172.068" calcext:value-type="float">
            <text:p>1475538172.068</text:p>
          </table:table-cell>
          <table:table-cell office:value-type="float" office:value="1.830789" calcext:value-type="float">
            <text:p>1.830789</text:p>
          </table:table-cell>
          <table:table-cell table:formula="of:=([.A451] / 86400) + 25569" office:value-type="date" office:date-value="2016-10-03T23:42:52.068001" calcext:value-type="date">
            <text:p>2016-10-03 23:42:52.068</text:p>
          </table:table-cell>
          <table:table-cell table:formula="of:=[.C451]-(4/24)" office:value-type="time" office:time-value="PT1023523H42M52.068000119S" calcext:value-type="time">
            <text:p>19:42:52.068</text:p>
          </table:table-cell>
          <table:table-cell table:formula="of:=[.B451]/[.G$1]" office:value-type="float" office:value="0.00842129254829807" calcext:value-type="float">
            <text:p>0.008421292548298</text:p>
          </table:table-cell>
          <table:table-cell table:formula="of:=[.E451]*1000" office:value-type="float" office:value="8.42129254829807" calcext:value-type="float">
            <text:p>8.42129254829807</text:p>
          </table:table-cell>
          <table:table-cell table:number-columns-repeated="1018"/>
        </table:table-row>
        <table:table-row table:style-name="ro1">
          <table:table-cell office:value-type="float" office:value="1475538173.37" calcext:value-type="float">
            <text:p>1475538173.37</text:p>
          </table:table-cell>
          <table:table-cell office:value-type="float" office:value="1.798567" calcext:value-type="float">
            <text:p>1.798567</text:p>
          </table:table-cell>
          <table:table-cell table:formula="of:=([.A452] / 86400) + 25569" office:value-type="date" office:date-value="2016-10-03T23:42:53.37" calcext:value-type="date">
            <text:p>2016-10-03 23:42:53.370</text:p>
          </table:table-cell>
          <table:table-cell table:formula="of:=[.C452]-(4/24)" office:value-type="time" office:time-value="PT1023523H42M53.369998857S" calcext:value-type="time">
            <text:p>19:42:53.370</text:p>
          </table:table-cell>
          <table:table-cell table:formula="of:=[.B452]/[.G$1]" office:value-type="float" office:value="0.00827307727690892" calcext:value-type="float">
            <text:p>0.008273077276909</text:p>
          </table:table-cell>
          <table:table-cell table:formula="of:=[.E452]*1000" office:value-type="float" office:value="8.27307727690892" calcext:value-type="float">
            <text:p>8.27307727690892</text:p>
          </table:table-cell>
          <table:table-cell table:number-columns-repeated="1018"/>
        </table:table-row>
        <table:table-row table:style-name="ro1">
          <table:table-cell office:value-type="float" office:value="1475538174.668" calcext:value-type="float">
            <text:p>1475538174.668</text:p>
          </table:table-cell>
          <table:table-cell office:value-type="float" office:value="1.65469" calcext:value-type="float">
            <text:p>1.65469</text:p>
          </table:table-cell>
          <table:table-cell table:formula="of:=([.A453] / 86400) + 25569" office:value-type="date" office:date-value="2016-10-03T23:42:54.668" calcext:value-type="date">
            <text:p>2016-10-03 23:42:54.668</text:p>
          </table:table-cell>
          <table:table-cell table:formula="of:=[.C453]-(4/24)" office:value-type="time" office:time-value="PT1023523H42M54.668000266S" calcext:value-type="time">
            <text:p>19:42:54.668</text:p>
          </table:table-cell>
          <table:table-cell table:formula="of:=[.B453]/[.G$1]" office:value-type="float" office:value="0.00761126954921803" calcext:value-type="float">
            <text:p>0.007611269549218</text:p>
          </table:table-cell>
          <table:table-cell table:formula="of:=[.E453]*1000" office:value-type="float" office:value="7.61126954921803" calcext:value-type="float">
            <text:p>7.61126954921803</text:p>
          </table:table-cell>
          <table:table-cell table:number-columns-repeated="1018"/>
        </table:table-row>
        <table:table-row table:style-name="ro1">
          <table:table-cell office:value-type="float" office:value="1475538175.966" calcext:value-type="float">
            <text:p>1475538175.966</text:p>
          </table:table-cell>
          <table:table-cell office:value-type="float" office:value="1.525652" calcext:value-type="float">
            <text:p>1.525652</text:p>
          </table:table-cell>
          <table:table-cell table:formula="of:=([.A454] / 86400) + 25569" office:value-type="date" office:date-value="2016-10-03T23:42:55.966001" calcext:value-type="date">
            <text:p>2016-10-03 23:42:55.966</text:p>
          </table:table-cell>
          <table:table-cell table:formula="of:=[.C454]-(4/24)" office:value-type="time" office:time-value="PT1023523H42M55.965999998S" calcext:value-type="time">
            <text:p>19:42:55.966</text:p>
          </table:table-cell>
          <table:table-cell table:formula="of:=[.B454]/[.G$1]" office:value-type="float" office:value="0.00701771849126035" calcext:value-type="float">
            <text:p>0.00701771849126</text:p>
          </table:table-cell>
          <table:table-cell table:formula="of:=[.E454]*1000" office:value-type="float" office:value="7.01771849126035" calcext:value-type="float">
            <text:p>7.01771849126035</text:p>
          </table:table-cell>
          <table:table-cell table:number-columns-repeated="1018"/>
        </table:table-row>
        <table:table-row table:style-name="ro1">
          <table:table-cell office:value-type="float" office:value="1475538177.385" calcext:value-type="float">
            <text:p>1475538177.385</text:p>
          </table:table-cell>
          <table:table-cell office:value-type="float" office:value="1.522318" calcext:value-type="float">
            <text:p>1.522318</text:p>
          </table:table-cell>
          <table:table-cell table:formula="of:=([.A455] / 86400) + 25569" office:value-type="date" office:date-value="2016-10-03T23:42:57.385001" calcext:value-type="date">
            <text:p>2016-10-03 23:42:57.385</text:p>
          </table:table-cell>
          <table:table-cell table:formula="of:=[.C455]-(4/24)" office:value-type="time" office:time-value="PT1023523H42M57.385000046S" calcext:value-type="time">
            <text:p>19:42:57.385</text:p>
          </table:table-cell>
          <table:table-cell table:formula="of:=[.B455]/[.G$1]" office:value-type="float" office:value="0.00700238270469181" calcext:value-type="float">
            <text:p>0.007002382704692</text:p>
          </table:table-cell>
          <table:table-cell table:formula="of:=[.E455]*1000" office:value-type="float" office:value="7.00238270469181" calcext:value-type="float">
            <text:p>7.00238270469181</text:p>
          </table:table-cell>
          <table:table-cell table:number-columns-repeated="1018"/>
        </table:table-row>
        <table:table-row table:style-name="ro1">
          <table:table-cell office:value-type="float" office:value="1475538178.903" calcext:value-type="float">
            <text:p>1475538178.903</text:p>
          </table:table-cell>
          <table:table-cell office:value-type="float" office:value="1.524809" calcext:value-type="float">
            <text:p>1.524809</text:p>
          </table:table-cell>
          <table:table-cell table:formula="of:=([.A456] / 86400) + 25569" office:value-type="date" office:date-value="2016-10-03T23:42:58.903" calcext:value-type="date">
            <text:p>2016-10-03 23:42:58.903</text:p>
          </table:table-cell>
          <table:table-cell table:formula="of:=[.C456]-(4/24)" office:value-type="time" office:time-value="PT1023523H42M58.903000429S" calcext:value-type="time">
            <text:p>19:42:58.903</text:p>
          </table:table-cell>
          <table:table-cell table:formula="of:=[.B456]/[.G$1]" office:value-type="float" office:value="0.00701384084636614" calcext:value-type="float">
            <text:p>0.007013840846366</text:p>
          </table:table-cell>
          <table:table-cell table:formula="of:=[.E456]*1000" office:value-type="float" office:value="7.01384084636614" calcext:value-type="float">
            <text:p>7.01384084636614</text:p>
          </table:table-cell>
          <table:table-cell table:number-columns-repeated="1018"/>
        </table:table-row>
        <table:table-row table:style-name="ro1">
          <table:table-cell office:value-type="float" office:value="1475538180.198" calcext:value-type="float">
            <text:p>1475538180.198</text:p>
          </table:table-cell>
          <table:table-cell office:value-type="float" office:value="1.530451" calcext:value-type="float">
            <text:p>1.530451</text:p>
          </table:table-cell>
          <table:table-cell table:formula="of:=([.A457] / 86400) + 25569" office:value-type="date" office:date-value="2016-10-03T23:43:00.198" calcext:value-type="date">
            <text:p>2016-10-03 23:43:00.198</text:p>
          </table:table-cell>
          <table:table-cell table:formula="of:=[.C457]-(4/24)" office:value-type="time" office:time-value="PT1023523H43M00.198000278S" calcext:value-type="time">
            <text:p>19:43:00.198</text:p>
          </table:table-cell>
          <table:table-cell table:formula="of:=[.B457]/[.G$1]" office:value-type="float" office:value="0.00703979300827967" calcext:value-type="float">
            <text:p>0.00703979300828</text:p>
          </table:table-cell>
          <table:table-cell table:formula="of:=[.E457]*1000" office:value-type="float" office:value="7.03979300827967" calcext:value-type="float">
            <text:p>7.03979300827967</text:p>
          </table:table-cell>
          <table:table-cell table:number-columns-repeated="1018"/>
        </table:table-row>
        <table:table-row table:style-name="ro1">
          <table:table-cell office:value-type="float" office:value="1475538181.496" calcext:value-type="float">
            <text:p>1475538181.496</text:p>
          </table:table-cell>
          <table:table-cell office:value-type="float" office:value="1.540948" calcext:value-type="float">
            <text:p>1.540948</text:p>
          </table:table-cell>
          <table:table-cell table:formula="of:=([.A458] / 86400) + 25569" office:value-type="date" office:date-value="2016-10-03T23:43:01.496" calcext:value-type="date">
            <text:p>2016-10-03 23:43:01.496</text:p>
          </table:table-cell>
          <table:table-cell table:formula="of:=[.C458]-(4/24)" office:value-type="time" office:time-value="PT1023523H43M01.496001268S" calcext:value-type="time">
            <text:p>19:43:01.496</text:p>
          </table:table-cell>
          <table:table-cell table:formula="of:=[.B458]/[.G$1]" office:value-type="float" office:value="0.00708807727690892" calcext:value-type="float">
            <text:p>0.007088077276909</text:p>
          </table:table-cell>
          <table:table-cell table:formula="of:=[.E458]*1000" office:value-type="float" office:value="7.08807727690892" calcext:value-type="float">
            <text:p>7.08807727690892</text:p>
          </table:table-cell>
          <table:table-cell table:number-columns-repeated="1018"/>
        </table:table-row>
        <table:table-row table:style-name="ro1">
          <table:table-cell office:value-type="float" office:value="1475538182.796" calcext:value-type="float">
            <text:p>1475538182.796</text:p>
          </table:table-cell>
          <table:table-cell office:value-type="float" office:value="1.540014" calcext:value-type="float">
            <text:p>1.540014</text:p>
          </table:table-cell>
          <table:table-cell table:formula="of:=([.A459] / 86400) + 25569" office:value-type="date" office:date-value="2016-10-03T23:43:02.796" calcext:value-type="date">
            <text:p>2016-10-03 23:43:02.796</text:p>
          </table:table-cell>
          <table:table-cell table:formula="of:=[.C459]-(4/24)" office:value-type="time" office:time-value="PT1023523H43M02.795999246S" calcext:value-type="time">
            <text:p>19:43:02.796</text:p>
          </table:table-cell>
          <table:table-cell table:formula="of:=[.B459]/[.G$1]" office:value-type="float" office:value="0.00708378104875805" calcext:value-type="float">
            <text:p>0.007083781048758</text:p>
          </table:table-cell>
          <table:table-cell table:formula="of:=[.E459]*1000" office:value-type="float" office:value="7.08378104875805" calcext:value-type="float">
            <text:p>7.08378104875805</text:p>
          </table:table-cell>
          <table:table-cell table:number-columns-repeated="1018"/>
        </table:table-row>
        <table:table-row table:style-name="ro1">
          <table:table-cell office:value-type="float" office:value="1475538184.094" calcext:value-type="float">
            <text:p>1475538184.094</text:p>
          </table:table-cell>
          <table:table-cell office:value-type="float" office:value="1.53864" calcext:value-type="float">
            <text:p>1.53864</text:p>
          </table:table-cell>
          <table:table-cell table:formula="of:=([.A460] / 86400) + 25569" office:value-type="date" office:date-value="2016-10-03T23:43:04.094" calcext:value-type="date">
            <text:p>2016-10-03 23:43:04.094</text:p>
          </table:table-cell>
          <table:table-cell table:formula="of:=[.C460]-(4/24)" office:value-type="time" office:time-value="PT1023523H43M04.094001073S" calcext:value-type="time">
            <text:p>19:43:04.094</text:p>
          </table:table-cell>
          <table:table-cell table:formula="of:=[.B460]/[.G$1]" office:value-type="float" office:value="0.00707746090156394" calcext:value-type="float">
            <text:p>0.007077460901564</text:p>
          </table:table-cell>
          <table:table-cell table:formula="of:=[.E460]*1000" office:value-type="float" office:value="7.07746090156394" calcext:value-type="float">
            <text:p>7.07746090156394</text:p>
          </table:table-cell>
          <table:table-cell table:number-columns-repeated="1018"/>
        </table:table-row>
        <table:table-row table:style-name="ro1">
          <table:table-cell office:value-type="float" office:value="1475538185.393" calcext:value-type="float">
            <text:p>1475538185.393</text:p>
          </table:table-cell>
          <table:table-cell office:value-type="float" office:value="1.702612" calcext:value-type="float">
            <text:p>1.702612</text:p>
          </table:table-cell>
          <table:table-cell table:formula="of:=([.A461] / 86400) + 25569" office:value-type="date" office:date-value="2016-10-03T23:43:05.393" calcext:value-type="date">
            <text:p>2016-10-03 23:43:05.393</text:p>
          </table:table-cell>
          <table:table-cell table:formula="of:=[.C461]-(4/24)" office:value-type="time" office:time-value="PT1023523H43M05.392999928S" calcext:value-type="time">
            <text:p>19:43:05.393</text:p>
          </table:table-cell>
          <table:table-cell table:formula="of:=[.B461]/[.G$1]" office:value-type="float" office:value="0.00783170193192272" calcext:value-type="float">
            <text:p>0.007831701931923</text:p>
          </table:table-cell>
          <table:table-cell table:formula="of:=[.E461]*1000" office:value-type="float" office:value="7.83170193192272" calcext:value-type="float">
            <text:p>7.83170193192272</text:p>
          </table:table-cell>
          <table:table-cell table:number-columns-repeated="1018"/>
        </table:table-row>
        <table:table-row table:style-name="ro1">
          <table:table-cell office:value-type="float" office:value="1475538186.795" calcext:value-type="float">
            <text:p>1475538186.795</text:p>
          </table:table-cell>
          <table:table-cell office:value-type="float" office:value="1.92962" calcext:value-type="float">
            <text:p>1.92962</text:p>
          </table:table-cell>
          <table:table-cell table:formula="of:=([.A462] / 86400) + 25569" office:value-type="date" office:date-value="2016-10-03T23:43:06.795" calcext:value-type="date">
            <text:p>2016-10-03 23:43:06.795</text:p>
          </table:table-cell>
          <table:table-cell table:formula="of:=[.C462]-(4/24)" office:value-type="time" office:time-value="PT1023523H43M06.794999801S" calcext:value-type="time">
            <text:p>19:43:06.795</text:p>
          </table:table-cell>
          <table:table-cell table:formula="of:=[.B462]/[.G$1]" office:value-type="float" office:value="0.00887589696412143" calcext:value-type="float">
            <text:p>0.008875896964121</text:p>
          </table:table-cell>
          <table:table-cell table:formula="of:=[.E462]*1000" office:value-type="float" office:value="8.87589696412143" calcext:value-type="float">
            <text:p>8.87589696412143</text:p>
          </table:table-cell>
          <table:table-cell table:number-columns-repeated="1018"/>
        </table:table-row>
        <table:table-row table:style-name="ro1">
          <table:table-cell office:value-type="float" office:value="1475538188.347" calcext:value-type="float">
            <text:p>1475538188.347</text:p>
          </table:table-cell>
          <table:table-cell office:value-type="float" office:value="2.013081" calcext:value-type="float">
            <text:p>2.013081</text:p>
          </table:table-cell>
          <table:table-cell table:formula="of:=([.A463] / 86400) + 25569" office:value-type="date" office:date-value="2016-10-03T23:43:08.347001" calcext:value-type="date">
            <text:p>2016-10-03 23:43:08.347</text:p>
          </table:table-cell>
          <table:table-cell table:formula="of:=[.C463]-(4/24)" office:value-type="time" office:time-value="PT1023523H43M08.347000116S" calcext:value-type="time">
            <text:p>19:43:08.347</text:p>
          </table:table-cell>
          <table:table-cell table:formula="of:=[.B463]/[.G$1]" office:value-type="float" office:value="0.00925980220791168" calcext:value-type="float">
            <text:p>0.009259802207912</text:p>
          </table:table-cell>
          <table:table-cell table:formula="of:=[.E463]*1000" office:value-type="float" office:value="9.25980220791168" calcext:value-type="float">
            <text:p>9.25980220791168</text:p>
          </table:table-cell>
          <table:table-cell table:number-columns-repeated="1018"/>
        </table:table-row>
        <table:table-row table:style-name="ro1">
          <table:table-cell office:value-type="float" office:value="1475538189.643" calcext:value-type="float">
            <text:p>1475538189.643</text:p>
          </table:table-cell>
          <table:table-cell office:value-type="float" office:value="2.01592" calcext:value-type="float">
            <text:p>2.01592</text:p>
          </table:table-cell>
          <table:table-cell table:formula="of:=([.A464] / 86400) + 25569" office:value-type="date" office:date-value="2016-10-03T23:43:09.643003" calcext:value-type="date">
            <text:p>2016-10-03 23:43:09.643</text:p>
          </table:table-cell>
          <table:table-cell table:formula="of:=[.C464]-(4/24)" office:value-type="time" office:time-value="PT1023523H43M09.643000346S" calcext:value-type="time">
            <text:p>19:43:09.643</text:p>
          </table:table-cell>
          <table:table-cell table:formula="of:=[.B464]/[.G$1]" office:value-type="float" office:value="0.00927286108555658" calcext:value-type="float">
            <text:p>0.009272861085557</text:p>
          </table:table-cell>
          <table:table-cell table:formula="of:=[.E464]*1000" office:value-type="float" office:value="9.27286108555658" calcext:value-type="float">
            <text:p>9.27286108555658</text:p>
          </table:table-cell>
          <table:table-cell table:number-columns-repeated="1018"/>
        </table:table-row>
        <table:table-row table:style-name="ro1">
          <table:table-cell office:value-type="float" office:value="1475538190.943" calcext:value-type="float">
            <text:p>1475538190.943</text:p>
          </table:table-cell>
          <table:table-cell office:value-type="float" office:value="1.963418" calcext:value-type="float">
            <text:p>1.963418</text:p>
          </table:table-cell>
          <table:table-cell table:formula="of:=([.A465] / 86400) + 25569" office:value-type="date" office:date-value="2016-10-03T23:43:10.943" calcext:value-type="date">
            <text:p>2016-10-03 23:43:10.943</text:p>
          </table:table-cell>
          <table:table-cell table:formula="of:=[.C465]-(4/24)" office:value-type="time" office:time-value="PT1023523H43M10.943000419S" calcext:value-type="time">
            <text:p>19:43:10.943</text:p>
          </table:table-cell>
          <table:table-cell table:formula="of:=[.B465]/[.G$1]" office:value-type="float" office:value="0.00903136154553818" calcext:value-type="float">
            <text:p>0.009031361545538</text:p>
          </table:table-cell>
          <table:table-cell table:formula="of:=[.E465]*1000" office:value-type="float" office:value="9.03136154553818" calcext:value-type="float">
            <text:p>9.03136154553818</text:p>
          </table:table-cell>
          <table:table-cell table:number-columns-repeated="1018"/>
        </table:table-row>
        <table:table-row table:style-name="ro1">
          <table:table-cell office:value-type="float" office:value="1475538192.24" calcext:value-type="float">
            <text:p>1475538192.24</text:p>
          </table:table-cell>
          <table:table-cell office:value-type="float" office:value="1.857847" calcext:value-type="float">
            <text:p>1.857847</text:p>
          </table:table-cell>
          <table:table-cell table:formula="of:=([.A466] / 86400) + 25569" office:value-type="date" office:date-value="2016-10-03T23:43:12.240001" calcext:value-type="date">
            <text:p>2016-10-03 23:43:12.240</text:p>
          </table:table-cell>
          <table:table-cell table:formula="of:=[.C466]-(4/24)" office:value-type="time" office:time-value="PT1023523H43M12.240001447S" calcext:value-type="time">
            <text:p>19:43:12.240</text:p>
          </table:table-cell>
          <table:table-cell table:formula="of:=[.B466]/[.G$1]" office:value-type="float" office:value="0.00854575436982521" calcext:value-type="float">
            <text:p>0.008545754369825</text:p>
          </table:table-cell>
          <table:table-cell table:formula="of:=[.E466]*1000" office:value-type="float" office:value="8.54575436982521" calcext:value-type="float">
            <text:p>8.54575436982521</text:p>
          </table:table-cell>
          <table:table-cell table:number-columns-repeated="1018"/>
        </table:table-row>
        <table:table-row table:style-name="ro1">
          <table:table-cell office:value-type="float" office:value="1475538193.538" calcext:value-type="float">
            <text:p>1475538193.538</text:p>
          </table:table-cell>
          <table:table-cell office:value-type="float" office:value="1.774862" calcext:value-type="float">
            <text:p>1.774862</text:p>
          </table:table-cell>
          <table:table-cell table:formula="of:=([.A467] / 86400) + 25569" office:value-type="date" office:date-value="2016-10-03T23:43:13.538" calcext:value-type="date">
            <text:p>2016-10-03 23:43:13.538</text:p>
          </table:table-cell>
          <table:table-cell table:formula="of:=[.C467]-(4/24)" office:value-type="time" office:time-value="PT1023523H43M13.538000342S" calcext:value-type="time">
            <text:p>19:43:13.538</text:p>
          </table:table-cell>
          <table:table-cell table:formula="of:=[.B467]/[.G$1]" office:value-type="float" office:value="0.00816403863845446" calcext:value-type="float">
            <text:p>0.008164038638454</text:p>
          </table:table-cell>
          <table:table-cell table:formula="of:=[.E467]*1000" office:value-type="float" office:value="8.16403863845446" calcext:value-type="float">
            <text:p>8.16403863845446</text:p>
          </table:table-cell>
          <table:table-cell table:number-columns-repeated="1018"/>
        </table:table-row>
        <table:table-row table:style-name="ro1">
          <table:table-cell office:value-type="float" office:value="1475538194.838" calcext:value-type="float">
            <text:p>1475538194.838</text:p>
          </table:table-cell>
          <table:table-cell office:value-type="float" office:value="1.767626" calcext:value-type="float">
            <text:p>1.767626</text:p>
          </table:table-cell>
          <table:table-cell table:formula="of:=([.A468] / 86400) + 25569" office:value-type="date" office:date-value="2016-10-03T23:43:14.838001" calcext:value-type="date">
            <text:p>2016-10-03 23:43:14.838</text:p>
          </table:table-cell>
          <table:table-cell table:formula="of:=[.C468]-(4/24)" office:value-type="time" office:time-value="PT1023523H43M14.838000415S" calcext:value-type="time">
            <text:p>19:43:14.838</text:p>
          </table:table-cell>
          <table:table-cell table:formula="of:=[.B468]/[.G$1]" office:value-type="float" office:value="0.00813075436982521" calcext:value-type="float">
            <text:p>0.008130754369825</text:p>
          </table:table-cell>
          <table:table-cell table:formula="of:=[.E468]*1000" office:value-type="float" office:value="8.13075436982521" calcext:value-type="float">
            <text:p>8.13075436982521</text:p>
          </table:table-cell>
          <table:table-cell table:number-columns-repeated="1018"/>
        </table:table-row>
        <table:table-row table:style-name="ro1">
          <table:table-cell office:value-type="float" office:value="1475538196.138" calcext:value-type="float">
            <text:p>1475538196.138</text:p>
          </table:table-cell>
          <table:table-cell office:value-type="float" office:value="1.773415" calcext:value-type="float">
            <text:p>1.773415</text:p>
          </table:table-cell>
          <table:table-cell table:formula="of:=([.A469] / 86400) + 25569" office:value-type="date" office:date-value="2016-10-03T23:43:16.138001" calcext:value-type="date">
            <text:p>2016-10-03 23:43:16.138</text:p>
          </table:table-cell>
          <table:table-cell table:formula="of:=[.C469]-(4/24)" office:value-type="time" office:time-value="PT1023523H43M16.138000488S" calcext:value-type="time">
            <text:p>19:43:16.138</text:p>
          </table:table-cell>
          <table:table-cell table:formula="of:=[.B469]/[.G$1]" office:value-type="float" office:value="0.00815738270469181" calcext:value-type="float">
            <text:p>0.008157382704692</text:p>
          </table:table-cell>
          <table:table-cell table:formula="of:=[.E469]*1000" office:value-type="float" office:value="8.15738270469181" calcext:value-type="float">
            <text:p>8.15738270469181</text:p>
          </table:table-cell>
          <table:table-cell table:number-columns-repeated="1018"/>
        </table:table-row>
        <table:table-row table:style-name="ro1">
          <table:table-cell office:value-type="float" office:value="1475538197.519" calcext:value-type="float">
            <text:p>1475538197.519</text:p>
          </table:table-cell>
          <table:table-cell office:value-type="float" office:value="1.860301" calcext:value-type="float">
            <text:p>1.860301</text:p>
          </table:table-cell>
          <table:table-cell table:formula="of:=([.A470] / 86400) + 25569" office:value-type="date" office:date-value="2016-10-03T23:43:17.519002" calcext:value-type="date">
            <text:p>2016-10-03 23:43:17.519</text:p>
          </table:table-cell>
          <table:table-cell table:formula="of:=[.C470]-(4/24)" office:value-type="time" office:time-value="PT1023523H43M17.519000759S" calcext:value-type="time">
            <text:p>19:43:17.519</text:p>
          </table:table-cell>
          <table:table-cell table:formula="of:=[.B470]/[.G$1]" office:value-type="float" office:value="0.00855704231830727" calcext:value-type="float">
            <text:p>0.008557042318307</text:p>
          </table:table-cell>
          <table:table-cell table:formula="of:=[.E470]*1000" office:value-type="float" office:value="8.55704231830727" calcext:value-type="float">
            <text:p>8.55704231830727</text:p>
          </table:table-cell>
          <table:table-cell table:number-columns-repeated="1018"/>
        </table:table-row>
        <table:table-row table:style-name="ro1">
          <table:table-cell office:value-type="float" office:value="1475538199.081" calcext:value-type="float">
            <text:p>1475538199.081</text:p>
          </table:table-cell>
          <table:table-cell office:value-type="float" office:value="1.946693" calcext:value-type="float">
            <text:p>1.946693</text:p>
          </table:table-cell>
          <table:table-cell table:formula="of:=([.A471] / 86400) + 25569" office:value-type="date" office:date-value="2016-10-03T23:43:19.081" calcext:value-type="date">
            <text:p>2016-10-03 23:43:19.081</text:p>
          </table:table-cell>
          <table:table-cell table:formula="of:=[.C471]-(4/24)" office:value-type="time" office:time-value="PT1023523H43M19.080999848S" calcext:value-type="time">
            <text:p>19:43:19.081</text:p>
          </table:table-cell>
          <table:table-cell table:formula="of:=[.B471]/[.G$1]" office:value-type="float" office:value="0.00895442962281509" calcext:value-type="float">
            <text:p>0.008954429622815</text:p>
          </table:table-cell>
          <table:table-cell table:formula="of:=[.E471]*1000" office:value-type="float" office:value="8.95442962281509" calcext:value-type="float">
            <text:p>8.95442962281509</text:p>
          </table:table-cell>
          <table:table-cell table:number-columns-repeated="1018"/>
        </table:table-row>
        <table:table-row table:style-name="ro1">
          <table:table-cell office:value-type="float" office:value="1475538200.378" calcext:value-type="float">
            <text:p>1475538200.378</text:p>
          </table:table-cell>
          <table:table-cell office:value-type="float" office:value="1.943909" calcext:value-type="float">
            <text:p>1.943909</text:p>
          </table:table-cell>
          <table:table-cell table:formula="of:=([.A472] / 86400) + 25569" office:value-type="date" office:date-value="2016-10-03T23:43:20.378" calcext:value-type="date">
            <text:p>2016-10-03 23:43:20.378</text:p>
          </table:table-cell>
          <table:table-cell table:formula="of:=[.C472]-(4/24)" office:value-type="time" office:time-value="PT1023523H43M20.378000457S" calcext:value-type="time">
            <text:p>19:43:20.378</text:p>
          </table:table-cell>
          <table:table-cell table:formula="of:=[.B472]/[.G$1]" office:value-type="float" office:value="0.0089416237350506" calcext:value-type="float">
            <text:p>0.008941623735051</text:p>
          </table:table-cell>
          <table:table-cell table:formula="of:=[.E472]*1000" office:value-type="float" office:value="8.9416237350506" calcext:value-type="float">
            <text:p>8.9416237350506</text:p>
          </table:table-cell>
          <table:table-cell table:number-columns-repeated="1018"/>
        </table:table-row>
        <table:table-row table:style-name="ro1">
          <table:table-cell office:value-type="float" office:value="1475538201.676" calcext:value-type="float">
            <text:p>1475538201.676</text:p>
          </table:table-cell>
          <table:table-cell office:value-type="float" office:value="1.94433" calcext:value-type="float">
            <text:p>1.94433</text:p>
          </table:table-cell>
          <table:table-cell table:formula="of:=([.A473] / 86400) + 25569" office:value-type="date" office:date-value="2016-10-03T23:43:21.676001" calcext:value-type="date">
            <text:p>2016-10-03 23:43:21.676</text:p>
          </table:table-cell>
          <table:table-cell table:formula="of:=[.C473]-(4/24)" office:value-type="time" office:time-value="PT1023523H43M21.676000189S" calcext:value-type="time">
            <text:p>19:43:21.676</text:p>
          </table:table-cell>
          <table:table-cell table:formula="of:=[.B473]/[.G$1]" office:value-type="float" office:value="0.0089435602575897" calcext:value-type="float">
            <text:p>0.00894356025759</text:p>
          </table:table-cell>
          <table:table-cell table:formula="of:=[.E473]*1000" office:value-type="float" office:value="8.9435602575897" calcext:value-type="float">
            <text:p>8.9435602575897</text:p>
          </table:table-cell>
          <table:table-cell table:number-columns-repeated="1018"/>
        </table:table-row>
        <table:table-row table:style-name="ro1">
          <table:table-cell office:value-type="float" office:value="1475538202.975" calcext:value-type="float">
            <text:p>1475538202.975</text:p>
          </table:table-cell>
          <table:table-cell office:value-type="float" office:value="1.977725" calcext:value-type="float">
            <text:p>1.977725</text:p>
          </table:table-cell>
          <table:table-cell table:formula="of:=([.A474] / 86400) + 25569" office:value-type="date" office:date-value="2016-10-03T23:43:22.975" calcext:value-type="date">
            <text:p>2016-10-03 23:43:22.975</text:p>
          </table:table-cell>
          <table:table-cell table:formula="of:=[.C474]-(4/24)" office:value-type="time" office:time-value="PT1023523H43M22.97500114S" calcext:value-type="time">
            <text:p>19:43:22.975</text:p>
          </table:table-cell>
          <table:table-cell table:formula="of:=[.B474]/[.G$1]" office:value-type="float" office:value="0.00909717111315547" calcext:value-type="float">
            <text:p>0.009097171113155</text:p>
          </table:table-cell>
          <table:table-cell table:formula="of:=[.E474]*1000" office:value-type="float" office:value="9.09717111315547" calcext:value-type="float">
            <text:p>9.09717111315547</text:p>
          </table:table-cell>
          <table:table-cell table:number-columns-repeated="1018"/>
        </table:table-row>
        <table:table-row table:style-name="ro1">
          <table:table-cell office:value-type="float" office:value="1475538204.276" calcext:value-type="float">
            <text:p>1475538204.276</text:p>
          </table:table-cell>
          <table:table-cell office:value-type="float" office:value="2.018155" calcext:value-type="float">
            <text:p>2.018155</text:p>
          </table:table-cell>
          <table:table-cell table:formula="of:=([.A475] / 86400) + 25569" office:value-type="date" office:date-value="2016-10-03T23:43:24.276" calcext:value-type="date">
            <text:p>2016-10-03 23:43:24.276</text:p>
          </table:table-cell>
          <table:table-cell table:formula="of:=[.C475]-(4/24)" office:value-type="time" office:time-value="PT1023523H43M24.276000336S" calcext:value-type="time">
            <text:p>19:43:24.276</text:p>
          </table:table-cell>
          <table:table-cell table:formula="of:=[.B475]/[.G$1]" office:value-type="float" office:value="0.00928314167433303" calcext:value-type="float">
            <text:p>0.009283141674333</text:p>
          </table:table-cell>
          <table:table-cell table:formula="of:=[.E475]*1000" office:value-type="float" office:value="9.28314167433303" calcext:value-type="float">
            <text:p>9.28314167433303</text:p>
          </table:table-cell>
          <table:table-cell table:number-columns-repeated="1018"/>
        </table:table-row>
        <table:table-row table:style-name="ro1">
          <table:table-cell office:value-type="float" office:value="1475538205.575" calcext:value-type="float">
            <text:p>1475538205.575</text:p>
          </table:table-cell>
          <table:table-cell office:value-type="float" office:value="2.036914" calcext:value-type="float">
            <text:p>2.036914</text:p>
          </table:table-cell>
          <table:table-cell table:formula="of:=([.A476] / 86400) + 25569" office:value-type="date" office:date-value="2016-10-03T23:43:25.575004" calcext:value-type="date">
            <text:p>2016-10-03 23:43:25.575</text:p>
          </table:table-cell>
          <table:table-cell table:formula="of:=[.C476]-(4/24)" office:value-type="time" office:time-value="PT1023523H43M25.575000029S" calcext:value-type="time">
            <text:p>19:43:25.575</text:p>
          </table:table-cell>
          <table:table-cell table:formula="of:=[.B476]/[.G$1]" office:value-type="float" office:value="0.00936942962281509" calcext:value-type="float">
            <text:p>0.009369429622815</text:p>
          </table:table-cell>
          <table:table-cell table:formula="of:=[.E476]*1000" office:value-type="float" office:value="9.36942962281509" calcext:value-type="float">
            <text:p>9.36942962281509</text:p>
          </table:table-cell>
          <table:table-cell table:number-columns-repeated="1018"/>
        </table:table-row>
        <table:table-row table:style-name="ro1">
          <table:table-cell office:value-type="float" office:value="1475538206.958" calcext:value-type="float">
            <text:p>1475538206.958</text:p>
          </table:table-cell>
          <table:table-cell office:value-type="float" office:value="2.038672" calcext:value-type="float">
            <text:p>2.038672</text:p>
          </table:table-cell>
          <table:table-cell table:formula="of:=([.A477] / 86400) + 25569" office:value-type="date" office:date-value="2016-10-03T23:43:26.958" calcext:value-type="date">
            <text:p>2016-10-03 23:43:26.958</text:p>
          </table:table-cell>
          <table:table-cell table:formula="of:=[.C477]-(4/24)" office:value-type="time" office:time-value="PT1023523H43M26.958000641S" calcext:value-type="time">
            <text:p>19:43:26.958</text:p>
          </table:table-cell>
          <table:table-cell table:formula="of:=[.B477]/[.G$1]" office:value-type="float" office:value="0.00937751609935603" calcext:value-type="float">
            <text:p>0.009377516099356</text:p>
          </table:table-cell>
          <table:table-cell table:formula="of:=[.E477]*1000" office:value-type="float" office:value="9.37751609935603" calcext:value-type="float">
            <text:p>9.37751609935603</text:p>
          </table:table-cell>
          <table:table-cell table:number-columns-repeated="1018"/>
        </table:table-row>
        <table:table-row table:style-name="ro1">
          <table:table-cell office:value-type="float" office:value="1475538208.575" calcext:value-type="float">
            <text:p>1475538208.575</text:p>
          </table:table-cell>
          <table:table-cell office:value-type="float" office:value="1.982873" calcext:value-type="float">
            <text:p>1.982873</text:p>
          </table:table-cell>
          <table:table-cell table:formula="of:=([.A478] / 86400) + 25569" office:value-type="date" office:date-value="2016-10-03T23:43:28.575004" calcext:value-type="date">
            <text:p>2016-10-03 23:43:28.575</text:p>
          </table:table-cell>
          <table:table-cell table:formula="of:=[.C478]-(4/24)" office:value-type="time" office:time-value="PT1023523H43M28.57500094S" calcext:value-type="time">
            <text:p>19:43:28.575</text:p>
          </table:table-cell>
          <table:table-cell table:formula="of:=[.B478]/[.G$1]" office:value-type="float" office:value="0.00912085096596136" calcext:value-type="float">
            <text:p>0.009120850965961</text:p>
          </table:table-cell>
          <table:table-cell table:formula="of:=[.E478]*1000" office:value-type="float" office:value="9.12085096596136" calcext:value-type="float">
            <text:p>9.12085096596136</text:p>
          </table:table-cell>
          <table:table-cell table:number-columns-repeated="1018"/>
        </table:table-row>
        <table:table-row table:style-name="ro1">
          <table:table-cell office:value-type="float" office:value="1475538209.871" calcext:value-type="float">
            <text:p>1475538209.871</text:p>
          </table:table-cell>
          <table:table-cell office:value-type="float" office:value="1.891114" calcext:value-type="float">
            <text:p>1.891114</text:p>
          </table:table-cell>
          <table:table-cell table:formula="of:=([.A479] / 86400) + 25569" office:value-type="date" office:date-value="2016-10-03T23:43:29.871001" calcext:value-type="date">
            <text:p>2016-10-03 23:43:29.871</text:p>
          </table:table-cell>
          <table:table-cell table:formula="of:=[.C479]-(4/24)" office:value-type="time" office:time-value="PT1023523H43M29.871000331S" calcext:value-type="time">
            <text:p>19:43:29.871</text:p>
          </table:table-cell>
          <table:table-cell table:formula="of:=[.B479]/[.G$1]" office:value-type="float" office:value="0.00869877644894204" calcext:value-type="float">
            <text:p>0.008698776448942</text:p>
          </table:table-cell>
          <table:table-cell table:formula="of:=[.E479]*1000" office:value-type="float" office:value="8.69877644894204" calcext:value-type="float">
            <text:p>8.69877644894204</text:p>
          </table:table-cell>
          <table:table-cell table:number-columns-repeated="1018"/>
        </table:table-row>
        <table:table-row table:style-name="ro1">
          <table:table-cell office:value-type="float" office:value="1475538211.171" calcext:value-type="float">
            <text:p>1475538211.171</text:p>
          </table:table-cell>
          <table:table-cell office:value-type="float" office:value="1.831357" calcext:value-type="float">
            <text:p>1.831357</text:p>
          </table:table-cell>
          <table:table-cell table:formula="of:=([.A480] / 86400) + 25569" office:value-type="date" office:date-value="2016-10-03T23:43:31.171" calcext:value-type="date">
            <text:p>2016-10-03 23:43:31.171</text:p>
          </table:table-cell>
          <table:table-cell table:formula="of:=[.C480]-(4/24)" office:value-type="time" office:time-value="PT1023523H43M31.171000823S" calcext:value-type="time">
            <text:p>19:43:31.171</text:p>
          </table:table-cell>
          <table:table-cell table:formula="of:=[.B480]/[.G$1]" office:value-type="float" office:value="0.00842390524379025" calcext:value-type="float">
            <text:p>0.00842390524379</text:p>
          </table:table-cell>
          <table:table-cell table:formula="of:=[.E480]*1000" office:value-type="float" office:value="8.42390524379025" calcext:value-type="float">
            <text:p>8.42390524379025</text:p>
          </table:table-cell>
          <table:table-cell table:number-columns-repeated="1018"/>
        </table:table-row>
        <table:table-row table:style-name="ro1">
          <table:table-cell office:value-type="float" office:value="1475538212.468" calcext:value-type="float">
            <text:p>1475538212.468</text:p>
          </table:table-cell>
          <table:table-cell office:value-type="float" office:value="1.830973" calcext:value-type="float">
            <text:p>1.830973</text:p>
          </table:table-cell>
          <table:table-cell table:formula="of:=([.A481] / 86400) + 25569" office:value-type="date" office:date-value="2016-10-03T23:43:32.468" calcext:value-type="date">
            <text:p>2016-10-03 23:43:32.468</text:p>
          </table:table-cell>
          <table:table-cell table:formula="of:=[.C481]-(4/24)" office:value-type="time" office:time-value="PT1023523H43M32.467999756S" calcext:value-type="time">
            <text:p>19:43:32.468</text:p>
          </table:table-cell>
          <table:table-cell table:formula="of:=[.B481]/[.G$1]" office:value-type="float" office:value="0.00842213891444342" calcext:value-type="float">
            <text:p>0.008422138914443</text:p>
          </table:table-cell>
          <table:table-cell table:formula="of:=[.E481]*1000" office:value-type="float" office:value="8.42213891444342" calcext:value-type="float">
            <text:p>8.42213891444342</text:p>
          </table:table-cell>
          <table:table-cell table:number-columns-repeated="1018"/>
        </table:table-row>
        <table:table-row table:style-name="ro1">
          <table:table-cell office:value-type="float" office:value="1475538213.766" calcext:value-type="float">
            <text:p>1475538213.766</text:p>
          </table:table-cell>
          <table:table-cell office:value-type="float" office:value="1.817215" calcext:value-type="float">
            <text:p>1.817215</text:p>
          </table:table-cell>
          <table:table-cell table:formula="of:=([.A482] / 86400) + 25569" office:value-type="date" office:date-value="2016-10-03T23:43:33.766002" calcext:value-type="date">
            <text:p>2016-10-03 23:43:33.766</text:p>
          </table:table-cell>
          <table:table-cell table:formula="of:=[.C482]-(4/24)" office:value-type="time" office:time-value="PT1023523H43M33.766000746S" calcext:value-type="time">
            <text:p>19:43:33.766</text:p>
          </table:table-cell>
          <table:table-cell table:formula="of:=[.B482]/[.G$1]" office:value-type="float" office:value="0.00835885464581417" calcext:value-type="float">
            <text:p>0.008358854645814</text:p>
          </table:table-cell>
          <table:table-cell table:formula="of:=[.E482]*1000" office:value-type="float" office:value="8.35885464581417" calcext:value-type="float">
            <text:p>8.35885464581417</text:p>
          </table:table-cell>
          <table:table-cell table:number-columns-repeated="1018"/>
        </table:table-row>
        <table:table-row table:style-name="ro1">
          <table:table-cell office:value-type="float" office:value="1475538215.045" calcext:value-type="float">
            <text:p>1475538215.045</text:p>
          </table:table-cell>
          <table:table-cell office:value-type="float" office:value="1.676252" calcext:value-type="float">
            <text:p>1.676252</text:p>
          </table:table-cell>
          <table:table-cell table:formula="of:=([.A483] / 86400) + 25569" office:value-type="date" office:date-value="2016-10-03T23:43:35.045001" calcext:value-type="date">
            <text:p>2016-10-03 23:43:35.045</text:p>
          </table:table-cell>
          <table:table-cell table:formula="of:=[.C483]-(4/24)" office:value-type="time" office:time-value="PT1023523H43M35.044999961S" calcext:value-type="time">
            <text:p>19:43:35.045</text:p>
          </table:table-cell>
          <table:table-cell table:formula="of:=[.B483]/[.G$1]" office:value-type="float" office:value="0.00771045078196872" calcext:value-type="float">
            <text:p>0.007710450781969</text:p>
          </table:table-cell>
          <table:table-cell table:formula="of:=[.E483]*1000" office:value-type="float" office:value="7.71045078196872" calcext:value-type="float">
            <text:p>7.71045078196872</text:p>
          </table:table-cell>
          <table:table-cell table:number-columns-repeated="1018"/>
        </table:table-row>
        <table:table-row table:style-name="ro1">
          <table:table-cell office:value-type="float" office:value="1475538216.424" calcext:value-type="float">
            <text:p>1475538216.424</text:p>
          </table:table-cell>
          <table:table-cell office:value-type="float" office:value="1.53221" calcext:value-type="float">
            <text:p>1.53221</text:p>
          </table:table-cell>
          <table:table-cell table:formula="of:=([.A484] / 86400) + 25569" office:value-type="date" office:date-value="2016-10-03T23:43:36.424004" calcext:value-type="date">
            <text:p>2016-10-03 23:43:36.424</text:p>
          </table:table-cell>
          <table:table-cell table:formula="of:=[.C484]-(4/24)" office:value-type="time" office:time-value="PT1023523H43M36.42400031S" calcext:value-type="time">
            <text:p>19:43:36.424</text:p>
          </table:table-cell>
          <table:table-cell table:formula="of:=[.B484]/[.G$1]" office:value-type="float" office:value="0.00704788408463661" calcext:value-type="float">
            <text:p>0.007047884084637</text:p>
          </table:table-cell>
          <table:table-cell table:formula="of:=[.E484]*1000" office:value-type="float" office:value="7.04788408463662" calcext:value-type="float">
            <text:p>7.04788408463662</text:p>
          </table:table-cell>
          <table:table-cell table:number-columns-repeated="1018"/>
        </table:table-row>
        <table:table-row table:style-name="ro1">
          <table:table-cell office:value-type="float" office:value="1475538217.753" calcext:value-type="float">
            <text:p>1475538217.753</text:p>
          </table:table-cell>
          <table:table-cell office:value-type="float" office:value="1.521054" calcext:value-type="float">
            <text:p>1.521054</text:p>
          </table:table-cell>
          <table:table-cell table:formula="of:=([.A485] / 86400) + 25569" office:value-type="date" office:date-value="2016-10-03T23:43:37.753001" calcext:value-type="date">
            <text:p>2016-10-03 23:43:37.753</text:p>
          </table:table-cell>
          <table:table-cell table:formula="of:=[.C485]-(4/24)" office:value-type="time" office:time-value="PT1023523H43M37.753000092S" calcext:value-type="time">
            <text:p>19:43:37.753</text:p>
          </table:table-cell>
          <table:table-cell table:formula="of:=[.B485]/[.G$1]" office:value-type="float" office:value="0.00699656853725851" calcext:value-type="float">
            <text:p>0.006996568537259</text:p>
          </table:table-cell>
          <table:table-cell table:formula="of:=[.E485]*1000" office:value-type="float" office:value="6.99656853725851" calcext:value-type="float">
            <text:p>6.99656853725851</text:p>
          </table:table-cell>
          <table:table-cell table:number-columns-repeated="1018"/>
        </table:table-row>
        <table:table-row table:style-name="ro1">
          <table:table-cell office:value-type="float" office:value="1475538219.308" calcext:value-type="float">
            <text:p>1475538219.308</text:p>
          </table:table-cell>
          <table:table-cell office:value-type="float" office:value="1.52349" calcext:value-type="float">
            <text:p>1.52349</text:p>
          </table:table-cell>
          <table:table-cell table:formula="of:=([.A486] / 86400) + 25569" office:value-type="date" office:date-value="2016-10-03T23:43:39.308" calcext:value-type="date">
            <text:p>2016-10-03 23:43:39.308</text:p>
          </table:table-cell>
          <table:table-cell table:formula="of:=[.C486]-(4/24)" office:value-type="time" office:time-value="PT1023523H43M39.307999453S" calcext:value-type="time">
            <text:p>19:43:39.308</text:p>
          </table:table-cell>
          <table:table-cell table:formula="of:=[.B486]/[.G$1]" office:value-type="float" office:value="0.00700777368905244" calcext:value-type="float">
            <text:p>0.007007773689052</text:p>
          </table:table-cell>
          <table:table-cell table:formula="of:=[.E486]*1000" office:value-type="float" office:value="7.00777368905244" calcext:value-type="float">
            <text:p>7.00777368905244</text:p>
          </table:table-cell>
          <table:table-cell table:number-columns-repeated="1018"/>
        </table:table-row>
        <table:table-row table:style-name="ro1">
          <table:table-cell office:value-type="float" office:value="1475538220.61" calcext:value-type="float">
            <text:p>1475538220.61</text:p>
          </table:table-cell>
          <table:table-cell office:value-type="float" office:value="1.528674" calcext:value-type="float">
            <text:p>1.528674</text:p>
          </table:table-cell>
          <table:table-cell table:formula="of:=([.A487] / 86400) + 25569" office:value-type="date" office:date-value="2016-10-03T23:43:40.609999" calcext:value-type="date">
            <text:p>2016-10-03 23:43:40.610</text:p>
          </table:table-cell>
          <table:table-cell table:formula="of:=[.C487]-(4/24)" office:value-type="time" office:time-value="PT1023523H43M40.609999448S" calcext:value-type="time">
            <text:p>19:43:40.610</text:p>
          </table:table-cell>
          <table:table-cell table:formula="of:=[.B487]/[.G$1]" office:value-type="float" office:value="0.00703161913523459" calcext:value-type="float">
            <text:p>0.007031619135235</text:p>
          </table:table-cell>
          <table:table-cell table:formula="of:=[.E487]*1000" office:value-type="float" office:value="7.03161913523459" calcext:value-type="float">
            <text:p>7.03161913523459</text:p>
          </table:table-cell>
          <table:table-cell table:number-columns-repeated="1018"/>
        </table:table-row>
        <table:table-row table:style-name="ro1">
          <table:table-cell office:value-type="float" office:value="1475538221.908" calcext:value-type="float">
            <text:p>1475538221.908</text:p>
          </table:table-cell>
          <table:table-cell office:value-type="float" office:value="1.537229" calcext:value-type="float">
            <text:p>1.537229</text:p>
          </table:table-cell>
          <table:table-cell table:formula="of:=([.A488] / 86400) + 25569" office:value-type="date" office:date-value="2016-10-03T23:43:41.908001" calcext:value-type="date">
            <text:p>2016-10-03 23:43:41.908</text:p>
          </table:table-cell>
          <table:table-cell table:formula="of:=[.C488]-(4/24)" office:value-type="time" office:time-value="PT1023523H43M41.908000438S" calcext:value-type="time">
            <text:p>19:43:41.908</text:p>
          </table:table-cell>
          <table:table-cell table:formula="of:=[.B488]/[.G$1]" office:value-type="float" office:value="0.00707097056117755" calcext:value-type="float">
            <text:p>0.007070970561178</text:p>
          </table:table-cell>
          <table:table-cell table:formula="of:=[.E488]*1000" office:value-type="float" office:value="7.07097056117755" calcext:value-type="float">
            <text:p>7.07097056117755</text:p>
          </table:table-cell>
          <table:table-cell table:number-columns-repeated="1018"/>
        </table:table-row>
        <table:table-row table:style-name="ro1">
          <table:table-cell office:value-type="float" office:value="1475538223.208" calcext:value-type="float">
            <text:p>1475538223.208</text:p>
          </table:table-cell>
          <table:table-cell office:value-type="float" office:value="1.537431" calcext:value-type="float">
            <text:p>1.537431</text:p>
          </table:table-cell>
          <table:table-cell table:formula="of:=([.A489] / 86400) + 25569" office:value-type="date" office:date-value="2016-10-03T23:43:43.208001" calcext:value-type="date">
            <text:p>2016-10-03 23:43:43.208</text:p>
          </table:table-cell>
          <table:table-cell table:formula="of:=[.C489]-(4/24)" office:value-type="time" office:time-value="PT1023523H43M43.208000511S" calcext:value-type="time">
            <text:p>19:43:43.208</text:p>
          </table:table-cell>
          <table:table-cell table:formula="of:=[.B489]/[.G$1]" office:value-type="float" office:value="0.00707189972401104" calcext:value-type="float">
            <text:p>0.007071899724011</text:p>
          </table:table-cell>
          <table:table-cell table:formula="of:=[.E489]*1000" office:value-type="float" office:value="7.07189972401104" calcext:value-type="float">
            <text:p>7.07189972401104</text:p>
          </table:table-cell>
          <table:table-cell table:number-columns-repeated="1018"/>
        </table:table-row>
        <table:table-row table:style-name="ro1">
          <table:table-cell office:value-type="float" office:value="1475538224.505" calcext:value-type="float">
            <text:p>1475538224.505</text:p>
          </table:table-cell>
          <table:table-cell office:value-type="float" office:value="1.538127" calcext:value-type="float">
            <text:p>1.538127</text:p>
          </table:table-cell>
          <table:table-cell table:formula="of:=([.A490] / 86400) + 25569" office:value-type="date" office:date-value="2016-10-03T23:43:44.505004" calcext:value-type="date">
            <text:p>2016-10-03 23:43:44.505</text:p>
          </table:table-cell>
          <table:table-cell table:formula="of:=[.C490]-(4/24)" office:value-type="time" office:time-value="PT1023523H43M44.505000282S" calcext:value-type="time">
            <text:p>19:43:44.505</text:p>
          </table:table-cell>
          <table:table-cell table:formula="of:=[.B490]/[.G$1]" office:value-type="float" office:value="0.00707510119595216" calcext:value-type="float">
            <text:p>0.007075101195952</text:p>
          </table:table-cell>
          <table:table-cell table:formula="of:=[.E490]*1000" office:value-type="float" office:value="7.07510119595216" calcext:value-type="float">
            <text:p>7.07510119595216</text:p>
          </table:table-cell>
          <table:table-cell table:number-columns-repeated="1018"/>
        </table:table-row>
        <table:table-row table:style-name="ro1">
          <table:table-cell office:value-type="float" office:value="1475538225.804" calcext:value-type="float">
            <text:p>1475538225.804</text:p>
          </table:table-cell>
          <table:table-cell office:value-type="float" office:value="1.673485" calcext:value-type="float">
            <text:p>1.673485</text:p>
          </table:table-cell>
          <table:table-cell table:formula="of:=([.A491] / 86400) + 25569" office:value-type="date" office:date-value="2016-10-03T23:43:45.804" calcext:value-type="date">
            <text:p>2016-10-03 23:43:45.804</text:p>
          </table:table-cell>
          <table:table-cell table:formula="of:=[.C491]-(4/24)" office:value-type="time" office:time-value="PT1023523H43M45.803999975S" calcext:value-type="time">
            <text:p>19:43:45.804</text:p>
          </table:table-cell>
          <table:table-cell table:formula="of:=[.B491]/[.G$1]" office:value-type="float" office:value="0.00769772309107636" calcext:value-type="float">
            <text:p>0.007697723091076</text:p>
          </table:table-cell>
          <table:table-cell table:formula="of:=[.E491]*1000" office:value-type="float" office:value="7.69772309107636" calcext:value-type="float">
            <text:p>7.69772309107636</text:p>
          </table:table-cell>
          <table:table-cell table:number-columns-repeated="1018"/>
        </table:table-row>
        <table:table-row table:style-name="ro1">
          <table:table-cell office:value-type="float" office:value="1475538227.185" calcext:value-type="float">
            <text:p>1475538227.185</text:p>
          </table:table-cell>
          <table:table-cell office:value-type="float" office:value="1.896701" calcext:value-type="float">
            <text:p>1.896701</text:p>
          </table:table-cell>
          <table:table-cell table:formula="of:=([.A492] / 86400) + 25569" office:value-type="date" office:date-value="2016-10-03T23:43:47.185004" calcext:value-type="date">
            <text:p>2016-10-03 23:43:47.185</text:p>
          </table:table-cell>
          <table:table-cell table:formula="of:=[.C492]-(4/24)" office:value-type="time" office:time-value="PT1023523H43M47.185001504S" calcext:value-type="time">
            <text:p>19:43:47.185</text:p>
          </table:table-cell>
          <table:table-cell table:formula="of:=[.B492]/[.G$1]" office:value-type="float" office:value="0.00872447562097516" calcext:value-type="float">
            <text:p>0.008724475620975</text:p>
          </table:table-cell>
          <table:table-cell table:formula="of:=[.E492]*1000" office:value-type="float" office:value="8.72447562097516" calcext:value-type="float">
            <text:p>8.72447562097516</text:p>
          </table:table-cell>
          <table:table-cell table:number-columns-repeated="1018"/>
        </table:table-row>
        <table:table-row table:style-name="ro1">
          <table:table-cell office:value-type="float" office:value="1475538228.755" calcext:value-type="float">
            <text:p>1475538228.755</text:p>
          </table:table-cell>
          <table:table-cell office:value-type="float" office:value="2.010644" calcext:value-type="float">
            <text:p>2.010644</text:p>
          </table:table-cell>
          <table:table-cell table:formula="of:=([.A493] / 86400) + 25569" office:value-type="date" office:date-value="2016-10-03T23:43:48.755" calcext:value-type="date">
            <text:p>2016-10-03 23:43:48.755</text:p>
          </table:table-cell>
          <table:table-cell table:formula="of:=[.C493]-(4/24)" office:value-type="time" office:time-value="PT1023523H43M48.755000699S" calcext:value-type="time">
            <text:p>19:43:48.755</text:p>
          </table:table-cell>
          <table:table-cell table:formula="of:=[.B493]/[.G$1]" office:value-type="float" office:value="0.00924859245630175" calcext:value-type="float">
            <text:p>0.009248592456302</text:p>
          </table:table-cell>
          <table:table-cell table:formula="of:=[.E493]*1000" office:value-type="float" office:value="9.24859245630175" calcext:value-type="float">
            <text:p>9.24859245630175</text:p>
          </table:table-cell>
          <table:table-cell table:number-columns-repeated="1018"/>
        </table:table-row>
        <table:table-row table:style-name="ro1">
          <table:table-cell office:value-type="float" office:value="1475538230.053" calcext:value-type="float">
            <text:p>1475538230.053</text:p>
          </table:table-cell>
          <table:table-cell office:value-type="float" office:value="2.014895" calcext:value-type="float">
            <text:p>2.014895</text:p>
          </table:table-cell>
          <table:table-cell table:formula="of:=([.A494] / 86400) + 25569" office:value-type="date" office:date-value="2016-10-03T23:43:50.053" calcext:value-type="date">
            <text:p>2016-10-03 23:43:50.053</text:p>
          </table:table-cell>
          <table:table-cell table:formula="of:=[.C494]-(4/24)" office:value-type="time" office:time-value="PT1023523H43M50.053000012S" calcext:value-type="time">
            <text:p>19:43:50.053</text:p>
          </table:table-cell>
          <table:table-cell table:formula="of:=[.B494]/[.G$1]" office:value-type="float" office:value="0.00926814627414903" calcext:value-type="float">
            <text:p>0.009268146274149</text:p>
          </table:table-cell>
          <table:table-cell table:formula="of:=[.E494]*1000" office:value-type="float" office:value="9.26814627414903" calcext:value-type="float">
            <text:p>9.26814627414903</text:p>
          </table:table-cell>
          <table:table-cell table:number-columns-repeated="1018"/>
        </table:table-row>
        <table:table-row table:style-name="ro1">
          <table:table-cell office:value-type="float" office:value="1475538231.351" calcext:value-type="float">
            <text:p>1475538231.351</text:p>
          </table:table-cell>
          <table:table-cell office:value-type="float" office:value="1.977432" calcext:value-type="float">
            <text:p>1.977432</text:p>
          </table:table-cell>
          <table:table-cell table:formula="of:=([.A495] / 86400) + 25569" office:value-type="date" office:date-value="2016-10-03T23:43:51.351001" calcext:value-type="date">
            <text:p>2016-10-03 23:43:51.351</text:p>
          </table:table-cell>
          <table:table-cell table:formula="of:=[.C495]-(4/24)" office:value-type="time" office:time-value="PT1023523H43M51.351000164S" calcext:value-type="time">
            <text:p>19:43:51.351</text:p>
          </table:table-cell>
          <table:table-cell table:formula="of:=[.B495]/[.G$1]" office:value-type="float" office:value="0.00909582336706532" calcext:value-type="float">
            <text:p>0.009095823367065</text:p>
          </table:table-cell>
          <table:table-cell table:formula="of:=[.E495]*1000" office:value-type="float" office:value="9.09582336706532" calcext:value-type="float">
            <text:p>9.09582336706532</text:p>
          </table:table-cell>
          <table:table-cell table:number-columns-repeated="1018"/>
        </table:table-row>
        <table:table-row table:style-name="ro1">
          <table:table-cell office:value-type="float" office:value="1475538232.648" calcext:value-type="float">
            <text:p>1475538232.648</text:p>
          </table:table-cell>
          <table:table-cell office:value-type="float" office:value="1.87208" calcext:value-type="float">
            <text:p>1.87208</text:p>
          </table:table-cell>
          <table:table-cell table:formula="of:=([.A496] / 86400) + 25569" office:value-type="date" office:date-value="2016-10-03T23:43:52.648002" calcext:value-type="date">
            <text:p>2016-10-03 23:43:52.648</text:p>
          </table:table-cell>
          <table:table-cell table:formula="of:=[.C496]-(4/24)" office:value-type="time" office:time-value="PT1023523H43M52.647999935S" calcext:value-type="time">
            <text:p>19:43:52.648</text:p>
          </table:table-cell>
          <table:table-cell table:formula="of:=[.B496]/[.G$1]" office:value-type="float" office:value="0.00861122355105796" calcext:value-type="float">
            <text:p>0.008611223551058</text:p>
          </table:table-cell>
          <table:table-cell table:formula="of:=[.E496]*1000" office:value-type="float" office:value="8.61122355105796" calcext:value-type="float">
            <text:p>8.61122355105796</text:p>
          </table:table-cell>
          <table:table-cell table:number-columns-repeated="1018"/>
        </table:table-row>
        <table:table-row table:style-name="ro1">
          <table:table-cell office:value-type="float" office:value="1475538233.946" calcext:value-type="float">
            <text:p>1475538233.946</text:p>
          </table:table-cell>
          <table:table-cell office:value-type="float" office:value="1.778306" calcext:value-type="float">
            <text:p>1.778306</text:p>
          </table:table-cell>
          <table:table-cell table:formula="of:=([.A497] / 86400) + 25569" office:value-type="date" office:date-value="2016-10-03T23:43:53.946" calcext:value-type="date">
            <text:p>2016-10-03 23:43:53.946</text:p>
          </table:table-cell>
          <table:table-cell table:formula="of:=[.C497]-(4/24)" office:value-type="time" office:time-value="PT1023523H43M53.946000505S" calcext:value-type="time">
            <text:p>19:43:53.946</text:p>
          </table:table-cell>
          <table:table-cell table:formula="of:=[.B497]/[.G$1]" office:value-type="float" office:value="0.00817988040478381" calcext:value-type="float">
            <text:p>0.008179880404784</text:p>
          </table:table-cell>
          <table:table-cell table:formula="of:=[.E497]*1000" office:value-type="float" office:value="8.17988040478381" calcext:value-type="float">
            <text:p>8.17988040478381</text:p>
          </table:table-cell>
          <table:table-cell table:number-columns-repeated="1018"/>
        </table:table-row>
        <table:table-row table:style-name="ro1">
          <table:table-cell office:value-type="float" office:value="1475538235.245" calcext:value-type="float">
            <text:p>1475538235.245</text:p>
          </table:table-cell>
          <table:table-cell office:value-type="float" office:value="1.770777" calcext:value-type="float">
            <text:p>1.770777</text:p>
          </table:table-cell>
          <table:table-cell table:formula="of:=([.A498] / 86400) + 25569" office:value-type="date" office:date-value="2016-10-03T23:43:55.245004" calcext:value-type="date">
            <text:p>2016-10-03 23:43:55.245</text:p>
          </table:table-cell>
          <table:table-cell table:formula="of:=[.C498]-(4/24)" office:value-type="time" office:time-value="PT1023523H43M55.245000618S" calcext:value-type="time">
            <text:p>19:43:55.245</text:p>
          </table:table-cell>
          <table:table-cell table:formula="of:=[.B498]/[.G$1]" office:value-type="float" office:value="0.0081452483900644" calcext:value-type="float">
            <text:p>0.008145248390064</text:p>
          </table:table-cell>
          <table:table-cell table:formula="of:=[.E498]*1000" office:value-type="float" office:value="8.1452483900644" calcext:value-type="float">
            <text:p>8.1452483900644</text:p>
          </table:table-cell>
          <table:table-cell table:number-columns-repeated="1018"/>
        </table:table-row>
        <table:table-row table:style-name="ro1">
          <table:table-cell office:value-type="float" office:value="1475538236.642" calcext:value-type="float">
            <text:p>1475538236.642</text:p>
          </table:table-cell>
          <table:table-cell office:value-type="float" office:value="1.770319" calcext:value-type="float">
            <text:p>1.770319</text:p>
          </table:table-cell>
          <table:table-cell table:formula="of:=([.A499] / 86400) + 25569" office:value-type="date" office:date-value="2016-10-03T23:43:56.642" calcext:value-type="date">
            <text:p>2016-10-03 23:43:56.642</text:p>
          </table:table-cell>
          <table:table-cell table:formula="of:=[.C499]-(4/24)" office:value-type="time" office:time-value="PT1023523H43M56.642000265S" calcext:value-type="time">
            <text:p>19:43:56.642</text:p>
          </table:table-cell>
          <table:table-cell table:formula="of:=[.B499]/[.G$1]" office:value-type="float" office:value="0.00814314167433303" calcext:value-type="float">
            <text:p>0.008143141674333</text:p>
          </table:table-cell>
          <table:table-cell table:formula="of:=[.E499]*1000" office:value-type="float" office:value="8.14314167433303" calcext:value-type="float">
            <text:p>8.14314167433303</text:p>
          </table:table-cell>
          <table:table-cell table:number-columns-repeated="1018"/>
        </table:table-row>
        <table:table-row table:style-name="ro1">
          <table:table-cell office:value-type="float" office:value="1475538237.971" calcext:value-type="float">
            <text:p>1475538237.971</text:p>
          </table:table-cell>
          <table:table-cell office:value-type="float" office:value="1.852223" calcext:value-type="float">
            <text:p>1.852223</text:p>
          </table:table-cell>
          <table:table-cell table:formula="of:=([.A500] / 86400) + 25569" office:value-type="date" office:date-value="2016-10-03T23:43:57.971" calcext:value-type="date">
            <text:p>2016-10-03 23:43:57.971</text:p>
          </table:table-cell>
          <table:table-cell table:formula="of:=[.C500]-(4/24)" office:value-type="time" office:time-value="PT1023523H43M57.970999628S" calcext:value-type="time">
            <text:p>19:43:57.971</text:p>
          </table:table-cell>
          <table:table-cell table:formula="of:=[.B500]/[.G$1]" office:value-type="float" office:value="0.00851988500459981" calcext:value-type="float">
            <text:p>0.0085198850046</text:p>
          </table:table-cell>
          <table:table-cell table:formula="of:=[.E500]*1000" office:value-type="float" office:value="8.51988500459981" calcext:value-type="float">
            <text:p>8.51988500459981</text:p>
          </table:table-cell>
          <table:table-cell table:number-columns-repeated="1018"/>
        </table:table-row>
        <table:table-row table:style-name="ro1">
          <table:table-cell office:value-type="float" office:value="1475538239.49" calcext:value-type="float">
            <text:p>1475538239.49</text:p>
          </table:table-cell>
          <table:table-cell office:value-type="float" office:value="1.945228" calcext:value-type="float">
            <text:p>1.945228</text:p>
          </table:table-cell>
          <table:table-cell table:formula="of:=([.A501] / 86400) + 25569" office:value-type="date" office:date-value="2016-10-03T23:43:59.49" calcext:value-type="date">
            <text:p>2016-10-03 23:43:59.490</text:p>
          </table:table-cell>
          <table:table-cell table:formula="of:=[.C501]-(4/24)" office:value-type="time" office:time-value="PT1023523H43M59.49000081S" calcext:value-type="time">
            <text:p>19:43:59.490</text:p>
          </table:table-cell>
          <table:table-cell table:formula="of:=[.B501]/[.G$1]" office:value-type="float" office:value="0.00894769089236431" calcext:value-type="float">
            <text:p>0.008947690892364</text:p>
          </table:table-cell>
          <table:table-cell table:formula="of:=[.E501]*1000" office:value-type="float" office:value="8.94769089236431" calcext:value-type="float">
            <text:p>8.94769089236431</text:p>
          </table:table-cell>
          <table:table-cell table:number-columns-repeated="1018"/>
        </table:table-row>
        <table:table-row table:style-name="ro1">
          <table:table-cell office:value-type="float" office:value="1475538240.781" calcext:value-type="float">
            <text:p>1475538240.781</text:p>
          </table:table-cell>
          <table:table-cell office:value-type="float" office:value="1.946217" calcext:value-type="float">
            <text:p>1.946217</text:p>
          </table:table-cell>
          <table:table-cell table:formula="of:=([.A502] / 86400) + 25569" office:value-type="date" office:date-value="2016-10-03T23:44:00.781" calcext:value-type="date">
            <text:p>2016-10-03 23:44:00.781</text:p>
          </table:table-cell>
          <table:table-cell table:formula="of:=[.C502]-(4/24)" office:value-type="time" office:time-value="PT1023523H44M00.780999139S" calcext:value-type="time">
            <text:p>19:44:00.781</text:p>
          </table:table-cell>
          <table:table-cell table:formula="of:=[.B502]/[.G$1]" office:value-type="float" office:value="0.00895224011039558" calcext:value-type="float">
            <text:p>0.008952240110396</text:p>
          </table:table-cell>
          <table:table-cell table:formula="of:=[.E502]*1000" office:value-type="float" office:value="8.95224011039558" calcext:value-type="float">
            <text:p>8.95224011039558</text:p>
          </table:table-cell>
          <table:table-cell table:number-columns-repeated="1018"/>
        </table:table-row>
        <table:table-row table:style-name="ro1">
          <table:table-cell office:value-type="float" office:value="1475538242.079" calcext:value-type="float">
            <text:p>1475538242.079</text:p>
          </table:table-cell>
          <table:table-cell office:value-type="float" office:value="1.94378" calcext:value-type="float">
            <text:p>1.94378</text:p>
          </table:table-cell>
          <table:table-cell table:formula="of:=([.A503] / 86400) + 25569" office:value-type="date" office:date-value="2016-10-03T23:44:02.079" calcext:value-type="date">
            <text:p>2016-10-03 23:44:02.079</text:p>
          </table:table-cell>
          <table:table-cell table:formula="of:=[.C503]-(4/24)" office:value-type="time" office:time-value="PT1023523H44M02.078998033S" calcext:value-type="time">
            <text:p>19:44:02.079</text:p>
          </table:table-cell>
          <table:table-cell table:formula="of:=[.B503]/[.G$1]" office:value-type="float" office:value="0.00894103035878565" calcext:value-type="float">
            <text:p>0.008941030358786</text:p>
          </table:table-cell>
          <table:table-cell table:formula="of:=[.E503]*1000" office:value-type="float" office:value="8.94103035878565" calcext:value-type="float">
            <text:p>8.94103035878565</text:p>
          </table:table-cell>
          <table:table-cell table:number-columns-repeated="1018"/>
        </table:table-row>
        <table:table-row table:style-name="ro1">
          <table:table-cell office:value-type="float" office:value="1475538243.376" calcext:value-type="float">
            <text:p>1475538243.376</text:p>
          </table:table-cell>
          <table:table-cell office:value-type="float" office:value="1.972743" calcext:value-type="float">
            <text:p>1.972743</text:p>
          </table:table-cell>
          <table:table-cell table:formula="of:=([.A504] / 86400) + 25569" office:value-type="date" office:date-value="2016-10-03T23:44:03.375999" calcext:value-type="date">
            <text:p>2016-10-03 23:44:03.376</text:p>
          </table:table-cell>
          <table:table-cell table:formula="of:=[.C504]-(4/24)" office:value-type="time" office:time-value="PT1023523H44M03.375998642S" calcext:value-type="time">
            <text:p>19:44:03.376</text:p>
          </table:table-cell>
          <table:table-cell table:formula="of:=[.B504]/[.G$1]" office:value-type="float" office:value="0.00907425482980681" calcext:value-type="float">
            <text:p>0.009074254829807</text:p>
          </table:table-cell>
          <table:table-cell table:formula="of:=[.E504]*1000" office:value-type="float" office:value="9.07425482980681" calcext:value-type="float">
            <text:p>9.07425482980681</text:p>
          </table:table-cell>
          <table:table-cell table:number-columns-repeated="1018"/>
        </table:table-row>
        <table:table-row table:style-name="ro1">
          <table:table-cell office:value-type="float" office:value="1475538244.675" calcext:value-type="float">
            <text:p>1475538244.675</text:p>
          </table:table-cell>
          <table:table-cell office:value-type="float" office:value="2.01244" calcext:value-type="float">
            <text:p>2.01244</text:p>
          </table:table-cell>
          <table:table-cell table:formula="of:=([.A505] / 86400) + 25569" office:value-type="date" office:date-value="2016-10-03T23:44:04.675" calcext:value-type="date">
            <text:p>2016-10-03 23:44:04.675</text:p>
          </table:table-cell>
          <table:table-cell table:formula="of:=[.C505]-(4/24)" office:value-type="time" office:time-value="PT1023523H44M04.675000012S" calcext:value-type="time">
            <text:p>19:44:04.675</text:p>
          </table:table-cell>
          <table:table-cell table:formula="of:=[.B505]/[.G$1]" office:value-type="float" office:value="0.00925685372585096" calcext:value-type="float">
            <text:p>0.009256853725851</text:p>
          </table:table-cell>
          <table:table-cell table:formula="of:=[.E505]*1000" office:value-type="float" office:value="9.25685372585096" calcext:value-type="float">
            <text:p>9.25685372585096</text:p>
          </table:table-cell>
          <table:table-cell table:number-columns-repeated="1018"/>
        </table:table-row>
        <table:table-row table:style-name="ro1">
          <table:table-cell office:value-type="float" office:value="1475538245.973" calcext:value-type="float">
            <text:p>1475538245.973</text:p>
          </table:table-cell>
          <table:table-cell office:value-type="float" office:value="2.035888" calcext:value-type="float">
            <text:p>2.035888</text:p>
          </table:table-cell>
          <table:table-cell table:formula="of:=([.A506] / 86400) + 25569" office:value-type="date" office:date-value="2016-10-03T23:44:05.973" calcext:value-type="date">
            <text:p>2016-10-03 23:44:05.973</text:p>
          </table:table-cell>
          <table:table-cell table:formula="of:=[.C506]-(4/24)" office:value-type="time" office:time-value="PT1023523H44M05.972999744S" calcext:value-type="time">
            <text:p>19:44:05.973</text:p>
          </table:table-cell>
          <table:table-cell table:formula="of:=[.B506]/[.G$1]" office:value-type="float" office:value="0.00936471021159154" calcext:value-type="float">
            <text:p>0.009364710211592</text:p>
          </table:table-cell>
          <table:table-cell table:formula="of:=[.E506]*1000" office:value-type="float" office:value="9.36471021159154" calcext:value-type="float">
            <text:p>9.36471021159154</text:p>
          </table:table-cell>
          <table:table-cell table:number-columns-repeated="1018"/>
        </table:table-row>
        <table:table-row table:style-name="ro1">
          <table:table-cell office:value-type="float" office:value="1475538247.358" calcext:value-type="float">
            <text:p>1475538247.358</text:p>
          </table:table-cell>
          <table:table-cell office:value-type="float" office:value="2.038434" calcext:value-type="float">
            <text:p>2.038434</text:p>
          </table:table-cell>
          <table:table-cell table:formula="of:=([.A507] / 86400) + 25569" office:value-type="date" office:date-value="2016-10-03T23:44:07.358" calcext:value-type="date">
            <text:p>2016-10-03 23:44:07.358</text:p>
          </table:table-cell>
          <table:table-cell table:formula="of:=[.C507]-(4/24)" office:value-type="time" office:time-value="PT1023523H44M07.357997764S" calcext:value-type="time">
            <text:p>19:44:07.358</text:p>
          </table:table-cell>
          <table:table-cell table:formula="of:=[.B507]/[.G$1]" office:value-type="float" office:value="0.00937642134314627" calcext:value-type="float">
            <text:p>0.009376421343146</text:p>
          </table:table-cell>
          <table:table-cell table:formula="of:=[.E507]*1000" office:value-type="float" office:value="9.37642134314627" calcext:value-type="float">
            <text:p>9.37642134314627</text:p>
          </table:table-cell>
          <table:table-cell table:number-columns-repeated="1018"/>
        </table:table-row>
        <table:table-row table:style-name="ro1">
          <table:table-cell office:value-type="float" office:value="1475538248.928" calcext:value-type="float">
            <text:p>1475538248.928</text:p>
          </table:table-cell>
          <table:table-cell office:value-type="float" office:value="1.997546" calcext:value-type="float">
            <text:p>1.997546</text:p>
          </table:table-cell>
          <table:table-cell table:formula="of:=([.A508] / 86400) + 25569" office:value-type="date" office:date-value="2016-10-03T23:44:08.928" calcext:value-type="date">
            <text:p>2016-10-03 23:44:08.928</text:p>
          </table:table-cell>
          <table:table-cell table:formula="of:=[.C508]-(4/24)" office:value-type="time" office:time-value="PT1023523H44M08.928000312S" calcext:value-type="time">
            <text:p>19:44:08.928</text:p>
          </table:table-cell>
          <table:table-cell table:formula="of:=[.B508]/[.G$1]" office:value-type="float" office:value="0.00918834406623735" calcext:value-type="float">
            <text:p>0.009188344066237</text:p>
          </table:table-cell>
          <table:table-cell table:formula="of:=[.E508]*1000" office:value-type="float" office:value="9.18834406623735" calcext:value-type="float">
            <text:p>9.18834406623735</text:p>
          </table:table-cell>
          <table:table-cell table:number-columns-repeated="1018"/>
        </table:table-row>
        <table:table-row table:style-name="ro1">
          <table:table-cell office:value-type="float" office:value="1475538250.225" calcext:value-type="float">
            <text:p>1475538250.225</text:p>
          </table:table-cell>
          <table:table-cell office:value-type="float" office:value="1.906062" calcext:value-type="float">
            <text:p>1.906062</text:p>
          </table:table-cell>
          <table:table-cell table:formula="of:=([.A509] / 86400) + 25569" office:value-type="date" office:date-value="2016-10-03T23:44:10.225" calcext:value-type="date">
            <text:p>2016-10-03 23:44:10.225</text:p>
          </table:table-cell>
          <table:table-cell table:formula="of:=[.C509]-(4/24)" office:value-type="time" office:time-value="PT1023523H44M10.224997569S" calcext:value-type="time">
            <text:p>19:44:10.225</text:p>
          </table:table-cell>
          <table:table-cell table:formula="of:=[.B509]/[.G$1]" office:value-type="float" office:value="0.00876753449862006" calcext:value-type="float">
            <text:p>0.00876753449862</text:p>
          </table:table-cell>
          <table:table-cell table:formula="of:=[.E509]*1000" office:value-type="float" office:value="8.76753449862006" calcext:value-type="float">
            <text:p>8.76753449862006</text:p>
          </table:table-cell>
          <table:table-cell table:number-columns-repeated="1018"/>
        </table:table-row>
        <table:table-row table:style-name="ro1">
          <table:table-cell office:value-type="float" office:value="1475538251.524" calcext:value-type="float">
            <text:p>1475538251.524</text:p>
          </table:table-cell>
          <table:table-cell office:value-type="float" office:value="1.833483" calcext:value-type="float">
            <text:p>1.833483</text:p>
          </table:table-cell>
          <table:table-cell table:formula="of:=([.A510] / 86400) + 25569" office:value-type="date" office:date-value="2016-10-03T23:44:11.524" calcext:value-type="date">
            <text:p>2016-10-03 23:44:11.524</text:p>
          </table:table-cell>
          <table:table-cell table:formula="of:=[.C510]-(4/24)" office:value-type="time" office:time-value="PT1023523H44M11.524000615S" calcext:value-type="time">
            <text:p>19:44:11.524</text:p>
          </table:table-cell>
          <table:table-cell table:formula="of:=[.B510]/[.G$1]" office:value-type="float" office:value="0.0084336844526219" calcext:value-type="float">
            <text:p>0.008433684452622</text:p>
          </table:table-cell>
          <table:table-cell table:formula="of:=[.E510]*1000" office:value-type="float" office:value="8.4336844526219" calcext:value-type="float">
            <text:p>8.4336844526219</text:p>
          </table:table-cell>
          <table:table-cell table:number-columns-repeated="1018"/>
        </table:table-row>
        <table:table-row table:style-name="ro1">
          <table:table-cell office:value-type="float" office:value="1475538252.828" calcext:value-type="float">
            <text:p>1475538252.828</text:p>
          </table:table-cell>
          <table:table-cell office:value-type="float" office:value="1.833024" calcext:value-type="float">
            <text:p>1.833024</text:p>
          </table:table-cell>
          <table:table-cell table:formula="of:=([.A511] / 86400) + 25569" office:value-type="date" office:date-value="2016-10-03T23:44:12.828" calcext:value-type="date">
            <text:p>2016-10-03 23:44:12.828</text:p>
          </table:table-cell>
          <table:table-cell table:formula="of:=[.C511]-(4/24)" office:value-type="time" office:time-value="PT1023523H44M12.827999694S" calcext:value-type="time">
            <text:p>19:44:12.828</text:p>
          </table:table-cell>
          <table:table-cell table:formula="of:=[.B511]/[.G$1]" office:value-type="float" office:value="0.00843157313707452" calcext:value-type="float">
            <text:p>0.008431573137075</text:p>
          </table:table-cell>
          <table:table-cell table:formula="of:=[.E511]*1000" office:value-type="float" office:value="8.43157313707452" calcext:value-type="float">
            <text:p>8.43157313707452</text:p>
          </table:table-cell>
          <table:table-cell table:number-columns-repeated="1018"/>
        </table:table-row>
        <table:table-row table:style-name="ro1">
          <table:table-cell office:value-type="float" office:value="1475538254.126" calcext:value-type="float">
            <text:p>1475538254.126</text:p>
          </table:table-cell>
          <table:table-cell office:value-type="float" office:value="1.828353" calcext:value-type="float">
            <text:p>1.828353</text:p>
          </table:table-cell>
          <table:table-cell table:formula="of:=([.A512] / 86400) + 25569" office:value-type="date" office:date-value="2016-10-03T23:44:14.126" calcext:value-type="date">
            <text:p>2016-10-03 23:44:14.126</text:p>
          </table:table-cell>
          <table:table-cell table:formula="of:=[.C512]-(4/24)" office:value-type="time" office:time-value="PT1023523H44M14.126000684S" calcext:value-type="time">
            <text:p>19:44:14.126</text:p>
          </table:table-cell>
          <table:table-cell table:formula="of:=[.B512]/[.G$1]" office:value-type="float" office:value="0.00841008739650414" calcext:value-type="float">
            <text:p>0.008410087396504</text:p>
          </table:table-cell>
          <table:table-cell table:formula="of:=[.E512]*1000" office:value-type="float" office:value="8.41008739650414" calcext:value-type="float">
            <text:p>8.41008739650414</text:p>
          </table:table-cell>
          <table:table-cell table:number-columns-repeated="1018"/>
        </table:table-row>
        <table:table-row table:style-name="ro1">
          <table:table-cell office:value-type="float" office:value="1475538255.424" calcext:value-type="float">
            <text:p>1475538255.424</text:p>
          </table:table-cell>
          <table:table-cell office:value-type="float" office:value="1.697117" calcext:value-type="float">
            <text:p>1.697117</text:p>
          </table:table-cell>
          <table:table-cell table:formula="of:=([.A513] / 86400) + 25569" office:value-type="date" office:date-value="2016-10-03T23:44:15.424" calcext:value-type="date">
            <text:p>2016-10-03 23:44:15.424</text:p>
          </table:table-cell>
          <table:table-cell table:formula="of:=[.C513]-(4/24)" office:value-type="time" office:time-value="PT1023523H44M15.423997901S" calcext:value-type="time">
            <text:p>19:44:15.424</text:p>
          </table:table-cell>
          <table:table-cell table:formula="of:=[.B513]/[.G$1]" office:value-type="float" office:value="0.00780642594296228" calcext:value-type="float">
            <text:p>0.007806425942962</text:p>
          </table:table-cell>
          <table:table-cell table:formula="of:=[.E513]*1000" office:value-type="float" office:value="7.80642594296228" calcext:value-type="float">
            <text:p>7.80642594296228</text:p>
          </table:table-cell>
          <table:table-cell table:number-columns-repeated="1018"/>
        </table:table-row>
        <table:table-row table:style-name="ro1">
          <table:table-cell office:value-type="float" office:value="1475538256.81" calcext:value-type="float">
            <text:p>1475538256.81</text:p>
          </table:table-cell>
          <table:table-cell office:value-type="float" office:value="1.546206" calcext:value-type="float">
            <text:p>1.546206</text:p>
          </table:table-cell>
          <table:table-cell table:formula="of:=([.A514] / 86400) + 25569" office:value-type="date" office:date-value="2016-10-03T23:44:16.81" calcext:value-type="date">
            <text:p>2016-10-03 23:44:16.810</text:p>
          </table:table-cell>
          <table:table-cell table:formula="of:=[.C514]-(4/24)" office:value-type="time" office:time-value="PT1023523H44M16.809998397S" calcext:value-type="time">
            <text:p>19:44:16.810</text:p>
          </table:table-cell>
          <table:table-cell table:formula="of:=[.B514]/[.G$1]" office:value-type="float" office:value="0.00711226310947562" calcext:value-type="float">
            <text:p>0.007112263109476</text:p>
          </table:table-cell>
          <table:table-cell table:formula="of:=[.E514]*1000" office:value-type="float" office:value="7.11226310947562" calcext:value-type="float">
            <text:p>7.11226310947562</text:p>
          </table:table-cell>
          <table:table-cell table:number-columns-repeated="1018"/>
        </table:table-row>
        <table:table-row table:style-name="ro1">
          <table:table-cell office:value-type="float" office:value="1475538258.138" calcext:value-type="float">
            <text:p>1475538258.138</text:p>
          </table:table-cell>
          <table:table-cell office:value-type="float" office:value="1.519936" calcext:value-type="float">
            <text:p>1.519936</text:p>
          </table:table-cell>
          <table:table-cell table:formula="of:=([.A515] / 86400) + 25569" office:value-type="date" office:date-value="2016-10-03T23:44:18.138" calcext:value-type="date">
            <text:p>2016-10-03 23:44:18.138</text:p>
          </table:table-cell>
          <table:table-cell table:formula="of:=[.C515]-(4/24)" office:value-type="time" office:time-value="PT1023523H44M18.137997799S" calcext:value-type="time">
            <text:p>19:44:18.138</text:p>
          </table:table-cell>
          <table:table-cell table:formula="of:=[.B515]/[.G$1]" office:value-type="float" office:value="0.00699142594296228" calcext:value-type="float">
            <text:p>0.006991425942962</text:p>
          </table:table-cell>
          <table:table-cell table:formula="of:=[.E515]*1000" office:value-type="float" office:value="6.99142594296228" calcext:value-type="float">
            <text:p>6.99142594296228</text:p>
          </table:table-cell>
          <table:table-cell table:number-columns-repeated="1018"/>
        </table:table-row>
        <table:table-row table:style-name="ro1">
          <table:table-cell office:value-type="float" office:value="1475538259.664" calcext:value-type="float">
            <text:p>1475538259.664</text:p>
          </table:table-cell>
          <table:table-cell office:value-type="float" office:value="1.521512" calcext:value-type="float">
            <text:p>1.521512</text:p>
          </table:table-cell>
          <table:table-cell table:formula="of:=([.A516] / 86400) + 25569" office:value-type="date" office:date-value="2016-10-03T23:44:19.664" calcext:value-type="date">
            <text:p>2016-10-03 23:44:19.664</text:p>
          </table:table-cell>
          <table:table-cell table:formula="of:=[.C516]-(4/24)" office:value-type="time" office:time-value="PT1023523H44M19.663998708S" calcext:value-type="time">
            <text:p>19:44:19.664</text:p>
          </table:table-cell>
          <table:table-cell table:formula="of:=[.B516]/[.G$1]" office:value-type="float" office:value="0.00699867525298988" calcext:value-type="float">
            <text:p>0.00699867525299</text:p>
          </table:table-cell>
          <table:table-cell table:formula="of:=[.E516]*1000" office:value-type="float" office:value="6.99867525298988" calcext:value-type="float">
            <text:p>6.99867525298988</text:p>
          </table:table-cell>
          <table:table-cell table:number-columns-repeated="1018"/>
        </table:table-row>
        <table:table-row table:style-name="ro1">
          <table:table-cell office:value-type="float" office:value="1475538260.96" calcext:value-type="float">
            <text:p>1475538260.96</text:p>
          </table:table-cell>
          <table:table-cell office:value-type="float" office:value="1.52741" calcext:value-type="float">
            <text:p>1.52741</text:p>
          </table:table-cell>
          <table:table-cell table:formula="of:=([.A517] / 86400) + 25569" office:value-type="date" office:date-value="2016-10-03T23:44:20.96" calcext:value-type="date">
            <text:p>2016-10-03 23:44:20.960</text:p>
          </table:table-cell>
          <table:table-cell table:formula="of:=[.C517]-(4/24)" office:value-type="time" office:time-value="PT1023523H44M20.960000195S" calcext:value-type="time">
            <text:p>19:44:20.960</text:p>
          </table:table-cell>
          <table:table-cell table:formula="of:=[.B517]/[.G$1]" office:value-type="float" office:value="0.00702580496780129" calcext:value-type="float">
            <text:p>0.007025804967801</text:p>
          </table:table-cell>
          <table:table-cell table:formula="of:=[.E517]*1000" office:value-type="float" office:value="7.02580496780129" calcext:value-type="float">
            <text:p>7.02580496780129</text:p>
          </table:table-cell>
          <table:table-cell table:number-columns-repeated="1018"/>
        </table:table-row>
        <table:table-row table:style-name="ro1">
          <table:table-cell office:value-type="float" office:value="1475538262.258" calcext:value-type="float">
            <text:p>1475538262.258</text:p>
          </table:table-cell>
          <table:table-cell office:value-type="float" office:value="1.534665" calcext:value-type="float">
            <text:p>1.534665</text:p>
          </table:table-cell>
          <table:table-cell table:formula="of:=([.A518] / 86400) + 25569" office:value-type="date" office:date-value="2016-10-03T23:44:22.258" calcext:value-type="date">
            <text:p>2016-10-03 23:44:22.258</text:p>
          </table:table-cell>
          <table:table-cell table:formula="of:=[.C518]-(4/24)" office:value-type="time" office:time-value="PT1023523H44M22.257999927S" calcext:value-type="time">
            <text:p>19:44:22.258</text:p>
          </table:table-cell>
          <table:table-cell table:formula="of:=[.B518]/[.G$1]" office:value-type="float" office:value="0.00705917663293468" calcext:value-type="float">
            <text:p>0.007059176632935</text:p>
          </table:table-cell>
          <table:table-cell table:formula="of:=[.E518]*1000" office:value-type="float" office:value="7.05917663293468" calcext:value-type="float">
            <text:p>7.05917663293468</text:p>
          </table:table-cell>
          <table:table-cell table:number-columns-repeated="1018"/>
        </table:table-row>
        <table:table-row table:style-name="ro1">
          <table:table-cell office:value-type="float" office:value="1475538263.556" calcext:value-type="float">
            <text:p>1475538263.556</text:p>
          </table:table-cell>
          <table:table-cell office:value-type="float" office:value="1.53439" calcext:value-type="float">
            <text:p>1.53439</text:p>
          </table:table-cell>
          <table:table-cell table:formula="of:=([.A519] / 86400) + 25569" office:value-type="date" office:date-value="2016-10-03T23:44:23.556" calcext:value-type="date">
            <text:p>2016-10-03 23:44:23.556</text:p>
          </table:table-cell>
          <table:table-cell table:formula="of:=[.C519]-(4/24)" office:value-type="time" office:time-value="PT1023523H44M23.555997144S" calcext:value-type="time">
            <text:p>19:44:23.556</text:p>
          </table:table-cell>
          <table:table-cell table:formula="of:=[.B519]/[.G$1]" office:value-type="float" office:value="0.00705791168353266" calcext:value-type="float">
            <text:p>0.007057911683533</text:p>
          </table:table-cell>
          <table:table-cell table:formula="of:=[.E519]*1000" office:value-type="float" office:value="7.05791168353266" calcext:value-type="float">
            <text:p>7.05791168353266</text:p>
          </table:table-cell>
          <table:table-cell table:number-columns-repeated="1018"/>
        </table:table-row>
        <table:table-row table:style-name="ro1">
          <table:table-cell office:value-type="float" office:value="1475538264.854" calcext:value-type="float">
            <text:p>1475538264.854</text:p>
          </table:table-cell>
          <table:table-cell office:value-type="float" office:value="1.534884" calcext:value-type="float">
            <text:p>1.534884</text:p>
          </table:table-cell>
          <table:table-cell table:formula="of:=([.A520] / 86400) + 25569" office:value-type="date" office:date-value="2016-10-03T23:44:24.854" calcext:value-type="date">
            <text:p>2016-10-03 23:44:24.854</text:p>
          </table:table-cell>
          <table:table-cell table:formula="of:=[.C520]-(4/24)" office:value-type="time" office:time-value="PT1023523H44M24.854000229S" calcext:value-type="time">
            <text:p>19:44:24.854</text:p>
          </table:table-cell>
          <table:table-cell table:formula="of:=[.B520]/[.G$1]" office:value-type="float" office:value="0.00706018399264029" calcext:value-type="float">
            <text:p>0.00706018399264</text:p>
          </table:table-cell>
          <table:table-cell table:formula="of:=[.E520]*1000" office:value-type="float" office:value="7.06018399264029" calcext:value-type="float">
            <text:p>7.06018399264029</text:p>
          </table:table-cell>
          <table:table-cell table:number-columns-repeated="1018"/>
        </table:table-row>
        <table:table-row table:style-name="ro1">
          <table:table-cell office:value-type="float" office:value="1475538266.153" calcext:value-type="float">
            <text:p>1475538266.153</text:p>
          </table:table-cell>
          <table:table-cell office:value-type="float" office:value="1.640585" calcext:value-type="float">
            <text:p>1.640585</text:p>
          </table:table-cell>
          <table:table-cell table:formula="of:=([.A521] / 86400) + 25569" office:value-type="date" office:date-value="2016-10-03T23:44:26.153" calcext:value-type="date">
            <text:p>2016-10-03 23:44:26.153</text:p>
          </table:table-cell>
          <table:table-cell table:formula="of:=[.C521]-(4/24)" office:value-type="time" office:time-value="PT1023523H44M26.152997827S" calcext:value-type="time">
            <text:p>19:44:26.153</text:p>
          </table:table-cell>
          <table:table-cell table:formula="of:=[.B521]/[.G$1]" office:value-type="float" office:value="0.00754638914443422" calcext:value-type="float">
            <text:p>0.007546389144434</text:p>
          </table:table-cell>
          <table:table-cell table:formula="of:=[.E521]*1000" office:value-type="float" office:value="7.54638914443422" calcext:value-type="float">
            <text:p>7.54638914443422</text:p>
          </table:table-cell>
          <table:table-cell table:number-columns-repeated="1018"/>
        </table:table-row>
        <table:table-row table:style-name="ro1">
          <table:table-cell office:value-type="float" office:value="1475538267.536" calcext:value-type="float">
            <text:p>1475538267.536</text:p>
          </table:table-cell>
          <table:table-cell office:value-type="float" office:value="1.866163" calcext:value-type="float">
            <text:p>1.866163</text:p>
          </table:table-cell>
          <table:table-cell table:formula="of:=([.A522] / 86400) + 25569" office:value-type="date" office:date-value="2016-10-03T23:44:27.536" calcext:value-type="date">
            <text:p>2016-10-03 23:44:27.536</text:p>
          </table:table-cell>
          <table:table-cell table:formula="of:=[.C522]-(4/24)" office:value-type="time" office:time-value="PT1023523H44M27.535998859S" calcext:value-type="time">
            <text:p>19:44:27.536</text:p>
          </table:table-cell>
          <table:table-cell table:formula="of:=[.B522]/[.G$1]" office:value-type="float" office:value="0.00858400643974241" calcext:value-type="float">
            <text:p>0.008584006439742</text:p>
          </table:table-cell>
          <table:table-cell table:formula="of:=[.E522]*1000" office:value-type="float" office:value="8.58400643974241" calcext:value-type="float">
            <text:p>8.58400643974241</text:p>
          </table:table-cell>
          <table:table-cell table:number-columns-repeated="1018"/>
        </table:table-row>
        <table:table-row table:style-name="ro1">
          <table:table-cell office:value-type="float" office:value="1475538269.106" calcext:value-type="float">
            <text:p>1475538269.106</text:p>
          </table:table-cell>
          <table:table-cell office:value-type="float" office:value="2.007567" calcext:value-type="float">
            <text:p>2.007567</text:p>
          </table:table-cell>
          <table:table-cell table:formula="of:=([.A523] / 86400) + 25569" office:value-type="date" office:date-value="2016-10-03T23:44:29.106" calcext:value-type="date">
            <text:p>2016-10-03 23:44:29.106</text:p>
          </table:table-cell>
          <table:table-cell table:formula="of:=[.C523]-(4/24)" office:value-type="time" office:time-value="PT1023523H44M29.105997216S" calcext:value-type="time">
            <text:p>19:44:29.106</text:p>
          </table:table-cell>
          <table:table-cell table:formula="of:=[.B523]/[.G$1]" office:value-type="float" office:value="0.0092344388224471" calcext:value-type="float">
            <text:p>0.009234438822447</text:p>
          </table:table-cell>
          <table:table-cell table:formula="of:=[.E523]*1000" office:value-type="float" office:value="9.2344388224471" calcext:value-type="float">
            <text:p>9.2344388224471</text:p>
          </table:table-cell>
          <table:table-cell table:number-columns-repeated="1018"/>
        </table:table-row>
        <table:table-row table:style-name="ro1">
          <table:table-cell office:value-type="float" office:value="1475538270.403" calcext:value-type="float">
            <text:p>1475538270.403</text:p>
          </table:table-cell>
          <table:table-cell office:value-type="float" office:value="2.012037" calcext:value-type="float">
            <text:p>2.012037</text:p>
          </table:table-cell>
          <table:table-cell table:formula="of:=([.A524] / 86400) + 25569" office:value-type="date" office:date-value="2016-10-03T23:44:30.403" calcext:value-type="date">
            <text:p>2016-10-03 23:44:30.403</text:p>
          </table:table-cell>
          <table:table-cell table:formula="of:=[.C524]-(4/24)" office:value-type="time" office:time-value="PT1023523H44M30.402999921S" calcext:value-type="time">
            <text:p>19:44:30.403</text:p>
          </table:table-cell>
          <table:table-cell table:formula="of:=[.B524]/[.G$1]" office:value-type="float" office:value="0.009255" calcext:value-type="float">
            <text:p>0.009255</text:p>
          </table:table-cell>
          <table:table-cell table:formula="of:=[.E524]*1000" office:value-type="float" office:value="9.255" calcext:value-type="float">
            <text:p>9.255</text:p>
          </table:table-cell>
          <table:table-cell table:number-columns-repeated="1018"/>
        </table:table-row>
        <table:table-row table:style-name="ro1">
          <table:table-cell office:value-type="float" office:value="1475538271.703" calcext:value-type="float">
            <text:p>1475538271.703</text:p>
          </table:table-cell>
          <table:table-cell office:value-type="float" office:value="1.991116" calcext:value-type="float">
            <text:p>1.991116</text:p>
          </table:table-cell>
          <table:table-cell table:formula="of:=([.A525] / 86400) + 25569" office:value-type="date" office:date-value="2016-10-03T23:44:31.703" calcext:value-type="date">
            <text:p>2016-10-03 23:44:31.703</text:p>
          </table:table-cell>
          <table:table-cell table:formula="of:=[.C525]-(4/24)" office:value-type="time" office:time-value="PT1023523H44M31.702997899S" calcext:value-type="time">
            <text:p>19:44:31.703</text:p>
          </table:table-cell>
          <table:table-cell table:formula="of:=[.B525]/[.G$1]" office:value-type="float" office:value="0.00915876724931003" calcext:value-type="float">
            <text:p>0.00915876724931</text:p>
          </table:table-cell>
          <table:table-cell table:formula="of:=[.E525]*1000" office:value-type="float" office:value="9.15876724931003" calcext:value-type="float">
            <text:p>9.15876724931003</text:p>
          </table:table-cell>
          <table:table-cell table:number-columns-repeated="1018"/>
        </table:table-row>
        <table:table-row table:style-name="ro1">
          <table:table-cell office:value-type="float" office:value="1475538273.002" calcext:value-type="float">
            <text:p>1475538273.002</text:p>
          </table:table-cell>
          <table:table-cell office:value-type="float" office:value="1.887047" calcext:value-type="float">
            <text:p>1.887047</text:p>
          </table:table-cell>
          <table:table-cell table:formula="of:=([.A526] / 86400) + 25569" office:value-type="date" office:date-value="2016-10-03T23:44:33.002001" calcext:value-type="date">
            <text:p>2016-10-03 23:44:33.002</text:p>
          </table:table-cell>
          <table:table-cell table:formula="of:=[.C526]-(4/24)" office:value-type="time" office:time-value="PT1023523H44M33.002000106S" calcext:value-type="time">
            <text:p>19:44:33.002</text:p>
          </table:table-cell>
          <table:table-cell table:formula="of:=[.B526]/[.G$1]" office:value-type="float" office:value="0.00868006899724011" calcext:value-type="float">
            <text:p>0.00868006899724</text:p>
          </table:table-cell>
          <table:table-cell table:formula="of:=[.E526]*1000" office:value-type="float" office:value="8.68006899724011" calcext:value-type="float">
            <text:p>8.68006899724011</text:p>
          </table:table-cell>
          <table:table-cell table:number-columns-repeated="1018"/>
        </table:table-row>
        <table:table-row table:style-name="ro1">
          <table:table-cell office:value-type="float" office:value="1475538274.3" calcext:value-type="float">
            <text:p>1475538274.3</text:p>
          </table:table-cell>
          <table:table-cell office:value-type="float" office:value="1.784681" calcext:value-type="float">
            <text:p>1.784681</text:p>
          </table:table-cell>
          <table:table-cell table:formula="of:=([.A527] / 86400) + 25569" office:value-type="date" office:date-value="2016-10-03T23:44:34.3" calcext:value-type="date">
            <text:p>2016-10-03 23:44:34.300</text:p>
          </table:table-cell>
          <table:table-cell table:formula="of:=[.C527]-(4/24)" office:value-type="time" office:time-value="PT1023523H44M34.299997743S" calcext:value-type="time">
            <text:p>19:44:34.300</text:p>
          </table:table-cell>
          <table:table-cell table:formula="of:=[.B527]/[.G$1]" office:value-type="float" office:value="0.00820920423183073" calcext:value-type="float">
            <text:p>0.008209204231831</text:p>
          </table:table-cell>
          <table:table-cell table:formula="of:=[.E527]*1000" office:value-type="float" office:value="8.20920423183073" calcext:value-type="float">
            <text:p>8.20920423183073</text:p>
          </table:table-cell>
          <table:table-cell table:number-columns-repeated="1018"/>
        </table:table-row>
        <table:table-row table:style-name="ro1">
          <table:table-cell office:value-type="float" office:value="1475538275.598" calcext:value-type="float">
            <text:p>1475538275.598</text:p>
          </table:table-cell>
          <table:table-cell office:value-type="float" office:value="1.774386" calcext:value-type="float">
            <text:p>1.774386</text:p>
          </table:table-cell>
          <table:table-cell table:formula="of:=([.A528] / 86400) + 25569" office:value-type="date" office:date-value="2016-10-03T23:44:35.598" calcext:value-type="date">
            <text:p>2016-10-03 23:44:35.598</text:p>
          </table:table-cell>
          <table:table-cell table:formula="of:=[.C528]-(4/24)" office:value-type="time" office:time-value="PT1023523H44M35.59799999S" calcext:value-type="time">
            <text:p>19:44:35.598</text:p>
          </table:table-cell>
          <table:table-cell table:formula="of:=[.B528]/[.G$1]" office:value-type="float" office:value="0.00816184912603496" calcext:value-type="float">
            <text:p>0.008161849126035</text:p>
          </table:table-cell>
          <table:table-cell table:formula="of:=[.E528]*1000" office:value-type="float" office:value="8.16184912603496" calcext:value-type="float">
            <text:p>8.16184912603496</text:p>
          </table:table-cell>
          <table:table-cell table:number-columns-repeated="1018"/>
        </table:table-row>
        <table:table-row table:style-name="ro1">
          <table:table-cell office:value-type="float" office:value="1475538276.98" calcext:value-type="float">
            <text:p>1475538276.98</text:p>
          </table:table-cell>
          <table:table-cell office:value-type="float" office:value="1.768542" calcext:value-type="float">
            <text:p>1.768542</text:p>
          </table:table-cell>
          <table:table-cell table:formula="of:=([.A529] / 86400) + 25569" office:value-type="date" office:date-value="2016-10-03T23:44:36.98" calcext:value-type="date">
            <text:p>2016-10-03 23:44:36.980</text:p>
          </table:table-cell>
          <table:table-cell table:formula="of:=[.C529]-(4/24)" office:value-type="time" office:time-value="PT1023523H44M36.980000641S" calcext:value-type="time">
            <text:p>19:44:36.980</text:p>
          </table:table-cell>
          <table:table-cell table:formula="of:=[.B529]/[.G$1]" office:value-type="float" office:value="0.00813496780128795" calcext:value-type="float">
            <text:p>0.008134967801288</text:p>
          </table:table-cell>
          <table:table-cell table:formula="of:=[.E529]*1000" office:value-type="float" office:value="8.13496780128795" calcext:value-type="float">
            <text:p>8.13496780128795</text:p>
          </table:table-cell>
          <table:table-cell table:number-columns-repeated="1018"/>
        </table:table-row>
        <table:table-row table:style-name="ro1">
          <table:table-cell office:value-type="float" office:value="1475538278.308" calcext:value-type="float">
            <text:p>1475538278.308</text:p>
          </table:table-cell>
          <table:table-cell office:value-type="float" office:value="1.839528" calcext:value-type="float">
            <text:p>1.839528</text:p>
          </table:table-cell>
          <table:table-cell table:formula="of:=([.A530] / 86400) + 25569" office:value-type="date" office:date-value="2016-10-03T23:44:38.308" calcext:value-type="date">
            <text:p>2016-10-03 23:44:38.308</text:p>
          </table:table-cell>
          <table:table-cell table:formula="of:=[.C530]-(4/24)" office:value-type="time" office:time-value="PT1023523H44M38.308000881S" calcext:value-type="time">
            <text:p>19:44:38.308</text:p>
          </table:table-cell>
          <table:table-cell table:formula="of:=[.B530]/[.G$1]" office:value-type="float" office:value="0.00846149034038638" calcext:value-type="float">
            <text:p>0.008461490340386</text:p>
          </table:table-cell>
          <table:table-cell table:formula="of:=[.E530]*1000" office:value-type="float" office:value="8.46149034038638" calcext:value-type="float">
            <text:p>8.46149034038638</text:p>
          </table:table-cell>
          <table:table-cell table:number-columns-repeated="1018"/>
        </table:table-row>
        <table:table-row table:style-name="ro1">
          <table:table-cell office:value-type="float" office:value="1475538279.843" calcext:value-type="float">
            <text:p>1475538279.843</text:p>
          </table:table-cell>
          <table:table-cell office:value-type="float" office:value="1.937845" calcext:value-type="float">
            <text:p>1.937845</text:p>
          </table:table-cell>
          <table:table-cell table:formula="of:=([.A531] / 86400) + 25569" office:value-type="date" office:date-value="2016-10-03T23:44:39.843" calcext:value-type="date">
            <text:p>2016-10-03 23:44:39.843</text:p>
          </table:table-cell>
          <table:table-cell table:formula="of:=[.C531]-(4/24)" office:value-type="time" office:time-value="PT1023523H44M39.842998087S" calcext:value-type="time">
            <text:p>19:44:39.843</text:p>
          </table:table-cell>
          <table:table-cell table:formula="of:=[.B531]/[.G$1]" office:value-type="float" office:value="0.00891373045078197" calcext:value-type="float">
            <text:p>0.008913730450782</text:p>
          </table:table-cell>
          <table:table-cell table:formula="of:=[.E531]*1000" office:value-type="float" office:value="8.91373045078197" calcext:value-type="float">
            <text:p>8.91373045078197</text:p>
          </table:table-cell>
          <table:table-cell table:number-columns-repeated="1018"/>
        </table:table-row>
        <table:table-row table:style-name="ro1">
          <table:table-cell office:value-type="float" office:value="1475538281.14" calcext:value-type="float">
            <text:p>1475538281.14</text:p>
          </table:table-cell>
          <table:table-cell office:value-type="float" office:value="1.948782" calcext:value-type="float">
            <text:p>1.948782</text:p>
          </table:table-cell>
          <table:table-cell table:formula="of:=([.A532] / 86400) + 25569" office:value-type="date" office:date-value="2016-10-03T23:44:41.14" calcext:value-type="date">
            <text:p>2016-10-03 23:44:41.140</text:p>
          </table:table-cell>
          <table:table-cell table:formula="of:=[.C532]-(4/24)" office:value-type="time" office:time-value="PT1023523H44M41.140000373S" calcext:value-type="time">
            <text:p>19:44:41.140</text:p>
          </table:table-cell>
          <table:table-cell table:formula="of:=[.B532]/[.G$1]" office:value-type="float" office:value="0.00896403863845446" calcext:value-type="float">
            <text:p>0.008964038638454</text:p>
          </table:table-cell>
          <table:table-cell table:formula="of:=[.E532]*1000" office:value-type="float" office:value="8.96403863845446" calcext:value-type="float">
            <text:p>8.96403863845446</text:p>
          </table:table-cell>
          <table:table-cell table:number-columns-repeated="1018"/>
        </table:table-row>
        <table:table-row table:style-name="ro1">
          <table:table-cell office:value-type="float" office:value="1475538282.438" calcext:value-type="float">
            <text:p>1475538282.438</text:p>
          </table:table-cell>
          <table:table-cell office:value-type="float" office:value="1.946125" calcext:value-type="float">
            <text:p>1.946125</text:p>
          </table:table-cell>
          <table:table-cell table:formula="of:=([.A533] / 86400) + 25569" office:value-type="date" office:date-value="2016-10-03T23:44:42.438" calcext:value-type="date">
            <text:p>2016-10-03 23:44:42.438</text:p>
          </table:table-cell>
          <table:table-cell table:formula="of:=[.C533]-(4/24)" office:value-type="time" office:time-value="PT1023523H44M42.437997591S" calcext:value-type="time">
            <text:p>19:44:42.438</text:p>
          </table:table-cell>
          <table:table-cell table:formula="of:=[.B533]/[.G$1]" office:value-type="float" office:value="0.00895181692732291" calcext:value-type="float">
            <text:p>0.008951816927323</text:p>
          </table:table-cell>
          <table:table-cell table:formula="of:=[.E533]*1000" office:value-type="float" office:value="8.95181692732291" calcext:value-type="float">
            <text:p>8.95181692732291</text:p>
          </table:table-cell>
          <table:table-cell table:number-columns-repeated="1018"/>
        </table:table-row>
        <table:table-row table:style-name="ro1">
          <table:table-cell office:value-type="float" office:value="1475538283.738" calcext:value-type="float">
            <text:p>1475538283.738</text:p>
          </table:table-cell>
          <table:table-cell office:value-type="float" office:value="1.967723" calcext:value-type="float">
            <text:p>1.967723</text:p>
          </table:table-cell>
          <table:table-cell table:formula="of:=([.A534] / 86400) + 25569" office:value-type="date" office:date-value="2016-10-03T23:44:43.738" calcext:value-type="date">
            <text:p>2016-10-03 23:44:43.738</text:p>
          </table:table-cell>
          <table:table-cell table:formula="of:=[.C534]-(4/24)" office:value-type="time" office:time-value="PT1023523H44M43.738000598S" calcext:value-type="time">
            <text:p>19:44:43.738</text:p>
          </table:table-cell>
          <table:table-cell table:formula="of:=[.B534]/[.G$1]" office:value-type="float" office:value="0.00905116375344986" calcext:value-type="float">
            <text:p>0.00905116375345</text:p>
          </table:table-cell>
          <table:table-cell table:formula="of:=[.E534]*1000" office:value-type="float" office:value="9.05116375344986" calcext:value-type="float">
            <text:p>9.05116375344986</text:p>
          </table:table-cell>
          <table:table-cell table:number-columns-repeated="1018"/>
        </table:table-row>
        <table:table-row table:style-name="ro1">
          <table:table-cell office:value-type="float" office:value="1475538285.039" calcext:value-type="float">
            <text:p>1475538285.039</text:p>
          </table:table-cell>
          <table:table-cell office:value-type="float" office:value="2.00731" calcext:value-type="float">
            <text:p>2.00731</text:p>
          </table:table-cell>
          <table:table-cell table:formula="of:=([.A535] / 86400) + 25569" office:value-type="date" office:date-value="2016-10-03T23:44:45.039" calcext:value-type="date">
            <text:p>2016-10-03 23:44:45.039</text:p>
          </table:table-cell>
          <table:table-cell table:formula="of:=[.C535]-(4/24)" office:value-type="time" office:time-value="PT1023523H44M45.038997699S" calcext:value-type="time">
            <text:p>19:44:45.039</text:p>
          </table:table-cell>
          <table:table-cell table:formula="of:=[.B535]/[.G$1]" office:value-type="float" office:value="0.00923325666973321" calcext:value-type="float">
            <text:p>0.009233256669733</text:p>
          </table:table-cell>
          <table:table-cell table:formula="of:=[.E535]*1000" office:value-type="float" office:value="9.23325666973321" calcext:value-type="float">
            <text:p>9.23325666973321</text:p>
          </table:table-cell>
          <table:table-cell table:number-columns-repeated="1018"/>
        </table:table-row>
        <table:table-row table:style-name="ro1">
          <table:table-cell office:value-type="float" office:value="1475538286.34" calcext:value-type="float">
            <text:p>1475538286.34</text:p>
          </table:table-cell>
          <table:table-cell office:value-type="float" office:value="2.035375" calcext:value-type="float">
            <text:p>2.035375</text:p>
          </table:table-cell>
          <table:table-cell table:formula="of:=([.A536] / 86400) + 25569" office:value-type="date" office:date-value="2016-10-03T23:44:46.34" calcext:value-type="date">
            <text:p>2016-10-03 23:44:46.340</text:p>
          </table:table-cell>
          <table:table-cell table:formula="of:=[.C536]-(4/24)" office:value-type="time" office:time-value="PT1023523H44M46.340000667S" calcext:value-type="time">
            <text:p>19:44:46.340</text:p>
          </table:table-cell>
          <table:table-cell table:formula="of:=[.B536]/[.G$1]" office:value-type="float" office:value="0.00936235050597976" calcext:value-type="float">
            <text:p>0.00936235050598</text:p>
          </table:table-cell>
          <table:table-cell table:formula="of:=[.E536]*1000" office:value-type="float" office:value="9.36235050597976" calcext:value-type="float">
            <text:p>9.36235050597976</text:p>
          </table:table-cell>
          <table:table-cell table:number-columns-repeated="1018"/>
        </table:table-row>
        <table:table-row table:style-name="ro1">
          <table:table-cell office:value-type="float" office:value="1475538287.724" calcext:value-type="float">
            <text:p>1475538287.724</text:p>
          </table:table-cell>
          <table:table-cell office:value-type="float" office:value="2.037262" calcext:value-type="float">
            <text:p>2.037262</text:p>
          </table:table-cell>
          <table:table-cell table:formula="of:=([.A537] / 86400) + 25569" office:value-type="date" office:date-value="2016-10-03T23:44:47.724001" calcext:value-type="date">
            <text:p>2016-10-03 23:44:47.724</text:p>
          </table:table-cell>
          <table:table-cell table:formula="of:=[.C537]-(4/24)" office:value-type="time" office:time-value="PT1023523H44M47.724000402S" calcext:value-type="time">
            <text:p>19:44:47.724</text:p>
          </table:table-cell>
          <table:table-cell table:formula="of:=[.B537]/[.G$1]" office:value-type="float" office:value="0.00937103035878565" calcext:value-type="float">
            <text:p>0.009371030358786</text:p>
          </table:table-cell>
          <table:table-cell table:formula="of:=[.E537]*1000" office:value-type="float" office:value="9.37103035878565" calcext:value-type="float">
            <text:p>9.37103035878565</text:p>
          </table:table-cell>
          <table:table-cell table:number-columns-repeated="1018"/>
        </table:table-row>
        <table:table-row table:style-name="ro1">
          <table:table-cell office:value-type="float" office:value="1475538289.286" calcext:value-type="float">
            <text:p>1475538289.286</text:p>
          </table:table-cell>
          <table:table-cell office:value-type="float" office:value="2.009472" calcext:value-type="float">
            <text:p>2.009472</text:p>
          </table:table-cell>
          <table:table-cell table:formula="of:=([.A538] / 86400) + 25569" office:value-type="date" office:date-value="2016-10-03T23:44:49.286" calcext:value-type="date">
            <text:p>2016-10-03 23:44:49.286</text:p>
          </table:table-cell>
          <table:table-cell table:formula="of:=[.C538]-(4/24)" office:value-type="time" office:time-value="PT1023523H44M49.28599949S" calcext:value-type="time">
            <text:p>19:44:49.286</text:p>
          </table:table-cell>
          <table:table-cell table:formula="of:=[.B538]/[.G$1]" office:value-type="float" office:value="0.00924320147194112" calcext:value-type="float">
            <text:p>0.009243201471941</text:p>
          </table:table-cell>
          <table:table-cell table:formula="of:=[.E538]*1000" office:value-type="float" office:value="9.24320147194112" calcext:value-type="float">
            <text:p>9.24320147194112</text:p>
          </table:table-cell>
          <table:table-cell table:number-columns-repeated="1018"/>
        </table:table-row>
        <table:table-row table:style-name="ro1">
          <table:table-cell office:value-type="float" office:value="1475538290.581" calcext:value-type="float">
            <text:p>1475538290.581</text:p>
          </table:table-cell>
          <table:table-cell office:value-type="float" office:value="1.918812" calcext:value-type="float">
            <text:p>1.918812</text:p>
          </table:table-cell>
          <table:table-cell table:formula="of:=([.A539] / 86400) + 25569" office:value-type="date" office:date-value="2016-10-03T23:44:50.581" calcext:value-type="date">
            <text:p>2016-10-03 23:44:50.581</text:p>
          </table:table-cell>
          <table:table-cell table:formula="of:=[.C539]-(4/24)" office:value-type="time" office:time-value="PT1023523H44M50.580998082S" calcext:value-type="time">
            <text:p>19:44:50.581</text:p>
          </table:table-cell>
          <table:table-cell table:formula="of:=[.B539]/[.G$1]" office:value-type="float" office:value="0.00882618215271389" calcext:value-type="float">
            <text:p>0.008826182152714</text:p>
          </table:table-cell>
          <table:table-cell table:formula="of:=[.E539]*1000" office:value-type="float" office:value="8.82618215271389" calcext:value-type="float">
            <text:p>8.82618215271389</text:p>
          </table:table-cell>
          <table:table-cell table:number-columns-repeated="1018"/>
        </table:table-row>
        <table:table-row table:style-name="ro1">
          <table:table-cell office:value-type="float" office:value="1475538291.881" calcext:value-type="float">
            <text:p>1475538291.881</text:p>
          </table:table-cell>
          <table:table-cell office:value-type="float" office:value="1.836102" calcext:value-type="float">
            <text:p>1.836102</text:p>
          </table:table-cell>
          <table:table-cell table:formula="of:=([.A540] / 86400) + 25569" office:value-type="date" office:date-value="2016-10-03T23:44:51.881" calcext:value-type="date">
            <text:p>2016-10-03 23:44:51.881</text:p>
          </table:table-cell>
          <table:table-cell table:formula="of:=[.C540]-(4/24)" office:value-type="time" office:time-value="PT1023523H44M51.880998574S" calcext:value-type="time">
            <text:p>19:44:51.881</text:p>
          </table:table-cell>
          <table:table-cell table:formula="of:=[.B540]/[.G$1]" office:value-type="float" office:value="0.00844573137074517" calcext:value-type="float">
            <text:p>0.008445731370745</text:p>
          </table:table-cell>
          <table:table-cell table:formula="of:=[.E540]*1000" office:value-type="float" office:value="8.44573137074517" calcext:value-type="float">
            <text:p>8.44573137074517</text:p>
          </table:table-cell>
          <table:table-cell table:number-columns-repeated="1018"/>
        </table:table-row>
        <table:table-row table:style-name="ro1">
          <table:table-cell office:value-type="float" office:value="1475538293.179" calcext:value-type="float">
            <text:p>1475538293.179</text:p>
          </table:table-cell>
          <table:table-cell office:value-type="float" office:value="1.834747" calcext:value-type="float">
            <text:p>1.834747</text:p>
          </table:table-cell>
          <table:table-cell table:formula="of:=([.A541] / 86400) + 25569" office:value-type="date" office:date-value="2016-10-03T23:44:53.179" calcext:value-type="date">
            <text:p>2016-10-03 23:44:53.179</text:p>
          </table:table-cell>
          <table:table-cell table:formula="of:=[.C541]-(4/24)" office:value-type="time" office:time-value="PT1023523H44M53.178997468S" calcext:value-type="time">
            <text:p>19:44:53.179</text:p>
          </table:table-cell>
          <table:table-cell table:formula="of:=[.B541]/[.G$1]" office:value-type="float" office:value="0.0084394986200552" calcext:value-type="float">
            <text:p>0.008439498620055</text:p>
          </table:table-cell>
          <table:table-cell table:formula="of:=[.E541]*1000" office:value-type="float" office:value="8.4394986200552" calcext:value-type="float">
            <text:p>8.4394986200552</text:p>
          </table:table-cell>
          <table:table-cell table:number-columns-repeated="1018"/>
        </table:table-row>
        <table:table-row table:style-name="ro1">
          <table:table-cell office:value-type="float" office:value="1475538294.478" calcext:value-type="float">
            <text:p>1475538294.478</text:p>
          </table:table-cell>
          <table:table-cell office:value-type="float" office:value="1.833006" calcext:value-type="float">
            <text:p>1.833006</text:p>
          </table:table-cell>
          <table:table-cell table:formula="of:=([.A542] / 86400) + 25569" office:value-type="date" office:date-value="2016-10-03T23:44:54.478" calcext:value-type="date">
            <text:p>2016-10-03 23:44:54.478</text:p>
          </table:table-cell>
          <table:table-cell table:formula="of:=[.C542]-(4/24)" office:value-type="time" office:time-value="PT1023523H44M54.477999676S" calcext:value-type="time">
            <text:p>19:44:54.478</text:p>
          </table:table-cell>
          <table:table-cell table:formula="of:=[.B542]/[.G$1]" office:value-type="float" office:value="0.00843149034038638" calcext:value-type="float">
            <text:p>0.008431490340386</text:p>
          </table:table-cell>
          <table:table-cell table:formula="of:=[.E542]*1000" office:value-type="float" office:value="8.43149034038638" calcext:value-type="float">
            <text:p>8.43149034038638</text:p>
          </table:table-cell>
          <table:table-cell table:number-columns-repeated="1018"/>
        </table:table-row>
        <table:table-row table:style-name="ro1">
          <table:table-cell office:value-type="float" office:value="1475538295.778" calcext:value-type="float">
            <text:p>1475538295.778</text:p>
          </table:table-cell>
          <table:table-cell office:value-type="float" office:value="1.717267" calcext:value-type="float">
            <text:p>1.717267</text:p>
          </table:table-cell>
          <table:table-cell table:formula="of:=([.A543] / 86400) + 25569" office:value-type="date" office:date-value="2016-10-03T23:44:55.778" calcext:value-type="date">
            <text:p>2016-10-03 23:44:55.778</text:p>
          </table:table-cell>
          <table:table-cell table:formula="of:=[.C543]-(4/24)" office:value-type="time" office:time-value="PT1023523H44M55.778000169S" calcext:value-type="time">
            <text:p>19:44:55.778</text:p>
          </table:table-cell>
          <table:table-cell table:formula="of:=[.B543]/[.G$1]" office:value-type="float" office:value="0.00789911223551058" calcext:value-type="float">
            <text:p>0.007899112235511</text:p>
          </table:table-cell>
          <table:table-cell table:formula="of:=[.E543]*1000" office:value-type="float" office:value="7.89911223551058" calcext:value-type="float">
            <text:p>7.89911223551058</text:p>
          </table:table-cell>
          <table:table-cell table:number-columns-repeated="1018"/>
        </table:table-row>
        <table:table-row table:style-name="ro1">
          <table:table-cell office:value-type="float" office:value="1475538297.158" calcext:value-type="float">
            <text:p>1475538297.158</text:p>
          </table:table-cell>
          <table:table-cell office:value-type="float" office:value="1.566796" calcext:value-type="float">
            <text:p>1.566796</text:p>
          </table:table-cell>
          <table:table-cell table:formula="of:=([.A544] / 86400) + 25569" office:value-type="date" office:date-value="2016-10-03T23:44:57.158" calcext:value-type="date">
            <text:p>2016-10-03 23:44:57.158</text:p>
          </table:table-cell>
          <table:table-cell table:formula="of:=[.C544]-(4/24)" office:value-type="time" office:time-value="PT1023523H44M57.15799964S" calcext:value-type="time">
            <text:p>19:44:57.158</text:p>
          </table:table-cell>
          <table:table-cell table:formula="of:=[.B544]/[.G$1]" office:value-type="float" office:value="0.00720697332106716" calcext:value-type="float">
            <text:p>0.007206973321067</text:p>
          </table:table-cell>
          <table:table-cell table:formula="of:=[.E544]*1000" office:value-type="float" office:value="7.20697332106716" calcext:value-type="float">
            <text:p>7.20697332106716</text:p>
          </table:table-cell>
          <table:table-cell table:number-columns-repeated="1018"/>
        </table:table-row>
        <table:table-row table:style-name="ro1">
          <table:table-cell office:value-type="float" office:value="1475538298.486" calcext:value-type="float">
            <text:p>1475538298.486</text:p>
          </table:table-cell>
          <table:table-cell office:value-type="float" office:value="1.519277" calcext:value-type="float">
            <text:p>1.519277</text:p>
          </table:table-cell>
          <table:table-cell table:formula="of:=([.A545] / 86400) + 25569" office:value-type="date" office:date-value="2016-10-03T23:44:58.486" calcext:value-type="date">
            <text:p>2016-10-03 23:44:58.486</text:p>
          </table:table-cell>
          <table:table-cell table:formula="of:=[.C545]-(4/24)" office:value-type="time" office:time-value="PT1023523H44M58.485997785S" calcext:value-type="time">
            <text:p>19:44:58.486</text:p>
          </table:table-cell>
          <table:table-cell table:formula="of:=[.B545]/[.G$1]" office:value-type="float" office:value="0.00698839466421343" calcext:value-type="float">
            <text:p>0.006988394664213</text:p>
          </table:table-cell>
          <table:table-cell table:formula="of:=[.E545]*1000" office:value-type="float" office:value="6.98839466421343" calcext:value-type="float">
            <text:p>6.98839466421343</text:p>
          </table:table-cell>
          <table:table-cell table:number-columns-repeated="1018"/>
        </table:table-row>
        <table:table-row table:style-name="ro1">
          <table:table-cell office:value-type="float" office:value="1475538300.02" calcext:value-type="float">
            <text:p>1475538300.02</text:p>
          </table:table-cell>
          <table:table-cell office:value-type="float" office:value="1.520449" calcext:value-type="float">
            <text:p>1.520449</text:p>
          </table:table-cell>
          <table:table-cell table:formula="of:=([.A546] / 86400) + 25569" office:value-type="date" office:date-value="2016-10-03T23:45:00.02" calcext:value-type="date">
            <text:p>2016-10-03 23:45:00.020</text:p>
          </table:table-cell>
          <table:table-cell table:formula="of:=[.C546]-(4/24)" office:value-type="time" office:time-value="PT1023523H45M00.020000059S" calcext:value-type="time">
            <text:p>19:45:00.020</text:p>
          </table:table-cell>
          <table:table-cell table:formula="of:=[.B546]/[.G$1]" office:value-type="float" office:value="0.00699378564857406" calcext:value-type="float">
            <text:p>0.006993785648574</text:p>
          </table:table-cell>
          <table:table-cell table:formula="of:=[.E546]*1000" office:value-type="float" office:value="6.99378564857406" calcext:value-type="float">
            <text:p>6.99378564857406</text:p>
          </table:table-cell>
          <table:table-cell table:number-columns-repeated="1018"/>
        </table:table-row>
        <table:table-row table:style-name="ro1">
          <table:table-cell office:value-type="float" office:value="1475538301.321" calcext:value-type="float">
            <text:p>1475538301.321</text:p>
          </table:table-cell>
          <table:table-cell office:value-type="float" office:value="1.526586" calcext:value-type="float">
            <text:p>1.526586</text:p>
          </table:table-cell>
          <table:table-cell table:formula="of:=([.A547] / 86400) + 25569" office:value-type="date" office:date-value="2016-10-03T23:45:01.321001" calcext:value-type="date">
            <text:p>2016-10-03 23:45:01.321</text:p>
          </table:table-cell>
          <table:table-cell table:formula="of:=[.C547]-(4/24)" office:value-type="time" office:time-value="PT1023523H45M01.321000513S" calcext:value-type="time">
            <text:p>19:45:01.321</text:p>
          </table:table-cell>
          <table:table-cell table:formula="of:=[.B547]/[.G$1]" office:value-type="float" office:value="0.00702201471941122" calcext:value-type="float">
            <text:p>0.007022014719411</text:p>
          </table:table-cell>
          <table:table-cell table:formula="of:=[.E547]*1000" office:value-type="float" office:value="7.02201471941122" calcext:value-type="float">
            <text:p>7.02201471941122</text:p>
          </table:table-cell>
          <table:table-cell table:number-columns-repeated="1018"/>
        </table:table-row>
        <table:table-row table:style-name="ro1">
          <table:table-cell office:value-type="float" office:value="1475538302.618" calcext:value-type="float">
            <text:p>1475538302.618</text:p>
          </table:table-cell>
          <table:table-cell office:value-type="float" office:value="1.533657" calcext:value-type="float">
            <text:p>1.533657</text:p>
          </table:table-cell>
          <table:table-cell table:formula="of:=([.A548] / 86400) + 25569" office:value-type="date" office:date-value="2016-10-03T23:45:02.618" calcext:value-type="date">
            <text:p>2016-10-03 23:45:02.618</text:p>
          </table:table-cell>
          <table:table-cell table:formula="of:=[.C548]-(4/24)" office:value-type="time" office:time-value="PT1023523H45M02.618000284S" calcext:value-type="time">
            <text:p>19:45:02.618</text:p>
          </table:table-cell>
          <table:table-cell table:formula="of:=[.B548]/[.G$1]" office:value-type="float" office:value="0.00705454001839926" calcext:value-type="float">
            <text:p>0.007054540018399</text:p>
          </table:table-cell>
          <table:table-cell table:formula="of:=[.E548]*1000" office:value-type="float" office:value="7.05454001839926" calcext:value-type="float">
            <text:p>7.05454001839926</text:p>
          </table:table-cell>
          <table:table-cell table:number-columns-repeated="1018"/>
        </table:table-row>
        <table:table-row table:style-name="ro1">
          <table:table-cell office:value-type="float" office:value="1475538303.913" calcext:value-type="float">
            <text:p>1475538303.913</text:p>
          </table:table-cell>
          <table:table-cell office:value-type="float" office:value="1.53417" calcext:value-type="float">
            <text:p>1.53417</text:p>
          </table:table-cell>
          <table:table-cell table:formula="of:=([.A549] / 86400) + 25569" office:value-type="date" office:date-value="2016-10-03T23:45:03.913" calcext:value-type="date">
            <text:p>2016-10-03 23:45:03.913</text:p>
          </table:table-cell>
          <table:table-cell table:formula="of:=[.C549]-(4/24)" office:value-type="time" office:time-value="PT1023523H45M03.912999714S" calcext:value-type="time">
            <text:p>19:45:03.913</text:p>
          </table:table-cell>
          <table:table-cell table:formula="of:=[.B549]/[.G$1]" office:value-type="float" office:value="0.00705689972401104" calcext:value-type="float">
            <text:p>0.007056899724011</text:p>
          </table:table-cell>
          <table:table-cell table:formula="of:=[.E549]*1000" office:value-type="float" office:value="7.05689972401104" calcext:value-type="float">
            <text:p>7.05689972401104</text:p>
          </table:table-cell>
          <table:table-cell table:number-columns-repeated="1018"/>
        </table:table-row>
        <table:table-row table:style-name="ro1">
          <table:table-cell office:value-type="float" office:value="1475538305.21" calcext:value-type="float">
            <text:p>1475538305.21</text:p>
          </table:table-cell>
          <table:table-cell office:value-type="float" office:value="1.532466" calcext:value-type="float">
            <text:p>1.532466</text:p>
          </table:table-cell>
          <table:table-cell table:formula="of:=([.A550] / 86400) + 25569" office:value-type="date" office:date-value="2016-10-03T23:45:05.21" calcext:value-type="date">
            <text:p>2016-10-03 23:45:05.210</text:p>
          </table:table-cell>
          <table:table-cell table:formula="of:=[.C550]-(4/24)" office:value-type="time" office:time-value="PT1023523H45M05.210000323S" calcext:value-type="time">
            <text:p>19:45:05.210</text:p>
          </table:table-cell>
          <table:table-cell table:formula="of:=[.B550]/[.G$1]" office:value-type="float" office:value="0.0070490616375345" calcext:value-type="float">
            <text:p>0.007049061637535</text:p>
          </table:table-cell>
          <table:table-cell table:formula="of:=[.E550]*1000" office:value-type="float" office:value="7.0490616375345" calcext:value-type="float">
            <text:p>7.0490616375345</text:p>
          </table:table-cell>
          <table:table-cell table:number-columns-repeated="1018"/>
        </table:table-row>
        <table:table-row table:style-name="ro1">
          <table:table-cell office:value-type="float" office:value="1475538306.59" calcext:value-type="float">
            <text:p>1475538306.59</text:p>
          </table:table-cell>
          <table:table-cell office:value-type="float" office:value="1.622009" calcext:value-type="float">
            <text:p>1.622009</text:p>
          </table:table-cell>
          <table:table-cell table:formula="of:=([.A551] / 86400) + 25569" office:value-type="date" office:date-value="2016-10-03T23:45:06.59" calcext:value-type="date">
            <text:p>2016-10-03 23:45:06.590</text:p>
          </table:table-cell>
          <table:table-cell table:formula="of:=[.C551]-(4/24)" office:value-type="time" office:time-value="PT1023523H45M06.589999795S" calcext:value-type="time">
            <text:p>19:45:06.590</text:p>
          </table:table-cell>
          <table:table-cell table:formula="of:=[.B551]/[.G$1]" office:value-type="float" office:value="0.00746094296228151" calcext:value-type="float">
            <text:p>0.007460942962282</text:p>
          </table:table-cell>
          <table:table-cell table:formula="of:=[.E551]*1000" office:value-type="float" office:value="7.46094296228151" calcext:value-type="float">
            <text:p>7.46094296228151</text:p>
          </table:table-cell>
          <table:table-cell table:number-columns-repeated="1018"/>
        </table:table-row>
        <table:table-row table:style-name="ro1">
          <table:table-cell office:value-type="float" office:value="1475538307.918" calcext:value-type="float">
            <text:p>1475538307.918</text:p>
          </table:table-cell>
          <table:table-cell office:value-type="float" office:value="1.841854" calcext:value-type="float">
            <text:p>1.841854</text:p>
          </table:table-cell>
          <table:table-cell table:formula="of:=([.A552] / 86400) + 25569" office:value-type="date" office:date-value="2016-10-03T23:45:07.918" calcext:value-type="date">
            <text:p>2016-10-03 23:45:07.918</text:p>
          </table:table-cell>
          <table:table-cell table:formula="of:=[.C552]-(4/24)" office:value-type="time" office:time-value="PT1023523H45M07.917999197S" calcext:value-type="time">
            <text:p>19:45:07.918</text:p>
          </table:table-cell>
          <table:table-cell table:formula="of:=[.B552]/[.G$1]" office:value-type="float" office:value="0.0084721895124195" calcext:value-type="float">
            <text:p>0.00847218951242</text:p>
          </table:table-cell>
          <table:table-cell table:formula="of:=[.E552]*1000" office:value-type="float" office:value="8.4721895124195" calcext:value-type="float">
            <text:p>8.4721895124195</text:p>
          </table:table-cell>
          <table:table-cell table:number-columns-repeated="1018"/>
        </table:table-row>
        <table:table-row table:style-name="ro1">
          <table:table-cell office:value-type="float" office:value="1475538309.458" calcext:value-type="float">
            <text:p>1475538309.458</text:p>
          </table:table-cell>
          <table:table-cell office:value-type="float" office:value="2.007805" calcext:value-type="float">
            <text:p>2.007805</text:p>
          </table:table-cell>
          <table:table-cell table:formula="of:=([.A553] / 86400) + 25569" office:value-type="date" office:date-value="2016-10-03T23:45:09.458001" calcext:value-type="date">
            <text:p>2016-10-03 23:45:09.458</text:p>
          </table:table-cell>
          <table:table-cell table:formula="of:=[.C553]-(4/24)" office:value-type="time" office:time-value="PT1023523H45M09.458000399S" calcext:value-type="time">
            <text:p>19:45:09.458</text:p>
          </table:table-cell>
          <table:table-cell table:formula="of:=[.B553]/[.G$1]" office:value-type="float" office:value="0.00923553357865685" calcext:value-type="float">
            <text:p>0.009235533578657</text:p>
          </table:table-cell>
          <table:table-cell table:formula="of:=[.E553]*1000" office:value-type="float" office:value="9.23553357865685" calcext:value-type="float">
            <text:p>9.23553357865685</text:p>
          </table:table-cell>
          <table:table-cell table:number-columns-repeated="1018"/>
        </table:table-row>
        <table:table-row table:style-name="ro1">
          <table:table-cell office:value-type="float" office:value="1475538310.755" calcext:value-type="float">
            <text:p>1475538310.755</text:p>
          </table:table-cell>
          <table:table-cell office:value-type="float" office:value="2.009417" calcext:value-type="float">
            <text:p>2.009417</text:p>
          </table:table-cell>
          <table:table-cell table:formula="of:=([.A554] / 86400) + 25569" office:value-type="date" office:date-value="2016-10-03T23:45:10.755" calcext:value-type="date">
            <text:p>2016-10-03 23:45:10.755</text:p>
          </table:table-cell>
          <table:table-cell table:formula="of:=[.C554]-(4/24)" office:value-type="time" office:time-value="PT1023523H45M10.754998494S" calcext:value-type="time">
            <text:p>19:45:10.755</text:p>
          </table:table-cell>
          <table:table-cell table:formula="of:=[.B554]/[.G$1]" office:value-type="float" office:value="0.00924294848206072" calcext:value-type="float">
            <text:p>0.009242948482061</text:p>
          </table:table-cell>
          <table:table-cell table:formula="of:=[.E554]*1000" office:value-type="float" office:value="9.24294848206072" calcext:value-type="float">
            <text:p>9.24294848206072</text:p>
          </table:table-cell>
          <table:table-cell table:number-columns-repeated="1018"/>
        </table:table-row>
        <table:table-row table:style-name="ro1">
          <table:table-cell office:value-type="float" office:value="1475538312.051" calcext:value-type="float">
            <text:p>1475538312.051</text:p>
          </table:table-cell>
          <table:table-cell office:value-type="float" office:value="2.001778" calcext:value-type="float">
            <text:p>2.001778</text:p>
          </table:table-cell>
          <table:table-cell table:formula="of:=([.A555] / 86400) + 25569" office:value-type="date" office:date-value="2016-10-03T23:45:12.051" calcext:value-type="date">
            <text:p>2016-10-03 23:45:12.051</text:p>
          </table:table-cell>
          <table:table-cell table:formula="of:=[.C555]-(4/24)" office:value-type="time" office:time-value="PT1023523H45M12.051000819S" calcext:value-type="time">
            <text:p>19:45:12.051</text:p>
          </table:table-cell>
          <table:table-cell table:formula="of:=[.B555]/[.G$1]" office:value-type="float" office:value="0.0092078104875805" calcext:value-type="float">
            <text:p>0.009207810487581</text:p>
          </table:table-cell>
          <table:table-cell table:formula="of:=[.E555]*1000" office:value-type="float" office:value="9.2078104875805" calcext:value-type="float">
            <text:p>9.2078104875805</text:p>
          </table:table-cell>
          <table:table-cell table:number-columns-repeated="1018"/>
        </table:table-row>
        <table:table-row table:style-name="ro1">
          <table:table-cell office:value-type="float" office:value="1475538313.348" calcext:value-type="float">
            <text:p>1475538313.348</text:p>
          </table:table-cell>
          <table:table-cell office:value-type="float" office:value="1.901922" calcext:value-type="float">
            <text:p>1.901922</text:p>
          </table:table-cell>
          <table:table-cell table:formula="of:=([.A556] / 86400) + 25569" office:value-type="date" office:date-value="2016-10-03T23:45:13.348" calcext:value-type="date">
            <text:p>2016-10-03 23:45:13.348</text:p>
          </table:table-cell>
          <table:table-cell table:formula="of:=[.C556]-(4/24)" office:value-type="time" office:time-value="PT1023523H45M13.347998913S" calcext:value-type="time">
            <text:p>19:45:13.348</text:p>
          </table:table-cell>
          <table:table-cell table:formula="of:=[.B556]/[.G$1]" office:value-type="float" office:value="0.00874849126034959" calcext:value-type="float">
            <text:p>0.00874849126035</text:p>
          </table:table-cell>
          <table:table-cell table:formula="of:=[.E556]*1000" office:value-type="float" office:value="8.74849126034959" calcext:value-type="float">
            <text:p>8.74849126034959</text:p>
          </table:table-cell>
          <table:table-cell table:number-columns-repeated="1018"/>
        </table:table-row>
        <table:table-row table:style-name="ro1">
          <table:table-cell office:value-type="float" office:value="1475538314.644" calcext:value-type="float">
            <text:p>1475538314.644</text:p>
          </table:table-cell>
          <table:table-cell office:value-type="float" office:value="1.795123" calcext:value-type="float">
            <text:p>1.795123</text:p>
          </table:table-cell>
          <table:table-cell table:formula="of:=([.A557] / 86400) + 25569" office:value-type="date" office:date-value="2016-10-03T23:45:14.644" calcext:value-type="date">
            <text:p>2016-10-03 23:45:14.644</text:p>
          </table:table-cell>
          <table:table-cell table:formula="of:=[.C557]-(4/24)" office:value-type="time" office:time-value="PT1023523H45M14.6440004S" calcext:value-type="time">
            <text:p>19:45:14.644</text:p>
          </table:table-cell>
          <table:table-cell table:formula="of:=[.B557]/[.G$1]" office:value-type="float" office:value="0.00825723551057958" calcext:value-type="float">
            <text:p>0.00825723551058</text:p>
          </table:table-cell>
          <table:table-cell table:formula="of:=[.E557]*1000" office:value-type="float" office:value="8.25723551057958" calcext:value-type="float">
            <text:p>8.25723551057958</text:p>
          </table:table-cell>
          <table:table-cell table:number-columns-repeated="1018"/>
        </table:table-row>
        <table:table-row table:style-name="ro1">
          <table:table-cell office:value-type="float" office:value="1475538315.941" calcext:value-type="float">
            <text:p>1475538315.941</text:p>
          </table:table-cell>
          <table:table-cell office:value-type="float" office:value="1.778031" calcext:value-type="float">
            <text:p>1.778031</text:p>
          </table:table-cell>
          <table:table-cell table:formula="of:=([.A558] / 86400) + 25569" office:value-type="date" office:date-value="2016-10-03T23:45:15.941" calcext:value-type="date">
            <text:p>2016-10-03 23:45:15.941</text:p>
          </table:table-cell>
          <table:table-cell table:formula="of:=[.C558]-(4/24)" office:value-type="time" office:time-value="PT1023523H45M15.940999333S" calcext:value-type="time">
            <text:p>19:45:15.941</text:p>
          </table:table-cell>
          <table:table-cell table:formula="of:=[.B558]/[.G$1]" office:value-type="float" office:value="0.00817861545538178" calcext:value-type="float">
            <text:p>0.008178615455382</text:p>
          </table:table-cell>
          <table:table-cell table:formula="of:=[.E558]*1000" office:value-type="float" office:value="8.17861545538178" calcext:value-type="float">
            <text:p>8.17861545538178</text:p>
          </table:table-cell>
          <table:table-cell table:number-columns-repeated="1018"/>
        </table:table-row>
        <table:table-row table:style-name="ro1">
          <table:table-cell office:value-type="float" office:value="1475538317.34" calcext:value-type="float">
            <text:p>1475538317.34</text:p>
          </table:table-cell>
          <table:table-cell office:value-type="float" office:value="1.771968" calcext:value-type="float">
            <text:p>1.771968</text:p>
          </table:table-cell>
          <table:table-cell table:formula="of:=([.A559] / 86400) + 25569" office:value-type="date" office:date-value="2016-10-03T23:45:17.340001" calcext:value-type="date">
            <text:p>2016-10-03 23:45:17.340</text:p>
          </table:table-cell>
          <table:table-cell table:formula="of:=[.C559]-(4/24)" office:value-type="time" office:time-value="PT1023523H45M17.34000016S" calcext:value-type="time">
            <text:p>19:45:17.340</text:p>
          </table:table-cell>
          <table:table-cell table:formula="of:=[.B559]/[.G$1]" office:value-type="float" office:value="0.00815072677092916" calcext:value-type="float">
            <text:p>0.008150726770929</text:p>
          </table:table-cell>
          <table:table-cell table:formula="of:=[.E559]*1000" office:value-type="float" office:value="8.15072677092916" calcext:value-type="float">
            <text:p>8.15072677092916</text:p>
          </table:table-cell>
          <table:table-cell table:number-columns-repeated="1018"/>
        </table:table-row>
        <table:table-row table:style-name="ro1">
          <table:table-cell office:value-type="float" office:value="1475538318.669" calcext:value-type="float">
            <text:p>1475538318.669</text:p>
          </table:table-cell>
          <table:table-cell office:value-type="float" office:value="1.82969" calcext:value-type="float">
            <text:p>1.82969</text:p>
          </table:table-cell>
          <table:table-cell table:formula="of:=([.A560] / 86400) + 25569" office:value-type="date" office:date-value="2016-10-03T23:45:18.669" calcext:value-type="date">
            <text:p>2016-10-03 23:45:18.669</text:p>
          </table:table-cell>
          <table:table-cell table:formula="of:=[.C560]-(4/24)" office:value-type="time" office:time-value="PT1023523H45M18.668999523S" calcext:value-type="time">
            <text:p>19:45:18.669</text:p>
          </table:table-cell>
          <table:table-cell table:formula="of:=[.B560]/[.G$1]" office:value-type="float" office:value="0.00841623735050598" calcext:value-type="float">
            <text:p>0.008416237350506</text:p>
          </table:table-cell>
          <table:table-cell table:formula="of:=[.E560]*1000" office:value-type="float" office:value="8.41623735050598" calcext:value-type="float">
            <text:p>8.41623735050598</text:p>
          </table:table-cell>
          <table:table-cell table:number-columns-repeated="1018"/>
        </table:table-row>
        <table:table-row table:style-name="ro1">
          <table:table-cell office:value-type="float" office:value="1475538320.19" calcext:value-type="float">
            <text:p>1475538320.19</text:p>
          </table:table-cell>
          <table:table-cell office:value-type="float" office:value="1.926433" calcext:value-type="float">
            <text:p>1.926433</text:p>
          </table:table-cell>
          <table:table-cell table:formula="of:=([.A561] / 86400) + 25569" office:value-type="date" office:date-value="2016-10-03T23:45:20.19" calcext:value-type="date">
            <text:p>2016-10-03 23:45:20.190</text:p>
          </table:table-cell>
          <table:table-cell table:formula="of:=[.C561]-(4/24)" office:value-type="time" office:time-value="PT1023523H45M20.190000627S" calcext:value-type="time">
            <text:p>19:45:20.190</text:p>
          </table:table-cell>
          <table:table-cell table:formula="of:=[.B561]/[.G$1]" office:value-type="float" office:value="0.00886123735050598" calcext:value-type="float">
            <text:p>0.008861237350506</text:p>
          </table:table-cell>
          <table:table-cell table:formula="of:=[.E561]*1000" office:value-type="float" office:value="8.86123735050598" calcext:value-type="float">
            <text:p>8.86123735050598</text:p>
          </table:table-cell>
          <table:table-cell table:number-columns-repeated="1018"/>
        </table:table-row>
        <table:table-row table:style-name="ro1">
          <table:table-cell office:value-type="float" office:value="1475538321.485" calcext:value-type="float">
            <text:p>1475538321.485</text:p>
          </table:table-cell>
          <table:table-cell office:value-type="float" office:value="1.949826" calcext:value-type="float">
            <text:p>1.949826</text:p>
          </table:table-cell>
          <table:table-cell table:formula="of:=([.A562] / 86400) + 25569" office:value-type="date" office:date-value="2016-10-03T23:45:21.485" calcext:value-type="date">
            <text:p>2016-10-03 23:45:21.485</text:p>
          </table:table-cell>
          <table:table-cell table:formula="of:=[.C562]-(4/24)" office:value-type="time" office:time-value="PT1023523H45M21.484999638S" calcext:value-type="time">
            <text:p>19:45:21.485</text:p>
          </table:table-cell>
          <table:table-cell table:formula="of:=[.B562]/[.G$1]" office:value-type="float" office:value="0.00896884084636614" calcext:value-type="float">
            <text:p>0.008968840846366</text:p>
          </table:table-cell>
          <table:table-cell table:formula="of:=[.E562]*1000" office:value-type="float" office:value="8.96884084636614" calcext:value-type="float">
            <text:p>8.96884084636614</text:p>
          </table:table-cell>
          <table:table-cell table:number-columns-repeated="1018"/>
        </table:table-row>
        <table:table-row table:style-name="ro1">
          <table:table-cell office:value-type="float" office:value="1475538322.783" calcext:value-type="float">
            <text:p>1475538322.783</text:p>
          </table:table-cell>
          <table:table-cell office:value-type="float" office:value="1.948782" calcext:value-type="float">
            <text:p>1.948782</text:p>
          </table:table-cell>
          <table:table-cell table:formula="of:=([.A563] / 86400) + 25569" office:value-type="date" office:date-value="2016-10-03T23:45:22.783001" calcext:value-type="date">
            <text:p>2016-10-03 23:45:22.783</text:p>
          </table:table-cell>
          <table:table-cell table:formula="of:=[.C563]-(4/24)" office:value-type="time" office:time-value="PT1023523H45M22.783000208S" calcext:value-type="time">
            <text:p>19:45:22.783</text:p>
          </table:table-cell>
          <table:table-cell table:formula="of:=[.B563]/[.G$1]" office:value-type="float" office:value="0.00896403863845446" calcext:value-type="float">
            <text:p>0.008964038638454</text:p>
          </table:table-cell>
          <table:table-cell table:formula="of:=[.E563]*1000" office:value-type="float" office:value="8.96403863845446" calcext:value-type="float">
            <text:p>8.96403863845446</text:p>
          </table:table-cell>
          <table:table-cell table:number-columns-repeated="1018"/>
        </table:table-row>
        <table:table-row table:style-name="ro1">
          <table:table-cell office:value-type="float" office:value="1475538324.081" calcext:value-type="float">
            <text:p>1475538324.081</text:p>
          </table:table-cell>
          <table:table-cell office:value-type="float" office:value="1.964334" calcext:value-type="float">
            <text:p>1.964334</text:p>
          </table:table-cell>
          <table:table-cell table:formula="of:=([.A564] / 86400) + 25569" office:value-type="date" office:date-value="2016-10-03T23:45:24.081" calcext:value-type="date">
            <text:p>2016-10-03 23:45:24.081</text:p>
          </table:table-cell>
          <table:table-cell table:formula="of:=[.C564]-(4/24)" office:value-type="time" office:time-value="PT1023523H45M24.08100036S" calcext:value-type="time">
            <text:p>19:45:24.081</text:p>
          </table:table-cell>
          <table:table-cell table:formula="of:=[.B564]/[.G$1]" office:value-type="float" office:value="0.00903557497700092" calcext:value-type="float">
            <text:p>0.009035574977001</text:p>
          </table:table-cell>
          <table:table-cell table:formula="of:=[.E564]*1000" office:value-type="float" office:value="9.03557497700092" calcext:value-type="float">
            <text:p>9.03557497700092</text:p>
          </table:table-cell>
          <table:table-cell table:number-columns-repeated="1018"/>
        </table:table-row>
        <table:table-row table:style-name="ro1">
          <table:table-cell office:value-type="float" office:value="1475538325.38" calcext:value-type="float">
            <text:p>1475538325.38</text:p>
          </table:table-cell>
          <table:table-cell office:value-type="float" office:value="2.001723" calcext:value-type="float">
            <text:p>2.001723</text:p>
          </table:table-cell>
          <table:table-cell table:formula="of:=([.A565] / 86400) + 25569" office:value-type="date" office:date-value="2016-10-03T23:45:25.38" calcext:value-type="date">
            <text:p>2016-10-03 23:45:25.380</text:p>
          </table:table-cell>
          <table:table-cell table:formula="of:=[.C565]-(4/24)" office:value-type="time" office:time-value="PT1023523H45M25.380000472S" calcext:value-type="time">
            <text:p>19:45:25.380</text:p>
          </table:table-cell>
          <table:table-cell table:formula="of:=[.B565]/[.G$1]" office:value-type="float" office:value="0.00920755749770009" calcext:value-type="float">
            <text:p>0.0092075574977</text:p>
          </table:table-cell>
          <table:table-cell table:formula="of:=[.E565]*1000" office:value-type="float" office:value="9.20755749770009" calcext:value-type="float">
            <text:p>9.20755749770009</text:p>
          </table:table-cell>
          <table:table-cell table:number-columns-repeated="1018"/>
        </table:table-row>
        <table:table-row table:style-name="ro1">
          <table:table-cell office:value-type="float" office:value="1475538326.764" calcext:value-type="float">
            <text:p>1475538326.764</text:p>
          </table:table-cell>
          <table:table-cell office:value-type="float" office:value="2.03554" calcext:value-type="float">
            <text:p>2.03554</text:p>
          </table:table-cell>
          <table:table-cell table:formula="of:=([.A566] / 86400) + 25569" office:value-type="date" office:date-value="2016-10-03T23:45:26.764" calcext:value-type="date">
            <text:p>2016-10-03 23:45:26.764</text:p>
          </table:table-cell>
          <table:table-cell table:formula="of:=[.C566]-(4/24)" office:value-type="time" office:time-value="PT1023523H45M26.763999369S" calcext:value-type="time">
            <text:p>19:45:26.764</text:p>
          </table:table-cell>
          <table:table-cell table:formula="of:=[.B566]/[.G$1]" office:value-type="float" office:value="0.00936310947562098" calcext:value-type="float">
            <text:p>0.009363109475621</text:p>
          </table:table-cell>
          <table:table-cell table:formula="of:=[.E566]*1000" office:value-type="float" office:value="9.36310947562098" calcext:value-type="float">
            <text:p>9.36310947562098</text:p>
          </table:table-cell>
          <table:table-cell table:number-columns-repeated="1018"/>
        </table:table-row>
        <table:table-row table:style-name="ro1">
          <table:table-cell office:value-type="float" office:value="1475538328.093" calcext:value-type="float">
            <text:p>1475538328.093</text:p>
          </table:table-cell>
          <table:table-cell office:value-type="float" office:value="2.03684" calcext:value-type="float">
            <text:p>2.03684</text:p>
          </table:table-cell>
          <table:table-cell table:formula="of:=([.A567] / 86400) + 25569" office:value-type="date" office:date-value="2016-10-03T23:45:28.093001" calcext:value-type="date">
            <text:p>2016-10-03 23:45:28.093</text:p>
          </table:table-cell>
          <table:table-cell table:formula="of:=[.C567]-(4/24)" office:value-type="time" office:time-value="PT1023523H45M28.093000408S" calcext:value-type="time">
            <text:p>19:45:28.093</text:p>
          </table:table-cell>
          <table:table-cell table:formula="of:=[.B567]/[.G$1]" office:value-type="float" office:value="0.00936908923643054" calcext:value-type="float">
            <text:p>0.009369089236431</text:p>
          </table:table-cell>
          <table:table-cell table:formula="of:=[.E567]*1000" office:value-type="float" office:value="9.36908923643054" calcext:value-type="float">
            <text:p>9.36908923643054</text:p>
          </table:table-cell>
          <table:table-cell table:number-columns-repeated="1018"/>
        </table:table-row>
        <table:table-row table:style-name="ro1">
          <table:table-cell office:value-type="float" office:value="1475538329.633" calcext:value-type="float">
            <text:p>1475538329.633</text:p>
          </table:table-cell>
          <table:table-cell office:value-type="float" office:value="2.021288" calcext:value-type="float">
            <text:p>2.021288</text:p>
          </table:table-cell>
          <table:table-cell table:formula="of:=([.A568] / 86400) + 25569" office:value-type="date" office:date-value="2016-10-03T23:45:29.633" calcext:value-type="date">
            <text:p>2016-10-03 23:45:29.633</text:p>
          </table:table-cell>
          <table:table-cell table:formula="of:=[.C568]-(4/24)" office:value-type="time" office:time-value="PT1023523H45M29.632999096S" calcext:value-type="time">
            <text:p>19:45:29.633</text:p>
          </table:table-cell>
          <table:table-cell table:formula="of:=[.B568]/[.G$1]" office:value-type="float" office:value="0.00929755289788409" calcext:value-type="float">
            <text:p>0.009297552897884</text:p>
          </table:table-cell>
          <table:table-cell table:formula="of:=[.E568]*1000" office:value-type="float" office:value="9.29755289788409" calcext:value-type="float">
            <text:p>9.29755289788409</text:p>
          </table:table-cell>
          <table:table-cell table:number-columns-repeated="1018"/>
        </table:table-row>
        <table:table-row table:style-name="ro1">
          <table:table-cell office:value-type="float" office:value="1475538330.93" calcext:value-type="float">
            <text:p>1475538330.93</text:p>
          </table:table-cell>
          <table:table-cell office:value-type="float" office:value="1.93114" calcext:value-type="float">
            <text:p>1.93114</text:p>
          </table:table-cell>
          <table:table-cell table:formula="of:=([.A569] / 86400) + 25569" office:value-type="date" office:date-value="2016-10-03T23:45:30.930001" calcext:value-type="date">
            <text:p>2016-10-03 23:45:30.930</text:p>
          </table:table-cell>
          <table:table-cell table:formula="of:=[.C569]-(4/24)" office:value-type="time" office:time-value="PT1023523H45M30.930000124S" calcext:value-type="time">
            <text:p>19:45:30.930</text:p>
          </table:table-cell>
          <table:table-cell table:formula="of:=[.B569]/[.G$1]" office:value-type="float" office:value="0.00888288868445262" calcext:value-type="float">
            <text:p>0.008882888684453</text:p>
          </table:table-cell>
          <table:table-cell table:formula="of:=[.E569]*1000" office:value-type="float" office:value="8.88288868445262" calcext:value-type="float">
            <text:p>8.88288868445262</text:p>
          </table:table-cell>
          <table:table-cell table:number-columns-repeated="1018"/>
        </table:table-row>
        <table:table-row table:style-name="ro1">
          <table:table-cell office:value-type="float" office:value="1475538332.23" calcext:value-type="float">
            <text:p>1475538332.23</text:p>
          </table:table-cell>
          <table:table-cell office:value-type="float" office:value="1.842935" calcext:value-type="float">
            <text:p>1.842935</text:p>
          </table:table-cell>
          <table:table-cell table:formula="of:=([.A570] / 86400) + 25569" office:value-type="date" office:date-value="2016-10-03T23:45:32.23" calcext:value-type="date">
            <text:p>2016-10-03 23:45:32.230</text:p>
          </table:table-cell>
          <table:table-cell table:formula="of:=[.C570]-(4/24)" office:value-type="time" office:time-value="PT1023523H45M32.230000198S" calcext:value-type="time">
            <text:p>19:45:32.230</text:p>
          </table:table-cell>
          <table:table-cell table:formula="of:=[.B570]/[.G$1]" office:value-type="float" office:value="0.00847716191352346" calcext:value-type="float">
            <text:p>0.008477161913523</text:p>
          </table:table-cell>
          <table:table-cell table:formula="of:=[.E570]*1000" office:value-type="float" office:value="8.47716191352346" calcext:value-type="float">
            <text:p>8.47716191352346</text:p>
          </table:table-cell>
          <table:table-cell table:number-columns-repeated="1018"/>
        </table:table-row>
        <table:table-row table:style-name="ro1">
          <table:table-cell office:value-type="float" office:value="1475538333.531" calcext:value-type="float">
            <text:p>1475538333.531</text:p>
          </table:table-cell>
          <table:table-cell office:value-type="float" office:value="1.835937" calcext:value-type="float">
            <text:p>1.835937</text:p>
          </table:table-cell>
          <table:table-cell table:formula="of:=([.A571] / 86400) + 25569" office:value-type="date" office:date-value="2016-10-03T23:45:33.531" calcext:value-type="date">
            <text:p>2016-10-03 23:45:33.531</text:p>
          </table:table-cell>
          <table:table-cell table:formula="of:=[.C571]-(4/24)" office:value-type="time" office:time-value="PT1023523H45M33.530999813S" calcext:value-type="time">
            <text:p>19:45:33.531</text:p>
          </table:table-cell>
          <table:table-cell table:formula="of:=[.B571]/[.G$1]" office:value-type="float" office:value="0.00844497240110396" calcext:value-type="float">
            <text:p>0.008444972401104</text:p>
          </table:table-cell>
          <table:table-cell table:formula="of:=[.E571]*1000" office:value-type="float" office:value="8.44497240110396" calcext:value-type="float">
            <text:p>8.44497240110396</text:p>
          </table:table-cell>
          <table:table-cell table:number-columns-repeated="1018"/>
        </table:table-row>
        <table:table-row table:style-name="ro1">
          <table:table-cell office:value-type="float" office:value="1475538334.83" calcext:value-type="float">
            <text:p>1475538334.83</text:p>
          </table:table-cell>
          <table:table-cell office:value-type="float" office:value="1.834673" calcext:value-type="float">
            <text:p>1.834673</text:p>
          </table:table-cell>
          <table:table-cell table:formula="of:=([.A572] / 86400) + 25569" office:value-type="date" office:date-value="2016-10-03T23:45:34.83" calcext:value-type="date">
            <text:p>2016-10-03 23:45:34.830</text:p>
          </table:table-cell>
          <table:table-cell table:formula="of:=[.C572]-(4/24)" office:value-type="time" office:time-value="PT1023523H45M34.829998668S" calcext:value-type="time">
            <text:p>19:45:34.830</text:p>
          </table:table-cell>
          <table:table-cell table:formula="of:=[.B572]/[.G$1]" office:value-type="float" office:value="0.00843915823367065" calcext:value-type="float">
            <text:p>0.008439158233671</text:p>
          </table:table-cell>
          <table:table-cell table:formula="of:=[.E572]*1000" office:value-type="float" office:value="8.43915823367065" calcext:value-type="float">
            <text:p>8.43915823367065</text:p>
          </table:table-cell>
          <table:table-cell table:number-columns-repeated="1018"/>
        </table:table-row>
        <table:table-row table:style-name="ro1">
          <table:table-cell office:value-type="float" office:value="1475538336.129" calcext:value-type="float">
            <text:p>1475538336.129</text:p>
          </table:table-cell>
          <table:table-cell office:value-type="float" office:value="1.738701" calcext:value-type="float">
            <text:p>1.738701</text:p>
          </table:table-cell>
          <table:table-cell table:formula="of:=([.A573] / 86400) + 25569" office:value-type="date" office:date-value="2016-10-03T23:45:36.129" calcext:value-type="date">
            <text:p>2016-10-03 23:45:36.129</text:p>
          </table:table-cell>
          <table:table-cell table:formula="of:=[.C573]-(4/24)" office:value-type="time" office:time-value="PT1023523H45M36.129000038S" calcext:value-type="time">
            <text:p>19:45:36.129</text:p>
          </table:table-cell>
          <table:table-cell table:formula="of:=[.B573]/[.G$1]" office:value-type="float" office:value="0.00799770469181233" calcext:value-type="float">
            <text:p>0.007997704691812</text:p>
          </table:table-cell>
          <table:table-cell table:formula="of:=[.E573]*1000" office:value-type="float" office:value="7.99770469181233" calcext:value-type="float">
            <text:p>7.99770469181233</text:p>
          </table:table-cell>
          <table:table-cell table:number-columns-repeated="1018"/>
        </table:table-row>
        <table:table-row table:style-name="ro1">
          <table:table-cell office:value-type="float" office:value="1475538337.51" calcext:value-type="float">
            <text:p>1475538337.51</text:p>
          </table:table-cell>
          <table:table-cell office:value-type="float" office:value="1.586067" calcext:value-type="float">
            <text:p>1.586067</text:p>
          </table:table-cell>
          <table:table-cell table:formula="of:=([.A574] / 86400) + 25569" office:value-type="date" office:date-value="2016-10-03T23:45:37.51" calcext:value-type="date">
            <text:p>2016-10-03 23:45:37.510</text:p>
          </table:table-cell>
          <table:table-cell table:formula="of:=[.C574]-(4/24)" office:value-type="time" office:time-value="PT1023523H45M37.510000728S" calcext:value-type="time">
            <text:p>19:45:37.510</text:p>
          </table:table-cell>
          <table:table-cell table:formula="of:=[.B574]/[.G$1]" office:value-type="float" office:value="0.00729561637534499" calcext:value-type="float">
            <text:p>0.007295616375345</text:p>
          </table:table-cell>
          <table:table-cell table:formula="of:=[.E574]*1000" office:value-type="float" office:value="7.29561637534499" calcext:value-type="float">
            <text:p>7.29561637534499</text:p>
          </table:table-cell>
          <table:table-cell table:number-columns-repeated="1018"/>
        </table:table-row>
        <table:table-row table:style-name="ro1">
          <table:table-cell office:value-type="float" office:value="1475538338.836" calcext:value-type="float">
            <text:p>1475538338.836</text:p>
          </table:table-cell>
          <table:table-cell office:value-type="float" office:value="1.519552" calcext:value-type="float">
            <text:p>1.519552</text:p>
          </table:table-cell>
          <table:table-cell table:formula="of:=([.A575] / 86400) + 25569" office:value-type="date" office:date-value="2016-10-03T23:45:38.836" calcext:value-type="date">
            <text:p>2016-10-03 23:45:38.836</text:p>
          </table:table-cell>
          <table:table-cell table:formula="of:=[.C575]-(4/24)" office:value-type="time" office:time-value="PT1023523H45M38.835999789S" calcext:value-type="time">
            <text:p>19:45:38.836</text:p>
          </table:table-cell>
          <table:table-cell table:formula="of:=[.B575]/[.G$1]" office:value-type="float" office:value="0.00698965961361546" calcext:value-type="float">
            <text:p>0.006989659613615</text:p>
          </table:table-cell>
          <table:table-cell table:formula="of:=[.E575]*1000" office:value-type="float" office:value="6.98965961361546" calcext:value-type="float">
            <text:p>6.98965961361546</text:p>
          </table:table-cell>
          <table:table-cell table:number-columns-repeated="1018"/>
        </table:table-row>
        <table:table-row table:style-name="ro1">
          <table:table-cell office:value-type="float" office:value="1475538340.365" calcext:value-type="float">
            <text:p>1475538340.365</text:p>
          </table:table-cell>
          <table:table-cell office:value-type="float" office:value="1.519918" calcext:value-type="float">
            <text:p>1.519918</text:p>
          </table:table-cell>
          <table:table-cell table:formula="of:=([.A576] / 86400) + 25569" office:value-type="date" office:date-value="2016-10-03T23:45:40.365" calcext:value-type="date">
            <text:p>2016-10-03 23:45:40.365</text:p>
          </table:table-cell>
          <table:table-cell table:formula="of:=[.C576]-(4/24)" office:value-type="time" office:time-value="PT1023523H45M40.364999743S" calcext:value-type="time">
            <text:p>19:45:40.365</text:p>
          </table:table-cell>
          <table:table-cell table:formula="of:=[.B576]/[.G$1]" office:value-type="float" office:value="0.00699134314627415" calcext:value-type="float">
            <text:p>0.006991343146274</text:p>
          </table:table-cell>
          <table:table-cell table:formula="of:=[.E576]*1000" office:value-type="float" office:value="6.99134314627415" calcext:value-type="float">
            <text:p>6.99134314627415</text:p>
          </table:table-cell>
          <table:table-cell table:number-columns-repeated="1018"/>
        </table:table-row>
        <table:table-row table:style-name="ro1">
          <table:table-cell office:value-type="float" office:value="1475538341.661" calcext:value-type="float">
            <text:p>1475538341.661</text:p>
          </table:table-cell>
          <table:table-cell office:value-type="float" office:value="1.525102" calcext:value-type="float">
            <text:p>1.525102</text:p>
          </table:table-cell>
          <table:table-cell table:formula="of:=([.A577] / 86400) + 25569" office:value-type="date" office:date-value="2016-10-03T23:45:41.661001" calcext:value-type="date">
            <text:p>2016-10-03 23:45:41.661</text:p>
          </table:table-cell>
          <table:table-cell table:formula="of:=[.C577]-(4/24)" office:value-type="time" office:time-value="PT1023523H45M41.660999972S" calcext:value-type="time">
            <text:p>19:45:41.661</text:p>
          </table:table-cell>
          <table:table-cell table:formula="of:=[.B577]/[.G$1]" office:value-type="float" office:value="0.0070151885924563" calcext:value-type="float">
            <text:p>0.007015188592456</text:p>
          </table:table-cell>
          <table:table-cell table:formula="of:=[.E577]*1000" office:value-type="float" office:value="7.0151885924563" calcext:value-type="float">
            <text:p>7.0151885924563</text:p>
          </table:table-cell>
          <table:table-cell table:number-columns-repeated="1018"/>
        </table:table-row>
        <table:table-row table:style-name="ro1">
          <table:table-cell office:value-type="float" office:value="1475538342.96" calcext:value-type="float">
            <text:p>1475538342.96</text:p>
          </table:table-cell>
          <table:table-cell office:value-type="float" office:value="1.532008" calcext:value-type="float">
            <text:p>1.532008</text:p>
          </table:table-cell>
          <table:table-cell table:formula="of:=([.A578] / 86400) + 25569" office:value-type="date" office:date-value="2016-10-03T23:45:42.96" calcext:value-type="date">
            <text:p>2016-10-03 23:45:42.960</text:p>
          </table:table-cell>
          <table:table-cell table:formula="of:=[.C578]-(4/24)" office:value-type="time" office:time-value="PT1023523H45M42.959998827S" calcext:value-type="time">
            <text:p>19:45:42.960</text:p>
          </table:table-cell>
          <table:table-cell table:formula="of:=[.B578]/[.G$1]" office:value-type="float" office:value="0.00704695492180313" calcext:value-type="float">
            <text:p>0.007046954921803</text:p>
          </table:table-cell>
          <table:table-cell table:formula="of:=[.E578]*1000" office:value-type="float" office:value="7.04695492180313" calcext:value-type="float">
            <text:p>7.04695492180313</text:p>
          </table:table-cell>
          <table:table-cell table:number-columns-repeated="1018"/>
        </table:table-row>
        <table:table-row table:style-name="ro1">
          <table:table-cell office:value-type="float" office:value="1475538344.258" calcext:value-type="float">
            <text:p>1475538344.258</text:p>
          </table:table-cell>
          <table:table-cell office:value-type="float" office:value="1.534188" calcext:value-type="float">
            <text:p>1.534188</text:p>
          </table:table-cell>
          <table:table-cell table:formula="of:=([.A579] / 86400) + 25569" office:value-type="date" office:date-value="2016-10-03T23:45:44.258" calcext:value-type="date">
            <text:p>2016-10-03 23:45:44.258</text:p>
          </table:table-cell>
          <table:table-cell table:formula="of:=[.C579]-(4/24)" office:value-type="time" office:time-value="PT1023523H45M44.258000236S" calcext:value-type="time">
            <text:p>19:45:44.258</text:p>
          </table:table-cell>
          <table:table-cell table:formula="of:=[.B579]/[.G$1]" office:value-type="float" office:value="0.00705698252069917" calcext:value-type="float">
            <text:p>0.007056982520699</text:p>
          </table:table-cell>
          <table:table-cell table:formula="of:=[.E579]*1000" office:value-type="float" office:value="7.05698252069917" calcext:value-type="float">
            <text:p>7.05698252069917</text:p>
          </table:table-cell>
          <table:table-cell table:number-columns-repeated="1018"/>
        </table:table-row>
        <table:table-row table:style-name="ro1">
          <table:table-cell office:value-type="float" office:value="1475538345.555" calcext:value-type="float">
            <text:p>1475538345.555</text:p>
          </table:table-cell>
          <table:table-cell office:value-type="float" office:value="1.530598" calcext:value-type="float">
            <text:p>1.530598</text:p>
          </table:table-cell>
          <table:table-cell table:formula="of:=([.A580] / 86400) + 25569" office:value-type="date" office:date-value="2016-10-03T23:45:45.555" calcext:value-type="date">
            <text:p>2016-10-03 23:45:45.555</text:p>
          </table:table-cell>
          <table:table-cell table:formula="of:=[.C580]-(4/24)" office:value-type="time" office:time-value="PT1023523H45M45.555000845S" calcext:value-type="time">
            <text:p>19:45:45.555</text:p>
          </table:table-cell>
          <table:table-cell table:formula="of:=[.B580]/[.G$1]" office:value-type="float" office:value="0.00704046918123275" calcext:value-type="float">
            <text:p>0.007040469181233</text:p>
          </table:table-cell>
          <table:table-cell table:formula="of:=[.E580]*1000" office:value-type="float" office:value="7.04046918123275" calcext:value-type="float">
            <text:p>7.04046918123275</text:p>
          </table:table-cell>
          <table:table-cell table:number-columns-repeated="1018"/>
        </table:table-row>
        <table:table-row table:style-name="ro1">
          <table:table-cell office:value-type="float" office:value="1475538346.938" calcext:value-type="float">
            <text:p>1475538346.938</text:p>
          </table:table-cell>
          <table:table-cell office:value-type="float" office:value="1.587112" calcext:value-type="float">
            <text:p>1.587112</text:p>
          </table:table-cell>
          <table:table-cell table:formula="of:=([.A581] / 86400) + 25569" office:value-type="date" office:date-value="2016-10-03T23:45:46.938" calcext:value-type="date">
            <text:p>2016-10-03 23:45:46.938</text:p>
          </table:table-cell>
          <table:table-cell table:formula="of:=[.C581]-(4/24)" office:value-type="time" office:time-value="PT1023523H45M46.9380002S" calcext:value-type="time">
            <text:p>19:45:46.938</text:p>
          </table:table-cell>
          <table:table-cell table:formula="of:=[.B581]/[.G$1]" office:value-type="float" office:value="0.00730042318307268" calcext:value-type="float">
            <text:p>0.007300423183073</text:p>
          </table:table-cell>
          <table:table-cell table:formula="of:=[.E581]*1000" office:value-type="float" office:value="7.30042318307268" calcext:value-type="float">
            <text:p>7.30042318307268</text:p>
          </table:table-cell>
          <table:table-cell table:number-columns-repeated="1018"/>
        </table:table-row>
        <table:table-row table:style-name="ro1">
          <table:table-cell office:value-type="float" office:value="1475538348.27" calcext:value-type="float">
            <text:p>1475538348.27</text:p>
          </table:table-cell>
          <table:table-cell office:value-type="float" office:value="1.809814" calcext:value-type="float">
            <text:p>1.809814</text:p>
          </table:table-cell>
          <table:table-cell table:formula="of:=([.A582] / 86400) + 25569" office:value-type="date" office:date-value="2016-10-03T23:45:48.27" calcext:value-type="date">
            <text:p>2016-10-03 23:45:48.270</text:p>
          </table:table-cell>
          <table:table-cell table:formula="of:=[.C582]-(4/24)" office:value-type="time" office:time-value="PT1023523H45M48.270000704S" calcext:value-type="time">
            <text:p>19:45:48.270</text:p>
          </table:table-cell>
          <table:table-cell table:formula="of:=[.B582]/[.G$1]" office:value-type="float" office:value="0.0083248114075437" calcext:value-type="float">
            <text:p>0.008324811407544</text:p>
          </table:table-cell>
          <table:table-cell table:formula="of:=[.E582]*1000" office:value-type="float" office:value="8.3248114075437" calcext:value-type="float">
            <text:p>8.3248114075437</text:p>
          </table:table-cell>
          <table:table-cell table:number-columns-repeated="1018"/>
        </table:table-row>
        <table:table-row table:style-name="ro1">
          <table:table-cell office:value-type="float" office:value="1475538349.808" calcext:value-type="float">
            <text:p>1475538349.808</text:p>
          </table:table-cell>
          <table:table-cell office:value-type="float" office:value="2.007842" calcext:value-type="float">
            <text:p>2.007842</text:p>
          </table:table-cell>
          <table:table-cell table:formula="of:=([.A583] / 86400) + 25569" office:value-type="date" office:date-value="2016-10-03T23:45:49.808001" calcext:value-type="date">
            <text:p>2016-10-03 23:45:49.808</text:p>
          </table:table-cell>
          <table:table-cell table:formula="of:=[.C583]-(4/24)" office:value-type="time" office:time-value="PT1023523H45M49.808000308S" calcext:value-type="time">
            <text:p>19:45:49.808</text:p>
          </table:table-cell>
          <table:table-cell table:formula="of:=[.B583]/[.G$1]" office:value-type="float" office:value="0.00923570377184913" calcext:value-type="float">
            <text:p>0.009235703771849</text:p>
          </table:table-cell>
          <table:table-cell table:formula="of:=[.E583]*1000" office:value-type="float" office:value="9.23570377184913" calcext:value-type="float">
            <text:p>9.23570377184913</text:p>
          </table:table-cell>
          <table:table-cell table:number-columns-repeated="1018"/>
        </table:table-row>
        <table:table-row table:style-name="ro1">
          <table:table-cell office:value-type="float" office:value="1475538351.105" calcext:value-type="float">
            <text:p>1475538351.105</text:p>
          </table:table-cell>
          <table:table-cell office:value-type="float" office:value="2.008886" calcext:value-type="float">
            <text:p>2.008886</text:p>
          </table:table-cell>
          <table:table-cell table:formula="of:=([.A584] / 86400) + 25569" office:value-type="date" office:date-value="2016-10-03T23:45:51.105" calcext:value-type="date">
            <text:p>2016-10-03 23:45:51.105</text:p>
          </table:table-cell>
          <table:table-cell table:formula="of:=[.C584]-(4/24)" office:value-type="time" office:time-value="PT1023523H45M51.105000079S" calcext:value-type="time">
            <text:p>19:45:51.105</text:p>
          </table:table-cell>
          <table:table-cell table:formula="of:=[.B584]/[.G$1]" office:value-type="float" office:value="0.00924050597976081" calcext:value-type="float">
            <text:p>0.009240505979761</text:p>
          </table:table-cell>
          <table:table-cell table:formula="of:=[.E584]*1000" office:value-type="float" office:value="9.24050597976081" calcext:value-type="float">
            <text:p>9.24050597976081</text:p>
          </table:table-cell>
          <table:table-cell table:number-columns-repeated="1018"/>
        </table:table-row>
        <table:table-row table:style-name="ro1">
          <table:table-cell office:value-type="float" office:value="1475538352.403" calcext:value-type="float">
            <text:p>1475538352.403</text:p>
          </table:table-cell>
          <table:table-cell office:value-type="float" office:value="2.007054" calcext:value-type="float">
            <text:p>2.007054</text:p>
          </table:table-cell>
          <table:table-cell table:formula="of:=([.A585] / 86400) + 25569" office:value-type="date" office:date-value="2016-10-03T23:45:52.403001" calcext:value-type="date">
            <text:p>2016-10-03 23:45:52.403</text:p>
          </table:table-cell>
          <table:table-cell table:formula="of:=[.C585]-(4/24)" office:value-type="time" office:time-value="PT1023523H45M52.40300023S" calcext:value-type="time">
            <text:p>19:45:52.403</text:p>
          </table:table-cell>
          <table:table-cell table:formula="of:=[.B585]/[.G$1]" office:value-type="float" office:value="0.00923207911683533" calcext:value-type="float">
            <text:p>0.009232079116835</text:p>
          </table:table-cell>
          <table:table-cell table:formula="of:=[.E585]*1000" office:value-type="float" office:value="9.23207911683533" calcext:value-type="float">
            <text:p>9.23207911683533</text:p>
          </table:table-cell>
          <table:table-cell table:number-columns-repeated="1018"/>
        </table:table-row>
        <table:table-row table:style-name="ro1">
          <table:table-cell office:value-type="float" office:value="1475538353.7" calcext:value-type="float">
            <text:p>1475538353.7</text:p>
          </table:table-cell>
          <table:table-cell office:value-type="float" office:value="1.915166" calcext:value-type="float">
            <text:p>1.915166</text:p>
          </table:table-cell>
          <table:table-cell table:formula="of:=([.A586] / 86400) + 25569" office:value-type="date" office:date-value="2016-10-03T23:45:53.7" calcext:value-type="date">
            <text:p>2016-10-03 23:45:53.700</text:p>
          </table:table-cell>
          <table:table-cell table:formula="of:=[.C586]-(4/24)" office:value-type="time" office:time-value="PT1023523H45M53.70000042S" calcext:value-type="time">
            <text:p>19:45:53.700</text:p>
          </table:table-cell>
          <table:table-cell table:formula="of:=[.B586]/[.G$1]" office:value-type="float" office:value="0.00880941122355106" calcext:value-type="float">
            <text:p>0.008809411223551</text:p>
          </table:table-cell>
          <table:table-cell table:formula="of:=[.E586]*1000" office:value-type="float" office:value="8.80941122355106" calcext:value-type="float">
            <text:p>8.80941122355106</text:p>
          </table:table-cell>
          <table:table-cell table:number-columns-repeated="1018"/>
        </table:table-row>
        <table:table-row table:style-name="ro1">
          <table:table-cell office:value-type="float" office:value="1475538354.998" calcext:value-type="float">
            <text:p>1475538354.998</text:p>
          </table:table-cell>
          <table:table-cell office:value-type="float" office:value="1.810382" calcext:value-type="float">
            <text:p>1.810382</text:p>
          </table:table-cell>
          <table:table-cell table:formula="of:=([.A587] / 86400) + 25569" office:value-type="date" office:date-value="2016-10-03T23:45:54.998" calcext:value-type="date">
            <text:p>2016-10-03 23:45:54.998</text:p>
          </table:table-cell>
          <table:table-cell table:formula="of:=[.C587]-(4/24)" office:value-type="time" office:time-value="PT1023523H45M54.997999733S" calcext:value-type="time">
            <text:p>19:45:54.998</text:p>
          </table:table-cell>
          <table:table-cell table:formula="of:=[.B587]/[.G$1]" office:value-type="float" office:value="0.00832742410303588" calcext:value-type="float">
            <text:p>0.008327424103036</text:p>
          </table:table-cell>
          <table:table-cell table:formula="of:=[.E587]*1000" office:value-type="float" office:value="8.32742410303588" calcext:value-type="float">
            <text:p>8.32742410303588</text:p>
          </table:table-cell>
          <table:table-cell table:number-columns-repeated="1018"/>
        </table:table-row>
        <table:table-row table:style-name="ro1">
          <table:table-cell office:value-type="float" office:value="1475538356.296" calcext:value-type="float">
            <text:p>1475538356.296</text:p>
          </table:table-cell>
          <table:table-cell office:value-type="float" office:value="1.778343" calcext:value-type="float">
            <text:p>1.778343</text:p>
          </table:table-cell>
          <table:table-cell table:formula="of:=([.A588] / 86400) + 25569" office:value-type="date" office:date-value="2016-10-03T23:45:56.296" calcext:value-type="date">
            <text:p>2016-10-03 23:45:56.296</text:p>
          </table:table-cell>
          <table:table-cell table:formula="of:=[.C588]-(4/24)" office:value-type="time" office:time-value="PT1023523H45M56.296000723S" calcext:value-type="time">
            <text:p>19:45:56.296</text:p>
          </table:table-cell>
          <table:table-cell table:formula="of:=[.B588]/[.G$1]" office:value-type="float" office:value="0.00818005059797608" calcext:value-type="float">
            <text:p>0.008180050597976</text:p>
          </table:table-cell>
          <table:table-cell table:formula="of:=[.E588]*1000" office:value-type="float" office:value="8.18005059797608" calcext:value-type="float">
            <text:p>8.18005059797608</text:p>
          </table:table-cell>
          <table:table-cell table:number-columns-repeated="1018"/>
        </table:table-row>
        <table:table-row table:style-name="ro1">
          <table:table-cell office:value-type="float" office:value="1475538357.678" calcext:value-type="float">
            <text:p>1475538357.678</text:p>
          </table:table-cell>
          <table:table-cell office:value-type="float" office:value="1.775466" calcext:value-type="float">
            <text:p>1.775466</text:p>
          </table:table-cell>
          <table:table-cell table:formula="of:=([.A589] / 86400) + 25569" office:value-type="date" office:date-value="2016-10-03T23:45:57.678" calcext:value-type="date">
            <text:p>2016-10-03 23:45:57.678</text:p>
          </table:table-cell>
          <table:table-cell table:formula="of:=[.C589]-(4/24)" office:value-type="time" office:time-value="PT1023523H45M57.677999698S" calcext:value-type="time">
            <text:p>19:45:57.678</text:p>
          </table:table-cell>
          <table:table-cell table:formula="of:=[.B589]/[.G$1]" office:value-type="float" office:value="0.00816681692732291" calcext:value-type="float">
            <text:p>0.008166816927323</text:p>
          </table:table-cell>
          <table:table-cell table:formula="of:=[.E589]*1000" office:value-type="float" office:value="8.16681692732291" calcext:value-type="float">
            <text:p>8.16681692732291</text:p>
          </table:table-cell>
          <table:table-cell table:number-columns-repeated="1018"/>
        </table:table-row>
        <table:table-row table:style-name="ro1">
          <table:table-cell office:value-type="float" office:value="1475538359.007" calcext:value-type="float">
            <text:p>1475538359.007</text:p>
          </table:table-cell>
          <table:table-cell office:value-type="float" office:value="1.819249" calcext:value-type="float">
            <text:p>1.819249</text:p>
          </table:table-cell>
          <table:table-cell table:formula="of:=([.A590] / 86400) + 25569" office:value-type="date" office:date-value="2016-10-03T23:45:59.007" calcext:value-type="date">
            <text:p>2016-10-03 23:45:59.007</text:p>
          </table:table-cell>
          <table:table-cell table:formula="of:=[.C590]-(4/24)" office:value-type="time" office:time-value="PT1023523H45M59.007000318S" calcext:value-type="time">
            <text:p>19:45:59.007</text:p>
          </table:table-cell>
          <table:table-cell table:formula="of:=[.B590]/[.G$1]" office:value-type="float" office:value="0.00836821067157314" calcext:value-type="float">
            <text:p>0.008368210671573</text:p>
          </table:table-cell>
          <table:table-cell table:formula="of:=[.E590]*1000" office:value-type="float" office:value="8.36821067157314" calcext:value-type="float">
            <text:p>8.36821067157314</text:p>
          </table:table-cell>
          <table:table-cell table:number-columns-repeated="1018"/>
        </table:table-row>
        <table:table-row table:style-name="ro1">
          <table:table-cell office:value-type="float" office:value="1475538360.543" calcext:value-type="float">
            <text:p>1475538360.543</text:p>
          </table:table-cell>
          <table:table-cell office:value-type="float" office:value="1.913041" calcext:value-type="float">
            <text:p>1.913041</text:p>
          </table:table-cell>
          <table:table-cell table:formula="of:=([.A591] / 86400) + 25569" office:value-type="date" office:date-value="2016-10-03T23:46:00.543001" calcext:value-type="date">
            <text:p>2016-10-03 23:46:00.543</text:p>
          </table:table-cell>
          <table:table-cell table:formula="of:=[.C591]-(4/24)" office:value-type="time" office:time-value="PT1023523H46M00.543000419S" calcext:value-type="time">
            <text:p>19:46:00.543</text:p>
          </table:table-cell>
          <table:table-cell table:formula="of:=[.B591]/[.G$1]" office:value-type="float" office:value="0.00879963661453542" calcext:value-type="float">
            <text:p>0.008799636614535</text:p>
          </table:table-cell>
          <table:table-cell table:formula="of:=[.E591]*1000" office:value-type="float" office:value="8.79963661453542" calcext:value-type="float">
            <text:p>8.79963661453542</text:p>
          </table:table-cell>
          <table:table-cell table:number-columns-repeated="1018"/>
        </table:table-row>
        <table:table-row table:style-name="ro1">
          <table:table-cell office:value-type="float" office:value="1475538361.841" calcext:value-type="float">
            <text:p>1475538361.841</text:p>
          </table:table-cell>
          <table:table-cell office:value-type="float" office:value="1.949514" calcext:value-type="float">
            <text:p>1.949514</text:p>
          </table:table-cell>
          <table:table-cell table:formula="of:=([.A592] / 86400) + 25569" office:value-type="date" office:date-value="2016-10-03T23:46:01.841001" calcext:value-type="date">
            <text:p>2016-10-03 23:46:01.841</text:p>
          </table:table-cell>
          <table:table-cell table:formula="of:=[.C592]-(4/24)" office:value-type="time" office:time-value="PT1023523H46M01.841000151S" calcext:value-type="time">
            <text:p>19:46:01.841</text:p>
          </table:table-cell>
          <table:table-cell table:formula="of:=[.B592]/[.G$1]" office:value-type="float" office:value="0.00896740570377185" calcext:value-type="float">
            <text:p>0.008967405703772</text:p>
          </table:table-cell>
          <table:table-cell table:formula="of:=[.E592]*1000" office:value-type="float" office:value="8.96740570377185" calcext:value-type="float">
            <text:p>8.96740570377185</text:p>
          </table:table-cell>
          <table:table-cell table:number-columns-repeated="1018"/>
        </table:table-row>
        <table:table-row table:style-name="ro1">
          <table:table-cell office:value-type="float" office:value="1475538363.139" calcext:value-type="float">
            <text:p>1475538363.139</text:p>
          </table:table-cell>
          <table:table-cell office:value-type="float" office:value="1.94858" calcext:value-type="float">
            <text:p>1.94858</text:p>
          </table:table-cell>
          <table:table-cell table:formula="of:=([.A593] / 86400) + 25569" office:value-type="date" office:date-value="2016-10-03T23:46:03.139" calcext:value-type="date">
            <text:p>2016-10-03 23:46:03.139</text:p>
          </table:table-cell>
          <table:table-cell table:formula="of:=[.C593]-(4/24)" office:value-type="time" office:time-value="PT1023523H46M03.139000721S" calcext:value-type="time">
            <text:p>19:46:03.139</text:p>
          </table:table-cell>
          <table:table-cell table:formula="of:=[.B593]/[.G$1]" office:value-type="float" office:value="0.00896310947562098" calcext:value-type="float">
            <text:p>0.008963109475621</text:p>
          </table:table-cell>
          <table:table-cell table:formula="of:=[.E593]*1000" office:value-type="float" office:value="8.96310947562098" calcext:value-type="float">
            <text:p>8.96310947562098</text:p>
          </table:table-cell>
          <table:table-cell table:number-columns-repeated="1018"/>
        </table:table-row>
        <table:table-row table:style-name="ro1">
          <table:table-cell office:value-type="float" office:value="1475538364.442" calcext:value-type="float">
            <text:p>1475538364.442</text:p>
          </table:table-cell>
          <table:table-cell office:value-type="float" office:value="1.960139" calcext:value-type="float">
            <text:p>1.960139</text:p>
          </table:table-cell>
          <table:table-cell table:formula="of:=([.A594] / 86400) + 25569" office:value-type="date" office:date-value="2016-10-03T23:46:04.442004" calcext:value-type="date">
            <text:p>2016-10-03 23:46:04.442</text:p>
          </table:table-cell>
          <table:table-cell table:formula="of:=[.C594]-(4/24)" office:value-type="time" office:time-value="PT1023523H46M04.442000259S" calcext:value-type="time">
            <text:p>19:46:04.442</text:p>
          </table:table-cell>
          <table:table-cell table:formula="of:=[.B594]/[.G$1]" office:value-type="float" office:value="0.00901627874885005" calcext:value-type="float">
            <text:p>0.00901627874885</text:p>
          </table:table-cell>
          <table:table-cell table:formula="of:=[.E594]*1000" office:value-type="float" office:value="9.01627874885005" calcext:value-type="float">
            <text:p>9.01627874885005</text:p>
          </table:table-cell>
          <table:table-cell table:number-columns-repeated="1018"/>
        </table:table-row>
        <table:table-row table:style-name="ro1">
          <table:table-cell office:value-type="float" office:value="1475538365.695" calcext:value-type="float">
            <text:p>1475538365.695</text:p>
          </table:table-cell>
          <table:table-cell office:value-type="float" office:value="1.99663" calcext:value-type="float">
            <text:p>1.99663</text:p>
          </table:table-cell>
          <table:table-cell table:formula="of:=([.A595] / 86400) + 25569" office:value-type="date" office:date-value="2016-10-03T23:46:05.695" calcext:value-type="date">
            <text:p>2016-10-03 23:46:05.695</text:p>
          </table:table-cell>
          <table:table-cell table:formula="of:=[.C595]-(4/24)" office:value-type="time" office:time-value="PT1023523H46M05.695000067S" calcext:value-type="time">
            <text:p>19:46:05.695</text:p>
          </table:table-cell>
          <table:table-cell table:formula="of:=[.B595]/[.G$1]" office:value-type="float" office:value="0.00918413063477461" calcext:value-type="float">
            <text:p>0.009184130634775</text:p>
          </table:table-cell>
          <table:table-cell table:formula="of:=[.E595]*1000" office:value-type="float" office:value="9.18413063477461" calcext:value-type="float">
            <text:p>9.18413063477461</text:p>
          </table:table-cell>
          <table:table-cell table:number-columns-repeated="1018"/>
        </table:table-row>
        <table:table-row table:style-name="ro1">
          <table:table-cell office:value-type="float" office:value="1475538367.071" calcext:value-type="float">
            <text:p>1475538367.071</text:p>
          </table:table-cell>
          <table:table-cell office:value-type="float" office:value="2.034148" calcext:value-type="float">
            <text:p>2.034148</text:p>
          </table:table-cell>
          <table:table-cell table:formula="of:=([.A596] / 86400) + 25569" office:value-type="date" office:date-value="2016-10-03T23:46:07.071" calcext:value-type="date">
            <text:p>2016-10-03 23:46:07.071</text:p>
          </table:table-cell>
          <table:table-cell table:formula="of:=[.C596]-(4/24)" office:value-type="time" office:time-value="PT1023523H46M07.071000114S" calcext:value-type="time">
            <text:p>19:46:07.071</text:p>
          </table:table-cell>
          <table:table-cell table:formula="of:=[.B596]/[.G$1]" office:value-type="float" office:value="0.00935670653173873" calcext:value-type="float">
            <text:p>0.009356706531739</text:p>
          </table:table-cell>
          <table:table-cell table:formula="of:=[.E596]*1000" office:value-type="float" office:value="9.35670653173873" calcext:value-type="float">
            <text:p>9.35670653173873</text:p>
          </table:table-cell>
          <table:table-cell table:number-columns-repeated="1018"/>
        </table:table-row>
        <table:table-row table:style-name="ro1">
          <table:table-cell office:value-type="float" office:value="1475538368.401" calcext:value-type="float">
            <text:p>1475538368.401</text:p>
          </table:table-cell>
          <table:table-cell office:value-type="float" office:value="2.03695" calcext:value-type="float">
            <text:p>2.03695</text:p>
          </table:table-cell>
          <table:table-cell table:formula="of:=([.A597] / 86400) + 25569" office:value-type="date" office:date-value="2016-10-03T23:46:08.401" calcext:value-type="date">
            <text:p>2016-10-03 23:46:08.401</text:p>
          </table:table-cell>
          <table:table-cell table:formula="of:=[.C597]-(4/24)" office:value-type="time" office:time-value="PT1023523H46M08.401000276S" calcext:value-type="time">
            <text:p>19:46:08.401</text:p>
          </table:table-cell>
          <table:table-cell table:formula="of:=[.B597]/[.G$1]" office:value-type="float" office:value="0.00936959521619135" calcext:value-type="float">
            <text:p>0.009369595216191</text:p>
          </table:table-cell>
          <table:table-cell table:formula="of:=[.E597]*1000" office:value-type="float" office:value="9.36959521619135" calcext:value-type="float">
            <text:p>9.36959521619135</text:p>
          </table:table-cell>
          <table:table-cell table:number-columns-repeated="1018"/>
        </table:table-row>
        <table:table-row table:style-name="ro1">
          <table:table-cell office:value-type="float" office:value="1475538369.99" calcext:value-type="float">
            <text:p>1475538369.99</text:p>
          </table:table-cell>
          <table:table-cell office:value-type="float" office:value="2.030869" calcext:value-type="float">
            <text:p>2.030869</text:p>
          </table:table-cell>
          <table:table-cell table:formula="of:=([.A598] / 86400) + 25569" office:value-type="date" office:date-value="2016-10-03T23:46:09.99" calcext:value-type="date">
            <text:p>2016-10-03 23:46:09.990</text:p>
          </table:table-cell>
          <table:table-cell table:formula="of:=[.C598]-(4/24)" office:value-type="time" office:time-value="PT1023523H46M09.990000408S" calcext:value-type="time">
            <text:p>19:46:09.990</text:p>
          </table:table-cell>
          <table:table-cell table:formula="of:=[.B598]/[.G$1]" office:value-type="float" office:value="0.0093416237350506" calcext:value-type="float">
            <text:p>0.009341623735051</text:p>
          </table:table-cell>
          <table:table-cell table:formula="of:=[.E598]*1000" office:value-type="float" office:value="9.3416237350506" calcext:value-type="float">
            <text:p>9.3416237350506</text:p>
          </table:table-cell>
          <table:table-cell table:number-columns-repeated="1018"/>
        </table:table-row>
        <table:table-row table:style-name="ro1">
          <table:table-cell office:value-type="float" office:value="1475538371.288" calcext:value-type="float">
            <text:p>1475538371.288</text:p>
          </table:table-cell>
          <table:table-cell office:value-type="float" office:value="1.944587" calcext:value-type="float">
            <text:p>1.944587</text:p>
          </table:table-cell>
          <table:table-cell table:formula="of:=([.A599] / 86400) + 25569" office:value-type="date" office:date-value="2016-10-03T23:46:11.288001" calcext:value-type="date">
            <text:p>2016-10-03 23:46:11.288</text:p>
          </table:table-cell>
          <table:table-cell table:formula="of:=[.C599]-(4/24)" office:value-type="time" office:time-value="PT1023523H46M11.288000979S" calcext:value-type="time">
            <text:p>19:46:11.288</text:p>
          </table:table-cell>
          <table:table-cell table:formula="of:=[.B599]/[.G$1]" office:value-type="float" office:value="0.00894474241030359" calcext:value-type="float">
            <text:p>0.008944742410304</text:p>
          </table:table-cell>
          <table:table-cell table:formula="of:=[.E599]*1000" office:value-type="float" office:value="8.94474241030359" calcext:value-type="float">
            <text:p>8.94474241030359</text:p>
          </table:table-cell>
          <table:table-cell table:number-columns-repeated="1018"/>
        </table:table-row>
        <table:table-row table:style-name="ro1">
          <table:table-cell office:value-type="float" office:value="1475538372.586" calcext:value-type="float">
            <text:p>1475538372.586</text:p>
          </table:table-cell>
          <table:table-cell office:value-type="float" office:value="1.855575" calcext:value-type="float">
            <text:p>1.855575</text:p>
          </table:table-cell>
          <table:table-cell table:formula="of:=([.A600] / 86400) + 25569" office:value-type="date" office:date-value="2016-10-03T23:46:12.586004" calcext:value-type="date">
            <text:p>2016-10-03 23:46:12.586</text:p>
          </table:table-cell>
          <table:table-cell table:formula="of:=[.C600]-(4/24)" office:value-type="time" office:time-value="PT1023523H46M12.586000292S" calcext:value-type="time">
            <text:p>19:46:12.586</text:p>
          </table:table-cell>
          <table:table-cell table:formula="of:=[.B600]/[.G$1]" office:value-type="float" office:value="0.00853530358785648" calcext:value-type="float">
            <text:p>0.008535303587856</text:p>
          </table:table-cell>
          <table:table-cell table:formula="of:=[.E600]*1000" office:value-type="float" office:value="8.53530358785648" calcext:value-type="float">
            <text:p>8.53530358785648</text:p>
          </table:table-cell>
          <table:table-cell table:number-columns-repeated="1018"/>
        </table:table-row>
        <table:table-row table:style-name="ro1">
          <table:table-cell office:value-type="float" office:value="1475538373.883" calcext:value-type="float">
            <text:p>1475538373.883</text:p>
          </table:table-cell>
          <table:table-cell office:value-type="float" office:value="1.835791" calcext:value-type="float">
            <text:p>1.835791</text:p>
          </table:table-cell>
          <table:table-cell table:formula="of:=([.A601] / 86400) + 25569" office:value-type="date" office:date-value="2016-10-03T23:46:13.883" calcext:value-type="date">
            <text:p>2016-10-03 23:46:13.883</text:p>
          </table:table-cell>
          <table:table-cell table:formula="of:=[.C601]-(4/24)" office:value-type="time" office:time-value="PT1023523H46M13.883000482S" calcext:value-type="time">
            <text:p>19:46:13.883</text:p>
          </table:table-cell>
          <table:table-cell table:formula="of:=[.B601]/[.G$1]" office:value-type="float" office:value="0.00844430082796688" calcext:value-type="float">
            <text:p>0.008444300827967</text:p>
          </table:table-cell>
          <table:table-cell table:formula="of:=[.E601]*1000" office:value-type="float" office:value="8.44430082796688" calcext:value-type="float">
            <text:p>8.44430082796688</text:p>
          </table:table-cell>
          <table:table-cell table:number-columns-repeated="1018"/>
        </table:table-row>
        <table:table-row table:style-name="ro1">
          <table:table-cell office:value-type="float" office:value="1475538375.181" calcext:value-type="float">
            <text:p>1475538375.181</text:p>
          </table:table-cell>
          <table:table-cell office:value-type="float" office:value="1.836047" calcext:value-type="float">
            <text:p>1.836047</text:p>
          </table:table-cell>
          <table:table-cell table:formula="of:=([.A602] / 86400) + 25569" office:value-type="date" office:date-value="2016-10-03T23:46:15.181" calcext:value-type="date">
            <text:p>2016-10-03 23:46:15.181</text:p>
          </table:table-cell>
          <table:table-cell table:formula="of:=[.C602]-(4/24)" office:value-type="time" office:time-value="PT1023523H46M15.180999795S" calcext:value-type="time">
            <text:p>19:46:15.181</text:p>
          </table:table-cell>
          <table:table-cell table:formula="of:=[.B602]/[.G$1]" office:value-type="float" office:value="0.00844547838086477" calcext:value-type="float">
            <text:p>0.008445478380865</text:p>
          </table:table-cell>
          <table:table-cell table:formula="of:=[.E602]*1000" office:value-type="float" office:value="8.44547838086477" calcext:value-type="float">
            <text:p>8.44547838086477</text:p>
          </table:table-cell>
          <table:table-cell table:number-columns-repeated="1018"/>
        </table:table-row>
        <table:table-row table:style-name="ro1">
          <table:table-cell office:value-type="float" office:value="1475538376.548" calcext:value-type="float">
            <text:p>1475538376.548</text:p>
          </table:table-cell>
          <table:table-cell office:value-type="float" office:value="1.756946" calcext:value-type="float">
            <text:p>1.756946</text:p>
          </table:table-cell>
          <table:table-cell table:formula="of:=([.A603] / 86400) + 25569" office:value-type="date" office:date-value="2016-10-03T23:46:16.548" calcext:value-type="date">
            <text:p>2016-10-03 23:46:16.548</text:p>
          </table:table-cell>
          <table:table-cell table:formula="of:=[.C603]-(4/24)" office:value-type="time" office:time-value="PT1023523H46M16.548000611S" calcext:value-type="time">
            <text:p>19:46:16.548</text:p>
          </table:table-cell>
          <table:table-cell table:formula="of:=[.B603]/[.G$1]" office:value-type="float" office:value="0.00808162833486661" calcext:value-type="float">
            <text:p>0.008081628334867</text:p>
          </table:table-cell>
          <table:table-cell table:formula="of:=[.E603]*1000" office:value-type="float" office:value="8.08162833486661" calcext:value-type="float">
            <text:p>8.08162833486661</text:p>
          </table:table-cell>
          <table:table-cell table:number-columns-repeated="1018"/>
        </table:table-row>
        <table:table-row table:style-name="ro1">
          <table:table-cell office:value-type="float" office:value="1475538377.876" calcext:value-type="float">
            <text:p>1475538377.876</text:p>
          </table:table-cell>
          <table:table-cell office:value-type="float" office:value="1.609039" calcext:value-type="float">
            <text:p>1.609039</text:p>
          </table:table-cell>
          <table:table-cell table:formula="of:=([.A604] / 86400) + 25569" office:value-type="date" office:date-value="2016-10-03T23:46:17.876" calcext:value-type="date">
            <text:p>2016-10-03 23:46:17.876</text:p>
          </table:table-cell>
          <table:table-cell table:formula="of:=[.C604]-(4/24)" office:value-type="time" office:time-value="PT1023523H46M17.876000013S" calcext:value-type="time">
            <text:p>19:46:17.876</text:p>
          </table:table-cell>
          <table:table-cell table:formula="of:=[.B604]/[.G$1]" office:value-type="float" office:value="0.00740128334866605" calcext:value-type="float">
            <text:p>0.007401283348666</text:p>
          </table:table-cell>
          <table:table-cell table:formula="of:=[.E604]*1000" office:value-type="float" office:value="7.40128334866605" calcext:value-type="float">
            <text:p>7.40128334866605</text:p>
          </table:table-cell>
          <table:table-cell table:number-columns-repeated="1018"/>
        </table:table-row>
        <table:table-row table:style-name="ro1">
          <table:table-cell office:value-type="float" office:value="1475538379.176" calcext:value-type="float">
            <text:p>1475538379.176</text:p>
          </table:table-cell>
          <table:table-cell office:value-type="float" office:value="1.519845" calcext:value-type="float">
            <text:p>1.519845</text:p>
          </table:table-cell>
          <table:table-cell table:formula="of:=([.A605] / 86400) + 25569" office:value-type="date" office:date-value="2016-10-03T23:46:19.176" calcext:value-type="date">
            <text:p>2016-10-03 23:46:19.176</text:p>
          </table:table-cell>
          <table:table-cell table:formula="of:=[.C605]-(4/24)" office:value-type="time" office:time-value="PT1023523H46M19.175999667S" calcext:value-type="time">
            <text:p>19:46:19.176</text:p>
          </table:table-cell>
          <table:table-cell table:formula="of:=[.B605]/[.G$1]" office:value-type="float" office:value="0.00699100735970561" calcext:value-type="float">
            <text:p>0.006991007359706</text:p>
          </table:table-cell>
          <table:table-cell table:formula="of:=[.E605]*1000" office:value-type="float" office:value="6.99100735970561" calcext:value-type="float">
            <text:p>6.99100735970561</text:p>
          </table:table-cell>
          <table:table-cell table:number-columns-repeated="1018"/>
        </table:table-row>
        <table:table-row table:style-name="ro1">
          <table:table-cell office:value-type="float" office:value="1475538380.725" calcext:value-type="float">
            <text:p>1475538380.725</text:p>
          </table:table-cell>
          <table:table-cell office:value-type="float" office:value="1.518984" calcext:value-type="float">
            <text:p>1.518984</text:p>
          </table:table-cell>
          <table:table-cell table:formula="of:=([.A606] / 86400) + 25569" office:value-type="date" office:date-value="2016-10-03T23:46:20.725002" calcext:value-type="date">
            <text:p>2016-10-03 23:46:20.725</text:p>
          </table:table-cell>
          <table:table-cell table:formula="of:=[.C606]-(4/24)" office:value-type="time" office:time-value="PT1023523H46M20.7250001S" calcext:value-type="time">
            <text:p>19:46:20.725</text:p>
          </table:table-cell>
          <table:table-cell table:formula="of:=[.B606]/[.G$1]" office:value-type="float" office:value="0.00698704691812328" calcext:value-type="float">
            <text:p>0.006987046918123</text:p>
          </table:table-cell>
          <table:table-cell table:formula="of:=[.E606]*1000" office:value-type="float" office:value="6.98704691812328" calcext:value-type="float">
            <text:p>6.98704691812328</text:p>
          </table:table-cell>
          <table:table-cell table:number-columns-repeated="1018"/>
        </table:table-row>
        <table:table-row table:style-name="ro1">
          <table:table-cell office:value-type="float" office:value="1475538382.021" calcext:value-type="float">
            <text:p>1475538382.021</text:p>
          </table:table-cell>
          <table:table-cell office:value-type="float" office:value="1.523692" calcext:value-type="float">
            <text:p>1.523692</text:p>
          </table:table-cell>
          <table:table-cell table:formula="of:=([.A607] / 86400) + 25569" office:value-type="date" office:date-value="2016-10-03T23:46:22.021" calcext:value-type="date">
            <text:p>2016-10-03 23:46:22.021</text:p>
          </table:table-cell>
          <table:table-cell table:formula="of:=[.C607]-(4/24)" office:value-type="time" office:time-value="PT1023523H46M22.021000329S" calcext:value-type="time">
            <text:p>19:46:22.021</text:p>
          </table:table-cell>
          <table:table-cell table:formula="of:=[.B607]/[.G$1]" office:value-type="float" office:value="0.00700870285188593" calcext:value-type="float">
            <text:p>0.007008702851886</text:p>
          </table:table-cell>
          <table:table-cell table:formula="of:=[.E607]*1000" office:value-type="float" office:value="7.00870285188593" calcext:value-type="float">
            <text:p>7.00870285188593</text:p>
          </table:table-cell>
          <table:table-cell table:number-columns-repeated="1018"/>
        </table:table-row>
        <table:table-row table:style-name="ro1">
          <table:table-cell office:value-type="float" office:value="1475538383.318" calcext:value-type="float">
            <text:p>1475538383.318</text:p>
          </table:table-cell>
          <table:table-cell office:value-type="float" office:value="1.53014" calcext:value-type="float">
            <text:p>1.53014</text:p>
          </table:table-cell>
          <table:table-cell table:formula="of:=([.A608] / 86400) + 25569" office:value-type="date" office:date-value="2016-10-03T23:46:23.318" calcext:value-type="date">
            <text:p>2016-10-03 23:46:23.318</text:p>
          </table:table-cell>
          <table:table-cell table:formula="of:=[.C608]-(4/24)" office:value-type="time" office:time-value="PT1023523H46M23.318000101S" calcext:value-type="time">
            <text:p>19:46:23.318</text:p>
          </table:table-cell>
          <table:table-cell table:formula="of:=[.B608]/[.G$1]" office:value-type="float" office:value="0.00703836246550138" calcext:value-type="float">
            <text:p>0.007038362465501</text:p>
          </table:table-cell>
          <table:table-cell table:formula="of:=[.E608]*1000" office:value-type="float" office:value="7.03836246550138" calcext:value-type="float">
            <text:p>7.03836246550138</text:p>
          </table:table-cell>
          <table:table-cell table:number-columns-repeated="1018"/>
        </table:table-row>
        <table:table-row table:style-name="ro1">
          <table:table-cell office:value-type="float" office:value="1475538384.616" calcext:value-type="float">
            <text:p>1475538384.616</text:p>
          </table:table-cell>
          <table:table-cell office:value-type="float" office:value="1.534884" calcext:value-type="float">
            <text:p>1.534884</text:p>
          </table:table-cell>
          <table:table-cell table:formula="of:=([.A609] / 86400) + 25569" office:value-type="date" office:date-value="2016-10-03T23:46:24.616" calcext:value-type="date">
            <text:p>2016-10-03 23:46:24.616</text:p>
          </table:table-cell>
          <table:table-cell table:formula="of:=[.C609]-(4/24)" office:value-type="time" office:time-value="PT1023523H46M24.615999833S" calcext:value-type="time">
            <text:p>19:46:24.616</text:p>
          </table:table-cell>
          <table:table-cell table:formula="of:=[.B609]/[.G$1]" office:value-type="float" office:value="0.00706018399264029" calcext:value-type="float">
            <text:p>0.00706018399264</text:p>
          </table:table-cell>
          <table:table-cell table:formula="of:=[.E609]*1000" office:value-type="float" office:value="7.06018399264029" calcext:value-type="float">
            <text:p>7.06018399264029</text:p>
          </table:table-cell>
          <table:table-cell table:number-columns-repeated="1018"/>
        </table:table-row>
        <table:table-row table:style-name="ro1">
          <table:table-cell office:value-type="float" office:value="1475538385.915" calcext:value-type="float">
            <text:p>1475538385.915</text:p>
          </table:table-cell>
          <table:table-cell office:value-type="float" office:value="1.530873" calcext:value-type="float">
            <text:p>1.530873</text:p>
          </table:table-cell>
          <table:table-cell table:formula="of:=([.A610] / 86400) + 25569" office:value-type="date" office:date-value="2016-10-03T23:46:25.915001" calcext:value-type="date">
            <text:p>2016-10-03 23:46:25.915</text:p>
          </table:table-cell>
          <table:table-cell table:formula="of:=[.C610]-(4/24)" office:value-type="time" office:time-value="PT1023523H46M25.914999526S" calcext:value-type="time">
            <text:p>19:46:25.915</text:p>
          </table:table-cell>
          <table:table-cell table:formula="of:=[.B610]/[.G$1]" office:value-type="float" office:value="0.00704173413063477" calcext:value-type="float">
            <text:p>0.007041734130635</text:p>
          </table:table-cell>
          <table:table-cell table:formula="of:=[.E610]*1000" office:value-type="float" office:value="7.04173413063477" calcext:value-type="float">
            <text:p>7.04173413063477</text:p>
          </table:table-cell>
          <table:table-cell table:number-columns-repeated="1018"/>
        </table:table-row>
        <table:table-row table:style-name="ro1">
          <table:table-cell office:value-type="float" office:value="1475538387.292" calcext:value-type="float">
            <text:p>1475538387.292</text:p>
          </table:table-cell>
          <table:table-cell office:value-type="float" office:value="1.552544" calcext:value-type="float">
            <text:p>1.552544</text:p>
          </table:table-cell>
          <table:table-cell table:formula="of:=([.A611] / 86400) + 25569" office:value-type="date" office:date-value="2016-10-03T23:46:27.292001" calcext:value-type="date">
            <text:p>2016-10-03 23:46:27.292</text:p>
          </table:table-cell>
          <table:table-cell table:formula="of:=[.C611]-(4/24)" office:value-type="time" office:time-value="PT1023523H46M27.292000372S" calcext:value-type="time">
            <text:p>19:46:27.292</text:p>
          </table:table-cell>
          <table:table-cell table:formula="of:=[.B611]/[.G$1]" office:value-type="float" office:value="0.00714141674333027" calcext:value-type="float">
            <text:p>0.00714141674333</text:p>
          </table:table-cell>
          <table:table-cell table:formula="of:=[.E611]*1000" office:value-type="float" office:value="7.14141674333027" calcext:value-type="float">
            <text:p>7.14141674333027</text:p>
          </table:table-cell>
          <table:table-cell table:number-columns-repeated="1018"/>
        </table:table-row>
        <table:table-row table:style-name="ro1">
          <table:table-cell office:value-type="float" office:value="1475538388.621" calcext:value-type="float">
            <text:p>1475538388.621</text:p>
          </table:table-cell>
          <table:table-cell office:value-type="float" office:value="1.771803" calcext:value-type="float">
            <text:p>1.771803</text:p>
          </table:table-cell>
          <table:table-cell table:formula="of:=([.A612] / 86400) + 25569" office:value-type="date" office:date-value="2016-10-03T23:46:28.621" calcext:value-type="date">
            <text:p>2016-10-03 23:46:28.621</text:p>
          </table:table-cell>
          <table:table-cell table:formula="of:=[.C612]-(4/24)" office:value-type="time" office:time-value="PT1023523H46M28.620999735S" calcext:value-type="time">
            <text:p>19:46:28.621</text:p>
          </table:table-cell>
          <table:table-cell table:formula="of:=[.B612]/[.G$1]" office:value-type="float" office:value="0.00814996780128795" calcext:value-type="float">
            <text:p>0.008149967801288</text:p>
          </table:table-cell>
          <table:table-cell table:formula="of:=[.E612]*1000" office:value-type="float" office:value="8.14996780128795" calcext:value-type="float">
            <text:p>8.14996780128795</text:p>
          </table:table-cell>
          <table:table-cell table:number-columns-repeated="1018"/>
        </table:table-row>
        <table:table-row table:style-name="ro1">
          <table:table-cell office:value-type="float" office:value="1475538390.171" calcext:value-type="float">
            <text:p>1475538390.171</text:p>
          </table:table-cell>
          <table:table-cell office:value-type="float" office:value="2.003427" calcext:value-type="float">
            <text:p>2.003427</text:p>
          </table:table-cell>
          <table:table-cell table:formula="of:=([.A613] / 86400) + 25569" office:value-type="date" office:date-value="2016-10-03T23:46:30.171001" calcext:value-type="date">
            <text:p>2016-10-03 23:46:30.171</text:p>
          </table:table-cell>
          <table:table-cell table:formula="of:=[.C613]-(4/24)" office:value-type="time" office:time-value="PT1023523H46M30.171000548S" calcext:value-type="time">
            <text:p>19:46:30.171</text:p>
          </table:table-cell>
          <table:table-cell table:formula="of:=[.B613]/[.G$1]" office:value-type="float" office:value="0.00921539558417663" calcext:value-type="float">
            <text:p>0.009215395584177</text:p>
          </table:table-cell>
          <table:table-cell table:formula="of:=[.E613]*1000" office:value-type="float" office:value="9.21539558417663" calcext:value-type="float">
            <text:p>9.21539558417663</text:p>
          </table:table-cell>
          <table:table-cell table:number-columns-repeated="1018"/>
        </table:table-row>
        <table:table-row table:style-name="ro1">
          <table:table-cell office:value-type="float" office:value="1475538391.468" calcext:value-type="float">
            <text:p>1475538391.468</text:p>
          </table:table-cell>
          <table:table-cell office:value-type="float" office:value="2.009197" calcext:value-type="float">
            <text:p>2.009197</text:p>
          </table:table-cell>
          <table:table-cell table:formula="of:=([.A614] / 86400) + 25569" office:value-type="date" office:date-value="2016-10-03T23:46:31.467999" calcext:value-type="date">
            <text:p>2016-10-03 23:46:31.468</text:p>
          </table:table-cell>
          <table:table-cell table:formula="of:=[.C614]-(4/24)" office:value-type="time" office:time-value="PT1023523H46M31.467999062S" calcext:value-type="time">
            <text:p>19:46:31.468</text:p>
          </table:table-cell>
          <table:table-cell table:formula="of:=[.B614]/[.G$1]" office:value-type="float" office:value="0.0092419365225391" calcext:value-type="float">
            <text:p>0.009241936522539</text:p>
          </table:table-cell>
          <table:table-cell table:formula="of:=[.E614]*1000" office:value-type="float" office:value="9.2419365225391" calcext:value-type="float">
            <text:p>9.2419365225391</text:p>
          </table:table-cell>
          <table:table-cell table:number-columns-repeated="1018"/>
        </table:table-row>
        <table:table-row table:style-name="ro1">
          <table:table-cell office:value-type="float" office:value="1475538392.768" calcext:value-type="float">
            <text:p>1475538392.768</text:p>
          </table:table-cell>
          <table:table-cell office:value-type="float" office:value="2.008977" calcext:value-type="float">
            <text:p>2.008977</text:p>
          </table:table-cell>
          <table:table-cell table:formula="of:=([.A615] / 86400) + 25569" office:value-type="date" office:date-value="2016-10-03T23:46:32.768001" calcext:value-type="date">
            <text:p>2016-10-03 23:46:32.768</text:p>
          </table:table-cell>
          <table:table-cell table:formula="of:=[.C615]-(4/24)" office:value-type="time" office:time-value="PT1023523H46M32.767999973S" calcext:value-type="time">
            <text:p>19:46:32.768</text:p>
          </table:table-cell>
          <table:table-cell table:formula="of:=[.B615]/[.G$1]" office:value-type="float" office:value="0.00924092456301748" calcext:value-type="float">
            <text:p>0.009240924563017</text:p>
          </table:table-cell>
          <table:table-cell table:formula="of:=[.E615]*1000" office:value-type="float" office:value="9.24092456301748" calcext:value-type="float">
            <text:p>9.24092456301748</text:p>
          </table:table-cell>
          <table:table-cell table:number-columns-repeated="1018"/>
        </table:table-row>
        <table:table-row table:style-name="ro1">
          <table:table-cell office:value-type="float" office:value="1475538394.066" calcext:value-type="float">
            <text:p>1475538394.066</text:p>
          </table:table-cell>
          <table:table-cell office:value-type="float" office:value="1.928997" calcext:value-type="float">
            <text:p>1.928997</text:p>
          </table:table-cell>
          <table:table-cell table:formula="of:=([.A616] / 86400) + 25569" office:value-type="date" office:date-value="2016-10-03T23:46:34.066" calcext:value-type="date">
            <text:p>2016-10-03 23:46:34.066</text:p>
          </table:table-cell>
          <table:table-cell table:formula="of:=[.C616]-(4/24)" office:value-type="time" office:time-value="PT1023523H46M34.066000544S" calcext:value-type="time">
            <text:p>19:46:34.066</text:p>
          </table:table-cell>
          <table:table-cell table:formula="of:=[.B616]/[.G$1]" office:value-type="float" office:value="0.00887303127874885" calcext:value-type="float">
            <text:p>0.008873031278749</text:p>
          </table:table-cell>
          <table:table-cell table:formula="of:=[.E616]*1000" office:value-type="float" office:value="8.87303127874885" calcext:value-type="float">
            <text:p>8.87303127874885</text:p>
          </table:table-cell>
          <table:table-cell table:number-columns-repeated="1018"/>
        </table:table-row>
        <table:table-row table:style-name="ro1">
          <table:table-cell office:value-type="float" office:value="1475538395.365" calcext:value-type="float">
            <text:p>1475538395.365</text:p>
          </table:table-cell>
          <table:table-cell office:value-type="float" office:value="1.824689" calcext:value-type="float">
            <text:p>1.824689</text:p>
          </table:table-cell>
          <table:table-cell table:formula="of:=([.A617] / 86400) + 25569" office:value-type="date" office:date-value="2016-10-03T23:46:35.365" calcext:value-type="date">
            <text:p>2016-10-03 23:46:35.365</text:p>
          </table:table-cell>
          <table:table-cell table:formula="of:=[.C617]-(4/24)" office:value-type="time" office:time-value="PT1023523H46M35.365000237S" calcext:value-type="time">
            <text:p>19:46:35.365</text:p>
          </table:table-cell>
          <table:table-cell table:formula="of:=[.B617]/[.G$1]" office:value-type="float" office:value="0.00839323367065317" calcext:value-type="float">
            <text:p>0.008393233670653</text:p>
          </table:table-cell>
          <table:table-cell table:formula="of:=[.E617]*1000" office:value-type="float" office:value="8.39323367065317" calcext:value-type="float">
            <text:p>8.39323367065317</text:p>
          </table:table-cell>
          <table:table-cell table:number-columns-repeated="1018"/>
        </table:table-row>
        <table:table-row table:style-name="ro1">
          <table:table-cell office:value-type="float" office:value="1475538396.74" calcext:value-type="float">
            <text:p>1475538396.74</text:p>
          </table:table-cell>
          <table:table-cell office:value-type="float" office:value="1.778196" calcext:value-type="float">
            <text:p>1.778196</text:p>
          </table:table-cell>
          <table:table-cell table:formula="of:=([.A618] / 86400) + 25569" office:value-type="date" office:date-value="2016-10-03T23:46:36.740002" calcext:value-type="date">
            <text:p>2016-10-03 23:46:36.740</text:p>
          </table:table-cell>
          <table:table-cell table:formula="of:=[.C618]-(4/24)" office:value-type="time" office:time-value="PT1023523H46M36.740000742S" calcext:value-type="time">
            <text:p>19:46:36.740</text:p>
          </table:table-cell>
          <table:table-cell table:formula="of:=[.B618]/[.G$1]" office:value-type="float" office:value="0.008179374425023" calcext:value-type="float">
            <text:p>0.008179374425023</text:p>
          </table:table-cell>
          <table:table-cell table:formula="of:=[.E618]*1000" office:value-type="float" office:value="8.179374425023" calcext:value-type="float">
            <text:p>8.179374425023</text:p>
          </table:table-cell>
          <table:table-cell table:number-columns-repeated="1018"/>
        </table:table-row>
        <table:table-row table:style-name="ro1">
          <table:table-cell office:value-type="float" office:value="1475538398.069" calcext:value-type="float">
            <text:p>1475538398.069</text:p>
          </table:table-cell>
          <table:table-cell office:value-type="float" office:value="1.777555" calcext:value-type="float">
            <text:p>1.777555</text:p>
          </table:table-cell>
          <table:table-cell table:formula="of:=([.A619] / 86400) + 25569" office:value-type="date" office:date-value="2016-10-03T23:46:38.069" calcext:value-type="date">
            <text:p>2016-10-03 23:46:38.069</text:p>
          </table:table-cell>
          <table:table-cell table:formula="of:=[.C619]-(4/24)" office:value-type="time" office:time-value="PT1023523H46M38.068999685S" calcext:value-type="time">
            <text:p>19:46:38.069</text:p>
          </table:table-cell>
          <table:table-cell table:formula="of:=[.B619]/[.G$1]" office:value-type="float" office:value="0.00817642594296228" calcext:value-type="float">
            <text:p>0.008176425942962</text:p>
          </table:table-cell>
          <table:table-cell table:formula="of:=[.E619]*1000" office:value-type="float" office:value="8.17642594296228" calcext:value-type="float">
            <text:p>8.17642594296228</text:p>
          </table:table-cell>
          <table:table-cell table:number-columns-repeated="1018"/>
        </table:table-row>
        <table:table-row table:style-name="ro1">
          <table:table-cell office:value-type="float" office:value="1475538399.366" calcext:value-type="float">
            <text:p>1475538399.366</text:p>
          </table:table-cell>
          <table:table-cell office:value-type="float" office:value="1.809906" calcext:value-type="float">
            <text:p>1.809906</text:p>
          </table:table-cell>
          <table:table-cell table:formula="of:=([.A620] / 86400) + 25569" office:value-type="date" office:date-value="2016-10-03T23:46:39.366" calcext:value-type="date">
            <text:p>2016-10-03 23:46:39.366</text:p>
          </table:table-cell>
          <table:table-cell table:formula="of:=[.C620]-(4/24)" office:value-type="time" office:time-value="PT1023523H46M39.365999456S" calcext:value-type="time">
            <text:p>19:46:39.366</text:p>
          </table:table-cell>
          <table:table-cell table:formula="of:=[.B620]/[.G$1]" office:value-type="float" office:value="0.00832523459061638" calcext:value-type="float">
            <text:p>0.008325234590616</text:p>
          </table:table-cell>
          <table:table-cell table:formula="of:=[.E620]*1000" office:value-type="float" office:value="8.32523459061638" calcext:value-type="float">
            <text:p>8.32523459061638</text:p>
          </table:table-cell>
          <table:table-cell table:number-columns-repeated="1018"/>
        </table:table-row>
        <table:table-row table:style-name="ro1">
          <table:table-cell office:value-type="float" office:value="1475538400.903" calcext:value-type="float">
            <text:p>1475538400.903</text:p>
          </table:table-cell>
          <table:table-cell office:value-type="float" office:value="1.901977" calcext:value-type="float">
            <text:p>1.901977</text:p>
          </table:table-cell>
          <table:table-cell table:formula="of:=([.A621] / 86400) + 25569" office:value-type="date" office:date-value="2016-10-03T23:46:40.903" calcext:value-type="date">
            <text:p>2016-10-03 23:46:40.903</text:p>
          </table:table-cell>
          <table:table-cell table:formula="of:=[.C621]-(4/24)" office:value-type="time" office:time-value="PT1023523H46M40.903000776S" calcext:value-type="time">
            <text:p>19:46:40.903</text:p>
          </table:table-cell>
          <table:table-cell table:formula="of:=[.B621]/[.G$1]" office:value-type="float" office:value="0.00874874425022999" calcext:value-type="float">
            <text:p>0.00874874425023</text:p>
          </table:table-cell>
          <table:table-cell table:formula="of:=[.E621]*1000" office:value-type="float" office:value="8.74874425022999" calcext:value-type="float">
            <text:p>8.74874425022999</text:p>
          </table:table-cell>
          <table:table-cell table:number-columns-repeated="1018"/>
        </table:table-row>
        <table:table-row table:style-name="ro1">
          <table:table-cell office:value-type="float" office:value="1475538402.201" calcext:value-type="float">
            <text:p>1475538402.201</text:p>
          </table:table-cell>
          <table:table-cell office:value-type="float" office:value="1.949551" calcext:value-type="float">
            <text:p>1.949551</text:p>
          </table:table-cell>
          <table:table-cell table:formula="of:=([.A622] / 86400) + 25569" office:value-type="date" office:date-value="2016-10-03T23:46:42.201" calcext:value-type="date">
            <text:p>2016-10-03 23:46:42.201</text:p>
          </table:table-cell>
          <table:table-cell table:formula="of:=[.C622]-(4/24)" office:value-type="time" office:time-value="PT1023523H46M42.201000089S" calcext:value-type="time">
            <text:p>19:46:42.201</text:p>
          </table:table-cell>
          <table:table-cell table:formula="of:=[.B622]/[.G$1]" office:value-type="float" office:value="0.00896757589696412" calcext:value-type="float">
            <text:p>0.008967575896964</text:p>
          </table:table-cell>
          <table:table-cell table:formula="of:=[.E622]*1000" office:value-type="float" office:value="8.96757589696412" calcext:value-type="float">
            <text:p>8.96757589696412</text:p>
          </table:table-cell>
          <table:table-cell table:number-columns-repeated="1018"/>
        </table:table-row>
        <table:table-row table:style-name="ro1">
          <table:table-cell office:value-type="float" office:value="1475538403.498" calcext:value-type="float">
            <text:p>1475538403.498</text:p>
          </table:table-cell>
          <table:table-cell office:value-type="float" office:value="1.94803" calcext:value-type="float">
            <text:p>1.94803</text:p>
          </table:table-cell>
          <table:table-cell table:formula="of:=([.A623] / 86400) + 25569" office:value-type="date" office:date-value="2016-10-03T23:46:43.498" calcext:value-type="date">
            <text:p>2016-10-03 23:46:43.498</text:p>
          </table:table-cell>
          <table:table-cell table:formula="of:=[.C623]-(4/24)" office:value-type="time" office:time-value="PT1023523H46M43.498000279S" calcext:value-type="time">
            <text:p>19:46:43.498</text:p>
          </table:table-cell>
          <table:table-cell table:formula="of:=[.B623]/[.G$1]" office:value-type="float" office:value="0.00896057957681693" calcext:value-type="float">
            <text:p>0.008960579576817</text:p>
          </table:table-cell>
          <table:table-cell table:formula="of:=[.E623]*1000" office:value-type="float" office:value="8.96057957681693" calcext:value-type="float">
            <text:p>8.96057957681693</text:p>
          </table:table-cell>
          <table:table-cell table:number-columns-repeated="1018"/>
        </table:table-row>
        <table:table-row table:style-name="ro1">
          <table:table-cell office:value-type="float" office:value="1475538404.796" calcext:value-type="float">
            <text:p>1475538404.796</text:p>
          </table:table-cell>
          <table:table-cell office:value-type="float" office:value="1.954002" calcext:value-type="float">
            <text:p>1.954002</text:p>
          </table:table-cell>
          <table:table-cell table:formula="of:=([.A624] / 86400) + 25569" office:value-type="date" office:date-value="2016-10-03T23:46:44.796004" calcext:value-type="date">
            <text:p>2016-10-03 23:46:44.796</text:p>
          </table:table-cell>
          <table:table-cell table:formula="of:=[.C624]-(4/24)" office:value-type="time" office:time-value="PT1023523H46M44.796000011S" calcext:value-type="time">
            <text:p>19:46:44.796</text:p>
          </table:table-cell>
          <table:table-cell table:formula="of:=[.B624]/[.G$1]" office:value-type="float" office:value="0.00898804967801288" calcext:value-type="float">
            <text:p>0.008988049678013</text:p>
          </table:table-cell>
          <table:table-cell table:formula="of:=[.E624]*1000" office:value-type="float" office:value="8.98804967801288" calcext:value-type="float">
            <text:p>8.98804967801288</text:p>
          </table:table-cell>
          <table:table-cell table:number-columns-repeated="1018"/>
        </table:table-row>
        <table:table-row table:style-name="ro1">
          <table:table-cell office:value-type="float" office:value="1475538406.095" calcext:value-type="float">
            <text:p>1475538406.095</text:p>
          </table:table-cell>
          <table:table-cell office:value-type="float" office:value="1.994029" calcext:value-type="float">
            <text:p>1.994029</text:p>
          </table:table-cell>
          <table:table-cell table:formula="of:=([.A625] / 86400) + 25569" office:value-type="date" office:date-value="2016-10-03T23:46:46.095" calcext:value-type="date">
            <text:p>2016-10-03 23:46:46.095</text:p>
          </table:table-cell>
          <table:table-cell table:formula="of:=[.C625]-(4/24)" office:value-type="time" office:time-value="PT1023523H46M46.094999705S" calcext:value-type="time">
            <text:p>19:46:46.095</text:p>
          </table:table-cell>
          <table:table-cell table:formula="of:=[.B625]/[.G$1]" office:value-type="float" office:value="0.00917216651333947" calcext:value-type="float">
            <text:p>0.009172166513339</text:p>
          </table:table-cell>
          <table:table-cell table:formula="of:=[.E625]*1000" office:value-type="float" office:value="9.17216651333947" calcext:value-type="float">
            <text:p>9.17216651333947</text:p>
          </table:table-cell>
          <table:table-cell table:number-columns-repeated="1018"/>
        </table:table-row>
        <table:table-row table:style-name="ro1">
          <table:table-cell office:value-type="float" office:value="1475538407.453" calcext:value-type="float">
            <text:p>1475538407.453</text:p>
          </table:table-cell>
          <table:table-cell office:value-type="float" office:value="2.034569" calcext:value-type="float">
            <text:p>2.034569</text:p>
          </table:table-cell>
          <table:table-cell table:formula="of:=([.A626] / 86400) + 25569" office:value-type="date" office:date-value="2016-10-03T23:46:47.453004" calcext:value-type="date">
            <text:p>2016-10-03 23:46:47.453</text:p>
          </table:table-cell>
          <table:table-cell table:formula="of:=[.C626]-(4/24)" office:value-type="time" office:time-value="PT1023523H46M47.453000871S" calcext:value-type="time">
            <text:p>19:46:47.453</text:p>
          </table:table-cell>
          <table:table-cell table:formula="of:=[.B626]/[.G$1]" office:value-type="float" office:value="0.00935864305427783" calcext:value-type="float">
            <text:p>0.009358643054278</text:p>
          </table:table-cell>
          <table:table-cell table:formula="of:=[.E626]*1000" office:value-type="float" office:value="9.35864305427783" calcext:value-type="float">
            <text:p>9.35864305427783</text:p>
          </table:table-cell>
          <table:table-cell table:number-columns-repeated="1018"/>
        </table:table-row>
        <table:table-row table:style-name="ro1">
          <table:table-cell office:value-type="float" office:value="1475538408.78" calcext:value-type="float">
            <text:p>1475538408.78</text:p>
          </table:table-cell>
          <table:table-cell office:value-type="float" office:value="2.037372" calcext:value-type="float">
            <text:p>2.037372</text:p>
          </table:table-cell>
          <table:table-cell table:formula="of:=([.A627] / 86400) + 25569" office:value-type="date" office:date-value="2016-10-03T23:46:48.78" calcext:value-type="date">
            <text:p>2016-10-03 23:46:48.780</text:p>
          </table:table-cell>
          <table:table-cell table:formula="of:=[.C627]-(4/24)" office:value-type="time" office:time-value="PT1023523H46M48.780000312S" calcext:value-type="time">
            <text:p>19:46:48.780</text:p>
          </table:table-cell>
          <table:table-cell table:formula="of:=[.B627]/[.G$1]" office:value-type="float" office:value="0.00937153633854646" calcext:value-type="float">
            <text:p>0.009371536338546</text:p>
          </table:table-cell>
          <table:table-cell table:formula="of:=[.E627]*1000" office:value-type="float" office:value="9.37153633854646" calcext:value-type="float">
            <text:p>9.37153633854646</text:p>
          </table:table-cell>
          <table:table-cell table:number-columns-repeated="1018"/>
        </table:table-row>
        <table:table-row table:style-name="ro1">
          <table:table-cell office:value-type="float" office:value="1475538410.35" calcext:value-type="float">
            <text:p>1475538410.35</text:p>
          </table:table-cell>
          <table:table-cell office:value-type="float" office:value="2.036859" calcext:value-type="float">
            <text:p>2.036859</text:p>
          </table:table-cell>
          <table:table-cell table:formula="of:=([.A628] / 86400) + 25569" office:value-type="date" office:date-value="2016-10-03T23:46:50.35" calcext:value-type="date">
            <text:p>2016-10-03 23:46:50.350</text:p>
          </table:table-cell>
          <table:table-cell table:formula="of:=[.C628]-(4/24)" office:value-type="time" office:time-value="PT1023523H46M50.349999927S" calcext:value-type="time">
            <text:p>19:46:50.350</text:p>
          </table:table-cell>
          <table:table-cell table:formula="of:=[.B628]/[.G$1]" office:value-type="float" office:value="0.00936917663293468" calcext:value-type="float">
            <text:p>0.009369176632935</text:p>
          </table:table-cell>
          <table:table-cell table:formula="of:=[.E628]*1000" office:value-type="float" office:value="9.36917663293468" calcext:value-type="float">
            <text:p>9.36917663293468</text:p>
          </table:table-cell>
          <table:table-cell table:number-columns-repeated="1018"/>
        </table:table-row>
        <table:table-row table:style-name="ro1">
          <table:table-cell office:value-type="float" office:value="1475538411.646" calcext:value-type="float">
            <text:p>1475538411.646</text:p>
          </table:table-cell>
          <table:table-cell office:value-type="float" office:value="1.958527" calcext:value-type="float">
            <text:p>1.958527</text:p>
          </table:table-cell>
          <table:table-cell table:formula="of:=([.A629] / 86400) + 25569" office:value-type="date" office:date-value="2016-10-03T23:46:51.646001" calcext:value-type="date">
            <text:p>2016-10-03 23:46:51.646</text:p>
          </table:table-cell>
          <table:table-cell table:formula="of:=[.C629]-(4/24)" office:value-type="time" office:time-value="PT1023523H46M51.646000156S" calcext:value-type="time">
            <text:p>19:46:51.646</text:p>
          </table:table-cell>
          <table:table-cell table:formula="of:=[.B629]/[.G$1]" office:value-type="float" office:value="0.00900886384544618" calcext:value-type="float">
            <text:p>0.009008863845446</text:p>
          </table:table-cell>
          <table:table-cell table:formula="of:=[.E629]*1000" office:value-type="float" office:value="9.00886384544618" calcext:value-type="float">
            <text:p>9.00886384544618</text:p>
          </table:table-cell>
          <table:table-cell table:number-columns-repeated="1018"/>
        </table:table-row>
        <table:table-row table:style-name="ro1">
          <table:table-cell office:value-type="float" office:value="1475538412.95" calcext:value-type="float">
            <text:p>1475538412.95</text:p>
          </table:table-cell>
          <table:table-cell office:value-type="float" office:value="1.868801" calcext:value-type="float">
            <text:p>1.868801</text:p>
          </table:table-cell>
          <table:table-cell table:formula="of:=([.A630] / 86400) + 25569" office:value-type="date" office:date-value="2016-10-03T23:46:52.95" calcext:value-type="date">
            <text:p>2016-10-03 23:46:52.950</text:p>
          </table:table-cell>
          <table:table-cell table:formula="of:=[.C630]-(4/24)" office:value-type="time" office:time-value="PT1023523H46M52.950001331S" calcext:value-type="time">
            <text:p>19:46:52.950</text:p>
          </table:table-cell>
          <table:table-cell table:formula="of:=[.B630]/[.G$1]" office:value-type="float" office:value="0.00859614075436982" calcext:value-type="float">
            <text:p>0.00859614075437</text:p>
          </table:table-cell>
          <table:table-cell table:formula="of:=[.E630]*1000" office:value-type="float" office:value="8.59614075436982" calcext:value-type="float">
            <text:p>8.59614075436982</text:p>
          </table:table-cell>
          <table:table-cell table:number-columns-repeated="1018"/>
        </table:table-row>
        <table:table-row table:style-name="ro1">
          <table:table-cell office:value-type="float" office:value="1475538414.248" calcext:value-type="float">
            <text:p>1475538414.248</text:p>
          </table:table-cell>
          <table:table-cell office:value-type="float" office:value="1.835699" calcext:value-type="float">
            <text:p>1.835699</text:p>
          </table:table-cell>
          <table:table-cell table:formula="of:=([.A631] / 86400) + 25569" office:value-type="date" office:date-value="2016-10-03T23:46:54.248001" calcext:value-type="date">
            <text:p>2016-10-03 23:46:54.248</text:p>
          </table:table-cell>
          <table:table-cell table:formula="of:=[.C631]-(4/24)" office:value-type="time" office:time-value="PT1023523H46M54.248000225S" calcext:value-type="time">
            <text:p>19:46:54.248</text:p>
          </table:table-cell>
          <table:table-cell table:formula="of:=[.B631]/[.G$1]" office:value-type="float" office:value="0.0084438776448942" calcext:value-type="float">
            <text:p>0.008443877644894</text:p>
          </table:table-cell>
          <table:table-cell table:formula="of:=[.E631]*1000" office:value-type="float" office:value="8.4438776448942" calcext:value-type="float">
            <text:p>8.4438776448942</text:p>
          </table:table-cell>
          <table:table-cell table:number-columns-repeated="1018"/>
        </table:table-row>
        <table:table-row table:style-name="ro1">
          <table:table-cell office:value-type="float" office:value="1475538415.545" calcext:value-type="float">
            <text:p>1475538415.545</text:p>
          </table:table-cell>
          <table:table-cell office:value-type="float" office:value="1.836358" calcext:value-type="float">
            <text:p>1.836358</text:p>
          </table:table-cell>
          <table:table-cell table:formula="of:=([.A632] / 86400) + 25569" office:value-type="date" office:date-value="2016-10-03T23:46:55.545004" calcext:value-type="date">
            <text:p>2016-10-03 23:46:55.545</text:p>
          </table:table-cell>
          <table:table-cell table:formula="of:=[.C632]-(4/24)" office:value-type="time" office:time-value="PT1023523H46M55.545000834S" calcext:value-type="time">
            <text:p>19:46:55.545</text:p>
          </table:table-cell>
          <table:table-cell table:formula="of:=[.B632]/[.G$1]" office:value-type="float" office:value="0.00844690892364305" calcext:value-type="float">
            <text:p>0.008446908923643</text:p>
          </table:table-cell>
          <table:table-cell table:formula="of:=[.E632]*1000" office:value-type="float" office:value="8.44690892364305" calcext:value-type="float">
            <text:p>8.44690892364305</text:p>
          </table:table-cell>
          <table:table-cell table:number-columns-repeated="1018"/>
        </table:table-row>
        <table:table-row table:style-name="ro1">
          <table:table-cell office:value-type="float" office:value="1475538416.908" calcext:value-type="float">
            <text:p>1475538416.908</text:p>
          </table:table-cell>
          <table:table-cell office:value-type="float" office:value="1.781182" calcext:value-type="float">
            <text:p>1.781182</text:p>
          </table:table-cell>
          <table:table-cell table:formula="of:=([.A633] / 86400) + 25569" office:value-type="date" office:date-value="2016-10-03T23:46:56.908001" calcext:value-type="date">
            <text:p>2016-10-03 23:46:56.908</text:p>
          </table:table-cell>
          <table:table-cell table:formula="of:=[.C633]-(4/24)" office:value-type="time" office:time-value="PT1023523H46M56.90800013S" calcext:value-type="time">
            <text:p>19:46:56.908</text:p>
          </table:table-cell>
          <table:table-cell table:formula="of:=[.B633]/[.G$1]" office:value-type="float" office:value="0.00819310947562097" calcext:value-type="float">
            <text:p>0.008193109475621</text:p>
          </table:table-cell>
          <table:table-cell table:formula="of:=[.E633]*1000" office:value-type="float" office:value="8.19310947562097" calcext:value-type="float">
            <text:p>8.19310947562097</text:p>
          </table:table-cell>
          <table:table-cell table:number-columns-repeated="1018"/>
        </table:table-row>
        <table:table-row table:style-name="ro1">
          <table:table-cell office:value-type="float" office:value="1475538418.236" calcext:value-type="float">
            <text:p>1475538418.236</text:p>
          </table:table-cell>
          <table:table-cell office:value-type="float" office:value="1.63333" calcext:value-type="float">
            <text:p>1.63333</text:p>
          </table:table-cell>
          <table:table-cell table:formula="of:=([.A634] / 86400) + 25569" office:value-type="date" office:date-value="2016-10-03T23:46:58.236" calcext:value-type="date">
            <text:p>2016-10-03 23:46:58.236</text:p>
          </table:table-cell>
          <table:table-cell table:formula="of:=[.C634]-(4/24)" office:value-type="time" office:time-value="PT1023523H46M58.23600037S" calcext:value-type="time">
            <text:p>19:46:58.236</text:p>
          </table:table-cell>
          <table:table-cell table:formula="of:=[.B634]/[.G$1]" office:value-type="float" office:value="0.00751301747930083" calcext:value-type="float">
            <text:p>0.007513017479301</text:p>
          </table:table-cell>
          <table:table-cell table:formula="of:=[.E634]*1000" office:value-type="float" office:value="7.51301747930083" calcext:value-type="float">
            <text:p>7.51301747930083</text:p>
          </table:table-cell>
          <table:table-cell table:number-columns-repeated="1018"/>
        </table:table-row>
        <table:table-row table:style-name="ro1">
          <table:table-cell office:value-type="float" office:value="1475538419.533" calcext:value-type="float">
            <text:p>1475538419.533</text:p>
          </table:table-cell>
          <table:table-cell office:value-type="float" office:value="1.520779" calcext:value-type="float">
            <text:p>1.520779</text:p>
          </table:table-cell>
          <table:table-cell table:formula="of:=([.A635] / 86400) + 25569" office:value-type="date" office:date-value="2016-10-03T23:46:59.533" calcext:value-type="date">
            <text:p>2016-10-03 23:46:59.533</text:p>
          </table:table-cell>
          <table:table-cell table:formula="of:=[.C635]-(4/24)" office:value-type="time" office:time-value="PT1023523H46M59.533000141S" calcext:value-type="time">
            <text:p>19:46:59.533</text:p>
          </table:table-cell>
          <table:table-cell table:formula="of:=[.B635]/[.G$1]" office:value-type="float" office:value="0.00699530358785649" calcext:value-type="float">
            <text:p>0.006995303587856</text:p>
          </table:table-cell>
          <table:table-cell table:formula="of:=[.E635]*1000" office:value-type="float" office:value="6.99530358785649" calcext:value-type="float">
            <text:p>6.99530358785649</text:p>
          </table:table-cell>
          <table:table-cell table:number-columns-repeated="1018"/>
        </table:table-row>
        <table:table-row table:style-name="ro1">
          <table:table-cell office:value-type="float" office:value="1475538421.084" calcext:value-type="float">
            <text:p>1475538421.084</text:p>
          </table:table-cell>
          <table:table-cell office:value-type="float" office:value="1.51891" calcext:value-type="float">
            <text:p>1.51891</text:p>
          </table:table-cell>
          <table:table-cell table:formula="of:=([.A636] / 86400) + 25569" office:value-type="date" office:date-value="2016-10-03T23:47:01.084" calcext:value-type="date">
            <text:p>2016-10-03 23:47:01.084</text:p>
          </table:table-cell>
          <table:table-cell table:formula="of:=[.C636]-(4/24)" office:value-type="time" office:time-value="PT1023523H47M01.083999658S" calcext:value-type="time">
            <text:p>19:47:01.084</text:p>
          </table:table-cell>
          <table:table-cell table:formula="of:=[.B636]/[.G$1]" office:value-type="float" office:value="0.00698670653173873" calcext:value-type="float">
            <text:p>0.006986706531739</text:p>
          </table:table-cell>
          <table:table-cell table:formula="of:=[.E636]*1000" office:value-type="float" office:value="6.98670653173873" calcext:value-type="float">
            <text:p>6.98670653173873</text:p>
          </table:table-cell>
          <table:table-cell table:number-columns-repeated="1018"/>
        </table:table-row>
        <table:table-row table:style-name="ro1">
          <table:table-cell office:value-type="float" office:value="1475538422.381" calcext:value-type="float">
            <text:p>1475538422.381</text:p>
          </table:table-cell>
          <table:table-cell office:value-type="float" office:value="1.521548" calcext:value-type="float">
            <text:p>1.521548</text:p>
          </table:table-cell>
          <table:table-cell table:formula="of:=([.A637] / 86400) + 25569" office:value-type="date" office:date-value="2016-10-03T23:47:02.381" calcext:value-type="date">
            <text:p>2016-10-03 23:47:02.381</text:p>
          </table:table-cell>
          <table:table-cell table:formula="of:=[.C637]-(4/24)" office:value-type="time" office:time-value="PT1023523H47M02.380997753S" calcext:value-type="time">
            <text:p>19:47:02.381</text:p>
          </table:table-cell>
          <table:table-cell table:formula="of:=[.B637]/[.G$1]" office:value-type="float" office:value="0.00699884084636615" calcext:value-type="float">
            <text:p>0.006998840846366</text:p>
          </table:table-cell>
          <table:table-cell table:formula="of:=[.E637]*1000" office:value-type="float" office:value="6.99884084636615" calcext:value-type="float">
            <text:p>6.99884084636615</text:p>
          </table:table-cell>
          <table:table-cell table:number-columns-repeated="1018"/>
        </table:table-row>
        <table:table-row table:style-name="ro1">
          <table:table-cell office:value-type="float" office:value="1475538423.68" calcext:value-type="float">
            <text:p>1475538423.68</text:p>
          </table:table-cell>
          <table:table-cell office:value-type="float" office:value="1.52763" calcext:value-type="float">
            <text:p>1.52763</text:p>
          </table:table-cell>
          <table:table-cell table:formula="of:=([.A638] / 86400) + 25569" office:value-type="date" office:date-value="2016-10-03T23:47:03.68" calcext:value-type="date">
            <text:p>2016-10-03 23:47:03.680</text:p>
          </table:table-cell>
          <table:table-cell table:formula="of:=[.C638]-(4/24)" office:value-type="time" office:time-value="PT1023523H47M03.679999541S" calcext:value-type="time">
            <text:p>19:47:03.680</text:p>
          </table:table-cell>
          <table:table-cell table:formula="of:=[.B638]/[.G$1]" office:value-type="float" office:value="0.00702681692732291" calcext:value-type="float">
            <text:p>0.007026816927323</text:p>
          </table:table-cell>
          <table:table-cell table:formula="of:=[.E638]*1000" office:value-type="float" office:value="7.02681692732291" calcext:value-type="float">
            <text:p>7.02681692732291</text:p>
          </table:table-cell>
          <table:table-cell table:number-columns-repeated="1018"/>
        </table:table-row>
        <table:table-row table:style-name="ro1">
          <table:table-cell office:value-type="float" office:value="1475538424.979" calcext:value-type="float">
            <text:p>1475538424.979</text:p>
          </table:table-cell>
          <table:table-cell office:value-type="float" office:value="1.535288" calcext:value-type="float">
            <text:p>1.535288</text:p>
          </table:table-cell>
          <table:table-cell table:formula="of:=([.A639] / 86400) + 25569" office:value-type="date" office:date-value="2016-10-03T23:47:04.979" calcext:value-type="date">
            <text:p>2016-10-03 23:47:04.979</text:p>
          </table:table-cell>
          <table:table-cell table:formula="of:=[.C639]-(4/24)" office:value-type="time" office:time-value="PT1023523H47M04.978999654S" calcext:value-type="time">
            <text:p>19:47:04.979</text:p>
          </table:table-cell>
          <table:table-cell table:formula="of:=[.B639]/[.G$1]" office:value-type="float" office:value="0.00706204231830727" calcext:value-type="float">
            <text:p>0.007062042318307</text:p>
          </table:table-cell>
          <table:table-cell table:formula="of:=[.E639]*1000" office:value-type="float" office:value="7.06204231830727" calcext:value-type="float">
            <text:p>7.06204231830727</text:p>
          </table:table-cell>
          <table:table-cell table:number-columns-repeated="1018"/>
        </table:table-row>
        <table:table-row table:style-name="ro1">
          <table:table-cell office:value-type="float" office:value="1475538426.276" calcext:value-type="float">
            <text:p>1475538426.276</text:p>
          </table:table-cell>
          <table:table-cell office:value-type="float" office:value="1.530854" calcext:value-type="float">
            <text:p>1.530854</text:p>
          </table:table-cell>
          <table:table-cell table:formula="of:=([.A640] / 86400) + 25569" office:value-type="date" office:date-value="2016-10-03T23:47:06.276" calcext:value-type="date">
            <text:p>2016-10-03 23:47:06.276</text:p>
          </table:table-cell>
          <table:table-cell table:formula="of:=[.C640]-(4/24)" office:value-type="time" office:time-value="PT1023523H47M06.276000263S" calcext:value-type="time">
            <text:p>19:47:06.276</text:p>
          </table:table-cell>
          <table:table-cell table:formula="of:=[.B640]/[.G$1]" office:value-type="float" office:value="0.00704164673413063" calcext:value-type="float">
            <text:p>0.007041646734131</text:p>
          </table:table-cell>
          <table:table-cell table:formula="of:=[.E640]*1000" office:value-type="float" office:value="7.04164673413063" calcext:value-type="float">
            <text:p>7.04164673413063</text:p>
          </table:table-cell>
          <table:table-cell table:number-columns-repeated="1018"/>
        </table:table-row>
        <table:table-row table:style-name="ro1">
          <table:table-cell office:value-type="float" office:value="1475538427.638" calcext:value-type="float">
            <text:p>1475538427.638</text:p>
          </table:table-cell>
          <table:table-cell office:value-type="float" office:value="1.533804" calcext:value-type="float">
            <text:p>1.533804</text:p>
          </table:table-cell>
          <table:table-cell table:formula="of:=([.A641] / 86400) + 25569" office:value-type="date" office:date-value="2016-10-03T23:47:07.638" calcext:value-type="date">
            <text:p>2016-10-03 23:47:07.638</text:p>
          </table:table-cell>
          <table:table-cell table:formula="of:=[.C641]-(4/24)" office:value-type="time" office:time-value="PT1023523H47M07.637997922S" calcext:value-type="time">
            <text:p>19:47:07.638</text:p>
          </table:table-cell>
          <table:table-cell table:formula="of:=[.B641]/[.G$1]" office:value-type="float" office:value="0.00705521619135235" calcext:value-type="float">
            <text:p>0.007055216191352</text:p>
          </table:table-cell>
          <table:table-cell table:formula="of:=[.E641]*1000" office:value-type="float" office:value="7.05521619135235" calcext:value-type="float">
            <text:p>7.05521619135235</text:p>
          </table:table-cell>
          <table:table-cell table:number-columns-repeated="1018"/>
        </table:table-row>
        <table:table-row table:style-name="ro1">
          <table:table-cell office:value-type="float" office:value="1475538428.971" calcext:value-type="float">
            <text:p>1475538428.971</text:p>
          </table:table-cell>
          <table:table-cell office:value-type="float" office:value="1.734689" calcext:value-type="float">
            <text:p>1.734689</text:p>
          </table:table-cell>
          <table:table-cell table:formula="of:=([.A642] / 86400) + 25569" office:value-type="date" office:date-value="2016-10-03T23:47:08.971" calcext:value-type="date">
            <text:p>2016-10-03 23:47:08.971</text:p>
          </table:table-cell>
          <table:table-cell table:formula="of:=[.C642]-(4/24)" office:value-type="time" office:time-value="PT1023523H47M08.970998805S" calcext:value-type="time">
            <text:p>19:47:08.971</text:p>
          </table:table-cell>
          <table:table-cell table:formula="of:=[.B642]/[.G$1]" office:value-type="float" office:value="0.0079792502299908" calcext:value-type="float">
            <text:p>0.007979250229991</text:p>
          </table:table-cell>
          <table:table-cell table:formula="of:=[.E642]*1000" office:value-type="float" office:value="7.9792502299908" calcext:value-type="float">
            <text:p>7.9792502299908</text:p>
          </table:table-cell>
          <table:table-cell table:number-columns-repeated="1018"/>
        </table:table-row>
        <table:table-row table:style-name="ro1">
          <table:table-cell office:value-type="float" office:value="1475538430.528" calcext:value-type="float">
            <text:p>1475538430.528</text:p>
          </table:table-cell>
          <table:table-cell office:value-type="float" office:value="1.984632" calcext:value-type="float">
            <text:p>1.984632</text:p>
          </table:table-cell>
          <table:table-cell table:formula="of:=([.A643] / 86400) + 25569" office:value-type="date" office:date-value="2016-10-03T23:47:10.528" calcext:value-type="date">
            <text:p>2016-10-03 23:47:10.528</text:p>
          </table:table-cell>
          <table:table-cell table:formula="of:=[.C643]-(4/24)" office:value-type="time" office:time-value="PT1023523H47M10.527997669S" calcext:value-type="time">
            <text:p>19:47:10.528</text:p>
          </table:table-cell>
          <table:table-cell table:formula="of:=[.B643]/[.G$1]" office:value-type="float" office:value="0.00912894204231831" calcext:value-type="float">
            <text:p>0.009128942042318</text:p>
          </table:table-cell>
          <table:table-cell table:formula="of:=[.E643]*1000" office:value-type="float" office:value="9.12894204231831" calcext:value-type="float">
            <text:p>9.12894204231831</text:p>
          </table:table-cell>
          <table:table-cell table:number-columns-repeated="1018"/>
        </table:table-row>
        <table:table-row table:style-name="ro1">
          <table:table-cell office:value-type="float" office:value="1475538431.827" calcext:value-type="float">
            <text:p>1475538431.827</text:p>
          </table:table-cell>
          <table:table-cell office:value-type="float" office:value="2.008373" calcext:value-type="float">
            <text:p>2.008373</text:p>
          </table:table-cell>
          <table:table-cell table:formula="of:=([.A644] / 86400) + 25569" office:value-type="date" office:date-value="2016-10-03T23:47:11.827" calcext:value-type="date">
            <text:p>2016-10-03 23:47:11.827</text:p>
          </table:table-cell>
          <table:table-cell table:formula="of:=[.C644]-(4/24)" office:value-type="time" office:time-value="PT1023523H47M11.827000715S" calcext:value-type="time">
            <text:p>19:47:11.827</text:p>
          </table:table-cell>
          <table:table-cell table:formula="of:=[.B644]/[.G$1]" office:value-type="float" office:value="0.00923814627414903" calcext:value-type="float">
            <text:p>0.009238146274149</text:p>
          </table:table-cell>
          <table:table-cell table:formula="of:=[.E644]*1000" office:value-type="float" office:value="9.23814627414903" calcext:value-type="float">
            <text:p>9.23814627414903</text:p>
          </table:table-cell>
          <table:table-cell table:number-columns-repeated="1018"/>
        </table:table-row>
        <table:table-row table:style-name="ro1">
          <table:table-cell office:value-type="float" office:value="1475538433.126" calcext:value-type="float">
            <text:p>1475538433.126</text:p>
          </table:table-cell>
          <table:table-cell office:value-type="float" office:value="2.008977" calcext:value-type="float">
            <text:p>2.008977</text:p>
          </table:table-cell>
          <table:table-cell table:formula="of:=([.A645] / 86400) + 25569" office:value-type="date" office:date-value="2016-10-03T23:47:13.126" calcext:value-type="date">
            <text:p>2016-10-03 23:47:13.126</text:p>
          </table:table-cell>
          <table:table-cell table:formula="of:=[.C645]-(4/24)" office:value-type="time" office:time-value="PT1023523H47M13.125997894S" calcext:value-type="time">
            <text:p>19:47:13.126</text:p>
          </table:table-cell>
          <table:table-cell table:formula="of:=[.B645]/[.G$1]" office:value-type="float" office:value="0.00924092456301748" calcext:value-type="float">
            <text:p>0.009240924563017</text:p>
          </table:table-cell>
          <table:table-cell table:formula="of:=[.E645]*1000" office:value-type="float" office:value="9.24092456301748" calcext:value-type="float">
            <text:p>9.24092456301748</text:p>
          </table:table-cell>
          <table:table-cell table:number-columns-repeated="1018"/>
        </table:table-row>
        <table:table-row table:style-name="ro1">
          <table:table-cell office:value-type="float" office:value="1475538434.423" calcext:value-type="float">
            <text:p>1475538434.423</text:p>
          </table:table-cell>
          <table:table-cell office:value-type="float" office:value="1.944568" calcext:value-type="float">
            <text:p>1.944568</text:p>
          </table:table-cell>
          <table:table-cell table:formula="of:=([.A646] / 86400) + 25569" office:value-type="date" office:date-value="2016-10-03T23:47:14.423" calcext:value-type="date">
            <text:p>2016-10-03 23:47:14.423</text:p>
          </table:table-cell>
          <table:table-cell table:formula="of:=[.C646]-(4/24)" office:value-type="time" office:time-value="PT1023523H47M14.422998503S" calcext:value-type="time">
            <text:p>19:47:14.423</text:p>
          </table:table-cell>
          <table:table-cell table:formula="of:=[.B646]/[.G$1]" office:value-type="float" office:value="0.00894465501379945" calcext:value-type="float">
            <text:p>0.008944655013799</text:p>
          </table:table-cell>
          <table:table-cell table:formula="of:=[.E646]*1000" office:value-type="float" office:value="8.94465501379945" calcext:value-type="float">
            <text:p>8.94465501379945</text:p>
          </table:table-cell>
          <table:table-cell table:number-columns-repeated="1018"/>
        </table:table-row>
        <table:table-row table:style-name="ro1">
          <table:table-cell office:value-type="float" office:value="1475538435.696" calcext:value-type="float">
            <text:p>1475538435.696</text:p>
          </table:table-cell>
          <table:table-cell office:value-type="float" office:value="1.840499" calcext:value-type="float">
            <text:p>1.840499</text:p>
          </table:table-cell>
          <table:table-cell table:formula="of:=([.A647] / 86400) + 25569" office:value-type="date" office:date-value="2016-10-03T23:47:15.696" calcext:value-type="date">
            <text:p>2016-10-03 23:47:15.696</text:p>
          </table:table-cell>
          <table:table-cell table:formula="of:=[.C647]-(4/24)" office:value-type="time" office:time-value="PT1023523H47M15.695997532S" calcext:value-type="time">
            <text:p>19:47:15.696</text:p>
          </table:table-cell>
          <table:table-cell table:formula="of:=[.B647]/[.G$1]" office:value-type="float" office:value="0.00846595676172953" calcext:value-type="float">
            <text:p>0.00846595676173</text:p>
          </table:table-cell>
          <table:table-cell table:formula="of:=[.E647]*1000" office:value-type="float" office:value="8.46595676172953" calcext:value-type="float">
            <text:p>8.46595676172953</text:p>
          </table:table-cell>
          <table:table-cell table:number-columns-repeated="1018"/>
        </table:table-row>
        <table:table-row table:style-name="ro1">
          <table:table-cell office:value-type="float" office:value="1475538437.058" calcext:value-type="float">
            <text:p>1475538437.058</text:p>
          </table:table-cell>
          <table:table-cell office:value-type="float" office:value="1.775595" calcext:value-type="float">
            <text:p>1.775595</text:p>
          </table:table-cell>
          <table:table-cell table:formula="of:=([.A648] / 86400) + 25569" office:value-type="date" office:date-value="2016-10-03T23:47:17.058" calcext:value-type="date">
            <text:p>2016-10-03 23:47:17.058</text:p>
          </table:table-cell>
          <table:table-cell table:formula="of:=[.C648]-(4/24)" office:value-type="time" office:time-value="PT1023523H47M17.05800022S" calcext:value-type="time">
            <text:p>19:47:17.058</text:p>
          </table:table-cell>
          <table:table-cell table:formula="of:=[.B648]/[.G$1]" office:value-type="float" office:value="0.00816741030358786" calcext:value-type="float">
            <text:p>0.008167410303588</text:p>
          </table:table-cell>
          <table:table-cell table:formula="of:=[.E648]*1000" office:value-type="float" office:value="8.16741030358786" calcext:value-type="float">
            <text:p>8.16741030358786</text:p>
          </table:table-cell>
          <table:table-cell table:number-columns-repeated="1018"/>
        </table:table-row>
        <table:table-row table:style-name="ro1">
          <table:table-cell office:value-type="float" office:value="1475538438.388" calcext:value-type="float">
            <text:p>1475538438.388</text:p>
          </table:table-cell>
          <table:table-cell office:value-type="float" office:value="1.777079" calcext:value-type="float">
            <text:p>1.777079</text:p>
          </table:table-cell>
          <table:table-cell table:formula="of:=([.A649] / 86400) + 25569" office:value-type="date" office:date-value="2016-10-03T23:47:18.388" calcext:value-type="date">
            <text:p>2016-10-03 23:47:18.388</text:p>
          </table:table-cell>
          <table:table-cell table:formula="of:=[.C649]-(4/24)" office:value-type="time" office:time-value="PT1023523H47M18.387997448S" calcext:value-type="time">
            <text:p>19:47:18.388</text:p>
          </table:table-cell>
          <table:table-cell table:formula="of:=[.B649]/[.G$1]" office:value-type="float" office:value="0.00817423643054278" calcext:value-type="float">
            <text:p>0.008174236430543</text:p>
          </table:table-cell>
          <table:table-cell table:formula="of:=[.E649]*1000" office:value-type="float" office:value="8.17423643054278" calcext:value-type="float">
            <text:p>8.17423643054278</text:p>
          </table:table-cell>
          <table:table-cell table:number-columns-repeated="1018"/>
        </table:table-row>
        <table:table-row table:style-name="ro1">
          <table:table-cell office:value-type="float" office:value="1475538439.683" calcext:value-type="float">
            <text:p>1475538439.683</text:p>
          </table:table-cell>
          <table:table-cell office:value-type="float" office:value="1.797779" calcext:value-type="float">
            <text:p>1.797779</text:p>
          </table:table-cell>
          <table:table-cell table:formula="of:=([.A650] / 86400) + 25569" office:value-type="date" office:date-value="2016-10-03T23:47:19.683" calcext:value-type="date">
            <text:p>2016-10-03 23:47:19.683</text:p>
          </table:table-cell>
          <table:table-cell table:formula="of:=[.C650]-(4/24)" office:value-type="time" office:time-value="PT1023523H47M19.68300065S" calcext:value-type="time">
            <text:p>19:47:19.683</text:p>
          </table:table-cell>
          <table:table-cell table:formula="of:=[.B650]/[.G$1]" office:value-type="float" office:value="0.00826945262189512" calcext:value-type="float">
            <text:p>0.008269452621895</text:p>
          </table:table-cell>
          <table:table-cell table:formula="of:=[.E650]*1000" office:value-type="float" office:value="8.26945262189512" calcext:value-type="float">
            <text:p>8.26945262189512</text:p>
          </table:table-cell>
          <table:table-cell table:number-columns-repeated="1018"/>
        </table:table-row>
        <table:table-row table:style-name="ro1">
          <table:table-cell office:value-type="float" office:value="1475538441.259" calcext:value-type="float">
            <text:p>1475538441.259</text:p>
          </table:table-cell>
          <table:table-cell office:value-type="float" office:value="1.892543" calcext:value-type="float">
            <text:p>1.892543</text:p>
          </table:table-cell>
          <table:table-cell table:formula="of:=([.A651] / 86400) + 25569" office:value-type="date" office:date-value="2016-10-03T23:47:21.259" calcext:value-type="date">
            <text:p>2016-10-03 23:47:21.259</text:p>
          </table:table-cell>
          <table:table-cell table:formula="of:=[.C651]-(4/24)" office:value-type="time" office:time-value="PT1023523H47M21.258997936S" calcext:value-type="time">
            <text:p>19:47:21.259</text:p>
          </table:table-cell>
          <table:table-cell table:formula="of:=[.B651]/[.G$1]" office:value-type="float" office:value="0.00870534958601656" calcext:value-type="float">
            <text:p>0.008705349586017</text:p>
          </table:table-cell>
          <table:table-cell table:formula="of:=[.E651]*1000" office:value-type="float" office:value="8.70534958601656" calcext:value-type="float">
            <text:p>8.70534958601656</text:p>
          </table:table-cell>
          <table:table-cell table:number-columns-repeated="1018"/>
        </table:table-row>
        <table:table-row table:style-name="ro1">
          <table:table-cell office:value-type="float" office:value="1475538442.555" calcext:value-type="float">
            <text:p>1475538442.555</text:p>
          </table:table-cell>
          <table:table-cell office:value-type="float" office:value="1.950192" calcext:value-type="float">
            <text:p>1.950192</text:p>
          </table:table-cell>
          <table:table-cell table:formula="of:=([.A652] / 86400) + 25569" office:value-type="date" office:date-value="2016-10-03T23:47:22.555" calcext:value-type="date">
            <text:p>2016-10-03 23:47:22.555</text:p>
          </table:table-cell>
          <table:table-cell table:formula="of:=[.C652]-(4/24)" office:value-type="time" office:time-value="PT1023523H47M22.55500026S" calcext:value-type="time">
            <text:p>19:47:22.555</text:p>
          </table:table-cell>
          <table:table-cell table:formula="of:=[.B652]/[.G$1]" office:value-type="float" office:value="0.00897052437902484" calcext:value-type="float">
            <text:p>0.008970524379025</text:p>
          </table:table-cell>
          <table:table-cell table:formula="of:=[.E652]*1000" office:value-type="float" office:value="8.97052437902484" calcext:value-type="float">
            <text:p>8.97052437902484</text:p>
          </table:table-cell>
          <table:table-cell table:number-columns-repeated="1018"/>
        </table:table-row>
        <table:table-row table:style-name="ro1">
          <table:table-cell office:value-type="float" office:value="1475538443.851" calcext:value-type="float">
            <text:p>1475538443.851</text:p>
          </table:table-cell>
          <table:table-cell office:value-type="float" office:value="1.948415" calcext:value-type="float">
            <text:p>1.948415</text:p>
          </table:table-cell>
          <table:table-cell table:formula="of:=([.A653] / 86400) + 25569" office:value-type="date" office:date-value="2016-10-03T23:47:23.851" calcext:value-type="date">
            <text:p>2016-10-03 23:47:23.851</text:p>
          </table:table-cell>
          <table:table-cell table:formula="of:=[.C653]-(4/24)" office:value-type="time" office:time-value="PT1023523H47M23.850997556S" calcext:value-type="time">
            <text:p>19:47:23.851</text:p>
          </table:table-cell>
          <table:table-cell table:formula="of:=[.B653]/[.G$1]" office:value-type="float" office:value="0.00896235050597976" calcext:value-type="float">
            <text:p>0.00896235050598</text:p>
          </table:table-cell>
          <table:table-cell table:formula="of:=[.E653]*1000" office:value-type="float" office:value="8.96235050597976" calcext:value-type="float">
            <text:p>8.96235050597976</text:p>
          </table:table-cell>
          <table:table-cell table:number-columns-repeated="1018"/>
        </table:table-row>
        <table:table-row table:style-name="ro1">
          <table:table-cell office:value-type="float" office:value="1475538445.154" calcext:value-type="float">
            <text:p>1475538445.154</text:p>
          </table:table-cell>
          <table:table-cell office:value-type="float" office:value="1.949936" calcext:value-type="float">
            <text:p>1.949936</text:p>
          </table:table-cell>
          <table:table-cell table:formula="of:=([.A654] / 86400) + 25569" office:value-type="date" office:date-value="2016-10-03T23:47:25.154" calcext:value-type="date">
            <text:p>2016-10-03 23:47:25.154</text:p>
          </table:table-cell>
          <table:table-cell table:formula="of:=[.C654]-(4/24)" office:value-type="time" office:time-value="PT1023523H47M25.154000446S" calcext:value-type="time">
            <text:p>19:47:25.154</text:p>
          </table:table-cell>
          <table:table-cell table:formula="of:=[.B654]/[.G$1]" office:value-type="float" office:value="0.00896934682612696" calcext:value-type="float">
            <text:p>0.008969346826127</text:p>
          </table:table-cell>
          <table:table-cell table:formula="of:=[.E654]*1000" office:value-type="float" office:value="8.96934682612696" calcext:value-type="float">
            <text:p>8.96934682612696</text:p>
          </table:table-cell>
          <table:table-cell table:number-columns-repeated="1018"/>
        </table:table-row>
        <table:table-row table:style-name="ro1">
          <table:table-cell office:value-type="float" office:value="1475538446.511" calcext:value-type="float">
            <text:p>1475538446.511</text:p>
          </table:table-cell>
          <table:table-cell office:value-type="float" office:value="1.990604" calcext:value-type="float">
            <text:p>1.990604</text:p>
          </table:table-cell>
          <table:table-cell table:formula="of:=([.A655] / 86400) + 25569" office:value-type="date" office:date-value="2016-10-03T23:47:26.511" calcext:value-type="date">
            <text:p>2016-10-03 23:47:26.511</text:p>
          </table:table-cell>
          <table:table-cell table:formula="of:=[.C655]-(4/24)" office:value-type="time" office:time-value="PT1023523H47M26.510997042S" calcext:value-type="time">
            <text:p>19:47:26.511</text:p>
          </table:table-cell>
          <table:table-cell table:formula="of:=[.B655]/[.G$1]" office:value-type="float" office:value="0.00915641214351426" calcext:value-type="float">
            <text:p>0.009156412143514</text:p>
          </table:table-cell>
          <table:table-cell table:formula="of:=[.E655]*1000" office:value-type="float" office:value="9.15641214351426" calcext:value-type="float">
            <text:p>9.15641214351426</text:p>
          </table:table-cell>
          <table:table-cell table:number-columns-repeated="1018"/>
        </table:table-row>
        <table:table-row table:style-name="ro1">
          <table:table-cell office:value-type="float" office:value="1475538447.836" calcext:value-type="float">
            <text:p>1475538447.836</text:p>
          </table:table-cell>
          <table:table-cell office:value-type="float" office:value="2.032536" calcext:value-type="float">
            <text:p>2.032536</text:p>
          </table:table-cell>
          <table:table-cell table:formula="of:=([.A656] / 86400) + 25569" office:value-type="date" office:date-value="2016-10-03T23:47:27.836" calcext:value-type="date">
            <text:p>2016-10-03 23:47:27.836</text:p>
          </table:table-cell>
          <table:table-cell table:formula="of:=[.C656]-(4/24)" office:value-type="time" office:time-value="PT1023523H47M27.835999075S" calcext:value-type="time">
            <text:p>19:47:27.836</text:p>
          </table:table-cell>
          <table:table-cell table:formula="of:=[.B656]/[.G$1]" office:value-type="float" office:value="0.00934929162833487" calcext:value-type="float">
            <text:p>0.009349291628335</text:p>
          </table:table-cell>
          <table:table-cell table:formula="of:=[.E656]*1000" office:value-type="float" office:value="9.34929162833487" calcext:value-type="float">
            <text:p>9.34929162833487</text:p>
          </table:table-cell>
          <table:table-cell table:number-columns-repeated="1018"/>
        </table:table-row>
        <table:table-row table:style-name="ro1">
          <table:table-cell office:value-type="float" office:value="1475538449.13" calcext:value-type="float">
            <text:p>1475538449.13</text:p>
          </table:table-cell>
          <table:table-cell office:value-type="float" office:value="2.03957" calcext:value-type="float">
            <text:p>2.03957</text:p>
          </table:table-cell>
          <table:table-cell table:formula="of:=([.A657] / 86400) + 25569" office:value-type="date" office:date-value="2016-10-03T23:47:29.13" calcext:value-type="date">
            <text:p>2016-10-03 23:47:29.130</text:p>
          </table:table-cell>
          <table:table-cell table:formula="of:=[.C657]-(4/24)" office:value-type="time" office:time-value="PT1023523H47M29.129997706S" calcext:value-type="time">
            <text:p>19:47:29.130</text:p>
          </table:table-cell>
          <table:table-cell table:formula="of:=[.B657]/[.G$1]" office:value-type="float" office:value="0.00938164673413063" calcext:value-type="float">
            <text:p>0.009381646734131</text:p>
          </table:table-cell>
          <table:table-cell table:formula="of:=[.E657]*1000" office:value-type="float" office:value="9.38164673413063" calcext:value-type="float">
            <text:p>9.38164673413063</text:p>
          </table:table-cell>
          <table:table-cell table:number-columns-repeated="1018"/>
        </table:table-row>
        <table:table-row table:style-name="ro1">
          <table:table-cell office:value-type="float" office:value="1475538450.683" calcext:value-type="float">
            <text:p>1475538450.683</text:p>
          </table:table-cell>
          <table:table-cell office:value-type="float" office:value="2.036804" calcext:value-type="float">
            <text:p>2.036804</text:p>
          </table:table-cell>
          <table:table-cell table:formula="of:=([.A658] / 86400) + 25569" office:value-type="date" office:date-value="2016-10-03T23:47:30.683" calcext:value-type="date">
            <text:p>2016-10-03 23:47:30.683</text:p>
          </table:table-cell>
          <table:table-cell table:formula="of:=[.C658]-(4/24)" office:value-type="time" office:time-value="PT1023523H47M30.682998821S" calcext:value-type="time">
            <text:p>19:47:30.683</text:p>
          </table:table-cell>
          <table:table-cell table:formula="of:=[.B658]/[.G$1]" office:value-type="float" office:value="0.00936892364305428" calcext:value-type="float">
            <text:p>0.009368923643054</text:p>
          </table:table-cell>
          <table:table-cell table:formula="of:=[.E658]*1000" office:value-type="float" office:value="9.36892364305428" calcext:value-type="float">
            <text:p>9.36892364305428</text:p>
          </table:table-cell>
          <table:table-cell table:number-columns-repeated="1018"/>
        </table:table-row>
        <table:table-row table:style-name="ro1">
          <table:table-cell office:value-type="float" office:value="1475538451.978" calcext:value-type="float">
            <text:p>1475538451.978</text:p>
          </table:table-cell>
          <table:table-cell office:value-type="float" office:value="1.971735" calcext:value-type="float">
            <text:p>1.971735</text:p>
          </table:table-cell>
          <table:table-cell table:formula="of:=([.A659] / 86400) + 25569" office:value-type="date" office:date-value="2016-10-03T23:47:31.978" calcext:value-type="date">
            <text:p>2016-10-03 23:47:31.978</text:p>
          </table:table-cell>
          <table:table-cell table:formula="of:=[.C659]-(4/24)" office:value-type="time" office:time-value="PT1023523H47M31.977996994S" calcext:value-type="time">
            <text:p>19:47:31.978</text:p>
          </table:table-cell>
          <table:table-cell table:formula="of:=[.B659]/[.G$1]" office:value-type="float" office:value="0.00906961821527139" calcext:value-type="float">
            <text:p>0.009069618215271</text:p>
          </table:table-cell>
          <table:table-cell table:formula="of:=[.E659]*1000" office:value-type="float" office:value="9.06961821527139" calcext:value-type="float">
            <text:p>9.06961821527139</text:p>
          </table:table-cell>
          <table:table-cell table:number-columns-repeated="1018"/>
        </table:table-row>
        <table:table-row table:style-name="ro1">
          <table:table-cell office:value-type="float" office:value="1475538453.277" calcext:value-type="float">
            <text:p>1475538453.277</text:p>
          </table:table-cell>
          <table:table-cell office:value-type="float" office:value="1.88113" calcext:value-type="float">
            <text:p>1.88113</text:p>
          </table:table-cell>
          <table:table-cell table:formula="of:=([.A660] / 86400) + 25569" office:value-type="date" office:date-value="2016-10-03T23:47:33.277" calcext:value-type="date">
            <text:p>2016-10-03 23:47:33.277</text:p>
          </table:table-cell>
          <table:table-cell table:formula="of:=[.C660]-(4/24)" office:value-type="time" office:time-value="PT1023523H47M33.27700004S" calcext:value-type="time">
            <text:p>19:47:33.277</text:p>
          </table:table-cell>
          <table:table-cell table:formula="of:=[.B660]/[.G$1]" office:value-type="float" office:value="0.00865285188592456" calcext:value-type="float">
            <text:p>0.008652851885925</text:p>
          </table:table-cell>
          <table:table-cell table:formula="of:=[.E660]*1000" office:value-type="float" office:value="8.65285188592456" calcext:value-type="float">
            <text:p>8.65285188592456</text:p>
          </table:table-cell>
          <table:table-cell table:number-columns-repeated="1018"/>
        </table:table-row>
        <table:table-row table:style-name="ro1">
          <table:table-cell office:value-type="float" office:value="1475538454.573" calcext:value-type="float">
            <text:p>1475538454.573</text:p>
          </table:table-cell>
          <table:table-cell office:value-type="float" office:value="1.833922" calcext:value-type="float">
            <text:p>1.833922</text:p>
          </table:table-cell>
          <table:table-cell table:formula="of:=([.A661] / 86400) + 25569" office:value-type="date" office:date-value="2016-10-03T23:47:34.573" calcext:value-type="date">
            <text:p>2016-10-03 23:47:34.573</text:p>
          </table:table-cell>
          <table:table-cell table:formula="of:=[.C661]-(4/24)" office:value-type="time" office:time-value="PT1023523H47M34.572997754S" calcext:value-type="time">
            <text:p>19:47:34.573</text:p>
          </table:table-cell>
          <table:table-cell table:formula="of:=[.B661]/[.G$1]" office:value-type="float" office:value="0.00843570377184913" calcext:value-type="float">
            <text:p>0.008435703771849</text:p>
          </table:table-cell>
          <table:table-cell table:formula="of:=[.E661]*1000" office:value-type="float" office:value="8.43570377184913" calcext:value-type="float">
            <text:p>8.43570377184913</text:p>
          </table:table-cell>
          <table:table-cell table:number-columns-repeated="1018"/>
        </table:table-row>
        <table:table-row table:style-name="ro1">
          <table:table-cell office:value-type="float" office:value="1475538455.868" calcext:value-type="float">
            <text:p>1475538455.868</text:p>
          </table:table-cell>
          <table:table-cell office:value-type="float" office:value="1.836102" calcext:value-type="float">
            <text:p>1.836102</text:p>
          </table:table-cell>
          <table:table-cell table:formula="of:=([.A662] / 86400) + 25569" office:value-type="date" office:date-value="2016-10-03T23:47:35.868" calcext:value-type="date">
            <text:p>2016-10-03 23:47:35.868</text:p>
          </table:table-cell>
          <table:table-cell table:formula="of:=[.C662]-(4/24)" office:value-type="time" office:time-value="PT1023523H47M35.867998861S" calcext:value-type="time">
            <text:p>19:47:35.868</text:p>
          </table:table-cell>
          <table:table-cell table:formula="of:=[.B662]/[.G$1]" office:value-type="float" office:value="0.00844573137074517" calcext:value-type="float">
            <text:p>0.008445731370745</text:p>
          </table:table-cell>
          <table:table-cell table:formula="of:=[.E662]*1000" office:value-type="float" office:value="8.44573137074517" calcext:value-type="float">
            <text:p>8.44573137074517</text:p>
          </table:table-cell>
          <table:table-cell table:number-columns-repeated="1018"/>
        </table:table-row>
        <table:table-row table:style-name="ro1">
          <table:table-cell office:value-type="float" office:value="1475538457.231" calcext:value-type="float">
            <text:p>1475538457.231</text:p>
          </table:table-cell>
          <table:table-cell office:value-type="float" office:value="1.802139" calcext:value-type="float">
            <text:p>1.802139</text:p>
          </table:table-cell>
          <table:table-cell table:formula="of:=([.A663] / 86400) + 25569" office:value-type="date" office:date-value="2016-10-03T23:47:37.231" calcext:value-type="date">
            <text:p>2016-10-03 23:47:37.231</text:p>
          </table:table-cell>
          <table:table-cell table:formula="of:=[.C663]-(4/24)" office:value-type="time" office:time-value="PT1023523H47M37.230997737S" calcext:value-type="time">
            <text:p>19:47:37.231</text:p>
          </table:table-cell>
          <table:table-cell table:formula="of:=[.B663]/[.G$1]" office:value-type="float" office:value="0.00828950781968721" calcext:value-type="float">
            <text:p>0.008289507819687</text:p>
          </table:table-cell>
          <table:table-cell table:formula="of:=[.E663]*1000" office:value-type="float" office:value="8.28950781968721" calcext:value-type="float">
            <text:p>8.28950781968721</text:p>
          </table:table-cell>
          <table:table-cell table:number-columns-repeated="1018"/>
        </table:table-row>
        <table:table-row table:style-name="ro1">
          <table:table-cell office:value-type="float" office:value="1475538458.558" calcext:value-type="float">
            <text:p>1475538458.558</text:p>
          </table:table-cell>
          <table:table-cell office:value-type="float" office:value="1.654214" calcext:value-type="float">
            <text:p>1.654214</text:p>
          </table:table-cell>
          <table:table-cell table:formula="of:=([.A664] / 86400) + 25569" office:value-type="date" office:date-value="2016-10-03T23:47:38.558" calcext:value-type="date">
            <text:p>2016-10-03 23:47:38.558</text:p>
          </table:table-cell>
          <table:table-cell table:formula="of:=[.C664]-(4/24)" office:value-type="time" office:time-value="PT1023523H47M38.557998855S" calcext:value-type="time">
            <text:p>19:47:38.558</text:p>
          </table:table-cell>
          <table:table-cell table:formula="of:=[.B664]/[.G$1]" office:value-type="float" office:value="0.00760908003679853" calcext:value-type="float">
            <text:p>0.007609080036799</text:p>
          </table:table-cell>
          <table:table-cell table:formula="of:=[.E664]*1000" office:value-type="float" office:value="7.60908003679853" calcext:value-type="float">
            <text:p>7.60908003679853</text:p>
          </table:table-cell>
          <table:table-cell table:number-columns-repeated="1018"/>
        </table:table-row>
        <table:table-row table:style-name="ro1">
          <table:table-cell office:value-type="float" office:value="1475538459.853" calcext:value-type="float">
            <text:p>1475538459.853</text:p>
          </table:table-cell>
          <table:table-cell office:value-type="float" office:value="1.525267" calcext:value-type="float">
            <text:p>1.525267</text:p>
          </table:table-cell>
          <table:table-cell table:formula="of:=([.A665] / 86400) + 25569" office:value-type="date" office:date-value="2016-10-03T23:47:39.853" calcext:value-type="date">
            <text:p>2016-10-03 23:47:39.853</text:p>
          </table:table-cell>
          <table:table-cell table:formula="of:=[.C665]-(4/24)" office:value-type="time" office:time-value="PT1023523H47M39.852997027S" calcext:value-type="time">
            <text:p>19:47:39.853</text:p>
          </table:table-cell>
          <table:table-cell table:formula="of:=[.B665]/[.G$1]" office:value-type="float" office:value="0.00701594756209752" calcext:value-type="float">
            <text:p>0.007015947562098</text:p>
          </table:table-cell>
          <table:table-cell table:formula="of:=[.E665]*1000" office:value-type="float" office:value="7.01594756209752" calcext:value-type="float">
            <text:p>7.01594756209752</text:p>
          </table:table-cell>
          <table:table-cell table:number-columns-repeated="1018"/>
        </table:table-row>
        <table:table-row table:style-name="ro1">
          <table:table-cell office:value-type="float" office:value="1475538461.401" calcext:value-type="float">
            <text:p>1475538461.401</text:p>
          </table:table-cell>
          <table:table-cell office:value-type="float" office:value="1.519295" calcext:value-type="float">
            <text:p>1.519295</text:p>
          </table:table-cell>
          <table:table-cell table:formula="of:=([.A666] / 86400) + 25569" office:value-type="date" office:date-value="2016-10-03T23:47:41.401" calcext:value-type="date">
            <text:p>2016-10-03 23:47:41.401</text:p>
          </table:table-cell>
          <table:table-cell table:formula="of:=[.C666]-(4/24)" office:value-type="time" office:time-value="PT1023523H47M41.401000433S" calcext:value-type="time">
            <text:p>19:47:41.401</text:p>
          </table:table-cell>
          <table:table-cell table:formula="of:=[.B666]/[.G$1]" office:value-type="float" office:value="0.00698847746090156" calcext:value-type="float">
            <text:p>0.006988477460902</text:p>
          </table:table-cell>
          <table:table-cell table:formula="of:=[.E666]*1000" office:value-type="float" office:value="6.98847746090156" calcext:value-type="float">
            <text:p>6.98847746090156</text:p>
          </table:table-cell>
          <table:table-cell table:number-columns-repeated="1018"/>
        </table:table-row>
        <table:table-row table:style-name="ro1">
          <table:table-cell office:value-type="float" office:value="1475538462.695" calcext:value-type="float">
            <text:p>1475538462.695</text:p>
          </table:table-cell>
          <table:table-cell office:value-type="float" office:value="1.520174" calcext:value-type="float">
            <text:p>1.520174</text:p>
          </table:table-cell>
          <table:table-cell table:formula="of:=([.A667] / 86400) + 25569" office:value-type="date" office:date-value="2016-10-03T23:47:42.694999" calcext:value-type="date">
            <text:p>2016-10-03 23:47:42.695</text:p>
          </table:table-cell>
          <table:table-cell table:formula="of:=[.C667]-(4/24)" office:value-type="time" office:time-value="PT1023523H47M42.694996968S" calcext:value-type="time">
            <text:p>19:47:42.695</text:p>
          </table:table-cell>
          <table:table-cell table:formula="of:=[.B667]/[.G$1]" office:value-type="float" office:value="0.00699252069917203" calcext:value-type="float">
            <text:p>0.006992520699172</text:p>
          </table:table-cell>
          <table:table-cell table:formula="of:=[.E667]*1000" office:value-type="float" office:value="6.99252069917203" calcext:value-type="float">
            <text:p>6.99252069917203</text:p>
          </table:table-cell>
          <table:table-cell table:number-columns-repeated="1018"/>
        </table:table-row>
        <table:table-row table:style-name="ro1">
          <table:table-cell office:value-type="float" office:value="1475538463.991" calcext:value-type="float">
            <text:p>1475538463.991</text:p>
          </table:table-cell>
          <table:table-cell office:value-type="float" office:value="1.524809" calcext:value-type="float">
            <text:p>1.524809</text:p>
          </table:table-cell>
          <table:table-cell table:formula="of:=([.A668] / 86400) + 25569" office:value-type="date" office:date-value="2016-10-03T23:47:43.991" calcext:value-type="date">
            <text:p>2016-10-03 23:47:43.991</text:p>
          </table:table-cell>
          <table:table-cell table:formula="of:=[.C668]-(4/24)" office:value-type="time" office:time-value="PT1023523H47M43.990998454S" calcext:value-type="time">
            <text:p>19:47:43.991</text:p>
          </table:table-cell>
          <table:table-cell table:formula="of:=[.B668]/[.G$1]" office:value-type="float" office:value="0.00701384084636614" calcext:value-type="float">
            <text:p>0.007013840846366</text:p>
          </table:table-cell>
          <table:table-cell table:formula="of:=[.E668]*1000" office:value-type="float" office:value="7.01384084636614" calcext:value-type="float">
            <text:p>7.01384084636614</text:p>
          </table:table-cell>
          <table:table-cell table:number-columns-repeated="1018"/>
        </table:table-row>
        <table:table-row table:style-name="ro1">
          <table:table-cell office:value-type="float" office:value="1475538465.285" calcext:value-type="float">
            <text:p>1475538465.285</text:p>
          </table:table-cell>
          <table:table-cell office:value-type="float" office:value="1.533694" calcext:value-type="float">
            <text:p>1.533694</text:p>
          </table:table-cell>
          <table:table-cell table:formula="of:=([.A669] / 86400) + 25569" office:value-type="date" office:date-value="2016-10-03T23:47:45.285" calcext:value-type="date">
            <text:p>2016-10-03 23:47:45.285</text:p>
          </table:table-cell>
          <table:table-cell table:formula="of:=[.C669]-(4/24)" office:value-type="time" office:time-value="PT1023523H47M45.284997504S" calcext:value-type="time">
            <text:p>19:47:45.285</text:p>
          </table:table-cell>
          <table:table-cell table:formula="of:=[.B669]/[.G$1]" office:value-type="float" office:value="0.00705471021159154" calcext:value-type="float">
            <text:p>0.007054710211592</text:p>
          </table:table-cell>
          <table:table-cell table:formula="of:=[.E669]*1000" office:value-type="float" office:value="7.05471021159154" calcext:value-type="float">
            <text:p>7.05471021159154</text:p>
          </table:table-cell>
          <table:table-cell table:number-columns-repeated="1018"/>
        </table:table-row>
        <table:table-row table:style-name="ro1">
          <table:table-cell office:value-type="float" office:value="1475538466.643" calcext:value-type="float">
            <text:p>1475538466.643</text:p>
          </table:table-cell>
          <table:table-cell office:value-type="float" office:value="1.531679" calcext:value-type="float">
            <text:p>1.531679</text:p>
          </table:table-cell>
          <table:table-cell table:formula="of:=([.A670] / 86400) + 25569" office:value-type="date" office:date-value="2016-10-03T23:47:46.643" calcext:value-type="date">
            <text:p>2016-10-03 23:47:46.643</text:p>
          </table:table-cell>
          <table:table-cell table:formula="of:=[.C670]-(4/24)" office:value-type="time" office:time-value="PT1023523H47M46.643000767S" calcext:value-type="time">
            <text:p>19:47:46.643</text:p>
          </table:table-cell>
          <table:table-cell table:formula="of:=[.B670]/[.G$1]" office:value-type="float" office:value="0.00704544158233671" calcext:value-type="float">
            <text:p>0.007045441582337</text:p>
          </table:table-cell>
          <table:table-cell table:formula="of:=[.E670]*1000" office:value-type="float" office:value="7.04544158233671" calcext:value-type="float">
            <text:p>7.04544158233671</text:p>
          </table:table-cell>
          <table:table-cell table:number-columns-repeated="1018"/>
        </table:table-row>
        <table:table-row table:style-name="ro1">
          <table:table-cell office:value-type="float" office:value="1475538467.973" calcext:value-type="float">
            <text:p>1475538467.973</text:p>
          </table:table-cell>
          <table:table-cell office:value-type="float" office:value="1.530433" calcext:value-type="float">
            <text:p>1.530433</text:p>
          </table:table-cell>
          <table:table-cell table:formula="of:=([.A671] / 86400) + 25569" office:value-type="date" office:date-value="2016-10-03T23:47:47.973" calcext:value-type="date">
            <text:p>2016-10-03 23:47:47.973</text:p>
          </table:table-cell>
          <table:table-cell table:formula="of:=[.C671]-(4/24)" office:value-type="time" office:time-value="PT1023523H47M47.973000091S" calcext:value-type="time">
            <text:p>19:47:47.973</text:p>
          </table:table-cell>
          <table:table-cell table:formula="of:=[.B671]/[.G$1]" office:value-type="float" office:value="0.00703971021159154" calcext:value-type="float">
            <text:p>0.007039710211592</text:p>
          </table:table-cell>
          <table:table-cell table:formula="of:=[.E671]*1000" office:value-type="float" office:value="7.03971021159154" calcext:value-type="float">
            <text:p>7.03971021159154</text:p>
          </table:table-cell>
          <table:table-cell table:number-columns-repeated="1018"/>
        </table:table-row>
        <table:table-row table:style-name="ro1">
          <table:table-cell office:value-type="float" office:value="1475538469.271" calcext:value-type="float">
            <text:p>1475538469.271</text:p>
          </table:table-cell>
          <table:table-cell office:value-type="float" office:value="1.705177" calcext:value-type="float">
            <text:p>1.705177</text:p>
          </table:table-cell>
          <table:table-cell table:formula="of:=([.A672] / 86400) + 25569" office:value-type="date" office:date-value="2016-10-03T23:47:49.271" calcext:value-type="date">
            <text:p>2016-10-03 23:47:49.271</text:p>
          </table:table-cell>
          <table:table-cell table:formula="of:=[.C672]-(4/24)" office:value-type="time" office:time-value="PT1023523H47M49.270999404S" calcext:value-type="time">
            <text:p>19:47:49.271</text:p>
          </table:table-cell>
          <table:table-cell table:formula="of:=[.B672]/[.G$1]" office:value-type="float" office:value="0.0078435004599816" calcext:value-type="float">
            <text:p>0.007843500459982</text:p>
          </table:table-cell>
          <table:table-cell table:formula="of:=[.E672]*1000" office:value-type="float" office:value="7.8435004599816" calcext:value-type="float">
            <text:p>7.8435004599816</text:p>
          </table:table-cell>
          <table:table-cell table:number-columns-repeated="1018"/>
        </table:table-row>
        <table:table-row table:style-name="ro1">
          <table:table-cell office:value-type="float" office:value="1475538470.835" calcext:value-type="float">
            <text:p>1475538470.835</text:p>
          </table:table-cell>
          <table:table-cell office:value-type="float" office:value="1.95937" calcext:value-type="float">
            <text:p>1.95937</text:p>
          </table:table-cell>
          <table:table-cell table:formula="of:=([.A673] / 86400) + 25569" office:value-type="date" office:date-value="2016-10-03T23:47:50.834999" calcext:value-type="date">
            <text:p>2016-10-03 23:47:50.835</text:p>
          </table:table-cell>
          <table:table-cell table:formula="of:=[.C673]-(4/24)" office:value-type="time" office:time-value="PT1023523H47M50.834997576S" calcext:value-type="time">
            <text:p>19:47:50.835</text:p>
          </table:table-cell>
          <table:table-cell table:formula="of:=[.B673]/[.G$1]" office:value-type="float" office:value="0.00901274149034039" calcext:value-type="float">
            <text:p>0.00901274149034</text:p>
          </table:table-cell>
          <table:table-cell table:formula="of:=[.E673]*1000" office:value-type="float" office:value="9.01274149034039" calcext:value-type="float">
            <text:p>9.01274149034039</text:p>
          </table:table-cell>
          <table:table-cell table:number-columns-repeated="1018"/>
        </table:table-row>
        <table:table-row table:style-name="ro1">
          <table:table-cell office:value-type="float" office:value="1475538472.13" calcext:value-type="float">
            <text:p>1475538472.13</text:p>
          </table:table-cell>
          <table:table-cell office:value-type="float" office:value="2.006101" calcext:value-type="float">
            <text:p>2.006101</text:p>
          </table:table-cell>
          <table:table-cell table:formula="of:=([.A674] / 86400) + 25569" office:value-type="date" office:date-value="2016-10-03T23:47:52.13" calcext:value-type="date">
            <text:p>2016-10-03 23:47:52.130</text:p>
          </table:table-cell>
          <table:table-cell table:formula="of:=[.C674]-(4/24)" office:value-type="time" office:time-value="PT1023523H47M52.130000778S" calcext:value-type="time">
            <text:p>19:47:52.130</text:p>
          </table:table-cell>
          <table:table-cell table:formula="of:=[.B674]/[.G$1]" office:value-type="float" office:value="0.00922769549218031" calcext:value-type="float">
            <text:p>0.00922769549218</text:p>
          </table:table-cell>
          <table:table-cell table:formula="of:=[.E674]*1000" office:value-type="float" office:value="9.22769549218031" calcext:value-type="float">
            <text:p>9.22769549218031</text:p>
          </table:table-cell>
          <table:table-cell table:number-columns-repeated="1018"/>
        </table:table-row>
        <table:table-row table:style-name="ro1">
          <table:table-cell office:value-type="float" office:value="1475538473.427" calcext:value-type="float">
            <text:p>1475538473.427</text:p>
          </table:table-cell>
          <table:table-cell office:value-type="float" office:value="2.00797" calcext:value-type="float">
            <text:p>2.00797</text:p>
          </table:table-cell>
          <table:table-cell table:formula="of:=([.A675] / 86400) + 25569" office:value-type="date" office:date-value="2016-10-03T23:47:53.427" calcext:value-type="date">
            <text:p>2016-10-03 23:47:53.427</text:p>
          </table:table-cell>
          <table:table-cell table:formula="of:=[.C675]-(4/24)" office:value-type="time" office:time-value="PT1023523H47M53.426997196S" calcext:value-type="time">
            <text:p>19:47:53.427</text:p>
          </table:table-cell>
          <table:table-cell table:formula="of:=[.B675]/[.G$1]" office:value-type="float" office:value="0.00923629254829807" calcext:value-type="float">
            <text:p>0.009236292548298</text:p>
          </table:table-cell>
          <table:table-cell table:formula="of:=[.E675]*1000" office:value-type="float" office:value="9.23629254829807" calcext:value-type="float">
            <text:p>9.23629254829807</text:p>
          </table:table-cell>
          <table:table-cell table:number-columns-repeated="1018"/>
        </table:table-row>
        <table:table-row table:style-name="ro1">
          <table:table-cell office:value-type="float" office:value="1475538474.723" calcext:value-type="float">
            <text:p>1475538474.723</text:p>
          </table:table-cell>
          <table:table-cell office:value-type="float" office:value="1.95719" calcext:value-type="float">
            <text:p>1.95719</text:p>
          </table:table-cell>
          <table:table-cell table:formula="of:=([.A676] / 86400) + 25569" office:value-type="date" office:date-value="2016-10-03T23:47:54.723" calcext:value-type="date">
            <text:p>2016-10-03 23:47:54.723</text:p>
          </table:table-cell>
          <table:table-cell table:formula="of:=[.C676]-(4/24)" office:value-type="time" office:time-value="PT1023523H47M54.722998682S" calcext:value-type="time">
            <text:p>19:47:54.723</text:p>
          </table:table-cell>
          <table:table-cell table:formula="of:=[.B676]/[.G$1]" office:value-type="float" office:value="0.00900271389144434" calcext:value-type="float">
            <text:p>0.009002713891444</text:p>
          </table:table-cell>
          <table:table-cell table:formula="of:=[.E676]*1000" office:value-type="float" office:value="9.00271389144434" calcext:value-type="float">
            <text:p>9.00271389144434</text:p>
          </table:table-cell>
          <table:table-cell table:number-columns-repeated="1018"/>
        </table:table-row>
        <table:table-row table:style-name="ro1">
          <table:table-cell office:value-type="float" office:value="1475538476.02" calcext:value-type="float">
            <text:p>1475538476.02</text:p>
          </table:table-cell>
          <table:table-cell office:value-type="float" office:value="1.850721" calcext:value-type="float">
            <text:p>1.850721</text:p>
          </table:table-cell>
          <table:table-cell table:formula="of:=([.A677] / 86400) + 25569" office:value-type="date" office:date-value="2016-10-03T23:47:56.02" calcext:value-type="date">
            <text:p>2016-10-03 23:47:56.020</text:p>
          </table:table-cell>
          <table:table-cell table:formula="of:=[.C677]-(4/24)" office:value-type="time" office:time-value="PT1023523H47M56.019997615S" calcext:value-type="time">
            <text:p>19:47:56.020</text:p>
          </table:table-cell>
          <table:table-cell table:formula="of:=[.B677]/[.G$1]" office:value-type="float" office:value="0.00851297608095676" calcext:value-type="float">
            <text:p>0.008512976080957</text:p>
          </table:table-cell>
          <table:table-cell table:formula="of:=[.E677]*1000" office:value-type="float" office:value="8.51297608095676" calcext:value-type="float">
            <text:p>8.51297608095676</text:p>
          </table:table-cell>
          <table:table-cell table:number-columns-repeated="1018"/>
        </table:table-row>
        <table:table-row table:style-name="ro1">
          <table:table-cell office:value-type="float" office:value="1475538477.383" calcext:value-type="float">
            <text:p>1475538477.383</text:p>
          </table:table-cell>
          <table:table-cell office:value-type="float" office:value="1.772645" calcext:value-type="float">
            <text:p>1.772645</text:p>
          </table:table-cell>
          <table:table-cell table:formula="of:=([.A678] / 86400) + 25569" office:value-type="date" office:date-value="2016-10-03T23:47:57.382999" calcext:value-type="date">
            <text:p>2016-10-03 23:47:57.383</text:p>
          </table:table-cell>
          <table:table-cell table:formula="of:=[.C678]-(4/24)" office:value-type="time" office:time-value="PT1023523H47M57.382999845S" calcext:value-type="time">
            <text:p>19:47:57.383</text:p>
          </table:table-cell>
          <table:table-cell table:formula="of:=[.B678]/[.G$1]" office:value-type="float" office:value="0.00815384084636614" calcext:value-type="float">
            <text:p>0.008153840846366</text:p>
          </table:table-cell>
          <table:table-cell table:formula="of:=[.E678]*1000" office:value-type="float" office:value="8.15384084636614" calcext:value-type="float">
            <text:p>8.15384084636614</text:p>
          </table:table-cell>
          <table:table-cell table:number-columns-repeated="1018"/>
        </table:table-row>
        <table:table-row table:style-name="ro1">
          <table:table-cell office:value-type="float" office:value="1475538478.705" calcext:value-type="float">
            <text:p>1475538478.705</text:p>
          </table:table-cell>
          <table:table-cell office:value-type="float" office:value="1.774679" calcext:value-type="float">
            <text:p>1.774679</text:p>
          </table:table-cell>
          <table:table-cell table:formula="of:=([.A679] / 86400) + 25569" office:value-type="date" office:date-value="2016-10-03T23:47:58.705" calcext:value-type="date">
            <text:p>2016-10-03 23:47:58.705</text:p>
          </table:table-cell>
          <table:table-cell table:formula="of:=[.C679]-(4/24)" office:value-type="time" office:time-value="PT1023523H47M58.704997804S" calcext:value-type="time">
            <text:p>19:47:58.705</text:p>
          </table:table-cell>
          <table:table-cell table:formula="of:=[.B679]/[.G$1]" office:value-type="float" office:value="0.00816319687212511" calcext:value-type="float">
            <text:p>0.008163196872125</text:p>
          </table:table-cell>
          <table:table-cell table:formula="of:=[.E679]*1000" office:value-type="float" office:value="8.16319687212511" calcext:value-type="float">
            <text:p>8.16319687212511</text:p>
          </table:table-cell>
          <table:table-cell table:number-columns-repeated="1018"/>
        </table:table-row>
        <table:table-row table:style-name="ro1">
          <table:table-cell office:value-type="float" office:value="1475538480.001" calcext:value-type="float">
            <text:p>1475538480.001</text:p>
          </table:table-cell>
          <table:table-cell office:value-type="float" office:value="1.789572" calcext:value-type="float">
            <text:p>1.789572</text:p>
          </table:table-cell>
          <table:table-cell table:formula="of:=([.A680] / 86400) + 25569" office:value-type="date" office:date-value="2016-10-03T23:48:00.001" calcext:value-type="date">
            <text:p>2016-10-03 23:48:00.001</text:p>
          </table:table-cell>
          <table:table-cell table:formula="of:=[.C680]-(4/24)" office:value-type="time" office:time-value="PT1023523H48M00.001000129S" calcext:value-type="time">
            <text:p>19:48:00.001</text:p>
          </table:table-cell>
          <table:table-cell table:formula="of:=[.B680]/[.G$1]" office:value-type="float" office:value="0.00823170193192272" calcext:value-type="float">
            <text:p>0.008231701931923</text:p>
          </table:table-cell>
          <table:table-cell table:formula="of:=[.E680]*1000" office:value-type="float" office:value="8.23170193192272" calcext:value-type="float">
            <text:p>8.23170193192272</text:p>
          </table:table-cell>
          <table:table-cell table:number-columns-repeated="1018"/>
        </table:table-row>
        <table:table-row table:style-name="ro1">
          <table:table-cell office:value-type="float" office:value="1475538481.55" calcext:value-type="float">
            <text:p>1475538481.55</text:p>
          </table:table-cell>
          <table:table-cell office:value-type="float" office:value="1.886186" calcext:value-type="float">
            <text:p>1.886186</text:p>
          </table:table-cell>
          <table:table-cell table:formula="of:=([.A681] / 86400) + 25569" office:value-type="date" office:date-value="2016-10-03T23:48:01.550001" calcext:value-type="date">
            <text:p>2016-10-03 23:48:01.550</text:p>
          </table:table-cell>
          <table:table-cell table:formula="of:=[.C681]-(4/24)" office:value-type="time" office:time-value="PT1023523H48M01.550000142S" calcext:value-type="time">
            <text:p>19:48:01.550</text:p>
          </table:table-cell>
          <table:table-cell table:formula="of:=[.B681]/[.G$1]" office:value-type="float" office:value="0.00867610855565777" calcext:value-type="float">
            <text:p>0.008676108555658</text:p>
          </table:table-cell>
          <table:table-cell table:formula="of:=[.E681]*1000" office:value-type="float" office:value="8.67610855565777" calcext:value-type="float">
            <text:p>8.67610855565777</text:p>
          </table:table-cell>
          <table:table-cell table:number-columns-repeated="1018"/>
        </table:table-row>
        <table:table-row table:style-name="ro1">
          <table:table-cell office:value-type="float" office:value="1475538482.846" calcext:value-type="float">
            <text:p>1475538482.846</text:p>
          </table:table-cell>
          <table:table-cell office:value-type="float" office:value="1.953508" calcext:value-type="float">
            <text:p>1.953508</text:p>
          </table:table-cell>
          <table:table-cell table:formula="of:=([.A682] / 86400) + 25569" office:value-type="date" office:date-value="2016-10-03T23:48:02.846" calcext:value-type="date">
            <text:p>2016-10-03 23:48:02.846</text:p>
          </table:table-cell>
          <table:table-cell table:formula="of:=[.C682]-(4/24)" office:value-type="time" office:time-value="PT1023523H48M02.846000791S" calcext:value-type="time">
            <text:p>19:48:02.846</text:p>
          </table:table-cell>
          <table:table-cell table:formula="of:=[.B682]/[.G$1]" office:value-type="float" office:value="0.00898577736890524" calcext:value-type="float">
            <text:p>0.008985777368905</text:p>
          </table:table-cell>
          <table:table-cell table:formula="of:=[.E682]*1000" office:value-type="float" office:value="8.98577736890524" calcext:value-type="float">
            <text:p>8.98577736890524</text:p>
          </table:table-cell>
          <table:table-cell table:number-columns-repeated="1018"/>
        </table:table-row>
        <table:table-row table:style-name="ro1">
          <table:table-cell office:value-type="float" office:value="1475538484.142" calcext:value-type="float">
            <text:p>1475538484.142</text:p>
          </table:table-cell>
          <table:table-cell office:value-type="float" office:value="1.948635" calcext:value-type="float">
            <text:p>1.948635</text:p>
          </table:table-cell>
          <table:table-cell table:formula="of:=([.A683] / 86400) + 25569" office:value-type="date" office:date-value="2016-10-03T23:48:04.142" calcext:value-type="date">
            <text:p>2016-10-03 23:48:04.142</text:p>
          </table:table-cell>
          <table:table-cell table:formula="of:=[.C683]-(4/24)" office:value-type="time" office:time-value="PT1023523H48M04.142000601S" calcext:value-type="time">
            <text:p>19:48:04.142</text:p>
          </table:table-cell>
          <table:table-cell table:formula="of:=[.B683]/[.G$1]" office:value-type="float" office:value="0.00896336246550138" calcext:value-type="float">
            <text:p>0.008963362465501</text:p>
          </table:table-cell>
          <table:table-cell table:formula="of:=[.E683]*1000" office:value-type="float" office:value="8.96336246550138" calcext:value-type="float">
            <text:p>8.96336246550138</text:p>
          </table:table-cell>
          <table:table-cell table:number-columns-repeated="1018"/>
        </table:table-row>
        <table:table-row table:style-name="ro1">
          <table:table-cell office:value-type="float" office:value="1475538485.438" calcext:value-type="float">
            <text:p>1475538485.438</text:p>
          </table:table-cell>
          <table:table-cell office:value-type="float" office:value="1.948562" calcext:value-type="float">
            <text:p>1.948562</text:p>
          </table:table-cell>
          <table:table-cell table:formula="of:=([.A684] / 86400) + 25569" office:value-type="date" office:date-value="2016-10-03T23:48:05.438" calcext:value-type="date">
            <text:p>2016-10-03 23:48:05.438</text:p>
          </table:table-cell>
          <table:table-cell table:formula="of:=[.C684]-(4/24)" office:value-type="time" office:time-value="PT1023523H48M05.438000411S" calcext:value-type="time">
            <text:p>19:48:05.438</text:p>
          </table:table-cell>
          <table:table-cell table:formula="of:=[.B684]/[.G$1]" office:value-type="float" office:value="0.00896302667893284" calcext:value-type="float">
            <text:p>0.008963026678933</text:p>
          </table:table-cell>
          <table:table-cell table:formula="of:=[.E684]*1000" office:value-type="float" office:value="8.96302667893284" calcext:value-type="float">
            <text:p>8.96302667893284</text:p>
          </table:table-cell>
          <table:table-cell table:number-columns-repeated="1018"/>
        </table:table-row>
        <table:table-row table:style-name="ro1">
          <table:table-cell office:value-type="float" office:value="1475538486.799" calcext:value-type="float">
            <text:p>1475538486.799</text:p>
          </table:table-cell>
          <table:table-cell office:value-type="float" office:value="1.984339" calcext:value-type="float">
            <text:p>1.984339</text:p>
          </table:table-cell>
          <table:table-cell table:formula="of:=([.A685] / 86400) + 25569" office:value-type="date" office:date-value="2016-10-03T23:48:06.799" calcext:value-type="date">
            <text:p>2016-10-03 23:48:06.799</text:p>
          </table:table-cell>
          <table:table-cell table:formula="of:=[.C685]-(4/24)" office:value-type="time" office:time-value="PT1023523H48M06.798999785S" calcext:value-type="time">
            <text:p>19:48:06.799</text:p>
          </table:table-cell>
          <table:table-cell table:formula="of:=[.B685]/[.G$1]" office:value-type="float" office:value="0.00912759429622815" calcext:value-type="float">
            <text:p>0.009127594296228</text:p>
          </table:table-cell>
          <table:table-cell table:formula="of:=[.E685]*1000" office:value-type="float" office:value="9.12759429622815" calcext:value-type="float">
            <text:p>9.12759429622815</text:p>
          </table:table-cell>
          <table:table-cell table:number-columns-repeated="1018"/>
        </table:table-row>
        <table:table-row table:style-name="ro1">
          <table:table-cell office:value-type="float" office:value="1475538488.125" calcext:value-type="float">
            <text:p>1475538488.125</text:p>
          </table:table-cell>
          <table:table-cell office:value-type="float" office:value="2.028377" calcext:value-type="float">
            <text:p>2.028377</text:p>
          </table:table-cell>
          <table:table-cell table:formula="of:=([.A686] / 86400) + 25569" office:value-type="date" office:date-value="2016-10-03T23:48:08.125" calcext:value-type="date">
            <text:p>2016-10-03 23:48:08.125</text:p>
          </table:table-cell>
          <table:table-cell table:formula="of:=[.C686]-(4/24)" office:value-type="time" office:time-value="PT1023523H48M08.125000522S" calcext:value-type="time">
            <text:p>19:48:08.125</text:p>
          </table:table-cell>
          <table:table-cell table:formula="of:=[.B686]/[.G$1]" office:value-type="float" office:value="0.00933016099356026" calcext:value-type="float">
            <text:p>0.00933016099356</text:p>
          </table:table-cell>
          <table:table-cell table:formula="of:=[.E686]*1000" office:value-type="float" office:value="9.33016099356026" calcext:value-type="float">
            <text:p>9.33016099356026</text:p>
          </table:table-cell>
          <table:table-cell table:number-columns-repeated="1018"/>
        </table:table-row>
        <table:table-row table:style-name="ro1">
          <table:table-cell office:value-type="float" office:value="1475538489.413" calcext:value-type="float">
            <text:p>1475538489.413</text:p>
          </table:table-cell>
          <table:table-cell office:value-type="float" office:value="2.042922" calcext:value-type="float">
            <text:p>2.042922</text:p>
          </table:table-cell>
          <table:table-cell table:formula="of:=([.A687] / 86400) + 25569" office:value-type="date" office:date-value="2016-10-03T23:48:09.413" calcext:value-type="date">
            <text:p>2016-10-03 23:48:09.413</text:p>
          </table:table-cell>
          <table:table-cell table:formula="of:=[.C687]-(4/24)" office:value-type="time" office:time-value="PT1023523H48M09.412999805S" calcext:value-type="time">
            <text:p>19:48:09.413</text:p>
          </table:table-cell>
          <table:table-cell table:formula="of:=[.B687]/[.G$1]" office:value-type="float" office:value="0.0093970653173873" calcext:value-type="float">
            <text:p>0.009397065317387</text:p>
          </table:table-cell>
          <table:table-cell table:formula="of:=[.E687]*1000" office:value-type="float" office:value="9.3970653173873" calcext:value-type="float">
            <text:p>9.3970653173873</text:p>
          </table:table-cell>
          <table:table-cell table:number-columns-repeated="1018"/>
        </table:table-row>
        <table:table-row table:style-name="ro1">
          <table:table-cell office:value-type="float" office:value="1475538490.971" calcext:value-type="float">
            <text:p>1475538490.971</text:p>
          </table:table-cell>
          <table:table-cell office:value-type="float" office:value="2.038856" calcext:value-type="float">
            <text:p>2.038856</text:p>
          </table:table-cell>
          <table:table-cell table:formula="of:=([.A688] / 86400) + 25569" office:value-type="date" office:date-value="2016-10-03T23:48:10.971" calcext:value-type="date">
            <text:p>2016-10-03 23:48:10.971</text:p>
          </table:table-cell>
          <table:table-cell table:formula="of:=[.C688]-(4/24)" office:value-type="time" office:time-value="PT1023523H48M10.970999468S" calcext:value-type="time">
            <text:p>19:48:10.971</text:p>
          </table:table-cell>
          <table:table-cell table:formula="of:=[.B688]/[.G$1]" office:value-type="float" office:value="0.00937836246550138" calcext:value-type="float">
            <text:p>0.009378362465501</text:p>
          </table:table-cell>
          <table:table-cell table:formula="of:=[.E688]*1000" office:value-type="float" office:value="9.37836246550138" calcext:value-type="float">
            <text:p>9.37836246550138</text:p>
          </table:table-cell>
          <table:table-cell table:number-columns-repeated="1018"/>
        </table:table-row>
        <table:table-row table:style-name="ro1">
          <table:table-cell office:value-type="float" office:value="1475538492.266" calcext:value-type="float">
            <text:p>1475538492.266</text:p>
          </table:table-cell>
          <table:table-cell office:value-type="float" office:value="1.983844" calcext:value-type="float">
            <text:p>1.983844</text:p>
          </table:table-cell>
          <table:table-cell table:formula="of:=([.A689] / 86400) + 25569" office:value-type="date" office:date-value="2016-10-03T23:48:12.266001" calcext:value-type="date">
            <text:p>2016-10-03 23:48:12.266</text:p>
          </table:table-cell>
          <table:table-cell table:formula="of:=[.C689]-(4/24)" office:value-type="time" office:time-value="PT1023523H48M12.266000155S" calcext:value-type="time">
            <text:p>19:48:12.266</text:p>
          </table:table-cell>
          <table:table-cell table:formula="of:=[.B689]/[.G$1]" office:value-type="float" office:value="0.00912531738730451" calcext:value-type="float">
            <text:p>0.009125317387305</text:p>
          </table:table-cell>
          <table:table-cell table:formula="of:=[.E689]*1000" office:value-type="float" office:value="9.12531738730451" calcext:value-type="float">
            <text:p>9.12531738730451</text:p>
          </table:table-cell>
          <table:table-cell table:number-columns-repeated="1018"/>
        </table:table-row>
        <table:table-row table:style-name="ro1">
          <table:table-cell office:value-type="float" office:value="1475538493.568" calcext:value-type="float">
            <text:p>1475538493.568</text:p>
          </table:table-cell>
          <table:table-cell office:value-type="float" office:value="1.893074" calcext:value-type="float">
            <text:p>1.893074</text:p>
          </table:table-cell>
          <table:table-cell table:formula="of:=([.A690] / 86400) + 25569" office:value-type="date" office:date-value="2016-10-03T23:48:13.568" calcext:value-type="date">
            <text:p>2016-10-03 23:48:13.568</text:p>
          </table:table-cell>
          <table:table-cell table:formula="of:=[.C690]-(4/24)" office:value-type="time" office:time-value="PT1023523H48M13.56800057S" calcext:value-type="time">
            <text:p>19:48:13.568</text:p>
          </table:table-cell>
          <table:table-cell table:formula="of:=[.B690]/[.G$1]" office:value-type="float" office:value="0.00870779208831647" calcext:value-type="float">
            <text:p>0.008707792088316</text:p>
          </table:table-cell>
          <table:table-cell table:formula="of:=[.E690]*1000" office:value-type="float" office:value="8.70779208831647" calcext:value-type="float">
            <text:p>8.70779208831647</text:p>
          </table:table-cell>
          <table:table-cell table:number-columns-repeated="1018"/>
        </table:table-row>
        <table:table-row table:style-name="ro1">
          <table:table-cell office:value-type="float" office:value="1475538494.861" calcext:value-type="float">
            <text:p>1475538494.861</text:p>
          </table:table-cell>
          <table:table-cell office:value-type="float" office:value="1.83286" calcext:value-type="float">
            <text:p>1.83286</text:p>
          </table:table-cell>
          <table:table-cell table:formula="of:=([.A691] / 86400) + 25569" office:value-type="date" office:date-value="2016-10-03T23:48:14.861" calcext:value-type="date">
            <text:p>2016-10-03 23:48:14.861</text:p>
          </table:table-cell>
          <table:table-cell table:formula="of:=[.C691]-(4/24)" office:value-type="time" office:time-value="PT1023523H48M14.861000497S" calcext:value-type="time">
            <text:p>19:48:14.861</text:p>
          </table:table-cell>
          <table:table-cell table:formula="of:=[.B691]/[.G$1]" office:value-type="float" office:value="0.00843081876724931" calcext:value-type="float">
            <text:p>0.008430818767249</text:p>
          </table:table-cell>
          <table:table-cell table:formula="of:=[.E691]*1000" office:value-type="float" office:value="8.43081876724931" calcext:value-type="float">
            <text:p>8.43081876724931</text:p>
          </table:table-cell>
          <table:table-cell table:number-columns-repeated="1018"/>
        </table:table-row>
        <table:table-row table:style-name="ro1">
          <table:table-cell office:value-type="float" office:value="1475538496.158" calcext:value-type="float">
            <text:p>1475538496.158</text:p>
          </table:table-cell>
          <table:table-cell office:value-type="float" office:value="1.834435" calcext:value-type="float">
            <text:p>1.834435</text:p>
          </table:table-cell>
          <table:table-cell table:formula="of:=([.A692] / 86400) + 25569" office:value-type="date" office:date-value="2016-10-03T23:48:16.158" calcext:value-type="date">
            <text:p>2016-10-03 23:48:16.158</text:p>
          </table:table-cell>
          <table:table-cell table:formula="of:=[.C692]-(4/24)" office:value-type="time" office:time-value="PT1023523H48M16.158000268S" calcext:value-type="time">
            <text:p>19:48:16.158</text:p>
          </table:table-cell>
          <table:table-cell table:formula="of:=[.B692]/[.G$1]" office:value-type="float" office:value="0.0084380634774609" calcext:value-type="float">
            <text:p>0.008438063477461</text:p>
          </table:table-cell>
          <table:table-cell table:formula="of:=[.E692]*1000" office:value-type="float" office:value="8.4380634774609" calcext:value-type="float">
            <text:p>8.4380634774609</text:p>
          </table:table-cell>
          <table:table-cell table:number-columns-repeated="1018"/>
        </table:table-row>
        <table:table-row table:style-name="ro1">
          <table:table-cell office:value-type="float" office:value="1475538497.518" calcext:value-type="float">
            <text:p>1475538497.518</text:p>
          </table:table-cell>
          <table:table-cell office:value-type="float" office:value="1.818937" calcext:value-type="float">
            <text:p>1.818937</text:p>
          </table:table-cell>
          <table:table-cell table:formula="of:=([.A693] / 86400) + 25569" office:value-type="date" office:date-value="2016-10-03T23:48:17.518" calcext:value-type="date">
            <text:p>2016-10-03 23:48:17.518</text:p>
          </table:table-cell>
          <table:table-cell table:formula="of:=[.C693]-(4/24)" office:value-type="time" office:time-value="PT1023523H48M17.5180001S" calcext:value-type="time">
            <text:p>19:48:17.518</text:p>
          </table:table-cell>
          <table:table-cell table:formula="of:=[.B693]/[.G$1]" office:value-type="float" office:value="0.00836677552897884" calcext:value-type="float">
            <text:p>0.008366775528979</text:p>
          </table:table-cell>
          <table:table-cell table:formula="of:=[.E693]*1000" office:value-type="float" office:value="8.36677552897884" calcext:value-type="float">
            <text:p>8.36677552897884</text:p>
          </table:table-cell>
          <table:table-cell table:number-columns-repeated="1018"/>
        </table:table-row>
        <table:table-row table:style-name="ro1">
          <table:table-cell office:value-type="float" office:value="1475538498.844" calcext:value-type="float">
            <text:p>1475538498.844</text:p>
          </table:table-cell>
          <table:table-cell office:value-type="float" office:value="1.673192" calcext:value-type="float">
            <text:p>1.673192</text:p>
          </table:table-cell>
          <table:table-cell table:formula="of:=([.A694] / 86400) + 25569" office:value-type="date" office:date-value="2016-10-03T23:48:18.844" calcext:value-type="date">
            <text:p>2016-10-03 23:48:18.844</text:p>
          </table:table-cell>
          <table:table-cell table:formula="of:=[.C694]-(4/24)" office:value-type="time" office:time-value="PT1023523H48M18.844000418S" calcext:value-type="time">
            <text:p>19:48:18.844</text:p>
          </table:table-cell>
          <table:table-cell table:formula="of:=[.B694]/[.G$1]" office:value-type="float" office:value="0.0076963753449862" calcext:value-type="float">
            <text:p>0.007696375344986</text:p>
          </table:table-cell>
          <table:table-cell table:formula="of:=[.E694]*1000" office:value-type="float" office:value="7.6963753449862" calcext:value-type="float">
            <text:p>7.6963753449862</text:p>
          </table:table-cell>
          <table:table-cell table:number-columns-repeated="1018"/>
        </table:table-row>
        <table:table-row table:style-name="ro1">
          <table:table-cell office:value-type="float" office:value="1475538500.139" calcext:value-type="float">
            <text:p>1475538500.139</text:p>
          </table:table-cell>
          <table:table-cell office:value-type="float" office:value="1.535526" calcext:value-type="float">
            <text:p>1.535526</text:p>
          </table:table-cell>
          <table:table-cell table:formula="of:=([.A695] / 86400) + 25569" office:value-type="date" office:date-value="2016-10-03T23:48:20.139" calcext:value-type="date">
            <text:p>2016-10-03 23:48:20.139</text:p>
          </table:table-cell>
          <table:table-cell table:formula="of:=[.C695]-(4/24)" office:value-type="time" office:time-value="PT1023523H48M20.139000267S" calcext:value-type="time">
            <text:p>19:48:20.139</text:p>
          </table:table-cell>
          <table:table-cell table:formula="of:=[.B695]/[.G$1]" office:value-type="float" office:value="0.00706313707451702" calcext:value-type="float">
            <text:p>0.007063137074517</text:p>
          </table:table-cell>
          <table:table-cell table:formula="of:=[.E695]*1000" office:value-type="float" office:value="7.06313707451702" calcext:value-type="float">
            <text:p>7.06313707451702</text:p>
          </table:table-cell>
          <table:table-cell table:number-columns-repeated="1018"/>
        </table:table-row>
        <table:table-row table:style-name="ro1">
          <table:table-cell office:value-type="float" office:value="1475538501.733" calcext:value-type="float">
            <text:p>1475538501.733</text:p>
          </table:table-cell>
          <table:table-cell office:value-type="float" office:value="1.520926" calcext:value-type="float">
            <text:p>1.520926</text:p>
          </table:table-cell>
          <table:table-cell table:formula="of:=([.A696] / 86400) + 25569" office:value-type="date" office:date-value="2016-10-03T23:48:21.733" calcext:value-type="date">
            <text:p>2016-10-03 23:48:21.733</text:p>
          </table:table-cell>
          <table:table-cell table:formula="of:=[.C696]-(4/24)" office:value-type="time" office:time-value="PT1023523H48M21.732998528S" calcext:value-type="time">
            <text:p>19:48:21.733</text:p>
          </table:table-cell>
          <table:table-cell table:formula="of:=[.B696]/[.G$1]" office:value-type="float" office:value="0.00699597976080957" calcext:value-type="float">
            <text:p>0.00699597976081</text:p>
          </table:table-cell>
          <table:table-cell table:formula="of:=[.E696]*1000" office:value-type="float" office:value="6.99597976080957" calcext:value-type="float">
            <text:p>6.99597976080957</text:p>
          </table:table-cell>
          <table:table-cell table:number-columns-repeated="1018"/>
        </table:table-row>
        <table:table-row table:style-name="ro1">
          <table:table-cell office:value-type="float" office:value="1475538503.028" calcext:value-type="float">
            <text:p>1475538503.028</text:p>
          </table:table-cell>
          <table:table-cell office:value-type="float" office:value="1.520321" calcext:value-type="float">
            <text:p>1.520321</text:p>
          </table:table-cell>
          <table:table-cell table:formula="of:=([.A697] / 86400) + 25569" office:value-type="date" office:date-value="2016-10-03T23:48:23.028" calcext:value-type="date">
            <text:p>2016-10-03 23:48:23.028</text:p>
          </table:table-cell>
          <table:table-cell table:formula="of:=[.C697]-(4/24)" office:value-type="time" office:time-value="PT1023523H48M23.027997958S" calcext:value-type="time">
            <text:p>19:48:23.028</text:p>
          </table:table-cell>
          <table:table-cell table:formula="of:=[.B697]/[.G$1]" office:value-type="float" office:value="0.00699319687212512" calcext:value-type="float">
            <text:p>0.006993196872125</text:p>
          </table:table-cell>
          <table:table-cell table:formula="of:=[.E697]*1000" office:value-type="float" office:value="6.99319687212512" calcext:value-type="float">
            <text:p>6.99319687212512</text:p>
          </table:table-cell>
          <table:table-cell table:number-columns-repeated="1018"/>
        </table:table-row>
        <table:table-row table:style-name="ro1">
          <table:table-cell office:value-type="float" office:value="1475538504.325" calcext:value-type="float">
            <text:p>1475538504.325</text:p>
          </table:table-cell>
          <table:table-cell office:value-type="float" office:value="1.523435" calcext:value-type="float">
            <text:p>1.523435</text:p>
          </table:table-cell>
          <table:table-cell table:formula="of:=([.A698] / 86400) + 25569" office:value-type="date" office:date-value="2016-10-03T23:48:24.325" calcext:value-type="date">
            <text:p>2016-10-03 23:48:24.325</text:p>
          </table:table-cell>
          <table:table-cell table:formula="of:=[.C698]-(4/24)" office:value-type="time" office:time-value="PT1023523H48M24.325000662S" calcext:value-type="time">
            <text:p>19:48:24.325</text:p>
          </table:table-cell>
          <table:table-cell table:formula="of:=[.B698]/[.G$1]" office:value-type="float" office:value="0.00700752069917203" calcext:value-type="float">
            <text:p>0.007007520699172</text:p>
          </table:table-cell>
          <table:table-cell table:formula="of:=[.E698]*1000" office:value-type="float" office:value="7.00752069917203" calcext:value-type="float">
            <text:p>7.00752069917203</text:p>
          </table:table-cell>
          <table:table-cell table:number-columns-repeated="1018"/>
        </table:table-row>
        <table:table-row table:style-name="ro1">
          <table:table-cell office:value-type="float" office:value="1475538505.62" calcext:value-type="float">
            <text:p>1475538505.62</text:p>
          </table:table-cell>
          <table:table-cell office:value-type="float" office:value="1.531477" calcext:value-type="float">
            <text:p>1.531477</text:p>
          </table:table-cell>
          <table:table-cell table:formula="of:=([.A699] / 86400) + 25569" office:value-type="date" office:date-value="2016-10-03T23:48:25.620001" calcext:value-type="date">
            <text:p>2016-10-03 23:48:25.620</text:p>
          </table:table-cell>
          <table:table-cell table:formula="of:=[.C699]-(4/24)" office:value-type="time" office:time-value="PT1023523H48M25.620000092S" calcext:value-type="time">
            <text:p>19:48:25.620</text:p>
          </table:table-cell>
          <table:table-cell table:formula="of:=[.B699]/[.G$1]" office:value-type="float" office:value="0.00704451241950322" calcext:value-type="float">
            <text:p>0.007044512419503</text:p>
          </table:table-cell>
          <table:table-cell table:formula="of:=[.E699]*1000" office:value-type="float" office:value="7.04451241950322" calcext:value-type="float">
            <text:p>7.04451241950322</text:p>
          </table:table-cell>
          <table:table-cell table:number-columns-repeated="1018"/>
        </table:table-row>
        <table:table-row table:style-name="ro1">
          <table:table-cell office:value-type="float" office:value="1475538506.979" calcext:value-type="float">
            <text:p>1475538506.979</text:p>
          </table:table-cell>
          <table:table-cell office:value-type="float" office:value="1.531239" calcext:value-type="float">
            <text:p>1.531239</text:p>
          </table:table-cell>
          <table:table-cell table:formula="of:=([.A700] / 86400) + 25569" office:value-type="date" office:date-value="2016-10-03T23:48:26.979" calcext:value-type="date">
            <text:p>2016-10-03 23:48:26.979</text:p>
          </table:table-cell>
          <table:table-cell table:formula="of:=[.C700]-(4/24)" office:value-type="time" office:time-value="PT1023523H48M26.978999544S" calcext:value-type="time">
            <text:p>19:48:26.979</text:p>
          </table:table-cell>
          <table:table-cell table:formula="of:=[.B700]/[.G$1]" office:value-type="float" office:value="0.00704341766329347" calcext:value-type="float">
            <text:p>0.007043417663293</text:p>
          </table:table-cell>
          <table:table-cell table:formula="of:=[.E700]*1000" office:value-type="float" office:value="7.04341766329347" calcext:value-type="float">
            <text:p>7.04341766329347</text:p>
          </table:table-cell>
          <table:table-cell table:number-columns-repeated="1018"/>
        </table:table-row>
        <table:table-row table:style-name="ro1">
          <table:table-cell office:value-type="float" office:value="1475538508.306" calcext:value-type="float">
            <text:p>1475538508.306</text:p>
          </table:table-cell>
          <table:table-cell office:value-type="float" office:value="1.531459" calcext:value-type="float">
            <text:p>1.531459</text:p>
          </table:table-cell>
          <table:table-cell table:formula="of:=([.A701] / 86400) + 25569" office:value-type="date" office:date-value="2016-10-03T23:48:28.306" calcext:value-type="date">
            <text:p>2016-10-03 23:48:28.306</text:p>
          </table:table-cell>
          <table:table-cell table:formula="of:=[.C701]-(4/24)" office:value-type="time" office:time-value="PT1023523H48M28.305999823S" calcext:value-type="time">
            <text:p>19:48:28.306</text:p>
          </table:table-cell>
          <table:table-cell table:formula="of:=[.B701]/[.G$1]" office:value-type="float" office:value="0.00704442962281509" calcext:value-type="float">
            <text:p>0.007044429622815</text:p>
          </table:table-cell>
          <table:table-cell table:formula="of:=[.E701]*1000" office:value-type="float" office:value="7.04442962281509" calcext:value-type="float">
            <text:p>7.04442962281509</text:p>
          </table:table-cell>
          <table:table-cell table:number-columns-repeated="1018"/>
        </table:table-row>
        <table:table-row table:style-name="ro1">
          <table:table-cell office:value-type="float" office:value="1475538509.608" calcext:value-type="float">
            <text:p>1475538509.608</text:p>
          </table:table-cell>
          <table:table-cell office:value-type="float" office:value="1.684458" calcext:value-type="float">
            <text:p>1.684458</text:p>
          </table:table-cell>
          <table:table-cell table:formula="of:=([.A702] / 86400) + 25569" office:value-type="date" office:date-value="2016-10-03T23:48:29.608" calcext:value-type="date">
            <text:p>2016-10-03 23:48:29.608</text:p>
          </table:table-cell>
          <table:table-cell table:formula="of:=[.C702]-(4/24)" office:value-type="time" office:time-value="PT1023523H48M29.607998561S" calcext:value-type="time">
            <text:p>19:48:29.608</text:p>
          </table:table-cell>
          <table:table-cell table:formula="of:=[.B702]/[.G$1]" office:value-type="float" office:value="0.00774819687212511" calcext:value-type="float">
            <text:p>0.007748196872125</text:p>
          </table:table-cell>
          <table:table-cell table:formula="of:=[.E702]*1000" office:value-type="float" office:value="7.74819687212512" calcext:value-type="float">
            <text:p>7.74819687212512</text:p>
          </table:table-cell>
          <table:table-cell table:number-columns-repeated="1018"/>
        </table:table-row>
        <table:table-row table:style-name="ro1">
          <table:table-cell office:value-type="float" office:value="1475538511.211" calcext:value-type="float">
            <text:p>1475538511.211</text:p>
          </table:table-cell>
          <table:table-cell office:value-type="float" office:value="1.944989" calcext:value-type="float">
            <text:p>1.944989</text:p>
          </table:table-cell>
          <table:table-cell table:formula="of:=([.A703] / 86400) + 25569" office:value-type="date" office:date-value="2016-10-03T23:48:31.211" calcext:value-type="date">
            <text:p>2016-10-03 23:48:31.211</text:p>
          </table:table-cell>
          <table:table-cell table:formula="of:=[.C703]-(4/24)" office:value-type="time" office:time-value="PT1023523H48M31.210997729S" calcext:value-type="time">
            <text:p>19:48:31.211</text:p>
          </table:table-cell>
          <table:table-cell table:formula="of:=[.B703]/[.G$1]" office:value-type="float" office:value="0.00894659153633855" calcext:value-type="float">
            <text:p>0.008946591536339</text:p>
          </table:table-cell>
          <table:table-cell table:formula="of:=[.E703]*1000" office:value-type="float" office:value="8.94659153633855" calcext:value-type="float">
            <text:p>8.94659153633855</text:p>
          </table:table-cell>
          <table:table-cell table:number-columns-repeated="1018"/>
        </table:table-row>
        <table:table-row table:style-name="ro1">
          <table:table-cell office:value-type="float" office:value="1475538512.505" calcext:value-type="float">
            <text:p>1475538512.505</text:p>
          </table:table-cell>
          <table:table-cell office:value-type="float" office:value="2.004013" calcext:value-type="float">
            <text:p>2.004013</text:p>
          </table:table-cell>
          <table:table-cell table:formula="of:=([.A704] / 86400) + 25569" office:value-type="date" office:date-value="2016-10-03T23:48:32.505" calcext:value-type="date">
            <text:p>2016-10-03 23:48:32.505</text:p>
          </table:table-cell>
          <table:table-cell table:formula="of:=[.C704]-(4/24)" office:value-type="time" office:time-value="PT1023523H48M32.50500055S" calcext:value-type="time">
            <text:p>19:48:32.505</text:p>
          </table:table-cell>
          <table:table-cell table:formula="of:=[.B704]/[.G$1]" office:value-type="float" office:value="0.00921809107635695" calcext:value-type="float">
            <text:p>0.009218091076357</text:p>
          </table:table-cell>
          <table:table-cell table:formula="of:=[.E704]*1000" office:value-type="float" office:value="9.21809107635695" calcext:value-type="float">
            <text:p>9.21809107635695</text:p>
          </table:table-cell>
          <table:table-cell table:number-columns-repeated="1018"/>
        </table:table-row>
        <table:table-row table:style-name="ro1">
          <table:table-cell office:value-type="float" office:value="1475538513.801" calcext:value-type="float">
            <text:p>1475538513.801</text:p>
          </table:table-cell>
          <table:table-cell office:value-type="float" office:value="2.006889" calcext:value-type="float">
            <text:p>2.006889</text:p>
          </table:table-cell>
          <table:table-cell table:formula="of:=([.A705] / 86400) + 25569" office:value-type="date" office:date-value="2016-10-03T23:48:33.801001" calcext:value-type="date">
            <text:p>2016-10-03 23:48:33.801</text:p>
          </table:table-cell>
          <table:table-cell table:formula="of:=[.C705]-(4/24)" office:value-type="time" office:time-value="PT1023523H48M33.80100036S" calcext:value-type="time">
            <text:p>19:48:33.801</text:p>
          </table:table-cell>
          <table:table-cell table:formula="of:=[.B705]/[.G$1]" office:value-type="float" office:value="0.00923132014719411" calcext:value-type="float">
            <text:p>0.009231320147194</text:p>
          </table:table-cell>
          <table:table-cell table:formula="of:=[.E705]*1000" office:value-type="float" office:value="9.23132014719411" calcext:value-type="float">
            <text:p>9.23132014719411</text:p>
          </table:table-cell>
          <table:table-cell table:number-columns-repeated="1018"/>
        </table:table-row>
        <table:table-row table:style-name="ro1">
          <table:table-cell office:value-type="float" office:value="1475538515.05" calcext:value-type="float">
            <text:p>1475538515.05</text:p>
          </table:table-cell>
          <table:table-cell office:value-type="float" office:value="1.964719" calcext:value-type="float">
            <text:p>1.964719</text:p>
          </table:table-cell>
          <table:table-cell table:formula="of:=([.A706] / 86400) + 25569" office:value-type="date" office:date-value="2016-10-03T23:48:35.05" calcext:value-type="date">
            <text:p>2016-10-03 23:48:35.050</text:p>
          </table:table-cell>
          <table:table-cell table:formula="of:=[.C706]-(4/24)" office:value-type="time" office:time-value="PT1023523H48M35.050000325S" calcext:value-type="time">
            <text:p>19:48:35.050</text:p>
          </table:table-cell>
          <table:table-cell table:formula="of:=[.B706]/[.G$1]" office:value-type="float" office:value="0.00903734590616375" calcext:value-type="float">
            <text:p>0.009037345906164</text:p>
          </table:table-cell>
          <table:table-cell table:formula="of:=[.E706]*1000" office:value-type="float" office:value="9.03734590616375" calcext:value-type="float">
            <text:p>9.03734590616375</text:p>
          </table:table-cell>
          <table:table-cell table:number-columns-repeated="1018"/>
        </table:table-row>
        <table:table-row table:style-name="ro1">
          <table:table-cell office:value-type="float" office:value="1475538516.408" calcext:value-type="float">
            <text:p>1475538516.408</text:p>
          </table:table-cell>
          <table:table-cell office:value-type="float" office:value="1.857224" calcext:value-type="float">
            <text:p>1.857224</text:p>
          </table:table-cell>
          <table:table-cell table:formula="of:=([.A707] / 86400) + 25569" office:value-type="date" office:date-value="2016-10-03T23:48:36.408" calcext:value-type="date">
            <text:p>2016-10-03 23:48:36.408</text:p>
          </table:table-cell>
          <table:table-cell table:formula="of:=[.C707]-(4/24)" office:value-type="time" office:time-value="PT1023523H48M36.408000235S" calcext:value-type="time">
            <text:p>19:48:36.408</text:p>
          </table:table-cell>
          <table:table-cell table:formula="of:=[.B707]/[.G$1]" office:value-type="float" office:value="0.00854288868445262" calcext:value-type="float">
            <text:p>0.008542888684453</text:p>
          </table:table-cell>
          <table:table-cell table:formula="of:=[.E707]*1000" office:value-type="float" office:value="8.54288868445262" calcext:value-type="float">
            <text:p>8.54288868445262</text:p>
          </table:table-cell>
          <table:table-cell table:number-columns-repeated="1018"/>
        </table:table-row>
        <table:table-row table:style-name="ro1">
          <table:table-cell office:value-type="float" office:value="1475538517.736" calcext:value-type="float">
            <text:p>1475538517.736</text:p>
          </table:table-cell>
          <table:table-cell office:value-type="float" office:value="1.771748" calcext:value-type="float">
            <text:p>1.771748</text:p>
          </table:table-cell>
          <table:table-cell table:formula="of:=([.A708] / 86400) + 25569" office:value-type="date" office:date-value="2016-10-03T23:48:37.736" calcext:value-type="date">
            <text:p>2016-10-03 23:48:37.736</text:p>
          </table:table-cell>
          <table:table-cell table:formula="of:=[.C708]-(4/24)" office:value-type="time" office:time-value="PT1023523H48M37.735999636S" calcext:value-type="time">
            <text:p>19:48:37.736</text:p>
          </table:table-cell>
          <table:table-cell table:formula="of:=[.B708]/[.G$1]" office:value-type="float" office:value="0.00814971481140754" calcext:value-type="float">
            <text:p>0.008149714811408</text:p>
          </table:table-cell>
          <table:table-cell table:formula="of:=[.E708]*1000" office:value-type="float" office:value="8.14971481140755" calcext:value-type="float">
            <text:p>8.14971481140755</text:p>
          </table:table-cell>
          <table:table-cell table:number-columns-repeated="1018"/>
        </table:table-row>
        <table:table-row table:style-name="ro1">
          <table:table-cell office:value-type="float" office:value="1475538519.035" calcext:value-type="float">
            <text:p>1475538519.035</text:p>
          </table:table-cell>
          <table:table-cell office:value-type="float" office:value="1.772059" calcext:value-type="float">
            <text:p>1.772059</text:p>
          </table:table-cell>
          <table:table-cell table:formula="of:=([.A709] / 86400) + 25569" office:value-type="date" office:date-value="2016-10-03T23:48:39.035" calcext:value-type="date">
            <text:p>2016-10-03 23:48:39.035</text:p>
          </table:table-cell>
          <table:table-cell table:formula="of:=[.C709]-(4/24)" office:value-type="time" office:time-value="PT1023523H48M39.034997653S" calcext:value-type="time">
            <text:p>19:48:39.035</text:p>
          </table:table-cell>
          <table:table-cell table:formula="of:=[.B709]/[.G$1]" office:value-type="float" office:value="0.00815114535418583" calcext:value-type="float">
            <text:p>0.008151145354186</text:p>
          </table:table-cell>
          <table:table-cell table:formula="of:=[.E709]*1000" office:value-type="float" office:value="8.15114535418583" calcext:value-type="float">
            <text:p>8.15114535418583</text:p>
          </table:table-cell>
          <table:table-cell table:number-columns-repeated="1018"/>
        </table:table-row>
        <table:table-row table:style-name="ro1">
          <table:table-cell office:value-type="float" office:value="1475538520.328" calcext:value-type="float">
            <text:p>1475538520.328</text:p>
          </table:table-cell>
          <table:table-cell office:value-type="float" office:value="1.780303" calcext:value-type="float">
            <text:p>1.780303</text:p>
          </table:table-cell>
          <table:table-cell table:formula="of:=([.A710] / 86400) + 25569" office:value-type="date" office:date-value="2016-10-03T23:48:40.328" calcext:value-type="date">
            <text:p>2016-10-03 23:48:40.328</text:p>
          </table:table-cell>
          <table:table-cell table:formula="of:=[.C710]-(4/24)" office:value-type="time" office:time-value="PT1023523H48M40.327999257S" calcext:value-type="time">
            <text:p>19:48:40.328</text:p>
          </table:table-cell>
          <table:table-cell table:formula="of:=[.B710]/[.G$1]" office:value-type="float" office:value="0.00818906623735051" calcext:value-type="float">
            <text:p>0.008189066237351</text:p>
          </table:table-cell>
          <table:table-cell table:formula="of:=[.E710]*1000" office:value-type="float" office:value="8.18906623735051" calcext:value-type="float">
            <text:p>8.18906623735051</text:p>
          </table:table-cell>
          <table:table-cell table:number-columns-repeated="1018"/>
        </table:table-row>
        <table:table-row table:style-name="ro1">
          <table:table-cell office:value-type="float" office:value="1475538521.471" calcext:value-type="float">
            <text:p>1475538521.471</text:p>
          </table:table-cell>
          <table:table-cell office:value-type="float" office:value="1.852735" calcext:value-type="float">
            <text:p>1.852735</text:p>
          </table:table-cell>
          <table:table-cell table:formula="of:=([.A711] / 86400) + 25569" office:value-type="date" office:date-value="2016-10-03T23:48:41.471" calcext:value-type="date">
            <text:p>2016-10-03 23:48:41.471</text:p>
          </table:table-cell>
          <table:table-cell table:formula="of:=[.C711]-(4/24)" office:value-type="time" office:time-value="PT1023523H48M41.470999997S" calcext:value-type="time">
            <text:p>19:48:41.471</text:p>
          </table:table-cell>
          <table:table-cell table:formula="of:=[.B711]/[.G$1]" office:value-type="float" office:value="0.00852224011039558" calcext:value-type="float">
            <text:p>0.008522240110396</text:p>
          </table:table-cell>
          <table:table-cell table:formula="of:=[.E711]*1000" office:value-type="float" office:value="8.52224011039558" calcext:value-type="float">
            <text:p>8.52224011039558</text:p>
          </table:table-cell>
          <table:table-cell table:number-columns-repeated="1018"/>
        </table:table-row>
        <table:table-row table:style-name="ro1">
          <table:table-cell office:value-type="float" office:value="1475538522.766" calcext:value-type="float">
            <text:p>1475538522.766</text:p>
          </table:table-cell>
          <table:table-cell office:value-type="float" office:value="1.93332" calcext:value-type="float">
            <text:p>1.93332</text:p>
          </table:table-cell>
          <table:table-cell table:formula="of:=([.A712] / 86400) + 25569" office:value-type="date" office:date-value="2016-10-03T23:48:42.766" calcext:value-type="date">
            <text:p>2016-10-03 23:48:42.766</text:p>
          </table:table-cell>
          <table:table-cell table:formula="of:=[.C712]-(4/24)" office:value-type="time" office:time-value="PT1023523H48M42.765999008S" calcext:value-type="time">
            <text:p>19:48:42.766</text:p>
          </table:table-cell>
          <table:table-cell table:formula="of:=[.B712]/[.G$1]" office:value-type="float" office:value="0.00889291628334867" calcext:value-type="float">
            <text:p>0.008892916283349</text:p>
          </table:table-cell>
          <table:table-cell table:formula="of:=[.E712]*1000" office:value-type="float" office:value="8.89291628334867" calcext:value-type="float">
            <text:p>8.89291628334867</text:p>
          </table:table-cell>
          <table:table-cell table:number-columns-repeated="1018"/>
        </table:table-row>
        <table:table-row table:style-name="ro1">
          <table:table-cell office:value-type="float" office:value="1475538524.066" calcext:value-type="float">
            <text:p>1475538524.066</text:p>
          </table:table-cell>
          <table:table-cell office:value-type="float" office:value="1.953233" calcext:value-type="float">
            <text:p>1.953233</text:p>
          </table:table-cell>
          <table:table-cell table:formula="of:=([.A713] / 86400) + 25569" office:value-type="date" office:date-value="2016-10-03T23:48:44.066" calcext:value-type="date">
            <text:p>2016-10-03 23:48:44.066</text:p>
          </table:table-cell>
          <table:table-cell table:formula="of:=[.C713]-(4/24)" office:value-type="time" office:time-value="PT1023523H48M44.066000339S" calcext:value-type="time">
            <text:p>19:48:44.066</text:p>
          </table:table-cell>
          <table:table-cell table:formula="of:=[.B713]/[.G$1]" office:value-type="float" office:value="0.00898451241950322" calcext:value-type="float">
            <text:p>0.008984512419503</text:p>
          </table:table-cell>
          <table:table-cell table:formula="of:=[.E713]*1000" office:value-type="float" office:value="8.98451241950322" calcext:value-type="float">
            <text:p>8.98451241950322</text:p>
          </table:table-cell>
          <table:table-cell table:number-columns-repeated="1018"/>
        </table:table-row>
        <table:table-row table:style-name="ro1">
          <table:table-cell office:value-type="float" office:value="1475538525.363" calcext:value-type="float">
            <text:p>1475538525.363</text:p>
          </table:table-cell>
          <table:table-cell office:value-type="float" office:value="1.948507" calcext:value-type="float">
            <text:p>1.948507</text:p>
          </table:table-cell>
          <table:table-cell table:formula="of:=([.A714] / 86400) + 25569" office:value-type="date" office:date-value="2016-10-03T23:48:45.363" calcext:value-type="date">
            <text:p>2016-10-03 23:48:45.363</text:p>
          </table:table-cell>
          <table:table-cell table:formula="of:=[.C714]-(4/24)" office:value-type="time" office:time-value="PT1023523H48M45.36300011S" calcext:value-type="time">
            <text:p>19:48:45.363</text:p>
          </table:table-cell>
          <table:table-cell table:formula="of:=[.B714]/[.G$1]" office:value-type="float" office:value="0.00896277368905244" calcext:value-type="float">
            <text:p>0.008962773689052</text:p>
          </table:table-cell>
          <table:table-cell table:formula="of:=[.E714]*1000" office:value-type="float" office:value="8.96277368905244" calcext:value-type="float">
            <text:p>8.96277368905244</text:p>
          </table:table-cell>
          <table:table-cell table:number-columns-repeated="1018"/>
        </table:table-row>
        <table:table-row table:style-name="ro1">
          <table:table-cell office:value-type="float" office:value="1475538526.723" calcext:value-type="float">
            <text:p>1475538526.723</text:p>
          </table:table-cell>
          <table:table-cell office:value-type="float" office:value="1.967119" calcext:value-type="float">
            <text:p>1.967119</text:p>
          </table:table-cell>
          <table:table-cell table:formula="of:=([.A715] / 86400) + 25569" office:value-type="date" office:date-value="2016-10-03T23:48:46.723" calcext:value-type="date">
            <text:p>2016-10-03 23:48:46.723</text:p>
          </table:table-cell>
          <table:table-cell table:formula="of:=[.C715]-(4/24)" office:value-type="time" office:time-value="PT1023523H48M46.72300078S" calcext:value-type="time">
            <text:p>19:48:46.723</text:p>
          </table:table-cell>
          <table:table-cell table:formula="of:=[.B715]/[.G$1]" office:value-type="float" office:value="0.00904838546458142" calcext:value-type="float">
            <text:p>0.009048385464581</text:p>
          </table:table-cell>
          <table:table-cell table:formula="of:=[.E715]*1000" office:value-type="float" office:value="9.04838546458142" calcext:value-type="float">
            <text:p>9.04838546458142</text:p>
          </table:table-cell>
          <table:table-cell table:number-columns-repeated="1018"/>
        </table:table-row>
        <table:table-row table:style-name="ro1">
          <table:table-cell office:value-type="float" office:value="1475538528.052" calcext:value-type="float">
            <text:p>1475538528.052</text:p>
          </table:table-cell>
          <table:table-cell office:value-type="float" office:value="2.008977" calcext:value-type="float">
            <text:p>2.008977</text:p>
          </table:table-cell>
          <table:table-cell table:formula="of:=([.A716] / 86400) + 25569" office:value-type="date" office:date-value="2016-10-03T23:48:48.052" calcext:value-type="date">
            <text:p>2016-10-03 23:48:48.052</text:p>
          </table:table-cell>
          <table:table-cell table:formula="of:=[.C716]-(4/24)" office:value-type="time" office:time-value="PT1023523H48M48.051999304S" calcext:value-type="time">
            <text:p>19:48:48.052</text:p>
          </table:table-cell>
          <table:table-cell table:formula="of:=[.B716]/[.G$1]" office:value-type="float" office:value="0.00924092456301748" calcext:value-type="float">
            <text:p>0.009240924563017</text:p>
          </table:table-cell>
          <table:table-cell table:formula="of:=[.E716]*1000" office:value-type="float" office:value="9.24092456301748" calcext:value-type="float">
            <text:p>9.24092456301748</text:p>
          </table:table-cell>
          <table:table-cell table:number-columns-repeated="1018"/>
        </table:table-row>
        <table:table-row table:style-name="ro1">
          <table:table-cell office:value-type="float" office:value="1475538529.348" calcext:value-type="float">
            <text:p>1475538529.348</text:p>
          </table:table-cell>
          <table:table-cell office:value-type="float" office:value="2.042758" calcext:value-type="float">
            <text:p>2.042758</text:p>
          </table:table-cell>
          <table:table-cell table:formula="of:=([.A717] / 86400) + 25569" office:value-type="date" office:date-value="2016-10-03T23:48:49.348001" calcext:value-type="date">
            <text:p>2016-10-03 23:48:49.348</text:p>
          </table:table-cell>
          <table:table-cell table:formula="of:=[.C717]-(4/24)" office:value-type="time" office:time-value="PT1023523H48M49.347999534S" calcext:value-type="time">
            <text:p>19:48:49.348</text:p>
          </table:table-cell>
          <table:table-cell table:formula="of:=[.B717]/[.G$1]" office:value-type="float" office:value="0.0093963109475621" calcext:value-type="float">
            <text:p>0.009396310947562</text:p>
          </table:table-cell>
          <table:table-cell table:formula="of:=[.E717]*1000" office:value-type="float" office:value="9.3963109475621" calcext:value-type="float">
            <text:p>9.3963109475621</text:p>
          </table:table-cell>
          <table:table-cell table:number-columns-repeated="1018"/>
        </table:table-row>
        <table:table-row table:style-name="ro1">
          <table:table-cell office:value-type="float" office:value="1475538530.644" calcext:value-type="float">
            <text:p>1475538530.644</text:p>
          </table:table-cell>
          <table:table-cell office:value-type="float" office:value="2.044205" calcext:value-type="float">
            <text:p>2.044205</text:p>
          </table:table-cell>
          <table:table-cell table:formula="of:=([.A718] / 86400) + 25569" office:value-type="date" office:date-value="2016-10-03T23:48:50.644" calcext:value-type="date">
            <text:p>2016-10-03 23:48:50.644</text:p>
          </table:table-cell>
          <table:table-cell table:formula="of:=[.C718]-(4/24)" office:value-type="time" office:time-value="PT1023523H48M50.643998925S" calcext:value-type="time">
            <text:p>19:48:50.644</text:p>
          </table:table-cell>
          <table:table-cell table:formula="of:=[.B718]/[.G$1]" office:value-type="float" office:value="0.00940296688132475" calcext:value-type="float">
            <text:p>0.009402966881325</text:p>
          </table:table-cell>
          <table:table-cell table:formula="of:=[.E718]*1000" office:value-type="float" office:value="9.40296688132475" calcext:value-type="float">
            <text:p>9.40296688132475</text:p>
          </table:table-cell>
          <table:table-cell table:number-columns-repeated="1018"/>
        </table:table-row>
        <table:table-row table:style-name="ro1">
          <table:table-cell office:value-type="float" office:value="1475538532.198" calcext:value-type="float">
            <text:p>1475538532.198</text:p>
          </table:table-cell>
          <table:table-cell office:value-type="float" office:value="2.025538" calcext:value-type="float">
            <text:p>2.025538</text:p>
          </table:table-cell>
          <table:table-cell table:formula="of:=([.A719] / 86400) + 25569" office:value-type="date" office:date-value="2016-10-03T23:48:52.198" calcext:value-type="date">
            <text:p>2016-10-03 23:48:52.198</text:p>
          </table:table-cell>
          <table:table-cell table:formula="of:=[.C719]-(4/24)" office:value-type="time" office:time-value="PT1023523H48M52.197999582S" calcext:value-type="time">
            <text:p>19:48:52.198</text:p>
          </table:table-cell>
          <table:table-cell table:formula="of:=[.B719]/[.G$1]" office:value-type="float" office:value="0.00931710211591536" calcext:value-type="float">
            <text:p>0.009317102115915</text:p>
          </table:table-cell>
          <table:table-cell table:formula="of:=[.E719]*1000" office:value-type="float" office:value="9.31710211591536" calcext:value-type="float">
            <text:p>9.31710211591536</text:p>
          </table:table-cell>
          <table:table-cell table:number-columns-repeated="1018"/>
        </table:table-row>
        <table:table-row table:style-name="ro1">
          <table:table-cell office:value-type="float" office:value="1475538533.491" calcext:value-type="float">
            <text:p>1475538533.491</text:p>
          </table:table-cell>
          <table:table-cell office:value-type="float" office:value="1.933082" calcext:value-type="float">
            <text:p>1.933082</text:p>
          </table:table-cell>
          <table:table-cell table:formula="of:=([.A720] / 86400) + 25569" office:value-type="date" office:date-value="2016-10-03T23:48:53.491" calcext:value-type="date">
            <text:p>2016-10-03 23:48:53.491</text:p>
          </table:table-cell>
          <table:table-cell table:formula="of:=[.C720]-(4/24)" office:value-type="time" office:time-value="PT1023523H48M53.49099867S" calcext:value-type="time">
            <text:p>19:48:53.491</text:p>
          </table:table-cell>
          <table:table-cell table:formula="of:=[.B720]/[.G$1]" office:value-type="float" office:value="0.00889182152713891" calcext:value-type="float">
            <text:p>0.008891821527139</text:p>
          </table:table-cell>
          <table:table-cell table:formula="of:=[.E720]*1000" office:value-type="float" office:value="8.89182152713891" calcext:value-type="float">
            <text:p>8.89182152713891</text:p>
          </table:table-cell>
          <table:table-cell table:number-columns-repeated="1018"/>
        </table:table-row>
        <table:table-row table:style-name="ro1">
          <table:table-cell office:value-type="float" office:value="1475538534.788" calcext:value-type="float">
            <text:p>1475538534.788</text:p>
          </table:table-cell>
          <table:table-cell office:value-type="float" office:value="1.843356" calcext:value-type="float">
            <text:p>1.843356</text:p>
          </table:table-cell>
          <table:table-cell table:formula="of:=([.A721] / 86400) + 25569" office:value-type="date" office:date-value="2016-10-03T23:48:54.788" calcext:value-type="date">
            <text:p>2016-10-03 23:48:54.788</text:p>
          </table:table-cell>
          <table:table-cell table:formula="of:=[.C721]-(4/24)" office:value-type="time" office:time-value="PT1023523H48M54.787999699S" calcext:value-type="time">
            <text:p>19:48:54.788</text:p>
          </table:table-cell>
          <table:table-cell table:formula="of:=[.B721]/[.G$1]" office:value-type="float" office:value="0.00847909843606256" calcext:value-type="float">
            <text:p>0.008479098436063</text:p>
          </table:table-cell>
          <table:table-cell table:formula="of:=[.E721]*1000" office:value-type="float" office:value="8.47909843606256" calcext:value-type="float">
            <text:p>8.47909843606256</text:p>
          </table:table-cell>
          <table:table-cell table:number-columns-repeated="1018"/>
        </table:table-row>
        <table:table-row table:style-name="ro1">
          <table:table-cell office:value-type="float" office:value="1475538536.086" calcext:value-type="float">
            <text:p>1475538536.086</text:p>
          </table:table-cell>
          <table:table-cell office:value-type="float" office:value="1.833043" calcext:value-type="float">
            <text:p>1.833043</text:p>
          </table:table-cell>
          <table:table-cell table:formula="of:=([.A722] / 86400) + 25569" office:value-type="date" office:date-value="2016-10-03T23:48:56.086" calcext:value-type="date">
            <text:p>2016-10-03 23:48:56.086</text:p>
          </table:table-cell>
          <table:table-cell table:formula="of:=[.C722]-(4/24)" office:value-type="time" office:time-value="PT1023523H48M56.086000688S" calcext:value-type="time">
            <text:p>19:48:56.086</text:p>
          </table:table-cell>
          <table:table-cell table:formula="of:=[.B722]/[.G$1]" office:value-type="float" office:value="0.00843166053357866" calcext:value-type="float">
            <text:p>0.008431660533579</text:p>
          </table:table-cell>
          <table:table-cell table:formula="of:=[.E722]*1000" office:value-type="float" office:value="8.43166053357866" calcext:value-type="float">
            <text:p>8.43166053357866</text:p>
          </table:table-cell>
          <table:table-cell table:number-columns-repeated="1018"/>
        </table:table-row>
        <table:table-row table:style-name="ro1">
          <table:table-cell office:value-type="float" office:value="1475538537.449" calcext:value-type="float">
            <text:p>1475538537.449</text:p>
          </table:table-cell>
          <table:table-cell office:value-type="float" office:value="1.83372" calcext:value-type="float">
            <text:p>1.83372</text:p>
          </table:table-cell>
          <table:table-cell table:formula="of:=([.A723] / 86400) + 25569" office:value-type="date" office:date-value="2016-10-03T23:48:57.449" calcext:value-type="date">
            <text:p>2016-10-03 23:48:57.449</text:p>
          </table:table-cell>
          <table:table-cell table:formula="of:=[.C723]-(4/24)" office:value-type="time" office:time-value="PT1023523H48M57.448999146S" calcext:value-type="time">
            <text:p>19:48:57.449</text:p>
          </table:table-cell>
          <table:table-cell table:formula="of:=[.B723]/[.G$1]" office:value-type="float" office:value="0.00843477460901564" calcext:value-type="float">
            <text:p>0.008434774609016</text:p>
          </table:table-cell>
          <table:table-cell table:formula="of:=[.E723]*1000" office:value-type="float" office:value="8.43477460901564" calcext:value-type="float">
            <text:p>8.43477460901564</text:p>
          </table:table-cell>
          <table:table-cell table:number-columns-repeated="1018"/>
        </table:table-row>
        <table:table-row table:style-name="ro1">
          <table:table-cell office:value-type="float" office:value="1475538538.47" calcext:value-type="float">
            <text:p>1475538538.47</text:p>
          </table:table-cell>
          <table:table-cell office:value-type="float" office:value="1.768725" calcext:value-type="float">
            <text:p>1.768725</text:p>
          </table:table-cell>
          <table:table-cell table:formula="of:=([.A724] / 86400) + 25569" office:value-type="date" office:date-value="2016-10-03T23:48:58.47" calcext:value-type="date">
            <text:p>2016-10-03 23:48:58.470</text:p>
          </table:table-cell>
          <table:table-cell table:formula="of:=[.C724]-(4/24)" office:value-type="time" office:time-value="PT1023523H48M58.470000029S" calcext:value-type="time">
            <text:p>19:48:58.470</text:p>
          </table:table-cell>
          <table:table-cell table:formula="of:=[.B724]/[.G$1]" office:value-type="float" office:value="0.00813580956761729" calcext:value-type="float">
            <text:p>0.008135809567617</text:p>
          </table:table-cell>
          <table:table-cell table:formula="of:=[.E724]*1000" office:value-type="float" office:value="8.13580956761729" calcext:value-type="float">
            <text:p>8.13580956761729</text:p>
          </table:table-cell>
          <table:table-cell table:number-columns-repeated="1018"/>
        </table:table-row>
        <table:table-row table:style-name="ro1">
          <table:table-cell office:value-type="float" office:value="1475538539.771" calcext:value-type="float">
            <text:p>1475538539.771</text:p>
          </table:table-cell>
          <table:table-cell office:value-type="float" office:value="1.626552" calcext:value-type="float">
            <text:p>1.626552</text:p>
          </table:table-cell>
          <table:table-cell table:formula="of:=([.A725] / 86400) + 25569" office:value-type="date" office:date-value="2016-10-03T23:48:59.771" calcext:value-type="date">
            <text:p>2016-10-03 23:48:59.771</text:p>
          </table:table-cell>
          <table:table-cell table:formula="of:=[.C725]-(4/24)" office:value-type="time" office:time-value="PT1023523H48M59.770999225S" calcext:value-type="time">
            <text:p>19:48:59.771</text:p>
          </table:table-cell>
          <table:table-cell table:formula="of:=[.B725]/[.G$1]" office:value-type="float" office:value="0.00748183992640294" calcext:value-type="float">
            <text:p>0.007481839926403</text:p>
          </table:table-cell>
          <table:table-cell table:formula="of:=[.E725]*1000" office:value-type="float" office:value="7.48183992640294" calcext:value-type="float">
            <text:p>7.48183992640294</text:p>
          </table:table-cell>
          <table:table-cell table:number-columns-repeated="1018"/>
        </table:table-row>
        <table:table-row table:style-name="ro1">
          <table:table-cell office:value-type="float" office:value="1475538541.071" calcext:value-type="float">
            <text:p>1475538541.071</text:p>
          </table:table-cell>
          <table:table-cell office:value-type="float" office:value="1.52382" calcext:value-type="float">
            <text:p>1.52382</text:p>
          </table:table-cell>
          <table:table-cell table:formula="of:=([.A726] / 86400) + 25569" office:value-type="date" office:date-value="2016-10-03T23:49:01.071001" calcext:value-type="date">
            <text:p>2016-10-03 23:49:01.071</text:p>
          </table:table-cell>
          <table:table-cell table:formula="of:=[.C726]-(4/24)" office:value-type="time" office:time-value="PT1023523H49M01.071000136S" calcext:value-type="time">
            <text:p>19:49:01.071</text:p>
          </table:table-cell>
          <table:table-cell table:formula="of:=[.B726]/[.G$1]" office:value-type="float" office:value="0.00700929162833487" calcext:value-type="float">
            <text:p>0.007009291628335</text:p>
          </table:table-cell>
          <table:table-cell table:formula="of:=[.E726]*1000" office:value-type="float" office:value="7.00929162833487" calcext:value-type="float">
            <text:p>7.00929162833487</text:p>
          </table:table-cell>
          <table:table-cell table:number-columns-repeated="1018"/>
        </table:table-row>
        <table:table-row table:style-name="ro1">
          <table:table-cell office:value-type="float" office:value="1475538542.37" calcext:value-type="float">
            <text:p>1475538542.37</text:p>
          </table:table-cell>
          <table:table-cell office:value-type="float" office:value="1.521457" calcext:value-type="float">
            <text:p>1.521457</text:p>
          </table:table-cell>
          <table:table-cell table:formula="of:=([.A727] / 86400) + 25569" office:value-type="date" office:date-value="2016-10-03T23:49:02.37" calcext:value-type="date">
            <text:p>2016-10-03 23:49:02.370</text:p>
          </table:table-cell>
          <table:table-cell table:formula="of:=[.C727]-(4/24)" office:value-type="time" office:time-value="PT1023523H49M02.369999411S" calcext:value-type="time">
            <text:p>19:49:02.370</text:p>
          </table:table-cell>
          <table:table-cell table:formula="of:=[.B727]/[.G$1]" office:value-type="float" office:value="0.00699842226310948" calcext:value-type="float">
            <text:p>0.006998422263109</text:p>
          </table:table-cell>
          <table:table-cell table:formula="of:=[.E727]*1000" office:value-type="float" office:value="6.99842226310948" calcext:value-type="float">
            <text:p>6.99842226310948</text:p>
          </table:table-cell>
          <table:table-cell table:number-columns-repeated="1018"/>
        </table:table-row>
        <table:table-row table:style-name="ro1">
          <table:table-cell office:value-type="float" office:value="1475538543.666" calcext:value-type="float">
            <text:p>1475538543.666</text:p>
          </table:table-cell>
          <table:table-cell office:value-type="float" office:value="1.521219" calcext:value-type="float">
            <text:p>1.521219</text:p>
          </table:table-cell>
          <table:table-cell table:formula="of:=([.A728] / 86400) + 25569" office:value-type="date" office:date-value="2016-10-03T23:49:03.666" calcext:value-type="date">
            <text:p>2016-10-03 23:49:03.666</text:p>
          </table:table-cell>
          <table:table-cell table:formula="of:=[.C728]-(4/24)" office:value-type="time" office:time-value="PT1023523H49M03.66599964S" calcext:value-type="time">
            <text:p>19:49:03.666</text:p>
          </table:table-cell>
          <table:table-cell table:formula="of:=[.B728]/[.G$1]" office:value-type="float" office:value="0.00699732750689972" calcext:value-type="float">
            <text:p>0.0069973275069</text:p>
          </table:table-cell>
          <table:table-cell table:formula="of:=[.E728]*1000" office:value-type="float" office:value="6.99732750689972" calcext:value-type="float">
            <text:p>6.99732750689972</text:p>
          </table:table-cell>
          <table:table-cell table:number-columns-repeated="1018"/>
        </table:table-row>
        <table:table-row table:style-name="ro1">
          <table:table-cell office:value-type="float" office:value="1475538544.965" calcext:value-type="float">
            <text:p>1475538544.965</text:p>
          </table:table-cell>
          <table:table-cell office:value-type="float" office:value="1.522739" calcext:value-type="float">
            <text:p>1.522739</text:p>
          </table:table-cell>
          <table:table-cell table:formula="of:=([.A729] / 86400) + 25569" office:value-type="date" office:date-value="2016-10-03T23:49:04.965002" calcext:value-type="date">
            <text:p>2016-10-03 23:49:04.965</text:p>
          </table:table-cell>
          <table:table-cell table:formula="of:=[.C729]-(4/24)" office:value-type="time" office:time-value="PT1023523H49M04.965000171S" calcext:value-type="time">
            <text:p>19:49:04.965</text:p>
          </table:table-cell>
          <table:table-cell table:formula="of:=[.B729]/[.G$1]" office:value-type="float" office:value="0.00700431922723091" calcext:value-type="float">
            <text:p>0.007004319227231</text:p>
          </table:table-cell>
          <table:table-cell table:formula="of:=[.E729]*1000" office:value-type="float" office:value="7.00431922723091" calcext:value-type="float">
            <text:p>7.00431922723091</text:p>
          </table:table-cell>
          <table:table-cell table:number-columns-repeated="1018"/>
        </table:table-row>
        <table:table-row table:style-name="ro1" table:number-rows-repeated="10478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1404.28pt" svg:height="612pt" svg:x="0pt" svg:y="0pt">
            <loext:p draw:notify-on-update-of-ranges="CleanedUp.D2:CleanedUp.D797 CleanedUp.F1:CleanedUp.F1 CleanedUp.F2:CleanedUp.F7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  <number:seconds/>
    </number:date-style>
    <number:date-style style:name="N12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24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25" number:truncate-on-overflow="false">
      <number:minutes/>
      <number:text>:</number:text>
      <number:seconds number:style="long"/>
    </number:time-style>
    <number:time-style style:name="N126" number:truncate-on-overflow="false">
      <number:minutes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15:25:50.7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1T15:44:25.678000000</dc:date>
    <dc:creator>Christopher Elliott</dc:creator>
    <meta:editing-duration>PT35M54S</meta:editing-duration>
    <meta:editing-cycles>12</meta:editing-cycles>
    <meta:generator>LibreOffice/5.2.4.2$Windows_X86_64 LibreOffice_project/3d5603e1122f0f102b62521720ab13a38a4e0eb0</meta:generator>
    <meta:document-statistic meta:table-count="2" meta:cell-count="43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4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.75" chart:maximum="9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541cm" svg:height="21.591cm" xlink:href=".." xlink:type="simple" chart:class="chart:scatter" chart:style-name="ch1">
        <chart:legend svg:x="40.097cm" svg:y="1.605cm" style:legend-expansion="custom" chartooo:width="6.575cm" chartooo:height="0.59cm" style:legend-expansion-aspect-ratio="11.1440677966102" chart:style-name="ch2"/>
        <chart:plot-area chart:style-name="ch3" table:cell-range-address="CleanedUp.D2:CleanedUp.D797 CleanedUp.F1:CleanedUp.F797" chart:data-source-has-labels="row" svg:x="2.182cm" svg:y="0.626cm" svg:width="47.606cm" svg:height="20.977cm">
          <chartooo:coordinate-region svg:x="3.214cm" svg:y="0.626cm" svg:width="45.54cm" svg:height="20.3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leanedUp.F2:CleanedUp.F797" chart:label-cell-address="CleanedUp.F1:CleanedUp.F1" chart:class="chart:scatter">
            <chart:domain table:cell-range-address="CleanedUp.D2:CleanedUp.D797"/>
            <chart:data-point chart:repeated="7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</text:p>
                <draw:g>
                  <svg:desc>CleanedUp.F1:CleanedUp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46.8144603125">
                <text:p>42646.8144603125</text:p>
                <draw:g>
                  <svg:desc>CleanedUp.D2:CleanedUp.D797</svg:desc>
                </draw:g>
              </table:table-cell>
              <table:table-cell office:value-type="float" office:value="7.07307727690892">
                <text:p>7.07307727690892</text:p>
                <draw:g>
                  <svg:desc>CleanedUp.F2:CleanedUp.F7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646.8144753472">
                <text:p>42646.8144753472</text:p>
              </table:table-cell>
              <table:table-cell office:value-type="float" office:value="7.07510119595216">
                <text:p>7.0751011959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46.8144903472">
                <text:p>42646.8144903472</text:p>
              </table:table-cell>
              <table:table-cell office:value-type="float" office:value="7.10754369825207">
                <text:p>7.10754369825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646.8145081366">
                <text:p>42646.8145081366</text:p>
              </table:table-cell>
              <table:table-cell office:value-type="float" office:value="7.17301287948482">
                <text:p>7.17301287948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646.8145231597">
                <text:p>42646.8145231597</text:p>
              </table:table-cell>
              <table:table-cell office:value-type="float" office:value="7.17225850965961">
                <text:p>7.17225850965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646.8145381944">
                <text:p>42646.8145381944</text:p>
              </table:table-cell>
              <table:table-cell office:value-type="float" office:value="7.17107635694572">
                <text:p>7.17107635694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646.8145539931">
                <text:p>42646.8145539931</text:p>
              </table:table-cell>
              <table:table-cell office:value-type="float" office:value="7.93054277828887">
                <text:p>7.93054277828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46.8145693634">
                <text:p>42646.8145693634</text:p>
              </table:table-cell>
              <table:table-cell office:value-type="float" office:value="8.85247010119595">
                <text:p>8.85247010119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46.8145843982">
                <text:p>42646.8145843982</text:p>
              </table:table-cell>
              <table:table-cell office:value-type="float" office:value="9.17823367065317">
                <text:p>9.17823367065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46.8145994792">
                <text:p>42646.8145994792</text:p>
              </table:table-cell>
              <table:table-cell office:value-type="float" office:value="9.17385464581417">
                <text:p>9.17385464581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646.8146174769">
                <text:p>42646.8146174769</text:p>
              </table:table-cell>
              <table:table-cell office:value-type="float" office:value="8.92990800367985">
                <text:p>8.92990800367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646.8146325">
                <text:p>42646.8146325</text:p>
              </table:table-cell>
              <table:table-cell office:value-type="float" office:value="8.46502759889604">
                <text:p>8.46502759889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46.8146475231">
                <text:p>42646.8146475231</text:p>
              </table:table-cell>
              <table:table-cell office:value-type="float" office:value="8.14895584176633">
                <text:p>8.14895584176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46.814663287">
                <text:p>42646.814663287</text:p>
              </table:table-cell>
              <table:table-cell office:value-type="float" office:value="8.14946182152714">
                <text:p>8.14946182152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646.8146786574">
                <text:p>42646.8146786574</text:p>
              </table:table-cell>
              <table:table-cell office:value-type="float" office:value="8.21948482060717">
                <text:p>8.21948482060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46.814693669">
                <text:p>42646.814693669</text:p>
              </table:table-cell>
              <table:table-cell office:value-type="float" office:value="8.58552437902484">
                <text:p>8.5855243790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46.8147086921">
                <text:p>42646.8147086921</text:p>
              </table:table-cell>
              <table:table-cell office:value-type="float" office:value="8.94170653173873">
                <text:p>8.94170653173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46.8147237384">
                <text:p>42646.8147237384</text:p>
              </table:table-cell>
              <table:table-cell office:value-type="float" office:value="8.96125574977001">
                <text:p>8.96125574977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646.8147417361">
                <text:p>42646.8147417361</text:p>
              </table:table-cell>
              <table:table-cell office:value-type="float" office:value="8.96016099356026">
                <text:p>8.96016099356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646.8147567593">
                <text:p>42646.8147567593</text:p>
              </table:table-cell>
              <table:table-cell office:value-type="float" office:value="9.11250689972401">
                <text:p>9.11250689972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646.8147717708">
                <text:p>42646.8147717708</text:p>
              </table:table-cell>
              <table:table-cell office:value-type="float" office:value="9.28027598896044">
                <text:p>9.28027598896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646.8147875926">
                <text:p>42646.8147875926</text:p>
              </table:table-cell>
              <table:table-cell office:value-type="float" office:value="9.33841766329347">
                <text:p>9.33841766329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646.814802963">
                <text:p>42646.814802963</text:p>
              </table:table-cell>
              <table:table-cell office:value-type="float" office:value="9.33782888684453">
                <text:p>9.33782888684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46.8148179745">
                <text:p>42646.8148179745</text:p>
              </table:table-cell>
              <table:table-cell office:value-type="float" office:value="9.15607175712971">
                <text:p>9.1560717571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646.8148329861">
                <text:p>42646.8148329861</text:p>
              </table:table-cell>
              <table:table-cell office:value-type="float" office:value="8.76213891444342">
                <text:p>8.76213891444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646.8148510764">
                <text:p>42646.8148510764</text:p>
              </table:table-cell>
              <table:table-cell office:value-type="float" office:value="8.44809107635695">
                <text:p>8.44809107635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46.8148660995">
                <text:p>42646.8148660995</text:p>
              </table:table-cell>
              <table:table-cell office:value-type="float" office:value="8.44876264949402">
                <text:p>8.44876264949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46.814880625">
                <text:p>42646.814880625</text:p>
              </table:table-cell>
              <table:table-cell office:value-type="float" office:value="8.37958601655934">
                <text:p>8.37958601655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646.8148963889">
                <text:p>42646.8148963889</text:p>
              </table:table-cell>
              <table:table-cell office:value-type="float" office:value="7.71617755289788">
                <text:p>7.71617755289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646.8149117593">
                <text:p>42646.8149117593</text:p>
              </table:table-cell>
              <table:table-cell office:value-type="float" office:value="7.10838546458142">
                <text:p>7.10838546458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646.814926794">
                <text:p>42646.814926794</text:p>
              </table:table-cell>
              <table:table-cell office:value-type="float" office:value="7.07493100275989">
                <text:p>7.07493100275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646.8149418056">
                <text:p>42646.8149418056</text:p>
              </table:table-cell>
              <table:table-cell office:value-type="float" office:value="7.07341766329347">
                <text:p>7.07341766329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646.8149568403">
                <text:p>42646.8149568403</text:p>
              </table:table-cell>
              <table:table-cell office:value-type="float" office:value="7.10164213431463">
                <text:p>7.101642134314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646.8149753357">
                <text:p>42646.8149753357</text:p>
              </table:table-cell>
              <table:table-cell office:value-type="float" office:value="7.16543238270469">
                <text:p>7.16543238270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646.8149903472">
                <text:p>42646.8149903472</text:p>
              </table:table-cell>
              <table:table-cell office:value-type="float" office:value="7.16719871205152">
                <text:p>7.16719871205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646.8150061111">
                <text:p>42646.8150061111</text:p>
              </table:table-cell>
              <table:table-cell office:value-type="float" office:value="7.16264949402024">
                <text:p>7.16264949402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46.8150214815">
                <text:p>42646.8150214815</text:p>
              </table:table-cell>
              <table:table-cell office:value-type="float" office:value="7.89532198712051">
                <text:p>7.89532198712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46.8150365162">
                <text:p>42646.8150365162</text:p>
              </table:table-cell>
              <table:table-cell office:value-type="float" office:value="8.80056577736891">
                <text:p>8.800565777368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46.8150515394">
                <text:p>42646.8150515394</text:p>
              </table:table-cell>
              <table:table-cell office:value-type="float" office:value="9.18581876724931">
                <text:p>9.18581876724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646.8150665625">
                <text:p>42646.8150665625</text:p>
              </table:table-cell>
              <table:table-cell office:value-type="float" office:value="9.18109935602576">
                <text:p>9.18109935602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646.8150846296">
                <text:p>42646.8150846296</text:p>
              </table:table-cell>
              <table:table-cell office:value-type="float" office:value="8.96968261269549">
                <text:p>8.969682612695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646.8150996296">
                <text:p>42646.8150996296</text:p>
              </table:table-cell>
              <table:table-cell office:value-type="float" office:value="8.50741030358786">
                <text:p>8.5074103035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646.8151146644">
                <text:p>42646.8151146644</text:p>
              </table:table-cell>
              <table:table-cell office:value-type="float" office:value="8.15342226310948">
                <text:p>8.153422263109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646.8151304283">
                <text:p>42646.8151304283</text:p>
              </table:table-cell>
              <table:table-cell office:value-type="float" office:value="8.15940202391904">
                <text:p>8.15940202391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646.8151458102">
                <text:p>42646.8151458102</text:p>
              </table:table-cell>
              <table:table-cell office:value-type="float" office:value="8.19909383624655">
                <text:p>8.19909383624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646.8151608912">
                <text:p>42646.8151608912</text:p>
              </table:table-cell>
              <table:table-cell office:value-type="float" office:value="8.56665133394664">
                <text:p>8.56665133394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646.8151759259">
                <text:p>42646.8151759259</text:p>
              </table:table-cell>
              <table:table-cell office:value-type="float" office:value="8.93269089236431">
                <text:p>8.93269089236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646.8151909491">
                <text:p>42646.8151909491</text:p>
              </table:table-cell>
              <table:table-cell office:value-type="float" office:value="8.96706991720331">
                <text:p>8.967069917203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46.8152088889">
                <text:p>42646.8152088889</text:p>
              </table:table-cell>
              <table:table-cell office:value-type="float" office:value="8.96403863845446">
                <text:p>8.96403863845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646.8152239005">
                <text:p>42646.8152239005</text:p>
              </table:table-cell>
              <table:table-cell office:value-type="float" office:value="9.10854645814167">
                <text:p>9.10854645814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646.8152396528">
                <text:p>42646.8152396528</text:p>
              </table:table-cell>
              <table:table-cell office:value-type="float" office:value="9.2855013799448">
                <text:p>9.2855013799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646.8152550232">
                <text:p>42646.8152550232</text:p>
              </table:table-cell>
              <table:table-cell office:value-type="float" office:value="9.34490800367985">
                <text:p>9.34490800367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646.8152700232">
                <text:p>42646.8152700232</text:p>
              </table:table-cell>
              <table:table-cell office:value-type="float" office:value="9.34347286108556">
                <text:p>9.34347286108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646.8152850463">
                <text:p>42646.8152850463</text:p>
              </table:table-cell>
              <table:table-cell office:value-type="float" office:value="9.19609935602576">
                <text:p>9.196099356025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646.8153000463">
                <text:p>42646.8153000463</text:p>
              </table:table-cell>
              <table:table-cell office:value-type="float" office:value="8.7988776448942">
                <text:p>8.7988776448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646.815318206">
                <text:p>42646.815318206</text:p>
              </table:table-cell>
              <table:table-cell office:value-type="float" office:value="8.44219411223551">
                <text:p>8.44219411223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646.8153332176">
                <text:p>42646.8153332176</text:p>
              </table:table-cell>
              <table:table-cell office:value-type="float" office:value="8.44733210671573">
                <text:p>8.44733210671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646.8153483102">
                <text:p>42646.8153483102</text:p>
              </table:table-cell>
              <table:table-cell office:value-type="float" office:value="8.40233670653174">
                <text:p>8.40233670653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646.8153640509">
                <text:p>42646.8153640509</text:p>
              </table:table-cell>
              <table:table-cell office:value-type="float" office:value="7.74052897884085">
                <text:p>7.74052897884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646.8153794329">
                <text:p>42646.8153794329</text:p>
              </table:table-cell>
              <table:table-cell office:value-type="float" office:value="7.11723091076357">
                <text:p>7.11723091076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46.8153944791">
                <text:p>42646.8153944791</text:p>
              </table:table-cell>
              <table:table-cell office:value-type="float" office:value="7.07316467341306">
                <text:p>7.073164673413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646.8154095023">
                <text:p>42646.8154095023</text:p>
              </table:table-cell>
              <table:table-cell office:value-type="float" office:value="7.07383624655014">
                <text:p>7.07383624655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646.815424537">
                <text:p>42646.815424537</text:p>
              </table:table-cell>
              <table:table-cell office:value-type="float" office:value="7.09810487580497">
                <text:p>7.09810487580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646.8154424768">
                <text:p>42646.8154424768</text:p>
              </table:table-cell>
              <table:table-cell office:value-type="float" office:value="7.15860625574977">
                <text:p>7.15860625574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646.8154574768">
                <text:p>42646.8154574768</text:p>
              </table:table-cell>
              <table:table-cell office:value-type="float" office:value="7.1656853725851">
                <text:p>7.16568537258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646.8154732639">
                <text:p>42646.8154732639</text:p>
              </table:table-cell>
              <table:table-cell office:value-type="float" office:value="7.15810027598896">
                <text:p>7.158100275988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646.8154886342">
                <text:p>42646.8154886342</text:p>
              </table:table-cell>
              <table:table-cell office:value-type="float" office:value="7.81215271389144">
                <text:p>7.81215271389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646.8155036574">
                <text:p>42646.8155036574</text:p>
              </table:table-cell>
              <table:table-cell office:value-type="float" office:value="8.73155473781049">
                <text:p>8.73155473781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646.81551875">
                <text:p>42646.81551875</text:p>
              </table:table-cell>
              <table:table-cell office:value-type="float" office:value="9.19770009199632">
                <text:p>9.19770009199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646.81553375">
                <text:p>42646.81553375</text:p>
              </table:table-cell>
              <table:table-cell office:value-type="float" office:value="9.17722171113156">
                <text:p>9.17722171113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646.8155517708">
                <text:p>42646.8155517708</text:p>
              </table:table-cell>
              <table:table-cell office:value-type="float" office:value="9.01105335786568">
                <text:p>9.01105335786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646.8155667824">
                <text:p>42646.8155667824</text:p>
              </table:table-cell>
              <table:table-cell office:value-type="float" office:value="8.5438132474701">
                <text:p>8.54381324747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646.8155818171">
                <text:p>42646.8155818171</text:p>
              </table:table-cell>
              <table:table-cell office:value-type="float" office:value="8.14154093836246">
                <text:p>8.14154093836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646.8155975579">
                <text:p>42646.8155975579</text:p>
              </table:table-cell>
              <table:table-cell office:value-type="float" office:value="8.15148114075437">
                <text:p>8.151481140754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646.8156129398">
                <text:p>42646.8156129398</text:p>
              </table:table-cell>
              <table:table-cell office:value-type="float" office:value="8.16850505979761">
                <text:p>8.16850505979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646.815627963">
                <text:p>42646.815627963</text:p>
              </table:table-cell>
              <table:table-cell office:value-type="float" office:value="8.52595216191352">
                <text:p>8.52595216191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646.8156429745">
                <text:p>42646.8156429745</text:p>
              </table:table-cell>
              <table:table-cell office:value-type="float" office:value="8.8983118675253">
                <text:p>8.89831186752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646.8156580208">
                <text:p>42646.8156580208</text:p>
              </table:table-cell>
              <table:table-cell office:value-type="float" office:value="8.96740570377185">
                <text:p>8.96740570377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646.8156760185">
                <text:p>42646.8156760185</text:p>
              </table:table-cell>
              <table:table-cell office:value-type="float" office:value="8.96024379024839">
                <text:p>8.960243790248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646.8156908102">
                <text:p>42646.8156908102</text:p>
              </table:table-cell>
              <table:table-cell office:value-type="float" office:value="9.08453081876725">
                <text:p>9.08453081876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646.8157067245">
                <text:p>42646.8157067245</text:p>
              </table:table-cell>
              <table:table-cell office:value-type="float" office:value="9.26696412143514">
                <text:p>9.26696412143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646.8157220833">
                <text:p>42646.8157220833</text:p>
              </table:table-cell>
              <table:table-cell office:value-type="float" office:value="9.34516099356026">
                <text:p>9.345160993560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646.8157371064">
                <text:p>42646.8157371064</text:p>
              </table:table-cell>
              <table:table-cell office:value-type="float" office:value="9.33951701931923">
                <text:p>9.33951701931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646.8157521296">
                <text:p>42646.8157521296</text:p>
              </table:table-cell>
              <table:table-cell office:value-type="float" office:value="9.24429622815087">
                <text:p>9.244296228150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646.8157671643">
                <text:p>42646.8157671643</text:p>
              </table:table-cell>
              <table:table-cell office:value-type="float" office:value="8.84084176632935">
                <text:p>8.840841766329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646.8157853356">
                <text:p>42646.8157853356</text:p>
              </table:table-cell>
              <table:table-cell office:value-type="float" office:value="8.43267249310028">
                <text:p>8.43267249310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646.8158003588">
                <text:p>42646.8158003588</text:p>
              </table:table-cell>
              <table:table-cell office:value-type="float" office:value="8.44488960441582">
                <text:p>8.44488960441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646.8158161458">
                <text:p>42646.8158161458</text:p>
              </table:table-cell>
              <table:table-cell office:value-type="float" office:value="8.42854185832567">
                <text:p>8.42854185832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646.8158315278">
                <text:p>42646.8158315278</text:p>
              </table:table-cell>
              <table:table-cell office:value-type="float" office:value="7.80035878564857">
                <text:p>7.80035878564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646.8158465393">
                <text:p>42646.8158465393</text:p>
              </table:table-cell>
              <table:table-cell office:value-type="float" office:value="7.16728610855566">
                <text:p>7.16728610855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646.8158615509">
                <text:p>42646.8158615509</text:p>
              </table:table-cell>
              <table:table-cell office:value-type="float" office:value="7.06389604415823">
                <text:p>7.06389604415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646.8158765856">
                <text:p>42646.8158765856</text:p>
              </table:table-cell>
              <table:table-cell office:value-type="float" office:value="7.07122355105796">
                <text:p>7.07122355105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646.8158916551">
                <text:p>42646.8158916551</text:p>
              </table:table-cell>
              <table:table-cell office:value-type="float" office:value="7.09153173873045">
                <text:p>7.09153173873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646.8159096065">
                <text:p>42646.8159096065</text:p>
              </table:table-cell>
              <table:table-cell office:value-type="float" office:value="7.14697792088317">
                <text:p>7.146977920883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646.8159246296">
                <text:p>42646.8159246296</text:p>
              </table:table-cell>
              <table:table-cell office:value-type="float" office:value="7.16155473781049">
                <text:p>7.16155473781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646.8159403935">
                <text:p>42646.8159403935</text:p>
              </table:table-cell>
              <table:table-cell office:value-type="float" office:value="7.15388684452622">
                <text:p>7.153886844526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646.8159557639">
                <text:p>42646.8159557639</text:p>
              </table:table-cell>
              <table:table-cell office:value-type="float" office:value="7.69435602575897">
                <text:p>7.69435602575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646.8159707639">
                <text:p>42646.8159707639</text:p>
              </table:table-cell>
              <table:table-cell office:value-type="float" office:value="8.63347286108556">
                <text:p>8.63347286108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646.8159857986">
                <text:p>42646.8159857986</text:p>
              </table:table-cell>
              <table:table-cell office:value-type="float" office:value="9.21716191352346">
                <text:p>9.217161913523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646.8160008217">
                <text:p>42646.8160008217</text:p>
              </table:table-cell>
              <table:table-cell office:value-type="float" office:value="9.18480680772769">
                <text:p>9.184806807727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646.8160189005">
                <text:p>42646.8160189005</text:p>
              </table:table-cell>
              <table:table-cell office:value-type="float" office:value="9.06506899724011">
                <text:p>9.06506899724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646.8160339236">
                <text:p>42646.8160339236</text:p>
              </table:table-cell>
              <table:table-cell office:value-type="float" office:value="8.59192732290708">
                <text:p>8.59192732290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646.8160497107">
                <text:p>42646.8160497107</text:p>
              </table:table-cell>
              <table:table-cell office:value-type="float" office:value="8.13539098436063">
                <text:p>8.135390984360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646.8160650579">
                <text:p>42646.8160650579</text:p>
              </table:table-cell>
              <table:table-cell office:value-type="float" office:value="8.14339466421343">
                <text:p>8.143394664213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646.8160801389">
                <text:p>42646.8160801389</text:p>
              </table:table-cell>
              <table:table-cell office:value-type="float" office:value="8.15005059797608">
                <text:p>8.15005059797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646.8160951736">
                <text:p>42646.8160951736</text:p>
              </table:table-cell>
              <table:table-cell office:value-type="float" office:value="8.48407083716651">
                <text:p>8.484070837166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646.8161101852">
                <text:p>42646.8161101852</text:p>
              </table:table-cell>
              <table:table-cell office:value-type="float" office:value="8.86173873045078">
                <text:p>8.861738730450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646.8161252083">
                <text:p>42646.8161252083</text:p>
              </table:table-cell>
              <table:table-cell office:value-type="float" office:value="8.96976540938362">
                <text:p>8.969765409383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646.8161431713">
                <text:p>42646.8161431713</text:p>
              </table:table-cell>
              <table:table-cell office:value-type="float" office:value="8.95569457221711">
                <text:p>8.955694572217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646.8161581713">
                <text:p>42646.8161581713</text:p>
              </table:table-cell>
              <table:table-cell office:value-type="float" office:value="9.06338546458142">
                <text:p>9.063385464581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646.8161739352">
                <text:p>42646.8161739352</text:p>
              </table:table-cell>
              <table:table-cell office:value-type="float" office:value="9.24657313707452">
                <text:p>9.24657313707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646.8161893287">
                <text:p>42646.8161893287</text:p>
              </table:table-cell>
              <table:table-cell office:value-type="float" office:value="9.34448482060717">
                <text:p>9.344484820607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646.8162043634">
                <text:p>42646.8162043634</text:p>
              </table:table-cell>
              <table:table-cell office:value-type="float" office:value="9.33698712051518">
                <text:p>9.336987120515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646.8162193866">
                <text:p>42646.8162193866</text:p>
              </table:table-cell>
              <table:table-cell office:value-type="float" office:value="9.27623275068997">
                <text:p>9.276232750689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646.8162344097">
                <text:p>42646.8162344097</text:p>
              </table:table-cell>
              <table:table-cell office:value-type="float" office:value="8.86738730450782">
                <text:p>8.867387304507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646.8162524884">
                <text:p>42646.8162524884</text:p>
              </table:table-cell>
              <table:table-cell office:value-type="float" office:value="8.42466421343146">
                <text:p>8.424664213431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646.8162675694">
                <text:p>42646.8162675694</text:p>
              </table:table-cell>
              <table:table-cell office:value-type="float" office:value="8.43679852805888">
                <text:p>8.436798528058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646.8162833102">
                <text:p>42646.8162833102</text:p>
              </table:table-cell>
              <table:table-cell office:value-type="float" office:value="8.44530818767249">
                <text:p>8.445308187672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646.8162986806">
                <text:p>42646.8162986806</text:p>
              </table:table-cell>
              <table:table-cell office:value-type="float" office:value="7.85159153633855">
                <text:p>7.851591536338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646.8163137037">
                <text:p>42646.8163137037</text:p>
              </table:table-cell>
              <table:table-cell office:value-type="float" office:value="7.20705611775529">
                <text:p>7.207056117755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646.8163287037">
                <text:p>42646.8163287037</text:p>
              </table:table-cell>
              <table:table-cell office:value-type="float" office:value="7.04914903403864">
                <text:p>7.049149034038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646.8163437153">
                <text:p>42646.8163437153</text:p>
              </table:table-cell>
              <table:table-cell office:value-type="float" office:value="7.06060717571297">
                <text:p>7.06060717571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646.8163587384">
                <text:p>42646.8163587384</text:p>
              </table:table-cell>
              <table:table-cell office:value-type="float" office:value="7.08614075436983">
                <text:p>7.086140754369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646.816376713">
                <text:p>42646.816376713</text:p>
              </table:table-cell>
              <table:table-cell office:value-type="float" office:value="7.13796228150874">
                <text:p>7.137962281508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646.8163917361">
                <text:p>42646.8163917361</text:p>
              </table:table-cell>
              <table:table-cell office:value-type="float" office:value="7.15936522539098">
                <text:p>7.159365225390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646.8164075">
                <text:p>42646.8164075</text:p>
              </table:table-cell>
              <table:table-cell office:value-type="float" office:value="7.14942042318307">
                <text:p>7.14942042318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646.8164228704">
                <text:p>42646.8164228704</text:p>
              </table:table-cell>
              <table:table-cell office:value-type="float" office:value="7.62289788408464">
                <text:p>7.62289788408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646.8164378819">
                <text:p>42646.8164378819</text:p>
              </table:table-cell>
              <table:table-cell office:value-type="float" office:value="8.58181692732291">
                <text:p>8.58181692732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646.816452963">
                <text:p>42646.816452963</text:p>
              </table:table-cell>
              <table:table-cell office:value-type="float" office:value="9.23772309107636">
                <text:p>9.23772309107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646.8164679861">
                <text:p>42646.8164679861</text:p>
              </table:table-cell>
              <table:table-cell office:value-type="float" office:value="9.19660533578657">
                <text:p>9.196605335786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646.8164860301">
                <text:p>42646.8164860301</text:p>
              </table:table-cell>
              <table:table-cell office:value-type="float" office:value="9.08992640294388">
                <text:p>9.089926402943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646.8165010069">
                <text:p>42646.8165010069</text:p>
              </table:table-cell>
              <table:table-cell office:value-type="float" office:value="8.61215271389144">
                <text:p>8.61215271389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646.816516794">
                <text:p>42646.816516794</text:p>
              </table:table-cell>
              <table:table-cell office:value-type="float" office:value="8.1324379024839">
                <text:p>8.1324379024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46.8165321759">
                <text:p>42646.8165321759</text:p>
              </table:table-cell>
              <table:table-cell office:value-type="float" office:value="8.12712971481141">
                <text:p>8.127129714811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646.8165471991">
                <text:p>42646.8165471991</text:p>
              </table:table-cell>
              <table:table-cell office:value-type="float" office:value="8.13379024839006">
                <text:p>8.133790248390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646.8165622222">
                <text:p>42646.8165622222</text:p>
              </table:table-cell>
              <table:table-cell office:value-type="float" office:value="8.46022539098436">
                <text:p>8.46022539098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646.8165772338">
                <text:p>42646.8165772338</text:p>
              </table:table-cell>
              <table:table-cell office:value-type="float" office:value="8.84421343146274">
                <text:p>8.844213431462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646.8165922801">
                <text:p>42646.8165922801</text:p>
              </table:table-cell>
              <table:table-cell office:value-type="float" office:value="8.97633854645814">
                <text:p>8.976338546458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646.8166103472">
                <text:p>42646.8166103472</text:p>
              </table:table-cell>
              <table:table-cell office:value-type="float" office:value="8.95864305427783">
                <text:p>8.95864305427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646.8166260995">
                <text:p>42646.8166260995</text:p>
              </table:table-cell>
              <table:table-cell office:value-type="float" office:value="9.06473321067158">
                <text:p>9.06473321067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646.8166415046">
                <text:p>42646.8166415046</text:p>
              </table:table-cell>
              <table:table-cell office:value-type="float" office:value="9.24716191352346">
                <text:p>9.247161913523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646.8166565393">
                <text:p>42646.8166565393</text:p>
              </table:table-cell>
              <table:table-cell office:value-type="float" office:value="9.34895124195032">
                <text:p>9.348951241950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646.8166715394">
                <text:p>42646.8166715394</text:p>
              </table:table-cell>
              <table:table-cell office:value-type="float" office:value="9.34111775528979">
                <text:p>9.341117755289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646.8166865278">
                <text:p>42646.8166865278</text:p>
              </table:table-cell>
              <table:table-cell office:value-type="float" office:value="9.28701931922723">
                <text:p>9.287019319227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646.8167015509">
                <text:p>42646.8167015509</text:p>
              </table:table-cell>
              <table:table-cell office:value-type="float" office:value="8.87884544618215">
                <text:p>8.878845446182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646.8167195949">
                <text:p>42646.8167195949</text:p>
              </table:table-cell>
              <table:table-cell office:value-type="float" office:value="8.42180312787489">
                <text:p>8.42180312787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646.8167345833">
                <text:p>42646.8167345833</text:p>
              </table:table-cell>
              <table:table-cell office:value-type="float" office:value="8.42736430542778">
                <text:p>8.427364305427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646.8167503472">
                <text:p>42646.8167503472</text:p>
              </table:table-cell>
              <table:table-cell office:value-type="float" office:value="8.44598436062558">
                <text:p>8.445984360625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646.8167657176">
                <text:p>42646.8167657176</text:p>
              </table:table-cell>
              <table:table-cell office:value-type="float" office:value="7.87172953081877">
                <text:p>7.871729530818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646.8167807407">
                <text:p>42646.8167807407</text:p>
              </table:table-cell>
              <table:table-cell office:value-type="float" office:value="7.22121435142594">
                <text:p>7.221214351425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646.816795787">
                <text:p>42646.816795787</text:p>
              </table:table-cell>
              <table:table-cell office:value-type="float" office:value="7.0379392824287">
                <text:p>7.0379392824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646.8168107986">
                <text:p>42646.8168107986</text:p>
              </table:table-cell>
              <table:table-cell office:value-type="float" office:value="7.05251609935603">
                <text:p>7.052516099356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646.8168258796">
                <text:p>42646.8168258796</text:p>
              </table:table-cell>
              <table:table-cell office:value-type="float" office:value="7.08183992640294">
                <text:p>7.081839926402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646.8168438079">
                <text:p>42646.8168438079</text:p>
              </table:table-cell>
              <table:table-cell office:value-type="float" office:value="7.13517939282429">
                <text:p>7.135179392824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646.8168595602">
                <text:p>42646.8168595602</text:p>
              </table:table-cell>
              <table:table-cell office:value-type="float" office:value="7.15751149954002">
                <text:p>7.15751149954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646.8168749421">
                <text:p>42646.8168749421</text:p>
              </table:table-cell>
              <table:table-cell office:value-type="float" office:value="7.14495400183993">
                <text:p>7.144954001839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646.8168899769">
                <text:p>42646.8168899769</text:p>
              </table:table-cell>
              <table:table-cell office:value-type="float" office:value="7.59104875804968">
                <text:p>7.59104875804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646.8169049769">
                <text:p>42646.8169049769</text:p>
              </table:table-cell>
              <table:table-cell office:value-type="float" office:value="8.55721251149954">
                <text:p>8.557212511499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646.8169200232">
                <text:p>42646.8169200232</text:p>
              </table:table-cell>
              <table:table-cell office:value-type="float" office:value="9.24792088316467">
                <text:p>9.247920883164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646.8169350232">
                <text:p>42646.8169350232</text:p>
              </table:table-cell>
              <table:table-cell office:value-type="float" office:value="9.21952161913523">
                <text:p>9.219521619135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646.816953125">
                <text:p>42646.816953125</text:p>
              </table:table-cell>
              <table:table-cell office:value-type="float" office:value="9.11790248390065">
                <text:p>9.117902483900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646.816968125">
                <text:p>42646.816968125</text:p>
              </table:table-cell>
              <table:table-cell office:value-type="float" office:value="8.62689972401104">
                <text:p>8.62689972401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646.8169839236">
                <text:p>42646.8169839236</text:p>
              </table:table-cell>
              <table:table-cell office:value-type="float" office:value="8.1341260349586">
                <text:p>8.13412603495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646.8169992824">
                <text:p>42646.8169992824</text:p>
              </table:table-cell>
              <table:table-cell office:value-type="float" office:value="8.11541858325667">
                <text:p>8.11541858325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46.8170143519">
                <text:p>42646.8170143519</text:p>
              </table:table-cell>
              <table:table-cell office:value-type="float" office:value="8.12477000919963">
                <text:p>8.12477000919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646.8170293981">
                <text:p>42646.8170293981</text:p>
              </table:table-cell>
              <table:table-cell office:value-type="float" office:value="8.44337166513339">
                <text:p>8.4433716651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646.8170444213">
                <text:p>42646.8170444213</text:p>
              </table:table-cell>
              <table:table-cell office:value-type="float" office:value="8.83309107635695">
                <text:p>8.83309107635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646.8170594444">
                <text:p>42646.8170594444</text:p>
              </table:table-cell>
              <table:table-cell office:value-type="float" office:value="8.98004599816007">
                <text:p>8.98004599816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646.8170773843">
                <text:p>42646.8170773843</text:p>
              </table:table-cell>
              <table:table-cell office:value-type="float" office:value="8.96386844526219">
                <text:p>8.963868445262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646.8170931482">
                <text:p>42646.8170931482</text:p>
              </table:table-cell>
              <table:table-cell office:value-type="float" office:value="9.05942502299908">
                <text:p>9.05942502299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646.8171085185">
                <text:p>42646.8171085185</text:p>
              </table:table-cell>
              <table:table-cell office:value-type="float" office:value="9.23966421343146">
                <text:p>9.239664213431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646.8171235532">
                <text:p>42646.8171235532</text:p>
              </table:table-cell>
              <table:table-cell office:value-type="float" office:value="9.35215271389144">
                <text:p>9.35215271389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646.817138588">
                <text:p>42646.817138588</text:p>
              </table:table-cell>
              <table:table-cell office:value-type="float" office:value="9.34769089236431">
                <text:p>9.347690892364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646.8171535995">
                <text:p>42646.8171535995</text:p>
              </table:table-cell>
              <table:table-cell office:value-type="float" office:value="9.30850505979761">
                <text:p>9.308505059797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646.8171686343">
                <text:p>42646.8171686343</text:p>
              </table:table-cell>
              <table:table-cell office:value-type="float" office:value="8.90260809567617">
                <text:p>8.902608095676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646.8171867014">
                <text:p>42646.8171867014</text:p>
              </table:table-cell>
              <table:table-cell office:value-type="float" office:value="8.42348666053358">
                <text:p>8.423486660533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646.817201794">
                <text:p>42646.817201794</text:p>
              </table:table-cell>
              <table:table-cell office:value-type="float" office:value="8.41843146274149">
                <text:p>8.418431462741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646.8172175347">
                <text:p>42646.8172175347</text:p>
              </table:table-cell>
              <table:table-cell office:value-type="float" office:value="8.44311867525299">
                <text:p>8.443118675252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646.8172328935">
                <text:p>42646.8172328935</text:p>
              </table:table-cell>
              <table:table-cell office:value-type="float" office:value="7.90686752529899">
                <text:p>7.906867525298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646.8172479167">
                <text:p>42646.8172479167</text:p>
              </table:table-cell>
              <table:table-cell office:value-type="float" office:value="7.25980680772769">
                <text:p>7.259806807727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646.8172629398">
                <text:p>42646.8172629398</text:p>
              </table:table-cell>
              <table:table-cell office:value-type="float" office:value="7.03516099356026">
                <text:p>7.035160993560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646.817277963">
                <text:p>42646.817277963</text:p>
              </table:table-cell>
              <table:table-cell office:value-type="float" office:value="7.04232290708372">
                <text:p>7.042322907083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646.8172929977">
                <text:p>42646.8172929977</text:p>
              </table:table-cell>
              <table:table-cell office:value-type="float" office:value="7.07282428702852">
                <text:p>7.072824287028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646.8173109838">
                <text:p>42646.8173109838</text:p>
              </table:table-cell>
              <table:table-cell office:value-type="float" office:value="7.13113615455382">
                <text:p>7.131136154553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646.8173267361">
                <text:p>42646.8173267361</text:p>
              </table:table-cell>
              <table:table-cell office:value-type="float" office:value="7.15607635694572">
                <text:p>7.156076356945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646.8173421065">
                <text:p>42646.8173421065</text:p>
              </table:table-cell>
              <table:table-cell office:value-type="float" office:value="7.14284728610856">
                <text:p>7.142847286108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646.8173571296">
                <text:p>42646.8173571296</text:p>
              </table:table-cell>
              <table:table-cell office:value-type="float" office:value="7.51377644894204">
                <text:p>7.51377644894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646.8173721412">
                <text:p>42646.8173721412</text:p>
              </table:table-cell>
              <table:table-cell office:value-type="float" office:value="8.48314627414903">
                <text:p>8.483146274149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646.8173872222">
                <text:p>42646.8173872222</text:p>
              </table:table-cell>
              <table:table-cell office:value-type="float" office:value="9.26173873045078">
                <text:p>9.26173873045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646.8174022454">
                <text:p>42646.8174022454</text:p>
              </table:table-cell>
              <table:table-cell office:value-type="float" office:value="9.23822907083717">
                <text:p>9.238229070837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646.817420324">
                <text:p>42646.817420324</text:p>
              </table:table-cell>
              <table:table-cell office:value-type="float" office:value="9.16736430542778">
                <text:p>9.16736430542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646.8174360879">
                <text:p>42646.8174360879</text:p>
              </table:table-cell>
              <table:table-cell office:value-type="float" office:value="8.65731830726771">
                <text:p>8.657318307267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646.8174514814">
                <text:p>42646.8174514814</text:p>
              </table:table-cell>
              <table:table-cell office:value-type="float" office:value="8.15198712051518">
                <text:p>8.15198712051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646.8174664815">
                <text:p>42646.8174664815</text:p>
              </table:table-cell>
              <table:table-cell office:value-type="float" office:value="8.11339466421343">
                <text:p>8.11339466421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646.8174815162">
                <text:p>42646.8174815162</text:p>
              </table:table-cell>
              <table:table-cell office:value-type="float" office:value="8.11744250229991">
                <text:p>8.11744250229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646.8174965625">
                <text:p>42646.8174965625</text:p>
              </table:table-cell>
              <table:table-cell office:value-type="float" office:value="8.40124195032199">
                <text:p>8.401241950321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646.8175115856">
                <text:p>42646.8175115856</text:p>
              </table:table-cell>
              <table:table-cell office:value-type="float" office:value="8.79458141674333">
                <text:p>8.79458141674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646.8175266204">
                <text:p>42646.8175266204</text:p>
              </table:table-cell>
              <table:table-cell office:value-type="float" office:value="8.98577736890524">
                <text:p>8.98577736890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46.817544537">
                <text:p>42646.817544537</text:p>
              </table:table-cell>
              <table:table-cell office:value-type="float" office:value="8.97313707451702">
                <text:p>8.973137074517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646.8175604745">
                <text:p>42646.8175604745</text:p>
              </table:table-cell>
              <table:table-cell office:value-type="float" office:value="9.04770929162833">
                <text:p>9.047709291628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46.8175758449">
                <text:p>42646.8175758449</text:p>
              </table:table-cell>
              <table:table-cell office:value-type="float" office:value="9.22533578656854">
                <text:p>9.225335786568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646.8175908681">
                <text:p>42646.8175908681</text:p>
              </table:table-cell>
              <table:table-cell office:value-type="float" office:value="9.3610027598896">
                <text:p>9.3610027598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646.8176059028">
                <text:p>42646.8176059028</text:p>
              </table:table-cell>
              <table:table-cell office:value-type="float" office:value="9.35720791168353">
                <text:p>9.357207911683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646.8176208912">
                <text:p>42646.8176208912</text:p>
              </table:table-cell>
              <table:table-cell office:value-type="float" office:value="9.34145354185833">
                <text:p>9.341453541858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646.8176359375">
                <text:p>42646.8176359375</text:p>
              </table:table-cell>
              <table:table-cell office:value-type="float" office:value="8.95434682612695">
                <text:p>8.95434682612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646.8176538657">
                <text:p>42646.8176538657</text:p>
              </table:table-cell>
              <table:table-cell office:value-type="float" office:value="8.45162833486661">
                <text:p>8.451628334866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646.8176696065">
                <text:p>42646.8176696065</text:p>
              </table:table-cell>
              <table:table-cell office:value-type="float" office:value="8.41421803127875">
                <text:p>8.41421803127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646.8176850116">
                <text:p>42646.8176850116</text:p>
              </table:table-cell>
              <table:table-cell office:value-type="float" office:value="8.43385004599816">
                <text:p>8.433850045998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646.8177000116">
                <text:p>42646.8177000116</text:p>
              </table:table-cell>
              <table:table-cell office:value-type="float" office:value="7.98952621895124">
                <text:p>7.989526218951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646.8177150347">
                <text:p>42646.8177150347</text:p>
              </table:table-cell>
              <table:table-cell office:value-type="float" office:value="7.34381784728611">
                <text:p>7.343817847286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46.8177300578">
                <text:p>42646.8177300578</text:p>
              </table:table-cell>
              <table:table-cell office:value-type="float" office:value="7.03288408463661">
                <text:p>7.032884084636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646.8177451389">
                <text:p>42646.8177451389</text:p>
              </table:table-cell>
              <table:table-cell office:value-type="float" office:value="7.03912143514259">
                <text:p>7.039121435142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46.817760162">
                <text:p>42646.817760162</text:p>
              </table:table-cell>
              <table:table-cell office:value-type="float" office:value="7.06321987120515">
                <text:p>7.063219871205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646.8177781018">
                <text:p>42646.8177781018</text:p>
              </table:table-cell>
              <table:table-cell office:value-type="float" office:value="7.11757129714811">
                <text:p>7.117571297148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646.8177938657">
                <text:p>42646.8177938657</text:p>
              </table:table-cell>
              <table:table-cell office:value-type="float" office:value="7.15574057037718">
                <text:p>7.15574057037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646.8178092477">
                <text:p>42646.8178092477</text:p>
              </table:table-cell>
              <table:table-cell office:value-type="float" office:value="7.14065777368905">
                <text:p>7.140657773689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646.8178242824">
                <text:p>42646.8178242824</text:p>
              </table:table-cell>
              <table:table-cell office:value-type="float" office:value="7.37626034958602">
                <text:p>7.376260349586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646.8178393171">
                <text:p>42646.8178393171</text:p>
              </table:table-cell>
              <table:table-cell office:value-type="float" office:value="8.35211591536338">
                <text:p>8.352115915363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646.8178543403">
                <text:p>42646.8178543403</text:p>
              </table:table-cell>
              <table:table-cell office:value-type="float" office:value="9.23325666973321">
                <text:p>9.233256669733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646.8178693634">
                <text:p>42646.8178693634</text:p>
              </table:table-cell>
              <table:table-cell office:value-type="float" office:value="9.25247010119595">
                <text:p>9.252470101195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646.817887419">
                <text:p>42646.817887419</text:p>
              </table:table-cell>
              <table:table-cell office:value-type="float" office:value="9.22407543698252">
                <text:p>9.224075436982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646.8179031829">
                <text:p>42646.8179031829</text:p>
              </table:table-cell>
              <table:table-cell office:value-type="float" office:value="8.74233670653174">
                <text:p>8.742336706531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646.8179185764">
                <text:p>42646.8179185764</text:p>
              </table:table-cell>
              <table:table-cell office:value-type="float" office:value="8.22040938362465">
                <text:p>8.22040938362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646.8179336227">
                <text:p>42646.8179336227</text:p>
              </table:table-cell>
              <table:table-cell office:value-type="float" office:value="8.10884544618215">
                <text:p>8.108845446182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646.8179486689">
                <text:p>42646.8179486689</text:p>
              </table:table-cell>
              <table:table-cell office:value-type="float" office:value="8.11086936522539">
                <text:p>8.110869365225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646.8179636921">
                <text:p>42646.8179636921</text:p>
              </table:table-cell>
              <table:table-cell office:value-type="float" office:value="8.33863385464581">
                <text:p>8.338633854645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646.8179787153">
                <text:p>42646.8179787153</text:p>
              </table:table-cell>
              <table:table-cell office:value-type="float" office:value="8.73011959521619">
                <text:p>8.730119595216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646.8179937269">
                <text:p>42646.8179937269</text:p>
              </table:table-cell>
              <table:table-cell office:value-type="float" office:value="8.98611315547378">
                <text:p>8.986113155473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646.8180116666">
                <text:p>42646.8180116666</text:p>
              </table:table-cell>
              <table:table-cell office:value-type="float" office:value="8.97364305427783">
                <text:p>8.973643054277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646.8180274074">
                <text:p>42646.8180274074</text:p>
              </table:table-cell>
              <table:table-cell office:value-type="float" office:value="9.02150413983441">
                <text:p>9.021504139834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646.818042743">
                <text:p>42646.818042743</text:p>
              </table:table-cell>
              <table:table-cell office:value-type="float" office:value="9.19811867525299">
                <text:p>9.198118675252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646.8180577662">
                <text:p>42646.8180577662</text:p>
              </table:table-cell>
              <table:table-cell office:value-type="float" office:value="9.35468261269549">
                <text:p>9.354682612695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646.8180728009">
                <text:p>42646.8180728009</text:p>
              </table:table-cell>
              <table:table-cell office:value-type="float" office:value="9.35535878564857">
                <text:p>9.35535878564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646.8180878472">
                <text:p>42646.8180878472</text:p>
              </table:table-cell>
              <table:table-cell office:value-type="float" office:value="9.35628334866605">
                <text:p>9.356283348666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646.8181028472">
                <text:p>42646.8181028472</text:p>
              </table:table-cell>
              <table:table-cell office:value-type="float" office:value="9.02453541858326">
                <text:p>9.024535418583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646.8181209838">
                <text:p>42646.8181209838</text:p>
              </table:table-cell>
              <table:table-cell office:value-type="float" office:value="8.5099402023919">
                <text:p>8.50994020239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646.8181367477">
                <text:p>42646.8181367477</text:p>
              </table:table-cell>
              <table:table-cell office:value-type="float" office:value="8.40477920883165">
                <text:p>8.404779208831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646.8181521412">
                <text:p>42646.8181521412</text:p>
              </table:table-cell>
              <table:table-cell office:value-type="float" office:value="8.42399264029439">
                <text:p>8.423992640294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646.8181671412">
                <text:p>42646.8181671412</text:p>
              </table:table-cell>
              <table:table-cell office:value-type="float" office:value="8.0869365225391">
                <text:p>8.08693652253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646.8181821759">
                <text:p>42646.8181821759</text:p>
              </table:table-cell>
              <table:table-cell office:value-type="float" office:value="7.44274149034039">
                <text:p>7.442741490340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646.8181971991">
                <text:p>42646.8181971991</text:p>
              </table:table-cell>
              <table:table-cell office:value-type="float" office:value="7.03052437902484">
                <text:p>7.030524379024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646.8182122222">
                <text:p>42646.8182122222</text:p>
              </table:table-cell>
              <table:table-cell office:value-type="float" office:value="7.03414903403864">
                <text:p>7.034149034038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646.818227257">
                <text:p>42646.818227257</text:p>
              </table:table-cell>
              <table:table-cell office:value-type="float" office:value="7.05176172953082">
                <text:p>7.051761729530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646.8182452546">
                <text:p>42646.8182452546</text:p>
              </table:table-cell>
              <table:table-cell office:value-type="float" office:value="7.09633394664213">
                <text:p>7.096333946642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646.8182610069">
                <text:p>42646.8182610069</text:p>
              </table:table-cell>
              <table:table-cell office:value-type="float" office:value="7.14740110395584">
                <text:p>7.147401103955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646.8182763889">
                <text:p>42646.8182763889</text:p>
              </table:table-cell>
              <table:table-cell office:value-type="float" office:value="7.13492640294388">
                <text:p>7.134926402943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646.818291412">
                <text:p>42646.818291412</text:p>
              </table:table-cell>
              <table:table-cell office:value-type="float" office:value="7.21135694572217">
                <text:p>7.211356945722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646.8183064931">
                <text:p>42646.8183064931</text:p>
              </table:table-cell>
              <table:table-cell office:value-type="float" office:value="8.17810947562098">
                <text:p>8.178109475620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646.8183215278">
                <text:p>42646.8183215278</text:p>
              </table:table-cell>
              <table:table-cell office:value-type="float" office:value="9.1228748850046">
                <text:p>9.12287488500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646.8183365509">
                <text:p>42646.8183365509</text:p>
              </table:table-cell>
              <table:table-cell office:value-type="float" office:value="9.26072677092916">
                <text:p>9.260726770929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646.8183545718">
                <text:p>42646.8183545718</text:p>
              </table:table-cell>
              <table:table-cell office:value-type="float" office:value="9.24294848206072">
                <text:p>9.242948482060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646.8183703472">
                <text:p>42646.8183703472</text:p>
              </table:table-cell>
              <table:table-cell office:value-type="float" office:value="8.84210671573137">
                <text:p>8.842106715731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646.8183857407">
                <text:p>42646.8183857407</text:p>
              </table:table-cell>
              <table:table-cell office:value-type="float" office:value="8.32135694572217">
                <text:p>8.321356945722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646.8184007408">
                <text:p>42646.8184007408</text:p>
              </table:table-cell>
              <table:table-cell office:value-type="float" office:value="8.10437902483901">
                <text:p>8.104379024839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646.8184157291">
                <text:p>42646.8184157291</text:p>
              </table:table-cell>
              <table:table-cell office:value-type="float" office:value="8.10067157313707">
                <text:p>8.100671573137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646.8184307639">
                <text:p>42646.8184307639</text:p>
              </table:table-cell>
              <table:table-cell office:value-type="float" office:value="8.25133394664213">
                <text:p>8.251333946642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646.8184457755">
                <text:p>42646.8184457755</text:p>
              </table:table-cell>
              <table:table-cell office:value-type="float" office:value="8.64290708371665">
                <text:p>8.642907083716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646.8184607986">
                <text:p>42646.8184607986</text:p>
              </table:table-cell>
              <table:table-cell office:value-type="float" office:value="8.97566237350506">
                <text:p>8.975662373505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646.8184788194">
                <text:p>42646.8184788194</text:p>
              </table:table-cell>
              <table:table-cell office:value-type="float" office:value="8.97414903403864">
                <text:p>8.974149034038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646.8184946296">
                <text:p>42646.8184946296</text:p>
              </table:table-cell>
              <table:table-cell office:value-type="float" office:value="8.9893146274149">
                <text:p>8.98931462741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646.8185100115">
                <text:p>42646.8185100115</text:p>
              </table:table-cell>
              <table:table-cell office:value-type="float" office:value="9.16728150873965">
                <text:p>9.167281508739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646.8185250463">
                <text:p>42646.8185250463</text:p>
              </table:table-cell>
              <table:table-cell office:value-type="float" office:value="9.34001839926403">
                <text:p>9.340018399264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646.8185400694">
                <text:p>42646.8185400694</text:p>
              </table:table-cell>
              <table:table-cell office:value-type="float" office:value="9.35645354185832">
                <text:p>9.356453541858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646.8185550926">
                <text:p>42646.8185550926</text:p>
              </table:table-cell>
              <table:table-cell office:value-type="float" office:value="9.35788408463661">
                <text:p>9.357884084636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646.8185701157">
                <text:p>42646.8185701157</text:p>
              </table:table-cell>
              <table:table-cell office:value-type="float" office:value="9.10357865685373">
                <text:p>9.103578656853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646.8185881366">
                <text:p>42646.8185881366</text:p>
              </table:table-cell>
              <table:table-cell office:value-type="float" office:value="8.594374425023">
                <text:p>8.5943744250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646.8186038773">
                <text:p>42646.8186038773</text:p>
              </table:table-cell>
              <table:table-cell office:value-type="float" office:value="8.40360165593376">
                <text:p>8.403601655933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646.8186192708">
                <text:p>42646.8186192708</text:p>
              </table:table-cell>
              <table:table-cell office:value-type="float" office:value="8.41792548298068">
                <text:p>8.41792548298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646.8186342593">
                <text:p>42646.8186342593</text:p>
              </table:table-cell>
              <table:table-cell office:value-type="float" office:value="8.20861545538178">
                <text:p>8.208615455381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646.8186492593">
                <text:p>42646.8186492593</text:p>
              </table:table-cell>
              <table:table-cell office:value-type="float" office:value="7.56239650413983">
                <text:p>7.562396504139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646.818664294">
                <text:p>42646.818664294</text:p>
              </table:table-cell>
              <table:table-cell office:value-type="float" office:value="7.02741030358786">
                <text:p>7.027410303587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646.818679375">
                <text:p>42646.818679375</text:p>
              </table:table-cell>
              <table:table-cell office:value-type="float" office:value="7.02985280588777">
                <text:p>7.029852805887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646.8186943866">
                <text:p>42646.8186943866</text:p>
              </table:table-cell>
              <table:table-cell office:value-type="float" office:value="7.04139374425023">
                <text:p>7.041393744250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646.8187123264">
                <text:p>42646.8187123264</text:p>
              </table:table-cell>
              <table:table-cell office:value-type="float" office:value="7.08201011959522">
                <text:p>7.082010119595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646.8187277083">
                <text:p>42646.8187277083</text:p>
              </table:table-cell>
              <table:table-cell office:value-type="float" office:value="7.14006899724011">
                <text:p>7.140068997240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646.8187427315">
                <text:p>42646.8187427315</text:p>
              </table:table-cell>
              <table:table-cell office:value-type="float" office:value="7.13223091076357">
                <text:p>7.132230910763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646.8187577546">
                <text:p>42646.8187577546</text:p>
              </table:table-cell>
              <table:table-cell office:value-type="float" office:value="7.11984360625575">
                <text:p>7.119843606255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646.8187727778">
                <text:p>42646.8187727778</text:p>
              </table:table-cell>
              <table:table-cell office:value-type="float" office:value="7.93543238270469">
                <text:p>7.935432382704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646.8187878009">
                <text:p>42646.8187878009</text:p>
              </table:table-cell>
              <table:table-cell office:value-type="float" office:value="8.89350965961362">
                <text:p>8.893509659613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646.8188028125">
                <text:p>42646.8188028125</text:p>
              </table:table-cell>
              <table:table-cell office:value-type="float" office:value="9.26443422263109">
                <text:p>9.264434222631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646.8188216551">
                <text:p>42646.8188216551</text:p>
              </table:table-cell>
              <table:table-cell office:value-type="float" office:value="9.25811407543698">
                <text:p>9.258114075436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646.8188299769">
                <text:p>42646.8188299769</text:p>
              </table:table-cell>
              <table:table-cell office:value-type="float" office:value="9.19458141674333">
                <text:p>9.19458141674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646.8188453472">
                <text:p>42646.8188453472</text:p>
              </table:table-cell>
              <table:table-cell office:value-type="float" office:value="8.68857865685373">
                <text:p>8.688578656853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646.8188603704">
                <text:p>42646.8188603704</text:p>
              </table:table-cell>
              <table:table-cell office:value-type="float" office:value="8.18771849126035">
                <text:p>8.187718491260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646.8188754051">
                <text:p>42646.8188754051</text:p>
              </table:table-cell>
              <table:table-cell office:value-type="float" office:value="8.10842686292548">
                <text:p>8.108426862925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646.8188904282">
                <text:p>42646.8188904282</text:p>
              </table:table-cell>
              <table:table-cell office:value-type="float" office:value="8.09696412143514">
                <text:p>8.09696412143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646.8189054514">
                <text:p>42646.8189054514</text:p>
              </table:table-cell>
              <table:table-cell office:value-type="float" office:value="8.3664397424103">
                <text:p>8.3664397424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646.8189204977">
                <text:p>42646.8189204977</text:p>
              </table:table-cell>
              <table:table-cell office:value-type="float" office:value="8.75742410303588">
                <text:p>8.757424103035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646.8189384607">
                <text:p>42646.8189384607</text:p>
              </table:table-cell>
              <table:table-cell office:value-type="float" office:value="8.97170653173873">
                <text:p>8.971706531738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646.8189542245">
                <text:p>42646.8189542245</text:p>
              </table:table-cell>
              <table:table-cell office:value-type="float" office:value="8.97263109475621">
                <text:p>8.972631094756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646.818969618">
                <text:p>42646.818969618</text:p>
              </table:table-cell>
              <table:table-cell office:value-type="float" office:value="9.0473735050598">
                <text:p>9.04737350505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646.8189846181">
                <text:p>42646.8189846181</text:p>
              </table:table-cell>
              <table:table-cell office:value-type="float" office:value="9.2230634774609">
                <text:p>9.22306347746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646.8189996528">
                <text:p>42646.8189996528</text:p>
              </table:table-cell>
              <table:table-cell office:value-type="float" office:value="9.36369825206991">
                <text:p>9.363698252069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646.8190146759">
                <text:p>42646.8190146759</text:p>
              </table:table-cell>
              <table:table-cell office:value-type="float" office:value="9.36361545538179">
                <text:p>9.363615455381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646.8190296991">
                <text:p>42646.8190296991</text:p>
              </table:table-cell>
              <table:table-cell office:value-type="float" office:value="9.35704231830727">
                <text:p>9.357042318307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646.8190447685">
                <text:p>42646.8190447685</text:p>
              </table:table-cell>
              <table:table-cell office:value-type="float" office:value="8.98215271389145">
                <text:p>8.982152713891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646.8190627083">
                <text:p>42646.8190627083</text:p>
              </table:table-cell>
              <table:table-cell office:value-type="float" office:value="8.47437902483901">
                <text:p>8.474379024839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646.8190780787">
                <text:p>42646.8190780787</text:p>
              </table:table-cell>
              <table:table-cell office:value-type="float" office:value="8.40789788408464">
                <text:p>8.407897884084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646.8190931019">
                <text:p>42646.8190931019</text:p>
              </table:table-cell>
              <table:table-cell office:value-type="float" office:value="8.4186844526219">
                <text:p>8.41868445262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646.8191081366">
                <text:p>42646.8191081366</text:p>
              </table:table-cell>
              <table:table-cell office:value-type="float" office:value="8.05053357865685">
                <text:p>8.050533578656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646.8191231597">
                <text:p>42646.8191231597</text:p>
              </table:table-cell>
              <table:table-cell office:value-type="float" office:value="7.40903863845446">
                <text:p>7.409038638454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646.8191381829">
                <text:p>42646.8191381829</text:p>
              </table:table-cell>
              <table:table-cell office:value-type="float" office:value="7.02142594296228">
                <text:p>7.021425942962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646.8191531829">
                <text:p>42646.8191531829</text:p>
              </table:table-cell>
              <table:table-cell office:value-type="float" office:value="7.02580496780129">
                <text:p>7.025804967801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646.8191720255">
                <text:p>42646.8191720255</text:p>
              </table:table-cell>
              <table:table-cell office:value-type="float" office:value="7.0529392824287">
                <text:p>7.05293928242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646.8191803241">
                <text:p>42646.8191803241</text:p>
              </table:table-cell>
              <table:table-cell office:value-type="float" office:value="7.07164673413064">
                <text:p>7.071646734130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646.8191956944">
                <text:p>42646.8191956944</text:p>
              </table:table-cell>
              <table:table-cell office:value-type="float" office:value="7.1264995400184">
                <text:p>7.12649954001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646.8192107176">
                <text:p>42646.8192107176</text:p>
              </table:table-cell>
              <table:table-cell office:value-type="float" office:value="7.12329806807728">
                <text:p>7.12329806807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646.8192258102">
                <text:p>42646.8192258102</text:p>
              </table:table-cell>
              <table:table-cell office:value-type="float" office:value="7.1146228150874">
                <text:p>7.11462281508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646.8192408333">
                <text:p>42646.8192408333</text:p>
              </table:table-cell>
              <table:table-cell office:value-type="float" office:value="7.77988040478381">
                <text:p>7.779880404783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646.8192558449">
                <text:p>42646.8192558449</text:p>
              </table:table-cell>
              <table:table-cell office:value-type="float" office:value="8.74613155473781">
                <text:p>8.746131554737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646.8192708681">
                <text:p>42646.8192708681</text:p>
              </table:table-cell>
              <table:table-cell office:value-type="float" office:value="9.26477460901564">
                <text:p>9.264774609015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646.8192888079">
                <text:p>42646.8192888079</text:p>
              </table:table-cell>
              <table:table-cell office:value-type="float" office:value="9.27075436982521">
                <text:p>9.270754369825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646.8193045602">
                <text:p>42646.8193045602</text:p>
              </table:table-cell>
              <table:table-cell office:value-type="float" office:value="9.06995400183993">
                <text:p>9.06995400183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646.8193199653">
                <text:p>42646.8193199653</text:p>
              </table:table-cell>
              <table:table-cell office:value-type="float" office:value="8.54988040478381">
                <text:p>8.549880404783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646.8193349653">
                <text:p>42646.8193349653</text:p>
              </table:table-cell>
              <table:table-cell office:value-type="float" office:value="8.13783348666053">
                <text:p>8.137833486660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646.81935">
                <text:p>42646.81935</text:p>
              </table:table-cell>
              <table:table-cell office:value-type="float" office:value="8.10977460901564">
                <text:p>8.109774609015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646.819365">
                <text:p>42646.819365</text:p>
              </table:table-cell>
              <table:table-cell office:value-type="float" office:value="8.10614995400184">
                <text:p>8.106149954001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646.8193800347">
                <text:p>42646.8193800347</text:p>
              </table:table-cell>
              <table:table-cell office:value-type="float" office:value="8.4738776448942">
                <text:p>8.47387764489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646.8193945486">
                <text:p>42646.8193945486</text:p>
              </table:table-cell>
              <table:table-cell office:value-type="float" office:value="8.85238730450782">
                <text:p>8.852387304507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646.8194130324">
                <text:p>42646.8194130324</text:p>
              </table:table-cell>
              <table:table-cell office:value-type="float" office:value="8.96521619135235">
                <text:p>8.965216191352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646.8194284143">
                <text:p>42646.8194284143</text:p>
              </table:table-cell>
              <table:table-cell office:value-type="float" office:value="8.96614535418583">
                <text:p>8.966145354185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646.8194434375">
                <text:p>42646.8194434375</text:p>
              </table:table-cell>
              <table:table-cell office:value-type="float" office:value="9.0892502299908">
                <text:p>9.08925022999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646.8194584607">
                <text:p>42646.8194584607</text:p>
              </table:table-cell>
              <table:table-cell office:value-type="float" office:value="9.26409843606256">
                <text:p>9.264098436062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646.8194734722">
                <text:p>42646.8194734722</text:p>
              </table:table-cell>
              <table:table-cell office:value-type="float" office:value="9.36496320147194">
                <text:p>9.364963201471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646.8194885185">
                <text:p>42646.8194885185</text:p>
              </table:table-cell>
              <table:table-cell office:value-type="float" office:value="9.36546918123275">
                <text:p>9.365469181232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646.8195035764">
                <text:p>42646.8195035764</text:p>
              </table:table-cell>
              <table:table-cell office:value-type="float" office:value="9.29738270469181">
                <text:p>9.297382704691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646.8195223611">
                <text:p>42646.8195223611</text:p>
              </table:table-cell>
              <table:table-cell office:value-type="float" office:value="8.76736430542778">
                <text:p>8.767364305427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646.8195377431">
                <text:p>42646.8195377431</text:p>
              </table:table-cell>
              <table:table-cell office:value-type="float" office:value="8.40705611775529">
                <text:p>8.407056117755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646.8195527778">
                <text:p>42646.8195527778</text:p>
              </table:table-cell>
              <table:table-cell office:value-type="float" office:value="8.41160533578657">
                <text:p>8.411605335786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646.8195678009">
                <text:p>42646.8195678009</text:p>
              </table:table-cell>
              <table:table-cell office:value-type="float" office:value="8.41463661453542">
                <text:p>8.414636614535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646.8195828704">
                <text:p>42646.8195828704</text:p>
              </table:table-cell>
              <table:table-cell office:value-type="float" office:value="7.83760349586017">
                <text:p>7.837603495860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646.8195978935">
                <text:p>42646.8195978935</text:p>
              </table:table-cell>
              <table:table-cell office:value-type="float" office:value="7.19913523459062">
                <text:p>7.199135234590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646.8196129051">
                <text:p>42646.8196129051</text:p>
              </table:table-cell>
              <table:table-cell office:value-type="float" office:value="7.01409383624655">
                <text:p>7.014093836246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646.8196279398">
                <text:p>42646.8196279398</text:p>
              </table:table-cell>
              <table:table-cell office:value-type="float" office:value="7.01940202391904">
                <text:p>7.019402023919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646.8196465972">
                <text:p>42646.8196465972</text:p>
              </table:table-cell>
              <table:table-cell office:value-type="float" office:value="7.05664673413063">
                <text:p>7.056646734130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646.8196619908">
                <text:p>42646.8196619908</text:p>
              </table:table-cell>
              <table:table-cell office:value-type="float" office:value="7.10846826126955">
                <text:p>7.10846826126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646.8196770255">
                <text:p>42646.8196770255</text:p>
              </table:table-cell>
              <table:table-cell office:value-type="float" office:value="7.11251609935603">
                <text:p>7.112516099356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646.8196920486">
                <text:p>42646.8196920486</text:p>
              </table:table-cell>
              <table:table-cell office:value-type="float" office:value="7.10248850045998">
                <text:p>7.10248850045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646.8197070718">
                <text:p>42646.8197070718</text:p>
              </table:table-cell>
              <table:table-cell office:value-type="float" office:value="7.53273689052438">
                <text:p>7.532736890524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646.8197220833">
                <text:p>42646.8197220833</text:p>
              </table:table-cell>
              <table:table-cell office:value-type="float" office:value="8.5099402023919">
                <text:p>8.50994020239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646.8197371065">
                <text:p>42646.8197371065</text:p>
              </table:table-cell>
              <table:table-cell office:value-type="float" office:value="9.26308647654094">
                <text:p>9.263086476540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646.8197559375">
                <text:p>42646.8197559375</text:p>
              </table:table-cell>
              <table:table-cell office:value-type="float" office:value="9.27041858325667">
                <text:p>9.27041858325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646.8197713658">
                <text:p>42646.8197713658</text:p>
              </table:table-cell>
              <table:table-cell office:value-type="float" office:value="9.18000459981601">
                <text:p>9.180004599816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646.8197864005">
                <text:p>42646.8197864005</text:p>
              </table:table-cell>
              <table:table-cell office:value-type="float" office:value="8.67720331186752">
                <text:p>8.677203311867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646.8198014005">
                <text:p>42646.8198014005</text:p>
              </table:table-cell>
              <table:table-cell office:value-type="float" office:value="8.1815639374425">
                <text:p>8.18156393744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646.8198164468">
                <text:p>42646.8198164468</text:p>
              </table:table-cell>
              <table:table-cell office:value-type="float" office:value="8.12569917203312">
                <text:p>8.125699172033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646.8198314583">
                <text:p>42646.8198314583</text:p>
              </table:table-cell>
              <table:table-cell office:value-type="float" office:value="8.09839466421343">
                <text:p>8.098394664213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646.8198464815">
                <text:p>42646.8198464815</text:p>
              </table:table-cell>
              <table:table-cell office:value-type="float" office:value="8.37377184912603">
                <text:p>8.373771849126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646.8198615046">
                <text:p>42646.8198615046</text:p>
              </table:table-cell>
              <table:table-cell office:value-type="float" office:value="8.76804047838087">
                <text:p>8.768040478380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646.8198801968">
                <text:p>42646.8198801968</text:p>
              </table:table-cell>
              <table:table-cell office:value-type="float" office:value="8.95510579576817">
                <text:p>8.955105795768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646.8198955556">
                <text:p>42646.8198955556</text:p>
              </table:table-cell>
              <table:table-cell office:value-type="float" office:value="8.95906623735051">
                <text:p>8.959066237350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646.8199106019">
                <text:p>42646.8199106019</text:p>
              </table:table-cell>
              <table:table-cell office:value-type="float" office:value="9.05495860165593">
                <text:p>9.054958601655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646.8199256366">
                <text:p>42646.8199256366</text:p>
              </table:table-cell>
              <table:table-cell office:value-type="float" office:value="9.23207911683533">
                <text:p>9.232079116835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646.8199406597">
                <text:p>42646.8199406597</text:p>
              </table:table-cell>
              <table:table-cell office:value-type="float" office:value="9.36782888684453">
                <text:p>9.367828886844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646.8199557408">
                <text:p>42646.8199557408</text:p>
              </table:table-cell>
              <table:table-cell office:value-type="float" office:value="9.37069457221711">
                <text:p>9.370694572217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646.8199707523">
                <text:p>42646.8199707523</text:p>
              </table:table-cell>
              <table:table-cell office:value-type="float" office:value="9.35586016559338">
                <text:p>9.355860165593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646.8199894792">
                <text:p>42646.8199894792</text:p>
              </table:table-cell>
              <table:table-cell office:value-type="float" office:value="8.85255749770009">
                <text:p>8.852557497700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646.8200048727">
                <text:p>42646.8200048727</text:p>
              </table:table-cell>
              <table:table-cell office:value-type="float" office:value="8.43166053357866">
                <text:p>8.431660533578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646.820019919">
                <text:p>42646.820019919</text:p>
              </table:table-cell>
              <table:table-cell office:value-type="float" office:value="8.41379484820607">
                <text:p>8.413794848206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646.8200349306">
                <text:p>42646.8200349306</text:p>
              </table:table-cell>
              <table:table-cell office:value-type="float" office:value="8.41826126954922">
                <text:p>8.418261269549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646.8200499884">
                <text:p>42646.8200499884</text:p>
              </table:table-cell>
              <table:table-cell office:value-type="float" office:value="7.96028978840846">
                <text:p>7.960289788408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646.820065">
                <text:p>42646.820065</text:p>
              </table:table-cell>
              <table:table-cell office:value-type="float" office:value="7.31777828886845">
                <text:p>7.317778288868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646.8200800347">
                <text:p>42646.8200800347</text:p>
              </table:table-cell>
              <table:table-cell office:value-type="float" office:value="7.00810947562098">
                <text:p>7.008109475620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646.8200950695">
                <text:p>42646.8200950695</text:p>
              </table:table-cell>
              <table:table-cell office:value-type="float" office:value="7.01055657773689">
                <text:p>7.010556577736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646.8201137269">
                <text:p>42646.8201137269</text:p>
              </table:table-cell>
              <table:table-cell office:value-type="float" office:value="7.04055197792088">
                <text:p>7.040551977920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646.8201291204">
                <text:p>42646.8201291204</text:p>
              </table:table-cell>
              <table:table-cell office:value-type="float" office:value="7.09035418583257">
                <text:p>7.090354185832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646.820144213">
                <text:p>42646.820144213</text:p>
              </table:table-cell>
              <table:table-cell office:value-type="float" office:value="7.10948022079117">
                <text:p>7.109480220791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646.8201592245">
                <text:p>42646.8201592245</text:p>
              </table:table-cell>
              <table:table-cell office:value-type="float" office:value="7.09153173873045">
                <text:p>7.091531738730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646.8201742477">
                <text:p>42646.8201742477</text:p>
              </table:table-cell>
              <table:table-cell office:value-type="float" office:value="7.33084176632935">
                <text:p>7.330841766329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646.8201892708">
                <text:p>42646.8201892708</text:p>
              </table:table-cell>
              <table:table-cell office:value-type="float" office:value="8.32641214351426">
                <text:p>8.326412143514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646.820204294">
                <text:p>42646.820204294</text:p>
              </table:table-cell>
              <table:table-cell office:value-type="float" office:value="9.22011499540018">
                <text:p>9.220114995400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646.8202230671">
                <text:p>42646.8202230671</text:p>
              </table:table-cell>
              <table:table-cell office:value-type="float" office:value="9.26788868445262">
                <text:p>9.267888684452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646.8202384607">
                <text:p>42646.8202384607</text:p>
              </table:table-cell>
              <table:table-cell office:value-type="float" office:value="9.25280588776449">
                <text:p>9.252805887764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646.8202534838">
                <text:p>42646.8202534838</text:p>
              </table:table-cell>
              <table:table-cell office:value-type="float" office:value="8.77899264029439">
                <text:p>8.778992640294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646.8202685069">
                <text:p>42646.8202685069</text:p>
              </table:table-cell>
              <table:table-cell office:value-type="float" office:value="8.26565777368905">
                <text:p>8.265657773689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646.8202835417">
                <text:p>42646.8202835417</text:p>
              </table:table-cell>
              <table:table-cell office:value-type="float" office:value="8.13336706531739">
                <text:p>8.133367065317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646.8202985648">
                <text:p>42646.8202985648</text:p>
              </table:table-cell>
              <table:table-cell office:value-type="float" office:value="8.11305887764489">
                <text:p>8.113058877644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646.8203136111">
                <text:p>42646.8203136111</text:p>
              </table:table-cell>
              <table:table-cell office:value-type="float" office:value="8.30770929162834">
                <text:p>8.307709291628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646.8203294444">
                <text:p>42646.8203294444</text:p>
              </table:table-cell>
              <table:table-cell office:value-type="float" office:value="8.71132934682613">
                <text:p>8.711329346826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646.8203473148">
                <text:p>42646.8203473148</text:p>
              </table:table-cell>
              <table:table-cell office:value-type="float" office:value="8.95401103955842">
                <text:p>8.954011039558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646.820362338">
                <text:p>42646.820362338</text:p>
              </table:table-cell>
              <table:table-cell office:value-type="float" office:value="8.95013339466421">
                <text:p>8.950133394664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646.8203773611">
                <text:p>42646.8203773611</text:p>
              </table:table-cell>
              <table:table-cell office:value-type="float" office:value="9.0120653173873">
                <text:p>9.01206531738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646.8203923958">
                <text:p>42646.8203923958</text:p>
              </table:table-cell>
              <table:table-cell office:value-type="float" office:value="9.19761269549218">
                <text:p>9.197612695492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646.8204074074">
                <text:p>42646.8204074074</text:p>
              </table:table-cell>
              <table:table-cell office:value-type="float" office:value="9.36209751609936">
                <text:p>9.362097516099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646.8204224306">
                <text:p>42646.8204224306</text:p>
              </table:table-cell>
              <table:table-cell office:value-type="float" office:value="9.37380864765409">
                <text:p>9.373808647654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646.8204374537">
                <text:p>42646.8204374537</text:p>
              </table:table-cell>
              <table:table-cell office:value-type="float" office:value="9.37549678012879">
                <text:p>9.375496780128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646.8204566319">
                <text:p>42646.8204566319</text:p>
              </table:table-cell>
              <table:table-cell office:value-type="float" office:value="8.93091996320147">
                <text:p>8.930919963201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646.8204720255">
                <text:p>42646.8204720255</text:p>
              </table:table-cell>
              <table:table-cell office:value-type="float" office:value="8.4913155473781">
                <text:p>8.49131554737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646.820487037">
                <text:p>42646.820487037</text:p>
              </table:table-cell>
              <table:table-cell office:value-type="float" office:value="8.41328886844526">
                <text:p>8.413288868445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646.8205020602">
                <text:p>42646.8205020602</text:p>
              </table:table-cell>
              <table:table-cell office:value-type="float" office:value="8.42062097516099">
                <text:p>8.420620975160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646.8205171412">
                <text:p>42646.8205171412</text:p>
              </table:table-cell>
              <table:table-cell office:value-type="float" office:value="8.0714351425943">
                <text:p>8.07143514259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646.8205321528">
                <text:p>42646.8205321528</text:p>
              </table:table-cell>
              <table:table-cell office:value-type="float" office:value="7.42420423183073">
                <text:p>7.424204231830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646.8205471643">
                <text:p>42646.8205471643</text:p>
              </table:table-cell>
              <table:table-cell office:value-type="float" office:value="7.00625574977001">
                <text:p>7.00625574977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646.8205629398">
                <text:p>42646.8205629398</text:p>
              </table:table-cell>
              <table:table-cell office:value-type="float" office:value="7.00414903403864">
                <text:p>7.004149034038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646.8205808912">
                <text:p>42646.8205808912</text:p>
              </table:table-cell>
              <table:table-cell office:value-type="float" office:value="7.02521619135235">
                <text:p>7.025216191352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646.8205959027">
                <text:p>42646.8205959027</text:p>
              </table:table-cell>
              <table:table-cell office:value-type="float" office:value="7.07071757129715">
                <text:p>7.070717571297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646.8206109375">
                <text:p>42646.8206109375</text:p>
              </table:table-cell>
              <table:table-cell office:value-type="float" office:value="7.10594296228151">
                <text:p>7.105942962281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646.8206259838">
                <text:p>42646.8206259838</text:p>
              </table:table-cell>
              <table:table-cell office:value-type="float" office:value="7.08782428702852">
                <text:p>7.087824287028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646.8206409838">
                <text:p>42646.8206409838</text:p>
              </table:table-cell>
              <table:table-cell office:value-type="float" office:value="7.15253909843606">
                <text:p>7.15253909843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646.8206559954">
                <text:p>42646.8206559954</text:p>
              </table:table-cell>
              <table:table-cell office:value-type="float" office:value="8.12300367985281">
                <text:p>8.123003679852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646.8206710185">
                <text:p>42646.8206710185</text:p>
              </table:table-cell>
              <table:table-cell office:value-type="float" office:value="9.08520699172033">
                <text:p>9.085206991720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646.8206901968">
                <text:p>42646.8206901968</text:p>
              </table:table-cell>
              <table:table-cell office:value-type="float" office:value="9.26645814167433">
                <text:p>9.266458141674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646.8207056366">
                <text:p>42646.8207056366</text:p>
              </table:table-cell>
              <table:table-cell office:value-type="float" office:value="9.27269549218031">
                <text:p>9.272695492180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646.8207206713">
                <text:p>42646.8207206713</text:p>
              </table:table-cell>
              <table:table-cell office:value-type="float" office:value="8.87134774609016">
                <text:p>8.871347746090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646.8207356829">
                <text:p>42646.8207356829</text:p>
              </table:table-cell>
              <table:table-cell office:value-type="float" office:value="8.35691812327507">
                <text:p>8.356918123275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646.8207507292">
                <text:p>42646.8207507292</text:p>
              </table:table-cell>
              <table:table-cell office:value-type="float" office:value="8.13176632934683">
                <text:p>8.131766329346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646.8207657755">
                <text:p>42646.8207657755</text:p>
              </table:table-cell>
              <table:table-cell office:value-type="float" office:value="8.12190892364305">
                <text:p>8.121908923643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646.820780787">
                <text:p>42646.820780787</text:p>
              </table:table-cell>
              <table:table-cell office:value-type="float" office:value="8.26018399264029">
                <text:p>8.260183992640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646.8207965857">
                <text:p>42646.8207965857</text:p>
              </table:table-cell>
              <table:table-cell office:value-type="float" office:value="8.65226310947562">
                <text:p>8.652263109475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646.8208144444">
                <text:p>42646.8208144444</text:p>
              </table:table-cell>
              <table:table-cell office:value-type="float" office:value="8.94945722171113">
                <text:p>8.949457221711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646.820829456">
                <text:p>42646.820829456</text:p>
              </table:table-cell>
              <table:table-cell office:value-type="float" office:value="8.9460027598896">
                <text:p>8.94600275988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646.8208444792">
                <text:p>42646.8208444792</text:p>
              </table:table-cell>
              <table:table-cell office:value-type="float" office:value="8.97414903403864">
                <text:p>8.974149034038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646.8208594907">
                <text:p>42646.8208594907</text:p>
              </table:table-cell>
              <table:table-cell office:value-type="float" office:value="9.16230910763569">
                <text:p>9.162309107635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646.8208745139">
                <text:p>42646.8208745139</text:p>
              </table:table-cell>
              <table:table-cell office:value-type="float" office:value="9.34625574977001">
                <text:p>9.346255749770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646.8208895833">
                <text:p>42646.8208895833</text:p>
              </table:table-cell>
              <table:table-cell office:value-type="float" office:value="9.37010119595216">
                <text:p>9.370101195952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646.8209046296">
                <text:p>42646.8209046296</text:p>
              </table:table-cell>
              <table:table-cell office:value-type="float" office:value="9.37751609935603">
                <text:p>9.377516099356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646.8209237616">
                <text:p>42646.8209237616</text:p>
              </table:table-cell>
              <table:table-cell office:value-type="float" office:value="8.99841766329347">
                <text:p>8.998417663293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646.8209391782">
                <text:p>42646.8209391782</text:p>
              </table:table-cell>
              <table:table-cell office:value-type="float" office:value="8.55620055197792">
                <text:p>8.556200551977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646.8209541898">
                <text:p>42646.8209541898</text:p>
              </table:table-cell>
              <table:table-cell office:value-type="float" office:value="8.41497700091996">
                <text:p>8.41497700091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646.8209692014">
                <text:p>42646.8209692014</text:p>
              </table:table-cell>
              <table:table-cell office:value-type="float" office:value="8.42222171113156">
                <text:p>8.422221711131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646.8209842361">
                <text:p>42646.8209842361</text:p>
              </table:table-cell>
              <table:table-cell office:value-type="float" office:value="8.16420423183073">
                <text:p>8.164204231830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646.8209992477">
                <text:p>42646.8209992477</text:p>
              </table:table-cell>
              <table:table-cell office:value-type="float" office:value="7.50948022079117">
                <text:p>7.509480220791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646.8210142708">
                <text:p>42646.8210142708</text:p>
              </table:table-cell>
              <table:table-cell office:value-type="float" office:value="6.99934682612695">
                <text:p>6.999346826126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46.8210300694">
                <text:p>42646.8210300694</text:p>
              </table:table-cell>
              <table:table-cell office:value-type="float" office:value="7.00339466421343">
                <text:p>7.003394664213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46.8210480093">
                <text:p>42646.8210480093</text:p>
              </table:table-cell>
              <table:table-cell office:value-type="float" office:value="7.01544158233671">
                <text:p>7.015441582336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46.8210630324">
                <text:p>42646.8210630324</text:p>
              </table:table-cell>
              <table:table-cell office:value-type="float" office:value="7.05184452621895">
                <text:p>7.051844526218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46.821078125">
                <text:p>42646.821078125</text:p>
              </table:table-cell>
              <table:table-cell office:value-type="float" office:value="7.1015593376265">
                <text:p>7.10155933762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46.8210931713">
                <text:p>42646.8210931713</text:p>
              </table:table-cell>
              <table:table-cell office:value-type="float" office:value="7.08782428702852">
                <text:p>7.087824287028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646.8211081713">
                <text:p>42646.8211081713</text:p>
              </table:table-cell>
              <table:table-cell office:value-type="float" office:value="7.09170193192272">
                <text:p>7.091701931922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646.821123206">
                <text:p>42646.821123206</text:p>
              </table:table-cell>
              <table:table-cell office:value-type="float" office:value="7.98944342226311">
                <text:p>7.989443422263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646.8211389931">
                <text:p>42646.8211389931</text:p>
              </table:table-cell>
              <table:table-cell office:value-type="float" office:value="9.00886384544618">
                <text:p>9.008863845446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646.8211573264">
                <text:p>42646.8211573264</text:p>
              </table:table-cell>
              <table:table-cell office:value-type="float" office:value="9.26595216191352">
                <text:p>9.265952161913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646.821172338">
                <text:p>42646.821172338</text:p>
              </table:table-cell>
              <table:table-cell office:value-type="float" office:value="9.27269549218031">
                <text:p>9.272695492180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646.8211873611">
                <text:p>42646.8211873611</text:p>
              </table:table-cell>
              <table:table-cell office:value-type="float" office:value="8.95206991720331">
                <text:p>8.952069917203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646.8212023843">
                <text:p>42646.8212023843</text:p>
              </table:table-cell>
              <table:table-cell office:value-type="float" office:value="8.44926862925483">
                <text:p>8.449268629254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646.8212174074">
                <text:p>42646.8212174074</text:p>
              </table:table-cell>
              <table:table-cell office:value-type="float" office:value="8.14600735970561">
                <text:p>8.146007359705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646.821232419">
                <text:p>42646.821232419</text:p>
              </table:table-cell>
              <table:table-cell office:value-type="float" office:value="8.12241030358786">
                <text:p>8.122410303587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646.8212474653">
                <text:p>42646.8212474653</text:p>
              </table:table-cell>
              <table:table-cell office:value-type="float" office:value="8.21392364305428">
                <text:p>8.213923643054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646.821263287">
                <text:p>42646.821263287</text:p>
              </table:table-cell>
              <table:table-cell office:value-type="float" office:value="8.60128334866605">
                <text:p>8.60128334866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646.8212815857">
                <text:p>42646.8212815857</text:p>
              </table:table-cell>
              <table:table-cell office:value-type="float" office:value="8.9460027598896">
                <text:p>8.94600275988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646.8212965972">
                <text:p>42646.8212965972</text:p>
              </table:table-cell>
              <table:table-cell office:value-type="float" office:value="8.94474241030359">
                <text:p>8.944742410303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646.8213116204">
                <text:p>42646.8213116204</text:p>
              </table:table-cell>
              <table:table-cell office:value-type="float" office:value="8.95384084636615">
                <text:p>8.953840846366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646.8213266667">
                <text:p>42646.8213266667</text:p>
              </table:table-cell>
              <table:table-cell office:value-type="float" office:value="9.13382704691812">
                <text:p>9.133827046918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646.8213416783">
                <text:p>42646.8213416783</text:p>
              </table:table-cell>
              <table:table-cell office:value-type="float" office:value="9.32072677092916">
                <text:p>9.320726770929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646.821356713">
                <text:p>42646.821356713</text:p>
              </table:table-cell>
              <table:table-cell office:value-type="float" office:value="9.37355565777369">
                <text:p>9.373555657773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646.8213724653">
                <text:p>42646.8213724653</text:p>
              </table:table-cell>
              <table:table-cell office:value-type="float" office:value="9.37735050597976">
                <text:p>9.377350505979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646.8213909144">
                <text:p>42646.8213909144</text:p>
              </table:table-cell>
              <table:table-cell office:value-type="float" office:value="9.06178472861086">
                <text:p>9.061784728610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646.8214059144">
                <text:p>42646.8214059144</text:p>
              </table:table-cell>
              <table:table-cell office:value-type="float" office:value="8.63102575896964">
                <text:p>8.631025758969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646.8214209491">
                <text:p>42646.8214209491</text:p>
              </table:table-cell>
              <table:table-cell office:value-type="float" office:value="8.41758969641214">
                <text:p>8.417589696412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646.8214359722">
                <text:p>42646.8214359722</text:p>
              </table:table-cell>
              <table:table-cell office:value-type="float" office:value="8.42129254829807">
                <text:p>8.421292548298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646.8214510417">
                <text:p>42646.8214510417</text:p>
              </table:table-cell>
              <table:table-cell office:value-type="float" office:value="8.27307727690892">
                <text:p>8.273077276908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646.8214660648">
                <text:p>42646.8214660648</text:p>
              </table:table-cell>
              <table:table-cell office:value-type="float" office:value="7.61126954921803">
                <text:p>7.611269549218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646.821481088">
                <text:p>42646.821481088</text:p>
              </table:table-cell>
              <table:table-cell office:value-type="float" office:value="7.01771849126035">
                <text:p>7.017718491260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646.8214975116">
                <text:p>42646.8214975116</text:p>
              </table:table-cell>
              <table:table-cell office:value-type="float" office:value="7.00238270469181">
                <text:p>7.002382704691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646.821515081">
                <text:p>42646.821515081</text:p>
              </table:table-cell>
              <table:table-cell office:value-type="float" office:value="7.01384084636614">
                <text:p>7.013840846366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646.8215300695">
                <text:p>42646.8215300695</text:p>
              </table:table-cell>
              <table:table-cell office:value-type="float" office:value="7.03979300827967">
                <text:p>7.039793008279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646.8215450926">
                <text:p>42646.8215450926</text:p>
              </table:table-cell>
              <table:table-cell office:value-type="float" office:value="7.08807727690892">
                <text:p>7.088077276908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646.8215601389">
                <text:p>42646.8215601389</text:p>
              </table:table-cell>
              <table:table-cell office:value-type="float" office:value="7.08378104875805">
                <text:p>7.083781048758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646.8215751621">
                <text:p>42646.8215751621</text:p>
              </table:table-cell>
              <table:table-cell office:value-type="float" office:value="7.07746090156394">
                <text:p>7.077460901563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646.8215901968">
                <text:p>42646.8215901968</text:p>
              </table:table-cell>
              <table:table-cell office:value-type="float" office:value="7.83170193192272">
                <text:p>7.831701931922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646.8216064236">
                <text:p>42646.8216064236</text:p>
              </table:table-cell>
              <table:table-cell office:value-type="float" office:value="8.87589696412143">
                <text:p>8.875896964121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646.8216243866">
                <text:p>42646.8216243866</text:p>
              </table:table-cell>
              <table:table-cell office:value-type="float" office:value="9.25980220791168">
                <text:p>9.259802207911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646.8216393866">
                <text:p>42646.8216393866</text:p>
              </table:table-cell>
              <table:table-cell office:value-type="float" office:value="9.27286108555658">
                <text:p>9.272861085556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646.8216544329">
                <text:p>42646.8216544329</text:p>
              </table:table-cell>
              <table:table-cell office:value-type="float" office:value="9.03136154553818">
                <text:p>9.031361545538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646.8216694445">
                <text:p>42646.8216694445</text:p>
              </table:table-cell>
              <table:table-cell office:value-type="float" office:value="8.54575436982521">
                <text:p>8.545754369825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646.8216844676">
                <text:p>42646.8216844676</text:p>
              </table:table-cell>
              <table:table-cell office:value-type="float" office:value="8.16403863845446">
                <text:p>8.164038638454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646.8216995139">
                <text:p>42646.8216995139</text:p>
              </table:table-cell>
              <table:table-cell office:value-type="float" office:value="8.13075436982521">
                <text:p>8.130754369825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646.8217145602">
                <text:p>42646.8217145602</text:p>
              </table:table-cell>
              <table:table-cell office:value-type="float" office:value="8.15738270469181">
                <text:p>8.157382704691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646.821730544">
                <text:p>42646.821730544</text:p>
              </table:table-cell>
              <table:table-cell office:value-type="float" office:value="8.55704231830727">
                <text:p>8.557042318307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646.8217486227">
                <text:p>42646.8217486227</text:p>
              </table:table-cell>
              <table:table-cell office:value-type="float" office:value="8.95442962281509">
                <text:p>8.954429622815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646.8217636343">
                <text:p>42646.8217636343</text:p>
              </table:table-cell>
              <table:table-cell office:value-type="float" office:value="8.9416237350506">
                <text:p>8.94162373505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646.8217786574">
                <text:p>42646.8217786574</text:p>
              </table:table-cell>
              <table:table-cell office:value-type="float" office:value="8.9435602575897">
                <text:p>8.94356025758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646.8217936921">
                <text:p>42646.8217936921</text:p>
              </table:table-cell>
              <table:table-cell office:value-type="float" office:value="9.09717111315547">
                <text:p>9.097171113155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646.82180875">
                <text:p>42646.82180875</text:p>
              </table:table-cell>
              <table:table-cell office:value-type="float" office:value="9.28314167433303">
                <text:p>9.283141674333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646.8218237847">
                <text:p>42646.8218237847</text:p>
              </table:table-cell>
              <table:table-cell office:value-type="float" office:value="9.36942962281509">
                <text:p>9.369429622815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646.8218397917">
                <text:p>42646.8218397917</text:p>
              </table:table-cell>
              <table:table-cell office:value-type="float" office:value="9.37751609935603">
                <text:p>9.377516099356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646.821858507">
                <text:p>42646.821858507</text:p>
              </table:table-cell>
              <table:table-cell office:value-type="float" office:value="9.12085096596136">
                <text:p>9.120850965961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646.8218735069">
                <text:p>42646.8218735069</text:p>
              </table:table-cell>
              <table:table-cell office:value-type="float" office:value="8.69877644894204">
                <text:p>8.698776448942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646.8218885533">
                <text:p>42646.8218885533</text:p>
              </table:table-cell>
              <table:table-cell office:value-type="float" office:value="8.42390524379025">
                <text:p>8.423905243790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646.8219035648">
                <text:p>42646.8219035648</text:p>
              </table:table-cell>
              <table:table-cell office:value-type="float" office:value="8.42213891444342">
                <text:p>8.422138914443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646.821918588">
                <text:p>42646.821918588</text:p>
              </table:table-cell>
              <table:table-cell office:value-type="float" office:value="8.35885464581417">
                <text:p>8.358854645814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646.8219333912">
                <text:p>42646.8219333912</text:p>
              </table:table-cell>
              <table:table-cell office:value-type="float" office:value="7.71045078196872">
                <text:p>7.710450781968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646.8219493519">
                <text:p>42646.8219493519</text:p>
              </table:table-cell>
              <table:table-cell office:value-type="float" office:value="7.04788408463662">
                <text:p>7.047884084636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646.8219647338">
                <text:p>42646.8219647338</text:p>
              </table:table-cell>
              <table:table-cell office:value-type="float" office:value="6.99656853725851">
                <text:p>6.996568537258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646.8219827315">
                <text:p>42646.8219827315</text:p>
              </table:table-cell>
              <table:table-cell office:value-type="float" office:value="7.00777368905244">
                <text:p>7.007773689052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646.8219978009">
                <text:p>42646.8219978009</text:p>
              </table:table-cell>
              <table:table-cell office:value-type="float" office:value="7.03161913523459">
                <text:p>7.031619135234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646.8220128241">
                <text:p>42646.8220128241</text:p>
              </table:table-cell>
              <table:table-cell office:value-type="float" office:value="7.07097056117755">
                <text:p>7.070970561177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646.8220278704">
                <text:p>42646.8220278704</text:p>
              </table:table-cell>
              <table:table-cell office:value-type="float" office:value="7.07189972401104">
                <text:p>7.071899724011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646.822042882">
                <text:p>42646.822042882</text:p>
              </table:table-cell>
              <table:table-cell office:value-type="float" office:value="7.07510119595216">
                <text:p>7.075101195952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646.8220579167">
                <text:p>42646.8220579167</text:p>
              </table:table-cell>
              <table:table-cell office:value-type="float" office:value="7.69772309107636">
                <text:p>7.697723091076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646.8220739005">
                <text:p>42646.8220739005</text:p>
              </table:table-cell>
              <table:table-cell office:value-type="float" office:value="8.72447562097516">
                <text:p>8.724475620975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646.8220920718">
                <text:p>42646.8220920718</text:p>
              </table:table-cell>
              <table:table-cell office:value-type="float" office:value="9.24859245630175">
                <text:p>9.248592456301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646.8221070949">
                <text:p>42646.8221070949</text:p>
              </table:table-cell>
              <table:table-cell office:value-type="float" office:value="9.26814627414903">
                <text:p>9.268146274149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646.8221221181">
                <text:p>42646.8221221181</text:p>
              </table:table-cell>
              <table:table-cell office:value-type="float" office:value="9.09582336706532">
                <text:p>9.095823367065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646.8221371296">
                <text:p>42646.8221371296</text:p>
              </table:table-cell>
              <table:table-cell office:value-type="float" office:value="8.61122355105796">
                <text:p>8.611223551057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646.8221521528">
                <text:p>42646.8221521528</text:p>
              </table:table-cell>
              <table:table-cell office:value-type="float" office:value="8.17988040478381">
                <text:p>8.179880404783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646.8221671875">
                <text:p>42646.8221671875</text:p>
              </table:table-cell>
              <table:table-cell office:value-type="float" office:value="8.1452483900644">
                <text:p>8.14524839006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646.8221833565">
                <text:p>42646.8221833565</text:p>
              </table:table-cell>
              <table:table-cell office:value-type="float" office:value="8.14314167433303">
                <text:p>8.143141674333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646.8221987384">
                <text:p>42646.8221987384</text:p>
              </table:table-cell>
              <table:table-cell office:value-type="float" office:value="8.51988500459981">
                <text:p>8.519885004599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646.8222163195">
                <text:p>42646.8222163195</text:p>
              </table:table-cell>
              <table:table-cell office:value-type="float" office:value="8.94769089236431">
                <text:p>8.947690892364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646.8222312616">
                <text:p>42646.8222312616</text:p>
              </table:table-cell>
              <table:table-cell office:value-type="float" office:value="8.95224011039558">
                <text:p>8.952240110395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646.8222462847">
                <text:p>42646.8222462847</text:p>
              </table:table-cell>
              <table:table-cell office:value-type="float" office:value="8.94103035878565">
                <text:p>8.941030358785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646.8222612963">
                <text:p>42646.8222612963</text:p>
              </table:table-cell>
              <table:table-cell office:value-type="float" office:value="9.07425482980681">
                <text:p>9.074254829806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646.822276331">
                <text:p>42646.822276331</text:p>
              </table:table-cell>
              <table:table-cell office:value-type="float" office:value="9.25685372585096">
                <text:p>9.256853725850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646.8222913542">
                <text:p>42646.8222913542</text:p>
              </table:table-cell>
              <table:table-cell office:value-type="float" office:value="9.36471021159154">
                <text:p>9.364710211591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646.8223073842">
                <text:p>42646.8223073842</text:p>
              </table:table-cell>
              <table:table-cell office:value-type="float" office:value="9.37642134314627">
                <text:p>9.376421343146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646.8223255556">
                <text:p>42646.8223255556</text:p>
              </table:table-cell>
              <table:table-cell office:value-type="float" office:value="9.18834406623735">
                <text:p>9.188344066237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646.8223405671">
                <text:p>42646.8223405671</text:p>
              </table:table-cell>
              <table:table-cell office:value-type="float" office:value="8.76753449862006">
                <text:p>8.767534498620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646.8223556019">
                <text:p>42646.8223556019</text:p>
              </table:table-cell>
              <table:table-cell office:value-type="float" office:value="8.4336844526219">
                <text:p>8.43368445262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646.8223706944">
                <text:p>42646.8223706944</text:p>
              </table:table-cell>
              <table:table-cell office:value-type="float" office:value="8.43157313707452">
                <text:p>8.431573137074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646.8223857176">
                <text:p>42646.8223857176</text:p>
              </table:table-cell>
              <table:table-cell office:value-type="float" office:value="8.41008739650414">
                <text:p>8.410087396504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646.8224007407">
                <text:p>42646.8224007407</text:p>
              </table:table-cell>
              <table:table-cell office:value-type="float" office:value="7.80642594296228">
                <text:p>7.806425942962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646.8224167824">
                <text:p>42646.8224167824</text:p>
              </table:table-cell>
              <table:table-cell office:value-type="float" office:value="7.11226310947562">
                <text:p>7.112263109475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646.8224321528">
                <text:p>42646.8224321528</text:p>
              </table:table-cell>
              <table:table-cell office:value-type="float" office:value="6.99142594296228">
                <text:p>6.991425942962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646.8224498148">
                <text:p>42646.8224498148</text:p>
              </table:table-cell>
              <table:table-cell office:value-type="float" office:value="6.99867525298988">
                <text:p>6.998675252989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646.8224648148">
                <text:p>42646.8224648148</text:p>
              </table:table-cell>
              <table:table-cell office:value-type="float" office:value="7.02580496780129">
                <text:p>7.0258049678012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646.822479838">
                <text:p>42646.822479838</text:p>
              </table:table-cell>
              <table:table-cell office:value-type="float" office:value="7.05917663293468">
                <text:p>7.059176632934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646.8224948611">
                <text:p>42646.8224948611</text:p>
              </table:table-cell>
              <table:table-cell office:value-type="float" office:value="7.05791168353266">
                <text:p>7.057911683532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2646.8225098843">
                <text:p>42646.8225098843</text:p>
              </table:table-cell>
              <table:table-cell office:value-type="float" office:value="7.06018399264029">
                <text:p>7.060183992640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646.822524919">
                <text:p>42646.822524919</text:p>
              </table:table-cell>
              <table:table-cell office:value-type="float" office:value="7.54638914443422">
                <text:p>7.546389144434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646.8225409259">
                <text:p>42646.8225409259</text:p>
              </table:table-cell>
              <table:table-cell office:value-type="float" office:value="8.58400643974241">
                <text:p>8.584006439742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2646.8225590972">
                <text:p>42646.8225590972</text:p>
              </table:table-cell>
              <table:table-cell office:value-type="float" office:value="9.2344388224471">
                <text:p>9.23443882244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646.8225741088">
                <text:p>42646.8225741088</text:p>
              </table:table-cell>
              <table:table-cell office:value-type="float" office:value="9.255">
                <text:p>9.2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646.8225891551">
                <text:p>42646.8225891551</text:p>
              </table:table-cell>
              <table:table-cell office:value-type="float" office:value="9.15876724931003">
                <text:p>9.158767249310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646.8226041898">
                <text:p>42646.8226041898</text:p>
              </table:table-cell>
              <table:table-cell office:value-type="float" office:value="8.68006899724011">
                <text:p>8.680068997240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646.8226192129">
                <text:p>42646.8226192129</text:p>
              </table:table-cell>
              <table:table-cell office:value-type="float" office:value="8.20920423183073">
                <text:p>8.209204231830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2646.8226342361">
                <text:p>42646.8226342361</text:p>
              </table:table-cell>
              <table:table-cell office:value-type="float" office:value="8.16184912603496">
                <text:p>8.161849126034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646.8226502315">
                <text:p>42646.8226502315</text:p>
              </table:table-cell>
              <table:table-cell office:value-type="float" office:value="8.13496780128795">
                <text:p>8.134967801287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646.8226656019">
                <text:p>42646.8226656019</text:p>
              </table:table-cell>
              <table:table-cell office:value-type="float" office:value="8.46149034038638">
                <text:p>8.461490340386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646.822683368">
                <text:p>42646.822683368</text:p>
              </table:table-cell>
              <table:table-cell office:value-type="float" office:value="8.91373045078197">
                <text:p>8.913730450781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646.8226983796">
                <text:p>42646.8226983796</text:p>
              </table:table-cell>
              <table:table-cell office:value-type="float" office:value="8.96403863845446">
                <text:p>8.964038638454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646.8227134027">
                <text:p>42646.8227134027</text:p>
              </table:table-cell>
              <table:table-cell office:value-type="float" office:value="8.95181692732291">
                <text:p>8.951816927322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646.8227284491">
                <text:p>42646.8227284491</text:p>
              </table:table-cell>
              <table:table-cell office:value-type="float" office:value="9.05116375344986">
                <text:p>9.051163753449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646.8227435069">
                <text:p>42646.8227435069</text:p>
              </table:table-cell>
              <table:table-cell office:value-type="float" office:value="9.23325666973321">
                <text:p>9.233256669733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646.8227585648">
                <text:p>42646.8227585648</text:p>
              </table:table-cell>
              <table:table-cell office:value-type="float" office:value="9.36235050597976">
                <text:p>9.362350505979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646.8227745833">
                <text:p>42646.8227745833</text:p>
              </table:table-cell>
              <table:table-cell office:value-type="float" office:value="9.37103035878565">
                <text:p>9.371030358785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646.822792662">
                <text:p>42646.822792662</text:p>
              </table:table-cell>
              <table:table-cell office:value-type="float" office:value="9.24320147194112">
                <text:p>9.24320147194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646.8228076504">
                <text:p>42646.8228076504</text:p>
              </table:table-cell>
              <table:table-cell office:value-type="float" office:value="8.82618215271389">
                <text:p>8.826182152713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646.8228226967">
                <text:p>42646.8228226967</text:p>
              </table:table-cell>
              <table:table-cell office:value-type="float" office:value="8.44573137074517">
                <text:p>8.445731370745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646.8228377199">
                <text:p>42646.8228377199</text:p>
              </table:table-cell>
              <table:table-cell office:value-type="float" office:value="8.4394986200552">
                <text:p>8.43949862005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646.8228527546">
                <text:p>42646.8228527546</text:p>
              </table:table-cell>
              <table:table-cell office:value-type="float" office:value="8.43149034038638">
                <text:p>8.431490340386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646.8228678009">
                <text:p>42646.8228678009</text:p>
              </table:table-cell>
              <table:table-cell office:value-type="float" office:value="7.89911223551058">
                <text:p>7.899112235510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646.8228837731">
                <text:p>42646.8228837731</text:p>
              </table:table-cell>
              <table:table-cell office:value-type="float" office:value="7.20697332106716">
                <text:p>7.206973321067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646.8228991435">
                <text:p>42646.8228991435</text:p>
              </table:table-cell>
              <table:table-cell office:value-type="float" office:value="6.98839466421343">
                <text:p>6.988394664213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646.8229168982">
                <text:p>42646.8229168982</text:p>
              </table:table-cell>
              <table:table-cell office:value-type="float" office:value="6.99378564857406">
                <text:p>6.993785648574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646.822931956">
                <text:p>42646.822931956</text:p>
              </table:table-cell>
              <table:table-cell office:value-type="float" office:value="7.02201471941122">
                <text:p>7.022014719411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646.8229469676">
                <text:p>42646.8229469676</text:p>
              </table:table-cell>
              <table:table-cell office:value-type="float" office:value="7.05454001839926">
                <text:p>7.054540018399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646.822961956">
                <text:p>42646.822961956</text:p>
              </table:table-cell>
              <table:table-cell office:value-type="float" office:value="7.05689972401104">
                <text:p>7.056899724011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646.8229769676">
                <text:p>42646.8229769676</text:p>
              </table:table-cell>
              <table:table-cell office:value-type="float" office:value="7.0490616375345">
                <text:p>7.04906163753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2646.8229929398">
                <text:p>42646.8229929398</text:p>
              </table:table-cell>
              <table:table-cell office:value-type="float" office:value="7.46094296228151">
                <text:p>7.460942962281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646.8230083102">
                <text:p>42646.8230083102</text:p>
              </table:table-cell>
              <table:table-cell office:value-type="float" office:value="8.4721895124195">
                <text:p>8.47218951241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646.8230261343">
                <text:p>42646.8230261343</text:p>
              </table:table-cell>
              <table:table-cell office:value-type="float" office:value="9.23553357865685">
                <text:p>9.235533578656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646.8230411458">
                <text:p>42646.8230411458</text:p>
              </table:table-cell>
              <table:table-cell office:value-type="float" office:value="9.24294848206072">
                <text:p>9.242948482060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646.8230561458">
                <text:p>42646.8230561458</text:p>
              </table:table-cell>
              <table:table-cell office:value-type="float" office:value="9.2078104875805">
                <text:p>9.2078104875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646.8230711574">
                <text:p>42646.8230711574</text:p>
              </table:table-cell>
              <table:table-cell office:value-type="float" office:value="8.74849126034959">
                <text:p>8.748491260349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2646.8230861574">
                <text:p>42646.8230861574</text:p>
              </table:table-cell>
              <table:table-cell office:value-type="float" office:value="8.25723551057958">
                <text:p>8.257235510579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2646.823101169">
                <text:p>42646.823101169</text:p>
              </table:table-cell>
              <table:table-cell office:value-type="float" office:value="8.17861545538178">
                <text:p>8.178615455381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646.8231173611">
                <text:p>42646.8231173611</text:p>
              </table:table-cell>
              <table:table-cell office:value-type="float" office:value="8.15072677092916">
                <text:p>8.150726770929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646.8231327431">
                <text:p>42646.8231327431</text:p>
              </table:table-cell>
              <table:table-cell office:value-type="float" office:value="8.41623735050598">
                <text:p>8.416237350505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646.8231503472">
                <text:p>42646.8231503472</text:p>
              </table:table-cell>
              <table:table-cell office:value-type="float" office:value="8.86123735050598">
                <text:p>8.861237350505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646.8231653356">
                <text:p>42646.8231653356</text:p>
              </table:table-cell>
              <table:table-cell office:value-type="float" office:value="8.96884084636614">
                <text:p>8.968840846366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646.8231803588">
                <text:p>42646.8231803588</text:p>
              </table:table-cell>
              <table:table-cell office:value-type="float" office:value="8.96403863845446">
                <text:p>8.964038638454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646.8231953819">
                <text:p>42646.8231953819</text:p>
              </table:table-cell>
              <table:table-cell office:value-type="float" office:value="9.03557497700092">
                <text:p>9.035574977000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2646.8232104167">
                <text:p>42646.8232104167</text:p>
              </table:table-cell>
              <table:table-cell office:value-type="float" office:value="9.20755749770009">
                <text:p>9.207557497700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2646.8232264352">
                <text:p>42646.8232264352</text:p>
              </table:table-cell>
              <table:table-cell office:value-type="float" office:value="9.36310947562098">
                <text:p>9.363109475620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646.8232418171">
                <text:p>42646.8232418171</text:p>
              </table:table-cell>
              <table:table-cell office:value-type="float" office:value="9.36908923643054">
                <text:p>9.369089236430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646.8232596412">
                <text:p>42646.8232596412</text:p>
              </table:table-cell>
              <table:table-cell office:value-type="float" office:value="9.29755289788409">
                <text:p>9.297552897884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2646.8232746528">
                <text:p>42646.8232746528</text:p>
              </table:table-cell>
              <table:table-cell office:value-type="float" office:value="8.88288868445262">
                <text:p>8.882888684452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646.8232896991">
                <text:p>42646.8232896991</text:p>
              </table:table-cell>
              <table:table-cell office:value-type="float" office:value="8.47716191352346">
                <text:p>8.477161913523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646.8233047569">
                <text:p>42646.8233047569</text:p>
              </table:table-cell>
              <table:table-cell office:value-type="float" office:value="8.44497240110396">
                <text:p>8.444972401103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646.8233197917">
                <text:p>42646.8233197917</text:p>
              </table:table-cell>
              <table:table-cell office:value-type="float" office:value="8.43915823367065">
                <text:p>8.439158233670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646.8233348264">
                <text:p>42646.8233348264</text:p>
              </table:table-cell>
              <table:table-cell office:value-type="float" office:value="7.99770469181233">
                <text:p>7.997704691812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646.8233508102">
                <text:p>42646.8233508102</text:p>
              </table:table-cell>
              <table:table-cell office:value-type="float" office:value="7.29561637534499">
                <text:p>7.295616375344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646.8233661574">
                <text:p>42646.8233661574</text:p>
              </table:table-cell>
              <table:table-cell office:value-type="float" office:value="6.98965961361546">
                <text:p>6.989659613615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646.8233838542">
                <text:p>42646.8233838542</text:p>
              </table:table-cell>
              <table:table-cell office:value-type="float" office:value="6.99134314627415">
                <text:p>6.991343146274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646.8233988542">
                <text:p>42646.8233988542</text:p>
              </table:table-cell>
              <table:table-cell office:value-type="float" office:value="7.0151885924563">
                <text:p>7.01518859245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646.8234138889">
                <text:p>42646.8234138889</text:p>
              </table:table-cell>
              <table:table-cell office:value-type="float" office:value="7.04695492180313">
                <text:p>7.046954921803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646.823428912">
                <text:p>42646.823428912</text:p>
              </table:table-cell>
              <table:table-cell office:value-type="float" office:value="7.05698252069917">
                <text:p>7.056982520699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646.8234439236">
                <text:p>42646.8234439236</text:p>
              </table:table-cell>
              <table:table-cell office:value-type="float" office:value="7.04046918123275">
                <text:p>7.040469181232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646.8234599306">
                <text:p>42646.8234599306</text:p>
              </table:table-cell>
              <table:table-cell office:value-type="float" office:value="7.30042318307268">
                <text:p>7.300423183072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646.8234753472">
                <text:p>42646.8234753472</text:p>
              </table:table-cell>
              <table:table-cell office:value-type="float" office:value="8.3248114075437">
                <text:p>8.32481140754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646.8234931482">
                <text:p>42646.8234931482</text:p>
              </table:table-cell>
              <table:table-cell office:value-type="float" office:value="9.23570377184913">
                <text:p>9.235703771849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646.8235081597">
                <text:p>42646.8235081597</text:p>
              </table:table-cell>
              <table:table-cell office:value-type="float" office:value="9.24050597976081">
                <text:p>9.2405059797608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646.8235231829">
                <text:p>42646.8235231829</text:p>
              </table:table-cell>
              <table:table-cell office:value-type="float" office:value="9.23207911683533">
                <text:p>9.232079116835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646.8235381944">
                <text:p>42646.8235381944</text:p>
              </table:table-cell>
              <table:table-cell office:value-type="float" office:value="8.80941122355106">
                <text:p>8.809411223551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2646.8235532176">
                <text:p>42646.8235532176</text:p>
              </table:table-cell>
              <table:table-cell office:value-type="float" office:value="8.32742410303588">
                <text:p>8.327424103035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646.8235682408">
                <text:p>42646.8235682408</text:p>
              </table:table-cell>
              <table:table-cell office:value-type="float" office:value="8.18005059797608">
                <text:p>8.180050597976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646.8235842361">
                <text:p>42646.8235842361</text:p>
              </table:table-cell>
              <table:table-cell office:value-type="float" office:value="8.16681692732291">
                <text:p>8.166816927322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646.8235996181">
                <text:p>42646.8235996181</text:p>
              </table:table-cell>
              <table:table-cell office:value-type="float" office:value="8.36821067157314">
                <text:p>8.368210671573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646.8236173958">
                <text:p>42646.8236173958</text:p>
              </table:table-cell>
              <table:table-cell office:value-type="float" office:value="8.79963661453542">
                <text:p>8.799636614535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2646.823632419">
                <text:p>42646.823632419</text:p>
              </table:table-cell>
              <table:table-cell office:value-type="float" office:value="8.96740570377185">
                <text:p>8.967405703771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646.8236474421">
                <text:p>42646.8236474421</text:p>
              </table:table-cell>
              <table:table-cell office:value-type="float" office:value="8.96310947562098">
                <text:p>8.963109475620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646.8236625232">
                <text:p>42646.8236625232</text:p>
              </table:table-cell>
              <table:table-cell office:value-type="float" office:value="9.01627874885005">
                <text:p>9.016278748850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646.8236770255">
                <text:p>42646.8236770255</text:p>
              </table:table-cell>
              <table:table-cell office:value-type="float" office:value="9.18413063477461">
                <text:p>9.184130634774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646.8236929514">
                <text:p>42646.8236929514</text:p>
              </table:table-cell>
              <table:table-cell office:value-type="float" office:value="9.35670653173873">
                <text:p>9.356706531738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646.8237083449">
                <text:p>42646.8237083449</text:p>
              </table:table-cell>
              <table:table-cell office:value-type="float" office:value="9.36959521619135">
                <text:p>9.369595216191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646.8237267361">
                <text:p>42646.8237267361</text:p>
              </table:table-cell>
              <table:table-cell office:value-type="float" office:value="9.3416237350506">
                <text:p>9.34162373505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646.8237417593">
                <text:p>42646.8237417593</text:p>
              </table:table-cell>
              <table:table-cell office:value-type="float" office:value="8.94474241030359">
                <text:p>8.944742410303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646.8237567824">
                <text:p>42646.8237567824</text:p>
              </table:table-cell>
              <table:table-cell office:value-type="float" office:value="8.53530358785648">
                <text:p>8.535303587856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646.823771794">
                <text:p>42646.823771794</text:p>
              </table:table-cell>
              <table:table-cell office:value-type="float" office:value="8.44430082796688">
                <text:p>8.444300827966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646.8237868171">
                <text:p>42646.8237868171</text:p>
              </table:table-cell>
              <table:table-cell office:value-type="float" office:value="8.44547838086477">
                <text:p>8.445478380864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646.8238026389">
                <text:p>42646.8238026389</text:p>
              </table:table-cell>
              <table:table-cell office:value-type="float" office:value="8.08162833486661">
                <text:p>8.081628334866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646.8238180093">
                <text:p>42646.8238180093</text:p>
              </table:table-cell>
              <table:table-cell office:value-type="float" office:value="7.40128334866605">
                <text:p>7.401283348666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646.8238330556">
                <text:p>42646.8238330556</text:p>
              </table:table-cell>
              <table:table-cell office:value-type="float" office:value="6.99100735970561">
                <text:p>6.991007359705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646.8238509838">
                <text:p>42646.8238509838</text:p>
              </table:table-cell>
              <table:table-cell office:value-type="float" office:value="6.98704691812328">
                <text:p>6.987046918123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2646.8238659838">
                <text:p>42646.8238659838</text:p>
              </table:table-cell>
              <table:table-cell office:value-type="float" office:value="7.00870285188593">
                <text:p>7.008702851885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646.8238809954">
                <text:p>42646.8238809954</text:p>
              </table:table-cell>
              <table:table-cell office:value-type="float" office:value="7.03836246550138">
                <text:p>7.038362465501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2646.8238960185">
                <text:p>42646.8238960185</text:p>
              </table:table-cell>
              <table:table-cell office:value-type="float" office:value="7.06018399264029">
                <text:p>7.060183992640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2646.8239110532">
                <text:p>42646.8239110532</text:p>
              </table:table-cell>
              <table:table-cell office:value-type="float" office:value="7.04173413063477">
                <text:p>7.041734130634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646.8239269908">
                <text:p>42646.8239269908</text:p>
              </table:table-cell>
              <table:table-cell office:value-type="float" office:value="7.14141674333027">
                <text:p>7.141416743330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2646.8239423727">
                <text:p>42646.8239423727</text:p>
              </table:table-cell>
              <table:table-cell office:value-type="float" office:value="8.14996780128795">
                <text:p>8.149967801287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2646.8239603125">
                <text:p>42646.8239603125</text:p>
              </table:table-cell>
              <table:table-cell office:value-type="float" office:value="9.21539558417663">
                <text:p>9.215395584176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646.8239753241">
                <text:p>42646.8239753241</text:p>
              </table:table-cell>
              <table:table-cell office:value-type="float" office:value="9.2419365225391">
                <text:p>9.24193652253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646.8239903704">
                <text:p>42646.8239903704</text:p>
              </table:table-cell>
              <table:table-cell office:value-type="float" office:value="9.24092456301748">
                <text:p>9.240924563017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646.8240053935">
                <text:p>42646.8240053935</text:p>
              </table:table-cell>
              <table:table-cell office:value-type="float" office:value="8.87303127874885">
                <text:p>8.873031278748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646.8240204282">
                <text:p>42646.8240204282</text:p>
              </table:table-cell>
              <table:table-cell office:value-type="float" office:value="8.39323367065317">
                <text:p>8.393233670653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646.8240363426">
                <text:p>42646.8240363426</text:p>
              </table:table-cell>
              <table:table-cell office:value-type="float" office:value="8.179374425023">
                <text:p>8.1793744250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646.8240517245">
                <text:p>42646.8240517245</text:p>
              </table:table-cell>
              <table:table-cell office:value-type="float" office:value="8.17642594296228">
                <text:p>8.176425942962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646.8240667361">
                <text:p>42646.8240667361</text:p>
              </table:table-cell>
              <table:table-cell office:value-type="float" office:value="8.32523459061638">
                <text:p>8.325234590616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646.8240845255">
                <text:p>42646.8240845255</text:p>
              </table:table-cell>
              <table:table-cell office:value-type="float" office:value="8.74874425022999">
                <text:p>8.748744250229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646.8240995486">
                <text:p>42646.8240995486</text:p>
              </table:table-cell>
              <table:table-cell office:value-type="float" office:value="8.96757589696412">
                <text:p>8.967575896964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646.8241145602">
                <text:p>42646.8241145602</text:p>
              </table:table-cell>
              <table:table-cell office:value-type="float" office:value="8.96057957681693">
                <text:p>8.960579576816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646.8241295833">
                <text:p>42646.8241295833</text:p>
              </table:table-cell>
              <table:table-cell office:value-type="float" office:value="8.98804967801288">
                <text:p>8.988049678012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2646.8241446181">
                <text:p>42646.8241446181</text:p>
              </table:table-cell>
              <table:table-cell office:value-type="float" office:value="9.17216651333947">
                <text:p>9.172166513339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2646.8241603357">
                <text:p>42646.8241603357</text:p>
              </table:table-cell>
              <table:table-cell office:value-type="float" office:value="9.35864305427783">
                <text:p>9.358643054277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646.8241756944">
                <text:p>42646.8241756944</text:p>
              </table:table-cell>
              <table:table-cell office:value-type="float" office:value="9.37153633854646">
                <text:p>9.371536338546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646.8241938657">
                <text:p>42646.8241938657</text:p>
              </table:table-cell>
              <table:table-cell office:value-type="float" office:value="9.36917663293468">
                <text:p>9.369176632934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2646.8242088657">
                <text:p>42646.8242088657</text:p>
              </table:table-cell>
              <table:table-cell office:value-type="float" office:value="9.00886384544618">
                <text:p>9.008863845446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2646.8242239584">
                <text:p>42646.8242239584</text:p>
              </table:table-cell>
              <table:table-cell office:value-type="float" office:value="8.59614075436982">
                <text:p>8.596140754369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2646.8242389815">
                <text:p>42646.8242389815</text:p>
              </table:table-cell>
              <table:table-cell office:value-type="float" office:value="8.4438776448942">
                <text:p>8.44387764489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2646.8242539931">
                <text:p>42646.8242539931</text:p>
              </table:table-cell>
              <table:table-cell office:value-type="float" office:value="8.44690892364305">
                <text:p>8.446908923643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646.8242697685">
                <text:p>42646.8242697685</text:p>
              </table:table-cell>
              <table:table-cell office:value-type="float" office:value="8.19310947562097">
                <text:p>8.193109475620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646.8242851389">
                <text:p>42646.8242851389</text:p>
              </table:table-cell>
              <table:table-cell office:value-type="float" office:value="7.51301747930083">
                <text:p>7.513017479300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2646.8243001505">
                <text:p>42646.8243001505</text:p>
              </table:table-cell>
              <table:table-cell office:value-type="float" office:value="6.99530358785649">
                <text:p>6.995303587856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2646.8243181018">
                <text:p>42646.8243181018</text:p>
              </table:table-cell>
              <table:table-cell office:value-type="float" office:value="6.98670653173873">
                <text:p>6.986706531738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2646.8243331134">
                <text:p>42646.8243331134</text:p>
              </table:table-cell>
              <table:table-cell office:value-type="float" office:value="6.99884084636615">
                <text:p>6.998840846366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2646.8243481481">
                <text:p>42646.8243481481</text:p>
              </table:table-cell>
              <table:table-cell office:value-type="float" office:value="7.02681692732291">
                <text:p>7.026816927322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2646.8243631829">
                <text:p>42646.8243631829</text:p>
              </table:table-cell>
              <table:table-cell office:value-type="float" office:value="7.06204231830727">
                <text:p>7.062042318307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646.8243781944">
                <text:p>42646.8243781944</text:p>
              </table:table-cell>
              <table:table-cell office:value-type="float" office:value="7.04164673413063">
                <text:p>7.041646734130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646.8243939583">
                <text:p>42646.8243939583</text:p>
              </table:table-cell>
              <table:table-cell office:value-type="float" office:value="7.05521619135235">
                <text:p>7.055216191352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2646.8244093866">
                <text:p>42646.8244093866</text:p>
              </table:table-cell>
              <table:table-cell office:value-type="float" office:value="7.9792502299908">
                <text:p>7.97925022999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646.8244274074">
                <text:p>42646.8244274074</text:p>
              </table:table-cell>
              <table:table-cell office:value-type="float" office:value="9.12894204231831">
                <text:p>9.128942042318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646.8244424421">
                <text:p>42646.8244424421</text:p>
              </table:table-cell>
              <table:table-cell office:value-type="float" office:value="9.23814627414903">
                <text:p>9.238146274149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2646.8244574768">
                <text:p>42646.8244574768</text:p>
              </table:table-cell>
              <table:table-cell office:value-type="float" office:value="9.24092456301748">
                <text:p>9.240924563017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646.8244724884">
                <text:p>42646.8244724884</text:p>
              </table:table-cell>
              <table:table-cell office:value-type="float" office:value="8.94465501379945">
                <text:p>8.944655013799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646.8244872222">
                <text:p>42646.8244872222</text:p>
              </table:table-cell>
              <table:table-cell office:value-type="float" office:value="8.46595676172953">
                <text:p>8.465956761729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646.8245029861">
                <text:p>42646.8245029861</text:p>
              </table:table-cell>
              <table:table-cell office:value-type="float" office:value="8.16741030358786">
                <text:p>8.167410303587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646.8245183796">
                <text:p>42646.8245183796</text:p>
              </table:table-cell>
              <table:table-cell office:value-type="float" office:value="8.17423643054278">
                <text:p>8.174236430542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646.8245333681">
                <text:p>42646.8245333681</text:p>
              </table:table-cell>
              <table:table-cell office:value-type="float" office:value="8.26945262189512">
                <text:p>8.269452621895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646.8245516088">
                <text:p>42646.8245516088</text:p>
              </table:table-cell>
              <table:table-cell office:value-type="float" office:value="8.70534958601656">
                <text:p>8.705349586016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646.8245666088">
                <text:p>42646.8245666088</text:p>
              </table:table-cell>
              <table:table-cell office:value-type="float" office:value="8.97052437902484">
                <text:p>8.970524379024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646.8245816088">
                <text:p>42646.8245816088</text:p>
              </table:table-cell>
              <table:table-cell office:value-type="float" office:value="8.96235050597976">
                <text:p>8.962350505979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646.8245966898">
                <text:p>42646.8245966898</text:p>
              </table:table-cell>
              <table:table-cell office:value-type="float" office:value="8.96934682612696">
                <text:p>8.969346826126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646.8246123958">
                <text:p>42646.8246123958</text:p>
              </table:table-cell>
              <table:table-cell office:value-type="float" office:value="9.15641214351426">
                <text:p>9.156412143514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646.8246277315">
                <text:p>42646.8246277315</text:p>
              </table:table-cell>
              <table:table-cell office:value-type="float" office:value="9.34929162833487">
                <text:p>9.349291628334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646.8246427083">
                <text:p>42646.8246427083</text:p>
              </table:table-cell>
              <table:table-cell office:value-type="float" office:value="9.38164673413063">
                <text:p>9.381646734130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646.8246606829">
                <text:p>42646.8246606829</text:p>
              </table:table-cell>
              <table:table-cell office:value-type="float" office:value="9.36892364305428">
                <text:p>9.368923643054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646.8246756713">
                <text:p>42646.8246756713</text:p>
              </table:table-cell>
              <table:table-cell office:value-type="float" office:value="9.06961821527139">
                <text:p>9.069618215271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646.824690706">
                <text:p>42646.824690706</text:p>
              </table:table-cell>
              <table:table-cell office:value-type="float" office:value="8.65285188592456">
                <text:p>8.652851885924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646.824705706">
                <text:p>42646.824705706</text:p>
              </table:table-cell>
              <table:table-cell office:value-type="float" office:value="8.43570377184913">
                <text:p>8.435703771849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2646.8247206944">
                <text:p>42646.8247206944</text:p>
              </table:table-cell>
              <table:table-cell office:value-type="float" office:value="8.44573137074517">
                <text:p>8.445731370745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646.8247364699">
                <text:p>42646.8247364699</text:p>
              </table:table-cell>
              <table:table-cell office:value-type="float" office:value="8.28950781968721">
                <text:p>8.289507819687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646.8247518287">
                <text:p>42646.8247518287</text:p>
              </table:table-cell>
              <table:table-cell office:value-type="float" office:value="7.60908003679853">
                <text:p>7.609080036798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2646.8247668171">
                <text:p>42646.8247668171</text:p>
              </table:table-cell>
              <table:table-cell office:value-type="float" office:value="7.01594756209752">
                <text:p>7.015947562097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646.8247847338">
                <text:p>42646.8247847338</text:p>
              </table:table-cell>
              <table:table-cell office:value-type="float" office:value="6.98847746090156">
                <text:p>6.988477460901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646.8247997106">
                <text:p>42646.8247997106</text:p>
              </table:table-cell>
              <table:table-cell office:value-type="float" office:value="6.99252069917203">
                <text:p>6.992520699172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646.8248147106">
                <text:p>42646.8248147106</text:p>
              </table:table-cell>
              <table:table-cell office:value-type="float" office:value="7.01384084636614">
                <text:p>7.013840846366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2646.8248296875">
                <text:p>42646.8248296875</text:p>
              </table:table-cell>
              <table:table-cell office:value-type="float" office:value="7.05471021159154">
                <text:p>7.0547102115915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2646.8248454051">
                <text:p>42646.8248454051</text:p>
              </table:table-cell>
              <table:table-cell office:value-type="float" office:value="7.04544158233671">
                <text:p>7.045441582336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646.8248607986">
                <text:p>42646.8248607986</text:p>
              </table:table-cell>
              <table:table-cell office:value-type="float" office:value="7.03971021159154">
                <text:p>7.0397102115915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2646.8248758218">
                <text:p>42646.8248758218</text:p>
              </table:table-cell>
              <table:table-cell office:value-type="float" office:value="7.8435004599816">
                <text:p>7.84350045998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2646.8248939236">
                <text:p>42646.8248939236</text:p>
              </table:table-cell>
              <table:table-cell office:value-type="float" office:value="9.01274149034039">
                <text:p>9.012741490340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646.824908912">
                <text:p>42646.824908912</text:p>
              </table:table-cell>
              <table:table-cell office:value-type="float" office:value="9.22769549218031">
                <text:p>9.227695492180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2646.8249239236">
                <text:p>42646.8249239236</text:p>
              </table:table-cell>
              <table:table-cell office:value-type="float" office:value="9.23629254829807">
                <text:p>9.236292548298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646.8249389236">
                <text:p>42646.8249389236</text:p>
              </table:table-cell>
              <table:table-cell office:value-type="float" office:value="9.00271389144434">
                <text:p>9.002713891444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2646.8249539352">
                <text:p>42646.8249539352</text:p>
              </table:table-cell>
              <table:table-cell office:value-type="float" office:value="8.51297608095676">
                <text:p>8.512976080956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646.8249697107">
                <text:p>42646.8249697107</text:p>
              </table:table-cell>
              <table:table-cell office:value-type="float" office:value="8.15384084636614">
                <text:p>8.153840846366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2646.8249850115">
                <text:p>42646.8249850115</text:p>
              </table:table-cell>
              <table:table-cell office:value-type="float" office:value="8.16319687212511">
                <text:p>8.163196872125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2646.8250000116">
                <text:p>42646.8250000116</text:p>
              </table:table-cell>
              <table:table-cell office:value-type="float" office:value="8.23170193192272">
                <text:p>8.231701931922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2646.8250179398">
                <text:p>42646.8250179398</text:p>
              </table:table-cell>
              <table:table-cell office:value-type="float" office:value="8.67610855565777">
                <text:p>8.676108555657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2646.8250329398">
                <text:p>42646.8250329398</text:p>
              </table:table-cell>
              <table:table-cell office:value-type="float" office:value="8.98577736890524">
                <text:p>8.985777368905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2646.8250479398">
                <text:p>42646.8250479398</text:p>
              </table:table-cell>
              <table:table-cell office:value-type="float" office:value="8.96336246550138">
                <text:p>8.963362465501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646.8250629398">
                <text:p>42646.8250629398</text:p>
              </table:table-cell>
              <table:table-cell office:value-type="float" office:value="8.96302667893284">
                <text:p>8.963026678932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2646.8250786921">
                <text:p>42646.8250786921</text:p>
              </table:table-cell>
              <table:table-cell office:value-type="float" office:value="9.12759429622815">
                <text:p>9.127594296228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2646.8250940394">
                <text:p>42646.8250940394</text:p>
              </table:table-cell>
              <table:table-cell office:value-type="float" office:value="9.33016099356026">
                <text:p>9.330160993560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2646.8251089468">
                <text:p>42646.8251089468</text:p>
              </table:table-cell>
              <table:table-cell office:value-type="float" office:value="9.3970653173873">
                <text:p>9.39706531738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646.8251269792">
                <text:p>42646.8251269792</text:p>
              </table:table-cell>
              <table:table-cell office:value-type="float" office:value="9.37836246550138">
                <text:p>9.378362465501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2646.8251419676">
                <text:p>42646.8251419676</text:p>
              </table:table-cell>
              <table:table-cell office:value-type="float" office:value="9.12531738730451">
                <text:p>9.125317387304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2646.825157037">
                <text:p>42646.825157037</text:p>
              </table:table-cell>
              <table:table-cell office:value-type="float" office:value="8.70779208831647">
                <text:p>8.707792088316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2646.8251720023">
                <text:p>42646.8251720023</text:p>
              </table:table-cell>
              <table:table-cell office:value-type="float" office:value="8.43081876724931">
                <text:p>8.430818767249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2646.8251870139">
                <text:p>42646.8251870139</text:p>
              </table:table-cell>
              <table:table-cell office:value-type="float" office:value="8.4380634774609">
                <text:p>8.43806347746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2646.8252027546">
                <text:p>42646.8252027546</text:p>
              </table:table-cell>
              <table:table-cell office:value-type="float" office:value="8.36677552897884">
                <text:p>8.366775528978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2646.8252181019">
                <text:p>42646.8252181019</text:p>
              </table:table-cell>
              <table:table-cell office:value-type="float" office:value="7.6963753449862">
                <text:p>7.69637534498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2646.8252330903">
                <text:p>42646.8252330903</text:p>
              </table:table-cell>
              <table:table-cell office:value-type="float" office:value="7.06313707451702">
                <text:p>7.063137074517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2646.8252515393">
                <text:p>42646.8252515393</text:p>
              </table:table-cell>
              <table:table-cell office:value-type="float" office:value="6.99597976080957">
                <text:p>6.995979760809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2646.8252665278">
                <text:p>42646.8252665278</text:p>
              </table:table-cell>
              <table:table-cell office:value-type="float" office:value="6.99319687212512">
                <text:p>6.993196872125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2646.8252815394">
                <text:p>42646.8252815394</text:p>
              </table:table-cell>
              <table:table-cell office:value-type="float" office:value="7.00752069917203">
                <text:p>7.0075206991720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2646.8252965278">
                <text:p>42646.8252965278</text:p>
              </table:table-cell>
              <table:table-cell office:value-type="float" office:value="7.04451241950322">
                <text:p>7.044512419503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2646.8253122569">
                <text:p>42646.8253122569</text:p>
              </table:table-cell>
              <table:table-cell office:value-type="float" office:value="7.04341766329347">
                <text:p>7.043417663293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2646.8253276157">
                <text:p>42646.8253276157</text:p>
              </table:table-cell>
              <table:table-cell office:value-type="float" office:value="7.04442962281509">
                <text:p>7.044429622815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646.8253426852">
                <text:p>42646.8253426852</text:p>
              </table:table-cell>
              <table:table-cell office:value-type="float" office:value="7.74819687212512">
                <text:p>7.748196872125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2646.8253612384">
                <text:p>42646.8253612384</text:p>
              </table:table-cell>
              <table:table-cell office:value-type="float" office:value="8.94659153633855">
                <text:p>8.946591536338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2646.8253762153">
                <text:p>42646.8253762153</text:p>
              </table:table-cell>
              <table:table-cell office:value-type="float" office:value="9.21809107635695">
                <text:p>9.218091076356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2646.8253912153">
                <text:p>42646.8253912153</text:p>
              </table:table-cell>
              <table:table-cell office:value-type="float" office:value="9.23132014719411">
                <text:p>9.231320147194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2646.8254056713">
                <text:p>42646.8254056713</text:p>
              </table:table-cell>
              <table:table-cell office:value-type="float" office:value="9.03734590616375">
                <text:p>9.037345906163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2646.8254213889">
                <text:p>42646.8254213889</text:p>
              </table:table-cell>
              <table:table-cell office:value-type="float" office:value="8.54288868445262">
                <text:p>8.542888684452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2646.8254367593">
                <text:p>42646.8254367593</text:p>
              </table:table-cell>
              <table:table-cell office:value-type="float" office:value="8.14971481140755">
                <text:p>8.149714811407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2646.825451794">
                <text:p>42646.825451794</text:p>
              </table:table-cell>
              <table:table-cell office:value-type="float" office:value="8.15114535418583">
                <text:p>8.151145354185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2646.8254667592">
                <text:p>42646.8254667592</text:p>
              </table:table-cell>
              <table:table-cell office:value-type="float" office:value="8.18906623735051">
                <text:p>8.189066237350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2646.8254799884">
                <text:p>42646.8254799884</text:p>
              </table:table-cell>
              <table:table-cell office:value-type="float" office:value="8.52224011039558">
                <text:p>8.522240110395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2646.8254949768">
                <text:p>42646.8254949768</text:p>
              </table:table-cell>
              <table:table-cell office:value-type="float" office:value="8.89291628334867">
                <text:p>8.892916283348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646.8255100232">
                <text:p>42646.8255100232</text:p>
              </table:table-cell>
              <table:table-cell office:value-type="float" office:value="8.98451241950322">
                <text:p>8.984512419503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2646.8255250347">
                <text:p>42646.8255250347</text:p>
              </table:table-cell>
              <table:table-cell office:value-type="float" office:value="8.96277368905244">
                <text:p>8.962773689052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646.8255407755">
                <text:p>42646.8255407755</text:p>
              </table:table-cell>
              <table:table-cell office:value-type="float" office:value="9.04838546458142">
                <text:p>9.048385464581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2646.8255561574">
                <text:p>42646.8255561574</text:p>
              </table:table-cell>
              <table:table-cell office:value-type="float" office:value="9.24092456301748">
                <text:p>9.240924563017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2646.8255711574">
                <text:p>42646.8255711574</text:p>
              </table:table-cell>
              <table:table-cell office:value-type="float" office:value="9.3963109475621">
                <text:p>9.39631094756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2646.8255861574">
                <text:p>42646.8255861574</text:p>
              </table:table-cell>
              <table:table-cell office:value-type="float" office:value="9.40296688132475">
                <text:p>9.402966881324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646.8256041435">
                <text:p>42646.8256041435</text:p>
              </table:table-cell>
              <table:table-cell office:value-type="float" office:value="9.31710211591536">
                <text:p>9.317102115915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646.8256191088">
                <text:p>42646.8256191088</text:p>
              </table:table-cell>
              <table:table-cell office:value-type="float" office:value="8.89182152713891">
                <text:p>8.891821527138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2646.8256341204">
                <text:p>42646.8256341204</text:p>
              </table:table-cell>
              <table:table-cell office:value-type="float" office:value="8.47909843606256">
                <text:p>8.479098436062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2646.8256491435">
                <text:p>42646.8256491435</text:p>
              </table:table-cell>
              <table:table-cell office:value-type="float" office:value="8.43166053357866">
                <text:p>8.431660533578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2646.825664919">
                <text:p>42646.825664919</text:p>
              </table:table-cell>
              <table:table-cell office:value-type="float" office:value="8.43477460901564">
                <text:p>8.434774609015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2646.8256767361">
                <text:p>42646.8256767361</text:p>
              </table:table-cell>
              <table:table-cell office:value-type="float" office:value="8.13580956761729">
                <text:p>8.135809567617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2646.825691794">
                <text:p>42646.825691794</text:p>
              </table:table-cell>
              <table:table-cell office:value-type="float" office:value="7.48183992640294">
                <text:p>7.481839926402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2646.8257068403">
                <text:p>42646.8257068403</text:p>
              </table:table-cell>
              <table:table-cell office:value-type="float" office:value="7.00929162833487">
                <text:p>7.009291628334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2646.825721875">
                <text:p>42646.825721875</text:p>
              </table:table-cell>
              <table:table-cell office:value-type="float" office:value="6.99842226310948">
                <text:p>6.998422263109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2646.825736875">
                <text:p>42646.825736875</text:p>
              </table:table-cell>
              <table:table-cell office:value-type="float" office:value="6.99732750689972">
                <text:p>6.9973275068997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646.8257519097">
                <text:p>42646.8257519097</text:p>
              </table:table-cell>
              <table:table-cell office:value-type="float" office:value="7.00431922723091">
                <text:p>7.004319227230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